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05cm" fo:min-width="1.1cm"/>
    </style:style>
    <style:style style:name="gr2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2.15cm" fo:min-width="1.1cm"/>
    </style:style>
    <style:style style:name="gr3" style:family="graphic" style:parent-style-name="standard">
      <style:graphic-properties draw:stroke="none" draw:fill="gradient" draw:fill-color="#eeeeee" draw:fill-gradient-name="Gradient_20_1" draw:gradient-step-count="0" draw:textarea-horizontal-align="justify" draw:textarea-vertical-align="middle" draw:auto-grow-height="false" fo:min-height="0cm" fo:min-width="1.5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1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7cm"/>
    </style:style>
    <style:style style:name="gr11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2" style:family="graphic">
      <style:graphic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45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4" draw:fill="none" draw:textarea-vertical-align="middle"/>
    </style:style>
    <style:style style:name="gr16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2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9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9cm" fo:padding-top="0cm" fo:padding-bottom="0cm" fo:padding-left="0cm" fo:padding-right="0cm"/>
      <style:paragraph-properties style:writing-mode="lr-tb"/>
    </style:style>
    <style:style style:name="gr39" style:family="graphic" style:parent-style-name="objectwithoutfill">
      <style:graphic-properties svg:stroke-color="#000000" draw:marker-end="Arrowheads_20_5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-color="#cccccc" draw:textarea-horizontal-align="justify" draw:textarea-vertical-align="middle" draw:auto-grow-height="false" fo:min-height="0.349cm" fo:min-width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 fo:padding-top="0cm" fo:padding-bottom="0cm" fo:padding-left="0cm" fo:padding-right="0cm"/>
      <style:paragraph-properties style:writing-mode="lr-tb"/>
    </style:style>
    <style:style style:name="gr46" style:family="graphic" style:parent-style-name="objectwithoutfill">
      <style:graphic-properties svg:stroke-color="#000000" draw:marker-end="Arrowheads_20_6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1.01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0.51cm" fo:padding-top="0cm" fo:padding-bottom="0cm" fo:padding-left="0cm" fo:padding-right="0cm"/>
      <style:paragraph-properties style:writing-mode="lr-tb"/>
    </style:style>
    <style:style style:name="gr56" style:family="graphic" style:parent-style-name="objectwithoutfill">
      <style:graphic-properties svg:stroke-color="#3465a4" draw:marker-start="Arrowheads_20_2" draw:marker-end="Arrowheads_20_2" draw:fill="none" draw:textarea-vertical-align="middle"/>
    </style:style>
    <style:style style:name="gr57" style:family="graphic" style:parent-style-name="objectwithoutfill">
      <style:graphic-properties svg:stroke-width="0.02cm" svg:stroke-color="#127622" draw:marker-start-width="0.23cm" draw:marker-end-width="0.23cm" draw:fill="none" draw:textarea-vertical-align="middle" fo:padding-top="0.135cm" fo:padding-bottom="0.135cm" fo:padding-left="0.26cm" fo:padding-right="0.26cm"/>
    </style:style>
    <style:style style:name="gr58" style:family="graphic" style:parent-style-name="objectwithoutfill">
      <style:graphic-properties svg:stroke-width="0.02cm" svg:stroke-color="#2a6099" draw:marker-start-width="0.23cm" draw:marker-end-width="0.23cm" draw:fill="none" draw:textarea-vertical-align="middle" fo:padding-top="0.135cm" fo:padding-bottom="0.135cm" fo:padding-left="0.26cm" fo:padding-right="0.26cm"/>
    </style:style>
    <style:style style:name="gr59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60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0.05cm" fo:min-width="0.901cm"/>
    </style:style>
    <style:style style:name="gr61" style:family="graphic" style:parent-style-name="standard">
      <style:graphic-properties draw:stroke="none" svg:stroke-color="#000000" draw:fill-color="#cccccc" draw:textarea-horizontal-align="justify" draw:textarea-vertical-align="middle" draw:auto-grow-height="false" fo:min-height="2.15cm" fo:min-width="0.901cm"/>
    </style:style>
    <style:style style:name="gr62" style:family="graphic" style:parent-style-name="objectwithoutfill">
      <style:graphic-properties svg:stroke-color="#c9211e" draw:marker-start="Arrowheads_20_2" draw:marker-end="Arrowheads_20_2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86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8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7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59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64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3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8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39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4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232cm" fo:padding-top="0cm" fo:padding-bottom="0cm" fo:padding-left="0cm" fo:padding-right="0cm"/>
      <style:paragraph-properties style:writing-mode="lr-tb"/>
    </style:style>
    <style:style style:name="gr79" style:family="graphic" style:parent-style-name="objectwithoutfill">
      <style:graphic-properties draw:marker-end="Arrowheads_20_7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7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13cm" fo:padding-top="0cm" fo:padding-bottom="0cm" fo:padding-left="0cm" fo:padding-right="0cm"/>
      <style:paragraph-properties style:writing-mode="lr-tb"/>
    </style:style>
    <style:style style:name="gr85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3cm" fo:padding-top="0cm" fo:padding-bottom="0cm" fo:padding-left="0cm" fo:padding-right="0cm"/>
      <style:paragraph-properties style:writing-mode="lr-tb"/>
    </style:style>
    <style:style style:name="gr87" style:family="graphic" style:parent-style-name="objectwithoutfill">
      <style:graphic-properties svg:stroke-color="#c9211e" draw:marker-end="Arrowheads_20_3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 fo:padding-top="0cm" fo:padding-bottom="0cm" fo:padding-left="0cm" fo:padding-right="0cm"/>
      <style:paragraph-properties style:writing-mode="lr-tb"/>
    </style:style>
    <style:style style:name="gr90" style:family="graphic" style:parent-style-name="objectwithoutfill">
      <style:graphic-properties svg:stroke-color="#2a6099" draw:marker-end="Arrowheads_20_3" draw:fill="none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8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cm"/>
    </style:style>
    <style:style style:name="gr95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cm"/>
    </style:style>
    <style:style style:name="gr96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7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7cm"/>
    </style:style>
    <style:style style:name="gr100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75cm" fo:min-width="2.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34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17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7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07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cm" fo:padding-top="0cm" fo:padding-bottom="0cm" fo:padding-left="0cm" fo:padding-right="0cm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3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.7cm"/>
    </style:style>
    <style:style style:name="gr118" style:family="graphic" style:parent-style-name="standard">
      <style:graphic-properties svg:stroke-color="#000000" draw:fill-color="#ffa6a6" draw:textarea-horizontal-align="justify" draw:textarea-vertical-align="middle" draw:auto-grow-height="false" fo:min-height="0cm" fo:min-width="0.7cm"/>
    </style:style>
    <style:style style:name="gr119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0.07cm" fo:padding-top="0.14cm" fo:padding-bottom="0.14cm" fo:padding-left="0.265cm" fo:padding-right="0.26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1cm"/>
    </style:style>
    <style:style style:name="gr122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1.67cm" fo:padding-top="0.14cm" fo:padding-bottom="0.14cm" fo:padding-left="0.265cm" fo:padding-right="0.26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585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4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gradient" draw:fill-color="#eeeeee" draw:fill-gradient-name="Gradient_20_1" draw:gradient-step-count="0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Courier New1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2a6099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line-height="0.28cm"/>
    </style:style>
    <style:style style:name="P10" style:family="paragraph">
      <loext:graphic-properties draw:fill="none" draw:fill-color="#ffffff"/>
      <style:paragraph-properties fo:line-height="0.28cm"/>
      <style:text-properties style:font-name="Courier New1" fo:font-size="8pt" style:font-size-asian="8pt" style:font-size-complex="8pt"/>
    </style:style>
    <style:style style:name="P11" style:family="paragraph">
      <style:paragraph-properties fo:line-height="0.28cm" fo:text-align="end"/>
    </style:style>
    <style:style style:name="P12" style:family="paragraph">
      <loext:graphic-properties draw:fill="none" draw:fill-color="#ffffff"/>
      <style:paragraph-properties fo:line-height="0.28cm" fo:text-align="end">
        <style:tab-stops/>
      </style:paragraph-properties>
      <style:text-properties style:font-name="Courier New1" fo:font-size="8pt" style:font-size-asian="8pt" style:font-size-complex="8pt"/>
    </style:style>
    <style:style style:name="P13" style:family="paragraph">
      <loext:graphic-properties draw:fill-color="#c9211e"/>
      <style:paragraph-properties fo:text-align="center"/>
    </style:style>
    <style:style style:name="P14" style:family="paragraph">
      <loext:graphic-properties draw:fill-color="#2a6099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fo:color="#2a6099" loext:opacity="100%" loext:color-lum-mod="100%" loext:color-lum-off="0%" fo:font-size="8pt" style:font-size-asian="8pt" style:font-size-complex="8pt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none" draw:fill-color="#ffffff"/>
      <style:paragraph-properties fo:line-height="0.28cm">
        <style:tab-stops/>
      </style:paragraph-properties>
      <style:text-properties style:font-name="Courier New1" fo:font-size="8pt" style:font-size-asian="8pt" style:font-size-complex="8pt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loext:graphic-properties draw:fill-color="#ffa6a6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1" fo:font-size="8pt" style:font-size-asian="8pt" style:font-size-complex="8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Courier New1" fo:font-size="8pt" style:font-size-asian="8pt" style:font-size-complex="8pt"/>
    </style:style>
    <style:style style:name="T6" style:family="text">
      <style:text-properties fo:color="#2a6099" loext:opacity="100%" style:font-name="Courier New1" fo:font-size="8pt" style:font-size-asian="8pt" style:font-size-complex="8pt"/>
    </style:style>
    <style:style style:name="T7" style:family="text">
      <style:text-properties fo:color="#c9211e" loext:opacity="100%" style:font-name="Courier New1" fo:font-size="8pt" style:font-size-asian="8pt" style:font-size-complex="8pt"/>
    </style:style>
    <style:style style:name="T8" style:family="text">
      <style:text-properties fo:color="#999999" loext:opacity="100%" style:font-name="Courier New1" fo:font-size="8pt" style:font-size-asian="8pt" style:font-size-complex="8pt"/>
    </style:style>
    <style:style style:name="T9" style:family="text">
      <style:text-properties fo:color="#2a6099" loext:opacity="100%" fo:font-size="8pt" style:font-size-asian="8pt" style:font-size-complex="8pt"/>
    </style:style>
    <style:style style:name="T10" style:family="text">
      <style:text-properties fo:color="#c9211e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0.3cm" svg:x="9.1cm" svg:y="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2.4cm" svg:x="9.1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2cm" svg:x="3.4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cm" svg:height="0.2cm" svg:x="3.8cm" svg:y="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7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line draw:style-name="gr8" draw:text-style-name="P6" draw:layer="layout" svg:x1="3cm" svg:y1="5cm" svg:x2="5cm" svg:y2="5cm">
          <text:p/>
        </draw:line>
        <draw:line draw:style-name="gr8" draw:text-style-name="P6" draw:layer="layout" svg:x1="3cm" svg:y1="5.2cm" svg:x2="5cm" svg:y2="5.2cm">
          <text:p/>
        </draw:line>
        <draw:frame draw:style-name="gr9" draw:text-style-name="P4" draw:layer="layout" svg:width="0.586cm" svg:height="0.395cm" svg:x="1.401cm" svg:y="4.901cm">
          <draw:text-box>
            <text:p><text:span text:style-name="T2">Info</text:span></text:p>
          </draw:text-box>
        </draw:frame>
        <draw:line draw:style-name="gr8" draw:text-style-name="P6" draw:layer="layout" svg:x1="3.8cm" svg:y1="5cm" svg:x2="3.8cm" svg:y2="5.2cm">
          <text:p/>
        </draw:line>
        <draw:line draw:style-name="gr8" draw:text-style-name="P6" draw:layer="layout" svg:x1="4.6cm" svg:y1="5cm" svg:x2="4.6cm" svg:y2="5.2cm">
          <text:p/>
        </draw:line>
        <draw:custom-shape draw:style-name="gr10" draw:text-style-name="P1" draw:layer="layout" svg:width="1.2cm" svg:height="0.2cm" svg:x="3.8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cm" svg:y1="6cm" svg:x2="5.8cm" svg:y2="6cm">
          <text:p/>
        </draw:line>
        <draw:line draw:style-name="gr8" draw:text-style-name="P6" draw:layer="layout" svg:x1="3cm" svg:y1="6.2cm" svg:x2="5.8cm" svg:y2="6.2cm">
          <text:p/>
        </draw:line>
        <draw:line draw:style-name="gr8" draw:text-style-name="P6" draw:layer="layout" svg:x1="3.8cm" svg:y1="6cm" svg:x2="3.8cm" svg:y2="6.2cm">
          <text:p/>
        </draw:line>
        <draw:line draw:style-name="gr8" draw:text-style-name="P6" draw:layer="layout" svg:x1="4cm" svg:y1="6cm" svg:x2="4cm" svg:y2="6.2cm">
          <text:p/>
        </draw:line>
        <draw:line draw:style-name="gr8" draw:text-style-name="P6" draw:layer="layout" svg:x1="4.2cm" svg:y1="6cm" svg:x2="4.2cm" svg:y2="6.2cm">
          <text:p/>
        </draw:line>
        <draw:line draw:style-name="gr8" draw:text-style-name="P6" draw:layer="layout" svg:x1="4.4cm" svg:y1="6cm" svg:x2="4.4cm" svg:y2="6.2cm">
          <text:p/>
        </draw:line>
        <draw:line draw:style-name="gr8" draw:text-style-name="P6" draw:layer="layout" svg:x1="4.6cm" svg:y1="6cm" svg:x2="4.6cm" svg:y2="6.2cm">
          <text:p/>
        </draw:line>
        <draw:line draw:style-name="gr8" draw:text-style-name="P6" draw:layer="layout" svg:x1="4.8cm" svg:y1="6cm" svg:x2="4.8cm" svg:y2="6.2cm">
          <text:p/>
        </draw:line>
        <draw:line draw:style-name="gr8" draw:text-style-name="P6" draw:layer="layout" svg:x1="5cm" svg:y1="6cm" svg:x2="5cm" svg:y2="6.2cm">
          <text:p/>
        </draw:line>
        <draw:line draw:style-name="gr11" draw:text-style-name="P6" draw:layer="layout" svg:x1="3.8cm" svg:y1="5.2cm" svg:x2="3.8cm" svg:y2="6cm">
          <text:p/>
        </draw:line>
        <draw:line draw:style-name="gr11" draw:text-style-name="P6" draw:layer="layout" svg:x1="4.6cm" svg:y1="5.2cm" svg:x2="5cm" svg:y2="6cm">
          <text:p/>
        </draw:line>
        <draw:g draw:style-name="gr12">
          <svg:title>TexMaths</svg:title>
          <svg:desc>10§display§\phi_0§svg§600§TRUE§</svg:desc>
          <draw:g>
            <draw:path draw:style-name="gr13" draw:text-style-name="P7" draw:layer="layout" svg:width="0.182cm" svg:height="0.313cm" svg:x="2.7cm" svg:y="5.439cm" svg:viewBox="0 0 183 314" svg:d="M136 8c0-1 0-3 1-4 0-1 0-4-4-4s-4 1-6 7c-7 27-14 54-20 81-56 2-107 48-107 95 0 33 25 61 67 63-3 11-5 22-8 33-4 17-8 30-8 31 0 4 3 4 5 4 1 0 2 0 3-1s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3" draw:text-style-name="P7" draw:layer="layout" svg:width="0.113cm" svg:height="0.166cm" svg:x="2.903cm" svg:y="5.572cm" svg:viewBox="0 0 114 167" svg:d="M114 84c0-26-3-46-14-63-8-11-23-21-43-21-57 0-57 66-57 84 0 17 0 83 57 83s57-65 57-83zM57 160c-11 0-26-6-31-26-3-14-3-35-3-53s0-36 3-50c5-19 21-24 31-24 13 0 26 8 31 22 3 13 4 31 4 52 0 18 0 37-3 52-5 22-22 27-32 27z">
              <text:p/>
            </draw:path>
          </draw:g>
        </draw:g>
        <draw:custom-shape draw:style-name="gr10" draw:text-style-name="P1" draw:layer="layout" svg:width="1.2cm" svg:height="0.2cm" svg:x="3.8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cm" svg:y1="7cm" svg:x2="5.8cm" svg:y2="7cm">
          <text:p/>
        </draw:line>
        <draw:line draw:style-name="gr8" draw:text-style-name="P6" draw:layer="layout" svg:x1="3cm" svg:y1="7.2cm" svg:x2="5.8cm" svg:y2="7.2cm">
          <text:p/>
        </draw:line>
        <draw:line draw:style-name="gr8" draw:text-style-name="P6" draw:layer="layout" svg:x1="3.8cm" svg:y1="7cm" svg:x2="3.8cm" svg:y2="7.2cm">
          <text:p/>
        </draw:line>
        <draw:line draw:style-name="gr8" draw:text-style-name="P6" draw:layer="layout" svg:x1="4cm" svg:y1="7cm" svg:x2="4cm" svg:y2="7.2cm">
          <text:p/>
        </draw:line>
        <draw:line draw:style-name="gr8" draw:text-style-name="P6" draw:layer="layout" svg:x1="4.2cm" svg:y1="7cm" svg:x2="4.2cm" svg:y2="7.2cm">
          <text:p/>
        </draw:line>
        <draw:line draw:style-name="gr8" draw:text-style-name="P6" draw:layer="layout" svg:x1="4.4cm" svg:y1="7cm" svg:x2="4.4cm" svg:y2="7.2cm">
          <text:p/>
        </draw:line>
        <draw:line draw:style-name="gr8" draw:text-style-name="P6" draw:layer="layout" svg:x1="4.6cm" svg:y1="7cm" svg:x2="4.6cm" svg:y2="7.2cm">
          <text:p/>
        </draw:line>
        <draw:line draw:style-name="gr8" draw:text-style-name="P6" draw:layer="layout" svg:x1="4.8cm" svg:y1="7cm" svg:x2="4.8cm" svg:y2="7.2cm">
          <text:p/>
        </draw:line>
        <draw:line draw:style-name="gr8" draw:text-style-name="P6" draw:layer="layout" svg:x1="5cm" svg:y1="7cm" svg:x2="5cm" svg:y2="7.2cm">
          <text:p/>
        </draw:line>
        <draw:line draw:style-name="gr11" draw:text-style-name="P6" draw:layer="layout" svg:x1="3.8cm" svg:y1="6.2cm" svg:x2="3.8cm" svg:y2="6.6cm">
          <text:p/>
        </draw:line>
        <draw:line draw:style-name="gr11" draw:text-style-name="P6" draw:layer="layout" svg:x1="5cm" svg:y1="6.2cm" svg:x2="5cm" svg:y2="6.6cm">
          <text:p/>
        </draw:line>
        <draw:frame draw:style-name="gr9" draw:text-style-name="P4" draw:layer="layout" svg:width="0.586cm" svg:height="0.395cm" svg:x="1.401cm" svg:y="6.902cm">
          <draw:text-box>
            <text:p><text:span text:style-name="T2">CW</text:span></text:p>
          </draw:text-box>
        </draw:frame>
        <draw:frame draw:style-name="gr14" draw:text-style-name="P8" draw:layer="layout" svg:width="6.445cm" svg:height="0.395cm" svg:x="1.202cm" svg:y="4.002cm">
          <draw:text-box>
            <text:p><text:span text:style-name="T4">Constrained coding + Synchronization</text:span></text:p>
          </draw:text-box>
        </draw:frame>
        <draw:g draw:style-name="gr12">
          <svg:title>TexMaths</svg:title>
          <svg:desc>10§display§\bm{u} \!=§svg§600§TRUE§</svg:desc>
          <draw:g>
            <draw:path draw:style-name="gr13" draw:text-style-name="P7" draw:layer="layout" svg:width="0.215cm" svg:height="0.16cm" svg:x="2.485cm" svg:y="5.031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3" draw:text-style-name="P7" draw:layer="layout" svg:width="0.232cm" svg:height="0.081cm" svg:x="2.772cm" svg:y="5.06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 draw:style-name="gr12">
          <svg:title>TexMaths</svg:title>
          <svg:desc>10§display§u_i \!\in\! \mathbb{Z}_M§svg§600§TRUE§</svg:desc>
          <draw:g>
            <draw:path draw:style-name="gr13" draw:text-style-name="P7" draw:layer="layout" svg:width="0.18cm" svg:height="0.158cm" svg:x="3.868cm" svg:y="4.732cm" svg:viewBox="0 0 181 159" svg:d="M113 135c4 15 16 24 31 24 13 0 21-8 26-20 6-12 11-33 11-34 0-4-3-4-4-4-4 0-4 2-5 7-5 19-12 43-27 43-7 0-11-5-11-16 0-8 5-24 7-36 3-13 7-26 10-38 1-5 5-19 6-24 2-8 6-21 6-23 0-7-5-10-11-10-1 0-11 0-13 12-7 26-23 87-27 106 0 1-14 29-40 29-18 0-22-16-22-29 0-19 10-47 19-71 5-11 6-15 6-22 0-16-11-29-28-29-34 0-47 51-47 54 0 4 3 2 4 4 4 0 4-1 6-7 9-30 22-43 36-43 3 0 8 0 8 11 0 9-4 19-6 24-13 35-20 57-20 74 0 33 24 42 43 42 23 0 36-16 42-24z">
              <text:p/>
            </draw:path>
            <draw:path draw:style-name="gr13" draw:text-style-name="P7" draw:layer="layout" svg:width="0.073cm" svg:height="0.163cm" svg:x="4.071cm" svg:y="4.777cm" svg:viewBox="0 0 74 164" svg:d="M68 9c0-4-3-9-10-9s-14 6-14 13c0 5 3 10 10 10s14-7 14-14zM18 134c-1 3-3 6-3 10 0 12 10 20 24 20 24 0 35-33 35-37 0-3-3-3-4-3-3 0-3 2-4 4-6 20-17 30-26 30-5 0-7-3-7-9 0-5 2-10 4-15 3-7 5-14 8-20 2-6 11-28 12-31 1-2 2-5 2-8 0-11-10-21-24-21-24 0-35 34-35 38 0 3 3 3 4 3 3 0 4-1 4-4 7-21 17-30 27-30 4 0 6 2 6 9 0 5-2 9-8 24-5 13-10 26-15 40z">
              <text:p/>
            </draw:path>
            <draw:path draw:style-name="gr13" draw:text-style-name="P7" draw:layer="layout" svg:width="0.175cm" svg:height="0.201cm" svg:x="4.244cm" svg:y="4.698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13" draw:text-style-name="P7" draw:layer="layout" svg:width="0.213cm" svg:height="0.238cm" svg:x="4.497cm" svg:y="4.647cm" svg:viewBox="0 0 214 239" svg:d="M200 13c3-5 3-5 3-7 0-6-5-6-12-6-54 0-107 0-161 0-11 0-11 1-12 10-2 16-3 32-5 48 0 1-1 2-1 4 0 5 4 7 6 7 4 0 6-3 6-5 2-9 5-24 26-38 20-13 45-14 57-14 9 0 19 0 28 0-44 71-88 143-132 214-3 5-3 6-3 7 0 6 6 6 12 6 60 0 120 0 180 0 11 0 11-1 12-10 3-23 6-46 10-68 0-4-3-6-6-6-6 0-6 3-7 9-6 29-34 63-84 63-16 0-33 0-49 0 44-71 88-143 132-214zM30 12c6 0 13 0 19 0v1c-10 5-17 11-21 15 1-5 1-11 2-16zM150 12c12 0 24 0 36 0-44 72-89 144-133 215-12 0-24 0-36 0 44-71 89-143 133-215zM168 226c10-5 19-13 27-23 0 7-1 11-3 24-8 0-16 0-24 0z">
              <text:p/>
            </draw:path>
            <draw:path draw:style-name="gr13" draw:text-style-name="P7" draw:layer="layout" svg:width="0.261cm" svg:height="0.165cm" svg:x="4.74cm" svg:y="4.772cm" svg:viewBox="0 0 262 166" svg:d="M233 20c2-9 2-11 20-11 6 0 9 0 9-5 0-4-3-4-8-4-11 0-22 0-33 0-7 0-7 0-11 5-32 47-63 93-95 140-8-46-16-92-24-138-1-7-1-7-8-7-12 0-24 0-36 0-5 0-8 0-8 5 0 4 3 4 9 4 4 0 5 0 9 0 5 1 5 1 5 4 0 2 0 2-1 5-10 41-21 82-31 123-2 8-5 17-25 18-2 0-5 0-5 4 1 1 0 3 3 3 8 0 18-1 26-1 6 0 20 1 26 1 1 0 5 0 5-5 0-2-3-2-6-2-15-1-15-7-15-11 0-1 0-2 1-6 11-44 21-87 32-130h1c9 49 17 99 26 148 1 4 1 6 5 6 3 0 5-2 7-5 34-50 69-101 103-152 0 0 0 1 1 1-12 46-23 92-35 138-2 9-3 11-22 11-4 0-7 0-7 4 1 1 0 3 4 3s10 0 15 0 11-1 16-1c6 0 24 1 31 1 1 0 5 0 5-5 0-2-3-2-8-2-3-1-5 0-9-1-6 0-6-1-6-4 0-1 1-4 1-5 11-43 22-86 33-129z">
              <text:p/>
            </draw:path>
          </draw:g>
        </draw:g>
        <draw:g draw:style-name="gr12">
          <svg:title>TexMaths</svg:title>
          <svg:desc>10§display§\bm{v}_i
\!\in\!
\mathcal{C}§svg§600§TRUE§</svg:desc>
          <draw:g>
            <draw:path draw:style-name="gr13" draw:text-style-name="P7" draw:layer="layout" svg:width="0.178cm" svg:height="0.161cm" svg:x="3.869cm" svg:y="5.739cm" svg:viewBox="0 0 179 162" svg:d="M179 32c0-32-16-21-24-32-14 0-27 15-27 27 0 10 8 14 11 16 15 8 17 15 17 22s-20 84-61 84c-25 0-25-21-25-27 0-21 9-46 21-74 3-7 4-10 4-16 0-20-21-31-40-31-37 0-55 47-55 54 0 5 5 5 9 5s6 0 8-4c11-38 30-43 36-43 2 0 6 0 6 8s-4 18-5 21c-17 40-22 56-22 73 0 37 30 47 61 47 60 0 86-100 86-130z">
              <text:p/>
            </draw:path>
            <draw:path draw:style-name="gr13" draw:text-style-name="P7" draw:layer="layout" svg:width="0.074cm" svg:height="0.163cm" svg:x="4.068cm" svg:y="5.788cm" svg:viewBox="0 0 75 164" svg:d="M68 9c0-4-3-9-9-9-7 0-14 6-14 13 0 5 3 10 10 10s13-7 13-14zM18 134c-1 3-2 6-2 10 0 12 10 20 23 20 25 0 36-33 36-37 0-3-3-3-4-3-4 0-4 2-5 4-6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3" draw:text-style-name="P7" draw:layer="layout" svg:width="0.174cm" svg:height="0.201cm" svg:x="4.242cm" svg:y="5.709cm" svg:viewBox="0 0 175 202" svg:d="M163 108c6 0 12 0 12-7s-6-7-12-7c-50 0-99 0-149 0 4-46 45-80 94-80 18 0 36 0 55 0 6 0 12 0 12-7s-6-7-12-7c-19 0-37 0-56 0-60 0-107 45-107 101s47 101 107 101c19 0 37 0 56 0 6 0 12 0 12-7s-6-7-12-7c-19 0-37 0-55 0-49 0-90-33-94-80 50 0 99 0 149 0z">
              <text:p/>
            </draw:path>
            <draw:path draw:style-name="gr13" draw:text-style-name="P7" draw:layer="layout" svg:width="0.182cm" svg:height="0.253cm" svg:x="4.489cm" svg:y="5.651cm" svg:viewBox="0 0 183 254" svg:d="M169 191c0-2-1-3-3-3-6 0-14 6-15 6-7 4-8 7-12 13-11 16-27 28-50 28-31 0-60-23-60-74 0-32 13-73 32-101 15-22 34-41 70-41 14 0 22 5 22 18s-13 37-17 44c-2 4-2 5-2 6 0 2 1 2 4 2 7 0 20-8 24-13 0-2 21-36 21-54 0-19-16-22-29-22-50 0-92 33-108 53-42 50-46 105-46 122 0 51 26 79 66 79 57 0 103-54 103-63z">
              <text:p/>
            </draw:path>
          </draw:g>
        </draw:g>
        <draw:g draw:style-name="gr12">
          <svg:title>TexMaths</svg:title>
          <svg:desc>10§display§\bm{v}\!=§svg§600§TRUE§</svg:desc>
          <draw:g>
            <draw:path draw:style-name="gr13" draw:text-style-name="P7" draw:layer="layout" svg:width="0.177cm" svg:height="0.159cm" svg:x="2.486cm" svg:y="6.036cm" svg:viewBox="0 0 178 160" svg:d="M178 32c0-32-16-21-23-32-14 0-27 15-27 27 0 9 7 14 10 15 15 9 18 15 18 22 0 8-20 83-61 83-26 0-26-21-26-27 0-20 10-45 21-73 3-6 4-10 4-15 0-20-20-32-39-32-37 0-55 48-55 55 0 5 5 5 8 5 5 0 7 0 8-5 12-38 30-42 37-42 2 0 6 0 6 7 0 8-5 18-6 21-16 40-21 55-21 72 0 37 30 47 61 47 60 0 85-98 85-128z">
              <text:p/>
            </draw:path>
            <draw:path draw:style-name="gr13" draw:text-style-name="P7" draw:layer="layout" svg:width="0.232cm" svg:height="0.08cm" svg:x="2.744cm" svg:y="6.066cm" svg:viewBox="0 0 233 81" svg:d="M221 14c5 0 12 0 12-7s-7-7-12-7c-70 0-140 0-210 0-4 0-11 0-11 7s7 7 12 7c70 0 139 0 209 0zM221 81c5 0 12 0 12-6 0-7-7-7-12-7-70 0-139 0-209 0-5 0-12 0-12 7 0 6 7 6 11 6 70 0 140 0 210 0z">
              <text:p/>
            </draw:path>
          </draw:g>
        </draw:g>
        <draw:line draw:style-name="gr15" draw:text-style-name="P6" draw:layer="layout" svg:x1="2.6cm" svg:y1="5.3cm" svg:x2="2.6cm" svg:y2="5.9cm">
          <text:p/>
        </draw:line>
        <draw:line draw:style-name="gr16" draw:text-style-name="P6" draw:layer="layout" svg:x1="3.8cm" svg:y1="6.3cm" svg:x2="5cm" svg:y2="6.3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4.128cm" svg:y="6.3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12">
          <svg:title>TexMaths</svg:title>
          <svg:desc>10§display§\bm{x}\!=§svg§600§TRUE§</svg:desc>
          <draw:g>
            <draw:path draw:style-name="gr13" draw:text-style-name="P7" draw:layer="layout" svg:width="0.198cm" svg:height="0.159cm" svg:x="2.486cm" svg:y="7.0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3" draw:text-style-name="P7" draw:layer="layout" svg:width="0.232cm" svg:height="0.08cm" svg:x="2.762cm" svg:y="7.0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15" draw:text-style-name="P6" draw:layer="layout" svg:x1="2.6cm" svg:y1="6.3cm" svg:x2="2.6cm" svg:y2="6.9cm">
          <text:p/>
        </draw:line>
        <draw:line draw:style-name="gr11" draw:text-style-name="P6" draw:layer="layout" svg:x1="3.8cm" svg:y1="6.2cm" svg:x2="3.8cm" svg:y2="7cm">
          <text:p/>
        </draw:line>
        <draw:line draw:style-name="gr11" draw:text-style-name="P6" draw:layer="layout" svg:x1="5cm" svg:y1="6.2cm" svg:x2="5cm" svg:y2="7cm">
          <text:p/>
        </draw:line>
        <draw:g draw:style-name="gr12">
          <svg:title>TexMaths</svg:title>
          <svg:desc>10§display§\bm{x}_i
\!\in\!
\mathcal{C}§svg§600§TRUE§</svg:desc>
          <draw:g>
            <draw:path draw:style-name="gr13" draw:text-style-name="P7" draw:layer="layout" svg:width="0.198cm" svg:height="0.16cm" svg:x="3.869cm" svg:y="6.768cm" svg:viewBox="0 0 199 161" svg:d="M175 18c-13 3-19 15-19 24 0 7 6 16 18 16s25-10 25-27c0-19-19-31-40-31-20 0-33 15-38 21-8-15-28-21-48-21-44 0-68 43-68 54 0 5 5 5 8 5 4 0 7 0 8-4 10-32 36-43 50-43 13 0 20 7 20 18 0 6-5 26-8 38-4 16-8 32-12 48-5 22-18 32-30 32-2 0-10 0-17-5 13-4 19-16 19-24s-6-16-18-16-25 10-25 27c0 18 19 31 40 31 20 0 33-15 38-22 9 15 28 22 48 22 45 0 68-43 68-55 0-5-5-5-8-5-4 0-7 0-8 5-10 32-36 42-50 42-13 0-20-6-20-17 0-8 5-26 8-39 3-9 11-42 12-48 6-21 18-32 30-32 2 0 10 0 17 6z">
              <text:p/>
            </draw:path>
            <draw:path draw:style-name="gr13" draw:text-style-name="P7" draw:layer="layout" svg:width="0.073cm" svg:height="0.163cm" svg:x="4.099cm" svg:y="6.816cm" svg:viewBox="0 0 74 164" svg:d="M68 9c0-4-3-9-10-9s-14 6-14 13c0 5 4 10 10 10 7 0 14-7 14-14zM18 134c-1 3-2 6-2 10 0 12 9 20 23 20 24 0 35-33 35-37 0-3-3-3-4-3-3 0-3 2-4 4-6 20-17 30-26 30-5 0-7-3-7-9 0-5 2-10 4-15 3-7 6-14 8-20 3-6 11-28 12-31 1-2 2-5 2-8 0-11-10-21-24-21-24 0-35 34-35 38 0 3 3 3 4 3 3 0 4-1 4-4 7-21 18-30 27-30 4 0 6 2 6 9 0 5-2 9-8 24-5 13-10 26-15 40z">
              <text:p/>
            </draw:path>
            <draw:path draw:style-name="gr13" draw:text-style-name="P7" draw:layer="layout" svg:width="0.175cm" svg:height="0.201cm" svg:x="4.272cm" svg:y="6.737cm" svg:viewBox="0 0 176 202" svg:d="M164 108c6 0 12 0 12-7s-6-7-12-7c-50 0-99 0-149 0 4-46 44-80 94-80 18 0 36 0 55 0 6 0 12 0 12-7s-6-7-12-7c-19 0-37 0-56 0-60 0-108 45-108 101s48 101 108 101c19 0 37 0 56 0 6 0 12 0 12-7s-6-7-12-7c-19 0-37 0-55 0-50 0-90-33-94-80 50 0 99 0 149 0z">
              <text:p/>
            </draw:path>
            <draw:path draw:style-name="gr13" draw:text-style-name="P7" draw:layer="layout" svg:width="0.183cm" svg:height="0.253cm" svg:x="4.519cm" svg:y="6.679cm" svg:viewBox="0 0 184 254" svg:d="M170 191c0-2-1-3-3-3-6 0-14 6-15 6-7 4-8 7-12 13-11 16-27 28-50 28-31 0-60-23-60-74 0-32 13-73 32-101 15-22 34-41 70-41 14 0 22 5 22 18s-13 37-17 44c-2 4-2 5-2 6 0 2 1 2 3 2 8 0 21-8 25-13 0-2 21-36 21-54 0-19-16-22-29-22-51 0-92 33-109 53-41 50-46 105-46 122 0 51 26 79 67 79 57 0 103-54 103-63z">
              <text:p/>
            </draw:path>
          </draw:g>
        </draw:g>
        <draw:g draw:style-name="gr12">
          <svg:title>TexMaths</svg:title>
          <svg:desc>10§display§\bm{v}_i = \phi_0(\bm{u}_i)
\in \mathcal{C}
\quad
(\bm{u}_i \!\in\! \mathbb{Z}_M)§svg§600§TRUE§</svg:desc>
          <draw:g>
            <draw:path draw:style-name="gr13" draw:text-style-name="P7" draw:layer="layout" svg:width="0.178cm" svg:height="0.161cm" svg:x="1.656cm" svg:y="14.451cm" svg:viewBox="0 0 179 162" svg:d="M179 32c0-32-23-32-24-32-14 0-27 15-27 27 0 10 8 14 11 16 15 9 18 15 18 22 0 8-21 84-62 84-25 0-25-21-25-27 0-20 10-46 21-74 3-7 4-10 4-16 0-20-21-31-40-31-37 0-55 47-55 54 0 5 5 5 9 5s6 0 8-4c11-38 30-43 36-43 2 0 6 0 6 8s-4 18-5 21c-17 40-22 56-22 73 0 37 30 47 61 47 60 0 86-100 86-130z">
              <text:p/>
            </draw:path>
            <draw:path draw:style-name="gr13" draw:text-style-name="P7" draw:layer="layout" svg:width="0.073cm" svg:height="0.164cm" svg:x="1.856cm" svg:y="14.5cm" svg:viewBox="0 0 74 165" svg:d="M68 9c0-4-3-9-10-9s-14 6-14 14c0 4 3 9 10 9s14-7 14-14zM18 134c-1 3-3 6-3 10 0 12 10 21 24 21 24 0 35-34 35-37 0-4-3-4-4-4-3 0-3 2-4 5-6 19-17 29-26 29-5 0-7-3-7-8 0-6 2-11 4-16 3-7 5-13 8-20 2-5 11-28 12-31 1-2 2-5 2-8 0-11-10-20-24-20-24 0-35 33-35 37 0 3 3 3 4 3 3 0 4-1 4-4 7-21 17-30 27-30 4 0 6 2 6 9 0 6-2 9-8 25-5 13-10 26-15 39z">
              <text:p/>
            </draw:path>
            <draw:path draw:style-name="gr13" draw:text-style-name="P7" draw:layer="layout" svg:width="0.233cm" svg:height="0.082cm" svg:x="2.078cm" svg:y="14.48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83cm" svg:height="0.313cm" svg:x="2.447cm" svg:y="14.367cm" svg:viewBox="0 0 184 314" svg:d="M136 8c0-2 1-4 1-5-1-1 0-3-4-3-3 0-4 1-5 7-7 27-14 54-21 81-55 2-107 48-107 96 0 32 24 60 67 62-2 11-5 22-8 33-4 17-7 30-7 31 0 4 2 4 4 4 1 0 2 0 3-1s3-9 4-14c4-17 9-35 13-53 57-1 108-49 108-95 0-27-19-60-67-63 6-27 13-53 19-80zM69 239c-21-1-46-14-46-49 0-41 30-90 82-94-12 48-24 95-36 143zM114 96c27 1 47 17 47 48 0 41-30 90-83 95 12-48 24-95 36-143z">
              <text:p/>
            </draw:path>
            <draw:path draw:style-name="gr13" draw:text-style-name="P7" draw:layer="layout" svg:width="0.113cm" svg:height="0.167cm" svg:x="2.652cm" svg:y="14.5cm" svg:viewBox="0 0 114 168" svg:d="M114 84c0-27-3-46-15-63-7-11-22-21-42-21-57 0-57 66-57 84 0 17 0 84 57 84s57-66 57-84zM57 161c-11 0-26-7-31-27-4-14-4-35-4-53s0-36 4-50c5-19 21-24 31-24 13 0 26 8 30 22 4 13 5 31 5 52 0 18 0 37-4 52-5 22-21 28-31 28z">
              <text:p/>
            </draw:path>
            <draw:path draw:style-name="gr13" draw:text-style-name="P7" draw:layer="layout" svg:width="0.081cm" svg:height="0.349cm" svg:x="2.831cm" svg:y="14.347cm" svg:viewBox="0 0 82 350" svg:d="M82 346c0-1 0-1-6-7-44-45-55-111-55-164 0-61 13-122 56-165 5-5 5-5 5-6 0-3-1-4-4-4s-35 24-55 69c-18 38-23 77-23 106 0 27 4 69 24 109 21 43 51 66 54 66s4-1 4-4z">
              <text:p/>
            </draw:path>
            <draw:path draw:style-name="gr13" draw:text-style-name="P7" draw:layer="layout" svg:width="0.215cm" svg:height="0.16cm" svg:x="2.945cm" svg:y="14.4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3" draw:text-style-name="P7" draw:layer="layout" svg:width="0.074cm" svg:height="0.164cm" svg:x="3.184cm" svg:y="14.5cm" svg:viewBox="0 0 75 165" svg:d="M68 9c0-4-3-9-10-9-6 0-13 6-13 14 0 4 3 9 10 9s13-7 13-14zM18 134c-1 3-2 6-2 10 0 12 10 21 23 21 25 0 36-34 36-37 0-4-3-4-4-4-4 0-4 2-5 5-6 19-16 29-26 29-5 0-6-3-6-8 0-6 2-11 4-16 2-7 5-13 8-20 2-5 11-28 12-31 0-2 1-5 1-8 0-11-10-20-23-20-24 0-36 33-36 37 0 3 3 2 4 3 4 0 4-1 5-4 6-21 17-30 26-30 4 0 6 2 6 9 0 6-1 9-7 25-5 13-11 26-16 39z">
              <text:p/>
            </draw:path>
            <draw:path draw:style-name="gr13" draw:text-style-name="P7" draw:layer="layout" svg:width="0.08cm" svg:height="0.349cm" svg:x="3.31cm" svg:y="14.34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3" draw:text-style-name="P7" draw:layer="layout" svg:width="0.175cm" svg:height="0.201cm" svg:x="3.553cm" svg:y="14.421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13" draw:text-style-name="P7" draw:layer="layout" svg:width="0.182cm" svg:height="0.254cm" svg:x="3.859cm" svg:y="14.363cm" svg:viewBox="0 0 183 255" svg:d="M170 191c0-2-2-2-3-2-6 0-10 4-15 5-7 4-9 7-13 13-11 16-26 28-49 28-32 0-60-23-60-74 0-32 13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13" draw:text-style-name="P7" draw:layer="layout" svg:width="0.081cm" svg:height="0.349cm" svg:x="4.446cm" svg:y="14.347cm" svg:viewBox="0 0 82 350" svg:d="M82 346c0-1 0-1-6-7-44-45-55-111-55-164 0-61 13-122 56-165 5-5 5-5 5-6 0-3-1-4-3-4-4 0-36 24-56 69-18 38-23 77-23 106 0 27 4 69 24 109 21 43 51 66 55 66 2 0 3-1 3-4z">
              <text:p/>
            </draw:path>
            <draw:path draw:style-name="gr13" draw:text-style-name="P7" draw:layer="layout" svg:width="0.215cm" svg:height="0.16cm" svg:x="4.56cm" svg:y="14.4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3" draw:text-style-name="P7" draw:layer="layout" svg:width="0.074cm" svg:height="0.164cm" svg:x="4.799cm" svg:y="14.5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13" draw:text-style-name="P7" draw:layer="layout" svg:width="0.175cm" svg:height="0.201cm" svg:x="4.973cm" svg:y="14.421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13" draw:text-style-name="P7" draw:layer="layout" svg:width="0.213cm" svg:height="0.238cm" svg:x="5.227cm" svg:y="14.37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3" draw:text-style-name="P7" draw:layer="layout" svg:width="0.262cm" svg:height="0.167cm" svg:x="5.469cm" svg:y="14.495cm" svg:viewBox="0 0 263 168" svg:d="M233 20c3-9 3-11 21-11 6 0 9 0 9-5 0-4-3-4-8-4-11 0-22 0-33 0-7 0-7 0-11 5-32 47-63 93-95 140-8-46-16-92-24-138-1-7-1-7-9-7-12 0-23 0-35 0-5 0-8 0-8 6 0 3 3 3 8 3 4 0 5 0 10 0 5 1 5 1 5 4 0 2 0 2-1 5-10 41-21 82-31 123-2 9-6 17-25 18-2 0-6 0-6 5 0 1 1 4 4 4 8 0 18-1 26-1 6 0 20 1 26 1 1 0 5 0 5-6 0-3-3-3-6-3-15-1-15-7-15-10 0-1 0-3 1-7 11-44 21-87 32-130h1c9 50 17 99 26 149 1 5 1 7 5 7 3 0 5-3 7-6 34-51 69-102 103-153v1c-11 46-23 92-34 139-2 8-3 10-22 10-4 0-7 0-7 5 0 1 0 4 4 4s10-1 15-1 11 0 15 0c7 0 25 1 32 1 1 0 5 0 5-6 0-3-3-3-8-3-3-1-5 0-9-1-6 0-6-1-6-3s1-4 1-6c11-43 21-86 32-129z">
              <text:p/>
            </draw:path>
            <draw:path draw:style-name="gr13" draw:text-style-name="P7" draw:layer="layout" svg:width="0.081cm" svg:height="0.349cm" svg:x="5.783cm" svg:y="14.347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 draw:style-name="gr12">
          <svg:title>TexMaths</svg:title>
          <svg:desc>10§display§\mathcal{C} \subset \mathbb{B}^\nu
\ 
(|\mathcal{C}| = M)§svg§600§TRUE§</svg:desc>
          <draw:g>
            <draw:path draw:style-name="gr13" draw:text-style-name="P7" draw:layer="layout" svg:width="0.183cm" svg:height="0.254cm" svg:x="8.653cm" svg:y="4.681cm" svg:viewBox="0 0 184 255" svg:d="M170 191c0-2-1-2-3-2-6 0-10 4-15 5-7 4-8 7-13 13-11 16-26 28-49 28-31 0-60-23-60-74 0-32 13-73 31-101 16-23 35-41 71-41 13 0 22 5 22 18 0 12-13 37-17 44-3 4-3 5-3 6 0 2 2 2 4 2 7 0 20-8 25-13 0-2 21-36 21-54 0-19-16-22-29-22-51 0-93 33-109 53-42 50-46 105-46 123 0 50 26 79 67 79 57 0 103-55 103-64z">
              <text:p/>
            </draw:path>
            <draw:path draw:style-name="gr13" draw:text-style-name="P7" draw:layer="layout" svg:width="0.214cm" svg:height="0.201cm" svg:x="8.981cm" svg:y="4.739cm" svg:viewBox="0 0 215 202" svg:d="M203 14c6 0 12 0 12-7s-6-7-12-7c-32 0-63 0-95 0-60 0-108 44-108 101 0 56 48 101 108 101 32 0 63 0 95 0 6 0 12 0 12-7 0-6-6-6-12-6-31 0-63 0-94 0-55 0-95-42-95-88 0-47 40-87 95-87 31 0 63 0 94 0z">
              <text:p/>
            </draw:path>
            <draw:path draw:style-name="gr13" draw:text-style-name="P7" draw:layer="layout" svg:width="0.214cm" svg:height="0.238cm" svg:x="9.326cm" svg:y="4.688cm" svg:viewBox="0 0 215 239" svg:d="M46 32c0-5 0-13-3-20 13 0 25 0 38 0-4 6-4 13-4 18 0 60 0 120 0 179 0 5 0 12 4 18-13 0-25 0-38 0 3-6 3-15 3-20 0-58 0-117 0-175zM142 106c11-12 14-30 14-45 0-24-8-39-16-47 25 2 50 11 50 46 0 22-25 41-48 46zM89 31c0-7 0-11 5-15 1 0 7-4 15-4 16 0 35 13 35 49 0 40-20 48-55 49 0-27 0-53 0-79zM163 111c20-10 39-27 39-51 0-49-41-60-83-60-36 0-71 0-107 0-6 0-12 0-12 6s6 6 12 6c21 0 22 4 22 21 0 58 0 116 0 174 0 17-2 20-24 20-4 0-10 0-10 6s6 6 12 6c35 0 69 0 104 0 44 0 99-17 99-64 0-37-27-57-52-64zM89 208c0-28 0-57 0-86 28 0 40 0 51 8 14 11 15 33 15 45 0 13-1 52-45 52-21 0-21-12-21-19zM152 223c13-15 15-34 15-48 0-25-5-43-19-54 32 5 55 23 55 54 0 25-21 41-51 48z">
              <text:p/>
            </draw:path>
            <draw:path draw:style-name="gr13" draw:text-style-name="P7" draw:layer="layout" svg:width="0.126cm" svg:height="0.107cm" svg:x="9.575cm" svg:y="4.675cm" svg:viewBox="0 0 127 108" svg:d="M44 7c0-1 0-2 0-3s0-4-3-4c-1 0-15 1-16 1-5 1-10 1-14 2-4 0-7 0-7 5 0 4 3 4 6 4 12 0 12 1 12 3s-1 7-2 10c-4 17-8 33-12 50-7 24-8 29-8 30 0 3 4 3 5 3s3 0 4 0c22-3 53-15 79-38 34-30 39-61 39-62 0-4-4-8-9-8-8 0-10 7-12 14-10 35-43 72-85 85 8-31 15-61 23-92z">
              <text:p/>
            </draw:path>
            <draw:path draw:style-name="gr13" draw:text-style-name="P7" draw:layer="layout" svg:width="0.081cm" svg:height="0.349cm" svg:x="9.884cm" svg:y="4.665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13" draw:text-style-name="P7" draw:layer="layout" svg:width="0.013cm" svg:height="0.349cm" svg:x="10.027cm" svg:y="4.665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82cm" svg:height="0.254cm" svg:x="10.087cm" svg:y="4.681cm" svg:viewBox="0 0 183 255" svg:d="M170 191c0-2-2-2-4-2-6 0-14 5-15 5-7 4-8 7-12 13-11 16-27 28-49 28-32 0-60-23-60-74 0-32 12-73 31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13" draw:text-style-name="P7" draw:layer="layout" svg:width="0.013cm" svg:height="0.349cm" svg:x="10.33cm" svg:y="4.665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232cm" svg:height="0.082cm" svg:x="10.503cm" svg:y="4.799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13" draw:text-style-name="P7" draw:layer="layout" svg:width="0.351cm" svg:height="0.237cm" svg:x="10.869cm" svg:y="4.689cm" svg:viewBox="0 0 352 238" svg:d="M310 27c4-13 4-16 31-16 8 0 11 0 11-7 0-4-4-4-10-4-15 0-31 0-46 0-9 0-9 0-14 6-43 66-85 133-128 199-9-65-18-131-27-197-1-8-2-8-11-8-16 0-32 0-48 0-7 0-11 0-11 6 0 5 3 5 10 5 5 0 11 0 15 0 6 1 8 2 8 6 0 1 0 2-1 7-15 59-30 118-45 177-3 14-9 25-38 26-2 0-6 1-6 7 0 3 2 4 5 4 11 0 23-1 35-1s24 1 36 1c2 0 6 0 6-7 0-4-3-4-6-4-20 0-24-7-24-15 0-3 1-4 2-8 16-63 31-127 47-190h1c10 72 20 144 30 216 1 4 1 8 5 8s6-4 8-6c47-73 95-147 142-221-17 67-33 134-50 200-4 13-4 16-32 16-6 0-10 0-10 7 0 4 4 4 5 4 10 0 34-1 44-1 14 0 30 1 44 1 2 0 7 0 7-7 0-4-4-4-10-4-13 0-23 0-23-6 0-1 0-2 2-8 15-62 31-124 46-186z">
              <text:p/>
            </draw:path>
            <draw:path draw:style-name="gr13" draw:text-style-name="P7" draw:layer="layout" svg:width="0.081cm" svg:height="0.349cm" svg:x="11.253cm" svg:y="4.66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 draw:style-name="gr12">
          <svg:title>TexMaths</svg:title>
          <svg:desc>10§display§\phi_0: \mathbb{Z}_M \to \mathcal{C}§svg§600§TRUE§</svg:desc>
          <draw:g>
            <draw:path draw:style-name="gr13" draw:text-style-name="P7" draw:layer="layout" svg:width="0.183cm" svg:height="0.313cm" svg:x="1.356cm" svg:y="13.988cm" svg:viewBox="0 0 184 314" svg:d="M136 8c0-2 1-4 1-5-1-1 0-3-4-3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3" draw:text-style-name="P7" draw:layer="layout" svg:width="0.113cm" svg:height="0.166cm" svg:x="1.561cm" svg:y="14.121cm" svg:viewBox="0 0 114 167" svg:d="M114 84c0-27-3-46-15-63-7-11-22-21-42-21-57 0-57 66-57 84 0 17 0 83 57 83s57-65 57-83zM57 160c-11 0-26-6-31-26-4-14-4-35-4-53s0-36 4-50c5-19 21-24 31-24 13 0 26 8 30 22 4 13 5 31 5 52 0 18 0 37-4 52-5 22-21 27-31 27z">
              <text:p/>
            </draw:path>
            <draw:path draw:style-name="gr13" draw:text-style-name="P7" draw:layer="layout" svg:width="0.037cm" svg:height="0.15cm" svg:x="1.833cm" svg:y="14.08cm" svg:viewBox="0 0 38 151" svg:d="M38 19c0-11-9-19-19-19s-19 8-19 19c0 10 9 18 19 18s19-8 19-18zM38 133c0-11-9-19-19-19s-19 8-19 19c0 10 9 18 19 18s19-8 19-18z">
              <text:p/>
            </draw:path>
            <draw:path draw:style-name="gr13" draw:text-style-name="P7" draw:layer="layout" svg:width="0.213cm" svg:height="0.238cm" svg:x="2.008cm" svg:y="13.991cm" svg:viewBox="0 0 214 239" svg:d="M200 13c3-5 3-6 3-7 0-6-6-6-12-6-54 0-107 0-161 0-11 0-11 1-12 10-2 16-3 32-5 48 0 1-1 2-1 4 0 5 4 7 6 7 4 0 6-3 6-6 2-8 5-23 26-37 20-13 45-14 57-14 9 0 19 0 28 0-44 72-88 144-132 215-3 4-3 5-3 6 0 6 6 6 12 6 60 0 120 0 180 0 11 0 11-1 12-10 3-23 7-46 10-69 0-3-4-5-6-5-6 0-6 3-7 9-6 29-34 63-84 63-16 0-33 0-49 0 44-71 88-143 132-214zM30 12c6 0 13 0 19 0v1c-10 5-17 11-21 15 1-5 1-11 2-16zM150 12c12 0 24 0 36 0-44 72-89 144-133 215-12 0-24 0-36 0 44-71 89-143 133-215zM168 227c10-6 19-14 27-24 0 7-1 11-3 24-8 0-16 0-24 0z">
              <text:p/>
            </draw:path>
            <draw:path draw:style-name="gr13" draw:text-style-name="P7" draw:layer="layout" svg:width="0.261cm" svg:height="0.166cm" svg:x="2.251cm" svg:y="14.116cm" svg:viewBox="0 0 262 167" svg:d="M232 20c3-9 3-11 21-11 5 0 9 0 9-5 0-4-3-4-8-4-11 0-22 0-33 0-7 0-8 0-11 5-32 47-63 93-95 140-8-46-16-92-24-138-1-7-1-7-9-7-12 0-23 0-35 0-5 0-8 0-8 6 0 3 3 3 9 3 3 0 4 0 9 0 5 1 5 1 5 4 0 2 0 2-1 5-10 41-21 82-31 123-2 9-6 17-25 18-2 0-5 0-5 4 0 1 0 4 3 4 8 0 18-1 26-1 6 0 20 1 26 1 1 0 5 0 5-6 0-2-3-2-6-2-15-1-15-7-15-10 0-1 0-3 1-7 11-44 21-87 32-130h1c9 49 17 99 26 148 1 5 1 7 5 7 3 0 5-3 7-6 34-50 69-101 103-152v1c-11 46-23 92-34 139-2 8-3 10-22 10-4 0-7 0-7 4 0 1 0 4 4 4s10-1 15-1 11 0 15 0c7 0 25 1 32 1 1 0 5 0 5-6 0-2-3-2-8-2-3-1-5 0-9-1-6 0-6-1-6-3s1-4 1-6c11-43 21-86 32-129z">
              <text:p/>
            </draw:path>
            <draw:path draw:style-name="gr13" draw:text-style-name="P7" draw:layer="layout" svg:width="0.311cm" svg:height="0.181cm" svg:x="2.66cm" svg:y="14.052cm" svg:viewBox="0 0 312 182" svg:d="M274 99c-20 14-29 29-32 33-16 24-19 45-19 46 0 4 5 4 7 4 6 0 7-1 8-7 8-33 29-63 69-79 4-1 5-2 5-4 0-3-2-4-3-4-15-6-58-24-71-83-1-4-2-5-8-5-2 0-7 0-7 4 0 1 4 23 18 46 7 11 18 23 33 34-87 0-174 0-261 0-7 0-13 0-13 8 0 7 6 7 13 7 87 0 174 0 261 0z">
              <text:p/>
            </draw:path>
            <draw:path draw:style-name="gr13" draw:text-style-name="P7" draw:layer="layout" svg:width="0.182cm" svg:height="0.254cm" svg:x="3.094cm" svg:y="13.984cm" svg:viewBox="0 0 183 255" svg:d="M170 191c0-2-2-2-4-2-6 0-14 5-15 5-7 4-8 7-12 13-11 16-27 28-49 28-32 0-60-23-60-75 0-31 12-72 31-100 15-22 34-41 70-41 14 0 22 5 22 18 0 12-13 37-17 44-2 4-2 5-2 6 0 2 2 2 4 2 7 0 20-8 24-13 1-2 21-36 21-54 0-19-16-22-28-22-51 0-93 33-109 53-42 50-46 105-46 122 0 51 26 80 66 80 57 0 104-55 104-64z">
              <text:p/>
            </draw:path>
          </draw:g>
        </draw:g>
        <draw:frame draw:style-name="gr17" draw:text-style-name="P4" draw:layer="layout" svg:width="1.835cm" svg:height="0.395cm" svg:x="6.602cm" svg:y="4.602cm">
          <draw:text-box>
            <text:p><text:span text:style-name="T2">[inner code]</text:span></text:p>
          </draw:text-box>
        </draw:frame>
        <draw:g draw:style-name="gr12">
          <svg:title>TexMaths</svg:title>
          <svg:desc>10§display§\nu\ 
(\leq \ell)§svg§600§TRUE§</svg:desc>
          <draw:g>
            <draw:path draw:style-name="gr13" draw:text-style-name="P7" draw:layer="layout" svg:width="0.165cm" svg:height="0.154cm" svg:x="9.11cm" svg:y="5.299cm" svg:viewBox="0 0 166 155" svg:d="M60 4c-1-1 0-4-4-4-8 0-34 3-43 4-3 0-7 0-7 7 0 4 3 4 9 4 16 0 17 2 17 6 0 2-4 19-6 28-7 28-15 57-22 86-1 5-4 15-4 16 0 4 4 4 6 4s3 0 5 0c24-4 63-18 99-51 46-44 56-91 56-94 0-6-5-10-11-10-2 0-10 2-13 12-23 79-76 119-116 132 11-47 23-93 34-140z">
              <text:p/>
            </draw:path>
            <draw:path draw:style-name="gr13" draw:text-style-name="P7" draw:layer="layout" svg:width="0.081cm" svg:height="0.349cm" svg:x="9.439cm" svg:y="5.191cm" svg:viewBox="0 0 82 350" svg:d="M82 346c0-1 0-1-6-7-44-45-55-111-55-164 0-61 13-122 56-165 5-5 5-5 5-6 0-3-2-4-4-4-3 0-35 24-56 69-17 38-22 77-22 106 0 27 4 69 24 109 21 43 51 66 54 66 2 0 4-1 4-4z">
              <text:p/>
            </draw:path>
            <draw:path draw:style-name="gr13" draw:text-style-name="P7" draw:layer="layout" svg:width="0.214cm" svg:height="0.269cm" svg:x="9.57cm" svg:y="5.231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35cm" svg:height="0.249cm" svg:x="9.915cm" svg:y="5.207cm" svg:viewBox="0 0 136 250" svg:d="M2 211c-1 1-2 3-2 4 0 2 2 5 4 5s3-2 13-11c2-3 9-9 12-12 4 27 14 53 40 53 14 0 26-8 33-13 5-3 22-17 22-21 0-1-1-4-4-4-2 0-2 0-5 3-22 22-35 28-46 28-15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13" draw:text-style-name="P7" draw:layer="layout" svg:width="0.081cm" svg:height="0.349cm" svg:x="10.077cm" svg:y="5.19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8" draw:text-style-name="P4" draw:layer="layout" svg:width="1.001cm" svg:height="0.395cm" svg:x="10.402cm" svg:y="5.103cm">
          <draw:text-box>
            <text:p><text:span text:style-name="T2">(even)</text:span></text:p>
          </draw:text-box>
        </draw:frame>
        <draw:g draw:style-name="gr12">
          <svg:title>TexMaths</svg:title>
          <svg:desc>10§display§\bm{x} \!\in\! \mathcal{C}
\to 
\overline{\bm{x}} \!\in\! \mathcal{C}\ 
(\forall \bm{x} \in \mathcal{C})§svg§600§TRUE§</svg:desc>
          <draw:g>
            <draw:path draw:style-name="gr13" draw:text-style-name="P7" draw:layer="layout" svg:width="0.198cm" svg:height="0.16cm" svg:x="9.11cm" svg:y="7.564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13" draw:text-style-name="P7" draw:layer="layout" svg:width="0.174cm" svg:height="0.201cm" svg:x="9.397cm" svg:y="7.533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13" draw:text-style-name="P7" draw:layer="layout" svg:width="0.182cm" svg:height="0.254cm" svg:x="9.645cm" svg:y="7.475cm" svg:viewBox="0 0 183 255" svg:d="M170 191c0-2-2-2-4-2-6 0-9 4-14 5-7 4-9 7-13 13-11 16-26 28-49 28-32 0-60-23-60-74 0-32 12-73 31-101 15-23 34-41 71-41 13 0 21 5 21 18 0 12-13 37-17 44-2 4-2 5-2 6 0 2 2 2 4 2 7 0 20-8 24-13 1-2 21-36 21-54 0-19-16-22-28-22-51 0-93 33-109 53-42 50-46 105-46 123 0 50 26 79 67 79 56 0 103-55 103-64z">
              <text:p/>
            </draw:path>
            <draw:path draw:style-name="gr13" draw:text-style-name="P7" draw:layer="layout" svg:width="0.311cm" svg:height="0.182cm" svg:x="9.963cm" svg:y="7.543cm" svg:viewBox="0 0 312 183" svg:d="M274 99c-20 14-29 29-32 33-16 24-18 46-18 47 0 4 4 4 7 4 6 0 6-1 7-7 8-34 29-64 69-80 4-1 5-3 5-5 0-3-2-3-3-3-15-6-58-24-71-83-1-4-1-5-7-5-3 0-7 0-7 4 0 1 3 23 17 46 7 11 18 23 33 34-87 0-174 0-261 0-7 0-13-1-13 7 0 7 6 8 13 8 87 0 174 0 261 0z">
              <text:p/>
            </draw:path>
            <draw:path draw:style-name="gr13" draw:text-style-name="P7" draw:layer="layout" svg:width="0.23cm" svg:height="0.013cm" svg:x="10.393cm" svg:y="7.51cm" svg:viewBox="0 0 231 14" svg:d="M115 14c-38 0-77 0-115 0 0-5 0-9 0-14 77 0 154 0 231 0 0 5 0 9 0 14-39 0-77 0-116 0z">
              <text:p/>
            </draw:path>
            <draw:path draw:style-name="gr13" draw:text-style-name="P7" draw:layer="layout" svg:width="0.198cm" svg:height="0.16cm" svg:x="10.406cm" svg:y="7.564cm" svg:viewBox="0 0 199 161" svg:d="M175 18c-13 3-19 15-19 24 0 7 6 16 18 16s25-10 25-27c0-19-19-31-40-31-20 0-33 15-38 21-9-15-28-21-48-21-45 0-68 43-68 54 0 5 5 5 8 5 4 0 7 0 8-4 10-32 36-43 50-43 13 0 20 7 20 18 0 6-5 26-8 38-4 16-8 32-12 48-6 22-18 32-30 32-2 0-10 0-17-5 13-3 19-15 19-24 0-8-6-16-18-16s-25 10-25 27c0 19 19 31 40 31 20 0 33-15 38-21 8 14 28 21 48 21 44 0 68-43 68-55 0-5-5-5-8-5-4 0-7 0-8 5-10 32-36 42-50 42-13 0-20-6-20-17 0-8 5-26 8-39 2-9 10-42 12-48 6-21 18-32 30-32 2 0 10 0 17 6z">
              <text:p/>
            </draw:path>
            <draw:path draw:style-name="gr13" draw:text-style-name="P7" draw:layer="layout" svg:width="0.175cm" svg:height="0.201cm" svg:x="10.692cm" svg:y="7.533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13" draw:text-style-name="P7" draw:layer="layout" svg:width="0.182cm" svg:height="0.254cm" svg:x="10.94cm" svg:y="7.475cm" svg:viewBox="0 0 183 255" svg:d="M170 191c0-2-2-2-4-2-6 0-14 5-15 5-7 4-8 7-12 13-11 16-27 28-49 28-32 0-60-23-60-74 0-32 12-73 31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13" draw:text-style-name="P7" draw:layer="layout" svg:width="0.08cm" svg:height="0.349cm" svg:x="11.293cm" svg:y="7.459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13" draw:text-style-name="P7" draw:layer="layout" svg:width="0.194cm" svg:height="0.249cm" svg:x="11.395cm" svg:y="7.479cm" svg:viewBox="0 0 195 250" svg:d="M193 13c2-4 2-4 2-6 0-4-3-7-7-7-5 0-7 4-8 8-10 26-19 51-29 77-36 0-71 0-107 0-10-26-19-51-29-77-2-5-4-8-8-8s-7 3-7 7c0 1 0 1 2 6 29 76 58 153 87 229 2 5 4 8 8 8 5 0 7-4 8-7 29-76 59-153 88-230zM50 99c32 0 63 0 95 0-16 41-32 83-48 124-16-41-31-83-47-124z">
              <text:p/>
            </draw:path>
            <draw:path draw:style-name="gr13" draw:text-style-name="P7" draw:layer="layout" svg:width="0.198cm" svg:height="0.16cm" svg:x="11.603cm" svg:y="7.564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8-16s-25 10-25 27c0 19 19 31 40 31 20 0 33-15 38-21 9 14 28 21 48 21 45 0 68-43 68-55 0-5-5-5-8-5-4 0-7 0-8 5-10 32-36 42-50 42-13 0-20-6-20-17 0-8 5-26 8-39 3-9 11-42 12-48 6-21 18-32 30-32 2 0 10 0 17 6z">
              <text:p/>
            </draw:path>
            <draw:path draw:style-name="gr13" draw:text-style-name="P7" draw:layer="layout" svg:width="0.175cm" svg:height="0.201cm" svg:x="11.948cm" svg:y="7.533cm" svg:viewBox="0 0 176 202" svg:d="M163 109c6 0 13-1 13-8 0-8-7-7-13-7-49 0-99 0-148 0 4-46 44-80 94-80 18 0 36 0 54 0 6 0 13 0 13-7s-7-7-13-7c-18 0-37 0-55 0-60 0-108 44-108 101 0 56 48 101 108 101 18 0 37 0 55 0 6 0 13 0 13-7 0-6-7-6-13-6-18 0-36 0-54 0-50 0-90-34-94-80 49 0 99 0 148 0z">
              <text:p/>
            </draw:path>
            <draw:path draw:style-name="gr13" draw:text-style-name="P7" draw:layer="layout" svg:width="0.182cm" svg:height="0.254cm" svg:x="12.255cm" svg:y="7.475cm" svg:viewBox="0 0 183 255" svg:d="M170 191c0-2-2-2-3-2-6 0-10 4-15 5-7 4-9 7-13 13-11 16-26 28-49 28-32 0-60-23-60-74 0-32 12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13" draw:text-style-name="P7" draw:layer="layout" svg:width="0.081cm" svg:height="0.349cm" svg:x="12.476cm" svg:y="7.45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9" draw:text-style-name="P4" draw:layer="layout" svg:width="1.522cm" svg:height="0.395cm" svg:x="6.802cm" svg:y="5.504cm">
          <draw:text-box>
            <text:p><text:span text:style-name="T2">balanced:</text:span></text:p>
          </draw:text-box>
        </draw:frame>
        <draw:frame draw:style-name="gr20" draw:text-style-name="P4" draw:layer="layout" svg:width="1.501cm" svg:height="0.395cm" svg:x="6.802cm" svg:y="7.405cm">
          <draw:text-box>
            <text:p><text:span text:style-name="T2">invertible:</text:span></text:p>
          </draw:text-box>
        </draw:frame>
        <draw:frame draw:style-name="gr21" draw:text-style-name="P4" draw:layer="layout" svg:width="1.911cm" svg:height="0.395cm" svg:x="6.802cm" svg:y="5.105cm">
          <draw:text-box>
            <text:p><text:span text:style-name="T2">code length:</text:span></text:p>
          </draw:text-box>
        </draw:frame>
        <draw:g draw:style-name="gr12">
          <svg:title>TexMaths</svg:title>
          <svg:desc>10§display§w(\bm{x}) = \nu/2 \ 
(\forall \bm{x} \in \mathcal{C})§svg§600§TRUE§</svg:desc>
          <draw:g>
            <draw:path draw:style-name="gr13" draw:text-style-name="P7" draw:layer="layout" svg:width="0.232cm" svg:height="0.157cm" svg:x="9.111cm" svg:y="5.678cm" svg:viewBox="0 0 233 158" svg:d="M152 36c2-8 5-21 5-23 0-6-5-9-10-9-4 0-10 2-13 9-1 3-17 70-20 79-2 10-3 17-3 23 0 4 0 5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13" draw:text-style-name="P7" draw:layer="layout" svg:width="0.08cm" svg:height="0.348cm" svg:x="9.397cm" svg:y="5.57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13" draw:text-style-name="P7" draw:layer="layout" svg:width="0.198cm" svg:height="0.16cm" svg:x="9.512cm" svg:y="5.674cm" svg:viewBox="0 0 199 161" svg:d="M175 18c-13 4-19 16-19 24s6 16 17 16c13 0 26-10 26-27 0-18-19-31-40-31-20 0-33 15-38 22-9-15-29-22-49-22-44 0-68 43-68 55 0 5 6 5 9 5 4 0 6 0 8-5 10-32 35-42 50-42 13 0 19 6 19 17 0 7-5 26-8 39-4 16-8 32-12 48-5 21-18 32-29 32-2 0-10 0-17-6 12-3 19-15 19-24 0-7-6-16-18-16s-25 10-25 27c0 19 18 31 40 31 20 0 33-15 37-21 9 15 29 21 49 21 44 0 68-43 68-54 0-5-5-5-8-5-5 0-7 0-8 4-11 32-36 43-50 43s-20-7-20-18c0-7 5-26 8-39 2-9 10-42 12-47 5-21 18-32 30-32 2 0 10 0 17 5z">
              <text:p/>
            </draw:path>
            <draw:path draw:style-name="gr13" draw:text-style-name="P7" draw:layer="layout" svg:width="0.08cm" svg:height="0.348cm" svg:x="9.75cm" svg:y="5.57cm" svg:viewBox="0 0 81 349" svg:d="M81 175c0-27-3-70-23-109-21-43-51-66-55-66-2 0-3 1-3 3s0 2 7 9c34 34 54 90 54 163 0 59-13 120-56 165-5 4-5 4-5 5 0 3 1 4 3 4 4 0 36-24 56-68 18-39 22-78 22-106z">
              <text:p/>
            </draw:path>
            <draw:path draw:style-name="gr13" draw:text-style-name="P7" draw:layer="layout" svg:width="0.232cm" svg:height="0.081cm" svg:x="9.984cm" svg:y="5.70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3" draw:text-style-name="P7" draw:layer="layout" svg:width="0.164cm" svg:height="0.154cm" svg:x="10.354cm" svg:y="5.678cm" svg:viewBox="0 0 165 155" svg:d="M60 4c0-1 0-4-5-4-8 0-34 3-43 3-3 1-6 1-6 7 0 5 3 5 8 5 17 0 18 2 18 5s-5 19-7 29c-7 28-15 57-22 86-1 5-2 10-3 15 0 4 3 5 5 5s3 0 5 0c25-5 63-18 99-52 47-43 56-91 56-94 0-6-4-9-10-9-3 0-11 1-14 11-22 80-76 119-116 132 12-47 23-93 35-139z">
              <text:p/>
            </draw:path>
            <draw:path draw:style-name="gr13" draw:text-style-name="P7" draw:layer="layout" svg:width="0.136cm" svg:height="0.348cm" svg:x="10.55cm" svg:y="5.57cm" svg:viewBox="0 0 137 349" svg:d="M135 13c2-4 1-4 2-6 0-4-3-7-7-7-3 0-5 1-6 3-41 111-81 222-122 333-2 4-1 4-2 6 0 4 3 7 7 7 5 0 6-2 8-8 40-109 80-219 120-328z">
              <text:p/>
            </draw:path>
            <draw:path draw:style-name="gr13" draw:text-style-name="P7" draw:layer="layout" svg:width="0.139cm" svg:height="0.232cm" svg:x="10.723cm" svg:y="5.599cm" svg:viewBox="0 0 140 233" svg:d="M27 206c12-12 25-24 37-36 55-48 76-67 76-102 0-40-31-68-74-68-40 0-66 33-66 64 0 19 18 19 19 19 6 0 18-4 18-18 0-9-6-18-19-18-2 0-3 0-4 0 8-23 27-36 47-36 32 0 47 29 47 57s-17 56-37 78c-22 25-45 49-67 74-4 3-4 4-4 13 43 0 87 0 130 0 3-20 7-40 10-60-3 0-6 0-9 0-1 9-4 24-7 30-3 3-26 3-34 3-21 0-42 0-63 0z">
              <text:p/>
            </draw:path>
            <draw:path draw:style-name="gr13" draw:text-style-name="P7" draw:layer="layout" svg:width="0.081cm" svg:height="0.348cm" svg:x="11.033cm" svg:y="5.57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13" draw:text-style-name="P7" draw:layer="layout" svg:width="0.194cm" svg:height="0.248cm" svg:x="11.135cm" svg:y="5.59cm" svg:viewBox="0 0 195 249" svg:d="M193 13c2-4 2-5 2-6 0-4-3-7-7-7s-6 4-8 8c-10 26-19 51-29 77-36 0-71 0-107 0-10-26-19-51-29-77-2-5-3-8-8-8-4 0-7 3-7 7 1 2 0 1 2 6 29 76 59 152 88 228 1 5 3 8 8 8s6-4 7-7c29-76 59-153 88-229zM50 99c32 0 63 0 95 0-16 41-31 82-47 123-16-41-32-82-48-123z">
              <text:p/>
            </draw:path>
            <draw:path draw:style-name="gr13" draw:text-style-name="P7" draw:layer="layout" svg:width="0.198cm" svg:height="0.16cm" svg:x="11.343cm" svg:y="5.674cm" svg:viewBox="0 0 199 161" svg:d="M175 18c-12 4-19 16-19 24s6 16 18 16 25-10 25-27c0-18-18-31-40-31-20 0-33 15-37 22-9-15-29-22-49-22-44 0-68 43-68 55 0 5 5 5 8 5 5 0 7 0 9-5 10-32 35-42 49-42s20 6 20 17c0 7-5 26-8 39-4 16-8 32-12 48-5 21-18 32-30 32-2 0-10 0-17-6 13-3 19-15 19-24 0-7-6-16-17-16-13 0-26 10-26 27 0 19 19 31 40 31s34-15 38-21c9 15 29 21 49 21 44 0 68-43 68-54 0-5-6-5-9-5-4 0-6 0-8 4-10 32-35 43-50 43-13 0-19-7-19-18 0-7 4-26 7-39 3-9 11-42 13-47 5-21 17-32 30-32 1 0 9 0 16 5z">
              <text:p/>
            </draw:path>
            <draw:path draw:style-name="gr13" draw:text-style-name="P7" draw:layer="layout" svg:width="0.175cm" svg:height="0.201cm" svg:x="11.688cm" svg:y="5.643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3" draw:text-style-name="P7" draw:layer="layout" svg:width="0.183cm" svg:height="0.253cm" svg:x="11.995cm" svg:y="5.586cm" svg:viewBox="0 0 184 254" svg:d="M170 191c0-3-2-3-3-3-6 0-10 4-15 5-7 5-8 7-13 13-11 17-26 29-49 29-31 0-60-23-60-75 0-31 13-73 31-100 16-23 35-41 71-41 13 0 22 5 22 18 0 12-13 37-17 44-3 4-3 4-3 5 0 3 2 3 4 3 7 0 20-8 25-14 0-1 21-35 21-53 0-19-16-22-29-22-51 0-93 33-109 53-42 50-46 104-46 122 0 51 26 79 67 79 57 0 103-55 103-63z">
              <text:p/>
            </draw:path>
            <draw:path draw:style-name="gr13" draw:text-style-name="P7" draw:layer="layout" svg:width="0.081cm" svg:height="0.348cm" svg:x="12.216cm" svg:y="5.57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22" draw:text-style-name="P8" draw:layer="layout" svg:width="1.763cm" svg:height="0.395cm" svg:x="1.203cm" svg:y="1.203cm">
          <draw:text-box>
            <text:p><text:span text:style-name="T4">Constraint</text:span></text:p>
          </draw:text-box>
        </draw:frame>
        <draw:frame draw:style-name="gr23" draw:text-style-name="P4" draw:layer="layout" svg:width="2.44cm" svg:height="0.395cm" svg:x="1.302cm" svg:y="1.802cm">
          <draw:text-box>
            <text:p><text:span text:style-name="T2">max run-length:</text:span></text:p>
          </draw:text-box>
        </draw:frame>
        <draw:g draw:style-name="gr12">
          <svg:title>TexMaths</svg:title>
          <svg:desc>10§display§\rho§svg§600§TRUE§</svg:desc>
          <draw:g>
            <draw:path draw:style-name="gr13" draw:text-style-name="P7" draw:layer="layout" svg:width="0.164cm" svg:height="0.23cm" svg:x="3.968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24" draw:text-style-name="P4" draw:layer="layout" svg:width="2.165cm" svg:height="0.395cm" svg:x="1.302cm" svg:y="2.203cm">
          <draw:text-box>
            <text:p><text:span text:style-name="T2">local-balance:</text:span></text:p>
          </draw:text-box>
        </draw:frame>
        <draw:g draw:style-name="gr12">
          <svg:title>TexMaths</svg:title>
          <svg:desc>10§display§(\ell, \delta)§svg§600§TRUE§</svg:desc>
          <draw:g>
            <draw:path draw:style-name="gr13" draw:text-style-name="P7" draw:layer="layout" svg:width="0.08cm" svg:height="0.348cm" svg:x="3.968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135cm" svg:height="0.249cm" svg:x="4.074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3" draw:text-style-name="P7" draw:layer="layout" svg:width="0.04cm" svg:height="0.104cm" svg:x="4.246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3" draw:text-style-name="P7" draw:layer="layout" svg:width="0.143cm" svg:height="0.251cm" svg:x="4.386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3" draw:text-style-name="P7" draw:layer="layout" svg:width="0.08cm" svg:height="0.348cm" svg:x="4.561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2">
          <svg:title>TexMaths</svg:title>
          <svg:desc>10§display§\textstyle
\left|
w(\bm{x}_i^{i+\ell-1}) - \frac{\ell}{2}
\right|
\leq 
\delta§svg§600§TRUE§</svg:desc>
          <draw:g>
            <draw:path draw:style-name="gr13" draw:text-style-name="P7" draw:layer="layout" svg:width="0.014cm" svg:height="0.224cm" svg:x="3.968cm" svg:y="2.6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3.968cm" svg:y="2.8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31cm" svg:height="0.158cm" svg:x="4.045cm" svg:y="2.8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3" draw:text-style-name="P7" draw:layer="layout" svg:width="0.081cm" svg:height="0.348cm" svg:x="4.33cm" svg:y="2.7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3" draw:text-style-name="P7" draw:layer="layout" svg:width="0.198cm" svg:height="0.161cm" svg:x="4.445cm" svg:y="2.8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3" draw:text-style-name="P7" draw:layer="layout" svg:width="0.074cm" svg:height="0.164cm" svg:x="4.675cm" svg:y="2.6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3" draw:text-style-name="P7" draw:layer="layout" svg:width="0.18cm" svg:height="0.18cm" svg:x="4.78cm" svg:y="2.6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3" draw:text-style-name="P7" draw:layer="layout" svg:width="0.102cm" svg:height="0.175cm" svg:x="4.984cm" svg:y="2.6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3" draw:text-style-name="P7" draw:layer="layout" svg:width="0.165cm" svg:height="0.011cm" svg:x="5.123cm" svg:y="2.749cm" svg:viewBox="0 0 166 12" svg:d="M156 12c4 0 10 0 10-5 0-7-5-7-10-7-49 0-97 0-146 0-4 0-10 0-10 6s6 6 10 6c49 0 97 0 146 0z">
              <text:p/>
            </draw:path>
            <draw:path draw:style-name="gr13" draw:text-style-name="P7" draw:layer="layout" svg:width="0.088cm" svg:height="0.162cm" svg:x="5.343cm" svg:y="2.6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3" draw:text-style-name="P7" draw:layer="layout" svg:width="0.074cm" svg:height="0.164cm" svg:x="4.675cm" svg:y="2.9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3" draw:text-style-name="P7" draw:layer="layout" svg:width="0.08cm" svg:height="0.348cm" svg:x="5.493cm" svg:y="2.7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3" draw:text-style-name="P7" draw:layer="layout" svg:width="0.213cm" svg:height="0.013cm" svg:x="5.717cm" svg:y="2.871cm" svg:viewBox="0 0 214 14" svg:d="M202 14c6 0 12 0 12-7s-6-7-12-7c-63 0-127 0-190 0-6 0-12 0-12 7s6 7 12 7c63 0 127 0 190 0z">
              <text:p/>
            </draw:path>
            <draw:path draw:style-name="gr13" draw:text-style-name="P7" draw:layer="layout" svg:width="0.101cm" svg:height="0.175cm" svg:x="6.098cm" svg:y="2.6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3" draw:text-style-name="P7" draw:layer="layout" svg:width="0.139cm" svg:height="0.013cm" svg:x="6.081cm" svg:y="2.871cm" svg:viewBox="0 0 140 14" svg:d="M70 14c-23 0-47 0-70 0 0-5 0-9 0-14 47 0 93 0 140 0 0 5 0 9 0 14-23 0-47 0-70 0z">
              <text:p/>
            </draw:path>
            <draw:path draw:style-name="gr13" draw:text-style-name="P7" draw:layer="layout" svg:width="0.107cm" svg:height="0.162cm" svg:x="6.097cm" svg:y="2.9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3" draw:text-style-name="P7" draw:layer="layout" svg:width="0.014cm" svg:height="0.224cm" svg:x="6.314cm" svg:y="2.6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6.314cm" svg:y="2.8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14cm" svg:height="0.269cm" svg:x="6.507cm" svg:y="2.7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3" draw:text-style-name="P7" draw:layer="layout" svg:width="0.143cm" svg:height="0.251cm" svg:x="6.864cm" svg:y="2.7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 draw:style-name="gr12">
          <svg:title>TexMaths</svg:title>
          <svg:desc>10§display§\ell:§svg§600§TRUE§</svg:desc>
          <draw:g>
            <draw:path draw:style-name="gr13" draw:text-style-name="P7" draw:layer="layout" svg:width="0.135cm" svg:height="0.249cm" svg:x="4.968cm" svg:y="2.3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3" draw:text-style-name="P7" draw:layer="layout" svg:width="0.036cm" svg:height="0.149cm" svg:x="5.237cm" svg:y="2.3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25" draw:text-style-name="P4" draw:layer="layout" svg:width="0.764cm" svg:height="0.395cm" svg:x="5.402cm" svg:y="2.202cm">
          <draw:text-box>
            <text:p><text:span text:style-name="T2">even</text:span></text:p>
          </draw:text-box>
        </draw:frame>
        <draw:line draw:style-name="gr26" draw:text-style-name="P6" draw:layer="layout" svg:x1="1cm" svg:y1="3.8cm" svg:x2="20cm" svg:y2="3.8cm">
          <text:p/>
        </draw:line>
        <draw:line draw:style-name="gr26" draw:text-style-name="P6" draw:layer="layout" svg:x1="13.4cm" svg:y1="13.2cm" svg:x2="13.4cm" svg:y2="27.6cm">
          <text:p/>
        </draw:line>
        <draw:line draw:style-name="gr8" draw:text-style-name="P6" draw:layer="layout" svg:x1="3.001cm" svg:y1="8.001cm" svg:x2="5.801cm" svg:y2="8.001cm">
          <text:p/>
        </draw:line>
        <draw:line draw:style-name="gr8" draw:text-style-name="P6" draw:layer="layout" svg:x1="3.001cm" svg:y1="8.201cm" svg:x2="5.801cm" svg:y2="8.201cm">
          <text:p/>
        </draw:line>
        <draw:line draw:style-name="gr8" draw:text-style-name="P6" draw:layer="layout" svg:x1="3.801cm" svg:y1="8.001cm" svg:x2="3.801cm" svg:y2="8.201cm">
          <text:p/>
        </draw:line>
        <draw:line draw:style-name="gr8" draw:text-style-name="P6" draw:layer="layout" svg:x1="4.001cm" svg:y1="8.001cm" svg:x2="4.001cm" svg:y2="8.201cm">
          <text:p/>
        </draw:line>
        <draw:line draw:style-name="gr8" draw:text-style-name="P6" draw:layer="layout" svg:x1="4.201cm" svg:y1="8.001cm" svg:x2="4.201cm" svg:y2="8.201cm">
          <text:p/>
        </draw:line>
        <draw:line draw:style-name="gr8" draw:text-style-name="P6" draw:layer="layout" svg:x1="4.401cm" svg:y1="8.001cm" svg:x2="4.401cm" svg:y2="8.201cm">
          <text:p/>
        </draw:line>
        <draw:line draw:style-name="gr8" draw:text-style-name="P6" draw:layer="layout" svg:x1="4.601cm" svg:y1="8.001cm" svg:x2="4.601cm" svg:y2="8.201cm">
          <text:p/>
        </draw:line>
        <draw:line draw:style-name="gr8" draw:text-style-name="P6" draw:layer="layout" svg:x1="4.801cm" svg:y1="8.001cm" svg:x2="4.801cm" svg:y2="8.201cm">
          <text:p/>
        </draw:line>
        <draw:line draw:style-name="gr8" draw:text-style-name="P6" draw:layer="layout" svg:x1="5.001cm" svg:y1="8.001cm" svg:x2="5.001cm" svg:y2="8.201cm">
          <text:p/>
        </draw:line>
        <draw:frame draw:style-name="gr27" draw:text-style-name="P4" draw:layer="layout" svg:width="0.806cm" svg:height="0.395cm" svg:x="1.402cm" svg:y="7.903cm">
          <draw:text-box>
            <text:p><text:span text:style-name="T2">Recv</text:span></text:p>
          </draw:text-box>
        </draw:frame>
        <draw:g draw:style-name="gr12">
          <svg:title>TexMaths</svg:title>
          <svg:desc>10§display§\bm{y}\!=§svg§600§TRUE§</svg:desc>
          <draw:g>
            <draw:path draw:style-name="gr13" draw:text-style-name="P7" draw:layer="layout" svg:width="0.192cm" svg:height="0.228cm" svg:x="2.488cm" svg:y="8.0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3" draw:text-style-name="P7" draw:layer="layout" svg:width="0.232cm" svg:height="0.081cm" svg:x="2.756cm" svg:y="8.0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15" draw:text-style-name="P6" draw:layer="layout" svg:x1="2.6cm" svg:y1="7.3cm" svg:x2="2.6cm" svg:y2="7.9cm">
          <text:p/>
        </draw:line>
        <draw:frame draw:style-name="gr28" draw:text-style-name="P3" draw:layer="layout" svg:width="0.499cm" svg:height="0.319cm" svg:x="2.701cm" svg:y="7.403cm">
          <draw:text-box>
            <text:p><text:span text:style-name="T1">IDS</text:span></text:p>
          </draw:text-box>
        </draw:frame>
        <draw:line draw:style-name="gr8" draw:text-style-name="P6" draw:layer="layout" svg:x1="3.201cm" svg:y1="8.001cm" svg:x2="3.201cm" svg:y2="8.201cm">
          <text:p/>
        </draw:line>
        <draw:line draw:style-name="gr8" draw:text-style-name="P6" draw:layer="layout" svg:x1="3.401cm" svg:y1="8.001cm" svg:x2="3.401cm" svg:y2="8.201cm">
          <text:p/>
        </draw:line>
        <draw:line draw:style-name="gr8" draw:text-style-name="P6" draw:layer="layout" svg:x1="3.601cm" svg:y1="8.001cm" svg:x2="3.601cm" svg:y2="8.201cm">
          <text:p/>
        </draw:line>
        <draw:line draw:style-name="gr8" draw:text-style-name="P6" draw:layer="layout" svg:x1="5.201cm" svg:y1="8.001cm" svg:x2="5.201cm" svg:y2="8.201cm">
          <text:p/>
        </draw:line>
        <draw:line draw:style-name="gr8" draw:text-style-name="P6" draw:layer="layout" svg:x1="5.401cm" svg:y1="8.001cm" svg:x2="5.401cm" svg:y2="8.201cm">
          <text:p/>
        </draw:line>
        <draw:line draw:style-name="gr8" draw:text-style-name="P6" draw:layer="layout" svg:x1="5.601cm" svg:y1="8.001cm" svg:x2="5.601cm" svg:y2="8.201cm">
          <text:p/>
        </draw:line>
        <draw:custom-shape draw:style-name="gr29" draw:text-style-name="P1" draw:layer="layout" svg:width="0.799cm" svg:height="0.2cm" svg:x="3.801cm" svg:y="9.0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001cm" svg:y1="9.001cm" svg:x2="5.801cm" svg:y2="9.001cm">
          <text:p/>
        </draw:line>
        <draw:line draw:style-name="gr8" draw:text-style-name="P6" draw:layer="layout" svg:x1="3.001cm" svg:y1="9.201cm" svg:x2="5.801cm" svg:y2="9.201cm">
          <text:p/>
        </draw:line>
        <draw:line draw:style-name="gr8" draw:text-style-name="P6" draw:layer="layout" svg:x1="3.801cm" svg:y1="9.001cm" svg:x2="3.801cm" svg:y2="9.201cm">
          <text:p/>
        </draw:line>
        <draw:line draw:style-name="gr8" draw:text-style-name="P6" draw:layer="layout" svg:x1="4.601cm" svg:y1="9.001cm" svg:x2="4.601cm" svg:y2="9.201cm">
          <text:p/>
        </draw:line>
        <draw:frame draw:style-name="gr30" draw:text-style-name="P4" draw:layer="layout" svg:width="0.743cm" svg:height="0.395cm" svg:x="1.402cm" svg:y="8.903cm">
          <draw:text-box>
            <text:p><text:span text:style-name="T2">Prob</text:span></text:p>
          </draw:text-box>
        </draw:frame>
        <draw:g draw:style-name="gr12">
          <svg:title>TexMaths</svg:title>
          <svg:desc>10§display§\bm{r}\!=§svg§600§TRUE§</svg:desc>
          <draw:g>
            <draw:path draw:style-name="gr13" draw:text-style-name="P7" draw:layer="layout" svg:width="0.165cm" svg:height="0.159cm" svg:x="2.489cm" svg:y="9.0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3" draw:text-style-name="P7" draw:layer="layout" svg:width="0.232cm" svg:height="0.08cm" svg:x="2.732cm" svg:y="9.0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 draw:style-name="gr12">
          <svg:title>TexMaths</svg:title>
          <svg:desc>10§display§\bm{r}_i§svg§600§TRUE§</svg:desc>
          <draw:g>
            <draw:path draw:style-name="gr13" draw:text-style-name="P7" draw:layer="layout" svg:width="0.164cm" svg:height="0.159cm" svg:x="4.101cm" svg:y="8.7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3" draw:text-style-name="P7" draw:layer="layout" svg:width="0.073cm" svg:height="0.163cm" svg:x="4.286cm" svg:y="8.8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15" draw:text-style-name="P6" draw:layer="layout" svg:x1="2.6cm" svg:y1="8.3cm" svg:x2="2.6cm" svg:y2="8.9cm">
          <text:p/>
        </draw:line>
        <draw:line draw:style-name="gr11" draw:text-style-name="P6" draw:layer="layout" svg:x1="3.8cm" svg:y1="7.2cm" svg:x2="3.8cm" svg:y2="8cm">
          <text:p/>
        </draw:line>
        <draw:line draw:style-name="gr11" draw:text-style-name="P6" draw:layer="layout" svg:x1="5cm" svg:y1="7.2cm" svg:x2="5cm" svg:y2="8cm">
          <text:p/>
        </draw:line>
        <draw:line draw:style-name="gr11" draw:text-style-name="P6" draw:layer="layout" svg:x1="3.8cm" svg:y1="8.2cm" svg:x2="3.8cm" svg:y2="9cm">
          <text:p/>
        </draw:line>
        <draw:line draw:style-name="gr11" draw:text-style-name="P6" draw:layer="layout" svg:x1="5cm" svg:y1="8.2cm" svg:x2="4.6cm" svg:y2="9cm">
          <text:p/>
        </draw:line>
        <draw:g draw:style-name="gr12">
          <svg:title>TexMaths</svg:title>
          <svg:desc>10§display§l_0 
\!=\! 
\textstyle
\left\lceil
\frac{\ell-1}{\nu}
\right\rceil§svg§600§TRUE§</svg:desc>
          <draw:g>
            <draw:path draw:style-name="gr13" draw:text-style-name="P7" draw:layer="layout" svg:width="0.074cm" svg:height="0.245cm" svg:x="1.653cm" svg:y="17.988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3" draw:text-style-name="P7" draw:layer="layout" svg:width="0.113cm" svg:height="0.167cm" svg:x="1.755cm" svg:y="18.121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3" draw:text-style-name="P7" draw:layer="layout" svg:width="0.232cm" svg:height="0.081cm" svg:x="1.959cm" svg:y="18.1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3" draw:text-style-name="P7" draw:layer="layout" svg:width="0.086cm" svg:height="0.419cm" svg:x="2.322cm" svg:y="17.933cm" svg:viewBox="0 0 87 420" svg:d="M0 420c5 0 9 0 14 0 0-135 0-271 0-406 24 0 49 0 73 0 0-5 0-9 0-14-29 0-58 0-87 0 0 140 0 280 0 420z">
              <text:p/>
            </draw:path>
            <draw:path draw:style-name="gr13" draw:text-style-name="P7" draw:layer="layout" svg:width="0.101cm" svg:height="0.175cm" svg:x="2.464cm" svg:y="17.92cm" svg:viewBox="0 0 102 176" svg:d="M23 139c3 16 11 37 32 37 8 0 17-3 25-9 5-2 17-11 17-14 0-2-1-5-3-5s-2 0-6 4c-10 9-22 17-33 17-17 0-17-29-17-33 0-3 0-4 1-9 0-2 0-2 3-5 14-13 60-58 60-100 0-4 0-22-16-22-21 0-37 32-41 39-11 21-16 41-19 54-4 16-4 25-4 37-2 1-16 14-18 16-4 3-4 4-4 5 0 2 2 4 4 4s8-6 10-7c3-3 6-6 9-9zM41 111c5-25 24-104 45-104 5 0 8 4 8 13 0 3 0 25-21 55-12 18-26 31-32 36z">
              <text:p/>
            </draw:path>
            <draw:path draw:style-name="gr13" draw:text-style-name="P7" draw:layer="layout" svg:width="0.165cm" svg:height="0.011cm" svg:x="2.602cm" svg:y="18.026cm" svg:viewBox="0 0 166 12" svg:d="M157 12c4 0 9 0 9-6s-5-6-9-6c-49 0-98 0-147 0-4 0-10 0-10 5 0 7 6 7 10 7 49 0 98 0 147 0z">
              <text:p/>
            </draw:path>
            <draw:path draw:style-name="gr13" draw:text-style-name="P7" draw:layer="layout" svg:width="0.088cm" svg:height="0.162cm" svg:x="2.822cm" svg:y="17.93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3" draw:text-style-name="P7" draw:layer="layout" svg:width="0.476cm" svg:height="0.013cm" svg:x="2.458cm" svg:y="18.137cm" svg:viewBox="0 0 477 14" svg:d="M239 14c-80 0-159 0-239 0 0-5 0-9 0-14 159 0 318 0 477 0 0 5 0 9 0 14-80 0-159 0-238 0z">
              <text:p/>
            </draw:path>
            <draw:path draw:style-name="gr13" draw:text-style-name="P7" draw:layer="layout" svg:width="0.125cm" svg:height="0.107cm" svg:x="2.636cm" svg:y="18.243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3" draw:text-style-name="P7" draw:layer="layout" svg:width="0.086cm" svg:height="0.419cm" svg:x="2.985cm" svg:y="17.933cm" svg:viewBox="0 0 87 420" svg:d="M73 420c5 0 9 0 14 0 0-140 0-280 0-420-29 0-58 0-87 0 0 5 0 9 0 14 24 0 49 0 73 0 0 135 0 271 0 406z">
              <text:p/>
            </draw:path>
          </draw:g>
        </draw:g>
        <draw:frame draw:style-name="gr31" draw:text-style-name="P3" draw:layer="layout" svg:width="0.997cm" svg:height="0.319cm" svg:x="2.702cm" svg:y="8.404cm">
          <draw:text-box>
            <text:p><text:span text:style-name="T1">SL-FBA</text:span></text:p>
          </draw:text-box>
        </draw:frame>
        <draw:g draw:style-name="gr12">
          <svg:title>TexMaths</svg:title>
          <svg:desc>8§display§\Pr(u_i)§svg§600§TRUE§</svg:desc>
          <draw:g>
            <draw:path draw:style-name="gr13" draw:text-style-name="P7" draw:layer="layout" svg:width="0.164cm" svg:height="0.19cm" svg:x="3.806cm" svg:y="9.292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3" draw:text-style-name="P7" draw:layer="layout" svg:width="0.092cm" svg:height="0.123cm" svg:x="3.995cm" svg:y="9.359cm" svg:viewBox="0 0 93 124" svg:d="M38 31c0-10 0-21 0-31-12 1-25 2-38 3 0 3 0 6 0 9 19 0 22 2 22 16 0 25 0 50 0 75 0 12-4 12-22 12 0 3 0 6 0 9 10 0 24-1 32-1 11 0 24 0 35 1 0-3 0-6 0-9-2 0-4 0-5 0-21 0-22-3-22-13 0-14 0-29 0-43 0-28 12-53 34-53 1 0 1 0 2 0-1 1-6 4-6 12s6 12 11 12c6 0 12-3 12-12 0-10-8-18-19-18-21 0-32 19-36 31z">
              <text:p/>
            </draw:path>
            <draw:path draw:style-name="gr13" draw:text-style-name="P7" draw:layer="layout" svg:width="0.064cm" svg:height="0.279cm" svg:x="4.125cm" svg:y="9.273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13" draw:text-style-name="P7" draw:layer="layout" svg:width="0.143cm" svg:height="0.126cm" svg:x="4.214cm" svg:y="9.359cm" svg:viewBox="0 0 144 127" svg:d="M89 109c4 11 14 18 26 18 10 0 16-7 21-15 5-11 8-27 8-28 0-3-3-3-3-3-4 0-4 1-4 5-4 15-9 34-21 34-7 0-9-3-9-12 0-7 3-19 6-29 2-10 5-20 8-30 0-4 3-15 4-19 1-7 4-17 4-19 0-5-4-8-8-8-1 0-8 0-11 10-5 21-17 69-21 84 0 1-12 23-31 23-15 0-18-11-18-22 0-16 8-38 15-57 3-8 5-12 5-18 0-13-9-23-23-23-27 0-37 41-37 43 0 3 2 3 3 3 3 0 3-1 5-5 6-24 18-35 28-35 2 0 7 0 7 9 0 7-3 15-5 19-10 28-16 46-16 59 0 27 20 34 35 34 18 0 28-13 32-18z">
              <text:p/>
            </draw:path>
            <draw:path draw:style-name="gr13" draw:text-style-name="P7" draw:layer="layout" svg:width="0.059cm" svg:height="0.131cm" svg:x="4.376cm" svg:y="9.395cm" svg:viewBox="0 0 60 132" svg:d="M54 7c0-3-2-7-8-7-4 0-10 5-10 11 0 3 2 7 7 7 7 0 11-5 11-11zM14 107c0 2-1 5-1 8 0 9 8 17 18 17 20 0 29-27 29-30s-2-2-3-3c-3 0-3 2-4 4-5 15-14 23-21 23-4 0-5-2-5-6 0-5 1-9 3-13 2-6 4-10 7-16 1-4 9-22 9-25 0-1 1-4 1-6 0-9-8-16-18-16-20 0-29 26-29 29s2 2 3 3c3 0 3-1 4-3 5-17 14-24 21-24 3 0 5 1 5 7 0 5-1 7-7 20-4 10-8 21-12 31z">
              <text:p/>
            </draw:path>
            <draw:path draw:style-name="gr13" draw:text-style-name="P7" draw:layer="layout" svg:width="0.065cm" svg:height="0.279cm" svg:x="4.475cm" svg:y="9.27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32" draw:text-style-name="P3" draw:layer="layout" svg:width="0.574cm" svg:height="0.319cm" svg:x="4.629cm" svg:y="9.205cm">
          <draw:text-box>
            <text:p><text:span text:style-name="T1">APP</text:span></text:p>
          </draw:text-box>
        </draw:frame>
        <draw:frame draw:style-name="gr33" draw:text-style-name="P3" draw:layer="layout" svg:width="0.84cm" svg:height="0.319cm" svg:x="4.801cm" svg:y="13.453cm">
          <draw:text-box>
            <text:p><text:span text:style-name="T1">(lossy)</text:span></text:p>
          </draw:text-box>
        </draw:frame>
        <draw:frame draw:style-name="gr23" draw:text-style-name="P4" draw:layer="layout" svg:width="1.678cm" svg:height="0.395cm" svg:x="6.802cm" svg:y="7.006cm">
          <draw:text-box>
            <text:p><text:span text:style-name="T2">run-length:</text:span></text:p>
          </draw:text-box>
        </draw:frame>
        <draw:g draw:style-name="gr12">
          <svg:title>TexMaths</svg:title>
          <svg:desc>10§display§\leq \rho§svg§600§TRUE§</svg:desc>
          <draw:g>
            <draw:path draw:style-name="gr13" draw:text-style-name="P7" draw:layer="layout" svg:width="0.213cm" svg:height="0.268cm" svg:x="9.111cm" svg:y="7.064cm" svg:viewBox="0 0 214 269" svg:d="M208 15c3-2 6-4 6-8s-3-7-7-7c-2 0-5 1-6 2-65 30-129 60-194 91-6 3-7 6-7 8 0 4 2 6 7 8 65 30 129 60 194 90 4 3 5 3 6 3 4 0 7-4 7-7 0-4-1-6-7-9-62-28-123-57-184-85 62-29 123-57 185-86zM202 269c6 0 12 0 12-7s-7-7-12-7c-63 0-126 0-189 0-6 0-13 0-13 7s6 7 12 7c63 0 126 0 190 0z">
              <text:p/>
            </draw:path>
            <draw:path draw:style-name="gr13" draw:text-style-name="P7" draw:layer="layout" svg:width="0.164cm" svg:height="0.228cm" svg:x="9.462cm" svg:y="7.132cm" svg:viewBox="0 0 165 229" svg:d="M1 214c-1 4-1 5-1 6 0 5 3 9 9 9 8 0 12-6 13-7 1-3 13-50 22-87 7 14 18 22 35 22 41 0 86-48 86-100 0-37-23-57-49-57-34 0-71 35-81 78-11 45-23 91-34 136zM78 150c-24 0-30-27-30-31 0-1 2-8 3-12 10-40 13-52 21-66 15-26 33-33 44-33 13 0 24 10 24 34 0 19-10 58-20 75-11 22-28 33-42 33z">
              <text:p/>
            </draw:path>
          </draw:g>
        </draw:g>
        <draw:frame draw:style-name="gr34" draw:text-style-name="P4" draw:layer="layout" svg:width="1.619cm" svg:height="0.395cm" svg:x="1.202cm" svg:y="13.403cm">
          <draw:text-box>
            <text:p><text:span text:style-name="T2">[encoding]</text:span></text:p>
          </draw:text-box>
        </draw:frame>
        <draw:frame draw:style-name="gr35" draw:text-style-name="P3" draw:layer="layout" svg:width="1.336cm" svg:height="0.319cm" svg:x="4.301cm" svg:y="13.954cm">
          <draw:text-box>
            <text:p><text:span text:style-name="T1">(encoding)</text:span></text:p>
          </draw:text-box>
        </draw:frame>
        <draw:g draw:style-name="gr12">
          <svg:title>TexMaths</svg:title>
          <svg:desc>10§display§\phi_1: \mathcal{C}^{l_0} \!\times\! \mathcal{C} \to \mathcal{C}§svg§600§TRUE§</svg:desc>
          <draw:g>
            <draw:path draw:style-name="gr13" draw:text-style-name="P7" draw:layer="layout" svg:width="0.183cm" svg:height="0.313cm" svg:x="1.358cm" svg:y="14.906cm" svg:viewBox="0 0 184 314" svg:d="M136 8c0-1 1-4 1-5-1-1 0-3-4-3-3 0-4 1-5 7-7 27-14 54-21 81-55 2-107 48-107 96 0 32 25 60 67 62-2 11-5 22-8 33-4 17-7 30-7 31 0 4 2 4 4 4s2 0 3-1 3-10 4-14c5-17 9-35 14-53 56-1 107-49 107-95 0-27-19-60-67-63 6-27 13-53 19-80zM69 239c-21-1-46-14-46-48 0-42 30-91 82-96-12 48-24 96-36 144zM115 95c26 2 46 18 46 49 0 41-30 90-83 95 12-48 25-96 37-144z">
              <text:p/>
            </draw:path>
            <draw:path draw:style-name="gr13" draw:text-style-name="P7" draw:layer="layout" svg:width="0.088cm" svg:height="0.162cm" svg:x="1.577cm" svg:y="15.038cm" svg:viewBox="0 0 89 163" svg:d="M55 7c0-7 0-7-7-7-16 15-38 15-48 15 0 3 0 6 0 9 6 0 22 0 36-7 0 42 0 84 0 126 0 8 0 11-25 11-3 0-6 0-9 0 0 3 0 6 0 9 4-1 34-1 43-1 8 0 39 0 44 1 0-3 0-6 0-9-3 0-6 0-9 0-25 0-25-3-25-11 0-46 0-91 0-136z">
              <text:p/>
            </draw:path>
            <draw:path draw:style-name="gr13" draw:text-style-name="P7" draw:layer="layout" svg:width="0.037cm" svg:height="0.15cm" svg:x="1.835cm" svg:y="14.998cm" svg:viewBox="0 0 38 151" svg:d="M38 19c0-11-9-19-19-19s-19 8-19 19c0 10 9 18 19 18s19-8 19-18zM38 133c0-11-9-19-19-19s-19 8-19 19c0 10 9 18 19 18s19-8 19-18z">
              <text:p/>
            </draw:path>
            <draw:path draw:style-name="gr13" draw:text-style-name="P7" draw:layer="layout" svg:width="0.182cm" svg:height="0.254cm" svg:x="2.005cm" svg:y="14.9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  <draw:path draw:style-name="gr13" draw:text-style-name="P7" draw:layer="layout" svg:width="0.054cm" svg:height="0.172cm" svg:x="2.221cm" svg:y="14.834cm" svg:viewBox="0 0 55 173" svg:d="M54 7c0-1 1-3 1-4s-1-3-4-3c-5 0-25 2-31 2-2 1-5 1-5 6 0 4 3 4 6 4 12 0 12 1 12 3s-1 3-1 6c-10 40-21 80-31 121-1 2-1 5-1 7 0 16 14 24 26 24 6 0 13-2 20-13 5-9 8-24 8-25 0-3-3-3-4-3-3 0-4 2-5 6-3 12-8 28-18 28-7 0-8-6-8-12 0-3 0-7 1-10 11-46 23-91 34-137z">
              <text:p/>
            </draw:path>
            <draw:path draw:style-name="gr13" draw:text-style-name="P7" draw:layer="layout" svg:width="0.09cm" svg:height="0.119cm" svg:x="2.309cm" svg:y="14.923cm" svg:viewBox="0 0 91 120" svg:d="M91 60c0-12-1-60-46-60s-45 48-45 60c0 13 0 60 45 60s46-47 46-60zM45 114c-6 0-21-2-25-20-3-9-3-21-3-36 0-13 0-25 3-35 4-15 18-18 25-18 13 0 23 7 26 19 3 9 3 24 3 34 0 12 0 26-3 37-5 17-19 19-26 19z">
              <text:p/>
            </draw:path>
            <draw:path draw:style-name="gr13" draw:text-style-name="P7" draw:layer="layout" svg:width="0.169cm" svg:height="0.168cm" svg:x="2.52cm" svg:y="14.977cm" svg:viewBox="0 0 170 169" svg:d="M85 75c-23-23-47-47-70-70-4-4-5-5-7-5-4 0-8 3-8 7 0 2 1 3 5 7 23 23 47 47 70 70-23 23-47 47-70 71-4 4-5 4-5 7 0 4 4 7 8 7 2 0 3-1 7-5 23-24 47-47 70-70 24 24 49 48 73 73 1 0 3 2 5 2 4 0 7-3 7-7 0-1 0-2-1-4 0-1-56-56-74-74 22-21 43-43 65-64 1-2 7-6 8-8 1-1 2-3 2-5 0-4-3-7-7-7-3 0-4 1-8 5-23 23-47 47-70 70z">
              <text:p/>
            </draw:path>
            <draw:path draw:style-name="gr13" draw:text-style-name="P7" draw:layer="layout" svg:width="0.182cm" svg:height="0.254cm" svg:x="2.765cm" svg:y="14.902cm" svg:viewBox="0 0 183 255" svg:d="M170 192c0-2-2-2-4-2-6 0-9 3-14 4-7 4-9 7-13 13-11 16-26 28-49 28-32 0-60-23-60-74 0-32 12-73 31-101 15-23 34-41 71-41 13 0 21 5 21 18 0 12-13 37-17 44-2 4-2 5-2 6 0 2 2 2 4 2 7 0 20-8 24-13 1-2 21-36 21-54 0-19-16-22-28-22-51 0-93 33-109 53-42 50-46 105-46 123 0 50 26 79 67 79 56 0 103-55 103-63z">
              <text:p/>
            </draw:path>
            <draw:path draw:style-name="gr13" draw:text-style-name="P7" draw:layer="layout" svg:width="0.311cm" svg:height="0.182cm" svg:x="3.083cm" svg:y="14.97cm" svg:viewBox="0 0 312 183" svg:d="M274 98c-20 15-29 30-32 34-16 24-19 46-19 47 0 4 5 4 7 4 6 0 7-1 8-7 8-34 29-64 69-80 4-1 5-3 5-5 0-3-2-3-3-3-15-6-58-24-71-83-1-4-2-5-8-5-2 0-7 0-7 4 0 1 3 23 18 46 7 11 17 23 33 34-87 0-174 0-261 0-7 0-13 0-13 7s6 7 13 7c87 0 174 0 261 0z">
              <text:p/>
            </draw:path>
            <draw:path draw:style-name="gr13" draw:text-style-name="P7" draw:layer="layout" svg:width="0.182cm" svg:height="0.254cm" svg:x="3.517cm" svg:y="14.9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</draw:g>
        </draw:g>
        <draw:frame draw:style-name="gr36" draw:text-style-name="P3" draw:layer="layout" svg:width="1.42cm" svg:height="0.319cm" svg:x="4.302cm" svg:y="14.855cm">
          <draw:text-box>
            <text:p><text:span text:style-name="T1">(constraint)</text:span></text:p>
          </draw:text-box>
        </draw:frame>
        <draw:g draw:style-name="gr12">
          <svg:title>TexMaths</svg:title>
          <svg:desc>10§latex§\begin{align*}
\bm{x}_i 
&amp; =
\phi_1( \bm{x}_{i-l_0}^{i-1}, \bm{v}_i ) \\[-1mm]
&amp; =
\begin{cases}
\bm{v}_i &amp; 
  (\mathbbm{1}_{\rho,\ell,\delta}[ \bm{x}_{i-l_0}^{i-1}, \bm{v}_i ] \!=\! 1) \\
\overline{\bm{v}}_i &amp; 
  (\mathbbm{1}_{\rho,\ell,\delta}[ \bm{x}_{i-l_0}^{i-1}, \overline{\bm{v}}_i ] \!=\! 1) \\
(\overline{v}v)^{\frac{\nu}{2}} &amp;
  (\mathbbm{1}_{\rho,\ell,\delta}[ \bm{x}_{i-l_0}^{i-1}, (\overline{v}v)^{\frac{\nu}{2}} ] \!=\! 1) \\
(v\overline{v})^{\frac{\nu}{2}} &amp;
  (\mathbbm{1}_{\rho,\ell,\delta}[ \bm{x}_{i-l_0}^{i-1}, (v\overline{v})^{\frac{\nu}{2}} ] \!=\! 1) 
\end{cases}
\end{align*}§svg§600§TRUE§</svg:desc>
          <draw:g>
            <draw:path draw:style-name="gr13" draw:text-style-name="P7" draw:layer="layout" svg:width="0.198cm" svg:height="0.161cm" svg:x="1.653cm" svg:y="15.461cm" svg:viewBox="0 0 199 162" svg:d="M175 18c-12 3-19 15-19 24 0 8 6 16 18 16s25-10 25-27c0-19-19-31-40-31-20 0-33 15-38 21-8-14-28-21-48-21-44 0-68 43-68 55 0 5 5 5 8 5 4 0 7 0 8-5 10-32 36-42 50-42s20 6 20 17c0 7-5 26-8 39-4 16-8 32-12 48-5 21-18 32-30 32-2 0-10 0-17-5 13-4 19-16 19-24s-6-17-17-17c-13 0-26 11-26 28 0 18 19 31 40 31 20 0 33-15 38-22 9 15 28 22 48 22 45 0 69-44 69-55 0-5-6-5-9-5-4 0-7 0-8 5-10 31-35 42-50 42-13 0-20-6-20-18 0-7 5-26 8-39 3-9 11-42 12-47 6-21 18-32 30-32 2 0 10 0 17 5z">
              <text:p/>
            </draw:path>
            <draw:path draw:style-name="gr13" draw:text-style-name="P7" draw:layer="layout" svg:width="0.074cm" svg:height="0.165cm" svg:x="1.883cm" svg:y="15.509cm" svg:viewBox="0 0 75 166" svg:d="M68 10c0-4-3-10-10-10-6 0-13 7-13 14 0 4 3 9 9 9 7 0 14-7 14-13zM18 135c-1 3-2 6-2 10 0 12 10 21 23 21 25 0 36-34 36-38 0-3-3-2-4-3-4 0-4 2-5 4-6 20-17 30-26 30-5 0-6-3-6-8 0-6 1-11 4-16 2-7 5-13 8-20 2-6 11-28 12-31 0-3 1-6 1-8 0-12-10-21-23-21-25 0-36 34-36 38 0 3 3 3 4 3 4 0 4-1 5-4 6-21 17-30 26-30 4 0 6 2 6 9 0 5-1 9-8 24-5 13-10 27-15 40z">
              <text:p/>
            </draw:path>
            <draw:path draw:style-name="gr13" draw:text-style-name="P7" draw:layer="layout" svg:width="0.232cm" svg:height="0.081cm" svg:x="2.106cm" svg:y="15.49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3" draw:text-style-name="P7" draw:layer="layout" svg:width="0.183cm" svg:height="0.315cm" svg:x="2.474cm" svg:y="15.376cm" svg:viewBox="0 0 184 316" svg:d="M136 8c1-1 1-3 2-4 0-1 0-4-5-4-3 0-4 1-5 7-7 27-13 54-20 81-56 2-108 49-108 96 0 34 25 62 68 64-3 11-6 22-8 33-5 17-8 30-8 31 0 4 2 4 4 4s2 0 4-2c1-5 2-9 3-14 5-17 9-35 14-52 56-2 107-49 107-96 0-28-18-60-67-64 6-27 13-53 19-80zM69 240c-21-1-46-13-46-48 0-42 30-91 83-96-12 48-25 96-37 144zM115 96c26 1 46 18 46 48 0 42-30 92-83 96 12-48 25-96 37-144z">
              <text:p/>
            </draw:path>
            <draw:path draw:style-name="gr13" draw:text-style-name="P7" draw:layer="layout" svg:width="0.089cm" svg:height="0.163cm" svg:x="2.693cm" svg:y="15.509cm" svg:viewBox="0 0 90 164" svg:d="M56 7c0-7-1-7-8-7-15 16-38 16-48 16 0 3 0 6 0 9 6 0 22 0 36-7 0 42 0 83 0 125 0 9 0 12-25 12-3 0-6 0-9 0 0 3 0 6 0 9 4-1 34-1 44-1 7 0 38 0 44 1 0-3 0-6 0-9-3 0-7 0-10 0-24 0-24-3-24-12 0-45 0-91 0-136z">
              <text:p/>
            </draw:path>
            <draw:path draw:style-name="gr13" draw:text-style-name="P7" draw:layer="layout" svg:width="0.08cm" svg:height="0.351cm" svg:x="2.859cm" svg:y="15.356cm" svg:viewBox="0 0 81 352" svg:d="M81 348c0-1 0-2-6-8-44-44-55-110-55-164 0-61 13-122 57-166 4-4 4-5 4-6 0-3-1-4-3-4-4 0-35 24-56 69-18 38-22 78-22 107 0 27 4 70 23 110 21 43 51 66 55 66 2 0 3-1 3-4z">
              <text:p/>
            </draw:path>
            <draw:path draw:style-name="gr13" draw:text-style-name="P7" draw:layer="layout" svg:width="0.198cm" svg:height="0.161cm" svg:x="2.974cm" svg:y="15.461cm" svg:viewBox="0 0 199 162" svg:d="M175 18c-13 3-19 15-19 24 0 8 6 16 17 16 13 0 26-10 26-27 0-19-19-31-40-31-20 0-33 15-38 21-9-14-28-21-48-21-45 0-69 43-69 55 0 5 6 5 9 5 4 0 7 0 8-5 10-32 35-42 50-42 13 0 20 6 20 17 0 7-5 26-9 39-4 16-7 32-11 48-6 21-18 32-30 32-2 0-10 0-17-5 12-4 19-16 19-24s-6-17-18-17-25 11-25 28c0 18 19 31 40 31 20 0 33-15 38-22 8 15 28 22 48 22 44 0 68-44 68-55 0-5-5-5-8-5-4 0-7 0-8 5-10 31-36 42-50 42s-20-6-20-18c0-7 5-26 8-39 2-9 10-42 12-47 5-21 18-32 30-32 2 0 10 0 17 5z">
              <text:p/>
            </draw:path>
            <draw:path draw:style-name="gr13" draw:text-style-name="P7" draw:layer="layout" svg:width="0.073cm" svg:height="0.165cm" svg:x="3.204cm" svg:y="15.306cm" svg:viewBox="0 0 74 166" svg:d="M68 10c0-4-3-10-10-10s-14 7-14 14c0 4 3 9 10 9s14-7 14-13zM18 135c-1 3-3 6-3 10 0 12 10 21 24 21 24 0 35-34 35-38 0-3-3-3-4-3-3 0-3 2-4 4-6 20-17 30-26 30-5 0-7-3-7-8 0-6 2-11 4-16 3-7 5-14 8-20 2-6 11-28 12-31s2-6 2-8c0-12-10-21-24-21-24 0-35 34-35 38 0 3 3 3 4 3 3 0 4-1 4-4 7-21 18-30 27-30 4 0 6 2 6 9 0 5-2 9-8 24-5 13-10 27-15 40z">
              <text:p/>
            </draw:path>
            <draw:path draw:style-name="gr13" draw:text-style-name="P7" draw:layer="layout" svg:width="0.165cm" svg:height="0.011cm" svg:x="3.318cm" svg:y="15.402cm" svg:viewBox="0 0 166 12" svg:d="M157 12c3 0 9 0 9-6s-5-6-9-6c-49 0-98 0-147 0-4 0-10 0-10 6s6 6 10 6c49 0 98 0 147 0z">
              <text:p/>
            </draw:path>
            <draw:path draw:style-name="gr13" draw:text-style-name="P7" draw:layer="layout" svg:width="0.088cm" svg:height="0.163cm" svg:x="3.538cm" svg:y="15.306cm" svg:viewBox="0 0 89 164" svg:d="M56 7c0-7-1-7-8-7-16 16-38 16-48 16 0 3 0 6 0 9 6 0 22 0 36-7 0 42 0 83 0 125 0 8 0 12-25 12-3 0-6 0-9 0 0 3 0 6 0 9 4-1 34-1 43-1 8 0 39 0 44 1 0-3 0-6 0-9-3 0-6 0-9 0-24 0-24-4-24-12 0-45 0-91 0-136z">
              <text:p/>
            </draw:path>
            <draw:path draw:style-name="gr13" draw:text-style-name="P7" draw:layer="layout" svg:width="0.073cm" svg:height="0.164cm" svg:x="3.204cm" svg:y="15.563cm" svg:viewBox="0 0 74 165" svg:d="M68 9c0-4-3-9-10-9s-14 6-14 13c0 4 3 10 10 10s14-7 14-14zM18 134c-1 3-3 6-3 10 0 12 10 21 24 21 24 0 35-34 35-37 0-4-3-4-4-4-3 0-3 2-4 5-6 19-17 29-26 29-5 0-7-3-7-8 0-6 2-11 4-16 3-7 5-13 8-20 2-5 11-28 12-31 1-2 2-5 2-8 0-11-10-21-24-21-24 0-35 34-35 38 0 3 3 3 4 3 3 0 4-1 4-4 7-21 18-30 27-30 4 0 6 2 6 9 0 6-2 9-8 24-5 13-10 27-15 40z">
              <text:p/>
            </draw:path>
            <draw:path draw:style-name="gr13" draw:text-style-name="P7" draw:layer="layout" svg:width="0.165cm" svg:height="0.011cm" svg:x="3.318cm" svg:y="15.658cm" svg:viewBox="0 0 166 12" svg:d="M157 12c3 0 9 0 9-6s-5-6-9-6c-49 0-98 0-147 0-4 0-10 0-10 6s6 6 10 6c49 0 98 0 147 0z">
              <text:p/>
            </draw:path>
            <draw:path draw:style-name="gr13" draw:text-style-name="P7" draw:layer="layout" svg:width="0.054cm" svg:height="0.172cm" svg:x="3.526cm" svg:y="15.555cm" svg:viewBox="0 0 55 173" svg:d="M54 8c1-1 1-3 1-4 0-2-1-4-3-4-5 0-26 2-32 3-2 0-5 0-5 5 0 4 3 4 6 4 12 0 12 1 12 3s-1 4-1 6c-10 40-21 81-31 121 0 3-1 5-1 8 0 16 14 23 26 23 6 0 13-2 20-13 5-9 8-23 8-24 0-4-2-3-3-4-4 0-4 2-5 6-4 13-8 28-19 28-6 0-8-6-8-12 0-2 1-7 1-10 11-45 23-91 34-136z">
              <text:p/>
            </draw:path>
            <draw:path draw:style-name="gr13" draw:text-style-name="P7" draw:layer="layout" svg:width="0.091cm" svg:height="0.12cm" svg:x="3.614cm" svg:y="15.644cm" svg:viewBox="0 0 92 121" svg:d="M92 61c0-13 0-61-46-61s-46 48-46 61 0 60 46 60 46-47 46-60zM46 115c-7 0-22-2-26-20-2-9-3-22-3-36 0-13 0-25 3-35 5-15 18-18 26-18 13 0 22 6 26 19 2 9 2 23 2 34 0 12 0 26-3 36-4 17-18 20-25 20z">
              <text:p/>
            </draw:path>
            <draw:path draw:style-name="gr13" draw:text-style-name="P7" draw:layer="layout" svg:width="0.04cm" svg:height="0.104cm" svg:x="3.785cm" svg:y="15.583cm" svg:viewBox="0 0 41 105" svg:d="M41 37c0-24-9-37-22-37-12 0-19 8-19 18s7 19 19 19c4 0 8-2 12-5 1 0 1-1 2-1 0 2 0 1 0 6 0 26-12 46-24 58-4 3-3 5-3 6 0 2 1 4 3 4 4 0 32-27 32-68z">
              <text:p/>
            </draw:path>
            <draw:path draw:style-name="gr13" draw:text-style-name="P7" draw:layer="layout" svg:width="0.178cm" svg:height="0.161cm" svg:x="3.922cm" svg:y="15.461cm" svg:viewBox="0 0 179 162" svg:d="M179 32c0-32-16-21-24-32-14 0-27 14-27 26 0 10 8 14 11 16 15 9 17 15 17 22 0 8-20 85-61 85-25 0-25-21-25-27 0-21 10-46 21-75 3-7 4-10 4-15 0-21-21-32-40-32-37 0-55 48-55 55 0 5 5 5 9 5s6 0 8-5c11-38 29-42 36-42 2 0 6 0 6 7 0 8-4 18-5 21-17 41-22 57-22 74 0 37 30 47 61 47 60 0 86-100 86-130z">
              <text:p/>
            </draw:path>
            <draw:path draw:style-name="gr13" draw:text-style-name="P7" draw:layer="layout" svg:width="0.073cm" svg:height="0.165cm" svg:x="4.122cm" svg:y="15.509cm" svg:viewBox="0 0 74 166" svg:d="M68 10c0-4-3-10-10-10s-14 7-14 14c0 4 3 9 10 9s14-7 14-13zM17 135c0 3-2 6-2 10 0 12 10 21 24 21 24 0 35-34 35-38 0-3-3-3-4-3-3 0-4 2-5 4-5 20-16 30-26 30-5 0-6-3-6-8 0-6 2-11 4-16 3-7 5-13 8-20 2-6 11-28 12-31s2-6 2-8c0-12-10-21-24-21-24 0-35 34-35 38 0 3 3 3 4 3 3 0 3-1 4-4 7-21 17-30 26-30 4 0 7 2 7 9 0 5-2 9-8 24-5 13-11 27-16 40z">
              <text:p/>
            </draw:path>
            <draw:path draw:style-name="gr13" draw:text-style-name="P7" draw:layer="layout" svg:width="0.081cm" svg:height="0.351cm" svg:x="4.247cm" svg:y="15.356cm" svg:viewBox="0 0 82 352" svg:d="M82 176c0-27-4-70-24-110-21-43-51-66-55-66-2 0-3 2-3 4 0 1 0 2 7 8 34 35 54 91 54 164 0 60-13 122-56 166-5 4-5 5-5 6 0 2 1 4 3 4 4 0 36-24 56-69 18-38 23-77 23-107z">
              <text:p/>
            </draw:path>
            <draw:path draw:style-name="gr13" draw:text-style-name="P7" draw:layer="layout" svg:width="0.232cm" svg:height="0.082cm" svg:x="2.106cm" svg:y="16.771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13" draw:text-style-name="P7" draw:layer="layout" svg:width="0.116cm" svg:height="0.319cm" svg:x="2.592cm" svg:y="15.865cm" svg:viewBox="0 0 117 320" svg:d="M42 159c0-29 8-96 70-140 5-4 5-4 5-10 0-8 0-9-9-9-2 0-4 0-6 0-75 41-102 107-102 159 0 50 0 101 0 151 0 9 0 10 10 10 7 0 15 0 22 0 10 0 10-1 10-10 0-50 0-101 0-151z">
              <text:p/>
            </draw:path>
            <draw:path draw:style-name="gr13" draw:text-style-name="P7" draw:layer="layout" svg:width="0.041cm" svg:height="0.111cm" svg:x="2.592cm" svg:y="16.178cm" svg:viewBox="0 0 42 112" svg:d="M42 9c0-9 0-9-10-9-7 0-15 0-22 0-10 0-10 0-10 9 0 31 0 63 0 94 0 9 0 9 10 9 7 0 15 0 22 0 10 0 10 0 10-9 0-31 0-63 0-94z">
              <text:p/>
            </draw:path>
            <draw:path draw:style-name="gr13" draw:text-style-name="P7" draw:layer="layout" svg:width="0.041cm" svg:height="0.111cm" svg:x="2.592cm" svg:y="16.283cm" svg:viewBox="0 0 42 112" svg:d="M42 9c0-9 0-9-10-9-7 0-15 0-22 0-10 0-10 0-10 9 0 31 0 63 0 94 0 9 0 9 10 9 7 0 15 0 22 0 10 0 10 0 10-9 0-31 0-63 0-94z">
              <text:p/>
            </draw:path>
            <draw:path draw:style-name="gr13" draw:text-style-name="P7" draw:layer="layout" svg:width="0.041cm" svg:height="0.112cm" svg:x="2.592cm" svg:y="16.388cm" svg:viewBox="0 0 42 113" svg:d="M42 10c0-9 0-10-10-10-7 0-15 0-22 0-10 0-10 1-10 10 0 31 0 62 0 93 0 9 0 10 10 10 7 0 15 0 22 0 10 0 10-1 10-10 0-31 0-62 0-93z">
              <text:p/>
            </draw:path>
            <draw:path draw:style-name="gr13" draw:text-style-name="P7" draw:layer="layout" svg:width="0.116cm" svg:height="0.638cm" svg:x="2.517cm" svg:y="16.494cm" svg:viewBox="0 0 117 639" svg:d="M75 630c0 9 0 9 10 9 7 0 15 0 22 0 10 0 10 0 10-9 0-50 0-99 0-148 0-43-18-115-97-162 80-49 97-121 97-162 0-50 0-99 0-149 0-9 0-9-10-9-7 0-15 0-22 0-10 0-10 0-10 9 0 50 0 99 0 149 0 29-6 103-71 152-4 3-4 3-4 10 0 6 0 6 4 9 9 7 33 26 50 62 14 28 21 59 21 90 0 49 0 99 0 149z">
              <text:p/>
            </draw:path>
            <draw:path draw:style-name="gr13" draw:text-style-name="P7" draw:layer="layout" svg:width="0.041cm" svg:height="0.112cm" svg:x="2.592cm" svg:y="17.125cm" svg:viewBox="0 0 42 113" svg:d="M42 10c0-9 0-10-10-10-7 0-15 0-22 0-10 0-10 1-10 10 0 31 0 62 0 93 0 9 0 10 10 10 7 0 15 0 22 0 10 0 10-1 10-10 0-31 0-62 0-93z">
              <text:p/>
            </draw:path>
            <draw:path draw:style-name="gr13" draw:text-style-name="P7" draw:layer="layout" svg:width="0.041cm" svg:height="0.111cm" svg:x="2.592cm" svg:y="17.231cm" svg:viewBox="0 0 42 112" svg:d="M42 9c0-9 0-9-10-9-7 0-15 0-22 0-10 0-10 0-10 9 0 31 0 63 0 94 0 9 0 9 10 9 7 0 15 0 22 0 10 0 10 0 10-9 0-31 0-63 0-94z">
              <text:p/>
            </draw:path>
            <draw:path draw:style-name="gr13" draw:text-style-name="P7" draw:layer="layout" svg:width="0.041cm" svg:height="0.112cm" svg:x="2.592cm" svg:y="17.336cm" svg:viewBox="0 0 42 113" svg:d="M42 10c0-9 0-10-10-10-7 0-15 0-22 0-10 0-10 1-10 10 0 31 0 62 0 93 0 9 0 10 10 10 7 0 15 0 22 0 10 0 10-1 10-10 0-31 0-62 0-93z">
              <text:p/>
            </draw:path>
            <draw:path draw:style-name="gr13" draw:text-style-name="P7" draw:layer="layout" svg:width="0.116cm" svg:height="0.318cm" svg:x="2.592cm" svg:y="17.442cm" svg:viewBox="0 0 117 319" svg:d="M108 319c9 0 9 0 9-8 0-7 0-7-2-8-10-8-36-26-52-59-14-26-21-53-21-84 0-50 0-101 0-151 0-9 0-9-10-9-7 0-15 0-22 0-10 0-10 0-10 9 0 50 0 101 0 151 0 52 27 119 102 159 2 0 4 0 6 0z">
              <text:p/>
            </draw:path>
            <draw:path draw:style-name="gr13" draw:text-style-name="P7" draw:layer="layout" svg:width="0.178cm" svg:height="0.161cm" svg:x="2.78cm" svg:y="15.997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3" draw:text-style-name="P7" draw:layer="layout" svg:width="0.073cm" svg:height="0.165cm" svg:x="2.98cm" svg:y="16.045cm" svg:viewBox="0 0 74 166" svg:d="M68 10c0-4-3-10-10-10-6 0-14 7-14 14 0 4 4 9 10 9 7 0 14-7 14-13zM18 135c-1 3-2 6-2 10 0 12 9 21 23 21 25 0 35-34 35-38 0-3-2-2-3-3-4 0-4 2-5 4-6 20-17 30-26 30-5 0-6-3-6-9 0-5 1-10 4-15 2-7 5-14 7-20 3-6 11-28 12-31s2-6 2-8c0-12-10-21-23-21-25 0-36 33-36 38 0 3 3 3 4 3 4 0 4-1 5-4 6-21 17-30 26-30 4 0 6 2 6 9 0 5-1 9-8 24-5 13-10 27-15 40z">
              <text:p/>
            </draw:path>
            <draw:path draw:style-name="gr13" draw:text-style-name="P7" draw:layer="layout" svg:width="0.08cm" svg:height="0.351cm" svg:x="4.034cm" svg:y="15.89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4.171cm" svg:y="15.922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4.36cm" svg:y="16.1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4.521cm" svg:y="16.18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4.582cm" svg:y="16.035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4.721cm" svg:y="16.18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4.792cm" svg:y="16.033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4.973cm" svg:y="15.892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5.042cm" svg:y="15.997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5.272cm" svg:y="15.842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5.386cm" svg:y="15.938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5.606cm" svg:y="15.842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5.272cm" svg:y="16.099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5.386cm" svg:y="16.194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5.595cm" svg:y="16.091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5.682cm" svg:y="16.18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5.853cm" svg:y="16.119cm" svg:viewBox="0 0 41 105" svg:d="M41 36c0-23-9-36-22-36-12 0-19 8-19 18s7 19 19 19c4 0 8-2 12-5 1 0 1-1 2-1 0 2 0 1 0 5 0 26-12 48-23 59-4 4-4 5-4 6 0 2 1 4 3 4 4 0 32-27 32-69z">
              <text:p/>
            </draw:path>
            <draw:path draw:style-name="gr13" draw:text-style-name="P7" draw:layer="layout" svg:width="0.178cm" svg:height="0.161cm" svg:x="5.99cm" svg:y="15.997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3" draw:text-style-name="P7" draw:layer="layout" svg:width="0.073cm" svg:height="0.165cm" svg:x="6.19cm" svg:y="16.045cm" svg:viewBox="0 0 74 166" svg:d="M68 10c0-4-3-10-10-10s-14 7-14 14c0 4 3 9 10 9s14-7 14-13zM18 135c-1 3-3 6-3 10 0 12 10 21 24 21 24 0 35-34 35-38 0-3-3-3-4-3-3 0-3 2-4 4-6 20-17 30-26 30-5 0-7-3-7-9 0-5 2-10 4-15 3-7 5-14 8-20 2-6 11-28 12-31s2-6 2-8c0-12-10-21-24-21-24 0-35 33-35 38 0 3 3 3 4 3 3 0 4-1 4-4 7-21 18-30 27-30 4 0 6 2 6 9 0 5-2 9-8 24-5 13-10 27-15 40z">
              <text:p/>
            </draw:path>
            <draw:path draw:style-name="gr13" draw:text-style-name="P7" draw:layer="layout" svg:width="0.047cm" svg:height="0.351cm" svg:x="6.303cm" svg:y="15.892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6.451cm" svg:y="16.02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15cm" svg:height="0.233cm" svg:x="6.775cm" svg:y="15.922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3" draw:text-style-name="P7" draw:layer="layout" svg:width="0.08cm" svg:height="0.351cm" svg:x="6.94cm" svg:y="15.892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211cm" svg:height="0.013cm" svg:x="2.769cm" svg:y="16.449cm" svg:viewBox="0 0 212 14" svg:d="M106 14c-35 0-71 0-106 0 0-5 0-9 0-14 71 0 141 0 212 0 0 5 0 9 0 14-35 0-71 0-106 0z">
              <text:p/>
            </draw:path>
            <draw:path draw:style-name="gr13" draw:text-style-name="P7" draw:layer="layout" svg:width="0.178cm" svg:height="0.161cm" svg:x="2.78cm" svg:y="16.503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3" draw:text-style-name="P7" draw:layer="layout" svg:width="0.073cm" svg:height="0.165cm" svg:x="2.993cm" svg:y="16.551cm" svg:viewBox="0 0 74 166" svg:d="M68 10c0-4-3-10-10-10-6 0-14 7-14 14 0 4 4 9 10 9 7 0 14-7 14-13zM18 135c-1 3-2 6-2 10 0 12 10 21 23 21 25 0 35-34 35-38 0-3-2-2-3-3-4 0-4 2-5 4-6 20-17 30-26 30-5 0-6-3-6-9 0-5 1-10 4-15 2-7 5-14 7-20 3-6 12-28 12-31 1-3 2-6 2-8 0-12-10-21-23-21-25 0-36 33-36 38 0 3 3 3 4 3 4 0 4-1 5-4 6-21 17-30 26-30 4 0 6 2 6 9 0 5-1 9-8 24-5 13-10 27-15 40z">
              <text:p/>
            </draw:path>
            <draw:path draw:style-name="gr13" draw:text-style-name="P7" draw:layer="layout" svg:width="0.08cm" svg:height="0.351cm" svg:x="4.034cm" svg:y="16.398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4.171cm" svg:y="16.428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4.36cm" svg:y="16.605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4.521cm" svg:y="16.685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4.582cm" svg:y="16.541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4.721cm" svg:y="16.685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4.792cm" svg:y="16.539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4.973cm" svg:y="16.398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5.042cm" svg:y="16.503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5.272cm" svg:y="16.348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5.386cm" svg:y="16.444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5.606cm" svg:y="16.348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5.272cm" svg:y="16.604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5.386cm" svg:y="16.699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5.595cm" svg:y="16.596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5.682cm" svg:y="16.685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5.853cm" svg:y="16.624cm" svg:viewBox="0 0 41 105" svg:d="M41 36c0-23-9-36-22-36-12 0-19 8-19 18s7 19 19 19c4 0 8-2 12-5 1 0 1-1 2-1 0 2 0 1 0 5 0 26-12 48-23 59-4 4-4 5-4 6 0 2 1 4 3 4 4 0 32-27 32-69z">
              <text:p/>
            </draw:path>
            <draw:path draw:style-name="gr13" draw:text-style-name="P7" draw:layer="layout" svg:width="0.211cm" svg:height="0.013cm" svg:x="5.979cm" svg:y="16.449cm" svg:viewBox="0 0 212 14" svg:d="M106 14c-35 0-71 0-106 0 0-5 0-9 0-14 71 0 141 0 212 0 0 5 0 9 0 14-35 0-71 0-106 0z">
              <text:p/>
            </draw:path>
            <draw:path draw:style-name="gr13" draw:text-style-name="P7" draw:layer="layout" svg:width="0.178cm" svg:height="0.161cm" svg:x="5.99cm" svg:y="16.503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3" draw:text-style-name="P7" draw:layer="layout" svg:width="0.073cm" svg:height="0.165cm" svg:x="6.203cm" svg:y="16.551cm" svg:viewBox="0 0 74 166" svg:d="M68 10c0-4-3-10-10-10s-14 7-14 14c0 4 3 9 10 9s14-7 14-13zM18 135c-1 3-3 6-3 10 0 12 10 21 24 21 24 0 35-34 35-38 0-3-3-3-4-3-3 0-3 2-4 4-6 20-17 30-26 30-5 0-7-3-7-9 0-5 2-10 4-15 3-7 6-14 8-20s11-28 12-31 2-6 2-8c0-12-10-21-24-21-24 0-35 33-35 38 0 3 3 3 4 3 3 0 4-1 4-4 7-21 18-30 27-30 4 0 6 2 6 9 0 5-2 9-8 24-5 13-10 27-15 40z">
              <text:p/>
            </draw:path>
            <draw:path draw:style-name="gr13" draw:text-style-name="P7" draw:layer="layout" svg:width="0.047cm" svg:height="0.351cm" svg:x="6.316cm" svg:y="16.398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6.464cm" svg:y="16.533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15cm" svg:height="0.233cm" svg:x="6.788cm" svg:y="16.428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3" draw:text-style-name="P7" draw:layer="layout" svg:width="0.08cm" svg:height="0.351cm" svg:x="6.953cm" svg:y="16.398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081cm" svg:height="0.351cm" svg:x="2.804cm" svg:y="16.903cm" svg:viewBox="0 0 82 352" svg:d="M82 348c0-1 0-2-6-8-44-44-56-110-56-164 0-61 14-122 57-166 5-4 5-5 5-6 0-3-2-4-4-4-3 0-35 24-56 69-18 38-22 77-22 107 0 27 4 70 23 110 21 43 52 66 55 66 2 0 4-1 4-4z">
              <text:p/>
            </draw:path>
            <draw:path draw:style-name="gr13" draw:text-style-name="P7" draw:layer="layout" svg:width="0.182cm" svg:height="0.013cm" svg:x="2.906cm" svg:y="16.959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2.916cm" svg:y="17.011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153cm" svg:height="0.159cm" svg:x="3.099cm" svg:y="17.011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08cm" svg:height="0.351cm" svg:x="3.292cm" svg:y="16.9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3.472cm" svg:y="16.867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3" draw:text-style-name="P7" draw:layer="layout" svg:width="0.136cm" svg:height="0.011cm" svg:x="3.451cm" svg:y="16.972cm" svg:viewBox="0 0 137 12" svg:d="M68 12c-23 0-45 0-68 0 0-4 0-8 0-12 46 0 91 0 137 0 0 4 0 8 0 12-23 0-46 0-69 0z">
              <text:p/>
            </draw:path>
            <draw:path draw:style-name="gr13" draw:text-style-name="P7" draw:layer="layout" svg:width="0.086cm" svg:height="0.116cm" svg:x="3.476cm" svg:y="17.007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3" draw:text-style-name="P7" draw:layer="layout" svg:width="0.08cm" svg:height="0.351cm" svg:x="4.034cm" svg:y="16.903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4.171cm" svg:y="16.934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4.36cm" svg:y="17.111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4.521cm" svg:y="17.191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4.582cm" svg:y="17.046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4.721cm" svg:y="17.191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4.792cm" svg:y="17.044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4.973cm" svg:y="16.903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5.042cm" svg:y="17.008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5.272cm" svg:y="16.85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5.386cm" svg:y="16.949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5.606cm" svg:y="16.853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5.272cm" svg:y="17.11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5.386cm" svg:y="17.205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5.595cm" svg:y="17.102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5.682cm" svg:y="17.191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5.853cm" svg:y="17.13cm" svg:viewBox="0 0 41 105" svg:d="M41 36c0-23-9-36-22-36-12 0-19 8-19 18s7 19 19 19c4 0 8-2 12-5 1 0 1-1 2-1 0 2 0 1 0 5 0 26-12 48-23 59-4 4-4 5-4 6 0 2 1 4 3 4 4 0 32-27 32-69z">
              <text:p/>
            </draw:path>
            <draw:path draw:style-name="gr13" draw:text-style-name="P7" draw:layer="layout" svg:width="0.08cm" svg:height="0.351cm" svg:x="6.014cm" svg:y="16.903cm" svg:viewBox="0 0 81 352" svg:d="M81 348c0-1 0-2-6-8-44-44-55-110-55-164 0-61 14-122 57-166 4-4 4-5 4-6 0-3-1-4-3-4-4 0-35 24-56 69-18 38-22 77-22 107 0 27 4 70 23 110 21 43 51 66 55 66 2 0 3-1 3-4z">
              <text:p/>
            </draw:path>
            <draw:path draw:style-name="gr13" draw:text-style-name="P7" draw:layer="layout" svg:width="0.182cm" svg:height="0.013cm" svg:x="6.116cm" svg:y="16.959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6.126cm" svg:y="17.011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3" draw:text-style-name="P7" draw:layer="layout" svg:width="0.153cm" svg:height="0.159cm" svg:x="6.309cm" svg:y="17.011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3" draw:text-style-name="P7" draw:layer="layout" svg:width="0.08cm" svg:height="0.351cm" svg:x="6.502cm" svg:y="16.9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6.682cm" svg:y="16.867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3" draw:text-style-name="P7" draw:layer="layout" svg:width="0.137cm" svg:height="0.011cm" svg:x="6.66cm" svg:y="16.972cm" svg:viewBox="0 0 138 12" svg:d="M69 12c-23 0-46 0-69 0 0-4 0-8 0-12 46 0 92 0 138 0 0 4 0 8 0 12-23 0-46 0-69 0z">
              <text:p/>
            </draw:path>
            <draw:path draw:style-name="gr13" draw:text-style-name="P7" draw:layer="layout" svg:width="0.087cm" svg:height="0.116cm" svg:x="6.685cm" svg:y="17.007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3" draw:text-style-name="P7" draw:layer="layout" svg:width="0.047cm" svg:height="0.351cm" svg:x="6.865cm" svg:y="16.903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7.014cm" svg:y="17.038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3" draw:text-style-name="P7" draw:layer="layout" svg:width="0.115cm" svg:height="0.233cm" svg:x="7.338cm" svg:y="16.933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3" draw:text-style-name="P7" draw:layer="layout" svg:width="0.081cm" svg:height="0.351cm" svg:x="7.502cm" svg:y="16.903cm" svg:viewBox="0 0 82 352" svg:d="M82 176c0-27-4-70-23-110-21-43-52-66-55-66-2 0-4 2-4 4 0 1 0 2 7 8 34 35 54 90 54 164 0 60-13 122-56 166-5 4-5 5-5 6 0 2 2 4 4 4 3 0 35-24 56-69 18-39 22-78 22-107z">
              <text:p/>
            </draw:path>
            <draw:path draw:style-name="gr13" draw:text-style-name="P7" draw:layer="layout" svg:width="0.081cm" svg:height="0.351cm" svg:x="2.804cm" svg:y="17.409cm" svg:viewBox="0 0 82 352" svg:d="M82 348c0-1 0-2-6-8-44-44-56-110-56-164 0-61 14-122 57-166 5-5 5-5 5-6 0-3-2-4-4-4-3 0-35 24-56 69-18 38-22 77-22 107 0 27 4 70 23 110 21 43 52 66 55 66 2 0 4-1 4-4z">
              <text:p/>
            </draw:path>
            <draw:path draw:style-name="gr13" draw:text-style-name="P7" draw:layer="layout" svg:width="0.153cm" svg:height="0.159cm" svg:x="2.916cm" svg:y="17.517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182cm" svg:height="0.013cm" svg:x="3.089cm" svg:y="17.465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3.099cm" svg:y="17.517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3" draw:text-style-name="P7" draw:layer="layout" svg:width="0.08cm" svg:height="0.351cm" svg:x="3.292cm" svg:y="17.4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3.472cm" svg:y="17.373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3" draw:text-style-name="P7" draw:layer="layout" svg:width="0.136cm" svg:height="0.011cm" svg:x="3.451cm" svg:y="17.478cm" svg:viewBox="0 0 137 12" svg:d="M68 12c-23 0-45 0-68 0 0-4 0-8 0-12 46 0 91 0 137 0 0 4 0 8 0 12-23 0-46 0-69 0z">
              <text:p/>
            </draw:path>
            <draw:path draw:style-name="gr13" draw:text-style-name="P7" draw:layer="layout" svg:width="0.086cm" svg:height="0.116cm" svg:x="3.476cm" svg:y="17.513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3" draw:text-style-name="P7" draw:layer="layout" svg:width="0.08cm" svg:height="0.351cm" svg:x="4.034cm" svg:y="17.409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13" draw:text-style-name="P7" draw:layer="layout" svg:width="0.143cm" svg:height="0.232cm" svg:x="4.171cm" svg:y="17.439cm" svg:viewBox="0 0 144 233" svg:d="M85 4c-18 12-45 18-74 18-4 0-7 0-11 0 0 2 0 4 0 6 0 1 0 3 0 5 4 0 7 0 11 0 10 0 25-1 32-3 1 0 1 0 2 0 0 30 0 60 0 91 0 72 0 93-1 95-3 5-8 7-26 7-6 0-11 0-17 1 0 1 0 2 0 4 0 1 0 3 0 5 24 0 48 0 72 0s47 0 71 0c0-2 0-4 0-5 0-2 0-3 0-4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3" draw:text-style-name="P7" draw:layer="layout" svg:width="0.125cm" svg:height="0.16cm" svg:x="4.36cm" svg:y="17.617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3" draw:text-style-name="P7" draw:layer="layout" svg:width="0.03cm" svg:height="0.075cm" svg:x="4.521cm" svg:y="17.697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2cm" svg:height="0.175cm" svg:x="4.582cm" svg:y="17.552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3" draw:text-style-name="P7" draw:layer="layout" svg:width="0.03cm" svg:height="0.075cm" svg:x="4.721cm" svg:y="17.697cm" svg:viewBox="0 0 31 76" svg:d="M24 25c0 13-2 29-19 45-1 1-2 1-2 3 0 1 2 3 4 3 3 0 24-20 24-49 0-15-6-27-17-27-8 0-14 7-14 14 0 8 6 14 14 14 6 0 7-2 10-3z">
              <text:p/>
            </draw:path>
            <draw:path draw:style-name="gr13" draw:text-style-name="P7" draw:layer="layout" svg:width="0.107cm" svg:height="0.177cm" svg:x="4.792cm" svg:y="17.55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3" draw:text-style-name="P7" draw:layer="layout" svg:width="0.047cm" svg:height="0.351cm" svg:x="4.973cm" svg:y="17.409cm" svg:viewBox="0 0 48 352" svg:d="M48 352c0-5 0-9 0-14-11 0-23 0-34 0 0-108 0-216 0-324 11 0 23 0 34 0 0-5 0-9 0-14-16 0-32 0-48 0 0 117 0 235 0 352 16 0 32 0 48 0z">
              <text:p/>
            </draw:path>
            <draw:path draw:style-name="gr13" draw:text-style-name="P7" draw:layer="layout" svg:width="0.198cm" svg:height="0.161cm" svg:x="5.042cm" svg:y="17.514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3" draw:text-style-name="P7" draw:layer="layout" svg:width="0.073cm" svg:height="0.165cm" svg:x="5.272cm" svg:y="17.359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3" draw:text-style-name="P7" draw:layer="layout" svg:width="0.166cm" svg:height="0.011cm" svg:x="5.386cm" svg:y="17.455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5.606cm" svg:y="17.359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3" draw:text-style-name="P7" draw:layer="layout" svg:width="0.073cm" svg:height="0.164cm" svg:x="5.272cm" svg:y="17.616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166cm" svg:height="0.011cm" svg:x="5.386cm" svg:y="17.711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5.595cm" svg:y="17.608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3" draw:text-style-name="P7" draw:layer="layout" svg:width="0.091cm" svg:height="0.12cm" svg:x="5.682cm" svg:y="17.697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3" draw:text-style-name="P7" draw:layer="layout" svg:width="0.04cm" svg:height="0.104cm" svg:x="5.853cm" svg:y="17.636cm" svg:viewBox="0 0 41 105" svg:d="M41 36c0-23-9-36-22-36-12 0-19 8-19 18s7 19 19 19c4 0 8-2 12-5 1-1 1-1 2-1 0 2 0 0 0 5 0 26-12 48-23 59-4 4-4 5-4 6 0 2 1 4 3 4 4 0 32-27 32-69z">
              <text:p/>
            </draw:path>
            <draw:path draw:style-name="gr13" draw:text-style-name="P7" draw:layer="layout" svg:width="0.08cm" svg:height="0.351cm" svg:x="6.014cm" svg:y="17.409cm" svg:viewBox="0 0 81 352" svg:d="M81 348c0-1 0-2-6-8-44-44-55-110-55-164 0-61 14-122 57-166 4-5 4-5 4-6 0-3-1-4-3-4-4 0-35 24-56 69-18 38-22 77-22 107 0 27 4 70 23 110 21 43 51 66 55 66 2 0 3-1 3-4z">
              <text:p/>
            </draw:path>
            <draw:path draw:style-name="gr13" draw:text-style-name="P7" draw:layer="layout" svg:width="0.153cm" svg:height="0.159cm" svg:x="6.126cm" svg:y="17.517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3" draw:text-style-name="P7" draw:layer="layout" svg:width="0.182cm" svg:height="0.013cm" svg:x="6.299cm" svg:y="17.465cm" svg:viewBox="0 0 183 14" svg:d="M91 14c-30 0-61 0-91 0 0-5 0-9 0-14 61 0 122 0 183 0 0 5 0 9 0 14-31 0-61 0-92 0z">
              <text:p/>
            </draw:path>
            <draw:path draw:style-name="gr13" draw:text-style-name="P7" draw:layer="layout" svg:width="0.153cm" svg:height="0.159cm" svg:x="6.309cm" svg:y="17.517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3" draw:text-style-name="P7" draw:layer="layout" svg:width="0.08cm" svg:height="0.351cm" svg:x="6.502cm" svg:y="17.4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3" draw:text-style-name="P7" draw:layer="layout" svg:width="0.098cm" svg:height="0.077cm" svg:x="6.682cm" svg:y="17.373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3" draw:text-style-name="P7" draw:layer="layout" svg:width="0.137cm" svg:height="0.011cm" svg:x="6.66cm" svg:y="17.478cm" svg:viewBox="0 0 138 12" svg:d="M69 12c-23 0-46 0-69 0 0-4 0-8 0-12 46 0 92 0 138 0 0 4 0 8 0 12-23 0-46 0-69 0z">
              <text:p/>
            </draw:path>
            <draw:path draw:style-name="gr13" draw:text-style-name="P7" draw:layer="layout" svg:width="0.087cm" svg:height="0.116cm" svg:x="6.685cm" svg:y="17.513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3" draw:text-style-name="P7" draw:layer="layout" svg:width="0.047cm" svg:height="0.351cm" svg:x="6.865cm" svg:y="17.409cm" svg:viewBox="0 0 48 352" svg:d="M48 0c-16 0-32 0-48 0 0 5 0 9 0 14 11 0 23 0 34 0 0 108 0 216 0 324-11 0-23 0-34 0 0 5 0 9 0 14 16 0 32 0 48 0 0-117 0-235 0-352z">
              <text:p/>
            </draw:path>
            <draw:path draw:style-name="gr13" draw:text-style-name="P7" draw:layer="layout" svg:width="0.233cm" svg:height="0.081cm" svg:x="7.014cm" svg:y="17.54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3" draw:text-style-name="P7" draw:layer="layout" svg:width="0.115cm" svg:height="0.233cm" svg:x="7.338cm" svg:y="17.43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3" draw:text-style-name="P7" draw:layer="layout" svg:width="0.081cm" svg:height="0.351cm" svg:x="7.502cm" svg:y="17.409cm" svg:viewBox="0 0 82 352" svg:d="M82 176c0-27-4-70-23-110-21-43-52-66-55-66-2 0-4 2-4 4 0 1 0 1 7 8 34 35 54 90 54 164 0 60-13 122-56 166-5 4-5 5-5 6 0 2 2 4 4 4 3 0 35-24 56-69 18-39 22-78 22-107z">
              <text:p/>
            </draw:path>
          </draw:g>
        </draw:g>
        <draw:g draw:style-name="gr12">
          <svg:title>TexMaths</svg:title>
          <svg:desc>10§display§v:§svg§600§TRUE§</svg:desc>
          <draw:g>
            <draw:path draw:style-name="gr13" draw:text-style-name="P7" draw:layer="layout" svg:width="0.153cm" svg:height="0.156cm" svg:x="3.633cm" svg:y="18.052cm" svg:viewBox="0 0 154 157" svg:d="M154 24c0-18-9-24-16-24-8 0-17 9-17 17 0 4 2 6 6 10 7 7 12 16 12 29 0 14-22 93-63 93-17 0-26-12-26-30 0-20 10-44 21-73 2-6 4-11 4-17 0-16-11-29-29-29-33 0-46 51-46 54s3 2 4 3c4 0 4 0 6-6 10-35 25-43 35-43 3 0 9 0 9 11 0 9-4 18-6 24-15 40-20 56-20 71 0 37 31 43 47 43 59 0 79-114 79-133z">
              <text:p/>
            </draw:path>
            <draw:path draw:style-name="gr13" draw:text-style-name="P7" draw:layer="layout" svg:width="0.036cm" svg:height="0.148cm" svg:x="3.932cm" svg:y="18.056cm" svg:viewBox="0 0 37 149" svg:d="M37 18c0-10-9-18-19-18-11 0-18 8-18 18s7 19 18 19c10 0 19-9 19-19zM37 131c0-10-9-19-19-19-11 0-18 9-18 19s7 18 18 18c10 0 19-8 19-18z">
              <text:p/>
            </draw:path>
          </draw:g>
        </draw:g>
        <draw:frame draw:style-name="gr37" draw:text-style-name="P4" draw:layer="layout" svg:width="1.424cm" svg:height="0.395cm" svg:x="4.103cm" svg:y="17.904cm">
          <draw:text-box>
            <text:p><text:span text:style-name="T2">first bit of</text:span></text:p>
          </draw:text-box>
        </draw:frame>
        <draw:g draw:style-name="gr12">
          <svg:title>TexMaths</svg:title>
          <svg:desc>10§display§\bm{v}_i§svg§600§TRUE§</svg:desc>
          <draw:g>
            <draw:path draw:style-name="gr13" draw:text-style-name="P7" draw:layer="layout" svg:width="0.176cm" svg:height="0.159cm" svg:x="5.665cm" svg:y="18.047cm" svg:viewBox="0 0 177 160" svg:d="M177 32c0-32-23-32-24-32-14 0-25 15-25 27 0 9 7 14 9 15 15 9 18 15 18 22 0 8-19 83-60 83-26 0-26-21-26-27 0-19 10-45 21-73 3-6 4-10 4-15 0-20-20-32-39-32-37 0-55 48-55 55 0 5 5 5 8 5 5 0 7 0 8-5 12-38 30-42 37-42 2 0 5 0 5 7 0 8-4 18-5 21-16 41-21 56-21 72 0 37 30 47 60 47 60 0 85-98 85-128z">
              <text:p/>
            </draw:path>
            <draw:path draw:style-name="gr13" draw:text-style-name="P7" draw:layer="layout" svg:width="0.073cm" svg:height="0.162cm" svg:x="5.863cm" svg:y="18.096cm" svg:viewBox="0 0 74 163" svg:d="M68 9c0-4-3-9-10-9s-14 6-14 13c0 4 3 9 10 9s14-7 14-13zM18 132c-1 3-3 6-3 10 0 12 10 21 24 21 24 0 35-34 35-37 0-4-3-4-4-4-3 0-4 2-5 5-5 19-16 29-26 29-4 0-6-3-6-8 0-6 2-11 4-16 3-7 5-13 8-20 2-5 11-27 12-30 1-2 2-5 2-7 0-12-10-21-24-21-24 0-35 33-35 37 0 3 3 3 4 3 3 0 4-1 4-4 7-21 17-29 27-29 3 0 6 2 6 8s-2 9-8 25c-5 13-10 25-15 38z">
              <text:p/>
            </draw:path>
          </draw:g>
        </draw:g>
        <draw:frame draw:style-name="gr38" draw:text-style-name="P3" draw:layer="layout" svg:width="1.039cm" svg:height="0.319cm" svg:x="6.502cm" svg:y="15.456cm">
          <draw:text-box>
            <text:p><text:span text:style-name="T1">(priority)</text:span></text:p>
          </draw:text-box>
        </draw:frame>
        <draw:line draw:style-name="gr39" draw:text-style-name="P6" draw:layer="layout" svg:x1="7.8cm" svg:y1="15.9cm" svg:x2="7.8cm" svg:y2="17.7cm">
          <text:p/>
        </draw:line>
        <draw:frame draw:style-name="gr40" draw:text-style-name="P4" draw:layer="layout" svg:width="2.093cm" svg:height="0.395cm" svg:x="6.803cm" svg:y="7.806cm">
          <draw:text-box>
            <text:p><text:span text:style-name="T2">reset symbol:</text:span></text:p>
          </draw:text-box>
        </draw:frame>
        <draw:g draw:style-name="gr12">
          <svg:title>TexMaths</svg:title>
          <svg:desc>10§display§(01)^{\frac{\nu}{2}}, 
(10)^{\frac{\nu}{2}}
\!\in\! 
\mathcal{C}§svg§600§TRUE§</svg:desc>
          <draw:g>
            <draw:path draw:style-name="gr13" draw:text-style-name="P7" draw:layer="layout" svg:width="0.081cm" svg:height="0.349cm" svg:x="9.135cm" svg:y="7.857cm" svg:viewBox="0 0 82 350" svg:d="M82 346c0-1 0-1-6-7-44-44-56-111-56-163 0-61 14-122 57-166 5-4 5-5 5-6 0-2-2-4-4-4-4 0-35 24-56 69-18 38-22 77-22 107 0 26 4 68 23 108 21 43 51 66 55 66 2 0 4-1 4-4z">
              <text:p/>
            </draw:path>
            <draw:path draw:style-name="gr13" draw:text-style-name="P7" draw:layer="layout" svg:width="0.146cm" svg:height="0.239cm" svg:x="9.251cm" svg:y="7.887cm" svg:viewBox="0 0 147 240" svg:d="M147 121c0-28-1-56-14-82-16-33-45-39-59-39-21 0-47 9-61 42-12 24-13 51-13 79 0 27 1 58 15 84 15 28 41 35 58 35 19 0 46-7 61-40 12-24 13-51 13-79zM73 232c-13 0-34-8-40-41-4-21-4-53-4-74 0-22 0-46 3-64 6-42 33-45 41-45 12 0 35 6 42 41 3 19 3 46 3 68 0 26 0 50-4 73-5 32-25 42-41 42z">
              <text:p/>
            </draw:path>
            <draw:path draw:style-name="gr13" draw:text-style-name="P7" draw:layer="layout" svg:width="0.115cm" svg:height="0.231cm" svg:x="9.444cm" svg:y="7.887cm" svg:viewBox="0 0 116 232" svg:d="M72 9c0-8 0-9-8-9-22 22-53 22-64 22 0 4 0 7 0 11 7 0 28 0 46-9 0 60 0 121 0 181 0 12-1 17-33 17-4 0-7 0-11 0 0 4 0 7 0 10 12-1 43-1 57-1s44 0 57 1c0-3 0-6 0-10-4 0-8 0-12 0-31 0-32-4-32-17 0-65 0-131 0-196z">
              <text:p/>
            </draw:path>
            <draw:path draw:style-name="gr13" draw:text-style-name="P7" draw:layer="layout" svg:width="0.081cm" svg:height="0.349cm" svg:x="9.608cm" svg:y="7.857cm" svg:viewBox="0 0 82 350" svg:d="M82 176c0-28-4-70-24-110-21-43-51-66-54-66-2 0-4 2-4 4 0 1 0 2 7 8 34 35 54 90 54 164 0 59-13 120-56 165-5 4-5 4-5 5 0 3 2 4 4 4 3 0 35-24 56-68 17-39 22-78 22-106z">
              <text:p/>
            </draw:path>
            <draw:path draw:style-name="gr13" draw:text-style-name="P7" draw:layer="layout" svg:width="0.098cm" svg:height="0.076cm" svg:x="9.788cm" svg:y="7.804cm" svg:viewBox="0 0 99 77" svg:d="M32 7c1-3 1-3 1-4 0-3-2-3-5-3-7 1-15 1-22 2-3 0-3 0-4 1s-1 3-1 4c0 3 3 3 5 3 6 0 8 0 9 1 0 3 0 3-1 7-4 17-8 33-12 50-1 2-1 4-2 6 0 3 2 3 4 3 1 0 2 0 3 0 13-1 37-7 60-24 27-20 32-44 32-47s-2-6-6-6-8 2-9 7c-2 8-7 24-26 41-10 8-25 17-41 22 5-21 10-42 15-63z">
              <text:p/>
            </draw:path>
            <draw:path draw:style-name="gr13" draw:text-style-name="P7" draw:layer="layout" svg:width="0.136cm" svg:height="0.011cm" svg:x="9.767cm" svg:y="7.908cm" svg:viewBox="0 0 137 12" svg:d="M0 0c46 0 91 0 137 0 0 4 0 8 0 12-46 0-91 0-137 0 0-4 0-8 0-12z">
              <text:p/>
            </draw:path>
            <draw:path draw:style-name="gr13" draw:text-style-name="P7" draw:layer="layout" svg:width="0.086cm" svg:height="0.116cm" svg:x="9.792cm" svg:y="7.9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3" draw:text-style-name="P7" draw:layer="layout" svg:width="0.04cm" svg:height="0.104cm" svg:x="9.994cm" svg:y="8.082cm" svg:viewBox="0 0 41 105" svg:d="M41 37c0-23-8-37-22-37-12 0-19 9-19 19 0 9 7 18 19 18 4 0 9-1 12-4 1-1 1-1 2-1 0 2 1 0 1 5 0 26-12 47-24 59-4 3-4 4-4 5 0 3 2 4 3 4 4 0 32-27 32-68z">
              <text:p/>
            </draw:path>
            <draw:path draw:style-name="gr13" draw:text-style-name="P7" draw:layer="layout" svg:width="0.081cm" svg:height="0.349cm" svg:x="10.155cm" svg:y="7.857cm" svg:viewBox="0 0 82 350" svg:d="M82 346c0-1 0-1-6-7-44-44-56-111-56-163 0-61 14-122 57-166 5-4 5-5 5-6 0-2-2-4-4-4-3 0-35 24-56 69-18 38-22 77-22 107 0 26 4 68 23 108 21 43 52 66 55 66 2 0 4-1 4-4z">
              <text:p/>
            </draw:path>
            <draw:path draw:style-name="gr13" draw:text-style-name="P7" draw:layer="layout" svg:width="0.115cm" svg:height="0.231cm" svg:x="10.288cm" svg:y="7.887cm" svg:viewBox="0 0 116 232" svg:d="M72 9c0-8 0-9-8-9-22 22-53 22-64 22 0 4 0 7 0 11 7 0 28 0 46-9 0 60 0 121 0 181 0 12-1 17-33 17-4 0-7 0-11 0 0 4 0 7 0 10 13-1 43-1 57-1s45 0 57 1c0-3 0-6 0-10-4 0-7 0-11 0-32 0-33-4-33-17 0-65 0-131 0-196z">
              <text:p/>
            </draw:path>
            <draw:path draw:style-name="gr13" draw:text-style-name="P7" draw:layer="layout" svg:width="0.147cm" svg:height="0.239cm" svg:x="10.445cm" svg:y="7.887cm" svg:viewBox="0 0 148 240" svg:d="M148 121c0-28-2-56-14-82-16-33-45-39-60-39-21 0-46 9-61 42-11 24-13 51-13 79 0 27 2 58 16 84 15 28 41 35 58 35 19 0 46-7 61-40 11-24 13-51 13-79zM74 232c-14 0-34-8-41-41-4-21-4-53-4-74 0-22 0-46 3-64 7-42 33-45 42-45 12 0 35 6 41 41 4 19 4 46 4 68 0 26 0 50-4 73-5 32-25 42-41 42z">
              <text:p/>
            </draw:path>
            <draw:path draw:style-name="gr13" draw:text-style-name="P7" draw:layer="layout" svg:width="0.081cm" svg:height="0.349cm" svg:x="10.627cm" svg:y="7.857cm" svg:viewBox="0 0 82 350" svg:d="M82 176c0-28-4-70-23-110-22-43-52-66-55-66-2 0-4 2-4 4 0 1 0 2 7 8 34 35 54 90 54 164 0 59-13 120-56 165-5 4-5 4-5 5 0 3 2 4 4 4 3 0 35-24 56-68 17-39 22-78 22-106z">
              <text:p/>
            </draw:path>
            <draw:path draw:style-name="gr13" draw:text-style-name="P7" draw:layer="layout" svg:width="0.098cm" svg:height="0.076cm" svg:x="10.807cm" svg:y="7.804cm" svg:viewBox="0 0 99 77" svg:d="M33 7c0-3 0-3 0-4 0-3-2-3-5-3-7 1-15 1-22 2-3 0-3 0-4 1s-1 3-1 4c0 3 3 3 5 3 6 0 8 0 9 1 0 3 0 3-1 7-4 17-8 33-12 50-1 2-1 4-2 6 0 3 2 3 4 3 1 0 2 0 3 0 13-1 37-7 60-24 27-20 32-44 32-47s-2-6-6-6-8 2-9 7c-2 8-7 24-26 41-10 8-25 17-41 22 5-21 11-42 16-63z">
              <text:p/>
            </draw:path>
            <draw:path draw:style-name="gr13" draw:text-style-name="P7" draw:layer="layout" svg:width="0.136cm" svg:height="0.011cm" svg:x="10.786cm" svg:y="7.908cm" svg:viewBox="0 0 137 12" svg:d="M0 0c46 0 91 0 137 0 0 4 0 8 0 12-46 0-91 0-137 0 0-4 0-8 0-12z">
              <text:p/>
            </draw:path>
            <draw:path draw:style-name="gr13" draw:text-style-name="P7" draw:layer="layout" svg:width="0.086cm" svg:height="0.116cm" svg:x="10.811cm" svg:y="7.9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3" draw:text-style-name="P7" draw:layer="layout" svg:width="0.175cm" svg:height="0.201cm" svg:x="11.051cm" svg:y="7.931cm" svg:viewBox="0 0 176 202" svg:d="M164 109c6 0 12 0 12-7s-6-7-12-7c-50 0-99 0-149 0 4-47 44-81 94-81 18 0 37 0 55 0 6 0 12 0 12-7s-6-7-12-7c-19 0-37 0-56 0-60 0-108 46-108 102s48 100 108 100c19 0 37 0 56 0 6 0 12 0 12-6 0-7-6-7-12-7-18 0-37 0-55 0-50 0-90-33-94-80 50 0 99 0 149 0z">
              <text:p/>
            </draw:path>
            <draw:path draw:style-name="gr13" draw:text-style-name="P7" draw:layer="layout" svg:width="0.182cm" svg:height="0.254cm" svg:x="11.3cm" svg:y="7.873cm" svg:viewBox="0 0 183 255" svg:d="M170 192c0-2-2-2-4-2-6 0-14 5-15 5-7 5-8 7-12 12-11 17-27 29-49 29-32 0-61-23-61-75 0-31 13-73 32-101 15-22 34-40 70-40 14 0 22 4 22 17s-13 38-17 45c-2 3-2 4-2 5 0 2 2 2 4 2 7 0 20-7 24-13 1-1 21-36 21-54 0-19-16-22-28-22-51 0-93 34-109 53-42 51-46 105-46 123 0 50 26 79 66 79 57 0 104-54 104-63z">
              <text:p/>
            </draw:path>
          </draw:g>
        </draw:g>
        <draw:g draw:style-name="gr12">
          <svg:title>TexMaths</svg:title>
          <svg:desc>10§display§\phi_1§svg§600§TRUE§</svg:desc>
          <draw:g>
            <draw:path draw:style-name="gr13" draw:text-style-name="P7" draw:layer="layout" svg:width="0.182cm" svg:height="0.313cm" svg:x="2.702cm" svg:y="6.441cm" svg:viewBox="0 0 183 314" svg:d="M136 8c0-1 0-3 1-4 0-1 0-4-4-4s-4 1-5 7c-7 27-14 54-21 81-55 2-107 48-107 95 0 33 25 61 67 63-2 11-5 22-8 33-4 17-7 30-7 31 0 4 2 4 4 4s2 0 3-1 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3" draw:text-style-name="P7" draw:layer="layout" svg:width="0.088cm" svg:height="0.161cm" svg:x="2.92cm" svg:y="6.574cm" svg:viewBox="0 0 89 162" svg:d="M55 7c0-7 0-7-7-7-16 15-38 16-48 16 0 3 0 5 0 8 6 0 22 0 35-6 0 41 0 83 0 125 0 8 0 11-24 11-3 0-7 0-10 0 0 3 0 5 0 8 5-1 35-1 44-1 8 0 39 0 44 1 0-3 0-5 0-8-3 0-6 0-9 0-25 0-25-3-25-11 0-46 0-91 0-136z">
              <text:p/>
            </draw:path>
          </draw:g>
        </draw:g>
        <draw:g draw:style-name="gr12">
          <svg:title>TexMaths</svg:title>
          <svg:desc>10§display§\phi = 
\phi_0 \!\circ\! \phi_1§svg§600§TRUE§</svg:desc>
          <draw:g>
            <draw:path draw:style-name="gr13" draw:text-style-name="P7" draw:layer="layout" svg:width="0.183cm" svg:height="0.313cm" svg:x="2.959cm" svg:y="13.474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3" draw:text-style-name="P7" draw:layer="layout" svg:width="0.233cm" svg:height="0.081cm" svg:x="3.268cm" svg:y="13.58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83cm" svg:height="0.313cm" svg:x="3.636cm" svg:y="13.474cm" svg:viewBox="0 0 184 314" svg:d="M137 8c0-1 1-3 1-4s0-4-5-4c-3 0-3 1-5 7-7 27-13 54-20 81-56 2-108 48-108 95 0 33 25 61 68 63-3 11-5 22-8 33-4 17-8 30-8 31 0 4 2 4 4 4 1 0 1 0 2 0s2 0 2-1 3-10 4-14c4-18 9-35 13-53 56-1 107-49 107-95 0-27-18-60-67-63 7-27 13-53 20-80zM70 239c-21-1-47-14-47-49 0-41 30-90 83-94-12 48-24 95-36 143zM115 96c27 1 47 17 47 48 0 40-31 90-83 95 12-48 24-95 36-143z">
              <text:p/>
            </draw:path>
            <draw:path draw:style-name="gr13" draw:text-style-name="P7" draw:layer="layout" svg:width="0.113cm" svg:height="0.166cm" svg:x="3.84cm" svg:y="13.607cm" svg:viewBox="0 0 114 167" svg:d="M114 84c0-26-3-46-14-63-8-11-23-21-43-21-57 0-57 66-57 84 0 17 0 83 57 83s57-65 57-83zM57 160c-11 0-26-6-31-26-3-14-3-35-3-53s0-36 3-50c5-19 21-24 31-24 13 0 26 8 31 22 4 13 4 31 4 52 0 18 0 37-3 52-5 22-22 27-32 27z">
              <text:p/>
            </draw:path>
            <draw:path draw:style-name="gr13" draw:text-style-name="P7" draw:layer="layout" svg:width="0.135cm" svg:height="0.135cm" svg:x="4.024cm" svg:y="13.562cm" svg:viewBox="0 0 136 136" svg:d="M136 68c0-38-31-68-68-68-38 0-68 31-68 68s30 68 68 68c37 0 68-31 68-68zM68 122c-30 0-54-25-54-54 0-30 24-54 54-54 29 0 54 23 54 54 0 30-25 54-54 54z">
              <text:p/>
            </draw:path>
            <draw:path draw:style-name="gr13" draw:text-style-name="P7" draw:layer="layout" svg:width="0.183cm" svg:height="0.313cm" svg:x="4.217cm" svg:y="13.474cm" svg:viewBox="0 0 184 314" svg:d="M136 8c0-1 1-3 1-4s0-4-4-4-4 1-5 7c-7 27-14 54-21 81-56 2-107 48-107 95 0 33 24 61 67 63-3 11-5 22-8 33-4 17-8 30-8 31 0 4 3 4 5 4 1 0 2 0 3-1s3-10 4-14c4-18 9-35 13-53 57-1 108-49 108-95 0-27-19-60-68-63 7-27 13-53 20-80zM69 239c-21-1-46-14-46-49 0-41 30-90 82-94-12 48-24 95-36 143zM114 96c27 1 47 17 47 48 0 40-30 90-83 95 12-48 24-95 36-143z">
              <text:p/>
            </draw:path>
            <draw:path draw:style-name="gr13" draw:text-style-name="P7" draw:layer="layout" svg:width="0.088cm" svg:height="0.161cm" svg:x="4.436cm" svg:y="13.607cm" svg:viewBox="0 0 89 162" svg:d="M55 7c0-7 0-7-7-7-16 15-38 16-48 16 0 3 0 5 0 8 5 0 22 0 35-6 0 41 0 83 0 125 0 8 0 11-24 11-3 0-7 0-10 0 0 3 0 5 0 8 5-1 35-1 44-1 8 0 39 0 44 1 0-3 0-5 0-8-3 0-6 0-9 0-25 0-25-3-25-11 0-46 0-91 0-136z">
              <text:p/>
            </draw:path>
          </draw:g>
        </draw:g>
        <draw:frame draw:style-name="gr41" draw:text-style-name="P4" draw:layer="layout" svg:width="2.347cm" svg:height="0.395cm" svg:x="10.003cm" svg:y="7.007cm">
          <draw:text-box>
            <text:p><text:span text:style-name="T2">(right-most RL)</text:span></text:p>
          </draw:text-box>
        </draw:frame>
        <draw:g draw:style-name="gr12">
          <svg:title>TexMaths</svg:title>
          <svg:desc>10§display§\leq \rho \!-\! 1§svg§600§TRUE§</svg:desc>
          <draw:g>
            <draw:path draw:style-name="gr13" draw:text-style-name="P7" draw:layer="layout" svg:width="0.214cm" svg:height="0.268cm" svg:x="12.51cm" svg:y="7.072cm" svg:viewBox="0 0 215 269" svg:d="M208 14c4-1 7-3 7-7s-3-7-7-7c-2 0-5 1-7 2-65 30-129 60-194 91-6 3-7 5-7 8s2 6 7 8c65 30 129 60 194 90 5 2 6 2 7 2 4 0 7-3 7-7 0-3-2-5-8-8-61-28-122-57-183-85 61-29 123-58 184-87zM203 269c6 0 12 0 12-7s-8-7-13-7c-63 0-126 0-189 0-5 0-13 0-13 7s7 7 13 7c63 0 127 0 190 0z">
              <text:p/>
            </draw:path>
            <draw:path draw:style-name="gr13" draw:text-style-name="P7" draw:layer="layout" svg:width="0.165cm" svg:height="0.228cm" svg:x="12.862cm" svg:y="7.14cm" svg:viewBox="0 0 166 229" svg:d="M1 214c-1 4-1 4-1 5 0 6 4 10 10 10 8 0 12-6 12-8 2-3 13-50 23-86 7 14 18 23 35 23 41 0 86-49 86-101 0-37-23-57-49-57-34 0-71 35-81 77-12 46-23 91-35 137zM79 150c-24 0-30-28-30-31 0-1 2-8 3-13 10-39 13-51 21-65 15-26 33-34 44-34 13 0 24 10 24 35 0 19-10 58-20 75-11 22-28 33-42 33z">
              <text:p/>
            </draw:path>
            <draw:path draw:style-name="gr13" draw:text-style-name="P7" draw:layer="layout" svg:width="0.214cm" svg:height="0.013cm" svg:x="13.081cm" svg:y="7.2cm" svg:viewBox="0 0 215 14" svg:d="M202 14c6 0 13 0 13-7s-7-7-13-7c-63 0-127 0-190 0-6 0-12 0-12 7s6 7 12 7c63 0 127 0 190 0z">
              <text:p/>
            </draw:path>
            <draw:path draw:style-name="gr13" draw:text-style-name="P7" draw:layer="layout" svg:width="0.115cm" svg:height="0.231cm" svg:x="13.376cm" svg:y="7.061cm" svg:viewBox="0 0 116 232" svg:d="M72 9c0-8 0-9-8-9-22 23-53 23-64 23 0 3 0 7 0 10 7 0 28 0 46-9 0 60 0 121 0 181 0 12-1 16-33 16-4 0-7 0-11 0 0 4 0 8 0 11 12-1 43-1 57-1s44 0 57 1c0-3 0-7 0-11-4 0-7 0-11 0-32 0-33-3-33-16 0-65 0-131 0-196z">
              <text:p/>
            </draw:path>
          </draw:g>
        </draw:g>
        <draw:custom-shape draw:style-name="gr42" draw:text-style-name="P1" draw:layer="layout" svg:width="0.8cm" svg:height="0.599cm" svg:x="3.801cm" svg:y="10.0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3.001cm" svg:y1="10.001cm" svg:x2="5.001cm" svg:y2="10.001cm">
          <text:p/>
        </draw:line>
        <draw:line draw:style-name="gr11" draw:text-style-name="P6" draw:layer="layout" svg:x1="3.001cm" svg:y1="10.201cm" svg:x2="5.001cm" svg:y2="10.201cm">
          <text:p/>
        </draw:line>
        <draw:line draw:style-name="gr8" draw:text-style-name="P6" draw:layer="layout" svg:x1="3.801cm" svg:y1="10.001cm" svg:x2="3.801cm" svg:y2="10.6cm">
          <text:p/>
        </draw:line>
        <draw:line draw:style-name="gr8" draw:text-style-name="P6" draw:layer="layout" svg:x1="4.601cm" svg:y1="10.001cm" svg:x2="4.601cm" svg:y2="10.6cm">
          <text:p/>
        </draw:line>
        <draw:g draw:style-name="gr12">
          <svg:title>TexMaths</svg:title>
          <svg:desc>10§display§\tilde{\bm{u}} \!=§svg§600§TRUE§</svg:desc>
          <draw:g>
            <draw:path draw:style-name="gr13" draw:text-style-name="P7" draw:layer="layout" svg:width="0.116cm" svg:height="0.031cm" svg:x="2.547cm" svg:y="10.181cm" svg:viewBox="0 0 117 32" svg:d="M117 5c-2-2-4-3-6-5-10 6-13 17-29 17-8 0-16-5-22-9-10-6-16-8-22-8-14 0-20 8-38 27 2 2 4 3 6 5 9-5 13-16 28-16 8 0 17 5 23 8 10 6 16 8 22 8 13 0 20-7 38-27z">
              <text:p/>
            </draw:path>
            <draw:path draw:style-name="gr13" draw:text-style-name="P7" draw:layer="layout" svg:width="0.215cm" svg:height="0.16cm" svg:x="2.486cm" svg:y="10.261cm" svg:viewBox="0 0 216 161" svg:d="M186 47c3-9 7-26 7-29 0-7-6-15-16-15-6 0-19 3-24 19-1 5-17 68-20 79-2 8-4 18-5 25-6 8-20 22-38 22-20 0-21-17-21-25 0-21 11-49 21-74 3-9 4-11 4-17 0-21-20-32-39-32-37 0-55 48-55 55 0 5 5 5 8 5 5 0 7 0 9-5 11-39 30-42 36-42 2 0 6 0 6 7 0 8-5 18-6 22-15 37-21 56-21 74 0 39 35 45 55 45 11 0 26-1 45-19 11 17 32 19 40 19 13 0 23-7 31-20 8-14 13-33 13-34 0-5-5-5-9-5-3 0-5 0-7 1 0 1 0 2-2 10-7 28-15 35-24 35-5 0-8-3-8-13 0-5 1-11 5-25 2-10 6-24 7-31 3-11 5-21 8-32z">
              <text:p/>
            </draw:path>
            <draw:path draw:style-name="gr13" draw:text-style-name="P7" draw:layer="layout" svg:width="0.232cm" svg:height="0.081cm" svg:x="2.773cm" svg:y="10.29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 draw:style-name="gr12">
          <svg:title>TexMaths</svg:title>
          <svg:desc>10§display§\tilde{u}_i
\!\in\!
\mathbb{Z}_M^L§svg§600§TRUE§</svg:desc>
          <draw:g>
            <draw:path draw:style-name="gr13" draw:text-style-name="P7" draw:layer="layout" svg:width="0.116cm" svg:height="0.032cm" svg:x="3.911cm" svg:y="10.754cm" svg:viewBox="0 0 117 33" svg:d="M117 5c-2-2-3-3-5-5 0 1-14 17-29 17-8 0-17-5-23-9-9-5-16-8-22-8-13 0-20 8-38 28 2 2 4 3 6 5 0-1 13-17 29-17 8 0 17 5 23 9 9 5 15 8 21 8 14 0 20-8 38-28z">
              <text:p/>
            </draw:path>
            <draw:path draw:style-name="gr13" draw:text-style-name="P7" draw:layer="layout" svg:width="0.179cm" svg:height="0.158cm" svg:x="3.87cm" svg:y="10.833cm" svg:viewBox="0 0 180 159" svg:d="M113 136c4 14 16 23 31 23 12 0 20-8 26-19 6-13 10-34 10-35 0-3-3-3-4-3-3 0-4 1-5 6-5 20-11 43-26 43-7 0-11-4-11-16 0-7 4-24 7-36 3-13 7-25 10-38 1-5 5-19 6-24 2-8 5-21 5-23 0-7-5-10-10-10-2 0-11 1-14 13-6 25-22 86-26 105 0 1-14 29-40 29-18 0-22-15-22-28 0-20 10-48 19-72 4-10 6-15 6-22 0-16-11-29-29-29-33 0-46 51-46 54 0 4 3 3 4 4 4 0 4-1 6-6 9-31 22-44 35-44 3 0 9 0 9 12 0 8-4 18-6 24-13 34-20 56-20 73 0 33 24 42 43 42 23 0 36-16 42-23z">
              <text:p/>
            </draw:path>
            <draw:path draw:style-name="gr13" draw:text-style-name="P7" draw:layer="layout" svg:width="0.074cm" svg:height="0.164cm" svg:x="4.072cm" svg:y="10.878cm" svg:viewBox="0 0 75 165" svg:d="M68 10c0-4-3-10-9-10-7 0-14 7-14 14 0 4 3 9 10 9s13-7 13-13zM18 134c-1 3-2 6-2 11 0 11 10 20 23 20 25 0 36-33 36-37 0-3-3-3-4-3-4 0-4 1-5 4-5 19-16 30-26 30-5 0-6-4-6-9 0-6 2-10 4-16s5-13 8-19c2-6 11-29 12-32 1-2 1-5 1-7 0-12-9-21-23-21-24 0-36 33-36 37 0 3 4 3 5 3 3 0 3-1 4-3 6-22 17-30 26-30 4 0 6 2 6 8s-1 9-7 25c-5 13-11 26-16 39z">
              <text:p/>
            </draw:path>
            <draw:path draw:style-name="gr13" draw:text-style-name="P7" draw:layer="layout" svg:width="0.174cm" svg:height="0.202cm" svg:x="4.246cm" svg:y="10.799cm" svg:viewBox="0 0 175 203" svg:d="M163 109c6 0 12 0 12-7s-6-7-12-7c-50 0-99 0-149 0 4-47 45-81 94-81 18 0 37 0 55 0 6 0 12 0 12-7s-6-7-12-7c-18 0-37 0-55 0-60 0-108 46-108 102s48 101 108 101c18 0 37 0 55 0 6 0 12 0 12-7s-6-7-12-7c-18 0-37 0-55 0-49 0-90-33-94-80 50 0 99 0 149 0z">
              <text:p/>
            </draw:path>
            <draw:path draw:style-name="gr13" draw:text-style-name="P7" draw:layer="layout" svg:width="0.212cm" svg:height="0.239cm" svg:x="4.5cm" svg:y="10.748cm" svg:viewBox="0 0 213 240" svg:d="M199 13c3-5 3-5 3-6 0-7-5-7-11-7-54 0-107 0-161 0-11 0-11 1-12 10-2 16-4 32-6 48 0 1 0 3 0 4 0 5 3 7 6 7s5-3 6-5c1-9 4-24 26-37 20-13 44-15 56-15 10 0 19 0 29 0-44 72-88 144-132 216-3 4-3 5-3 6 0 6 5 6 12 6 60 0 120 0 180 0 10 0 10 0 12-9 3-23 6-47 9-70 0-3-3-6-6-6-5 0-6 4-7 11-6 28-33 62-83 62-17 0-33 0-50 0 44-72 88-143 132-215zM29 12c6 0 13 0 19 0v1c-9 5-16 11-20 15 0-5 1-11 1-16zM149 12c12 0 24 0 36 0-44 72-88 144-132 216-12 0-24 0-36 0 44-72 88-144 132-216zM168 228c10-6 19-14 27-23-1 7-2 10-3 23-8 0-16 0-24 0z">
              <text:p/>
            </draw:path>
            <draw:path draw:style-name="gr13" draw:text-style-name="P7" draw:layer="layout" svg:width="0.159cm" svg:height="0.167cm" svg:x="4.741cm" svg:y="10.676cm" svg:viewBox="0 0 160 168" svg:d="M84 20c2-9 3-11 26-11 7 0 10 0 10-6-1-1-1-3-4-3-6 0-13 0-19 1-6 0-13 0-19 0-5 0-12 0-17 0s-11-1-16-1c-2 0-5 0-5 5 0 4 3 4 7 4 1 0 5 0 10 0 5 1 5 1 5 4 0 2 0 1-1 5-11 43-21 87-32 130-2 9-3 11-22 11-4 0-7 0-7 5 0 4 3 4 7 4 41 0 83 0 124 0 6 0 6-1 8-5 3-7 21-55 21-57-1-1 0-3-4-3-3 0-4 1-5 5-9 24-20 51-65 51-9 0-19 0-28 0-8 0-8 0-8-3 0-2 0-1 1-5 11-44 22-87 33-131z">
              <text:p/>
            </draw:path>
            <draw:path draw:style-name="gr13" draw:text-style-name="P7" draw:layer="layout" svg:width="0.261cm" svg:height="0.167cm" svg:x="4.742cm" svg:y="10.907cm" svg:viewBox="0 0 262 168" svg:d="M233 20c2-9 2-11 21-11 5 0 8 0 8-5 0-4-3-4-7-4-11 0-23 0-34 0-7 0-7 1-10 5-32 47-63 93-95 140-8-46-17-92-25-138-1-6-1-7-8-7-12 0-23 0-35 0-5 0-8 0-8 6 0 3 3 3 8 3 4 0 5 0 9 1 5 0 6 1 6 3s0 2-1 6c-10 41-21 82-31 123-2 8-6 16-26 17-2 0-5 0-5 6 1 1 0 3 4 3 7 0 17-1 25-1 6 0 20 1 26 1 2 0 5 0 5-5 0-4-3-4-5-4-16 0-16-7-16-10 0-1 0-2 1-6 11-44 22-87 33-131 9 50 17 99 26 149 1 5 2 7 5 7 4 0 6-3 7-5 35-51 69-102 104-153-12 46-23 93-35 139-2 8-2 10-21 10-5 0-8 0-8 6 1 1 0 3 4 3 5 0 10-1 15-1s11 0 16 0c7 0 24 1 31 1 1 0 5 0 5-5 0-4-3-4-8-4-3 0-5 0-9 0-6-1-6-2-6-4 0-1 1-4 1-5 11-43 22-87 33-130z">
              <text:p/>
            </draw:path>
          </draw:g>
        </draw:g>
        <draw:frame draw:style-name="gr43" draw:text-style-name="P4" draw:layer="layout" svg:width="0.629cm" svg:height="0.395cm" svg:x="1.402cm" svg:y="10.104cm">
          <draw:text-box>
            <text:p><text:span text:style-name="T2">Dec</text:span></text:p>
          </draw:text-box>
        </draw:frame>
        <draw:line draw:style-name="gr11" draw:text-style-name="P6" draw:layer="layout" svg:x1="3.8cm" svg:y1="9.2cm" svg:x2="3.8cm" svg:y2="10cm">
          <text:p/>
        </draw:line>
        <draw:line draw:style-name="gr11" draw:text-style-name="P6" draw:layer="layout" svg:x1="4.6cm" svg:y1="9.2cm" svg:x2="4.6cm" svg:y2="10cm">
          <text:p/>
        </draw:line>
        <draw:line draw:style-name="gr15" draw:text-style-name="P6" draw:layer="layout" svg:x1="2.601cm" svg:y1="9.3cm" svg:x2="2.6cm" svg:y2="10.2cm">
          <text:p/>
        </draw:line>
        <draw:frame draw:style-name="gr44" draw:text-style-name="P3" draw:layer="layout" svg:width="0.946cm" svg:height="0.319cm" svg:x="2.703cm" svg:y="9.405cm">
          <draw:text-box>
            <text:p><text:span text:style-name="T1">maxlist</text:span></text:p>
          </draw:text-box>
        </draw:frame>
        <draw:frame draw:style-name="gr45" draw:text-style-name="P3" draw:layer="layout" svg:width="0.205cm" svg:height="0.319cm" svg:x="7.7cm" svg:y="15.557cm">
          <draw:text-box>
            <text:p><text:span text:style-name="T1">H</text:span></text:p>
          </draw:text-box>
        </draw:frame>
        <draw:frame draw:style-name="gr5" draw:text-style-name="P3" draw:layer="layout" svg:width="0.159cm" svg:height="0.319cm" svg:x="7.701cm" svg:y="17.658cm">
          <draw:text-box>
            <text:p><text:span text:style-name="T1">L</text:span></text:p>
          </draw:text-box>
        </draw:frame>
        <draw:g draw:style-name="gr12">
          <svg:title>TexMaths</svg:title>
          <svg:desc>8§display§\bm{d}§svg§600§TRUE§</svg:desc>
          <draw:g>
            <draw:path draw:style-name="gr13" draw:text-style-name="P7" draw:layer="layout" svg:width="0.154cm" svg:height="0.195cm" svg:x="2.073cm" svg:y="7.591cm" svg:viewBox="0 0 155 196" svg:d="M154 10c1-4 1-4 1-5 0-3-3-5-6-5-1 0-1 0-2 0-12 1-24 1-36 2-4 0-8 0-8 8 0 5 4 5 7 5s8 0 11 1c-5 20-10 41-14 61-5-3-14-9-29-9-48 0-78 44-78 82 0 34 25 46 48 46 20 0 35-11 39-15 11 15 29 15 32 15 11 0 19-6 24-16 7-11 10-26 10-28 0-4-4-4-6-4-3 0-4 0-6 2 0 1 0 1-2 8-5 22-12 28-19 28-2 0-6-1-6-11 0-4 0-8 1-12 13-51 26-102 39-153zM84 168c-8 10-20 18-34 18-17 0-19-15-19-21 0-14 10-49 14-60 9-21 23-28 34-28 16 0 23 14 23 17-1 1-1 3-1 4-6 23-11 47-17 70z">
              <text:p/>
            </draw:path>
          </draw:g>
        </draw:g>
        <draw:frame draw:style-name="gr28" draw:text-style-name="P3" draw:layer="layout" svg:width="0.499cm" svg:height="0.319cm" svg:x="1.802cm" svg:y="7.304cm">
          <draw:text-box>
            <text:p><text:span text:style-name="T1">drift</text:span></text:p>
          </draw:text-box>
        </draw:frame>
        <draw:line draw:style-name="gr46" draw:text-style-name="P6" draw:layer="layout" svg:x1="2.3cm" svg:y1="7.6cm" svg:x2="2.6cm" svg:y2="7.6cm">
          <text:p/>
        </draw:line>
        <draw:line draw:style-name="gr11" draw:text-style-name="P6" draw:layer="layout" svg:x1="3.8cm" svg:y1="7.2cm" svg:x2="3.6cm" svg:y2="8cm">
          <text:p/>
        </draw:line>
        <draw:line draw:style-name="gr11" draw:text-style-name="P6" draw:layer="layout" svg:x1="3.8cm" svg:y1="7.2cm" svg:x2="4cm" svg:y2="8cm">
          <text:p/>
        </draw:line>
        <draw:line draw:style-name="gr11" draw:text-style-name="P6" draw:layer="layout" svg:x1="5cm" svg:y1="7.2cm" svg:x2="4.8cm" svg:y2="8cm">
          <text:p/>
        </draw:line>
        <draw:line draw:style-name="gr11" draw:text-style-name="P6" draw:layer="layout" svg:x1="5cm" svg:y1="7.2cm" svg:x2="5.2cm" svg:y2="8cm">
          <text:p/>
        </draw:line>
        <draw:g draw:style-name="gr12">
          <svg:title>TexMaths</svg:title>
          <svg:desc>8§display§d_{i\nu}§svg§600§TRUE§</svg:desc>
          <draw:g>
            <draw:path draw:style-name="gr13" draw:text-style-name="P7" draw:layer="layout" svg:width="0.132cm" svg:height="0.196cm" svg:x="3.605cm" svg:y="7.492cm" svg:viewBox="0 0 133 197" svg:d="M133 3c-1-1 0-3-4-3s-30 2-35 3c-2 0-4 2-4 6 0 3 3 3 7 3 13 0 14 2 14 5 0 2-1 3-1 5-5 22-11 44-17 66-4-10-13-17-25-17-33 0-68 40-68 81 0 26 15 45 38 45 5 0 19-1 35-21 3 12 12 21 26 21 10 0 17-7 21-15 5-10 6-19 9-28 0-3-3-3-4-3-3 0-3 1-4 5-4 18-10 35-21 35-7 0-9-7-9-13 0-7 1-8 2-13 14-54 27-108 40-162zM75 161c-2 5-2 5-6 10-11 15-23 20-31 20-14 0-18-15-18-26 0-15 9-49 15-61 9-17 22-28 33-28 18 0 22 24 22 25 0 2-1 3-1 5-4 18-9 37-14 55z">
              <text:p/>
            </draw:path>
            <draw:path draw:style-name="gr13" draw:text-style-name="P7" draw:layer="layout" svg:width="0.058cm" svg:height="0.13cm" svg:x="3.749cm" svg:y="7.599cm" svg:viewBox="0 0 59 131" svg:d="M54 7c0-3-2-7-8-7-4 0-10 5-10 10 0 4 2 8 7 8 6 0 11-6 11-11zM14 107c0 2-1 4-1 8 0 8 8 16 18 16 20 0 28-27 28-30 0-2-1-1-2-2-3 0-3 1-4 3-5 16-14 24-21 24-4 0-5-3-5-7s1-8 3-12c2-6 4-11 7-16 1-5 9-23 9-25s1-5 1-6c0-10-8-17-18-17-20 0-29 26-29 30 0 3 2 2 3 3 3 0 3-1 4-4 5-16 14-23 21-23 3 0 5 1 5 6s-1 8-6 20c-4 10-8 21-13 32z">
              <text:p/>
            </draw:path>
            <draw:path draw:style-name="gr13" draw:text-style-name="P7" draw:layer="layout" svg:width="0.1cm" svg:height="0.085cm" svg:x="3.833cm" svg:y="7.642cm" svg:viewBox="0 0 101 86" svg:d="M34 6c1-1 1-2 1-4-1 0 0-2-3-2-4 0-11 1-13 1-4 1-7 1-11 1-3 0-6 0-6 4s4 4 6 4c10 0 10 0 10 2s-2 6-3 8c-3 13-6 26-9 39-5 20-6 24-6 25 0 2 2 2 3 2s2 0 3 0c18-2 43-12 64-30 27-24 21-33 31-50 0-4-4-6-8-6-6 0-8 6-9 11-8 28-34 57-67 68 6-25 11-49 17-73z">
              <text:p/>
            </draw:path>
          </draw:g>
        </draw:g>
        <draw:g draw:style-name="gr12">
          <svg:title>TexMaths</svg:title>
          <svg:desc>8§display§d_{(i+1)\nu}§svg§600§TRUE§</svg:desc>
          <draw:g>
            <draw:path draw:style-name="gr13" draw:text-style-name="P7" draw:layer="layout" svg:width="0.132cm" svg:height="0.196cm" svg:x="4.707cm" svg:y="7.493cm" svg:viewBox="0 0 133 197" svg:d="M133 3c-1-1 0-3-3-3-4 0-31 2-36 3-2 0-4 2-4 6 0 3 3 3 7 3 13 0 14 2 14 5 0 2 0 4-1 5-5 22-11 45-16 67-5-11-14-19-26-19-33 0-68 42-68 83 0 26 15 44 38 44 5 0 19 0 36-20 2 12 12 20 25 20 11 0 17-6 21-15 5-10 9-27 9-28 0-2-3-2-3-2-4 0-4 1-4 5-5 18-11 35-22 35-8 0-9-7-9-14 0-6 1-8 3-13 13-54 26-108 39-162zM75 161c-1 5-1 6-5 11-12 15-24 20-32 20-14 0-18-16-18-27 0-14 9-48 15-61 9-17 22-27 33-27 18 0 22 23 22 24 0 2 0 4 0 5-5 19-10 37-15 55z">
              <text:p/>
            </draw:path>
            <draw:path draw:style-name="gr13" draw:text-style-name="P7" draw:layer="layout" svg:width="0.05cm" svg:height="0.195cm" svg:x="4.864cm" svg:y="7.591cm" svg:viewBox="0 0 51 196" svg:d="M47 0c-37 26-47 68-47 97 0 28 8 72 47 99 2 0 4 0 4-3 0 0-1-1-2-3-26-23-35-57-35-93 0-52 20-78 36-92 0-1 1-2 1-3 0-2-2-2-4-2z">
              <text:p/>
            </draw:path>
            <draw:path draw:style-name="gr13" draw:text-style-name="P7" draw:layer="layout" svg:width="0.058cm" svg:height="0.131cm" svg:x="4.939cm" svg:y="7.608cm" svg:viewBox="0 0 59 132" svg:d="M54 7c0-3-2-7-8-7-4 0-11 5-11 11 0 3 3 7 8 7 6 0 11-5 11-11zM14 107c0 2-1 5-1 8 0 10 7 17 18 17 20 0 28-27 28-30 0-2-2-2-3-2-2 0-2 1-3 3-5 15-14 23-21 23-4 0-5-2-5-6 0-5 1-8 3-13 2-6 4-10 6-16 2-4 9-22 10-25 0-1 1-4 1-6 0-9-8-16-18-16-20 0-29 26-29 30 0 2 2 2 3 2 3 0 3-1 4-3 5-17 14-24 21-24 3 0 5 1 5 7 0 5-2 7-7 20-4 10-8 21-12 31z">
              <text:p/>
            </draw:path>
            <draw:path draw:style-name="gr13" draw:text-style-name="P7" draw:layer="layout" svg:width="0.144cm" svg:height="0.144cm" svg:x="5.023cm" svg:y="7.617cm" svg:viewBox="0 0 145 145" svg:d="M77 77c20 0 40 0 60 0 3 0 8 0 8-5s-5-5-8-5c-20 0-40 0-60 0 0-20 0-40 0-60 0-2 0-7-4-7-6 0-6 4-6 7 0 20 0 40 0 60-20 0-40 0-60 0-2 0-7 0-7 5s5 5 7 5c20 0 40 0 60 0 0 20 0 40 0 60 0 3 0 8 5 8s5-5 5-8c0-20 0-40 0-60z">
              <text:p/>
            </draw:path>
            <draw:path draw:style-name="gr13" draw:text-style-name="P7" draw:layer="layout" svg:width="0.07cm" svg:height="0.129cm" svg:x="5.203cm" svg:y="7.608cm" svg:viewBox="0 0 71 130" svg:d="M44 6c0-6 0-6-6-6-12 12-30 12-38 12 0 2 0 5 0 7 5 0 18 0 29-5 0 33 0 67 0 100 0 7 0 9-20 9-3 0-5 0-7 0 0 2 0 5 0 7 3 0 27-1 34-1 6 0 31 1 35 1 0-2 0-5 0-7-2 0-5 0-7 0-20 0-20-2-20-9 0-36 0-72 0-108z">
              <text:p/>
            </draw:path>
            <draw:path draw:style-name="gr13" draw:text-style-name="P7" draw:layer="layout" svg:width="0.049cm" svg:height="0.195cm" svg:x="5.307cm" svg:y="7.591cm" svg:viewBox="0 0 50 196" svg:d="M3 0c-1 0-3 0-3 2 0 1 0 2 2 3 16 16 35 42 35 92 0 42-13 72-34 92-3 4-3 4-3 4 0 1 0 3 2 3 3 0 21-13 34-38 9-16 14-37 14-61 0-27-8-70-47-97z">
              <text:p/>
            </draw:path>
            <draw:path draw:style-name="gr13" draw:text-style-name="P7" draw:layer="layout" svg:width="0.1cm" svg:height="0.085cm" svg:x="5.395cm" svg:y="7.652cm" svg:viewBox="0 0 101 86" svg:d="M34 6c1-1 1-3 1-4-1 0 0-2-3-2-4 0-11 1-13 1-4 0-7 1-11 1-3 0-6 0-6 4 0 3 4 3 6 3 10 0 10 1 10 3 0 1-2 5-3 7-3 13-6 27-9 40-5 20-6 23-6 24 0 3 2 3 3 3s2 0 3 0c18-3 43-12 64-30 27-24 31-50 31-50 0-4-3-6-7-6-7 0-8 5-10 10-8 28-34 59-67 68 6-24 12-48 17-72z">
              <text:p/>
            </draw:path>
          </draw:g>
        </draw:g>
        <draw:g draw:style-name="gr12">
          <svg:title>TexMaths</svg:title>
          <svg:desc>10§display§p_{\rm i}, p_{\rm d}, p_{\rm s}:§svg§600§TRUE§</svg:desc>
          <draw:g>
            <draw:path draw:style-name="gr13" draw:text-style-name="P7" draw:layer="layout" svg:width="0.183cm" svg:height="0.221cm" svg:x="8.223cm" svg:y="1.9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3" draw:text-style-name="P7" draw:layer="layout" svg:width="0.053cm" svg:height="0.163cm" svg:x="8.425cm" svg:y="1.967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13" draw:text-style-name="P7" draw:layer="layout" svg:width="0.04cm" svg:height="0.103cm" svg:x="8.539cm" svg:y="2.042cm" svg:viewBox="0 0 41 104" svg:d="M41 37c0-24-9-37-23-37-11 0-18 9-18 18 0 10 7 19 18 19 4 0 9-1 12-5 2 0 1-1 2-1s1 1 1 6c0 25-12 46-24 58-4 4-4 5-4 6 0 2 2 3 4 3 4 0 32-26 32-67z">
              <text:p/>
            </draw:path>
            <draw:path draw:style-name="gr13" draw:text-style-name="P7" draw:layer="layout" svg:width="0.183cm" svg:height="0.221cm" svg:x="8.653cm" svg:y="1.9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3" draw:text-style-name="P7" draw:layer="layout" svg:width="0.13cm" svg:height="0.171cm" svg:x="8.853cm" svg:y="1.962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13" draw:text-style-name="P7" draw:layer="layout" svg:width="0.04cm" svg:height="0.103cm" svg:x="9.043cm" svg:y="2.042cm" svg:viewBox="0 0 41 104" svg:d="M41 37c0-24-8-37-22-37-12 0-19 9-19 18 0 10 7 19 19 19 4 0 9-1 12-5 1 0 1-1 2-1 0 2 1 1 1 6 0 25-13 46-24 58-4 4-4 5-4 6 0 2 2 3 3 3 4 0 32-26 32-67z">
              <text:p/>
            </draw:path>
            <draw:path draw:style-name="gr13" draw:text-style-name="P7" draw:layer="layout" svg:width="0.182cm" svg:height="0.221cm" svg:x="9.158cm" svg:y="1.925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13" draw:text-style-name="P7" draw:layer="layout" svg:width="0.088cm" svg:height="0.111cm" svg:x="9.357cm" svg:y="2.023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13" draw:text-style-name="P7" draw:layer="layout" svg:width="0.036cm" svg:height="0.149cm" svg:x="9.603cm" svg:y="1.929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47" draw:text-style-name="P4" draw:layer="layout" svg:width="3.372cm" svg:height="0.395cm" svg:x="9.803cm" svg:y="1.806cm">
          <draw:text-box>
            <text:p><text:span text:style-name="T2">ins/del/sub probability</text:span></text:p>
          </draw:text-box>
        </draw:frame>
        <draw:g draw:style-name="gr12">
          <svg:title>TexMaths</svg:title>
          <svg:desc>10§display§d_{\rm min} \!&lt;\! 0:§svg§600§TRUE§</svg:desc>
          <draw:g>
            <draw:path draw:style-name="gr13" draw:text-style-name="P7" draw:layer="layout" svg:width="0.166cm" svg:height="0.245cm" svg:x="8.222cm" svg:y="2.288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3" draw:text-style-name="P7" draw:layer="layout" svg:width="0.207cm" svg:height="0.107cm" svg:x="8.404cm" svg:y="2.475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3" draw:text-style-name="P7" draw:layer="layout" svg:width="0.053cm" svg:height="0.163cm" svg:x="8.635cm" svg:y="2.419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3" draw:text-style-name="P7" draw:layer="layout" svg:width="0.13cm" svg:height="0.107cm" svg:x="8.715cm" svg:y="2.475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3" draw:text-style-name="P7" draw:layer="layout" svg:width="0.214cm" svg:height="0.201cm" svg:x="8.941cm" svg:y="2.342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3" draw:text-style-name="P7" draw:layer="layout" svg:width="0.147cm" svg:height="0.239cm" svg:x="9.238cm" svg:y="2.298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3" draw:text-style-name="P7" draw:layer="layout" svg:width="0.036cm" svg:height="0.15cm" svg:x="9.528cm" svg:y="2.38cm" svg:viewBox="0 0 37 151" svg:d="M37 19c0-10-9-19-19-19s-18 9-18 19 8 18 18 18 19-8 19-18zM37 133c0-10-9-19-19-19s-18 9-18 19 8 18 18 18 19-8 19-18z">
              <text:p/>
            </draw:path>
          </draw:g>
        </draw:g>
        <draw:g draw:style-name="gr12">
          <svg:title>TexMaths</svg:title>
          <svg:desc>10§display§d_{\rm max} \!&gt;\! 0:§svg§600§TRUE§</svg:desc>
          <draw:g>
            <draw:path draw:style-name="gr13" draw:text-style-name="P7" draw:layer="layout" svg:width="0.166cm" svg:height="0.246cm" svg:x="8.222cm" svg:y="2.689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3" draw:text-style-name="P7" draw:layer="layout" svg:width="0.207cm" svg:height="0.107cm" svg:x="8.404cm" svg:y="2.876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3" draw:text-style-name="P7" draw:layer="layout" svg:width="0.122cm" svg:height="0.111cm" svg:x="8.635cm" svg:y="2.875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3" draw:text-style-name="P7" draw:layer="layout" svg:width="0.134cm" svg:height="0.105cm" svg:x="8.768cm" svg:y="2.878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3" draw:text-style-name="P7" draw:layer="layout" svg:width="0.214cm" svg:height="0.202cm" svg:x="8.994cm" svg:y="2.743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3" draw:text-style-name="P7" draw:layer="layout" svg:width="0.147cm" svg:height="0.239cm" svg:x="9.291cm" svg:y="2.699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3" draw:text-style-name="P7" draw:layer="layout" svg:width="0.036cm" svg:height="0.151cm" svg:x="9.581cm" svg:y="2.781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48" draw:text-style-name="P4" draw:layer="layout" svg:width="1.247cm" svg:height="0.395cm" svg:x="9.805cm" svg:y="2.209cm">
          <draw:text-box>
            <text:p><text:span text:style-name="T2">drift min</text:span></text:p>
          </draw:text-box>
        </draw:frame>
        <draw:frame draw:style-name="gr49" draw:text-style-name="P4" draw:layer="layout" svg:width="1.348cm" svg:height="0.395cm" svg:x="9.806cm" svg:y="2.61cm">
          <draw:text-box>
            <text:p><text:span text:style-name="T2">drift max</text:span></text:p>
          </draw:text-box>
        </draw:frame>
        <draw:g draw:style-name="gr12">
          <svg:title>TexMaths</svg:title>
          <svg:desc>10§display§\mathcal{D} \!=\!
\left\{ 
d \!\in\! \mathbb{Z} 
\middle|
d_{\rm min} \!\leq\! d \!\leq\! d_{\rm max}
\right\}§svg§600§TRUE§</svg:desc>
          <draw:g>
            <draw:path draw:style-name="gr13" draw:text-style-name="P7" draw:layer="layout" svg:width="0.261cm" svg:height="0.237cm" svg:x="8.212cm" svg:y="3.139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3" draw:text-style-name="P7" draw:layer="layout" svg:width="0.233cm" svg:height="0.082cm" svg:x="8.544cm" svg:y="3.249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24cm" svg:height="0.349cm" svg:x="8.862cm" svg:y="3.115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3" draw:text-style-name="P7" draw:layer="layout" svg:width="0.166cm" svg:height="0.245cm" svg:x="9.027cm" svg:y="3.135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175cm" svg:height="0.201cm" svg:x="9.264cm" svg:y="3.189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3" draw:text-style-name="P7" draw:layer="layout" svg:width="0.213cm" svg:height="0.238cm" svg:x="9.518cm" svg:y="3.138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3" draw:text-style-name="P7" draw:layer="layout" svg:width="0.013cm" svg:height="0.349cm" svg:x="9.784cm" svg:y="3.115cm" svg:viewBox="0 0 14 350" svg:d="M14 13c0-6 0-13-7-13s-7 7-7 13c0 108 0 216 0 324 0 6 0 13 7 13s7-7 7-13c0-108 0-216 0-324z">
              <text:p/>
            </draw:path>
            <draw:path draw:style-name="gr13" draw:text-style-name="P7" draw:layer="layout" svg:width="0.166cm" svg:height="0.245cm" svg:x="9.854cm" svg:y="3.135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3" draw:text-style-name="P7" draw:layer="layout" svg:width="0.206cm" svg:height="0.107cm" svg:x="10.036cm" svg:y="3.32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3" draw:text-style-name="P7" draw:layer="layout" svg:width="0.053cm" svg:height="0.165cm" svg:x="10.266cm" svg:y="3.265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3" draw:text-style-name="P7" draw:layer="layout" svg:width="0.13cm" svg:height="0.107cm" svg:x="10.346cm" svg:y="3.32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3" draw:text-style-name="P7" draw:layer="layout" svg:width="0.214cm" svg:height="0.269cm" svg:x="10.573cm" svg:y="3.15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3" draw:text-style-name="P7" draw:layer="layout" svg:width="0.167cm" svg:height="0.245cm" svg:x="10.87cm" svg:y="3.135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3" draw:text-style-name="P7" draw:layer="layout" svg:width="0.213cm" svg:height="0.269cm" svg:x="11.108cm" svg:y="3.155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3" draw:text-style-name="P7" draw:layer="layout" svg:width="0.166cm" svg:height="0.245cm" svg:x="11.405cm" svg:y="3.135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3" draw:text-style-name="P7" draw:layer="layout" svg:width="0.206cm" svg:height="0.107cm" svg:x="11.587cm" svg:y="3.32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3" draw:text-style-name="P7" draw:layer="layout" svg:width="0.122cm" svg:height="0.111cm" svg:x="11.818cm" svg:y="3.32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3" draw:text-style-name="P7" draw:layer="layout" svg:width="0.134cm" svg:height="0.105cm" svg:x="11.951cm" svg:y="3.324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3" draw:text-style-name="P7" draw:layer="layout" svg:width="0.124cm" svg:height="0.349cm" svg:x="12.135cm" svg:y="3.115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frame draw:style-name="gr50" draw:text-style-name="P8" draw:layer="layout" svg:width="2.013cm" svg:height="0.395cm" svg:x="8.004cm" svg:y="1.204cm">
          <draw:text-box>
            <text:p><text:span text:style-name="T4">IDS channel</text:span></text:p>
          </draw:text-box>
        </draw:frame>
        <draw:line draw:style-name="gr11" draw:text-style-name="P6" draw:layer="layout" svg:x1="4cm" svg:y1="8.2cm" svg:x2="3.8cm" svg:y2="9cm">
          <text:p/>
        </draw:line>
        <draw:line draw:style-name="gr11" draw:text-style-name="P6" draw:layer="layout" svg:x1="3.6cm" svg:y1="8.2cm" svg:x2="3.8cm" svg:y2="9cm">
          <text:p/>
        </draw:line>
        <draw:line draw:style-name="gr11" draw:text-style-name="P6" draw:layer="layout" svg:x1="4.8cm" svg:y1="8.2cm" svg:x2="4.6cm" svg:y2="9cm">
          <text:p/>
        </draw:line>
        <draw:line draw:style-name="gr11" draw:text-style-name="P6" draw:layer="layout" svg:x1="5.2cm" svg:y1="8.2cm" svg:x2="4.6cm" svg:y2="9cm">
          <text:p/>
        </draw:line>
        <draw:frame draw:style-name="gr51" draw:text-style-name="P4" draw:layer="layout" svg:width="1.971cm" svg:height="0.395cm" svg:x="1.403cm" svg:y="11.405cm">
          <draw:text-box>
            <text:p><text:span text:style-name="T2">block length:</text:span></text:p>
          </draw:text-box>
        </draw:frame>
        <draw:g draw:style-name="gr12">
          <svg:title>TexMaths</svg:title>
          <svg:desc>10§display§N§svg§600§TRUE§</svg:desc>
          <draw:g>
            <draw:path draw:style-name="gr13" draw:text-style-name="P7" draw:layer="layout" svg:width="0.293cm" svg:height="0.237cm" svg:x="3.522cm" svg:y="11.492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frame draw:style-name="gr52" draw:text-style-name="P4" draw:layer="layout" svg:width="1.352cm" svg:height="0.395cm" svg:x="4.204cm" svg:y="11.406cm">
          <draw:text-box>
            <text:p><text:span text:style-name="T2">(symbol)</text:span></text:p>
          </draw:text-box>
        </draw:frame>
        <draw:g draw:style-name="gr12">
          <svg:title>TexMaths</svg:title>
          <svg:desc>10§display§N\nu§svg§600§TRUE§</svg:desc>
          <draw:g>
            <draw:path draw:style-name="gr13" draw:text-style-name="P7" draw:layer="layout" svg:width="0.293cm" svg:height="0.237cm" svg:x="3.524cm" svg:y="11.894cm" svg:viewBox="0 0 294 238" svg:d="M250 37c4-14 10-25 38-26 2 0 6-1 6-7 0-1 0-4-4-4-12 0-24 1-36 1-11 0-23-1-35-1-2 0-6 0-6 7 0 4 4 4 6 4 20 0 24 8 24 15 0 1 0 7-1 8-13 51-26 103-39 154-26-60-52-121-77-181-3-7-4-7-12-7-16 0-32 0-47 0-7 0-10 0-10 7 0 4 3 4 10 4 2 0 24 0 24 3-16 62-31 125-47 187-4 14-10 25-38 26-2 0-6 1-6 7 0 3 2 4 5 4 11 0 23-1 35-1s24 1 36 1c1 0 6 0 6-7 0-3-3-4-7-4-20-1-23-8-23-15 0-3 0-4 1-8 16-61 31-123 47-184 1 2 1 3 3 6 29 68 58 137 87 205 2 6 4 7 7 7 4 0 4-1 5-7 16-65 32-129 48-194z">
              <text:p/>
            </draw:path>
            <draw:path draw:style-name="gr13" draw:text-style-name="P7" draw:layer="layout" svg:width="0.164cm" svg:height="0.153cm" svg:x="3.848cm" svg:y="11.978cm" svg:viewBox="0 0 165 154" svg:d="M60 4c-2-1 0-4-5-4-8 0-33 3-43 4-2 0-6 1-6 7 0 4 3 4 8 4 17 0 18 2 18 6 0 2-4 19-7 28-7 28-14 57-21 85-2 5-4 15-4 16 0 4 3 4 5 4s3 0 5 0c25-4 63-18 99-50 47-43 56-91 56-94 0-6-4-10-10-10-3 0-11 2-14 12-22 79-76 118-116 130 12-46 23-92 35-138z">
              <text:p/>
            </draw:path>
          </draw:g>
        </draw:g>
        <draw:frame draw:style-name="gr53" draw:text-style-name="P4" draw:layer="layout" svg:width="0.607cm" svg:height="0.395cm" svg:x="4.204cm" svg:y="11.807cm">
          <draw:text-box>
            <text:p><text:span text:style-name="T2">(bit)</text:span></text:p>
          </draw:text-box>
        </draw:frame>
        <draw:line draw:style-name="gr11" draw:text-style-name="P6" draw:layer="layout" svg:x1="6.4cm" svg:y1="4.6cm" svg:x2="6.4cm" svg:y2="13.2cm">
          <text:p/>
        </draw:line>
        <draw:line draw:style-name="gr11" draw:text-style-name="P6" draw:layer="layout" svg:x1="1.2cm" svg:y1="11.2cm" svg:x2="6cm" svg:y2="11.2cm">
          <text:p/>
        </draw:line>
        <draw:frame draw:style-name="gr20" draw:text-style-name="P8" draw:layer="layout" svg:width="1.501cm" svg:height="0.395cm" svg:x="13.603cm" svg:y="13.403cm">
          <draw:text-box>
            <text:p><text:span text:style-name="T4">Example</text:span></text:p>
          </draw:text-box>
        </draw:frame>
        <draw:g draw:style-name="gr12">
          <svg:title>TexMaths</svg:title>
          <svg:desc>10§display§(
\nu \!=\! 6,
\rho \!=\! 3,
\textstyle
\binom{6}{3} \!=\! 20
)§svg§600§TRUE§</svg:desc>
          <draw:g>
            <draw:path draw:style-name="gr13" draw:text-style-name="P7" draw:layer="layout" svg:width="0.081cm" svg:height="0.348cm" svg:x="15.209cm" svg:y="13.477cm" svg:viewBox="0 0 82 349" svg:d="M82 345c0-1 0-1-6-7-44-44-56-111-56-163 0-61 14-122 57-166 5-4 5-5 5-6 0-2-2-3-4-3-4 0-35 23-56 68-18 38-22 77-22 107 0 27 4 68 23 108 21 43 51 66 55 66 2 0 4-1 4-4z">
              <text:p/>
            </draw:path>
            <draw:path draw:style-name="gr13" draw:text-style-name="P7" draw:layer="layout" svg:width="0.165cm" svg:height="0.154cm" svg:x="15.329cm" svg:y="13.584cm" svg:viewBox="0 0 166 155" svg:d="M61 4c-2-1 0-4-5-4-8 0-34 3-43 4-3 0-7 1-7 7 0 4 4 4 9 4 17 0 17 3 17 6s-4 19-6 28c-7 28-15 57-22 86-1 6-4 15-4 16 0 4 4 4 6 4s3 0 5 0c25-4 63-18 99-51 46-43 56-91 56-94 0-6-4-10-10-10-3 0-11 2-14 12-22 80-76 119-116 132 12-47 23-93 35-140z">
              <text:p/>
            </draw:path>
            <draw:path draw:style-name="gr13" draw:text-style-name="P7" draw:layer="layout" svg:width="0.233cm" svg:height="0.081cm" svg:x="15.565cm" svg:y="13.61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45cm" svg:height="0.239cm" svg:x="15.873cm" svg:y="13.506cm" svg:viewBox="0 0 146 240" svg:d="M31 118c0-3 0-6 0-8 0-89 44-101 62-101 8 0 23 2 31 14-5 0-19 0-19 16 0 10 8 16 16 16 5 0 16-4 16-17 0-21-16-38-45-38-45 0-92 45-92 123 0 93 41 117 73 117 39 0 73-32 73-78 0-45-32-78-71-78-24 0-37 18-44 34zM73 230c-22 0-32-20-35-25-6-17-6-45-6-51 0-27 11-62 43-62 6 0 22 0 33 21 6 13 6 31 6 48s0 35-6 47c-10 20-27 22-35 22z">
              <text:p/>
            </draw:path>
            <draw:path draw:style-name="gr13" draw:text-style-name="P7" draw:layer="layout" svg:width="0.04cm" svg:height="0.104cm" svg:x="16.064cm" svg:y="13.701cm" svg:viewBox="0 0 41 105" svg:d="M41 37c0-23-9-37-22-37-12 0-19 9-19 19 0 9 7 18 19 18 4 0 8-1 12-4 1-1 1-1 2-1 0 2 0 0 0 5 0 26-12 46-24 58-4 3-3 5-3 6 0 2 1 4 3 4 4 0 32-27 32-68z">
              <text:p/>
            </draw:path>
            <draw:path draw:style-name="gr13" draw:text-style-name="P7" draw:layer="layout" svg:width="0.165cm" svg:height="0.229cm" svg:x="16.2cm" svg:y="13.584cm" svg:viewBox="0 0 166 230" svg:d="M2 216c-2 4-1 3-2 5 0 5 4 9 10 9 8 0 12-6 13-7 1-3 13-49 22-87 7 14 18 23 35 23 41 0 86-49 86-101 0-38-23-58-49-58-34 0-71 35-81 78-11 46-23 92-34 138zM79 151c-24 0-30-28-30-31 0-1 2-8 3-13 10-39 13-52 21-66 15-25 33-33 44-33 13 0 24 10 24 34 0 20-10 59-20 76-11 22-28 33-42 33z">
              <text:p/>
            </draw:path>
            <draw:path draw:style-name="gr13" draw:text-style-name="P7" draw:layer="layout" svg:width="0.233cm" svg:height="0.081cm" svg:x="16.43cm" svg:y="13.6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44cm" svg:height="0.239cm" svg:x="16.738cm" svg:y="13.506cm" svg:viewBox="0 0 145 240" svg:d="M87 110c29-9 49-34 49-62s-31-48-65-48c-35 0-62 21-62 48 0 11 8 18 18 18 11 0 18-8 18-18 0-18-17-18-22-18 11-17 34-21 47-21 14 0 34 7 34 39 0 4-1 24-10 40-11 17-23 18-31 18-3 0-12 1-14 1-3 1-5 1-5 4 0 4 2 4 8 4 5 0 10 0 15 0 29 0 42 24 42 58 0 48-24 57-39 57-16 0-42-6-54-25 12 1 23-6 23-20 0-12-9-19-20-19-8 0-19 5-19 20 0 32 32 54 71 54 42 0 74-31 74-67 0-28-22-56-58-63z">
              <text:p/>
            </draw:path>
            <draw:path draw:style-name="gr13" draw:text-style-name="P7" draw:layer="layout" svg:width="0.04cm" svg:height="0.104cm" svg:x="16.928cm" svg:y="13.701cm" svg:viewBox="0 0 41 105" svg:d="M41 37c0-23-9-37-23-37-11 0-18 9-18 19 0 9 7 18 18 18 5 0 9-1 13-4 1-1 1-1 1-1 1 0 1 0 1 5 0 26-12 47-24 58-4 4-4 5-4 6 0 2 2 4 4 4 4 0 32-27 32-68z">
              <text:p/>
            </draw:path>
            <draw:path draw:style-name="gr13" draw:text-style-name="P7" draw:layer="layout" svg:width="0.091cm" svg:height="0.418cm" svg:x="17.107cm" svg:y="13.442cm" svg:viewBox="0 0 92 419" svg:d="M92 415c0-1-1-2-2-3-16-17-40-46-54-103-8-32-12-68-12-99 0-92 22-157 65-202 3-4 3-4 3-5 0-3-3-3-4-3-6 0-25 21-29 26-36 42-59 105-59 183 0 49 9 120 55 179 3 4 26 31 33 31 1 0 4 0 4-4z">
              <text:p/>
            </draw:path>
            <draw:path draw:style-name="gr13" draw:text-style-name="P7" draw:layer="layout" svg:width="0.112cm" svg:height="0.167cm" svg:x="17.228cm" svg:y="13.421cm" svg:viewBox="0 0 113 168" svg:d="M24 83c0-20 1-39 11-54 8-13 21-22 37-22 7 0 17 2 22 9-6 0-11 4-11 11s3 12 11 12c7 0 12-5 12-12 0-14-10-27-34-27-36 0-72 32-72 85 0 64 30 83 57 83 30 0 56-23 56-55 0-31-25-54-53-54-20 0-31 13-36 24zM57 160c-12 0-22-7-27-18-4-7-6-20-6-34 0-24 15-43 34-43 12 0 19 5 25 14s7 20 7 34 0 24-7 34c-6 8-14 13-26 13z">
              <text:p/>
            </draw:path>
            <draw:path draw:style-name="gr13" draw:text-style-name="P7" draw:layer="layout" svg:width="0.112cm" svg:height="0.167cm" svg:x="17.228cm" svg:y="13.696cm" svg:viewBox="0 0 113 168" svg:d="M54 81c19 0 33 13 33 40 0 30-18 39-32 39-10 0-32-3-42-17 12-1 14-9 14-14 0-8-6-13-13-13s-14 4-14 14c0 23 26 38 55 38 35 0 58-23 58-47 0-19-16-39-43-44 26-10 36-28 36-43 0-19-23-34-50-34s-48 14-48 33c0 8 5 13 12 13 8 0 13-6 13-12 0-7-5-13-13-13 9-11 26-14 35-14 11 0 27 6 27 27 0 10-4 22-10 29-8 10-15 10-27 11-7 0-7 0-8 1-1 0-3 0-3 3s2 3 7 3c4 0 9 0 13 0z">
              <text:p/>
            </draw:path>
            <draw:path draw:style-name="gr13" draw:text-style-name="P7" draw:layer="layout" svg:width="0.091cm" svg:height="0.418cm" svg:x="17.37cm" svg:y="13.442cm" svg:viewBox="0 0 92 419" svg:d="M92 210c0-50-9-120-55-180-3-4-26-30-33-30-1 0-4 0-4 3 0 1 1 2 2 4 17 18 40 46 54 102 9 32 12 68 12 100 0 35-3 70-13 105-13 49-34 77-52 96-3 4-3 4-3 5 0 3 3 4 4 4 6 0 25-22 29-27 36-42 59-105 59-182z">
              <text:p/>
            </draw:path>
            <draw:path draw:style-name="gr13" draw:text-style-name="P7" draw:layer="layout" svg:width="0.232cm" svg:height="0.081cm" svg:x="17.575cm" svg:y="13.611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3" draw:text-style-name="P7" draw:layer="layout" svg:width="0.139cm" svg:height="0.231cm" svg:x="17.885cm" svg:y="13.506cm" svg:viewBox="0 0 140 232" svg:d="M27 206c12-12 25-24 37-36 55-48 76-67 76-102 0-40-32-68-75-68-39 0-65 32-65 63 0 20 17 20 18 20 6 0 19-4 19-19 0-9-7-18-19-18-3 0-4 0-5 1 8-23 27-36 48-36 32 0 47 28 47 57 0 28-18 56-37 77-22 25-45 50-67 75-4 3-4 4-4 12 43 0 87 0 130 0 3-20 7-40 10-60-3 0-6 0-9 0-2 11-4 26-8 32-2 2-25 2-33 2-21 0-42 0-63 0z">
              <text:p/>
            </draw:path>
            <draw:path draw:style-name="gr13" draw:text-style-name="P7" draw:layer="layout" svg:width="0.146cm" svg:height="0.239cm" svg:x="18.057cm" svg:y="13.506cm" svg:viewBox="0 0 147 240" svg:d="M147 121c0-28-1-56-14-82-16-33-45-39-59-39-21 0-47 9-62 42-11 24-12 51-12 79 0 26 1 58 15 85 15 27 41 34 58 34 19 0 46-7 61-40 12-24 13-51 13-79zM73 232c-13 0-34-8-40-41-4-21-4-53-4-74 0-22 0-46 2-64 7-42 33-45 42-45 12 0 35 6 42 41 3 19 3 46 3 68 0 26 0 50-4 72-5 33-25 43-41 43z">
              <text:p/>
            </draw:path>
            <draw:path draw:style-name="gr13" draw:text-style-name="P7" draw:layer="layout" svg:width="0.081cm" svg:height="0.348cm" svg:x="18.238cm" svg:y="13.477cm" svg:viewBox="0 0 82 349" svg:d="M82 175c0-28-4-70-23-110-21-43-51-65-55-65-2 0-4 1-4 3 0 1 0 2 7 8 35 35 55 90 55 164 0 59-13 120-57 164-5 5-5 5-5 6 0 2 2 4 4 4 4 0 35-24 56-68 18-39 22-77 22-106z">
              <text:p/>
            </draw:path>
          </draw:g>
        </draw:g>
        <draw:frame draw:style-name="gr54" draw:text-style-name="P10" draw:layer="layout" svg:width="1.018cm" svg:height="5.881cm" svg:x="13.802cm" svg:y="14.003cm">
          <draw:text-box>
            <text:p text:style-name="P9"><text:span text:style-name="T5">------</text:span></text:p>
            <text:p text:style-name="P9"><text:span text:style-name="T6">000</text:span><text:span text:style-name="T7">111</text:span></text:p>
            <text:p text:style-name="P9"><text:span text:style-name="T3">001011</text:span></text:p>
            <text:p text:style-name="P9"><text:span text:style-name="T3">001101</text:span></text:p>
            <text:p text:style-name="P9"><text:span text:style-name="T3">00</text:span><text:span text:style-name="T6">111</text:span><text:span text:style-name="T3">0</text:span></text:p>
            <text:p text:style-name="P9"><text:span text:style-name="T3">010011</text:span></text:p>
            <text:p text:style-name="P9"><text:span text:style-name="T3">010101</text:span></text:p>
            <text:p text:style-name="P9"><text:span text:style-name="T3">010110</text:span></text:p>
            <text:p text:style-name="P9"><text:span text:style-name="T3">011001</text:span></text:p>
            <text:p text:style-name="P9"><text:span text:style-name="T3">011010</text:span></text:p>
            <text:p text:style-name="P9"><text:span text:style-name="T3">0</text:span><text:span text:style-name="T6">111</text:span><text:span text:style-name="T3">00</text:span></text:p>
            <text:p text:style-name="P9"><text:span text:style-name="T3">1</text:span><text:span text:style-name="T6">000</text:span><text:span text:style-name="T3">11</text:span></text:p>
            <text:p text:style-name="P9"><text:span text:style-name="T3">100101</text:span></text:p>
            <text:p text:style-name="P9"><text:span text:style-name="T3">100110</text:span></text:p>
            <text:p text:style-name="P9"><text:span text:style-name="T3">101001</text:span></text:p>
            <text:p text:style-name="P9"><text:span text:style-name="T3">101010</text:span></text:p>
            <text:p text:style-name="P9"><text:span text:style-name="T3">101100</text:span></text:p>
            <text:p text:style-name="P9"><text:span text:style-name="T3">11</text:span><text:span text:style-name="T6">000</text:span><text:span text:style-name="T3">1</text:span></text:p>
            <text:p text:style-name="P9"><text:span text:style-name="T3">110010</text:span></text:p>
            <text:p text:style-name="P9"><text:span text:style-name="T3">110100</text:span></text:p>
            <text:p text:style-name="P9"><text:span text:style-name="T6">111</text:span><text:span text:style-name="T7">000</text:span></text:p>
          </draw:text-box>
        </draw:frame>
        <draw:frame draw:style-name="gr55" draw:text-style-name="P12" draw:layer="layout" svg:width="0.51cm" svg:height="5.881cm" svg:x="15.003cm" svg:y="14.003cm">
          <draw:text-box>
            <text:p text:style-name="P11"><text:span text:style-name="T3">(1)</text:span></text:p>
            <text:p text:style-name="P11"><text:span text:style-name="T3">-</text:span></text:p>
            <text:p text:style-name="P11"><text:span text:style-name="T3">0</text:span></text:p>
            <text:p text:style-name="P11"><text:span text:style-name="T3">1</text:span></text:p>
            <text:p text:style-name="P11"><text:span text:style-name="T3">2</text:span></text:p>
            <text:p text:style-name="P11"><text:span text:style-name="T3">3</text:span></text:p>
            <text:p text:style-name="P11"><text:span text:style-name="T3">4</text:span></text:p>
            <text:p text:style-name="P11"><text:span text:style-name="T3">5</text:span></text:p>
            <text:p text:style-name="P11"><text:span text:style-name="T3">6</text:span></text:p>
            <text:p text:style-name="P11"><text:span text:style-name="T3">7</text:span></text:p>
            <text:p text:style-name="P11"><text:span text:style-name="T3">8</text:span></text:p>
            <text:p text:style-name="P11"><text:span text:style-name="T3">9</text:span></text:p>
            <text:p text:style-name="P11"><text:span text:style-name="T3">10</text:span></text:p>
            <text:p text:style-name="P11"><text:span text:style-name="T3">11</text:span></text:p>
            <text:p text:style-name="P11"><text:span text:style-name="T3">12</text:span></text:p>
            <text:p text:style-name="P11"><text:span text:style-name="T3">13</text:span></text:p>
            <text:p text:style-name="P11"><text:span text:style-name="T3">14</text:span></text:p>
            <text:p text:style-name="P11"><text:span text:style-name="T3">15</text:span></text:p>
            <text:p text:style-name="P11"><text:span text:style-name="T3">16</text:span></text:p>
            <text:p text:style-name="P11"><text:span text:style-name="T3">17</text:span></text:p>
            <text:p text:style-name="P11"><text:span text:style-name="T3">-</text:span></text:p>
          </draw:text-box>
        </draw:frame>
        <draw:frame draw:style-name="gr55" draw:text-style-name="P12" draw:layer="layout" svg:width="0.51cm" svg:height="5.881cm" svg:x="15.804cm" svg:y="14.004cm">
          <draw:text-box>
            <text:p text:style-name="P11"><text:span text:style-name="T3">(2)</text:span></text:p>
            <text:p text:style-name="P11"><text:span text:style-name="T3">-</text:span></text:p>
            <text:p text:style-name="P11"><text:span text:style-name="T3">0</text:span></text:p>
            <text:p text:style-name="P11"><text:span text:style-name="T3">1</text:span></text:p>
            <text:p text:style-name="P11"><text:span text:style-name="T3">-</text:span></text:p>
            <text:p text:style-name="P11"><text:span text:style-name="T3">2</text:span></text:p>
            <text:p text:style-name="P11"><text:span text:style-name="T3">3</text:span></text:p>
            <text:p text:style-name="P11"><text:span text:style-name="T3">4</text:span></text:p>
            <text:p text:style-name="P11"><text:span text:style-name="T3">5</text:span></text:p>
            <text:p text:style-name="P11"><text:span text:style-name="T3">6</text:span></text:p>
            <text:p text:style-name="P11"><text:span text:style-name="T3">7</text:span></text:p>
            <text:p text:style-name="P11"><text:span text:style-name="T3">8</text:span></text:p>
            <text:p text:style-name="P11"><text:span text:style-name="T3">9</text:span></text:p>
            <text:p text:style-name="P11"><text:span text:style-name="T3">10</text:span></text:p>
            <text:p text:style-name="P11"><text:span text:style-name="T3">11</text:span></text:p>
            <text:p text:style-name="P11"><text:span text:style-name="T3">12</text:span></text:p>
            <text:p text:style-name="P11"><text:span text:style-name="T3">13</text:span></text:p>
            <text:p text:style-name="P11"><text:span text:style-name="T3">-</text:span></text:p>
            <text:p text:style-name="P11"><text:span text:style-name="T3">14</text:span></text:p>
            <text:p text:style-name="P11"><text:span text:style-name="T3">15</text:span></text:p>
            <text:p text:style-name="P11"><text:span text:style-name="T3">-</text:span></text:p>
          </draw:text-box>
        </draw:frame>
        <draw:frame draw:style-name="gr55" draw:text-style-name="P12" draw:layer="layout" svg:width="0.51cm" svg:height="5.881cm" svg:x="16.605cm" svg:y="14.005cm">
          <draw:text-box>
            <text:p text:style-name="P11"><text:span text:style-name="T3">(3)</text:span></text:p>
            <text:p text:style-name="P11"><text:span text:style-name="T3">-</text:span></text:p>
            <text:p text:style-name="P11"><text:span text:style-name="T3">0</text:span></text:p>
            <text:p text:style-name="P11"><text:span text:style-name="T3">1</text:span></text:p>
            <text:p text:style-name="P11"><text:span text:style-name="T3">-</text:span></text:p>
            <text:p text:style-name="P11"><text:span text:style-name="T3">2</text:span></text:p>
            <text:p text:style-name="P11"><text:span text:style-name="T3">3</text:span></text:p>
            <text:p text:style-name="P11"><text:span text:style-name="T3">4</text:span></text:p>
            <text:p text:style-name="P11"><text:span text:style-name="T3">5</text:span></text:p>
            <text:p text:style-name="P11"><text:span text:style-name="T3">6</text:span></text:p>
            <text:p text:style-name="P11"><text:span text:style-name="T3">-</text:span></text:p>
            <text:p text:style-name="P11"><text:span text:style-name="T3">-</text:span></text:p>
            <text:p text:style-name="P11"><text:span text:style-name="T3">7</text:span></text:p>
            <text:p text:style-name="P11"><text:span text:style-name="T3">8</text:span></text:p>
            <text:p text:style-name="P11"><text:span text:style-name="T3">9</text:span></text:p>
            <text:p text:style-name="P11"><text:span text:style-name="T3">10</text:span></text:p>
            <text:p text:style-name="P11"><text:span text:style-name="T3">11</text:span></text:p>
            <text:p text:style-name="P11"><text:span text:style-name="T3">-</text:span></text:p>
            <text:p text:style-name="P11"><text:span text:style-name="T3">12</text:span></text:p>
            <text:p text:style-name="P11"><text:span text:style-name="T3">13</text:span></text:p>
            <text:p text:style-name="P11"><text:span text:style-name="T3">-</text:span></text:p>
          </draw:text-box>
        </draw:frame>
        <draw:line draw:style-name="gr11" draw:text-style-name="P6" draw:layer="layout" svg:x1="3.001cm" svg:y1="10.401cm" svg:x2="5.001cm" svg:y2="10.401cm">
          <text:p/>
        </draw:line>
        <draw:line draw:style-name="gr8" draw:text-style-name="P6" draw:layer="layout" svg:x1="3.001cm" svg:y1="10.601cm" svg:x2="5.001cm" svg:y2="10.601cm">
          <text:p/>
        </draw:line>
        <draw:line draw:style-name="gr8" draw:text-style-name="P6" draw:layer="layout" svg:x1="8.5cm" svg:y1="9.2cm" svg:x2="12.3cm" svg:y2="9.2cm">
          <text:p/>
        </draw:line>
        <draw:line draw:style-name="gr8" draw:text-style-name="P6" draw:layer="layout" svg:x1="8.5cm" svg:y1="9.5cm" svg:x2="12.3cm" svg:y2="9.5cm">
          <text:p/>
        </draw:line>
        <draw:line draw:style-name="gr56" draw:text-style-name="P6" draw:layer="layout" svg:x1="8.7cm" svg:y1="9.1cm" svg:x2="10.7cm" svg:y2="9.1cm">
          <text:p/>
        </draw:line>
        <draw:g draw:style-name="gr12">
          <svg:title>TexMaths</svg:title>
          <svg:desc>8§display§\nu§svg§600§TRUE§</svg:desc>
          <draw:g>
            <draw:path draw:style-name="gr13" draw:text-style-name="P7" draw:layer="layout" svg:width="0.13cm" svg:height="0.121cm" svg:x="9.695cm" svg:y="8.94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56" draw:text-style-name="P6" draw:layer="layout" svg:x1="9.1cm" svg:y1="9.9cm" svg:x2="11.9cm" svg:y2="9.9cm">
          <text:p/>
        </draw:line>
        <draw:g draw:style-name="gr12">
          <svg:title>TexMaths</svg:title>
          <svg:desc>8§display§i§svg§600§TRUE§</svg:desc>
          <draw:g>
            <draw:path draw:style-name="gr13" draw:text-style-name="P7" draw:layer="layout" svg:width="0.072cm" svg:height="0.186cm" svg:x="9.167cm" svg:y="9.275cm" svg:viewBox="0 0 73 187" svg:d="M71 10c0-5-4-10-11-10s-15 7-15 15c0 5 4 10 11 10 6 0 15-7 15-15zM49 115c4-8 4-9 7-16 2-6 4-10 4-15 0-12-10-23-23-23-27 0-37 40-37 42 0 4 2 4 3 4 3 0 3-1 5-5 7-26 18-35 28-35 2 0 7 0 7 9 0 6-3 12-3 15-3 7-15 39-19 51-4 7-7 16-7 22 0 13 10 23 23 23 26 0 36-41 36-43s-2-2-3-2c-3 0-3 0-4 4-6 18-14 35-29 35-4 0-6-3-6-9 0-7 2-11 8-28 3-10 7-20 10-29z">
              <text:p/>
            </draw:path>
          </draw:g>
        </draw:g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8.734cm" svg:y="9.277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\ell§svg§600§TRUE§</svg:desc>
          <draw:g>
            <draw:path draw:style-name="gr13" draw:text-style-name="P7" draw:layer="layout" svg:width="0.106cm" svg:height="0.199cm" svg:x="10.609cm" svg:y="9.943cm" svg:viewBox="0 0 107 200" svg:d="M2 169c-1 1-2 2-2 3s2 3 3 3c2 0 3 0 10-8 3-2 8-8 10-10 3 22 11 43 31 43 11 0 21-6 27-10 4-3 17-15 17-17 0-1-1-3-4-3 0 0-1 0-4 2-17 18-27 22-35 22-13 0-17-15-17-36 0-2 1-15 2-16 0-1 0-2 5-7 22-23 62-70 62-113 0-5 0-22-17-22-23 0-42 46-46 53-13 30-21 63-21 96-7 7-14 13-21 20zM40 130c1-3 13-65 29-97 7-15 14-27 22-27 10 0 10 10 10 15 0 46-47 95-61 109z">
              <text:p/>
            </draw:path>
          </draw:g>
        </draw:g>
        <draw:line draw:style-name="gr56" draw:text-style-name="P6" draw:layer="layout" svg:x1="9.1cm" svg:y1="9.6cm" svg:x2="10.7cm" svg:y2="9.6cm">
          <text:p/>
        </draw:line>
        <draw:g draw:style-name="gr12">
          <svg:title>TexMaths</svg:title>
          <svg:desc>8§display§\nu \!-\! i§svg§600§TRUE§</svg:desc>
          <draw:g>
            <draw:path draw:style-name="gr13" draw:text-style-name="P7" draw:layer="layout" svg:width="0.131cm" svg:height="0.122cm" svg:x="9.653cm" svg:y="9.71cm" svg:viewBox="0 0 132 123" svg:d="M48 2c-1 0 0-2-4-2-6 0-26 2-34 2-2 0-5 1-5 6 0 3 2 3 6 3 14 0 15 3 15 5s-4 15-6 23c-6 23-11 45-17 68-1 4-3 12-3 12 0 4 3 4 5 4 1 0 2 0 4 0 19-4 49-15 79-41 37-34 44-72 44-75 0-5-3-7-8-7-3 0-9 1-11 9-18 63-60 94-92 105 9-37 18-74 27-112z">
              <text:p/>
            </draw:path>
            <draw:path draw:style-name="gr13" draw:text-style-name="P7" draw:layer="layout" svg:width="0.17cm" svg:height="0.01cm" svg:x="9.834cm" svg:y="9.758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073cm" svg:height="0.186cm" svg:x="10.052cm" svg:y="9.649cm" svg:viewBox="0 0 74 187" svg:d="M72 10c0-5-4-10-10-10-8 0-16 7-16 15 0 5 4 10 11 10 6 0 15-7 15-15zM50 115c4-8 4-9 7-16 2-6 3-10 3-15 0-12-9-23-22-23-27 0-38 40-38 42 0 4 3 4 4 4 2 0 2-1 4-5 8-26 19-35 29-35 1 0 6 0 6 9 0 6-1 12-2 15-3 7-15 39-20 51-3 7-7 16-7 22 0 13 10 23 24 23 26 0 36-41 36-43s-2-2-3-2c-3 0-3 0-4 4-5 18-14 35-29 35-4 0-7-3-7-9 0-7 2-11 8-28 4-10 8-20 11-29z">
              <text:p/>
            </draw:path>
          </draw:g>
        </draw:g>
        <draw:line draw:style-name="gr56" draw:text-style-name="P6" draw:layer="layout" svg:x1="10.7cm" svg:y1="9.6cm" svg:x2="11.9cm" svg:y2="9.6cm">
          <text:p/>
        </draw:line>
        <draw:g draw:style-name="gr12">
          <svg:title>TexMaths</svg:title>
          <svg:desc>8§display§\ell \!-\! \nu \!+\! i§svg§600§TRUE§</svg:desc>
          <draw:g>
            <draw:path draw:style-name="gr13" draw:text-style-name="P7" draw:layer="layout" svg:width="0.108cm" svg:height="0.2cm" svg:x="10.884cm" svg:y="9.644cm" svg:viewBox="0 0 109 201" svg:d="M2 170c-1 1-2 1-2 3s2 3 3 3c2 0 3-1 11-9 2-1 8-7 9-8 3 21 11 42 32 42 11 0 21-6 27-10 4-4 17-14 17-17 0-1-1-3-3-3-1 0-2 0-4 2-18 18-28 22-36 22-13 0-18-15-18-36 0-2 1-15 2-16s1-2 6-8c23-22 63-69 63-113 0-5 0-22-17-22-23 0-44 46-46 53-14 30-23 63-23 97-7 6-14 13-21 20zM42 131c0-4 12-65 28-98 8-15 13-27 22-27 10 0 10 10 10 15 0 46-48 96-60 110z">
              <text:p/>
            </draw:path>
            <draw:path draw:style-name="gr13" draw:text-style-name="P7" draw:layer="layout" svg:width="0.17cm" svg:height="0.01cm" svg:x="11.037cm" svg:y="9.766cm" svg:viewBox="0 0 171 11" svg:d="M162 11c4 0 9 0 9-5 0-6-5-6-9-6-51 0-102 0-152 0-5 0-10 0-10 6 0 5 5 5 10 5 50 0 101 0 152 0z">
              <text:p/>
            </draw:path>
            <draw:path draw:style-name="gr13" draw:text-style-name="P7" draw:layer="layout" svg:width="0.131cm" svg:height="0.123cm" svg:x="11.262cm" svg:y="9.718cm" svg:viewBox="0 0 132 124" svg:d="M48 3c-1-1 0-3-4-3-6 0-26 2-34 3-2 0-5 0-5 6 0 3 2 3 6 3 14 0 15 2 15 5 0 1-4 15-6 22-6 23-11 46-17 69-1 4-3 12-3 13 0 3 3 3 5 3 1 0 2 0 4 0 19-3 49-14 79-42 37-34 44-72 44-74 0-5-3-8-8-8-2 0-9 2-11 10-18 63-60 94-92 105 9-38 18-75 27-112z">
              <text:p/>
            </draw:path>
            <draw:path draw:style-name="gr13" draw:text-style-name="P7" draw:layer="layout" svg:width="0.186cm" svg:height="0.186cm" svg:x="11.435cm" svg:y="9.678cm" svg:viewBox="0 0 187 187" svg:d="M99 98c26 0 52 0 79 0 4 0 9 0 9-5 0-6-5-6-9-6-27 0-53 0-79 0 0-26 0-52 0-78 0-4 0-9-5-9-6 0-6 5-6 9 0 26 0 52 0 78-26 0-52 0-78 0-4 0-10 0-10 6 0 5 6 5 10 5 26 0 52 0 78 0 0 27 0 53 0 79 0 4 0 10 6 10 5 0 5-6 5-10 0-26 0-52 0-79z">
              <text:p/>
            </draw:path>
            <draw:path draw:style-name="gr13" draw:text-style-name="P7" draw:layer="layout" svg:width="0.073cm" svg:height="0.188cm" svg:x="11.662cm" svg:y="9.656cm" svg:viewBox="0 0 74 189" svg:d="M72 10c0-5-4-10-10-10-8 0-16 8-16 15 0 6 4 11 11 11 6 0 15-7 15-16zM50 116c4-8 4-9 7-17 2-5 3-9 3-14 0-13-9-23-22-23-27 0-38 40-38 43s3 3 4 3c2 0 2-1 4-6 8-26 19-34 29-34 1 0 6 0 6 9 0 5-1 12-2 14-3 7-15 40-20 52-3 8-7 17-7 23 0 13 10 23 24 23 26 0 36-41 36-43 0-3-2-3-3-3-3 0-3 0-4 5-5 18-14 35-29 35-4 0-7-3-7-9 0-7 2-11 8-29 4-10 8-19 11-29z">
              <text:p/>
            </draw:path>
          </draw:g>
        </draw:g>
        <draw:g draw:style-name="gr12">
          <svg:title>TexMaths</svg:title>
          <svg:desc>10§display§i \!\in\! [\nu]§svg§600§TRUE§</svg:desc>
          <draw:g>
            <draw:path draw:style-name="gr13" draw:text-style-name="P7" draw:layer="layout" svg:width="0.092cm" svg:height="0.233cm" svg:x="9.38cm" svg:y="8.506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3" draw:text-style-name="P7" draw:layer="layout" svg:width="0.174cm" svg:height="0.201cm" svg:x="9.559cm" svg:y="8.548cm" svg:viewBox="0 0 175 202" svg:d="M163 109c6 0 12 0 12-7s-6-7-12-7c-50 0-99 0-149 0 5-47 45-81 94-81 18 0 36 0 55 0 6 0 12 0 12-7s-6-7-12-7c-19 0-37 0-55 0-60 0-108 46-108 102s48 100 108 100c18 0 36 0 55 0 6 0 12 0 12-7s-6-6-12-6c-19 0-37 0-55 0-49 0-89-33-94-80 50 0 99 0 149 0z">
              <text:p/>
            </draw:path>
            <draw:path draw:style-name="gr13" draw:text-style-name="P7" draw:layer="layout" svg:width="0.047cm" svg:height="0.348cm" svg:x="9.843cm" svg:y="8.475cm" svg:viewBox="0 0 48 349" svg:d="M48 349c0-5 0-9 0-14-11 0-23 0-34 0 0-107 0-214 0-321 11 0 23 0 34 0 0-5 0-9 0-14-16 0-32 0-48 0 0 116 0 233 0 349 16 0 32 0 48 0z">
              <text:p/>
            </draw:path>
            <draw:path draw:style-name="gr13" draw:text-style-name="P7" draw:layer="layout" svg:width="0.164cm" svg:height="0.154cm" svg:x="9.918cm" svg:y="8.583cm" svg:viewBox="0 0 165 155" svg:d="M60 4c0-1 0-4-5-4-8 0-33 3-42 3-3 1-7 1-7 7 0 4 3 5 8 5 17 0 18 2 18 5s-4 19-7 29c-7 28-14 57-21 86-2 5-3 10-4 15 0 4 4 5 6 5s3 0 5 0c24-5 62-18 99-52 46-43 55-91 55-94 0-6-4-9-10-9-3 0-11 1-14 11-22 80-75 119-115 132 11-47 23-93 34-139z">
              <text:p/>
            </draw:path>
            <draw:path draw:style-name="gr13" draw:text-style-name="P7" draw:layer="layout" svg:width="0.047cm" svg:height="0.348cm" svg:x="10.103cm" svg:y="8.475cm" svg:viewBox="0 0 48 349" svg:d="M48 0c-16 0-32 0-48 0 0 5 0 9 0 14 11 0 23 0 34 0 0 107 0 214 0 321-11 0-23 0-34 0 0 5 0 9 0 14 16 0 32 0 48 0 0-116 0-233 0-349z">
              <text:p/>
            </draw:path>
          </draw:g>
        </draw:g>
        <draw:frame draw:style-name="gr25" draw:text-style-name="P4" draw:layer="layout" svg:width="0.764cm" svg:height="0.395cm" svg:x="8.505cm" svg:y="8.408cm">
          <draw:text-box>
            <text:p><text:span text:style-name="T2">even</text:span></text:p>
          </draw:text-box>
        </draw:frame>
        <draw:line draw:style-name="gr8" draw:text-style-name="P6" draw:layer="layout" svg:x1="9.1cm" svg:y1="11.4cm" svg:x2="11.9cm" svg:y2="11.4cm">
          <text:p/>
        </draw:line>
        <draw:line draw:style-name="gr8" draw:text-style-name="P6" draw:layer="layout" svg:x1="9.1cm" svg:y1="10.2cm" svg:x2="9.1cm" svg:y2="12.6cm">
          <text:p/>
        </draw:line>
        <draw:line draw:style-name="gr11" draw:text-style-name="P6" draw:layer="layout" svg:x1="9.1cm" svg:y1="11.2cm" svg:x2="11.9cm" svg:y2="11.2cm">
          <text:p/>
        </draw:line>
        <draw:line draw:style-name="gr11" draw:text-style-name="P6" draw:layer="layout" svg:x1="9.1cm" svg:y1="11cm" svg:x2="11.9cm" svg:y2="11cm">
          <text:p/>
        </draw:line>
        <draw:line draw:style-name="gr11" draw:text-style-name="P6" draw:layer="layout" svg:x1="9.1cm" svg:y1="10.8cm" svg:x2="11.9cm" svg:y2="10.8cm">
          <text:p/>
        </draw:line>
        <draw:line draw:style-name="gr11" draw:text-style-name="P6" draw:layer="layout" svg:x1="9.1cm" svg:y1="10.6cm" svg:x2="11.9cm" svg:y2="10.6cm">
          <text:p/>
        </draw:line>
        <draw:line draw:style-name="gr11" draw:text-style-name="P6" draw:layer="layout" svg:x1="9.1cm" svg:y1="10.4cm" svg:x2="11.9cm" svg:y2="10.4cm">
          <text:p/>
        </draw:line>
        <draw:line draw:style-name="gr11" draw:text-style-name="P6" draw:layer="layout" svg:x1="9.1cm" svg:y1="12.4cm" svg:x2="11.9cm" svg:y2="12.4cm">
          <text:p/>
        </draw:line>
        <draw:line draw:style-name="gr11" draw:text-style-name="P6" draw:layer="layout" svg:x1="9.1cm" svg:y1="12.2cm" svg:x2="11.9cm" svg:y2="12.2cm">
          <text:p/>
        </draw:line>
        <draw:line draw:style-name="gr11" draw:text-style-name="P6" draw:layer="layout" svg:x1="9.1cm" svg:y1="12cm" svg:x2="11.9cm" svg:y2="12cm">
          <text:p/>
        </draw:line>
        <draw:line draw:style-name="gr11" draw:text-style-name="P6" draw:layer="layout" svg:x1="9.1cm" svg:y1="11.8cm" svg:x2="11.9cm" svg:y2="11.8cm">
          <text:p/>
        </draw:line>
        <draw:line draw:style-name="gr11" draw:text-style-name="P6" draw:layer="layout" svg:x1="9.1cm" svg:y1="11.6cm" svg:x2="11.9cm" svg:y2="11.6cm">
          <text:p/>
        </draw:line>
        <draw:line draw:style-name="gr11" draw:text-style-name="P6" draw:layer="layout" svg:x1="9.3cm" svg:y1="10.2cm" svg:x2="9.3cm" svg:y2="12.6cm">
          <text:p/>
        </draw:line>
        <draw:line draw:style-name="gr11" draw:text-style-name="P6" draw:layer="layout" svg:x1="9.5cm" svg:y1="10.2cm" svg:x2="9.5cm" svg:y2="12.6cm">
          <text:p/>
        </draw:line>
        <draw:line draw:style-name="gr11" draw:text-style-name="P6" draw:layer="layout" svg:x1="9.7cm" svg:y1="10.2cm" svg:x2="9.7cm" svg:y2="12.6cm">
          <text:p/>
        </draw:line>
        <draw:line draw:style-name="gr11" draw:text-style-name="P6" draw:layer="layout" svg:x1="9.9cm" svg:y1="10.2cm" svg:x2="9.9cm" svg:y2="12.6cm">
          <text:p/>
        </draw:line>
        <draw:line draw:style-name="gr11" draw:text-style-name="P6" draw:layer="layout" svg:x1="10.1cm" svg:y1="10.2cm" svg:x2="10.1cm" svg:y2="12.6cm">
          <text:p/>
        </draw:line>
        <draw:line draw:style-name="gr11" draw:text-style-name="P6" draw:layer="layout" svg:x1="10.3cm" svg:y1="10.2cm" svg:x2="10.3cm" svg:y2="12.6cm">
          <text:p/>
        </draw:line>
        <draw:line draw:style-name="gr11" draw:text-style-name="P6" draw:layer="layout" svg:x1="10.5cm" svg:y1="10.2cm" svg:x2="10.5cm" svg:y2="12.6cm">
          <text:p/>
        </draw:line>
        <draw:line draw:style-name="gr11" draw:text-style-name="P6" draw:layer="layout" svg:x1="10.7cm" svg:y1="10.2cm" svg:x2="10.7cm" svg:y2="12.6cm">
          <text:p/>
        </draw:line>
        <draw:line draw:style-name="gr11" draw:text-style-name="P6" draw:layer="layout" svg:x1="10.9cm" svg:y1="10.2cm" svg:x2="10.9cm" svg:y2="12.6cm">
          <text:p/>
        </draw:line>
        <draw:line draw:style-name="gr11" draw:text-style-name="P6" draw:layer="layout" svg:x1="11.1cm" svg:y1="10.2cm" svg:x2="11.1cm" svg:y2="12.6cm">
          <text:p/>
        </draw:line>
        <draw:line draw:style-name="gr11" draw:text-style-name="P6" draw:layer="layout" svg:x1="11.3cm" svg:y1="10.2cm" svg:x2="11.3cm" svg:y2="12.6cm">
          <text:p/>
        </draw:line>
        <draw:line draw:style-name="gr11" draw:text-style-name="P6" draw:layer="layout" svg:x1="11.5cm" svg:y1="10.2cm" svg:x2="11.5cm" svg:y2="12.6cm">
          <text:p/>
        </draw:line>
        <draw:line draw:style-name="gr11" draw:text-style-name="P6" draw:layer="layout" svg:x1="11.7cm" svg:y1="10.2cm" svg:x2="11.7cm" svg:y2="12.6cm">
          <text:p/>
        </draw:line>
        <draw:line draw:style-name="gr11" draw:text-style-name="P6" draw:layer="layout" svg:x1="11.9cm" svg:y1="10.2cm" svg:x2="11.9cm" svg:y2="12.6cm">
          <text:p/>
        </draw:line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12.232cm" svg:y="11.296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+2§svg§600§TRUE§</svg:desc>
          <draw:g>
            <draw:path draw:style-name="gr13" draw:text-style-name="P7" draw:layer="layout" svg:width="0.185cm" svg:height="0.185cm" svg:x="12.022cm" svg:y="10.921cm" svg:viewBox="0 0 186 186" svg:d="M99 99c26 0 51 0 77 0 4 0 10 0 10-6 0-5-6-5-10-5-26 0-51 0-77 0 0-26 0-52 0-78 0-4 0-10-6-10-5 0-5 6-5 10 0 26 0 52 0 78-26 0-52 0-78 0-4 0-10 0-10 5 0 6 6 6 10 6 26 0 52 0 78 0 0 26 0 52 0 77 0 4 0 10 5 10 6 0 6-6 6-10 0-25 0-51 0-77z">
              <text:p/>
            </draw:path>
            <draw:path draw:style-name="gr13" draw:text-style-name="P7" draw:layer="layout" svg:width="0.111cm" svg:height="0.185cm" svg:x="12.237cm" svg:y="10.898cm" svg:viewBox="0 0 112 186" svg:d="M22 164c9-9 19-19 29-28 44-39 61-54 61-82 0-32-26-54-59-54-32 0-53 26-53 50 0 16 14 16 15 16 5 0 15-3 15-15 0-7-5-14-16-14-1 0-2 0-3 0 7-18 22-28 38-28 25 0 37 22 37 45s-13 44-29 62c-18 20-36 40-54 59-3 4-3 4-3 11 35 0 69 0 104 0 2-16 5-33 8-49-3 0-5 0-8 0-1 9-3 21-5 25-2 2-21 2-27 2-17 0-34 0-50 0z">
              <text:p/>
            </draw:path>
          </draw:g>
        </draw:g>
        <draw:g draw:style-name="gr12">
          <svg:title>TexMaths</svg:title>
          <svg:desc>8§display§+4§svg§600§TRUE§</svg:desc>
          <draw:g>
            <draw:path draw:style-name="gr13" draw:text-style-name="P7" draw:layer="layout" svg:width="0.185cm" svg:height="0.185cm" svg:x="12.015cm" svg:y="10.525cm" svg:viewBox="0 0 186 186" svg:d="M99 98c26 0 52 0 78 0 4 0 9 0 9-6 0-5-5-5-9-5-26 0-52 0-78 0 0-26 0-52 0-78 0-3 0-9-6-9-5 0-5 6-5 9 0 26 0 52 0 78-26 0-52 0-78 0-4 0-10 0-10 5 0 6 6 6 10 6 26 0 52 0 78 0 0 26 0 52 0 78 0 4 0 10 5 10 6 0 6-6 6-10 0-26 0-52 0-78z">
              <text:p/>
            </draw:path>
            <draw:path draw:style-name="gr13" draw:text-style-name="P7" draw:layer="layout" svg:width="0.123cm" svg:height="0.188cm" svg:x="12.225cm" svg:y="10.499cm" svg:viewBox="0 0 124 189" svg:d="M74 143c0 8 0 16 0 24 0 10 0 13-21 13-2 0-4 0-6 0 0 3 0 6 0 9 11-1 26-1 38-1 11 0 27 0 38 1 0-3 0-6 0-9-2 0-4 0-6 0-20 0-21-3-21-13 0-8 0-16 0-24 9 0 19 0 28 0 0-3 0-6 0-9-9 0-19 0-28 0 0-42 0-85 0-127 0-5 0-7-5-7-2 0-3 0-6 3-28 44-57 87-85 131 0 3 0 6 0 9 25 0 50 0 74 0zM76 134c-23 0-45 0-68 0 23-35 45-69 68-104 0 35 0 69 0 104z">
              <text:p/>
            </draw:path>
          </draw:g>
        </draw:g>
        <draw:g draw:style-name="gr12">
          <svg:title>TexMaths</svg:title>
          <svg:desc>8§display§-4§svg§600§TRUE§</svg:desc>
          <draw:g>
            <draw:path draw:style-name="gr13" draw:text-style-name="P7" draw:layer="layout" svg:width="0.17cm" svg:height="0.01cm" svg:x="12.023cm" svg:y="12.212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23cm" svg:height="0.188cm" svg:x="12.225cm" svg:y="12.099cm" svg:viewBox="0 0 124 189" svg:d="M74 143c0 8 0 16 0 24 0 10-1 13-21 13-2 0-4 0-6 0 0 3 0 6 0 9 11-1 26-1 37-1 12 0 28 0 39 1 0-3 0-6 0-9-2 0-4 0-6 0-21 0-21-3-21-13 0-8 0-16 0-24 9 0 18 0 28 0 0-3 0-6 0-9-10 0-19 0-28 0 0-42 0-85 0-127 0-5 0-7-5-7-3 0-3 0-6 3-28 44-57 87-85 131 0 3 0 6 0 9 25 0 49 0 74 0zM76 134c-23 0-46 0-69 0 23-35 46-69 69-104 0 35 0 69 0 104z">
              <text:p/>
            </draw:path>
          </draw:g>
        </draw:g>
        <draw:g draw:style-name="gr12">
          <svg:title>TexMaths</svg:title>
          <svg:desc>8§display§-2§svg§600§TRUE§</svg:desc>
          <draw:g>
            <draw:path draw:style-name="gr13" draw:text-style-name="P7" draw:layer="layout" svg:width="0.17cm" svg:height="0.01cm" svg:x="12.029cm" svg:y="11.811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11cm" svg:height="0.185cm" svg:x="12.237cm" svg:y="11.7cm" svg:viewBox="0 0 112 186" svg:d="M22 164c9-9 19-19 29-28 44-39 61-54 61-82 0-32-26-54-59-54-32 0-53 26-53 50 0 16 14 16 15 16 5 0 15-3 15-15 0-7-5-14-16-14-1 0-2 0-3 1 7-19 22-29 38-29 25 0 37 22 37 45s-13 44-29 62c-18 20-36 40-54 60-3 3-3 4-3 10 35 0 69 0 104 0 2-16 5-32 8-49-3 0-5 0-7 0-2 9-4 21-6 25-2 2-21 2-27 2-17 0-34 0-50 0z">
              <text:p/>
            </draw:path>
          </draw:g>
        </draw:g>
        <draw:polyline draw:style-name="gr57" draw:text-style-name="P6" draw:layer="layout" svg:width="0.848cm" svg:height="1.413cm" draw:transform="rotate (-0.785398163397449) translate (10.1cm 10.4cm)" svg:viewBox="0 0 849 1414" draw:points="0,1414 566,1414 566,1131 849,1131 849,0">
          <text:p/>
        </draw:polyline>
        <draw:polyline draw:style-name="gr58" draw:text-style-name="P6" draw:layer="layout" svg:width="0.848cm" svg:height="0.848cm" draw:transform="rotate (-0.785398163397449) translate (11.3cm 10.4cm)" svg:viewBox="0 0 849 849" draw:points="0,849 283,849 283,566 566,566 566,283 849,283 849,0">
          <text:p/>
        </draw:polyline>
        <draw:g draw:style-name="gr12">
          <svg:title>TexMaths</svg:title>
          <svg:desc>10§display§(2\delta \!=\! 2)§svg§600§TRUE§</svg:desc>
          <draw:g>
            <draw:path draw:style-name="gr13" draw:text-style-name="P7" draw:layer="layout" svg:width="0.081cm" svg:height="0.349cm" svg:x="6.838cm" svg:y="8.924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3" draw:text-style-name="P7" draw:layer="layout" svg:width="0.139cm" svg:height="0.231cm" svg:x="6.958cm" svg:y="8.954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6 3-33 3-21 0-42 0-63 0z">
              <text:p/>
            </draw:path>
            <draw:path draw:style-name="gr13" draw:text-style-name="P7" draw:layer="layout" svg:width="0.143cm" svg:height="0.251cm" svg:x="7.13cm" svg:y="8.938cm" svg:viewBox="0 0 144 252" svg:d="M78 96c-44 10-78 56-78 97 0 34 23 59 56 59 41 0 70-55 70-102 0-32-14-50-26-65-13-16-33-42-33-58 0-7 7-16 19-16 10 0 17 5 25 10 7 4 14 8 19 8 9 0 14-8 14-14 0-7-5-8-18-11-18-4-23-4-29-4-27 0-40 15-40 36 0 19 10 39 21 60zM82 104c9 16 20 35 20 60 0 23-14 81-46 81-20 0-34-15-34-42 0-21 13-87 60-99z">
              <text:p/>
            </draw:path>
            <draw:path draw:style-name="gr13" draw:text-style-name="P7" draw:layer="layout" svg:width="0.233cm" svg:height="0.082cm" svg:x="7.343cm" svg:y="9.058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3" draw:text-style-name="P7" draw:layer="layout" svg:width="0.139cm" svg:height="0.231cm" svg:x="7.652cm" svg:y="8.954cm" svg:viewBox="0 0 140 232" svg:d="M27 205c13-12 25-23 38-35 54-48 75-67 75-102 0-40-31-68-74-68-40 0-66 32-66 63 0 20 18 20 19 20 6 0 18-4 18-19 0-9-6-18-18-18-3 0-4 0-5 0 8-23 27-35 47-35 32 0 47 28 47 57 0 28-17 55-36 77-23 25-45 49-68 74-4 4-4 5-4 13 44 0 87 0 131 0 3-20 6-40 9-60-3 0-5 0-8 0-2 11-5 25-8 30-3 3-26 3-33 3-21 0-43 0-64 0z">
              <text:p/>
            </draw:path>
            <draw:path draw:style-name="gr13" draw:text-style-name="P7" draw:layer="layout" svg:width="0.081cm" svg:height="0.349cm" svg:x="7.83cm" svg:y="8.92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57" draw:text-style-name="P6" draw:layer="layout" svg:width="0.848cm" svg:height="1.413cm" draw:transform="rotate (0.785398163397448) translate (9.1cm 11.4cm)" svg:viewBox="0 0 849 1414" draw:points="0,0 283,0 566,0 566,283 566,566 849,566 849,1414">
          <text:p/>
        </draw:polyline>
        <draw:polyline draw:style-name="gr59" draw:text-style-name="P6" draw:layer="layout" svg:width="0.848cm" svg:height="0.848cm" draw:transform="rotate (-2.35619449019235) translate (11.9cm 11.8cm)" svg:viewBox="0 0 849 849" draw:points="849,849 566,849 566,566 283,566 283,283 0,283 0,0">
          <text:p/>
        </draw:polyline>
        <draw:line draw:style-name="gr8" draw:text-style-name="P6" draw:layer="layout" svg:x1="10.7cm" svg:y1="9.2cm" svg:x2="10.7cm" svg:y2="9.5cm">
          <text:p/>
        </draw:line>
        <draw:line draw:style-name="gr8" draw:text-style-name="P6" draw:layer="layout" svg:x1="8.7cm" svg:y1="9.2cm" svg:x2="8.7cm" svg:y2="9.5cm">
          <text:p/>
        </draw:line>
        <draw:custom-shape draw:style-name="gr60" draw:text-style-name="P1" draw:layer="layout" svg:width="1.401cm" svg:height="0.3cm" svg:x="13.7cm" svg:y="9.20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.401cm" svg:height="2.4cm" svg:x="13.7cm" svg:y="10.2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901cm" svg:y1="9.201cm" svg:x2="16.7cm" svg:y2="9.201cm">
          <text:p/>
        </draw:line>
        <draw:line draw:style-name="gr8" draw:text-style-name="P6" draw:layer="layout" svg:x1="12.901cm" svg:y1="9.501cm" svg:x2="16.7cm" svg:y2="9.501cm">
          <text:p/>
        </draw:line>
        <draw:line draw:style-name="gr56" draw:text-style-name="P6" draw:layer="layout" svg:x1="13.101cm" svg:y1="9.101cm" svg:x2="15.101cm" svg:y2="9.101cm">
          <text:p/>
        </draw:line>
        <draw:g draw:style-name="gr12">
          <svg:title>TexMaths</svg:title>
          <svg:desc>8§display§\nu§svg§600§TRUE§</svg:desc>
          <draw:g>
            <draw:path draw:style-name="gr13" draw:text-style-name="P7" draw:layer="layout" svg:width="0.13cm" svg:height="0.121cm" svg:x="14.096cm" svg:y="8.946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56" draw:text-style-name="P6" draw:layer="layout" svg:x1="13.7cm" svg:y1="9.9cm" svg:x2="16.5cm" svg:y2="9.9cm">
          <text:p/>
        </draw:line>
        <draw:g draw:style-name="gr12">
          <svg:title>TexMaths</svg:title>
          <svg:desc>8§display§i§svg§600§TRUE§</svg:desc>
          <draw:g>
            <draw:path draw:style-name="gr13" draw:text-style-name="P7" draw:layer="layout" svg:width="0.072cm" svg:height="0.186cm" svg:x="13.768cm" svg:y="9.276cm" svg:viewBox="0 0 73 187" svg:d="M71 10c0-5-4-10-11-10s-15 7-15 15c0 5 4 10 11 10 6 0 15-7 15-15zM49 115c4-8 4-9 7-16 2-6 4-10 4-15 0-12-10-23-23-23-27 0-37 40-37 42 0 4 2 4 3 4 3 0 3-1 5-5 7-26 18-35 28-35 2 0 7 0 7 9 0 6-3 12-3 15-3 7-15 39-19 51-4 7-7 16-7 22 0 13 10 23 23 23 26 0 36-41 36-43s-2-2-3-2c-3 0-3 0-4 4-6 18-14 35-29 35-4 0-6-3-6-9 0-7 2-11 8-28 3-10 7-20 10-29z">
              <text:p/>
            </draw:path>
          </draw:g>
        </draw:g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13.135cm" svg:y="9.278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\ell§svg§600§TRUE§</svg:desc>
          <draw:g>
            <draw:path draw:style-name="gr13" draw:text-style-name="P7" draw:layer="layout" svg:width="0.106cm" svg:height="0.199cm" svg:x="15.01cm" svg:y="9.944cm" svg:viewBox="0 0 107 200" svg:d="M2 169c-1 1-2 2-2 3s2 3 3 3c2 0 3 0 10-8 3-2 8-8 10-10 3 22 11 43 31 43 11 0 21-6 27-10 4-3 17-15 17-17 0-1-1-3-4-3 0 0-1 0-4 2-17 18-27 22-35 22-13 0-17-15-17-36 0-2 1-15 2-16 0-1 0-2 5-7 22-23 62-70 62-113 0-5 0-22-17-22-23 0-42 46-46 53-13 30-21 63-21 96-7 7-14 13-21 20zM40 130c1-3 13-65 29-97 7-15 14-27 22-27 10 0 10 10 10 15 0 46-47 95-61 109z">
              <text:p/>
            </draw:path>
          </draw:g>
        </draw:g>
        <draw:line draw:style-name="gr62" draw:text-style-name="P6" draw:layer="layout" svg:x1="13.7cm" svg:y1="9.6cm" svg:x2="15.101cm" svg:y2="9.601cm">
          <text:p/>
        </draw:line>
        <draw:g draw:style-name="gr12">
          <svg:title>TexMaths</svg:title>
          <svg:desc>8§display§\nu \!-\! i§svg§600§TRUE§</svg:desc>
          <draw:g>
            <draw:path draw:style-name="gr13" draw:text-style-name="P7" draw:layer="layout" svg:width="0.131cm" svg:height="0.122cm" svg:x="14.054cm" svg:y="9.711cm" svg:viewBox="0 0 132 123" svg:d="M48 2c-1 0 0-2-4-2-6 0-26 2-34 2-2 0-5 1-5 6 0 3 2 3 6 3 14 0 15 3 15 5s-4 15-6 23c-6 23-11 45-17 68-1 4-3 12-3 12 0 4 3 4 5 4 1 0 2 0 4 0 19-4 49-15 79-41 37-34 44-72 44-75 0-5-3-7-8-7-3 0-9 1-11 9-18 63-60 94-92 105 9-37 18-74 27-112z">
              <text:p/>
            </draw:path>
            <draw:path draw:style-name="gr13" draw:text-style-name="P7" draw:layer="layout" svg:width="0.17cm" svg:height="0.01cm" svg:x="14.235cm" svg:y="9.759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073cm" svg:height="0.186cm" svg:x="14.453cm" svg:y="9.65cm" svg:viewBox="0 0 74 187" svg:d="M72 10c0-5-4-10-10-10-8 0-16 7-16 15 0 5 4 10 11 10 6 0 15-7 15-15zM50 115c4-8 4-9 7-16 2-6 3-10 3-15 0-12-9-23-22-23-27 0-38 40-38 42 0 4 3 4 4 4 2 0 2-1 4-5 8-26 19-35 29-35 1 0 6 0 6 9 0 6-1 12-2 15-3 7-15 39-20 51-3 7-7 16-7 22 0 13 10 23 24 23 26 0 36-41 36-43s-2-2-3-2c-3 0-3 0-4 4-5 18-14 35-29 35-4 0-7-3-7-9 0-7 2-11 8-28 4-10 8-20 11-29z">
              <text:p/>
            </draw:path>
          </draw:g>
        </draw:g>
        <draw:line draw:style-name="gr62" draw:text-style-name="P6" draw:layer="layout" svg:x1="15.101cm" svg:y1="9.601cm" svg:x2="16.5cm" svg:y2="9.6cm">
          <text:p/>
        </draw:line>
        <draw:g draw:style-name="gr12">
          <svg:title>TexMaths</svg:title>
          <svg:desc>8§display§\ell \!-\! \nu \!+\! i§svg§600§TRUE§</svg:desc>
          <draw:g>
            <draw:path draw:style-name="gr13" draw:text-style-name="P7" draw:layer="layout" svg:width="0.108cm" svg:height="0.2cm" svg:x="15.285cm" svg:y="9.645cm" svg:viewBox="0 0 109 201" svg:d="M2 170c-1 1-2 1-2 3s2 3 3 3c2 0 3-1 11-9 2-1 8-7 9-8 3 21 11 42 32 42 11 0 21-6 27-10 4-4 17-14 17-17 0-1-1-3-3-3-1 0-2 0-4 2-18 18-28 22-36 22-13 0-18-15-18-36 0-2 1-15 2-16s1-2 6-8c23-22 63-69 63-113 0-5 0-22-17-22-23 0-44 46-46 53-14 30-23 63-23 97-7 6-14 13-21 20zM42 131c0-4 12-65 28-98 8-15 13-27 22-27 10 0 10 10 10 15 0 46-48 96-60 110z">
              <text:p/>
            </draw:path>
            <draw:path draw:style-name="gr13" draw:text-style-name="P7" draw:layer="layout" svg:width="0.17cm" svg:height="0.01cm" svg:x="15.438cm" svg:y="9.767cm" svg:viewBox="0 0 171 11" svg:d="M162 11c4 0 9 0 9-5 0-6-5-6-9-6-51 0-102 0-152 0-5 0-10 0-10 6 0 5 5 5 10 5 50 0 101 0 152 0z">
              <text:p/>
            </draw:path>
            <draw:path draw:style-name="gr13" draw:text-style-name="P7" draw:layer="layout" svg:width="0.131cm" svg:height="0.123cm" svg:x="15.663cm" svg:y="9.719cm" svg:viewBox="0 0 132 124" svg:d="M48 3c-1-1 0-3-4-3-6 0-26 2-34 3-2 0-5 0-5 6 0 3 2 3 6 3 14 0 15 2 15 5 0 1-4 15-6 22-6 23-11 46-17 69-1 4-3 12-3 13 0 3 3 3 5 3 1 0 2 0 4 0 19-3 49-14 79-42 37-34 44-72 44-74 0-5-3-8-8-8-2 0-9 2-11 10-18 63-60 94-92 105 9-38 18-75 27-112z">
              <text:p/>
            </draw:path>
            <draw:path draw:style-name="gr13" draw:text-style-name="P7" draw:layer="layout" svg:width="0.186cm" svg:height="0.186cm" svg:x="15.836cm" svg:y="9.679cm" svg:viewBox="0 0 187 187" svg:d="M99 98c26 0 52 0 79 0 4 0 9 0 9-5 0-6-5-6-9-6-27 0-53 0-79 0 0-26 0-52 0-78 0-4 0-9-5-9-6 0-6 5-6 9 0 26 0 52 0 78-26 0-52 0-78 0-4 0-10 0-10 6 0 5 6 5 10 5 26 0 52 0 78 0 0 27 0 53 0 79 0 4 0 10 6 10 5 0 5-6 5-10 0-26 0-52 0-79z">
              <text:p/>
            </draw:path>
            <draw:path draw:style-name="gr13" draw:text-style-name="P7" draw:layer="layout" svg:width="0.073cm" svg:height="0.188cm" svg:x="16.063cm" svg:y="9.657cm" svg:viewBox="0 0 74 189" svg:d="M72 10c0-5-4-10-10-10-8 0-16 8-16 15 0 6 4 11 11 11 6 0 15-7 15-16zM50 116c4-8 4-9 7-17 2-5 3-9 3-14 0-13-9-23-22-23-27 0-38 40-38 43s3 3 4 3c2 0 2-1 4-6 8-26 19-34 29-34 1 0 6 0 6 9 0 5-1 12-2 14-3 7-15 40-20 52-3 8-7 17-7 23 0 13 10 23 24 23 26 0 36-41 36-43 0-3-2-3-3-3-3 0-3 0-4 5-5 18-14 35-29 35-4 0-7-3-7-9 0-7 2-11 8-29 4-10 8-19 11-29z">
              <text:p/>
            </draw:path>
          </draw:g>
        </draw:g>
        <draw:g draw:style-name="gr12">
          <svg:title>TexMaths</svg:title>
          <svg:desc>10§display§i \!\in\! [\nu]§svg§600§TRUE§</svg:desc>
          <draw:g>
            <draw:path draw:style-name="gr13" draw:text-style-name="P7" draw:layer="layout" svg:width="0.092cm" svg:height="0.233cm" svg:x="13.581cm" svg:y="8.507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13" draw:text-style-name="P7" draw:layer="layout" svg:width="0.174cm" svg:height="0.201cm" svg:x="13.76cm" svg:y="8.549cm" svg:viewBox="0 0 175 202" svg:d="M163 109c6 0 12 0 12-7s-6-7-12-7c-50 0-99 0-149 0 5-47 45-81 94-81 18 0 36 0 55 0 6 0 12 0 12-7s-6-7-12-7c-19 0-37 0-55 0-60 0-108 46-108 102s48 100 108 100c18 0 36 0 55 0 6 0 12 0 12-7s-6-6-12-6c-19 0-37 0-55 0-49 0-89-33-94-80 50 0 99 0 149 0z">
              <text:p/>
            </draw:path>
            <draw:path draw:style-name="gr13" draw:text-style-name="P7" draw:layer="layout" svg:width="0.047cm" svg:height="0.348cm" svg:x="14.044cm" svg:y="8.476cm" svg:viewBox="0 0 48 349" svg:d="M48 349c0-5 0-9 0-14-11 0-23 0-34 0 0-107 0-214 0-321 11 0 23 0 34 0 0-5 0-9 0-14-16 0-32 0-48 0 0 116 0 233 0 349 16 0 32 0 48 0z">
              <text:p/>
            </draw:path>
            <draw:path draw:style-name="gr13" draw:text-style-name="P7" draw:layer="layout" svg:width="0.164cm" svg:height="0.154cm" svg:x="14.119cm" svg:y="8.584cm" svg:viewBox="0 0 165 155" svg:d="M60 4c0-1 0-4-5-4-8 0-33 3-42 3-3 1-7 1-7 7 0 4 3 5 8 5 17 0 18 2 18 5s-4 19-7 29c-7 28-14 57-21 86-2 5-3 10-4 15 0 4 4 5 6 5s3 0 5 0c24-5 62-18 99-52 46-43 55-91 55-94 0-6-4-9-10-9-3 0-11 1-14 11-22 80-75 119-115 132 11-47 23-93 34-139z">
              <text:p/>
            </draw:path>
            <draw:path draw:style-name="gr13" draw:text-style-name="P7" draw:layer="layout" svg:width="0.047cm" svg:height="0.348cm" svg:x="14.304cm" svg:y="8.476cm" svg:viewBox="0 0 48 349" svg:d="M48 0c-16 0-32 0-48 0 0 5 0 9 0 14 11 0 23 0 34 0 0 107 0 214 0 321-11 0-23 0-34 0 0 5 0 9 0 14 16 0 32 0 48 0 0-116 0-233 0-349z">
              <text:p/>
            </draw:path>
          </draw:g>
        </draw:g>
        <draw:frame draw:style-name="gr53" draw:text-style-name="P4" draw:layer="layout" svg:width="0.607cm" svg:height="0.395cm" svg:x="12.906cm" svg:y="8.409cm">
          <draw:text-box>
            <text:p><text:span text:style-name="T2">odd</text:span></text:p>
          </draw:text-box>
        </draw:frame>
        <draw:line draw:style-name="gr8" draw:text-style-name="P6" draw:layer="layout" svg:x1="13.7cm" svg:y1="11.401cm" svg:x2="16.5cm" svg:y2="11.401cm">
          <text:p/>
        </draw:line>
        <draw:line draw:style-name="gr8" draw:text-style-name="P6" draw:layer="layout" svg:x1="13.701cm" svg:y1="10.201cm" svg:x2="13.701cm" svg:y2="12.601cm">
          <text:p/>
        </draw:line>
        <draw:line draw:style-name="gr11" draw:text-style-name="P6" draw:layer="layout" svg:x1="13.7cm" svg:y1="11.201cm" svg:x2="16.5cm" svg:y2="11.201cm">
          <text:p/>
        </draw:line>
        <draw:line draw:style-name="gr11" draw:text-style-name="P6" draw:layer="layout" svg:x1="13.7cm" svg:y1="11.001cm" svg:x2="16.5cm" svg:y2="11.001cm">
          <text:p/>
        </draw:line>
        <draw:line draw:style-name="gr11" draw:text-style-name="P6" draw:layer="layout" svg:x1="13.7cm" svg:y1="10.801cm" svg:x2="16.5cm" svg:y2="10.801cm">
          <text:p/>
        </draw:line>
        <draw:line draw:style-name="gr11" draw:text-style-name="P6" draw:layer="layout" svg:x1="13.7cm" svg:y1="10.601cm" svg:x2="16.5cm" svg:y2="10.601cm">
          <text:p/>
        </draw:line>
        <draw:line draw:style-name="gr11" draw:text-style-name="P6" draw:layer="layout" svg:x1="13.7cm" svg:y1="10.401cm" svg:x2="16.5cm" svg:y2="10.401cm">
          <text:p/>
        </draw:line>
        <draw:line draw:style-name="gr11" draw:text-style-name="P6" draw:layer="layout" svg:x1="13.7cm" svg:y1="12.401cm" svg:x2="16.5cm" svg:y2="12.401cm">
          <text:p/>
        </draw:line>
        <draw:line draw:style-name="gr11" draw:text-style-name="P6" draw:layer="layout" svg:x1="13.7cm" svg:y1="12.201cm" svg:x2="16.5cm" svg:y2="12.201cm">
          <text:p/>
        </draw:line>
        <draw:line draw:style-name="gr11" draw:text-style-name="P6" draw:layer="layout" svg:x1="13.7cm" svg:y1="12.001cm" svg:x2="16.5cm" svg:y2="12.001cm">
          <text:p/>
        </draw:line>
        <draw:line draw:style-name="gr11" draw:text-style-name="P6" draw:layer="layout" svg:x1="13.7cm" svg:y1="11.801cm" svg:x2="16.5cm" svg:y2="11.801cm">
          <text:p/>
        </draw:line>
        <draw:line draw:style-name="gr11" draw:text-style-name="P6" draw:layer="layout" svg:x1="13.7cm" svg:y1="11.601cm" svg:x2="16.5cm" svg:y2="11.601cm">
          <text:p/>
        </draw:line>
        <draw:line draw:style-name="gr11" draw:text-style-name="P6" draw:layer="layout" svg:x1="13.901cm" svg:y1="10.201cm" svg:x2="13.901cm" svg:y2="12.601cm">
          <text:p/>
        </draw:line>
        <draw:line draw:style-name="gr11" draw:text-style-name="P6" draw:layer="layout" svg:x1="14.101cm" svg:y1="10.201cm" svg:x2="14.101cm" svg:y2="12.601cm">
          <text:p/>
        </draw:line>
        <draw:line draw:style-name="gr11" draw:text-style-name="P6" draw:layer="layout" svg:x1="14.301cm" svg:y1="10.201cm" svg:x2="14.301cm" svg:y2="12.601cm">
          <text:p/>
        </draw:line>
        <draw:line draw:style-name="gr11" draw:text-style-name="P6" draw:layer="layout" svg:x1="14.501cm" svg:y1="10.201cm" svg:x2="14.501cm" svg:y2="12.601cm">
          <text:p/>
        </draw:line>
        <draw:line draw:style-name="gr11" draw:text-style-name="P6" draw:layer="layout" svg:x1="14.701cm" svg:y1="10.201cm" svg:x2="14.701cm" svg:y2="12.601cm">
          <text:p/>
        </draw:line>
        <draw:line draw:style-name="gr11" draw:text-style-name="P6" draw:layer="layout" svg:x1="14.901cm" svg:y1="10.201cm" svg:x2="14.901cm" svg:y2="12.601cm">
          <text:p/>
        </draw:line>
        <draw:line draw:style-name="gr11" draw:text-style-name="P6" draw:layer="layout" svg:x1="15.101cm" svg:y1="10.201cm" svg:x2="15.101cm" svg:y2="12.601cm">
          <text:p/>
        </draw:line>
        <draw:line draw:style-name="gr11" draw:text-style-name="P6" draw:layer="layout" svg:x1="15.301cm" svg:y1="10.201cm" svg:x2="15.301cm" svg:y2="12.601cm">
          <text:p/>
        </draw:line>
        <draw:line draw:style-name="gr11" draw:text-style-name="P6" draw:layer="layout" svg:x1="15.501cm" svg:y1="10.201cm" svg:x2="15.501cm" svg:y2="12.601cm">
          <text:p/>
        </draw:line>
        <draw:line draw:style-name="gr11" draw:text-style-name="P6" draw:layer="layout" svg:x1="15.701cm" svg:y1="10.201cm" svg:x2="15.701cm" svg:y2="12.601cm">
          <text:p/>
        </draw:line>
        <draw:line draw:style-name="gr11" draw:text-style-name="P6" draw:layer="layout" svg:x1="15.901cm" svg:y1="10.201cm" svg:x2="15.901cm" svg:y2="12.601cm">
          <text:p/>
        </draw:line>
        <draw:line draw:style-name="gr11" draw:text-style-name="P6" draw:layer="layout" svg:x1="16.101cm" svg:y1="10.201cm" svg:x2="16.101cm" svg:y2="12.601cm">
          <text:p/>
        </draw:line>
        <draw:line draw:style-name="gr11" draw:text-style-name="P6" draw:layer="layout" svg:x1="16.501cm" svg:y1="10.201cm" svg:x2="16.501cm" svg:y2="12.601cm">
          <text:p/>
        </draw:line>
        <draw:g draw:style-name="gr12">
          <svg:title>TexMaths</svg:title>
          <svg:desc>8§display§0§svg§600§TRUE§</svg:desc>
          <draw:g>
            <draw:path draw:style-name="gr13" draw:text-style-name="P7" draw:layer="layout" svg:width="0.116cm" svg:height="0.191cm" svg:x="16.833cm" svg:y="11.297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 draw:style-name="gr12">
          <svg:title>TexMaths</svg:title>
          <svg:desc>8§display§+2§svg§600§TRUE§</svg:desc>
          <draw:g>
            <draw:path draw:style-name="gr13" draw:text-style-name="P7" draw:layer="layout" svg:width="0.185cm" svg:height="0.185cm" svg:x="16.623cm" svg:y="10.922cm" svg:viewBox="0 0 186 186" svg:d="M99 99c26 0 51 0 77 0 4 0 10 0 10-6 0-5-6-5-10-5-26 0-51 0-77 0 0-26 0-52 0-78 0-4 0-10-6-10-5 0-5 6-5 10 0 26 0 52 0 78-26 0-52 0-78 0-4 0-10 0-10 5 0 6 6 6 10 6 26 0 52 0 78 0 0 26 0 52 0 77 0 4 0 10 5 10 6 0 6-6 6-10 0-25 0-51 0-77z">
              <text:p/>
            </draw:path>
            <draw:path draw:style-name="gr13" draw:text-style-name="P7" draw:layer="layout" svg:width="0.111cm" svg:height="0.185cm" svg:x="16.838cm" svg:y="10.899cm" svg:viewBox="0 0 112 186" svg:d="M22 164c9-9 19-19 29-28 44-39 61-54 61-82 0-32-26-54-59-54-32 0-53 26-53 50 0 16 14 16 15 16 5 0 15-3 15-15 0-7-5-14-16-14-1 0-2 0-3 0 7-18 22-28 38-28 25 0 37 22 37 45s-13 44-29 62c-18 20-36 40-54 59-3 4-3 4-3 11 35 0 69 0 104 0 2-16 5-33 8-49-3 0-5 0-8 0-1 9-3 21-5 25-2 2-21 2-27 2-17 0-34 0-50 0z">
              <text:p/>
            </draw:path>
          </draw:g>
        </draw:g>
        <draw:g draw:style-name="gr12">
          <svg:title>TexMaths</svg:title>
          <svg:desc>8§display§+4§svg§600§TRUE§</svg:desc>
          <draw:g>
            <draw:path draw:style-name="gr13" draw:text-style-name="P7" draw:layer="layout" svg:width="0.185cm" svg:height="0.185cm" svg:x="16.616cm" svg:y="10.526cm" svg:viewBox="0 0 186 186" svg:d="M99 98c26 0 52 0 78 0 4 0 9 0 9-6 0-5-5-5-9-5-26 0-52 0-78 0 0-26 0-52 0-78 0-3 0-9-6-9-5 0-5 6-5 9 0 26 0 52 0 78-26 0-52 0-78 0-4 0-10 0-10 5 0 6 6 6 10 6 26 0 52 0 78 0 0 26 0 52 0 78 0 4 0 10 5 10 6 0 6-6 6-10 0-26 0-52 0-78z">
              <text:p/>
            </draw:path>
            <draw:path draw:style-name="gr13" draw:text-style-name="P7" draw:layer="layout" svg:width="0.123cm" svg:height="0.188cm" svg:x="16.826cm" svg:y="10.5cm" svg:viewBox="0 0 124 189" svg:d="M74 143c0 8 0 16 0 24 0 10 0 13-21 13-2 0-4 0-6 0 0 3 0 6 0 9 11-1 26-1 38-1 11 0 27 0 38 1 0-3 0-6 0-9-2 0-4 0-6 0-20 0-21-3-21-13 0-8 0-16 0-24 9 0 19 0 28 0 0-3 0-6 0-9-9 0-19 0-28 0 0-42 0-85 0-127 0-5 0-7-5-7-2 0-3 0-6 3-28 44-57 87-85 131 0 3 0 6 0 9 25 0 50 0 74 0zM76 134c-23 0-45 0-68 0 23-35 45-69 68-104 0 35 0 69 0 104z">
              <text:p/>
            </draw:path>
          </draw:g>
        </draw:g>
        <draw:g draw:style-name="gr12">
          <svg:title>TexMaths</svg:title>
          <svg:desc>8§display§-4§svg§600§TRUE§</svg:desc>
          <draw:g>
            <draw:path draw:style-name="gr13" draw:text-style-name="P7" draw:layer="layout" svg:width="0.17cm" svg:height="0.01cm" svg:x="16.624cm" svg:y="12.213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23cm" svg:height="0.188cm" svg:x="16.826cm" svg:y="12.1cm" svg:viewBox="0 0 124 189" svg:d="M74 143c0 8 0 16 0 24 0 10-1 13-21 13-2 0-4 0-6 0 0 3 0 6 0 9 11-1 26-1 37-1 12 0 28 0 39 1 0-3 0-6 0-9-2 0-4 0-6 0-21 0-21-3-21-13 0-8 0-16 0-24 9 0 18 0 28 0 0-3 0-6 0-9-10 0-19 0-28 0 0-42 0-85 0-127 0-5 0-7-5-7-3 0-3 0-6 3-28 44-57 87-85 131 0 3 0 6 0 9 25 0 49 0 74 0zM76 134c-23 0-46 0-69 0 23-35 46-69 69-104 0 35 0 69 0 104z">
              <text:p/>
            </draw:path>
          </draw:g>
        </draw:g>
        <draw:g draw:style-name="gr12">
          <svg:title>TexMaths</svg:title>
          <svg:desc>8§display§-2§svg§600§TRUE§</svg:desc>
          <draw:g>
            <draw:path draw:style-name="gr13" draw:text-style-name="P7" draw:layer="layout" svg:width="0.17cm" svg:height="0.01cm" svg:x="16.63cm" svg:y="11.812cm" svg:viewBox="0 0 171 11" svg:d="M161 11c5 0 10 0 10-5 0-6-5-6-10-6-50 0-101 0-151 0-5 0-10 0-10 6 0 5 5 5 10 5 50 0 101 0 151 0z">
              <text:p/>
            </draw:path>
            <draw:path draw:style-name="gr13" draw:text-style-name="P7" draw:layer="layout" svg:width="0.111cm" svg:height="0.185cm" svg:x="16.838cm" svg:y="11.701cm" svg:viewBox="0 0 112 186" svg:d="M22 164c9-9 19-19 29-28 44-39 61-54 61-82 0-32-26-54-59-54-32 0-53 26-53 50 0 16 14 16 15 16 5 0 15-3 15-15 0-7-5-14-16-14-1 0-2 0-3 1 7-19 22-29 38-29 25 0 37 22 37 45s-13 44-29 62c-18 20-36 40-54 60-3 3-3 4-3 10 35 0 69 0 104 0 2-16 5-32 8-49-3 0-5 0-7 0-2 9-4 21-6 25-2 2-21 2-27 2-17 0-34 0-50 0z">
              <text:p/>
            </draw:path>
          </draw:g>
        </draw:g>
        <draw:polyline draw:style-name="gr57" draw:text-style-name="P6" draw:layer="layout" svg:width="0.566cm" svg:height="1.413cm" draw:transform="rotate (-0.785398163397449) translate (14.7cm 10.4cm)" svg:viewBox="0 0 567 1414" draw:points="0,1414 284,1414 284,1131 567,1131 567,0">
          <text:p/>
        </draw:polyline>
        <draw:polyline draw:style-name="gr58" draw:text-style-name="P6" draw:layer="layout" svg:width="1.129cm" svg:height="0.848cm" draw:transform="rotate (-0.785398163397449) translate (15.701cm 10.201cm)" svg:viewBox="0 0 1130 849" draw:points="0,849 283,849 283,566 566,566 566,283 849,283 847,0 1130,0">
          <text:p/>
        </draw:polyline>
        <draw:polyline draw:style-name="gr57" draw:text-style-name="P6" draw:layer="layout" svg:width="0.565cm" svg:height="1.415cm" draw:transform="rotate (0.785398163397448) translate (13.7cm 11.4cm)" svg:viewBox="0 0 566 1416" draw:points="0,1 283,0 283,284 283,567 566,567 566,1416">
          <text:p/>
        </draw:polyline>
        <draw:polyline draw:style-name="gr59" draw:text-style-name="P6" draw:layer="layout" svg:width="1.13cm" svg:height="0.846cm" draw:transform="rotate (-2.35619449019235) translate (16.5cm 11.8cm)" svg:viewBox="0 0 1131 847" draw:points="1131,847 849,847 849,564 566,564 566,281 283,281 283,0 0,0">
          <text:p/>
        </draw:polyline>
        <draw:line draw:style-name="gr8" draw:text-style-name="P6" draw:layer="layout" svg:x1="15.101cm" svg:y1="9.201cm" svg:x2="15.101cm" svg:y2="9.501cm">
          <text:p/>
        </draw:line>
        <draw:line draw:style-name="gr8" draw:text-style-name="P6" draw:layer="layout" svg:x1="13.101cm" svg:y1="9.201cm" svg:x2="13.101cm" svg:y2="9.501cm">
          <text:p/>
        </draw:line>
        <draw:line draw:style-name="gr11" draw:text-style-name="P6" draw:layer="layout" svg:x1="16.301cm" svg:y1="10.201cm" svg:x2="16.301cm" svg:y2="12.601cm">
          <text:p/>
        </draw:line>
        <draw:line draw:style-name="gr16" draw:text-style-name="P6" draw:layer="layout" svg:x1="10.7cm" svg:y1="12.7cm" svg:x2="11.9cm" svg:y2="12.7cm">
          <text:p/>
        </draw:line>
        <draw:frame draw:style-name="gr25" draw:text-style-name="P4" draw:layer="layout" svg:width="0.764cm" svg:height="0.395cm" svg:x="10.905cm" svg:y="12.609cm">
          <draw:text-box>
            <text:p><text:span text:style-name="T2">even</text:span></text:p>
          </draw:text-box>
        </draw:frame>
        <draw:line draw:style-name="gr16" draw:text-style-name="P6" draw:layer="layout" svg:x1="9.1cm" svg:y1="12.7cm" svg:x2="10.7cm" svg:y2="12.7cm">
          <text:p/>
        </draw:line>
        <draw:frame draw:style-name="gr25" draw:text-style-name="P4" draw:layer="layout" svg:width="0.764cm" svg:height="0.395cm" svg:x="9.605cm" svg:y="12.61cm">
          <draw:text-box>
            <text:p><text:span text:style-name="T2">even</text:span></text:p>
          </draw:text-box>
        </draw:frame>
        <draw:line draw:style-name="gr16" draw:text-style-name="P6" draw:layer="layout" svg:x1="15.1cm" svg:y1="12.7cm" svg:x2="16.5cm" svg:y2="12.7cm">
          <text:p/>
        </draw:line>
        <draw:line draw:style-name="gr16" draw:text-style-name="P6" draw:layer="layout" svg:x1="13.7cm" svg:y1="12.7cm" svg:x2="15.1cm" svg:y2="12.7cm">
          <text:p/>
        </draw:line>
        <draw:frame draw:style-name="gr53" draw:text-style-name="P4" draw:layer="layout" svg:width="0.607cm" svg:height="0.395cm" svg:x="14.107cm" svg:y="12.71cm">
          <draw:text-box>
            <text:p><text:span text:style-name="T2">odd</text:span></text:p>
          </draw:text-box>
        </draw:frame>
        <draw:frame draw:style-name="gr53" draw:text-style-name="P4" draw:layer="layout" svg:width="0.607cm" svg:height="0.395cm" svg:x="15.508cm" svg:y="12.711cm">
          <draw:text-box>
            <text:p><text:span text:style-name="T2">odd</text:span></text:p>
          </draw:text-box>
        </draw:frame>
        <draw:g draw:style-name="gr12">
          <svg:title>TexMaths</svg:title>
          <svg:desc>10§latex§\begin{align*}
&amp;
\forall i \in [\nu]_{\rm e}, 
-2\delta \leq \tilde{w}(\bm{x}_i^{\nu-1}) \leq 2\delta
\end{align*}§svg§600§TRUE§</svg:desc>
          <draw:g>
            <draw:path draw:style-name="gr13" draw:text-style-name="P7" draw:layer="layout" svg:width="0.194cm" svg:height="0.249cm" svg:x="9.112cm" svg:y="5.978cm" svg:viewBox="0 0 195 250" svg:d="M194 13c1-4 1-5 1-6 0-4-2-7-7-7-4 0-6 4-8 8-10 26-19 51-29 77-36 0-71 0-107 0-10-26-19-51-29-77-2-5-3-8-8-8-3 0-7 3-7 7 1 2 0 1 2 6 29 76 59 152 88 228 1 5 3 9 8 9s6-4 7-8c30-76 59-153 89-229zM50 99c32 0 63 0 95 0-16 41-31 83-47 124-16-41-32-83-48-124z">
              <text:p/>
            </draw:path>
            <draw:path draw:style-name="gr13" draw:text-style-name="P7" draw:layer="layout" svg:width="0.092cm" svg:height="0.234cm" svg:x="9.317cm" svg:y="5.989cm" svg:viewBox="0 0 93 235" svg:d="M90 13c0-7-5-13-13-13-9 0-19 9-19 19 0 6 5 12 13 12s19-8 19-18zM63 145c5-11 5-11 8-21 3-7 5-12 5-18 0-16-12-29-29-29-33 0-47 51-47 54s4 3 5 3c3 0 3 0 5-6 10-33 24-43 36-43 3 0 9 0 9 11 0 7-3 15-4 18-3 9-19 50-25 65-3 9-8 21-8 28 0 15 12 28 29 28 33 0 46-50 46-53 0-4-3-4-4-4-4 0-4 1-5 7-7 21-18 42-36 42-6 0-9-4-9-12s3-12 11-34c4-12 9-24 13-36z">
              <text:p/>
            </draw:path>
            <draw:path draw:style-name="gr13" draw:text-style-name="P7" draw:layer="layout" svg:width="0.175cm" svg:height="0.202cm" svg:x="9.555cm" svg:y="6.03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3" draw:text-style-name="P7" draw:layer="layout" svg:width="0.047cm" svg:height="0.348cm" svg:x="9.899cm" svg:y="5.958cm" svg:viewBox="0 0 48 349" svg:d="M48 349c0-5 0-9 0-14-11 0-23 0-34 0 0-107 0-214 0-321 11 0 23 0 34 0 0-5 0-9 0-14-16 0-32 0-48 0 0 116 0 233 0 349 16 0 32 0 48 0z">
              <text:p/>
            </draw:path>
            <draw:path draw:style-name="gr13" draw:text-style-name="P7" draw:layer="layout" svg:width="0.164cm" svg:height="0.154cm" svg:x="9.974cm" svg:y="6.066cm" svg:viewBox="0 0 165 155" svg:d="M60 4c0-1 0-4-5-4-8 0-33 3-42 3-3 1-7 1-7 7 0 5 3 5 8 5 17 0 18 2 18 6 0 2-4 19-7 28-7 28-14 57-21 86-2 5-4 15-4 16 0 3 3 4 6 4 2 0 3 0 5 0 24-4 62-18 99-52 46-43 55-90 55-94 0-6-4-9-10-9-3 0-11 1-13 11-23 80-76 119-116 132 11-47 23-93 34-139z">
              <text:p/>
            </draw:path>
            <draw:path draw:style-name="gr13" draw:text-style-name="P7" draw:layer="layout" svg:width="0.047cm" svg:height="0.348cm" svg:x="10.159cm" svg:y="5.958cm" svg:viewBox="0 0 48 349" svg:d="M48 0c-16 0-32 0-48 0 0 5 0 9 0 14 11 0 23 0 34 0 0 107 0 214 0 321-11 0-23 0-34 0 0 5 0 9 0 14 16 0 32 0 48 0 0-116 0-233 0-349z">
              <text:p/>
            </draw:path>
            <draw:path draw:style-name="gr13" draw:text-style-name="P7" draw:layer="layout" svg:width="0.105cm" svg:height="0.111cm" svg:x="10.258cm" svg:y="6.163cm" svg:viewBox="0 0 106 112" svg:d="M99 53c5 0 7 0 7-5 0-22-12-48-49-48-32 0-57 26-57 56 0 31 28 56 61 56s45-27 45-32c0-1 0-3-4-3-3 0-4 1-5 3-7 20-26 24-35 24-11 0-22-5-30-14-9-12-9-27-9-37 25 0 51 0 76 0zM23 47c3-34 25-40 34-40 31 0 32 34 32 40-22 0-44 0-66 0z">
              <text:p/>
            </draw:path>
            <draw:path draw:style-name="gr13" draw:text-style-name="P7" draw:layer="layout" svg:width="0.04cm" svg:height="0.103cm" svg:x="10.422cm" svg:y="6.183cm" svg:viewBox="0 0 41 104" svg:d="M41 36c0-23-9-36-23-36-11 0-18 8-18 18s7 19 18 19c4 0 9-2 13-5 1 0 1-1 1-1 1 0 1 1 1 5 0 26-12 47-24 59-4 4-4 5-4 6 0 2 2 3 4 3 4 0 32-26 32-68z">
              <text:p/>
            </draw:path>
            <draw:path draw:style-name="gr13" draw:text-style-name="P7" draw:layer="layout" svg:width="0.213cm" svg:height="0.013cm" svg:x="10.577cm" svg:y="6.125cm" svg:viewBox="0 0 214 14" svg:d="M202 14c6 0 12 0 12-7s-6-7-12-7c-63 0-127 0-190 0-6 0-12 0-12 7s6 7 12 7c63 0 127 0 190 0z">
              <text:p/>
            </draw:path>
            <draw:path draw:style-name="gr13" draw:text-style-name="P7" draw:layer="layout" svg:width="0.14cm" svg:height="0.232cm" svg:x="10.838cm" svg:y="5.987cm" svg:viewBox="0 0 141 233" svg:d="M28 207c12-12 25-24 37-36 55-49 76-68 76-103 0-40-32-68-75-68-40 0-66 33-66 64 0 19 18 19 19 19 6 0 18-4 18-18 0-9-6-18-18-18-3 0-4 0-5 0 8-23 27-36 48-36 32 0 47 29 47 57s-18 56-37 78c-23 25-45 50-68 74-4 4-4 4-4 13 44 0 87 0 131 0 3-20 7-40 10-60-3 0-6 0-9 0-2 10-4 26-8 31-2 2-26 3-33 3-21 0-42 0-63 0z">
              <text:p/>
            </draw:path>
            <draw:path draw:style-name="gr13" draw:text-style-name="P7" draw:layer="layout" svg:width="0.143cm" svg:height="0.251cm" svg:x="11.011cm" svg:y="5.972cm" svg:viewBox="0 0 144 252" svg:d="M78 96c-44 10-78 56-78 98 0 33 23 58 56 58 41 0 70-54 70-102 0-32-14-50-26-66-13-15-33-42-33-57 0-8 7-16 19-16 11 0 18 4 25 9s14 9 19 9c9 0 14-8 14-14 0-8-5-9-18-12-18-3-23-3-29-3-27 0-40 15-40 36 0 19 10 38 21 60zM83 103c8 17 19 35 19 61 0 23-13 80-46 80-19 0-34-14-34-40 0-22 13-88 61-101z">
              <text:p/>
            </draw:path>
            <draw:path draw:style-name="gr13" draw:text-style-name="P7" draw:layer="layout" svg:width="0.214cm" svg:height="0.269cm" svg:x="11.293cm" svg:y="5.998cm" svg:viewBox="0 0 215 270" svg:d="M208 15c4-2 7-4 7-8s-3-7-8-7c-1 0-4 1-6 2-65 31-129 61-194 92-6 2-7 5-7 8s2 5 7 7c65 30 129 60 194 91 5 3 5 3 6 3 4 0 8-3 8-7 0-3-2-5-8-8-61-29-123-58-184-86 62-29 123-58 185-87zM202 270c6 0 13 0 13-7s-8-7-13-7c-63 0-127 0-190 0-5 0-12 0-12 7s6 7 12 7c63 0 127 0 190 0z">
              <text:p/>
            </draw:path>
            <draw:path draw:style-name="gr13" draw:text-style-name="P7" draw:layer="layout" svg:width="0.116cm" svg:height="0.031cm" svg:x="11.735cm" svg:y="5.987cm" svg:viewBox="0 0 117 32" svg:d="M117 5c-2-2-4-3-6-5-10 6-13 17-29 17-8 0-17-6-23-9-9-6-15-8-21-8-14 0-20 7-38 27 2 2 3 3 5 5 10-6 14-17 29-17 8 0 17 6 23 9 9 6 16 8 22 8 13 0 20-7 38-27z">
              <text:p/>
            </draw:path>
            <draw:path draw:style-name="gr13" draw:text-style-name="P7" draw:layer="layout" svg:width="0.231cm" svg:height="0.158cm" svg:x="11.644cm" svg:y="6.066cm" svg:viewBox="0 0 232 159" svg:d="M152 36c2-8 5-21 5-23 0-6-5-9-10-9-4 0-11 3-13 10-1 2-18 69-20 78-3 11-3 17-3 23 0 4 0 5 0 7-8 18-18 29-32 29-28 0-28-26-28-32 0-11 1-25 18-68 4-10 6-15 6-22 0-16-12-29-29-29-33 0-46 51-46 54s3 3 4 3c3 0 4 0 6-6 9-32 23-43 35-43 3 0 9 0 9 11 0 9-4 19-6 25-16 41-20 57-20 71 0 31 23 44 50 44 6 0 22 0 36-25 9 23 34 25 44 25 27 0 42-22 51-43 12-28 23-75 23-92 0-19-9-24-15-24-9 0-18 9-18 17 0 4 2 6 6 9 3 4 12 13 12 30 0 12-10 46-19 64-9 19-22 31-39 31-16 0-26-11-26-31 0-9 3-20 4-25 5-20 10-39 15-59z">
              <text:p/>
            </draw:path>
            <draw:path draw:style-name="gr13" draw:text-style-name="P7" draw:layer="layout" svg:width="0.081cm" svg:height="0.348cm" svg:x="11.929cm" svg:y="5.958cm" svg:viewBox="0 0 82 349" svg:d="M82 346c0-1 0-2-6-8-44-44-55-110-55-163 0-61 13-122 56-166 5-4 5-4 5-6s-2-3-4-3c-3 0-35 24-56 68-17 39-22 78-22 107 0 28 4 69 24 109 21 43 51 65 54 65 2 0 4-1 4-3z">
              <text:p/>
            </draw:path>
            <draw:path draw:style-name="gr13" draw:text-style-name="P7" draw:layer="layout" svg:width="0.197cm" svg:height="0.161cm" svg:x="12.045cm" svg:y="6.062cm" svg:viewBox="0 0 198 162" svg:d="M175 18c-13 4-19 16-19 24s6 17 17 17c12 0 25-11 25-28 0-18-18-31-40-31-20 0-33 15-37 22-9-15-29-22-49-22-44 0-68 44-68 55 0 5 5 5 9 5s6 0 8-5c10-31 35-42 50-42 13 0 19 6 19 18 0 6-5 26-8 38-4 16-8 32-12 48-5 22-18 32-30 32-1 0-10 0-17-5 13-4 19-16 19-24s-6-17-17-17c-12 0-25 11-25 28 0 18 18 31 40 31 20 0 33-15 37-22 9 15 29 22 49 22 44 0 68-43 68-55 0-5-5-5-9-5s-6 0-8 5c-10 32-35 42-50 42-13 0-19-6-19-17 0-8 4-26 8-39 2-10 10-42 12-48 5-21 17-32 30-32 1 0 10 0 17 5z">
              <text:p/>
            </draw:path>
            <draw:path draw:style-name="gr13" draw:text-style-name="P7" draw:layer="layout" svg:width="0.125cm" svg:height="0.107cm" svg:x="12.281cm" svg:y="5.963cm" svg:viewBox="0 0 126 108" svg:d="M44 7c0-1 0-3 0-4-1-1 0-3-4-3-5 0-14 1-16 1-5 0-9 1-14 1-4 0-7 1-7 6 0 3 4 3 7 3 12 0 12 2 12 4 0 1-2 6-3 9-4 17-8 33-12 50-6 25-7 29-7 30 0 4 3 4 4 4s3 0 4 0c22-4 53-15 80-38 33-30 25-41 38-62 0-5-3-8-8-8-9 0-11 7-13 13-10 35-43 73-84 85 8-30 15-61 23-91z">
              <text:p/>
            </draw:path>
            <draw:path draw:style-name="gr13" draw:text-style-name="P7" draw:layer="layout" svg:width="0.165cm" svg:height="0.011cm" svg:x="12.447cm" svg:y="6.003cm" svg:viewBox="0 0 166 12" svg:d="M156 12c4 0 10 0 10-5 0-7-6-7-10-7-49 0-98 0-147 0-3 0-9 0-9 6s5 6 9 6c49 0 98 0 147 0z">
              <text:p/>
            </draw:path>
            <draw:path draw:style-name="gr13" draw:text-style-name="P7" draw:layer="layout" svg:width="0.089cm" svg:height="0.162cm" svg:x="12.666cm" svg:y="5.90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13" draw:text-style-name="P7" draw:layer="layout" svg:width="0.074cm" svg:height="0.164cm" svg:x="12.274cm" svg:y="6.155cm" svg:viewBox="0 0 75 165" svg:d="M68 9c0-4-2-9-9-9s-14 6-14 13c0 5 3 10 10 10s13-7 13-14zM18 134c-1 3-2 6-2 10 0 12 10 21 23 21 25 0 36-34 36-38 0-3-3-3-4-3-3 0-4 2-5 4-5 20-16 30-26 30-5 0-6-3-6-8 0-6 2-11 4-16 2-7 5-13 8-20 2-6 11-28 12-31 1-2 1-5 1-8 0-11-9-21-23-21-24 0-36 34-36 38 0 3 4 3 5 3 3 0 3-1 4-4 6-21 17-30 26-30 4 0 6 2 6 9 0 5-1 9-7 24-5 13-11 26-16 40z">
              <text:p/>
            </draw:path>
            <draw:path draw:style-name="gr13" draw:text-style-name="P7" draw:layer="layout" svg:width="0.081cm" svg:height="0.348cm" svg:x="12.817cm" svg:y="5.958cm" svg:viewBox="0 0 82 349" svg:d="M82 175c0-27-4-70-23-109-21-43-52-66-55-66-2 0-4 1-4 3s0 2 7 9c34 34 54 90 54 163 0 59-13 121-56 165-5 4-5 5-5 6 0 2 2 3 4 3 3 0 35-23 56-68 18-38 22-76 22-106z">
              <text:p/>
            </draw:path>
            <draw:path draw:style-name="gr13" draw:text-style-name="P7" draw:layer="layout" svg:width="0.213cm" svg:height="0.269cm" svg:x="13.061cm" svg:y="5.998cm" svg:viewBox="0 0 214 270" svg:d="M208 15c4-2 6-4 6-8s-2-7-7-7c-1 0-5 1-6 2-65 31-129 61-194 92-6 2-7 5-7 8s2 5 7 7c65 30 129 60 194 91 5 3 5 3 6 3 4 0 7-3 7-7 0-3-1-5-7-8-61-29-123-58-184-86 62-29 123-58 185-87zM202 270c6 0 12 0 12-7s-7-7-12-7c-63 0-127 0-190 0-5 0-12 0-12 7s6 7 12 7c63 0 127 0 190 0z">
              <text:p/>
            </draw:path>
            <draw:path draw:style-name="gr13" draw:text-style-name="P7" draw:layer="layout" svg:width="0.139cm" svg:height="0.232cm" svg:x="13.42cm" svg:y="5.987cm" svg:viewBox="0 0 140 233" svg:d="M27 207c12-12 25-24 37-36 55-49 76-68 76-103 0-40-31-68-74-68-40 0-66 33-66 64 0 19 18 19 19 19 6 0 18-4 18-18 0-9-6-18-19-18-2 0-3 0-4 0 8-23 27-36 47-36 32 0 47 29 47 57s-17 56-37 78c-22 25-45 50-67 74-4 4-4 4-4 13 43 0 87 0 130 0 3-20 7-40 10-60-3 0-6 0-9 0-1 10-4 26-7 31-3 2-26 3-34 3-21 0-42 0-63 0z">
              <text:p/>
            </draw:path>
            <draw:path draw:style-name="gr13" draw:text-style-name="P7" draw:layer="layout" svg:width="0.143cm" svg:height="0.251cm" svg:x="13.593cm" svg:y="5.972cm" svg:viewBox="0 0 144 252" svg:d="M78 96c-44 10-78 56-78 98 0 33 22 58 55 58 42 0 71-54 71-102 0-32-14-50-26-66-13-15-34-42-34-57 0-8 7-16 20-16 10 0 17 4 25 9 7 5 14 9 19 9 9 0 14-8 14-14 0-8-6-9-18-12-19-3-23-3-29-3-27 0-40 15-40 36 0 19 10 38 21 60zM82 103c9 17 19 35 19 61 0 23-13 80-46 80-19 0-33-14-33-40 0-22 13-88 60-101z">
              <text:p/>
            </draw:path>
          </draw:g>
        </draw:g>
        <draw:g draw:style-name="gr12">
          <svg:title>TexMaths</svg:title>
          <svg:desc>9§latex§\begin{align*}
&amp;
\left[
\forall i \!\in\! [\nu]_{\rm o}, 
-2\delta \!+\! 1 \!\leq\! \tilde{w}(\bm{x}_i^{\nu-1}) \!\leq\! 2\delta \!+\! 1
\right]
\lor
\left[
\forall i \!\in\! [\nu]_{\rm o}, 
-2\delta \!-\! 1 \!\leq\! \tilde{w}(\bm{x}_i^{\nu-1}) \!\leq\! 2\delta \!-\! 1
\right]
\end{align*}§svg§600§TRUE§</svg:desc>
          <draw:g>
            <draw:path draw:style-name="gr13" draw:text-style-name="P7" draw:layer="layout" svg:width="0.06cm" svg:height="0.378cm" svg:x="9.111cm" svg:y="6.423cm" svg:viewBox="0 0 61 379" svg:d="M0 379c20 0 41 0 61 0 0-5 0-9 0-13-16 0-32 0-48 0 0-118 0-236 0-353 16 0 32 0 48 0 0-5 0-9 0-13-20 0-41 0-61 0 0 126 0 252 0 379z">
              <text:p/>
            </draw:path>
            <draw:path draw:style-name="gr13" draw:text-style-name="P7" draw:layer="layout" svg:width="0.174cm" svg:height="0.225cm" svg:x="9.179cm" svg:y="6.473cm" svg:viewBox="0 0 175 226" svg:d="M174 12c1-4 1-4 1-6 0-3-2-6-6-6s-6 4-7 7c-9 23-17 46-26 69-32 0-64 0-96 0-9-23-18-46-27-69-1-4-3-7-7-7-3 0-6 3-6 6 0 1 0 1 2 6 26 69 52 138 78 207 2 4 4 7 7 7 5 0 7-4 7-7 27-69 53-138 80-207zM45 89c28 0 57 0 85 0-14 37-28 75-43 112-14-37-28-75-42-112z">
              <text:p/>
            </draw:path>
            <draw:path draw:style-name="gr13" draw:text-style-name="P7" draw:layer="layout" svg:width="0.083cm" svg:height="0.211cm" svg:x="9.364cm" svg:y="6.483cm" svg:viewBox="0 0 84 212" svg:d="M81 12c0-7-5-12-12-12-9 0-17 9-17 17 0 6 5 12 12 12s17-7 17-17zM57 130c3-9 3-10 7-18 3-6 3-10 3-17 0-14-9-26-26-26-29 0-41 46-41 49s2 2 4 3c3 0 3-1 5-5 8-30 21-40 31-40 3 0 9 0 9 10 0 8-2 14-4 17-2 9-16 44-22 58-2 9-7 19-7 25 0 15 11 26 26 26 30 0 42-46 42-48 0-3-3-3-4-3-4 0-4 1-5 5-6 20-17 39-32 39-5 0-8-3-8-10 0-8 2-12 9-31 4-11 8-23 13-34z">
              <text:p/>
            </draw:path>
            <draw:path draw:style-name="gr13" draw:text-style-name="P7" draw:layer="layout" svg:width="0.157cm" svg:height="0.182cm" svg:x="9.525cm" svg:y="6.521cm" svg:viewBox="0 0 158 183" svg:d="M148 98c5 0 10 0 10-6 0-7-5-7-10-7-45 0-90 0-135 0 4-42 40-72 85-72 17 0 33 0 50 0 5 0 10 0 10-7 0-6-5-6-10-6-17 0-34 0-51 0-54 0-97 41-97 92 0 50 43 91 97 91 17 0 34 0 51 0 5 0 10 0 10-7 0-6-5-6-10-6-17 0-33 0-50 0-45 0-81-30-85-72 45 0 90 0 135 0z">
              <text:p/>
            </draw:path>
            <draw:path draw:style-name="gr13" draw:text-style-name="P7" draw:layer="layout" svg:width="0.042cm" svg:height="0.315cm" svg:x="9.782cm" svg:y="6.455cm" svg:viewBox="0 0 43 316" svg:d="M43 316c0-5 0-9 0-13-10 0-20 0-30 0 0-97 0-194 0-290 10 0 20 0 30 0 0-5 0-9 0-13-14 0-29 0-43 0 0 105 0 210 0 316 14 0 29 0 43 0z">
              <text:p/>
            </draw:path>
            <draw:path draw:style-name="gr13" draw:text-style-name="P7" draw:layer="layout" svg:width="0.147cm" svg:height="0.138cm" svg:x="9.85cm" svg:y="6.552cm" svg:viewBox="0 0 148 139" svg:d="M54 4c-2-2 0-4-5-4-7 0-30 3-38 4-3 0-6 0-6 6 0 3 3 3 8 3 15 0 16 2 16 6 0 2-5 17-7 25-6 26-13 52-19 77-1 6-3 14-3 15 0 3 3 3 4 3 2 0 3 0 5 0 22-3 57-16 89-45 42-39 50-82 50-85 0-5-3-9-9-9-2 0-9 2-12 11-20 72-69 107-105 118 11-41 21-83 32-125z">
              <text:p/>
            </draw:path>
            <draw:path draw:style-name="gr13" draw:text-style-name="P7" draw:layer="layout" svg:width="0.042cm" svg:height="0.315cm" svg:x="10.016cm" svg:y="6.455cm" svg:viewBox="0 0 43 316" svg:d="M43 0c-14 0-29 0-43 0 0 4 0 8 0 13 10 0 20 0 31 0 0 96 0 193 0 290-11 0-21 0-31 0 0 4 0 8 0 13 14 0 29 0 43 0 0-106 0-211 0-316z">
              <text:p/>
            </draw:path>
            <draw:path draw:style-name="gr13" draw:text-style-name="P7" draw:layer="layout" svg:width="0.108cm" svg:height="0.1cm" svg:x="10.105cm" svg:y="6.64cm" svg:viewBox="0 0 109 101" svg:d="M109 52c0-28-25-52-55-52s-54 24-54 52c0 27 24 49 54 49s55-22 55-49zM54 94c-8 0-20-2-27-13-6-9-6-21-6-32 0-9 0-22 7-31 6-6 15-12 26-12 13 0 22 7 28 14 6 8 6 19 6 29 0 11 0 23-7 32-5 9-15 13-27 13z">
              <text:p/>
            </draw:path>
            <draw:path draw:style-name="gr13" draw:text-style-name="P7" draw:layer="layout" svg:width="0.037cm" svg:height="0.093cm" svg:x="10.266cm" svg:y="6.658cm" svg:viewBox="0 0 38 94" svg:d="M38 33c0-20-8-33-21-33-10 0-17 8-17 17 0 8 7 16 17 16 4 0 8-1 11-3 1-1 1-1 2-1s1 0 1 4c0 24-11 43-22 53-3 3-4 4-4 5 0 3 2 3 4 3 3 0 29-24 29-61z">
              <text:p/>
            </draw:path>
            <draw:path draw:style-name="gr13" draw:text-style-name="P7" draw:layer="layout" svg:width="0.192cm" svg:height="0.012cm" svg:x="10.406cm" svg:y="6.607cm" svg:viewBox="0 0 193 13" svg:d="M182 13c5 0 11 0 11-7 0-6-6-6-11-6-57 0-114 0-171 0-6 0-11 0-11 6 0 7 5 7 11 7 57 0 114 0 171 0z">
              <text:p/>
            </draw:path>
            <draw:path draw:style-name="gr13" draw:text-style-name="P7" draw:layer="layout" svg:width="0.126cm" svg:height="0.209cm" svg:x="10.641cm" svg:y="6.482cm" svg:viewBox="0 0 127 210" svg:d="M24 185c12-11 23-21 34-32 50-43 69-60 69-92 0-36-29-61-68-61-36 0-59 29-59 57 0 18 16 18 17 18 5 0 16-4 16-17 0-9-5-17-16-17-3 0-4 0-4 0 7-19 24-31 43-31 29 0 42 25 42 51 0 25-16 51-33 69-21 23-41 45-61 68-4 3-4 4-4 12 39 0 79 0 118 0 3-19 6-37 9-55-3 0-6 0-8 0-2 10-4 23-7 28-2 2-24 2-30 2-19 0-39 0-58 0z">
              <text:p/>
            </draw:path>
            <draw:path draw:style-name="gr13" draw:text-style-name="P7" draw:layer="layout" svg:width="0.129cm" svg:height="0.227cm" svg:x="10.797cm" svg:y="6.468cm" svg:viewBox="0 0 130 228" svg:d="M70 86c-39 10-70 51-70 89 0 30 21 53 50 53 37 0 63-50 63-93 0-29-12-44-23-59-12-14-30-37-30-52 0-6 7-14 17-14s17 4 23 9c6 3 12 7 17 7 8 0 13-7 13-13s-5-7-17-9c-16-4-20-4-26-4-24 0-36 13-36 32 0 17 9 35 19 54zM75 94c7 14 17 31 17 53 0 21-13 74-42 74-18 0-30-13-30-38 0-19 11-79 55-89z">
              <text:p/>
            </draw:path>
            <draw:path draw:style-name="gr13" draw:text-style-name="P7" draw:layer="layout" svg:width="0.21cm" svg:height="0.209cm" svg:x="10.971cm" svg:y="6.508cm" svg:viewBox="0 0 211 210" svg:d="M112 112c29 0 58 0 88 0 4 0 11 0 11-7 0-6-7-6-11-6-30 0-59 0-88 0 0-30 0-59 0-89 0-5 0-10-7-10-6 0-6 5-6 10 0 30 0 59 0 89-29 0-59 0-88 0-5 0-11 0-11 6 0 7 6 7 11 7 29 0 59 0 88 0 0 29 0 58 0 88 0 4 0 10 6 10 7 0 7-6 7-10 0-30 0-59 0-88z">
              <text:p/>
            </draw:path>
            <draw:path draw:style-name="gr13" draw:text-style-name="P7" draw:layer="layout" svg:width="0.103cm" svg:height="0.209cm" svg:x="11.246cm" svg:y="6.482cm" svg:viewBox="0 0 104 210" svg:d="M65 8c0-8 0-8-7-8-20 20-48 20-58 20 0 3 0 6 0 10 6 0 24 0 41-8 0 54 0 109 0 163 0 11-1 15-29 15-4 0-7 0-10 0 0 3 0 6 0 10 11-1 38-1 51-1s40 0 51 1c0-4 0-7 0-10-3 0-7 0-10 0-28 0-29-3-29-15 0-59 0-118 0-177z">
              <text:p/>
            </draw:path>
            <draw:path draw:style-name="gr13" draw:text-style-name="P7" draw:layer="layout" svg:width="0.192cm" svg:height="0.243cm" svg:x="11.436cm" svg:y="6.491cm" svg:viewBox="0 0 193 244" svg:d="M187 13c4-1 6-3 6-7 0-3-2-6-6-6-2 0-4 2-5 2-59 27-117 55-176 83-5 2-6 4-6 7 0 2 2 5 6 7 59 27 117 54 176 82 3 2 4 2 5 2 4 0 6-3 6-7 0-2 0-4-6-7-55-26-110-52-165-77 55-26 110-52 165-79zM183 244c5 0 10 0 10-7 0-6-6-6-11-6-57 0-114 0-170 0-5 0-12 0-12 6 0 7 6 7 12 7 57 0 114 0 171 0z">
              <text:p/>
            </draw:path>
            <draw:path draw:style-name="gr13" draw:text-style-name="P7" draw:layer="layout" svg:width="0.104cm" svg:height="0.029cm" svg:x="11.783cm" svg:y="6.481cm" svg:viewBox="0 0 105 30" svg:d="M105 4c-2-1-3-3-5-4-9 5-12 15-26 15-7 0-16-4-21-8-8-5-13-7-19-7-12 0-18 7-34 24 1 2 3 4 4 6 0-1 13-16 27-16 7 0 15 5 20 8 8 5 15 8 20 8 12 0 18-8 34-26z">
              <text:p/>
            </draw:path>
            <draw:path draw:style-name="gr13" draw:text-style-name="P7" draw:layer="layout" svg:width="0.208cm" svg:height="0.142cm" svg:x="11.701cm" svg:y="6.552cm" svg:viewBox="0 0 209 143" svg:d="M137 32c2-6 4-18 4-19 0-7-4-9-9-9-3 0-10 2-11 9-1 1-17 62-18 71-2 9-3 14-3 20 0 4 0 4 0 6-7 17-16 26-29 26-25 0-25-23-25-28 0-11 1-23 16-61 4-10 5-15 5-21 0-14-10-26-26-26-29 0-41 46-41 49s3 3 4 3c2 0 3-1 5-5 8-30 21-40 31-40 3 0 9 0 9 11 0 7-4 16-6 22-14 37-18 52-18 63 0 29 21 40 45 40 6 0 20 0 33-22 8 20 30 22 39 22 24 0 38-20 46-39 11-24 21-66 21-82 0-17-8-22-14-22-8 0-16 8-16 15 0 5 2 7 5 9 4 3 11 12 11 26 0 11-9 43-17 59s-19 27-35 27c-14 0-23-9-23-27 0-9 2-19 3-24 5-17 9-35 14-53z">
              <text:p/>
            </draw:path>
            <draw:path draw:style-name="gr13" draw:text-style-name="P7" draw:layer="layout" svg:width="0.073cm" svg:height="0.315cm" svg:x="11.957cm" svg:y="6.455cm" svg:viewBox="0 0 74 316" svg:d="M74 313c0-1 0-2-6-7-39-40-49-100-49-148 0-55 12-109 50-149 5-5 5-5 5-5 0-3-1-4-4-4s-31 22-49 62c-17 34-21 69-21 96 0 25 4 62 22 98 18 39 45 60 48 60s4-1 4-3z">
              <text:p/>
            </draw:path>
            <draw:path draw:style-name="gr13" draw:text-style-name="P7" draw:layer="layout" svg:width="0.178cm" svg:height="0.144cm" svg:x="12.062cm" svg:y="6.549cm" svg:viewBox="0 0 179 145" svg:d="M157 16c-11 3-17 14-17 22 0 7 6 14 16 14 11 0 23-9 23-24 0-17-17-28-37-28-18 0-30 13-33 19-8-14-26-19-44-19-40 0-61 39-61 49 0 4 4 4 8 4 3 0 5 0 7-4 9-28 31-38 45-38 12 0 17 6 17 16 0 6-5 23-7 35-4 14-7 29-11 43-5 19-16 29-27 29-1 0-8 0-14-5 10-3 17-14 17-22 0-7-6-14-17-14-10 0-22 9-22 24 0 17 16 28 36 28 18 0 30-14 33-19 8 12 26 19 44 19 40 0 62-39 62-50 0-3-5-3-8-3-4 0-6 0-8 3-9 29-31 39-44 39-12 0-18-6-18-16 0-6 4-24 7-35 2-8 9-38 11-43 5-19 15-29 27-29 2 0 9 0 15 5z">
              <text:p/>
            </draw:path>
            <draw:path draw:style-name="gr13" draw:text-style-name="P7" draw:layer="layout" svg:width="0.112cm" svg:height="0.096cm" svg:x="12.274cm" svg:y="6.459cm" svg:viewBox="0 0 113 97" svg:d="M40 6c0-1 0-2 0-3-2-1 0-3-4-3-5 0-13 1-14 1-4 1-9 1-13 1-3 1-5 1-5 5s2 4 5 4c11 0 11 1 11 2 0 2-1 7-2 9-4 15-8 30-12 45-5 22-6 27-6 27 0 3 4 3 4 3 1 0 2 0 3 0 20-3 49-13 72-34 30-27 23-37 34-56 0-4-2-7-7-7-8 0-9 6-12 13-8 31-37 64-75 75 7-27 14-54 21-82z">
              <text:p/>
            </draw:path>
            <draw:path draw:style-name="gr13" draw:text-style-name="P7" draw:layer="layout" svg:width="0.148cm" svg:height="0.01cm" svg:x="12.424cm" svg:y="6.496cm" svg:viewBox="0 0 149 11" svg:d="M140 11c4 0 9 0 9-6 0-5-5-5-9-5-43 0-87 0-131 0-4 0-9 0-9 5 0 6 4 6 9 6 44 0 88 0 131 0z">
              <text:p/>
            </draw:path>
            <draw:path draw:style-name="gr13" draw:text-style-name="P7" draw:layer="layout" svg:width="0.079cm" svg:height="0.146cm" svg:x="12.622cm" svg:y="6.41cm" svg:viewBox="0 0 80 147" svg:d="M49 6c0-6 0-6-6-6-14 14-34 14-43 14 0 3 0 6 0 8 5 0 20 0 31-6 0 38 0 75 0 113 0 7 0 9-21 9-3 0-6 0-9 0 0 3 0 6 0 9 4 0 31-1 39-1s36 1 40 1c0-3 0-6 0-9-3 0-5 0-8 0-23 0-23-2-23-9 0-41 0-82 0-123z">
              <text:p/>
            </draw:path>
            <draw:path draw:style-name="gr13" draw:text-style-name="P7" draw:layer="layout" svg:width="0.066cm" svg:height="0.148cm" svg:x="12.268cm" svg:y="6.633cm" svg:viewBox="0 0 67 149" svg:d="M62 9c0-4-3-9-9-9s-13 6-13 13c0 3 3 8 9 8 7 0 13-7 13-12zM16 120c-1 4-2 7-2 10 0 10 9 19 22 19 22 0 31-30 31-34 0-3-2-3-3-3-3 0-4 1-5 4-4 18-14 27-23 27-5 0-5-3-5-8 0-6 1-9 3-15 3-5 5-11 7-17 2-5 10-25 11-27 1-3 2-6 2-8 0-10-9-19-22-19-21 0-32 30-32 34 0 3 4 3 4 3 3 0 3-1 4-3 5-19 15-27 23-27 4 0 7 2 7 7s-2 9-7 22c-5 12-10 24-15 35z">
              <text:p/>
            </draw:path>
            <draw:path draw:style-name="gr13" draw:text-style-name="P7" draw:layer="layout" svg:width="0.072cm" svg:height="0.315cm" svg:x="12.757cm" svg:y="6.455cm" svg:viewBox="0 0 73 316" svg:d="M73 158c0-25-4-63-21-99-19-38-46-59-49-59-2 0-3 2-3 4l5 7c32 31 50 81 50 147 0 54-12 109-51 150-4 3-4 4-4 5 0 2 1 3 3 3 3 0 31-22 50-62 16-35 20-70 20-96z">
              <text:p/>
            </draw:path>
            <draw:path draw:style-name="gr13" draw:text-style-name="P7" draw:layer="layout" svg:width="0.192cm" svg:height="0.243cm" svg:x="12.923cm" svg:y="6.491cm" svg:viewBox="0 0 193 244" svg:d="M187 13c4-1 6-3 6-7 0-3-2-6-6-6-2 0-4 2-5 2-59 27-117 55-176 83-5 2-6 4-6 7 0 2 3 5 6 7 59 27 117 54 176 82 3 2 4 2 5 2 4 0 6-3 6-7 0-2 0-4-6-7-55-26-110-52-165-77 55-26 110-52 165-79zM183 244c5 0 10 0 10-7 0-6-6-6-11-6-57 0-114 0-170 0-5 0-12 0-12 6 0 7 6 7 12 7 57 0 114 0 171 0z">
              <text:p/>
            </draw:path>
            <draw:path draw:style-name="gr13" draw:text-style-name="P7" draw:layer="layout" svg:width="0.125cm" svg:height="0.209cm" svg:x="13.194cm" svg:y="6.482cm" svg:viewBox="0 0 126 210" svg:d="M24 185c12-11 23-21 34-32 49-43 68-60 68-92 0-36-28-61-67-61-36 0-59 29-59 57 0 18 16 18 17 18 5 0 16-4 16-17 0-9-5-17-17-17-2 0-3 0-3 0 7-19 24-31 42-31 29 0 42 25 42 51 0 25-15 51-32 69-21 23-41 45-61 68-4 3-4 4-4 12 39 0 79 0 118 0 3-19 5-37 8-55-2 0-5 0-7 0-2 10-5 23-7 28-3 2-24 2-30 2-19 0-39 0-58 0z">
              <text:p/>
            </draw:path>
            <draw:path draw:style-name="gr13" draw:text-style-name="P7" draw:layer="layout" svg:width="0.129cm" svg:height="0.227cm" svg:x="13.35cm" svg:y="6.468cm" svg:viewBox="0 0 130 228" svg:d="M70 86c-39 10-70 51-70 89 0 30 21 53 50 53 37 0 63-50 63-93 0-29-12-44-23-59-12-14-30-37-30-52 0-6 7-14 17-14 9 0 16 4 23 9 6 3 12 7 17 7 8 0 13-7 13-13s-5-7-17-9c-16-4-20-4-26-4-24 0-36 13-36 32 0 17 9 35 19 54zM74 94c8 14 18 31 18 53 0 21-13 74-42 74-18 0-30-13-30-38 0-19 11-79 54-89z">
              <text:p/>
            </draw:path>
            <draw:path draw:style-name="gr13" draw:text-style-name="P7" draw:layer="layout" svg:width="0.21cm" svg:height="0.209cm" svg:x="13.524cm" svg:y="6.508cm" svg:viewBox="0 0 211 210" svg:d="M112 112c29 0 58 0 88 0 4 0 11 0 11-7 0-6-7-6-11-6-30 0-59 0-88 0 0-30 0-59 0-89 0-5 0-10-7-10-6 0-6 5-6 10 0 30 0 59 0 89-29 0-59 0-88 0-5 0-11 0-11 6 0 7 6 7 11 7 29 0 59 0 88 0 0 29 0 58 0 88 0 4 0 10 6 10 7 0 7-6 7-10 0-30 0-59 0-88z">
              <text:p/>
            </draw:path>
            <draw:path draw:style-name="gr13" draw:text-style-name="P7" draw:layer="layout" svg:width="0.102cm" svg:height="0.209cm" svg:x="13.799cm" svg:y="6.482cm" svg:viewBox="0 0 103 210" svg:d="M65 8c0-8 0-8-8-8-19 20-47 20-57 20 0 3 0 6 0 10 6 0 24 0 41-8 0 54 0 109 0 163 0 11-1 15-29 15-4 0-7 0-10 0 0 3 0 6 0 10 11-1 38-1 51-1s40 0 50 1c0-4 0-7 0-10-3 0-6 0-9 0-28 0-29-3-29-15 0-59 0-118 0-177z">
              <text:p/>
            </draw:path>
            <draw:path draw:style-name="gr13" draw:text-style-name="P7" draw:layer="layout" svg:width="0.059cm" svg:height="0.378cm" svg:x="13.935cm" svg:y="6.423cm" svg:viewBox="0 0 60 379" svg:d="M60 379c0-127 0-253 0-379-20 0-40 0-60 0 0 4 0 8 0 13 16 0 32 0 48 0 0 117 0 235 0 353-16 0-32 0-48 0 0 4 0 8 0 13 20 0 40 0 60 0z">
              <text:p/>
            </draw:path>
            <draw:path draw:style-name="gr13" draw:text-style-name="P7" draw:layer="layout" svg:width="0.174cm" svg:height="0.194cm" svg:x="14.148cm" svg:y="6.503cm" svg:viewBox="0 0 175 195" svg:d="M174 13c1-5 1-6 1-7 0-3-2-6-6-6-3 0-4 2-7 6-25 56-50 112-75 168-24-56-49-112-74-168-2-6-5-6-7-6-3 0-6 3-6 6 1 2 0 1 2 5 26 59 52 118 78 178 3 5 5 6 7 6 5 0 6-2 7-6 27-59 53-118 80-176z">
              <text:p/>
            </draw:path>
            <draw:path draw:style-name="gr13" draw:text-style-name="P7" draw:layer="layout" svg:width="0.059cm" svg:height="0.378cm" svg:x="14.475cm" svg:y="6.423cm" svg:viewBox="0 0 60 379" svg:d="M0 379c20 0 40 0 60 0 0-5 0-9 0-13-16 0-32 0-47 0 0-118 0-236 0-353 15 0 31 0 47 0 0-5 0-9 0-13-20 0-40 0-60 0 0 126 0 252 0 379z">
              <text:p/>
            </draw:path>
            <draw:path draw:style-name="gr13" draw:text-style-name="P7" draw:layer="layout" svg:width="0.175cm" svg:height="0.225cm" svg:x="14.543cm" svg:y="6.473cm" svg:viewBox="0 0 176 226" svg:d="M175 12c1-4 1-4 1-6 0-3-2-6-6-6s-6 4-7 7c-9 23-18 46-27 69-32 0-64 0-96 0-9-23-18-46-27-69 0-4-2-7-7-7-2 0-6 3-6 6 0 1 0 1 2 6 26 69 53 138 79 207 2 4 3 7 7 7 5 0 6-4 7-7 27-69 53-138 80-207zM45 89c29 0 58 0 86 0-14 37-28 75-43 112-14-37-29-75-43-112z">
              <text:p/>
            </draw:path>
            <draw:path draw:style-name="gr13" draw:text-style-name="P7" draw:layer="layout" svg:width="0.083cm" svg:height="0.211cm" svg:x="14.728cm" svg:y="6.483cm" svg:viewBox="0 0 84 212" svg:d="M80 12c0-7-4-12-12-12s-17 9-17 17c0 6 5 12 13 12 7 0 16-7 16-17zM57 130c3-9 3-10 6-18 3-6 4-10 4-17 0-14-9-26-26-26-29 0-41 46-41 49s3 3 4 3c2 0 3-1 5-5 8-30 21-40 31-40 3 0 9 0 9 10 0 8-3 14-4 17-3 9-17 44-22 58-3 9-7 19-7 25 0 15 11 26 25 26 31 0 43-46 43-48 0-3-4-3-5-3-3 0-3 1-4 5-6 20-17 39-33 39-5 0-7-3-7-10 0-8 2-12 9-31 4-11 8-23 13-34z">
              <text:p/>
            </draw:path>
            <draw:path draw:style-name="gr13" draw:text-style-name="P7" draw:layer="layout" svg:width="0.157cm" svg:height="0.182cm" svg:x="14.889cm" svg:y="6.521cm" svg:viewBox="0 0 158 183" svg:d="M147 98c5 0 11 0 11-6 0-7-6-7-11-7-45 0-90 0-134 0 3-42 40-72 84-72 17 0 33 0 50 0 5 0 11 0 11-7 0-6-6-6-11-6-17 0-33 0-50 0-54 0-97 41-97 92 0 50 43 91 97 91 17 0 33 0 50 0 5 0 11 0 11-7 0-6-6-6-11-6-17 0-33 0-50 0-44 0-81-30-84-72 44 0 89 0 134 0z">
              <text:p/>
            </draw:path>
            <draw:path draw:style-name="gr13" draw:text-style-name="P7" draw:layer="layout" svg:width="0.043cm" svg:height="0.315cm" svg:x="15.146cm" svg:y="6.455cm" svg:viewBox="0 0 44 316" svg:d="M44 316c0-5 0-9 0-13-10 0-20 0-31 0 0-97 0-194 0-290 11 0 21 0 31 0 0-5 0-9 0-13-15 0-29 0-44 0 0 105 0 210 0 316 15 0 29 0 44 0z">
              <text:p/>
            </draw:path>
            <draw:path draw:style-name="gr13" draw:text-style-name="P7" draw:layer="layout" svg:width="0.148cm" svg:height="0.138cm" svg:x="15.213cm" svg:y="6.552cm" svg:viewBox="0 0 149 139" svg:d="M54 4c-1-2 0-4-4-4-7 0-30 3-38 4-3 0-7 0-7 6 0 3 3 3 8 3 16 0 16 2 16 6 0 2-4 17-6 25-6 26-13 52-19 77-1 6-4 14-4 15 0 3 4 3 5 3 2 0 3 0 5 0 21-3 57-16 89-45 41-39 50-82 50-85 0-5-3-9-9-9-2 0-10 2-12 11-21 72-69 107-105 118 11-41 21-83 31-125z">
              <text:p/>
            </draw:path>
            <draw:path draw:style-name="gr13" draw:text-style-name="P7" draw:layer="layout" svg:width="0.042cm" svg:height="0.315cm" svg:x="15.38cm" svg:y="6.455cm" svg:viewBox="0 0 43 316" svg:d="M43 0c-14 0-29 0-43 0 0 4 0 8 0 13 10 0 20 0 31 0 0 96 0 193 0 290-11 0-21 0-31 0 0 4 0 8 0 13 14 0 29 0 43 0 0-106 0-211 0-316z">
              <text:p/>
            </draw:path>
            <draw:path draw:style-name="gr13" draw:text-style-name="P7" draw:layer="layout" svg:width="0.107cm" svg:height="0.1cm" svg:x="15.47cm" svg:y="6.64cm" svg:viewBox="0 0 108 101" svg:d="M108 52c0-28-23-52-54-52s-54 24-54 52c0 27 24 49 54 49s54-22 54-49zM54 94c-8 0-20-2-27-13-6-9-7-21-7-32 0-9 0-22 8-31 5-6 15-12 26-12 13 0 22 7 27 14 6 8 7 19 7 29 0 11-1 23-7 32s-16 13-27 13z">
              <text:p/>
            </draw:path>
            <draw:path draw:style-name="gr13" draw:text-style-name="P7" draw:layer="layout" svg:width="0.036cm" svg:height="0.093cm" svg:x="15.63cm" svg:y="6.658cm" svg:viewBox="0 0 37 94" svg:d="M37 33c0-20-8-33-20-33-11 0-17 8-17 17 0 8 6 16 17 16 4 0 8-1 11-3 1-1 1-1 2-1 0 1 0 0 0 4 0 24-11 43-21 53-4 3-4 4-4 5 0 3 1 3 3 3 4 0 29-24 29-61z">
              <text:p/>
            </draw:path>
            <draw:path draw:style-name="gr13" draw:text-style-name="P7" draw:layer="layout" svg:width="0.192cm" svg:height="0.012cm" svg:x="15.769cm" svg:y="6.607cm" svg:viewBox="0 0 193 13" svg:d="M183 13c5 0 10 0 10-7 0-6-5-6-10-6-57 0-114 0-171 0-6 0-12 0-12 6 0 7 6 7 12 7 57 0 114 0 171 0z">
              <text:p/>
            </draw:path>
            <draw:path draw:style-name="gr13" draw:text-style-name="P7" draw:layer="layout" svg:width="0.125cm" svg:height="0.209cm" svg:x="16.005cm" svg:y="6.482cm" svg:viewBox="0 0 126 210" svg:d="M24 185c11-11 22-21 34-32 49-43 68-60 68-92 0-36-28-61-67-61-36 0-59 29-59 57 0 18 16 18 17 18 5 0 16-4 16-17 0-9-5-17-17-17-3 0-3 0-3 0 7-19 24-31 42-31 29 0 42 25 42 51 0 25-15 51-33 69-20 23-40 45-60 68-4 3-4 4-4 12 39 0 78 0 117 0 3-19 6-37 9-55-3 0-5 0-8 0-1 10-4 23-6 28-3 2-24 2-31 2-19 0-38 0-57 0z">
              <text:p/>
            </draw:path>
            <draw:path draw:style-name="gr13" draw:text-style-name="P7" draw:layer="layout" svg:width="0.129cm" svg:height="0.227cm" svg:x="16.161cm" svg:y="6.468cm" svg:viewBox="0 0 130 228" svg:d="M70 86c-39 10-70 51-70 89 0 30 20 53 49 53 38 0 64-50 64-93 0-29-12-44-23-59-12-14-31-37-31-52 0-6 7-14 18-14 9 0 16 4 23 9 6 3 12 7 17 7 8 0 13-7 13-13s-6-7-17-9c-17-4-20-4-26-4-25 0-36 13-36 32 0 17 9 35 19 54zM74 94c8 14 17 31 17 53 0 21-12 74-42 74-17 0-29-13-29-38 0-19 11-79 54-89z">
              <text:p/>
            </draw:path>
            <draw:path draw:style-name="gr13" draw:text-style-name="P7" draw:layer="layout" svg:width="0.192cm" svg:height="0.012cm" svg:x="16.344cm" svg:y="6.607cm" svg:viewBox="0 0 193 13" svg:d="M183 13c5 0 10 0 10-7 0-6-5-6-10-6-57 0-114 0-171 0-6 0-12 0-12 6 0 7 6 7 12 7 57 0 114 0 171 0z">
              <text:p/>
            </draw:path>
            <draw:path draw:style-name="gr13" draw:text-style-name="P7" draw:layer="layout" svg:width="0.103cm" svg:height="0.209cm" svg:x="16.609cm" svg:y="6.482cm" svg:viewBox="0 0 104 210" svg:d="M65 8c0-8 0-8-7-8-20 20-47 20-58 20 0 3 0 6 0 10 6 0 25 0 41-8 0 54 0 109 0 163 0 11-1 15-28 15-4 0-8 0-11 0 0 3 0 6 0 10 11-1 38-1 51-1s41 0 51 1c0-4 0-7 0-10-3 0-6 0-10 0-28 0-29-3-29-15 0-59 0-118 0-177z">
              <text:p/>
            </draw:path>
            <draw:path draw:style-name="gr13" draw:text-style-name="P7" draw:layer="layout" svg:width="0.192cm" svg:height="0.243cm" svg:x="16.801cm" svg:y="6.491cm" svg:viewBox="0 0 193 244" svg:d="M187 13c4-1 6-3 6-7 0-3-2-6-6-6-2 0-4 2-6 2-58 27-117 55-175 83-5 2-6 4-6 7 0 2 2 5 6 7 58 27 117 54 175 82 4 2 5 2 6 2 4 0 6-3 6-7 0-2-1-4-7-7-55-26-110-52-164-77 55-26 110-52 165-79zM182 244c5 0 11 0 11-7 0-6-7-6-11-6-57 0-114 0-170 0-6 0-12 0-12 6 0 7 5 7 11 7 57 0 114 0 171 0z">
              <text:p/>
            </draw:path>
            <draw:path draw:style-name="gr13" draw:text-style-name="P7" draw:layer="layout" svg:width="0.104cm" svg:height="0.029cm" svg:x="17.146cm" svg:y="6.481cm" svg:viewBox="0 0 105 30" svg:d="M105 4c-1-1-3-3-4-4-9 5-13 15-26 15-8 0-16-4-21-8-8-5-14-7-20-7-12 0-18 7-34 24 2 2 4 4 5 6 0-1 12-16 26-16 8 0 16 5 21 8 8 5 14 8 19 8 13 0 18-8 34-26z">
              <text:p/>
            </draw:path>
            <draw:path draw:style-name="gr13" draw:text-style-name="P7" draw:layer="layout" svg:width="0.209cm" svg:height="0.142cm" svg:x="17.064cm" svg:y="6.552cm" svg:viewBox="0 0 210 143" svg:d="M138 32c1-6 4-18 4-19 0-7-4-9-9-9-4 0-10 2-12 9 0 1-16 62-18 71s-3 14-3 20c0 4 0 4 1 6-7 17-17 26-30 26-25 0-25-23-25-28 0-11 2-23 17-61 3-10 5-15 5-21 0-14-10-26-26-26-30 0-42 46-42 49s4 3 4 3c3 0 3-1 5-5 9-30 21-40 32-40 3 0 8 0 8 11 0 7-3 16-6 22-13 37-18 52-18 63 0 29 22 40 45 40 6 0 21 0 33-22 9 20 30 22 40 22 23 0 38-20 46-39 11-24 21-66 21-82 0-17-8-22-14-22-8 0-16 8-16 15 0 5 2 7 4 9 4 3 12 12 12 26 0 11-9 43-17 59-9 16-20 27-35 27s-23-9-23-27c0-9 1-19 3-24 5-17 9-35 14-53z">
              <text:p/>
            </draw:path>
            <draw:path draw:style-name="gr13" draw:text-style-name="P7" draw:layer="layout" svg:width="0.073cm" svg:height="0.315cm" svg:x="17.322cm" svg:y="6.455cm" svg:viewBox="0 0 74 316" svg:d="M74 313c0-1 0-2-6-7-39-40-50-100-50-148 0-55 13-109 51-149 5-5 5-5 5-5 0-3-2-4-4-4-3 0-31 22-50 62-16 34-20 69-20 96 0 25 4 62 21 98 19 39 46 60 49 60 2 0 4-1 4-3z">
              <text:p/>
            </draw:path>
            <draw:path draw:style-name="gr13" draw:text-style-name="P7" draw:layer="layout" svg:width="0.178cm" svg:height="0.144cm" svg:x="17.425cm" svg:y="6.549cm" svg:viewBox="0 0 179 145" svg:d="M157 16c-10 3-17 14-17 22 0 7 6 14 17 14 10 0 22-9 22-24 0-17-16-28-36-28-18 0-30 13-33 19-8-14-26-19-44-19-40 0-62 39-62 49 0 4 5 4 8 4s6 0 7-4c10-28 32-38 45-38 12 0 18 6 18 16 0 6-5 23-7 35-4 14-8 29-11 43-5 19-16 29-27 29-2 0-9 0-15-5 11-3 17-14 17-22 0-7-6-14-16-14-11 0-23 9-23 24 0 17 17 28 36 28 18 0 30-14 34-19 8 12 25 19 43 19 41 0 62-39 62-50 0-3-5-3-8-3s-5 0-7 3c-9 29-31 39-45 39-12 0-17-6-17-16 0-6 4-24 6-35 3-8 10-38 12-43 5-19 15-29 26-29 2 0 9 0 15 5z">
              <text:p/>
            </draw:path>
            <draw:path draw:style-name="gr13" draw:text-style-name="P7" draw:layer="layout" svg:width="0.113cm" svg:height="0.096cm" svg:x="17.638cm" svg:y="6.459cm" svg:viewBox="0 0 114 97" svg:d="M40 6c0-1 0-2 0-3-1-1 0-3-3-3-5 0-13 1-15 1-4 1-8 1-12 1-4 1-6 1-6 5s3 4 6 4c10 0 10 1 10 2 0 2-1 7-2 9-4 15-7 30-11 45-5 22-7 27-7 27 0 3 4 3 4 3 2 0 3 0 4 0 20-3 48-13 72-34 30-27 23-37 34-56 0-4-3-7-7-7-8 0-10 6-12 13-9 31-38 64-76 75 7-27 14-54 21-82z">
              <text:p/>
            </draw:path>
            <draw:path draw:style-name="gr13" draw:text-style-name="P7" draw:layer="layout" svg:width="0.149cm" svg:height="0.01cm" svg:x="17.787cm" svg:y="6.496cm" svg:viewBox="0 0 150 11" svg:d="M141 11c4 0 9 0 9-6 0-5-5-5-9-5-44 0-88 0-132 0-4 0-9 0-9 5 0 6 5 6 9 6 44 0 88 0 132 0z">
              <text:p/>
            </draw:path>
            <draw:path draw:style-name="gr13" draw:text-style-name="P7" draw:layer="layout" svg:width="0.08cm" svg:height="0.146cm" svg:x="17.985cm" svg:y="6.41cm" svg:viewBox="0 0 81 147" svg:d="M50 6c0-6-1-6-6-6-14 14-35 14-44 14 0 3 0 6 0 8 5 0 20 0 32-6 0 38 0 75 0 113 0 7 0 9-22 9-3 0-6 0-8 0 0 3 0 6 0 9 3 0 31-1 39-1 7 0 35 1 40 1 0-3 0-6 0-9-3 0-6 0-9 0-22 0-22-2-22-9 0-41 0-82 0-123z">
              <text:p/>
            </draw:path>
            <draw:path draw:style-name="gr13" draw:text-style-name="P7" draw:layer="layout" svg:width="0.066cm" svg:height="0.148cm" svg:x="17.632cm" svg:y="6.633cm" svg:viewBox="0 0 67 149" svg:d="M61 9c0-4-3-9-9-9-5 0-12 6-12 13 0 3 3 8 9 8 7 0 12-7 12-12zM16 120c-1 4-2 7-2 10 0 10 9 19 21 19 23 0 32-30 32-34 0-3-2-2-3-3-4 0-4 1-5 4-5 18-14 27-23 27-5 0-5-3-5-8 0-6 1-9 3-15 2-5 5-11 7-17 2-5 10-25 11-27 0-3 1-6 1-8 0-10-9-19-21-19-22 0-32 30-32 34 0 3 2 2 4 3 3 0 3-1 4-3 5-19 15-27 23-27 4 0 6 2 6 7s-1 9-6 22c-5 12-10 24-15 35z">
              <text:p/>
            </draw:path>
            <draw:path draw:style-name="gr13" draw:text-style-name="P7" draw:layer="layout" svg:width="0.073cm" svg:height="0.315cm" svg:x="18.121cm" svg:y="6.455cm" svg:viewBox="0 0 74 316" svg:d="M74 158c0-25-4-63-22-99-19-38-46-59-48-59s-4 2-4 4l6 7c31 31 49 81 49 147 0 54-12 109-51 150-4 3-4 4-4 5 0 2 2 3 4 3s31-22 50-62c15-35 20-70 20-96z">
              <text:p/>
            </draw:path>
            <draw:path draw:style-name="gr13" draw:text-style-name="P7" draw:layer="layout" svg:width="0.192cm" svg:height="0.243cm" svg:x="18.287cm" svg:y="6.491cm" svg:viewBox="0 0 193 244" svg:d="M187 13c4-1 6-3 6-7 0-3-2-6-6-6-2 0-4 2-6 2-58 27-117 55-175 83-5 2-6 4-6 7 0 2 2 5 6 7 58 27 117 54 175 82 4 2 5 2 6 2 4 0 6-3 6-7 0-2-1-4-7-7-55-26-110-52-164-77 55-26 110-52 165-79zM182 244c5 0 11 0 11-7 0-6-7-6-11-6-57 0-114 0-170 0-6 0-12 0-12 6 0 7 5 7 11 7 57 0 114 0 171 0z">
              <text:p/>
            </draw:path>
            <draw:path draw:style-name="gr13" draw:text-style-name="P7" draw:layer="layout" svg:width="0.125cm" svg:height="0.209cm" svg:x="18.558cm" svg:y="6.482cm" svg:viewBox="0 0 126 210" svg:d="M24 185c11-11 22-21 34-32 49-43 68-60 68-92 0-36-29-61-67-61-36 0-59 29-59 57 0 18 15 18 16 18 6 0 17-4 17-17 0-9-6-17-17-17-3 0-3 0-3 0 7-19 24-31 42-31 29 0 42 25 42 51 0 25-16 51-33 69-20 23-40 45-60 68-4 3-4 4-4 12 39 0 78 0 117 0 3-19 6-37 9-55-3 0-5 0-8 0-2 10-4 23-6 28-3 2-24 2-31 2-19 0-38 0-57 0z">
              <text:p/>
            </draw:path>
            <draw:path draw:style-name="gr13" draw:text-style-name="P7" draw:layer="layout" svg:width="0.129cm" svg:height="0.227cm" svg:x="18.714cm" svg:y="6.468cm" svg:viewBox="0 0 130 228" svg:d="M70 86c-39 10-70 51-70 89 0 30 20 53 49 53 37 0 64-50 64-93 0-29-13-44-23-59-12-14-31-37-31-52 0-6 7-14 17-14s17 4 23 9c6 3 13 7 18 7 8 0 13-7 13-13s-6-7-17-9c-17-4-21-4-26-4-25 0-36 13-36 32 0 17 9 35 19 54zM74 94c8 14 17 31 17 53 0 21-12 74-42 74-17 0-29-13-29-38 0-19 11-79 54-89z">
              <text:p/>
            </draw:path>
            <draw:path draw:style-name="gr13" draw:text-style-name="P7" draw:layer="layout" svg:width="0.192cm" svg:height="0.012cm" svg:x="18.897cm" svg:y="6.607cm" svg:viewBox="0 0 193 13" svg:d="M183 13c5 0 10 0 10-7 0-6-5-6-10-6-58 0-115 0-172 0-6 0-11 0-11 6 0 7 5 7 11 7 57 0 114 0 172 0z">
              <text:p/>
            </draw:path>
            <draw:path draw:style-name="gr13" draw:text-style-name="P7" draw:layer="layout" svg:width="0.103cm" svg:height="0.209cm" svg:x="19.162cm" svg:y="6.482cm" svg:viewBox="0 0 104 210" svg:d="M65 8c0-8 0-8-7-8-20 20-48 20-58 20 0 3 0 6 0 10 6 0 25 0 41-8 0 54 0 109 0 163 0 11-1 15-29 15-4 0-7 0-10 0 0 3 0 6 0 10 11-1 38-1 51-1s41 0 51 1c0-4 0-7 0-10-3 0-6 0-10 0-28 0-29-3-29-15 0-59 0-118 0-177z">
              <text:p/>
            </draw:path>
            <draw:path draw:style-name="gr13" draw:text-style-name="P7" draw:layer="layout" svg:width="0.06cm" svg:height="0.378cm" svg:x="19.299cm" svg:y="6.423cm" svg:viewBox="0 0 61 379" svg:d="M61 379c0-127 0-253 0-379-20 0-41 0-61 0 0 4 0 8 0 13 16 0 32 0 49 0 0 117 0 235 0 353-17 0-33 0-49 0 0 4 0 8 0 13 20 0 41 0 61 0z">
              <text:p/>
            </draw:path>
          </draw:g>
        </draw:g>
        <draw:frame draw:style-name="gr63" draw:text-style-name="P10" draw:layer="layout" svg:width="1.865cm" svg:height="5.601cm" svg:x="17.602cm" svg:y="14.305cm">
          <draw:text-box>
            <text:p text:style-name="P9"><text:span text:style-name="T8">0+1+2+3+2+1</text:span></text:p>
            <text:p text:style-name="P9"><text:span text:style-name="T5">0+1+2+1+2+1</text:span></text:p>
            <text:p text:style-name="P9"><text:span text:style-name="T5">0+1+2+1 0+1</text:span></text:p>
            <text:p text:style-name="P9"><text:span text:style-name="T5">0+1+2+1 0-1</text:span></text:p>
            <text:p text:style-name="P9"><text:span text:style-name="T5">0+1 0+1+2+1</text:span></text:p>
            <text:p text:style-name="P9"><text:span text:style-name="T5">0+1 0+1 0+1</text:span></text:p>
            <text:p text:style-name="P9"><text:span text:style-name="T5">0+1 0+1 0-1</text:span></text:p>
            <text:p text:style-name="P9"><text:span text:style-name="T5">0+1 0-1 0+1</text:span></text:p>
            <text:p text:style-name="P9"><text:span text:style-name="T5">0+1 0-1 0-1</text:span></text:p>
            <text:p text:style-name="P9"><text:span text:style-name="T5">0+1 0-1-2-1</text:span></text:p>
            <text:p text:style-name="P9"><text:span text:style-name="T5">0-1 0+1+2+1</text:span></text:p>
            <text:p text:style-name="P9"><text:span text:style-name="T5">0-1 0+1 0+1</text:span></text:p>
            <text:p text:style-name="P9"><text:span text:style-name="T5">0-1 0+1 0-1</text:span></text:p>
            <text:p text:style-name="P9"><text:span text:style-name="T5">0-1 0-1 0+1</text:span></text:p>
            <text:p text:style-name="P9"><text:span text:style-name="T5">0-1 0-1 0-1</text:span></text:p>
            <text:p text:style-name="P9"><text:span text:style-name="T5">0-1 0-1-2-1</text:span></text:p>
            <text:p text:style-name="P9"><text:span text:style-name="T5">0-1-2-1 0+1</text:span></text:p>
            <text:p text:style-name="P9"><text:span text:style-name="T5">0-1-2-1 0-1</text:span></text:p>
            <text:p text:style-name="P9"><text:span text:style-name="T5">0-1-2-1-2-1</text:span></text:p>
            <text:p text:style-name="P9"><text:span text:style-name="T8">0-1-2-3-2-1</text:span></text:p>
          </draw:text-box>
        </draw:frame>
        <draw:line draw:style-name="gr26" draw:text-style-name="P6" draw:layer="layout" svg:x1="7.8cm" svg:y1="1cm" svg:x2="7.8cm" svg:y2="3.8cm">
          <text:p/>
        </draw:line>
        <draw:frame draw:style-name="gr25" draw:text-style-name="P4" draw:layer="layout" svg:width="1.522cm" svg:height="0.395cm" svg:x="6.605cm" svg:y="8.409cm">
          <draw:text-box>
            <text:p><text:span text:style-name="T2">[example]</text:span></text:p>
          </draw:text-box>
        </draw:frame>
        <draw:line draw:style-name="gr26" draw:text-style-name="P6" draw:layer="layout" svg:x1="1cm" svg:y1="13.2cm" svg:x2="20cm" svg:y2="13.2cm">
          <text:p/>
        </draw:line>
        <draw:frame draw:style-name="gr64" draw:text-style-name="P8" draw:layer="layout" svg:width="1.293cm" svg:height="0.395cm" svg:x="1.203cm" svg:y="18.805cm">
          <draw:text-box>
            <text:p><text:span text:style-name="T4">SL-FBA</text:span></text:p>
          </draw:text-box>
        </draw:frame>
        <draw:custom-shape draw:style-name="gr65" draw:text-style-name="P6" draw:layer="layout" svg:width="0.2cm" svg:height="0.2cm" svg:x="1.9cm" svg:y="2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2cm" svg:height="0.2cm" svg:x="2.7cm" svg:y="22.10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0.2cm" svg:height="0.2cm" svg:x="3.501cm" svg:y="2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0.2cm" svg:height="0.2cm" svg:x="2.702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svg:title>TexMaths</svg:title>
          <svg:desc>10§display§d_{i\nu}§svg§600§TRUE§</svg:desc>
          <draw:g>
            <draw:path draw:style-name="gr13" draw:text-style-name="P7" draw:layer="layout" svg:width="0.166cm" svg:height="0.246cm" svg:x="1.864cm" svg:y="21.741cm" svg:viewBox="0 0 167 247" svg:d="M167 4c-2-1 0-4-5-4s-38 3-44 4c-3 0-5 2-5 7 0 4 3 4 8 4 17 0 18 2 18 6-1 2-1 5-1 7-7 27-14 55-21 83-6-13-17-22-32-22-41 0-85 51-85 101 0 33 19 57 47 57 7 0 24-2 45-27 3 15 15 27 32 27 13 0 21-9 26-20 6-12 7-22 11-34 0-4-3-4-4-4-4 0-4 1-5 6-6 23-13 44-27 44-9 0-11-9-11-16 0-9 1-11 3-17 16-67 33-135 50-202zM94 201c-2 6-2 7-7 13-15 19-30 25-39 25-18 0-23-19-23-33 0-18 11-60 19-76 11-21 27-34 41-34 23 0 28 29 28 31s-1 4-1 6c-6 23-12 45-18 68z">
              <text:p/>
            </draw:path>
            <draw:path draw:style-name="gr13" draw:text-style-name="P7" draw:layer="layout" svg:width="0.073cm" svg:height="0.163cm" svg:x="2.044cm" svg:y="21.875cm" svg:viewBox="0 0 74 164" svg:d="M68 9c0-4-3-9-10-9-6 0-13 6-13 13 0 4 3 9 9 9 7 0 14-7 14-13zM18 134c-1 3-2 6-2 10 0 11 10 20 23 20 25 0 35-33 35-37 0-3-2-2-3-3-4 0-4 1-5 4-6 20-17 30-26 30-5 0-6-3-6-9 0-5 1-10 4-15 2-7 5-14 8-20 2-6 11-28 12-31 0-3 1-6 1-8 0-12-10-21-23-21-25 0-36 33-36 38 0 3 3 2 4 3 4 0 4-1 5-4 6-21 17-30 26-30 4 0 6 2 6 8s-1 10-7 25c-5 13-11 26-16 40z">
              <text:p/>
            </draw:path>
            <draw:path draw:style-name="gr13" draw:text-style-name="P7" draw:layer="layout" svg:width="0.125cm" svg:height="0.107cm" svg:x="2.149cm" svg:y="21.928cm" svg:viewBox="0 0 126 108" svg:d="M43 7c1-1 1-2 1-4-1-1 0-3-4-3-5 0-14 1-16 1-5 1-9 1-14 1-4 1-7 1-7 6 0 4 4 4 7 4 12 0 12 1 12 3s-2 7-3 10c-4 16-8 32-12 49-6 25-7 30-7 31 0 3 3 3 4 3s3 0 4 0c22-3 53-15 80-38 33-30 25-41 38-62 0-5-4-8-9-8-8 0-10 7-12 14-10 35-43 72-84 85 7-31 15-61 22-92z">
              <text:p/>
            </draw:path>
          </draw:g>
        </draw:g>
        <draw:g draw:style-name="gr12">
          <svg:title>TexMaths</svg:title>
          <svg:desc>10§display§d_{(i+1)\nu}§svg§600§TRUE§</svg:desc>
          <draw:g>
            <draw:path draw:style-name="gr13" draw:text-style-name="P7" draw:layer="layout" svg:width="0.166cm" svg:height="0.245cm" svg:x="3.266cm" svg:y="21.742cm" svg:viewBox="0 0 167 246" svg:d="M167 4c-2-1 0-4-4-4-6 0-39 3-45 4-3 0-5 2-5 7 0 4 3 4 8 4 17 0 18 2 18 6 0 2-1 5-1 7-7 28-14 55-21 83-6-13-17-23-32-23-41 0-85 52-85 102 0 33 19 56 47 56 7 0 24-1 45-26 3 15 15 26 32 26 13 0 21-8 26-19 6-13 11-34 11-35 0-3-3-3-4-3-4 0-4 1-5 6-6 23-13 44-27 44-10 0-11-9-11-17s1-10 3-16c17-67 33-135 50-202zM94 201c-2 6-2 7-7 13-15 19-30 25-40 25-17 0-22-20-22-33 0-18 11-60 19-76 11-21 27-34 41-34 23 0 28 29 28 31s-1 4-1 6c-6 23-12 46-18 68z">
              <text:p/>
            </draw:path>
            <draw:path draw:style-name="gr13" draw:text-style-name="P7" draw:layer="layout" svg:width="0.063cm" svg:height="0.243cm" svg:x="3.463cm" svg:y="21.865cm" svg:viewBox="0 0 64 244" svg:d="M59 0c-47 33-59 85-59 122 0 35 10 88 59 122 2 0 5 0 5-3 0-1-1-2-3-4-32-29-44-70-44-115 0-66 25-98 45-116 1-1 2-2 2-3 0-3-3-3-5-3z">
              <text:p/>
            </draw:path>
            <draw:path draw:style-name="gr13" draw:text-style-name="P7" draw:layer="layout" svg:width="0.073cm" svg:height="0.164cm" svg:x="3.556cm" svg:y="21.886cm" svg:viewBox="0 0 74 165" svg:d="M68 9c0-4-3-9-10-9-6 0-14 6-14 14 0 4 4 9 10 9 7 0 14-7 14-14zM18 134c-1 3-2 6-2 10 0 12 9 21 23 21 25 0 35-34 35-37s-3-3-4-3c-3 0-3 1-4 4-6 19-17 29-26 29-5 0-6-3-6-8 0-6 1-10 3-16 3-7 6-13 8-20 3-5 11-28 12-31 1-2 2-5 2-8 0-11-10-20-23-20-25 0-36 33-36 37 0 3 3 3 4 3 4 0 4-1 5-4 6-21 17-30 26-30 4 0 6 2 6 9 0 6-2 9-8 25-5 13-10 26-15 39z">
              <text:p/>
            </draw:path>
            <draw:path draw:style-name="gr13" draw:text-style-name="P7" draw:layer="layout" svg:width="0.18cm" svg:height="0.18cm" svg:x="3.661cm" svg:y="21.897cm" svg:viewBox="0 0 181 181" svg:d="M96 96c25 0 51 0 76 0 3 0 9 0 9-6s-6-6-9-6c-25 0-51 0-76 0 0-25 0-50 0-75 0-3 0-9-5-9-7 0-7 5-7 9 0 25 0 50 0 75-25 0-50 0-75 0-3 0-9 0-9 6s6 6 9 6c25 0 50 0 75 0 0 25 0 50 0 76 0 3 0 9 6 9s6-6 6-9c0-26 0-51 0-76z">
              <text:p/>
            </draw:path>
            <draw:path draw:style-name="gr13" draw:text-style-name="P7" draw:layer="layout" svg:width="0.088cm" svg:height="0.162cm" svg:x="3.885cm" svg:y="21.886cm" svg:viewBox="0 0 89 163" svg:d="M55 7c0-7 0-7-7-7-16 15-38 15-48 15 0 3 0 6 0 9 6 0 22 0 36-7 0 42 0 84 0 126 0 8 0 11-25 11-3 0-6 0-9 0 0 3 0 6 0 9 4 0 34-1 43-1 8 0 39 1 44 1 0-3 0-6 0-9-3 0-6 0-9 0-25 0-25-3-25-11 0-46 0-91 0-136z">
              <text:p/>
            </draw:path>
            <draw:path draw:style-name="gr13" draw:text-style-name="P7" draw:layer="layout" svg:width="0.062cm" svg:height="0.243cm" svg:x="4.016cm" svg:y="21.865cm" svg:viewBox="0 0 63 244" svg:d="M4 0c-2 0-4 0-4 3 0 1 0 2 2 3 21 20 44 53 44 116 0 52-16 89-42 113-4 5-4 5-4 6s0 3 3 3 26-16 42-47c11-19 18-46 18-75 0-34-10-88-59-122z">
              <text:p/>
            </draw:path>
            <draw:path draw:style-name="gr13" draw:text-style-name="P7" draw:layer="layout" svg:width="0.125cm" svg:height="0.107cm" svg:x="4.126cm" svg:y="21.94cm" svg:viewBox="0 0 126 108" svg:d="M43 7c1-1 1-3 1-4-1-1 0-3-4-3-5 0-14 1-16 1-5 0-9 1-14 1-4 0-7 0-7 6 0 3 4 3 7 3 12 0 12 2 12 4 0 1-2 6-3 9-4 17-8 33-12 50-6 25-7 29-7 30 0 4 3 4 4 4s3 0 4 0c22-4 53-15 80-38 33-30 38-62 38-63 0-4-3-7-8-7-9 0-11 6-13 13-10 35-43 73-84 85 7-31 15-61 22-91z">
              <text:p/>
            </draw:path>
          </draw:g>
        </draw:g>
        <draw:line draw:style-name="gr8" draw:text-style-name="P6" draw:layer="layout" svg:x1="2.1cm" svg:y1="22.202cm" svg:x2="2.7cm" svg:y2="22.202cm">
          <text:p/>
        </draw:line>
        <draw:line draw:style-name="gr8" draw:text-style-name="P6" draw:layer="layout" svg:x1="2.9cm" svg:y1="22.202cm" svg:x2="3.5cm" svg:y2="22.202cm">
          <text:p/>
        </draw:line>
        <draw:line draw:style-name="gr8" draw:text-style-name="P6" draw:layer="layout" svg:x1="3.7cm" svg:y1="22.202cm" svg:x2="4.2cm" svg:y2="22.202cm">
          <text:p/>
        </draw:line>
        <draw:line draw:style-name="gr8" draw:text-style-name="P6" draw:layer="layout" svg:x1="1.4cm" svg:y1="22.202cm" svg:x2="1.9cm" svg:y2="22.202cm">
          <text:p/>
        </draw:line>
        <draw:line draw:style-name="gr8" draw:text-style-name="P6" draw:layer="layout" svg:x1="2.8cm" svg:y1="22.302cm" svg:x2="2.8cm" svg:y2="22.702cm">
          <text:p/>
        </draw:line>
        <draw:line draw:style-name="gr8" draw:text-style-name="P6" draw:layer="layout" svg:x1="2.8cm" svg:y1="22.902cm" svg:x2="2.8cm" svg:y2="23.102cm">
          <text:p/>
        </draw:line>
        <draw:custom-shape draw:style-name="gr67" draw:text-style-name="P14" draw:layer="layout" svg:width="0.2cm" svg:height="0.2cm" svg:x="2.7cm" svg:y="23.10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8cm" svg:y1="23.302cm" svg:x2="2.8cm" svg:y2="23.502cm">
          <text:p/>
        </draw:line>
        <draw:custom-shape draw:style-name="gr65" draw:text-style-name="P6" draw:layer="layout" svg:width="0.2cm" svg:height="0.2cm" svg:x="2.703cm" svg:y="2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2.301cm" svg:y="23.503cm">
          <text:p/>
          <draw:enhanced-geometry svg:viewBox="0 0 21600 21600" draw:type="rectangle" draw:enhanced-path="M 0 0 L 21600 0 21600 21600 0 21600 0 0 Z N"/>
        </draw:custom-shape>
        <draw:g draw:style-name="gr12">
          <svg:title>TexMaths</svg:title>
          <svg:desc>10§display§u_i§svg§600§TRUE§</svg:desc>
          <draw:g>
            <draw:path draw:style-name="gr13" draw:text-style-name="P7" draw:layer="layout" svg:width="0.179cm" svg:height="0.157cm" svg:x="2.931cm" svg:y="23.487cm" svg:viewBox="0 0 180 158" svg:d="M113 134c4 15 16 24 31 24 11 0 19-8 25-20s11-32 11-33c0-4-4-4-5-4-3 0-4 2-5 7-5 18-11 42-25 42-7 0-11-5-11-16 0-8 4-23 7-35 3-13 6-26 10-38 1-6 4-19 5-24 2-8 5-21 5-24 0-6-5-9-9-9-2 0-11 0-14 12-6 26-22 87-26 105 0 1-14 29-40 29-18 0-22-16-22-29 0-18 10-46 19-70 5-11 6-15 6-22 0-16-11-29-28-29-34 0-47 51-47 54 0 4 3 2 4 4 4 0 4-1 6-7 9-30 22-43 35-43 4 0 9 0 9 11 0 9-4 19-6 24-13 35-20 57-20 74 0 32 24 41 43 41 23 0 36-16 42-24z">
              <text:p/>
            </draw:path>
            <draw:path draw:style-name="gr13" draw:text-style-name="P7" draw:layer="layout" svg:width="0.074cm" svg:height="0.163cm" svg:x="3.132cm" svg:y="23.532cm" svg:viewBox="0 0 75 164" svg:d="M68 9c0-4-3-9-9-9-7 0-14 6-14 13 0 5 3 10 10 10s13-7 13-14zM18 133c-1 3-2 6-2 10 0 12 10 21 23 21 25 0 36-34 36-38 0-3-3-3-4-3-4 0-4 2-5 4-5 20-16 30-26 30-5 0-6-3-6-9 0-5 2-10 4-15 2-7 5-14 8-19 2-6 11-28 12-31 1-2 1-5 1-8 0-11-9-21-23-21-24 0-36 34-36 38 0 3 4 3 5 3 3 0 3-1 4-4 6-21 17-30 26-30 4 0 6 2 6 9 0 5-1 9-7 24-5 13-11 26-16 39z">
              <text:p/>
            </draw:path>
          </draw:g>
        </draw:g>
        <draw:line draw:style-name="gr8" draw:text-style-name="P6" draw:layer="layout" svg:x1="2.5cm" svg:y1="23.602cm" svg:x2="2.701cm" svg:y2="23.603cm">
          <text:p/>
        </draw:line>
        <draw:line draw:style-name="gr8" draw:text-style-name="P6" draw:layer="layout" svg:x1="2.8cm" svg:y1="23.702cm" svg:x2="2.8cm" svg:y2="23.902cm">
          <text:p/>
        </draw:line>
        <draw:g draw:style-name="gr12">
          <svg:title>TexMaths</svg:title>
          <svg:desc>8§latex§\begin{align*}
&amp;
p(\bm{y}, \bm{x}, \bm{u}, \bm{d}) \\
&amp;
=
p(\bm{y} | \bm{x}, \bm{u}, \bm{d}) 
p(\bm{x}, \bm{u})
p(\bm{d}) 
=
p(\bm{y} | \bm{x}, \bm{d}) 
p(\bm{x} | \bm{u})
p(\bm{u})
p(\bm{d}) 
=
p(\bm{y} | \phi_0(\bm{u}'), \bm{d}) 
p(\bm{u}' | \bm{u})
p(\bm{u})
p(\bm{d}) \\
&amp; =
\textstyle
p(d_0)
\prod_{i=0}^{N-1}
p\left( 
\bm{y}_{i\nu + d_{i\nu}}^{(i+1)\nu+d_{(i+1)\nu}-1}
\middle|
\bm{x}_{i\nu}^{(i+1)\nu-1}, d_{i\nu}, d_{(i+1)\nu}
\right)
p\left(
\bm{x}_{i\nu}^{(i+1)\nu-1} 
\middle| 
\bm{u}_0^i
\right)
p(u_i)
p(d_{(i+1)\nu} | d_{i\nu}) \\
&amp; \simeq
\textstyle
p(d_0)
\prod_{i=0}^{N-1}
p\left( 
\bm{y}_{i\nu + d_{i\nu}}^{(i+1)\nu+d_{(i+1)\nu}-1}
\middle|
\phi_0(u'_i), d_{i\nu}, d_{(i+1)\nu}
%%\bm{x}_{i\nu}^{(i+1)\nu-1}, d_{i\nu}, d_{(i+1)\nu}
\right)
p\left(
u'_i
%%\bm{x}_{i\nu}^{(i+1)\nu-1} 
\middle| 
u_i
\right)
p(u_i)
p(d_{(i+1)\nu} | d_{i\nu})
\end{align*}§svg§600§TRUE§</svg:desc>
          <draw:g>
            <draw:path draw:style-name="gr13" draw:text-style-name="P7" draw:layer="layout" svg:width="0.145cm" svg:height="0.178cm" svg:x="1.476cm" svg:y="19.50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13" draw:text-style-name="P7" draw:layer="layout" svg:width="0.064cm" svg:height="0.28cm" svg:x="1.654cm" svg:y="19.415cm" svg:viewBox="0 0 65 281" svg:d="M65 278c0-1 0-1-5-6-35-35-44-89-44-131 0-49 11-99 46-134 3-3 3-3 3-4 0-2-1-3-3-3-3 0-28 19-44 55-15 31-18 62-18 86 0 21 3 56 18 87 17 34 41 53 44 53 2 0 3-1 3-3z">
              <text:p/>
            </draw:path>
            <draw:path draw:style-name="gr13" draw:text-style-name="P7" draw:layer="layout" svg:width="0.153cm" svg:height="0.182cm" svg:x="1.745cm" svg:y="19.499cm" svg:viewBox="0 0 154 183" svg:d="M153 21c1-5 1-6 1-7 0-6-4-12-12-12-16 0-19 13-20 20-3 10-5 20-8 30-4 14-8 35-12 46-1 7-10 14-11 14-3 2-9 7-19 7-16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3" draw:text-style-name="P7" draw:layer="layout" svg:width="0.033cm" svg:height="0.083cm" svg:x="1.936cm" svg:y="19.596cm" svg:viewBox="0 0 34 84" svg:d="M34 30c0-19-8-30-19-30-9 0-15 7-15 15 0 7 6 15 15 15 3 0 7-1 10-4 1 0 1 0 1 0 1 1 1 0 1 4 0 20-10 37-19 47-3 3-3 3-3 4 0 2 1 3 3 3s26-22 26-54z">
              <text:p/>
            </draw:path>
            <draw:path draw:style-name="gr13" draw:text-style-name="P7" draw:layer="layout" svg:width="0.158cm" svg:height="0.128cm" svg:x="2.048cm" svg:y="19.499cm" svg:viewBox="0 0 159 129" svg:d="M140 14c-10 3-15 12-15 20 0 6 5 12 13 12 11 0 21-8 21-21 0-15-15-25-32-25-16 0-26 12-30 17-7-12-23-17-39-17-36 0-55 34-55 43 0 4 5 4 7 4 4 0 5 0 7-3 8-26 28-34 40-34 10 0 15 5 15 14 0 6-4 21-6 31-4 13-7 26-10 39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3" draw:text-style-name="P7" draw:layer="layout" svg:width="0.032cm" svg:height="0.083cm" svg:x="2.246cm" svg:y="19.596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73cm" svg:height="0.128cm" svg:x="2.356cm" svg:y="19.499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-1-5 0-1 2-3 9c-5 22-12 28-19 28-4 0-6-3-6-10 0-5 1-10 4-21 2-8 5-19 6-26 2-8 4-16 7-24z">
              <text:p/>
            </draw:path>
            <draw:path draw:style-name="gr13" draw:text-style-name="P7" draw:layer="layout" svg:width="0.032cm" svg:height="0.083cm" svg:x="2.563cm" svg:y="19.596cm" svg:viewBox="0 0 33 84" svg:d="M33 30c0-19-7-30-19-30-8 0-14 7-14 15 0 7 6 15 14 15 4 0 8-1 11-4 1 0 0 0 1 0v4c0 20-9 37-19 47-3 3-3 3-3 4 0 2 2 3 3 3 3 0 26-22 26-54z">
              <text:p/>
            </draw:path>
            <draw:path draw:style-name="gr13" draw:text-style-name="P7" draw:layer="layout" svg:width="0.157cm" svg:height="0.196cm" svg:x="2.676cm" svg:y="19.431cm" svg:viewBox="0 0 158 197" svg:d="M157 10c1-4 0-4 1-5 0-4-4-5-7-5-1 0-1 0-1 0-13 1-25 1-37 2-4 0-9 0-9 8 0 5 5 5 7 5 3 0 8 0 12 1-5 21-10 41-15 62-4-4-14-10-28-10-50 0-80 44-80 82 0 36 26 47 50 47 20 0 34-11 39-15 10 15 29 15 32 15 10 0 18-6 25-16 7-11 10-27 10-28 0-3-4-3-6-3-4 0-5 0-6 0-1 1-1 2-2 9-6 23-12 28-20 28-3 0-6-1-6-10 0-5 1-9 2-12 13-52 26-104 39-155zM86 169c-8 9-21 18-35 18-17 0-19-15-19-21 0-15 10-50 14-60 9-21 23-28 34-28 17 0 23 13 23 16 0 2 0 3 0 4-6 24-12 47-17 71z">
              <text:p/>
            </draw:path>
            <draw:path draw:style-name="gr13" draw:text-style-name="P7" draw:layer="layout" svg:width="0.064cm" svg:height="0.28cm" svg:x="2.851cm" svg:y="19.415cm" svg:viewBox="0 0 65 281" svg:d="M65 141c0-23-3-56-19-88-16-35-40-53-44-53-1 0-2 1-2 3 0 1 0 1 6 7 27 27 43 72 43 131 0 48-11 97-45 132-4 4-4 4-4 5 0 2 1 3 2 3 4 0 29-20 45-55 15-31 18-62 18-85z">
              <text:p/>
            </draw:path>
            <draw:path draw:style-name="gr13" draw:text-style-name="P7" draw:layer="layout" svg:width="0.185cm" svg:height="0.065cm" svg:x="1.579cm" svg:y="19.944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3" draw:text-style-name="P7" draw:layer="layout" svg:width="0.145cm" svg:height="0.178cm" svg:x="1.851cm" svg:y="19.923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2.029cm" svg:y="19.836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3" draw:text-style-name="P7" draw:layer="layout" svg:width="0.153cm" svg:height="0.182cm" svg:x="2.12cm" svg:y="19.92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3" draw:text-style-name="P7" draw:layer="layout" svg:width="0.01cm" svg:height="0.28cm" svg:x="2.321cm" svg:y="19.836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58cm" svg:height="0.128cm" svg:x="2.376cm" svg:y="19.92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3" draw:text-style-name="P7" draw:layer="layout" svg:width="0.032cm" svg:height="0.083cm" svg:x="2.574cm" svg:y="20.017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73cm" svg:height="0.128cm" svg:x="2.684cm" svg:y="19.92cm" svg:viewBox="0 0 174 129" svg:d="M150 38c1-8 5-22 5-24 0-5-5-12-13-12-4 0-15 3-19 15-1 4-13 55-16 64-1 6-4 14-4 20-5 6-16 18-30 18-17 0-17-14-17-21 0-16 9-39 16-59 3-7 4-9 4-14 0-16-16-25-32-25-30 0-44 38-44 43 0 4 5 4 7 4 3 0 5 0 7-3 8-31 24-34 28-34 3 0 5 0 5 6s-3 14-5 18c-11 29-16 44-16 59 0 32 28 36 44 36 8 0 21-1 36-15 9 13 25 15 32 15 11 0 19-6 24-16 8-11 12-27 12-28 0-3-5-3-8-3s-4 0-5 0c-1 1-1 2-3 8-5 23-12 29-19 29-4 0-6-3-6-10 0-5 1-10 4-21 2-8 5-19 6-26 2-8 4-16 7-24z">
              <text:p/>
            </draw:path>
            <draw:path draw:style-name="gr13" draw:text-style-name="P7" draw:layer="layout" svg:width="0.032cm" svg:height="0.083cm" svg:x="2.891cm" svg:y="20.017cm" svg:viewBox="0 0 33 84" svg:d="M33 30c0-19-7-30-19-30-8 0-14 7-14 15 0 7 6 15 14 15 4 0 8-1 11-4 1 0 0 0 1 0v4c0 20-9 37-19 47-3 3-3 3-3 4 0 2 2 3 3 3 3 0 26-22 26-54z">
              <text:p/>
            </draw:path>
            <draw:path draw:style-name="gr13" draw:text-style-name="P7" draw:layer="layout" svg:width="0.157cm" svg:height="0.196cm" svg:x="3.004cm" svg:y="19.852cm" svg:viewBox="0 0 158 197" svg:d="M157 10c1-4 0-4 1-5 0-4-4-5-7-5-1 0-1 0-1 0-13 1-25 1-37 2-4 0-9 0-9 8 0 5 5 5 7 5 3 0 8 0 12 1-5 21-10 41-15 62-4-4-14-10-28-10-50 0-80 44-80 82 0 35 26 47 50 47 20 0 34-11 39-15 10 15 29 15 32 15 10 0 18-6 25-16 7-11 10-27 10-28 0-3-4-3-6-3-4 0-5 0-6 0-1 1-1 2-2 8-6 24-12 29-20 29-3 0-6-1-6-10 0-5 1-9 2-13 13-52 26-103 39-154zM86 169c-8 9-21 18-35 18-17 0-19-15-19-21 0-15 10-50 14-60 9-21 23-28 34-28 17 0 23 13 23 16 0 2 0 3 0 4-6 24-12 47-17 71z">
              <text:p/>
            </draw:path>
            <draw:path draw:style-name="gr13" draw:text-style-name="P7" draw:layer="layout" svg:width="0.064cm" svg:height="0.28cm" svg:x="3.179cm" svg:y="19.836cm" svg:viewBox="0 0 65 281" svg:d="M65 141c0-23-3-56-19-88-16-35-40-53-44-53-1 0-2 1-2 2 0 2 0 2 6 8 27 27 43 72 43 131 0 48-11 97-45 132-4 4-4 4-4 5 0 2 1 3 2 3 4 0 29-20 45-55 15-31 18-62 18-85z">
              <text:p/>
            </draw:path>
            <draw:path draw:style-name="gr13" draw:text-style-name="P7" draw:layer="layout" svg:width="0.146cm" svg:height="0.178cm" svg:x="3.263cm" svg:y="19.923cm" svg:viewBox="0 0 147 179" svg:d="M22 158c-2 10-3 12-16 12-3 0-6 0-6 5 0 3 2 4 4 4 7 0 16-1 23-1 10 0 19 1 28 1 2 0 6 0 6-5 0-4-3-4-7-4-14 0-14-2-14-4 0-4 11-49 14-56 3 8 11 17 25 17 33 0 68-41 68-82 0-27-16-45-37-45-15 0-28 10-37 21-3-15-15-21-26-21-13 0-17 11-21 16-4 10-8 26-8 27 0 3 3 3 4 3 2 0 3 0 4-6 5-20 11-34 20-34 5 0 9 3 9 13 0 7-1 10-1 15-11 41-22 83-32 124zM71 37c3-8 10-16 15-20 10-9 18-11 23-11 11 0 17 10 17 27s-8 49-13 59c-10 20-23 30-34 30-18 0-22-24-22-26 0-1 0-1 1-4 4-18 9-37 13-55z">
              <text:p/>
            </draw:path>
            <draw:path draw:style-name="gr13" draw:text-style-name="P7" draw:layer="layout" svg:width="0.065cm" svg:height="0.28cm" svg:x="3.441cm" svg:y="19.836cm" svg:viewBox="0 0 66 281" svg:d="M66 278c0-1 0-1-5-6-35-35-44-89-44-131 0-50 10-99 45-134 4-3 4-3 4-5 0-1-2-2-4-2s-28 19-44 54c-15 32-18 63-18 87 0 21 3 56 18 87 17 34 42 53 44 53s4-1 4-3z">
              <text:p/>
            </draw:path>
            <draw:path draw:style-name="gr13" draw:text-style-name="P7" draw:layer="layout" svg:width="0.158cm" svg:height="0.128cm" svg:x="3.533cm" svg:y="19.92cm" svg:viewBox="0 0 159 129" svg:d="M140 14c-10 3-15 12-15 20 0 6 5 12 14 12 10 0 20-8 20-21 0-15-14-25-32-25-16 0-26 12-29 17-8-12-24-17-40-17-35 0-54 34-54 43 0 4 4 4 6 4 4 0 6 0 7-3 9-26 29-34 40-34s16 5 16 14c0 6-4 21-7 30-3 13-6 26-9 40-4 16-15 25-24 25-2 0-8 0-14-5 11-2 15-12 15-19 0-6-4-13-13-13-11 0-21 8-21 22 0 15 15 25 32 25s27-12 30-17c8 12 24 17 40 17 35 0 54-35 54-44 0-3-5-3-7-3-3 0-5 0-7 3-8 25-28 34-40 34-10 0-15-5-15-14 0-6 3-21 6-31 2-8 9-34 10-39 4-17 14-25 24-25 1 0 7 0 13 4z">
              <text:p/>
            </draw:path>
            <draw:path draw:style-name="gr13" draw:text-style-name="P7" draw:layer="layout" svg:width="0.032cm" svg:height="0.083cm" svg:x="3.733cm" svg:y="20.017cm" svg:viewBox="0 0 33 84" svg:d="M33 30c0-19-7-30-18-30-9 0-15 7-15 15 0 7 6 15 15 15 3 0 7-1 10-4 1 0 1 0 1 0 0 1 0 0 0 4 0 20-10 37-19 47-3 3-2 3-2 4 0 2 1 3 2 3 3 0 26-22 26-54z">
              <text:p/>
            </draw:path>
            <draw:path draw:style-name="gr13" draw:text-style-name="P7" draw:layer="layout" svg:width="0.172cm" svg:height="0.128cm" svg:x="3.842cm" svg:y="19.92cm" svg:viewBox="0 0 173 129" svg:d="M150 38c1-8 4-22 4-24 0-5-4-12-12-12-5 0-16 3-19 15-1 4-14 55-16 64-1 6-4 14-5 20-4 6-16 18-30 18-16 0-17-14-17-21 0-16 9-39 17-59 3-7 4-9 4-14 0-16-17-25-32-25-30 0-44 38-44 43 0 4 4 4 7 4s5 0 7-3c8-31 24-34 28-34 2 0 5 0 5 6s-3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3" draw:text-style-name="P7" draw:layer="layout" svg:width="0.065cm" svg:height="0.28cm" svg:x="4.041cm" svg:y="19.836cm" svg:viewBox="0 0 66 281" svg:d="M66 141c0-23-4-56-19-88-17-35-41-53-44-53-1 0-3 1-3 2 0 2 0 2 6 8 27 27 43 72 43 131 0 48-11 97-45 132-4 4-4 4-4 5 0 2 2 3 3 3 3 0 28-20 45-55 14-31 18-62 18-85z">
              <text:p/>
            </draw:path>
            <draw:path draw:style-name="gr13" draw:text-style-name="P7" draw:layer="layout" svg:width="0.145cm" svg:height="0.178cm" svg:x="4.125cm" svg:y="19.923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1 37c2-8 9-16 15-20 9-9 17-11 22-11 11 0 18 10 18 27s-9 49-14 59c-10 20-23 30-34 30-18 0-22-24-22-26 0-1 0-1 1-4 5-18 9-37 14-55z">
              <text:p/>
            </draw:path>
            <draw:path draw:style-name="gr13" draw:text-style-name="P7" draw:layer="layout" svg:width="0.065cm" svg:height="0.28cm" svg:x="4.303cm" svg:y="19.836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3" draw:text-style-name="P7" draw:layer="layout" svg:width="0.157cm" svg:height="0.196cm" svg:x="4.397cm" svg:y="19.852cm" svg:viewBox="0 0 158 197" svg:d="M156 10c2-4 1-4 2-5 0-4-4-5-7-5-1 0-1 0-2 0-12 1-24 1-36 2-4 0-9 0-9 8 0 5 5 5 7 5 3 0 8 0 12 1-5 21-10 41-15 62-5-4-14-10-29-10-49 0-79 44-79 82 0 35 26 47 50 47 20 0 34-11 38-15 11 15 30 15 33 15 10 0 18-6 24-16 7-11 11-27 11-28 0-3-4-3-7-3s-4 0-6 0c0 1 0 2-1 8-6 24-13 29-20 29-3 0-6-1-6-10 0-5 0-9 2-13 12-52 25-103 38-154zM86 169c-8 9-22 18-36 18-16 0-18-15-18-21 0-15 10-50 14-60 8-21 23-28 34-28 17 0 23 13 23 16 0 2 0 3-1 4-5 24-11 47-16 71z">
              <text:p/>
            </draw:path>
            <draw:path draw:style-name="gr13" draw:text-style-name="P7" draw:layer="layout" svg:width="0.064cm" svg:height="0.28cm" svg:x="4.573cm" svg:y="19.836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85cm" svg:height="0.065cm" svg:x="4.76cm" svg:y="19.944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3" draw:text-style-name="P7" draw:layer="layout" svg:width="0.145cm" svg:height="0.178cm" svg:x="5.032cm" svg:y="19.923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5.209cm" svg:y="19.836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3" draw:text-style-name="P7" draw:layer="layout" svg:width="0.153cm" svg:height="0.182cm" svg:x="5.301cm" svg:y="19.92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3" draw:text-style-name="P7" draw:layer="layout" svg:width="0.01cm" svg:height="0.28cm" svg:x="5.501cm" svg:y="19.836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58cm" svg:height="0.128cm" svg:x="5.557cm" svg:y="19.92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3" draw:text-style-name="P7" draw:layer="layout" svg:width="0.032cm" svg:height="0.083cm" svg:x="5.755cm" svg:y="20.017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56cm" svg:height="0.196cm" svg:x="5.868cm" svg:y="19.852cm" svg:viewBox="0 0 157 197" svg:d="M156 10c1-4 1-4 1-5 0-4-3-5-6-5-1 0-1 0-2 0-12 1-24 1-36 2-4 0-9 0-9 8 0 5 5 5 7 5 3 0 8 0 12 1-5 21-10 41-15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3" draw:text-style-name="P7" draw:layer="layout" svg:width="0.065cm" svg:height="0.28cm" svg:x="6.043cm" svg:y="19.836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3" draw:text-style-name="P7" draw:layer="layout" svg:width="0.145cm" svg:height="0.178cm" svg:x="6.128cm" svg:y="19.923cm" svg:viewBox="0 0 146 179" svg:d="M22 158c-3 10-4 12-16 12-3 0-6 0-6 5 0 3 2 4 3 4 8 0 16-1 24-1 10 0 19 1 28 1 1 0 5 0 5-5 0-4-2-4-6-4-15 0-15-2-15-4 0-4 12-49 14-56 4 8 12 17 26 17 32 0 67-41 67-82 0-27-16-45-36-45-15 0-28 10-38 21-2-15-14-21-25-21-13 0-18 11-21 16-4 10-8 26-8 27 0 3 2 3 3 3 3 0 3 0 5-6 4-20 10-34 20-34 5 0 9 3 9 13 0 7-1 10-2 15-11 41-21 83-31 124zM71 37c2-8 10-16 15-20 9-9 18-11 22-11 12 0 18 10 18 27s-9 49-14 59c-10 20-23 30-34 30-18 0-22-24-22-26 1-1 0-1 2-4 4-18 9-37 13-55z">
              <text:p/>
            </draw:path>
            <draw:path draw:style-name="gr13" draw:text-style-name="P7" draw:layer="layout" svg:width="0.064cm" svg:height="0.28cm" svg:x="6.306cm" svg:y="19.836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3" draw:text-style-name="P7" draw:layer="layout" svg:width="0.158cm" svg:height="0.128cm" svg:x="6.398cm" svg:y="19.92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3" draw:text-style-name="P7" draw:layer="layout" svg:width="0.01cm" svg:height="0.28cm" svg:x="6.606cm" svg:y="19.836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72cm" svg:height="0.128cm" svg:x="6.66cm" svg:y="19.92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3" draw:text-style-name="P7" draw:layer="layout" svg:width="0.065cm" svg:height="0.28cm" svg:x="6.858cm" svg:y="19.836cm" svg:viewBox="0 0 66 281" svg:d="M66 141c0-23-4-56-20-88-16-35-40-53-43-53-1 0-3 1-3 2 0 2 0 2 6 8 27 27 43 72 43 131 0 48-11 97-45 132-4 4-4 4-4 5 0 2 2 3 3 3 3 0 28-20 45-55 14-31 18-62 18-85z">
              <text:p/>
            </draw:path>
            <draw:path draw:style-name="gr13" draw:text-style-name="P7" draw:layer="layout" svg:width="0.145cm" svg:height="0.178cm" svg:x="6.943cm" svg:y="19.923cm" svg:viewBox="0 0 146 179" svg:d="M22 158c-3 10-4 12-16 12-4 0-6 0-6 5 0 3 1 4 3 4 8 0 16-1 24-1 9 0 19 1 27 1 2 0 6 0 6-5 0-4-3-4-7-4-14 0-14-2-14-4 0-4 11-49 14-56 3 8 11 17 25 17 33 0 68-41 68-82 0-27-16-45-37-45-14 0-27 10-37 21-2-15-14-21-25-21-13 0-18 11-21 16-5 10-8 26-8 27 0 3 2 3 3 3 2 0 3 0 5-6 4-20 10-34 20-34 4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7.12cm" svg:y="19.836cm" svg:viewBox="0 0 66 281" svg:d="M66 278c0-1 0-1-5-6-35-35-44-89-44-131 0-50 10-99 45-134 4-3 4-3 4-5 0-1-2-2-4-2s-28 19-44 54c-14 32-18 63-18 87 0 21 3 56 19 87 17 34 41 53 43 53s4-1 4-3z">
              <text:p/>
            </draw:path>
            <draw:path draw:style-name="gr13" draw:text-style-name="P7" draw:layer="layout" svg:width="0.173cm" svg:height="0.128cm" svg:x="7.211cm" svg:y="19.92cm" svg:viewBox="0 0 174 129" svg:d="M150 38c2-8 5-22 5-24 0-5-5-12-13-12-4 0-15 3-19 15-1 4-13 55-16 64-1 6-4 14-4 20-5 6-16 18-30 18-17 0-17-14-17-21 0-16 9-39 16-59 3-7 4-9 4-14 0-16-16-25-32-25-30 0-44 38-44 43 0 4 5 4 7 4 3 0 6 0 7-3 9-31 24-34 28-34 3 0 5 0 5 6s-3 14-4 18c-12 29-17 44-17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3" draw:text-style-name="P7" draw:layer="layout" svg:width="0.064cm" svg:height="0.28cm" svg:x="7.41cm" svg:y="19.836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45cm" svg:height="0.178cm" svg:x="7.494cm" svg:y="19.923cm" svg:viewBox="0 0 146 179" svg:d="M22 158c-3 10-3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8 49-14 59c-10 20-23 30-34 30-18 0-21-24-21-26 0-1 0-1 1-4 4-18 9-37 13-55z">
              <text:p/>
            </draw:path>
            <draw:path draw:style-name="gr13" draw:text-style-name="P7" draw:layer="layout" svg:width="0.064cm" svg:height="0.28cm" svg:x="7.672cm" svg:y="19.836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3" draw:text-style-name="P7" draw:layer="layout" svg:width="0.156cm" svg:height="0.196cm" svg:x="7.767cm" svg:y="19.852cm" svg:viewBox="0 0 157 197" svg:d="M156 10c1-4 1-4 1-5 0-4-3-5-7-5h-1c-12 1-25 1-37 2-3 0-9 0-9 8 0 5 6 5 7 5 4 0 9 0 12 1-5 21-10 41-15 62-4-4-13-10-28-10-49 0-79 44-79 82 0 35 26 47 49 47 20 0 34-11 39-15 10 15 29 15 32 15 10 0 18-6 25-16 7-11 10-27 10-28 0-3-4-3-6-3-3 0-5 0-6 0-1 1-1 2-2 8-6 24-12 29-19 29-4 0-7-1-7-10 0-5 1-9 2-13 13-52 26-103 39-154zM85 169c-8 9-21 18-35 18-17 0-19-15-19-21 0-15 10-50 15-60 8-21 22-28 33-28 17 0 23 13 23 16 0 2 0 3 0 4-5 24-11 47-17 71z">
              <text:p/>
            </draw:path>
            <draw:path draw:style-name="gr13" draw:text-style-name="P7" draw:layer="layout" svg:width="0.065cm" svg:height="0.28cm" svg:x="7.941cm" svg:y="19.836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3" draw:text-style-name="P7" draw:layer="layout" svg:width="0.186cm" svg:height="0.065cm" svg:x="8.128cm" svg:y="19.944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13" draw:text-style-name="P7" draw:layer="layout" svg:width="0.145cm" svg:height="0.178cm" svg:x="8.4cm" svg:y="19.923cm" svg:viewBox="0 0 146 179" svg:d="M22 158c-3 10-4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8.579cm" svg:y="19.836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3" draw:text-style-name="P7" draw:layer="layout" svg:width="0.153cm" svg:height="0.182cm" svg:x="8.669cm" svg:y="19.92cm" svg:viewBox="0 0 154 183" svg:d="M153 21c1-5 1-6 1-7 0-6-4-12-12-12-16 0-19 13-20 20-3 10-5 20-8 30-4 14-8 35-12 46-1 7-10 13-11 14-3 2-9 7-19 7-17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3" draw:text-style-name="P7" draw:layer="layout" svg:width="0.01cm" svg:height="0.28cm" svg:x="8.87cm" svg:y="19.836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46cm" svg:height="0.251cm" svg:x="8.928cm" svg:y="19.852cm" svg:viewBox="0 0 147 252" svg:d="M109 6c0 0 0-2 1-4-1 0 0-2-4-2-2 0-3 1-4 6-5 21-11 43-16 64-44 2-86 39-86 77 0 27 20 49 54 51-2 9-4 18-7 27-3 12-5 24-5 24 0 3 1 3 3 3 1 0 1 0 2-1s3-7 3-11c4-14 8-28 12-42 44-1 85-40 85-77 0-22-15-48-53-51 5-21 10-42 15-64zM55 192c-17-1-37-10-37-39 0-34 24-73 66-76-10 38-19 77-29 115zM92 77c21 1 37 13 37 38 0 33-24 74-67 77 10-38 20-77 30-115z">
              <text:p/>
            </draw:path>
            <draw:path draw:style-name="gr13" draw:text-style-name="P7" draw:layer="layout" svg:width="0.09cm" svg:height="0.133cm" svg:x="9.092cm" svg:y="19.959cm" svg:viewBox="0 0 91 134" svg:d="M91 68c0-22-2-38-11-51-6-9-18-17-34-17-46 0-46 54-46 68s0 66 46 66c45 0 45-52 45-66zM46 129c-9 0-21-5-25-22-3-11-3-27-3-42 0-14 0-29 3-40 4-15 17-19 25-19 10 0 20 6 24 17 3 11 4 25 4 42 0 15 0 29-4 41-3 19-16 23-24 23z">
              <text:p/>
            </draw:path>
            <draw:path draw:style-name="gr13" draw:text-style-name="P7" draw:layer="layout" svg:width="0.064cm" svg:height="0.28cm" svg:x="9.236cm" svg:y="19.836cm" svg:viewBox="0 0 65 281" svg:d="M65 278c0-1 0-1-5-6-35-35-44-89-44-131 0-50 10-99 46-134 3-3 3-3 3-5 0-1-1-2-3-2-3 0-28 19-44 54-15 32-18 63-18 87 0 21 2 56 18 87 17 34 41 53 44 53 2 0 3-1 3-3z">
              <text:p/>
            </draw:path>
            <draw:path draw:style-name="gr13" draw:text-style-name="P7" draw:layer="layout" svg:width="0.172cm" svg:height="0.128cm" svg:x="9.327cm" svg:y="19.92cm" svg:viewBox="0 0 173 129" svg:d="M149 38c2-8 5-22 5-24 0-5-4-12-13-12-4 0-15 3-19 15 0 4-13 55-16 64-1 6-3 14-4 20-4 6-16 18-30 18-17 0-17-14-17-21 0-16 9-39 17-59 2-7 3-9 3-14 0-16-16-25-31-25-30 0-44 38-44 43 0 4 4 4 6 4 4 0 6 0 7-3 9-31 25-34 29-34 2 0 4 0 4 6s-3 14-4 18c-12 29-17 44-17 59 0 32 28 36 45 36 8 0 20-1 36-15 8 13 24 15 32 15 10 0 18-6 24-16 7-11 11-27 11-28 0-3-4-3-7-3s-4 0-6 0c0 1 0 2-2 8-5 23-12 29-19 29-5 0-6-3-6-10 0-5 1-10 3-21 2-8 5-19 6-26 3-8 5-16 7-24z">
              <text:p/>
            </draw:path>
            <draw:path draw:style-name="gr13" draw:text-style-name="P7" draw:layer="layout" svg:width="0.048cm" svg:height="0.101cm" svg:x="9.519cm" svg:y="19.821cm" svg:viewBox="0 0 49 102" svg:d="M47 17c2-3 2-5 2-7 0-5-6-10-11-10-8 0-10 6-12 9-8 28-17 57-25 85 0 1-1 2-1 4s6 4 7 4c2 0 2 0 3-4 13-27 25-54 37-81z">
              <text:p/>
            </draw:path>
            <draw:path draw:style-name="gr13" draw:text-style-name="P7" draw:layer="layout" svg:width="0.065cm" svg:height="0.28cm" svg:x="9.603cm" svg:y="19.836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3" draw:text-style-name="P7" draw:layer="layout" svg:width="0.032cm" svg:height="0.083cm" svg:x="9.721cm" svg:y="20.017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56cm" svg:height="0.196cm" svg:x="9.835cm" svg:y="19.852cm" svg:viewBox="0 0 157 197" svg:d="M156 10c1-4 1-4 1-5 0-4-3-5-6-5-1 0-1 0-2 0-12 1-24 1-36 2-4 0-9 0-9 8 0 5 5 5 7 5 3 0 8 0 12 1-5 21-10 41-15 62-5-4-14-10-29-10-49 0-79 44-79 82 0 35 26 47 50 47 19 0 34-11 38-15 11 15 30 15 33 15 10 0 18-6 24-16 7-11 11-27 11-28 0-3-5-3-7-3-3 0-4 0-6 0 0 1 0 2-2 8-6 24-12 29-19 29-3 0-7-1-7-10 0-5 1-9 3-13 12-52 25-103 38-154zM86 169c-8 9-22 18-36 18-16 0-18-15-18-21 0-15 10-50 14-60 8-21 22-28 34-28 17 0 23 13 23 16 0 2 0 3-1 4-5 24-11 47-16 71z">
              <text:p/>
            </draw:path>
            <draw:path draw:style-name="gr13" draw:text-style-name="P7" draw:layer="layout" svg:width="0.064cm" svg:height="0.28cm" svg:x="10.01cm" svg:y="19.836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45cm" svg:height="0.178cm" svg:x="10.094cm" svg:y="19.923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10.272cm" svg:y="19.836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3" draw:text-style-name="P7" draw:layer="layout" svg:width="0.172cm" svg:height="0.128cm" svg:x="10.363cm" svg:y="19.92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3" draw:text-style-name="P7" draw:layer="layout" svg:width="0.049cm" svg:height="0.101cm" svg:x="10.555cm" svg:y="19.821cm" svg:viewBox="0 0 50 102" svg:d="M47 17c2-3 3-5 3-7 0-5-6-10-12-10-8 0-10 6-12 9-8 28-17 57-25 85 0 1-1 2-1 4s6 4 7 4c2 0 2 0 3-4 13-27 25-54 37-81z">
              <text:p/>
            </draw:path>
            <draw:path draw:style-name="gr13" draw:text-style-name="P7" draw:layer="layout" svg:width="0.01cm" svg:height="0.28cm" svg:x="10.657cm" svg:y="19.836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73cm" svg:height="0.128cm" svg:x="10.711cm" svg:y="19.92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3" draw:text-style-name="P7" draw:layer="layout" svg:width="0.064cm" svg:height="0.28cm" svg:x="10.91cm" svg:y="19.836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3" draw:text-style-name="P7" draw:layer="layout" svg:width="0.145cm" svg:height="0.178cm" svg:x="10.994cm" svg:y="19.923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11.172cm" svg:y="19.836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3" draw:text-style-name="P7" draw:layer="layout" svg:width="0.172cm" svg:height="0.128cm" svg:x="11.263cm" svg:y="19.92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3" draw:text-style-name="P7" draw:layer="layout" svg:width="0.065cm" svg:height="0.28cm" svg:x="11.461cm" svg:y="19.836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3" draw:text-style-name="P7" draw:layer="layout" svg:width="0.146cm" svg:height="0.178cm" svg:x="11.545cm" svg:y="19.923cm" svg:viewBox="0 0 147 179" svg:d="M22 158c-2 10-3 12-16 12-3 0-6 0-6 5 0 3 2 4 4 4 7 0 16-1 23-1 10 0 19 1 28 1 2 0 6 0 6-5 0-4-3-4-7-4-14 0-14-2-14-4 0-4 11-49 14-56 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11.723cm" svg:y="19.836cm" svg:viewBox="0 0 66 281" svg:d="M66 278c0-1 0-1-5-6-35-35-44-89-44-131 0-50 10-99 45-134 4-3 4-3 4-5 0-1-2-2-4-2s-28 19-44 54c-15 32-18 63-18 87 0 21 3 56 18 87 18 34 42 53 44 53s4-1 4-3z">
              <text:p/>
            </draw:path>
            <draw:path draw:style-name="gr13" draw:text-style-name="P7" draw:layer="layout" svg:width="0.156cm" svg:height="0.196cm" svg:x="11.818cm" svg:y="19.852cm" svg:viewBox="0 0 157 197" svg:d="M156 10c1-4 1-4 1-5 0-4-3-5-6-5-1 0-1 0-2 0-12 1-24 1-36 2-4 0-9 0-9 8 0 5 5 5 7 5 3 0 8 0 11 1-4 21-9 41-14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3" draw:text-style-name="P7" draw:layer="layout" svg:width="0.065cm" svg:height="0.28cm" svg:x="11.992cm" svg:y="19.836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3" draw:text-style-name="P7" draw:layer="layout" svg:width="0.185cm" svg:height="0.065cm" svg:x="1.579cm" svg:y="20.48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3" draw:text-style-name="P7" draw:layer="layout" svg:width="0.145cm" svg:height="0.178cm" svg:x="1.851cm" svg:y="20.459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065cm" svg:height="0.28cm" svg:x="2.029cm" svg:y="20.373cm" svg:viewBox="0 0 66 281" svg:d="M66 278c0-1 0-1-5-6-35-35-44-89-44-131 0-50 10-99 45-134 4-3 4-3 4-5 0-1-1-2-4-2-2 0-28 19-44 54-14 32-18 63-18 87 0 21 3 55 19 87 17 34 41 53 43 53 3 0 4-1 4-3z">
              <text:p/>
            </draw:path>
            <draw:path draw:style-name="gr13" draw:text-style-name="P7" draw:layer="layout" svg:width="0.133cm" svg:height="0.197cm" svg:x="2.122cm" svg:y="20.389cm" svg:viewBox="0 0 134 198" svg:d="M134 2c-1 0 0-2-4-2s-31 2-36 2c-1 1-4 3-4 6s4 3 8 3c13 0 14 3 14 5-1 2-1 4-2 6-5 22-11 44-16 67-5-11-13-19-26-19-33 0-68 42-68 83 0 26 16 45 38 45 5 0 20-1 36-21 3 12 12 21 26 21 10 0 16-7 21-16 5-10 8-27 8-28 0-2-3-2-3-2-3 0-4 1-4 5-5 18-10 35-22 35-7 0-8-8-8-14s1-8 2-12c13-55 27-109 40-164zM76 162c-2 4-2 5-6 10-12 15-24 20-32 20-14 0-18-16-18-26 0-15 10-49 16-62 9-17 21-27 32-27 18 0 22 23 22 25 0 1 0 3 0 4-5 19-9 37-14 56z">
              <text:p/>
            </draw:path>
            <draw:path draw:style-name="gr13" draw:text-style-name="P7" draw:layer="layout" svg:width="0.09cm" svg:height="0.133cm" svg:x="2.267cm" svg:y="20.495cm" svg:viewBox="0 0 91 134" svg:d="M91 68c0-22-2-38-11-51-6-9-18-17-34-17-46 0-46 54-46 68s0 66 46 66c45 0 45-52 45-66zM46 129c-9 0-21-6-25-22-3-11-3-27-3-42 0-14 0-29 3-40 4-15 17-19 25-19 10 0 20 6 24 17 3 11 4 25 4 42 0 15 0 29-3 41-4 19-17 23-25 23z">
              <text:p/>
            </draw:path>
            <draw:path draw:style-name="gr13" draw:text-style-name="P7" draw:layer="layout" svg:width="0.064cm" svg:height="0.28cm" svg:x="2.399cm" svg:y="20.373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3" draw:text-style-name="P7" draw:layer="layout" svg:width="0.233cm" svg:height="0.28cm" svg:x="2.555cm" svg:y="20.373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3" draw:text-style-name="P7" draw:layer="layout" svg:width="0.174cm" svg:height="0.133cm" svg:x="2.818cm" svg:y="20.308cm" svg:viewBox="0 0 175 134" svg:d="M150 22c3-8 6-15 21-15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 0 4-4 0-3-2-3-4-3-13-1-13-5-13-8 0-1 0-2 1-5 9-34 17-67 26-100 19 39 37 78 56 117 2 3 3 3 5 3 3 0 3 0 4-4 9-36 18-72 27-108z">
              <text:p/>
            </draw:path>
            <draw:path draw:style-name="gr13" draw:text-style-name="P7" draw:layer="layout" svg:width="0.132cm" svg:height="0.009cm" svg:x="3.025cm" svg:y="20.388cm" svg:viewBox="0 0 133 10" svg:d="M125 10c3 0 8 0 8-5s-5-5-8-5c-39 0-79 0-118 0-3 0-7 0-7 5s4 5 7 5c39 0 79 0 118 0z">
              <text:p/>
            </draw:path>
            <draw:path draw:style-name="gr13" draw:text-style-name="P7" draw:layer="layout" svg:width="0.071cm" svg:height="0.13cm" svg:x="3.201cm" svg:y="20.311cm" svg:viewBox="0 0 72 131" svg:d="M45 6c0-5 0-6-6-6-13 13-31 13-39 13 0 2 0 5 0 7 5 0 18 0 29-6 0 34 0 68 0 101 0 7 0 9-20 9-3 0-5 0-7 0 0 2 0 5 0 7 4 0 28-1 35-1 6 0 31 1 35 1 0-2 0-5 0-7-2 0-5 0-7 0-20 0-20-2-20-9 0-36 0-73 0-109z">
              <text:p/>
            </draw:path>
            <draw:path draw:style-name="gr13" draw:text-style-name="P7" draw:layer="layout" svg:width="0.058cm" svg:height="0.131cm" svg:x="2.814cm" svg:y="20.538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5-2 7-7 19-4 11-8 21-12 32z">
              <text:p/>
            </draw:path>
            <draw:path draw:style-name="gr13" draw:text-style-name="P7" draw:layer="layout" svg:width="0.144cm" svg:height="0.052cm" svg:x="2.898cm" svg:y="20.592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3" draw:text-style-name="P7" draw:layer="layout" svg:width="0.09cm" svg:height="0.133cm" svg:x="3.067cm" svg:y="20.538cm" svg:viewBox="0 0 91 134" svg:d="M91 67c0-21-2-37-11-50-6-10-18-17-34-17-46 0-46 53-46 67s0 67 46 67c45 0 45-52 45-67zM46 129c-9 0-21-6-25-22-3-11-3-28-3-42 0-15 0-29 3-40 4-15 17-20 25-20 10 0 20 7 24 18 3 11 4 25 4 42 0 14 0 29-4 41-3 18-16 23-24 23z">
              <text:p/>
            </draw:path>
            <draw:path draw:style-name="gr13" draw:text-style-name="P7" draw:layer="layout" svg:width="0.145cm" svg:height="0.178cm" svg:x="3.344cm" svg:y="20.459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3" draw:text-style-name="P7" draw:layer="layout" svg:width="0.106cm" svg:height="0.504cm" svg:x="3.591cm" svg:y="20.26cm" svg:viewBox="0 0 107 505" svg:d="M94 503c1 0 3 2 4 2 2 0 4 0 6 0 1 0 3 0 3-2s-1-2-1-2c-10-11-25-26-43-57-30-54-41-123-41-191 0-124 35-198 84-247 1-1 1-2 1-3 0-3-1-3-5-3s-4 0-7 2c-27 24-57 63-76 122-12 37-19 82-19 129 0 66 13 142 57 207 7 11 17 22 17 23 4 3 8 7 9 10 4 3 8 6 11 10z">
              <text:p/>
            </draw:path>
            <draw:path draw:style-name="gr13" draw:text-style-name="P7" draw:layer="layout" svg:width="0.154cm" svg:height="0.182cm" svg:x="3.717cm" svg:y="20.457cm" svg:viewBox="0 0 155 183" svg:d="M154 21c1-5 1-6 1-7 0-6-5-12-13-12-15 0-18 13-20 20-3 10-5 20-8 30-3 14-8 35-12 46-1 7-9 13-10 14-3 2-10 7-19 7-17 0-17-14-17-21 0-16 8-39 16-59 3-7 4-9 4-14 0-16-17-25-32-25-30 0-44 38-44 43 0 4 5 4 7 4 3 0 5 0 7-3 8-31 24-34 28-34 2 0 5 0 5 6s-3 14-5 18c-11 28-16 44-16 59 0 32 28 36 44 36 8 0 17-1 28-8-8 34-30 53-49 53-3 0-11-1-17-4 9-4 14-12 14-20 0-9-9-12-15-12-10 0-20 8-20 21 0 15 15 24 38 24 33 0 69-21 78-56s18-71 27-106z">
              <text:p/>
            </draw:path>
            <draw:path draw:style-name="gr13" draw:text-style-name="P7" draw:layer="layout" svg:width="0.05cm" svg:height="0.196cm" svg:x="3.908cm" svg:y="20.267cm" svg:viewBox="0 0 51 197" svg:d="M47 0c-37 26-47 68-47 98 0 28 8 71 47 99 2 0 4 0 4-3 0-1-1-1-2-3-26-23-35-57-35-93 0-52 20-79 36-93 0-1 1-2 1-3 0-2-2-2-4-2z">
              <text:p/>
            </draw:path>
            <draw:path draw:style-name="gr13" draw:text-style-name="P7" draw:layer="layout" svg:width="0.058cm" svg:height="0.132cm" svg:x="3.982cm" svg:y="20.283cm" svg:viewBox="0 0 59 133" svg:d="M54 8c0-3-2-8-8-8-4 0-11 6-11 11 0 3 3 7 8 7 6 0 11-5 11-10zM14 108c0 2-1 5-1 8 0 10 7 17 18 17 20 0 28-27 28-31 0-2-1-1-2-2-3 0-3 2-4 3-5 16-14 24-21 24-4 0-5-2-5-7 0-4 1-8 3-12 2-6 4-11 6-16s9-22 10-25c0-2 1-5 1-6 0-10-8-17-18-17-20 0-29 26-29 30 0 3 2 3 3 3 3 0 3-1 4-3 5-17 14-24 21-24 3 0 5 1 5 7 0 4-1 7-7 19-4 11-8 21-12 32z">
              <text:p/>
            </draw:path>
            <draw:path draw:style-name="gr13" draw:text-style-name="P7" draw:layer="layout" svg:width="0.144cm" svg:height="0.144cm" svg:x="4.066cm" svg:y="20.292cm" svg:viewBox="0 0 145 145" svg:d="M78 78c20 0 40 0 60 0 2 0 7 0 7-5s-5-5-7-5c-20 0-40 0-60 0 0-20 0-41 0-61 0-2 0-7-5-7s-5 5-5 7c0 20 0 41 0 61-20 0-41 0-61 0-2 0-7 0-7 5s5 5 7 5c20 0 41 0 61 0 0 20 0 40 0 60 0 3 0 7 5 7s5-4 5-7c0-20 0-40 0-60z">
              <text:p/>
            </draw:path>
            <draw:path draw:style-name="gr13" draw:text-style-name="P7" draw:layer="layout" svg:width="0.071cm" svg:height="0.129cm" svg:x="4.246cm" svg:y="20.283cm" svg:viewBox="0 0 72 130" svg:d="M45 6c0-6-1-6-6-6-13 13-31 13-39 13 0 2 0 5 0 7 5 0 18 0 29-6 0 34 0 67 0 100 0 7 0 10-20 10-3 0-5 0-7 0 0 2 0 4 0 6 3 0 28 0 35 0 5 0 30 0 35 0 0-2 0-4 0-6-2 0-5 0-7 0-20 0-20-3-20-10 0-36 0-72 0-108z">
              <text:p/>
            </draw:path>
            <draw:path draw:style-name="gr13" draw:text-style-name="P7" draw:layer="layout" svg:width="0.05cm" svg:height="0.196cm" svg:x="4.351cm" svg:y="20.267cm" svg:viewBox="0 0 51 197" svg:d="M4 0c-2 0-4 0-4 2 0 1 1 2 2 4 16 15 36 41 36 92 0 41-13 72-35 92-3 3-3 4-3 4 0 1 1 3 2 3 3 0 22-14 35-38 9-17 14-37 14-61 0-28-9-71-47-98z">
              <text:p/>
            </draw:path>
            <draw:path draw:style-name="gr13" draw:text-style-name="P7" draw:layer="layout" svg:width="0.101cm" svg:height="0.085cm" svg:x="4.439cm" svg:y="20.327cm" svg:viewBox="0 0 102 86" svg:d="M35 6c0-1 1-2 1-4-1 0 0-2-3-2-1 0-12 1-13 1-4 1-7 1-11 1-3 0-6 0-6 4s3 4 5 4c10 0 10 0 10 2s-1 6-2 8c-3 13-6 27-10 40-4 19-6 23-6 24 0 2 3 2 4 2s2 0 3 0c18-2 43-12 63-30 28-24 21-33 32-50 0-4-4-6-8-6-6 0-8 6-9 11-8 28-35 58-68 68 6-24 12-49 18-73z">
              <text:p/>
            </draw:path>
            <draw:path draw:style-name="gr13" draw:text-style-name="P7" draw:layer="layout" svg:width="0.144cm" svg:height="0.144cm" svg:x="4.565cm" svg:y="20.292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13" draw:text-style-name="P7" draw:layer="layout" svg:width="0.101cm" svg:height="0.137cm" svg:x="4.735cm" svg:y="20.278cm" svg:viewBox="0 0 102 138" svg:d="M101 6c0-1 0-3 1-4 0 0-1-2-4-2-4 0-20 2-25 2-2 0-4 0-4 4 0 3 2 3 5 3 9 0 9 1 9 3s0 2-1 4c-3 15-7 30-11 46-4-8-10-12-20-12-25 0-51 28-51 56 0 19 13 32 30 32 11 0 20-6 28-13 4 11 15 13 20 13 8 0 12-4 16-10 4-8 7-19 7-20 0-2-3-2-3-2-3 0-4 0-4 6-3 10-7 21-15 21-5 0-7-4-7-10 0-4 1-5 2-8 9-36 18-73 27-109zM59 112c-1 6-6 10-10 13-2 1-10 8-19 8-7 0-14-5-14-19 0-11 6-32 10-40 9-16 20-19 25-19 14 0 18 15 18 17 0 1-1 2-1 3-3 12-6 25-9 37z">
              <text:p/>
            </draw:path>
            <draw:path draw:style-name="gr13" draw:text-style-name="P7" draw:layer="layout" svg:width="0.041cm" svg:height="0.139cm" svg:x="4.861cm" svg:y="20.347cm" svg:viewBox="0 0 42 140" svg:d="M41 3l1-1c-1-1-1-2-3-2-3 0-39 22-39 70s36 70 39 70c2 0 3-1 3-2 0 0-1-1-2-1-25-20-29-49-29-67 0-34 15-57 30-67z">
              <text:p/>
            </draw:path>
            <draw:path draw:style-name="gr13" draw:text-style-name="P7" draw:layer="layout" svg:width="0.049cm" svg:height="0.094cm" svg:x="4.929cm" svg:y="20.358cm" svg:viewBox="0 0 50 95" svg:d="M42 6c0-3-2-6-5-6-4 0-9 4-9 9 0 4 3 5 6 5 4 0 8-4 8-8zM50 74c0-2-3-2-4-2-2 0-2 0-3 3-2 7-9 15-16 15-3 0-4-1-4-4 0-4 1-5 2-8s2-5 3-8c1 0 6-14 8-19 1-2 2-5 2-7 0-6-7-12-16-12-14 0-22 18-22 22 0 2 2 2 3 2 3 0 3-1 3-3 3-10 10-16 16-16 3 0 4 1 4 5 0 2 0 2 0 5-2 3-8 18-10 23-1 2-1 2-3 7-1 2-2 4-2 6 0 7 7 12 15 12 16 0 24-17 24-21z">
              <text:p/>
            </draw:path>
            <draw:path draw:style-name="gr13" draw:text-style-name="P7" draw:layer="layout" svg:width="0.116cm" svg:height="0.117cm" svg:x="5.005cm" svg:y="20.358cm" svg:viewBox="0 0 117 118" svg:d="M62 63c17 0 33 0 49 0 2 0 6 0 6-4s-4-4-6-4c-16 0-32 0-49 0 0-16 0-32 0-49 0-2 0-6-4-6s-4 4-4 6c0 17 0 33 0 49-16 0-32 0-48 0-3 0-6 0-6 4s3 4 6 4c16 0 32 0 48 0 0 16 0 33 0 49 0 2 0 6 4 6s4-4 4-6c0-16 0-33 0-49z">
              <text:p/>
            </draw:path>
            <draw:path draw:style-name="gr13" draw:text-style-name="P7" draw:layer="layout" svg:width="0.057cm" svg:height="0.092cm" svg:x="5.156cm" svg:y="20.359cm" svg:viewBox="0 0 58 93" svg:d="M36 4c0-4 0-4-5-4-10 9-25 9-29 9 0 0-1 0-2 0 0 2 0 4 0 5 1 0 2 0 2 0 4 0 13 0 21-3 0 23 0 47 0 70 0 5 0 6-15 6-2 0-4 0-6 0 0 2 0 4 0 6 7 0 20 0 28 0s20 0 28 0c0-2 0-4 0-6-2 0-4 0-7 0-15 0-15-1-15-6 0-26 0-51 0-77z">
              <text:p/>
            </draw:path>
            <draw:path draw:style-name="gr13" draw:text-style-name="P7" draw:layer="layout" svg:width="0.041cm" svg:height="0.139cm" svg:x="5.245cm" svg:y="20.347cm" svg:viewBox="0 0 42 140" svg:d="M42 70c0-48-37-70-40-70-2 0-1 1-2 2l1 2c21 16 29 41 29 66 0 12-2 26-7 37-6 16-15 24-22 30-1 0-1 1-1 1 1 1 0 2 2 2 3 0 40-22 40-70z">
              <text:p/>
            </draw:path>
            <draw:path draw:style-name="gr13" draw:text-style-name="P7" draw:layer="layout" svg:width="0.078cm" svg:height="0.061cm" svg:x="5.325cm" svg:y="20.39cm" svg:viewBox="0 0 79 62" svg:d="M26 6c0-3 0-3 0-4 0-2-1-2-4-2-5 1-11 1-17 2-3 0-3 0-3 0-1 1-1 3-1 4 0 2 2 2 4 2 5 0 6 0 8 1-1 2-1 2-1 5-3 13-7 27-10 40-1 2-2 5-2 6 0 2 2 2 3 2s2 0 3 0c10-1 29-6 48-20 21-16 25-36 25-37 0-3-1-5-5-5-3 0-5 2-7 6-1 6-5 19-21 32-8 7-20 14-32 18 4-17 8-34 12-50z">
              <text:p/>
            </draw:path>
            <draw:path draw:style-name="gr13" draw:text-style-name="P7" draw:layer="layout" svg:width="0.132cm" svg:height="0.009cm" svg:x="5.453cm" svg:y="20.36cm" svg:viewBox="0 0 133 10" svg:d="M125 10c3 0 8 0 8-5s-5-5-8-5c-39 0-78 0-117 0-3 0-8 0-8 5s4 5 8 5c39 0 78 0 117 0z">
              <text:p/>
            </draw:path>
            <draw:path draw:style-name="gr13" draw:text-style-name="P7" draw:layer="layout" svg:width="0.07cm" svg:height="0.129cm" svg:x="5.629cm" svg:y="20.283cm" svg:viewBox="0 0 71 130" svg:d="M44 6c0-6 0-6-6-6-12 13-30 13-38 13 0 2 0 5 0 7 4 0 18 0 28-6 0 34 0 67 0 100 0 7 0 10-19 10-3 0-6 0-8 0 0 2 0 4 0 6 4 0 28 0 35 0 6 0 31 0 35 0 0-2 0-4 0-6-2 0-5 0-7 0-20 0-20-3-20-10 0-36 0-72 0-108z">
              <text:p/>
            </draw:path>
            <draw:path draw:style-name="gr13" draw:text-style-name="P7" draw:layer="layout" svg:width="0.059cm" svg:height="0.132cm" svg:x="3.884cm" svg:y="20.538cm" svg:viewBox="0 0 60 133" svg:d="M54 8c0-3-2-8-8-8-4 0-10 6-10 11 0 3 2 7 7 7 7 0 11-5 11-10zM14 108c0 2-1 5-1 8 0 9 8 17 18 17 20 0 29-27 29-31 0-2-2-1-3-2-3 0-3 1-4 3-5 16-13 24-21 24-4 0-5-2-5-7 0-4 1-8 3-12 2-6 4-11 7-16 1-5 9-22 9-25 0-2 1-5 1-6 0-10-8-17-18-17-20 0-29 26-29 30 0 3 2 2 3 3 3 0 3-1 4-3 5-17 14-24 21-24 3 0 5 1 5 6s-1 8-6 20c-4 11-8 21-13 32z">
              <text:p/>
            </draw:path>
            <draw:path draw:style-name="gr13" draw:text-style-name="P7" draw:layer="layout" svg:width="0.1cm" svg:height="0.085cm" svg:x="3.969cm" svg:y="20.582cm" svg:viewBox="0 0 101 86" svg:d="M35 6c0-1 0-2 0-4-1 0 0-2-3-2-4 0-11 1-13 1-3 1-7 1-11 1-2 0-5 0-5 4 0 3 3 3 5 3 10 0 10 1 10 3s-1 6-2 8c-3 13-7 26-10 39-5 20-6 24-6 25 0 2 3 2 4 2s2 0 3 0c17-2 43-12 63-30 27-24 21-33 31-50 0-4-3-6-7-6-7 0-8 6-10 11-7 28-34 58-67 68 6-24 12-49 18-73z">
              <text:p/>
            </draw:path>
            <draw:path draw:style-name="gr13" draw:text-style-name="P7" draw:layer="layout" svg:width="0.145cm" svg:height="0.144cm" svg:x="4.093cm" svg:y="20.546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3" draw:text-style-name="P7" draw:layer="layout" svg:width="0.1cm" svg:height="0.137cm" svg:x="4.265cm" svg:y="20.532cm" svg:viewBox="0 0 101 138" svg:d="M100 6c1 0 1-3 1-4 0 0-1-2-3-2-4 0-20 2-25 2-2 0-4 0-4 4 0 3 2 3 5 3 9 0 9 1 9 3s-1 2-1 4c-3 15-7 30-11 45-4-7-11-11-21-11-24 0-50 28-50 56 0 19 13 32 30 32 10 0 20-6 28-13 4 11 15 13 20 13 7 0 12-4 16-10 4-8 6-19 6-20 0-2-2-2-3-2-3 0-3 0-4 6-3 9-7 21-15 21-4 0-6-4-6-10 0-4 0-5 1-8 9-36 18-73 27-109zM58 112c-1 6-5 9-10 13-2 1-10 8-18 8-7 0-14-5-14-19 0-11 6-32 10-40 9-16 20-19 24-19 15 0 18 15 18 17 0 1 0 2 0 3-3 12-6 25-10 37z">
              <text:p/>
            </draw:path>
            <draw:path draw:style-name="gr13" draw:text-style-name="P7" draw:layer="layout" svg:width="0.049cm" svg:height="0.094cm" svg:x="4.382cm" svg:y="20.602cm" svg:viewBox="0 0 50 95" svg:d="M43 6c0-3-2-6-6-6s-9 4-9 9c0 4 3 5 6 5 5 0 9-4 9-8zM50 74c0-2-3-2-4-2-2 0-2 0-3 3-2 7-9 15-15 15-4 0-5-1-5-4 0-4 1-5 3-8 0-3 1-5 2-8 1 0 6-14 8-19 2-2 2-5 2-7 0-6-6-12-15-12-15 0-23 18-23 22 0 2 2 2 3 2 3 0 3-1 3-3 4-10 10-16 16-16 3 0 4 1 4 5 0 2 0 3 0 5-1 3-8 18-10 23-1 2-1 2-2 7-1 2-2 4-2 6 0 7 6 12 15 12 15 0 23-17 23-21z">
              <text:p/>
            </draw:path>
            <draw:path draw:style-name="gr13" draw:text-style-name="P7" draw:layer="layout" svg:width="0.078cm" svg:height="0.061cm" svg:x="4.461cm" svg:y="20.634cm" svg:viewBox="0 0 79 62" svg:d="M26 6c0-3 0-3 0-4 0-2-1-2-4-2-5 1-11 1-17 2-3 0-3 0-3 0-1 1-1 3-1 4 0 2 2 2 4 2 5 0 6 0 8 1-1 2-1 2-1 5-3 13-7 27-10 40-1 2-2 5-2 6 0 2 2 2 3 2s2 0 3 0c10-1 29-6 48-20 21-16 25-36 25-37 0-3-1-5-5-5-3 0-6 2-7 6-1 6-5 19-21 32-8 7-20 14-32 18 4-17 8-34 12-50z">
              <text:p/>
            </draw:path>
            <draw:path draw:style-name="gr13" draw:text-style-name="P7" draw:layer="layout" svg:width="0.011cm" svg:height="0.18cm" svg:x="5.774cm" svg:y="20.255cm" svg:viewBox="0 0 12 181" svg:d="M0 170c0 4 0 11 6 11s6-6 6-11c0-53 0-106 0-160 0-4 0-10-6-10s-6 6-6 10c0 54 0 107 0 160z">
              <text:p/>
            </draw:path>
            <draw:path draw:style-name="gr13" draw:text-style-name="P7" draw:layer="layout" svg:width="0.011cm" svg:height="0.179cm" svg:x="5.774cm" svg:y="20.423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79cm" svg:x="5.774cm" svg:y="20.592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158cm" svg:height="0.128cm" svg:x="5.838cm" svg:y="20.457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3" draw:text-style-name="P7" draw:layer="layout" svg:width="0.05cm" svg:height="0.196cm" svg:x="6.035cm" svg:y="20.29cm" svg:viewBox="0 0 51 197" svg:d="M47 0c-37 26-47 69-47 98 0 28 9 72 47 99 2 0 4 0 4-3 0 0 0-1-1-2-27-24-36-58-36-94 0-52 20-78 36-93 1-1 1-1 1-3s-2-2-4-2z">
              <text:p/>
            </draw:path>
            <draw:path draw:style-name="gr13" draw:text-style-name="P7" draw:layer="layout" svg:width="0.058cm" svg:height="0.131cm" svg:x="6.11cm" svg:y="20.307cm" svg:viewBox="0 0 59 132" svg:d="M54 7c0-3-2-7-8-7-5 0-11 5-11 10 0 4 3 8 8 8 6 0 11-5 11-11zM14 107c0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3" draw:text-style-name="P7" draw:layer="layout" svg:width="0.144cm" svg:height="0.144cm" svg:x="6.194cm" svg:y="20.316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3" draw:text-style-name="P7" draw:layer="layout" svg:width="0.07cm" svg:height="0.129cm" svg:x="6.374cm" svg:y="20.307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3" draw:text-style-name="P7" draw:layer="layout" svg:width="0.049cm" svg:height="0.196cm" svg:x="6.479cm" svg:y="20.29cm" svg:viewBox="0 0 50 197" svg:d="M3 0c-1 0-3 0-3 2s0 2 2 4c16 16 36 42 36 92 0 42-13 72-35 92-3 4-3 4-3 4 0 1 0 3 2 3 3 0 21-13 34-38 9-16 14-37 14-61 0-27-8-70-47-98z">
              <text:p/>
            </draw:path>
            <draw:path draw:style-name="gr13" draw:text-style-name="P7" draw:layer="layout" svg:width="0.1cm" svg:height="0.086cm" svg:x="6.567cm" svg:y="20.351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3" draw:text-style-name="P7" draw:layer="layout" svg:width="0.132cm" svg:height="0.009cm" svg:x="6.7cm" svg:y="20.383cm" svg:viewBox="0 0 133 10" svg:d="M125 10c3 0 8 0 8-5s-4-5-8-5c-39 0-78 0-117 0-3 0-8 0-8 5s5 5 8 5c39 0 78 0 117 0z">
              <text:p/>
            </draw:path>
            <draw:path draw:style-name="gr13" draw:text-style-name="P7" draw:layer="layout" svg:width="0.07cm" svg:height="0.129cm" svg:x="6.876cm" svg:y="20.30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3" draw:text-style-name="P7" draw:layer="layout" svg:width="0.058cm" svg:height="0.132cm" svg:x="6.022cm" svg:y="20.531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3" draw:text-style-name="P7" draw:layer="layout" svg:width="0.1cm" svg:height="0.085cm" svg:x="6.107cm" svg:y="20.575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3" draw:text-style-name="P7" draw:layer="layout" svg:width="0.032cm" svg:height="0.083cm" svg:x="7.004cm" svg:y="20.554cm" svg:viewBox="0 0 33 84" svg:d="M33 30c0-19-7-30-19-30-8 0-14 7-14 15 0 7 6 15 14 15 4 0 8-1 11-4 1 0 1 0 1 0 0 1 0 0 0 4 0 20-9 37-19 47-3 3-3 3-3 4 0 2 2 3 3 3 3 0 26-22 26-54z">
              <text:p/>
            </draw:path>
            <draw:path draw:style-name="gr13" draw:text-style-name="P7" draw:layer="layout" svg:width="0.133cm" svg:height="0.197cm" svg:x="7.116cm" svg:y="20.389cm" svg:viewBox="0 0 134 198" svg:d="M134 2c-1 0 0-2-4-2s-31 2-36 2c-2 1-4 3-4 6s3 3 7 3c13 0 14 3 14 5s0 4-1 6c-5 22-11 44-16 67-5-11-14-19-26-19-34 0-68 42-68 83 0 26 15 45 38 45 5 0 19-1 36-21 2 12 12 21 25 21 11 0 17-7 21-16 5-10 9-27 9-28 0-2-3-2-3-2-4 0-4 1-4 5-5 18-11 35-22 35-8 0-9-8-9-14s1-8 3-12c13-55 26-109 40-164zM75 162c-1 4-1 5-5 10-12 15-24 20-32 20-14 0-18-16-18-26 0-15 9-49 15-62 9-17 22-27 33-27 18 0 22 23 22 25 0 1 0 3 0 4-5 19-10 37-15 56z">
              <text:p/>
            </draw:path>
            <draw:path draw:style-name="gr13" draw:text-style-name="P7" draw:layer="layout" svg:width="0.059cm" svg:height="0.132cm" svg:x="7.26cm" svg:y="20.495cm" svg:viewBox="0 0 60 133" svg:d="M54 7c0-3-2-7-7-7s-11 5-11 11c0 3 2 7 8 7s10-5 10-11zM14 107c0 3-1 5-1 9 0 9 8 17 18 17 20 0 29-27 29-31 0-2-2-2-3-2-3 0-3 1-4 3-4 16-13 24-21 24-4 0-5-3-5-7 0-5 2-8 3-13 2-5 4-10 7-15 1-5 9-23 9-26 1-1 1-4 1-5 0-10-8-17-18-17-19 0-29 26-29 30 0 2 2 1 3 2 3 0 3-1 4-2 5-18 14-24 21-24 3 0 5 1 5 6s-1 7-6 20c-4 10-8 21-13 31z">
              <text:p/>
            </draw:path>
            <draw:path draw:style-name="gr13" draw:text-style-name="P7" draw:layer="layout" svg:width="0.101cm" svg:height="0.085cm" svg:x="7.345cm" svg:y="20.539cm" svg:viewBox="0 0 102 86" svg:d="M35 6c0-1 0-3 0-4-1 0 0-2-3-2-4 0-11 1-13 1-3 0-7 1-10 1s-6 0-6 4c0 3 3 3 5 3 10 0 10 1 10 3 0 1-1 5-2 7-3 14-7 27-10 40-5 20-6 24-6 25 0 2 3 2 4 2s2 0 3 0c18-2 43-12 63-30 28-24 21-33 32-50 0-4-4-6-8-6-6 0-8 6-9 10-8 28-35 59-68 68 6-24 12-48 18-72z">
              <text:p/>
            </draw:path>
            <draw:path draw:style-name="gr13" draw:text-style-name="P7" draw:layer="layout" svg:width="0.032cm" svg:height="0.083cm" svg:x="7.495cm" svg:y="20.554cm" svg:viewBox="0 0 33 84" svg:d="M33 30c0-19-7-30-18-30-9 0-15 7-15 15 0 7 6 15 15 15 3 0 7-1 10-4 1 0 1 0 1 0 1 1 1 0 1 4 0 20-10 37-19 47-3 3-3 3-3 4 0 2 1 3 2 3 3 0 26-22 26-54z">
              <text:p/>
            </draw:path>
            <draw:path draw:style-name="gr13" draw:text-style-name="P7" draw:layer="layout" svg:width="0.133cm" svg:height="0.197cm" svg:x="7.607cm" svg:y="20.389cm" svg:viewBox="0 0 134 198" svg:d="M134 2c-1 0 0-2-4-2s-31 2-36 2c-1 1-4 3-4 6s4 3 8 3c13 0 13 3 13 5s0 4-1 6c-5 22-11 44-16 67-5-11-13-19-26-19-33 0-68 42-68 83 0 26 16 45 38 45 5 0 20-1 36-21 2 12 12 21 26 21 10 0 16-7 21-16 5-10 8-27 8-28 0-2-3-2-3-2-4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3" draw:text-style-name="P7" draw:layer="layout" svg:width="0.05cm" svg:height="0.196cm" svg:x="7.764cm" svg:y="20.486cm" svg:viewBox="0 0 51 197" svg:d="M47 0c-37 26-47 68-47 98 0 28 9 72 47 99 2 0 4 0 4-3 0 0 0-1-1-3-27-23-36-57-36-93 0-52 20-78 36-93 1-1 1-1 1-3s-2-2-4-2z">
              <text:p/>
            </draw:path>
            <draw:path draw:style-name="gr13" draw:text-style-name="P7" draw:layer="layout" svg:width="0.059cm" svg:height="0.131cm" svg:x="7.839cm" svg:y="20.504cm" svg:viewBox="0 0 60 132" svg:d="M55 7c0-3-2-7-8-7-5 0-11 5-11 10 0 4 2 8 8 8s11-5 11-11zM14 107c0 3-1 5-1 8 0 10 8 17 19 17 19 0 28-27 28-30s-2-3-3-3c-3 0-3 2-4 4-4 15-13 23-21 23-4 0-5-2-5-6 0-5 2-9 3-13 3-5 4-10 7-16 1-5 9-22 9-25 1-1 2-4 2-6 0-9-8-17-19-17-19 0-29 27-29 31 0 2 3 2 4 2 2 0 2-1 3-3 5-17 14-24 21-24 3 0 6 1 6 7 0 5-2 7-7 19-4 11-8 21-13 32z">
              <text:p/>
            </draw:path>
            <draw:path draw:style-name="gr13" draw:text-style-name="P7" draw:layer="layout" svg:width="0.144cm" svg:height="0.144cm" svg:x="7.924cm" svg:y="20.513cm" svg:viewBox="0 0 145 145" svg:d="M77 77c20 0 40 0 61 0 2 0 7 0 7-5s-5-5-7-5c-21 0-41 0-61 0 0-20 0-40 0-60 0-2 0-7-5-7s-5 4-5 7c0 20 0 40 0 60-20 0-40 0-60 0-3 0-7 0-7 5s4 5 7 5c20 0 40 0 60 0 0 20 0 40 0 61 0 2 0 7 5 7s5-5 5-7c0-21 0-41 0-61z">
              <text:p/>
            </draw:path>
            <draw:path draw:style-name="gr13" draw:text-style-name="P7" draw:layer="layout" svg:width="0.07cm" svg:height="0.129cm" svg:x="8.104cm" svg:y="20.504cm" svg:viewBox="0 0 71 130" svg:d="M44 5c0-5 0-5-6-5-12 12-30 12-38 12 0 2 0 5 0 7 5 0 18 0 29-5 0 33 0 67 0 100 0 7 0 9-20 9-3 0-5 0-7 0 0 3 0 5 0 7 3 0 27 0 34 0 6 0 31 0 35 0 0-2 0-4 0-7-2 0-5 0-7 0-20 0-20-2-20-9 0-36 0-73 0-109z">
              <text:p/>
            </draw:path>
            <draw:path draw:style-name="gr13" draw:text-style-name="P7" draw:layer="layout" svg:width="0.049cm" svg:height="0.196cm" svg:x="8.208cm" svg:y="20.486cm" svg:viewBox="0 0 50 197" svg:d="M3 0c-1 0-3 0-3 2s0 2 2 4c16 15 36 42 36 92 0 42-13 72-35 92-3 4-3 4-3 4 0 1 0 3 2 3 3 0 21-13 34-38 9-16 14-37 14-61 0-27-8-70-47-98z">
              <text:p/>
            </draw:path>
            <draw:path draw:style-name="gr13" draw:text-style-name="P7" draw:layer="layout" svg:width="0.1cm" svg:height="0.086cm" svg:x="8.296cm" svg:y="20.547cm" svg:viewBox="0 0 101 87" svg:d="M35 6c0 0 0-2 0-3-1-1 0-3-3-3-4 1-11 2-13 2-3 0-7 0-10 0s-6 0-6 5c0 3 3 3 5 3 10 0 10 0 10 3 0 1-1 5-2 7-3 13-7 27-10 40-5 19-6 23-6 24 0 3 3 3 4 3s2 0 3 0c17-3 43-12 63-31 27-23 31-49 31-50 0-3-3-6-7-6-7 0-8 6-10 11-7 28-34 59-67 68 6-24 12-48 18-73z">
              <text:p/>
            </draw:path>
            <draw:path draw:style-name="gr13" draw:text-style-name="P7" draw:layer="layout" svg:width="0.106cm" svg:height="0.504cm" svg:x="8.432cm" svg:y="20.26cm" svg:viewBox="0 0 107 505" svg:d="M107 253c0-81-19-167-74-230-4-4-15-15-21-21-2-2-2-2-6-2-3 0-6 0-6 3 0 1 2 3 2 3 10 10 25 25 42 56 30 54 42 124 42 191 0 122-34 196-84 248-1 0-2 1-2 2 0 2 3 2 6 2 4 0 4 0 7-1 26-23 57-63 76-122 12-38 18-84 18-129z">
              <text:p/>
            </draw:path>
            <draw:path draw:style-name="gr13" draw:text-style-name="P7" draw:layer="layout" svg:width="0.145cm" svg:height="0.178cm" svg:x="8.628cm" svg:y="20.459cm" svg:viewBox="0 0 146 179" svg:d="M22 158c-3 10-3 12-16 12-3 0-6 0-6 5 0 3 2 4 4 4 7 0 15-1 23-1 10 0 19 1 28 1 2 0 5 0 5-5 0-4-2-4-6-4-15 0-15-2-15-4 0-4 12-49 14-56 4 8 12 17 26 17 33 0 67-41 67-82 0-27-16-45-36-45-15 0-28 10-37 21-3-15-15-21-26-21-13 0-18 11-21 16-4 10-8 26-8 27 0 3 2 2 3 3 3 0 3 0 5-6 4-20 10-34 20-34 5 0 9 3 9 13 0 7-1 10-2 15-11 41-21 83-31 124zM71 37c2-8 10-16 15-20 10-9 18-11 23-11 11 0 17 10 17 27s-8 49-14 59c-10 20-23 30-34 30-18 0-21-24-21-26 0-1 0-1 1-4 4-18 9-37 13-55z">
              <text:p/>
            </draw:path>
            <draw:path draw:style-name="gr13" draw:text-style-name="P7" draw:layer="layout" svg:width="0.105cm" svg:height="0.504cm" svg:x="8.875cm" svg:y="20.26cm" svg:viewBox="0 0 106 505" svg:d="M94 503c1 1 3 2 4 2 2 0 4 0 6 0 1 0 2 0 2-2s0-2 0-2c-11-11-26-26-43-57-30-54-41-123-41-191 0-124 35-198 84-247 0-1 0-2 0-3 0-3-1-3-4-3-4 0-4 0-8 2-26 24-56 63-76 122-12 37-18 82-18 129 0 66 12 142 56 207 8 11 18 22 18 23 3 3 7 7 9 10 4 3 8 6 11 10z">
              <text:p/>
            </draw:path>
            <draw:path draw:style-name="gr13" draw:text-style-name="P7" draw:layer="layout" svg:width="0.158cm" svg:height="0.128cm" svg:x="9.003cm" svg:y="20.457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3" draw:text-style-name="P7" draw:layer="layout" svg:width="0.05cm" svg:height="0.196cm" svg:x="9.2cm" svg:y="20.29cm" svg:viewBox="0 0 51 197" svg:d="M47 0c-37 26-47 69-47 98 0 28 9 72 47 99 2 0 4 0 4-3 0 0 0-1-1-2-27-24-36-58-36-94 0-52 20-78 36-93 1-1 1-1 1-3s-2-2-4-2z">
              <text:p/>
            </draw:path>
            <draw:path draw:style-name="gr13" draw:text-style-name="P7" draw:layer="layout" svg:width="0.058cm" svg:height="0.131cm" svg:x="9.275cm" svg:y="20.307cm" svg:viewBox="0 0 59 132" svg:d="M54 7c0-3-2-7-8-7-5 0-11 5-11 10 0 4 3 8 8 8 6 0 11-5 11-11zM14 107c-1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3" draw:text-style-name="P7" draw:layer="layout" svg:width="0.144cm" svg:height="0.144cm" svg:x="9.359cm" svg:y="20.316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3" draw:text-style-name="P7" draw:layer="layout" svg:width="0.07cm" svg:height="0.129cm" svg:x="9.539cm" svg:y="20.307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3" draw:text-style-name="P7" draw:layer="layout" svg:width="0.049cm" svg:height="0.196cm" svg:x="9.644cm" svg:y="20.29cm" svg:viewBox="0 0 50 197" svg:d="M3 0c-1 0-3 0-3 2s0 2 2 4c16 16 36 42 36 92 0 42-13 72-35 92-3 4-3 4-3 4 0 1 0 3 2 3 3 0 21-13 34-38 9-16 14-37 14-61 0-27-8-70-47-98z">
              <text:p/>
            </draw:path>
            <draw:path draw:style-name="gr13" draw:text-style-name="P7" draw:layer="layout" svg:width="0.1cm" svg:height="0.086cm" svg:x="9.732cm" svg:y="20.351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3" draw:text-style-name="P7" draw:layer="layout" svg:width="0.132cm" svg:height="0.009cm" svg:x="9.865cm" svg:y="20.383cm" svg:viewBox="0 0 133 10" svg:d="M125 10c3 0 8 0 8-5s-4-5-8-5c-39 0-78 0-117 0-3 0-8 0-8 5s5 5 8 5c39 0 78 0 117 0z">
              <text:p/>
            </draw:path>
            <draw:path draw:style-name="gr13" draw:text-style-name="P7" draw:layer="layout" svg:width="0.07cm" svg:height="0.129cm" svg:x="10.041cm" svg:y="20.30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3" draw:text-style-name="P7" draw:layer="layout" svg:width="0.058cm" svg:height="0.132cm" svg:x="9.187cm" svg:y="20.531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3" draw:text-style-name="P7" draw:layer="layout" svg:width="0.1cm" svg:height="0.085cm" svg:x="9.272cm" svg:y="20.575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3" draw:text-style-name="P7" draw:layer="layout" svg:width="0.011cm" svg:height="0.18cm" svg:x="10.187cm" svg:y="20.255cm" svg:viewBox="0 0 12 181" svg:d="M0 170c0 4 0 11 6 11s6-6 6-11c0-53 0-106 0-160 0-4 0-10-6-10s-6 6-6 10c0 54 0 107 0 160z">
              <text:p/>
            </draw:path>
            <draw:path draw:style-name="gr13" draw:text-style-name="P7" draw:layer="layout" svg:width="0.011cm" svg:height="0.179cm" svg:x="10.187cm" svg:y="20.423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79cm" svg:x="10.187cm" svg:y="20.592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172cm" svg:height="0.128cm" svg:x="10.248cm" svg:y="20.457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3" draw:text-style-name="P7" draw:layer="layout" svg:width="0.058cm" svg:height="0.131cm" svg:x="10.44cm" svg:y="20.351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3 0 5 1 5 7 0 5-2 7-7 20-4 10-8 21-12 31z">
              <text:p/>
            </draw:path>
            <draw:path draw:style-name="gr13" draw:text-style-name="P7" draw:layer="layout" svg:width="0.09cm" svg:height="0.134cm" svg:x="10.441cm" svg:y="20.522cm" svg:viewBox="0 0 91 135" svg:d="M91 68c0-22-2-37-12-51-5-9-17-17-33-17-46 0-46 54-46 68s0 67 46 67c45 0 45-53 45-67zM46 130c-9 0-21-6-25-22-3-12-3-28-3-42 0-15 0-30 3-40 4-16 17-20 25-20 10 0 20 6 24 18 3 10 4 25 4 42 0 14 0 28-4 41-3 18-16 23-24 23z">
              <text:p/>
            </draw:path>
            <draw:path draw:style-name="gr13" draw:text-style-name="P7" draw:layer="layout" svg:width="0.106cm" svg:height="0.504cm" svg:x="10.567cm" svg:y="20.26cm" svg:viewBox="0 0 107 505" svg:d="M107 253c0-81-19-167-74-230-4-4-15-15-21-21-2-2-2-2-6-2-3 0-6 0-6 3 0 1 1 2 2 3 9 10 24 25 42 56 30 54 42 124 42 191 0 122-34 196-84 248-1 0-2 1-2 2 0 2 3 2 6 2 4 0 4 0 6-1 27-23 57-63 77-122 12-38 18-84 18-129z">
              <text:p/>
            </draw:path>
            <draw:path draw:style-name="gr13" draw:text-style-name="P7" draw:layer="layout" svg:width="0.145cm" svg:height="0.178cm" svg:x="10.763cm" svg:y="20.459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3" draw:text-style-name="P7" draw:layer="layout" svg:width="0.064cm" svg:height="0.28cm" svg:x="10.941cm" svg:y="20.373cm" svg:viewBox="0 0 65 281" svg:d="M65 278c0-1 0-1-5-6-35-35-44-89-44-131 0-50 11-99 46-134 3-3 3-3 3-5 0-1-1-2-3-2-3 0-28 19-44 54-15 32-18 63-18 87 0 21 3 55 18 87 17 34 41 53 44 53 2 0 3-1 3-3z">
              <text:p/>
            </draw:path>
            <draw:path draw:style-name="gr13" draw:text-style-name="P7" draw:layer="layout" svg:width="0.143cm" svg:height="0.126cm" svg:x="11.031cm" svg:y="20.459cm" svg:viewBox="0 0 144 127" svg:d="M90 109c4 11 13 18 25 18 10 0 16-6 21-15 5-10 8-27 8-28 0-2-2-2-3-2-3 0-3 0-4 4-4 16-9 36-21 36-6 0-9-4-9-14 0-6 3-19 6-29 2-10 5-20 8-30 1-4 4-15 5-19 1-7 4-17 4-20 0-4-4-7-8-7-2 0-9 0-12 10-4 21-17 69-20 85 0 0-12 24-32 24-15 0-18-13-18-24 0-16 8-38 15-57 3-8 5-12 5-18 0-13-9-23-23-23-27 0-37 41-37 43 0 3 2 3 3 3 3 0 3 0 5-5 6-24 18-35 28-35 2 0 7 0 7 9 0 7-3 15-5 19-10 28-16 46-16 60 0 26 20 33 35 33 18 0 29-13 33-18z">
              <text:p/>
            </draw:path>
            <draw:path draw:style-name="gr13" draw:text-style-name="P7" draw:layer="layout" svg:width="0.059cm" svg:height="0.132cm" svg:x="11.192cm" svg:y="20.495cm" svg:viewBox="0 0 60 133" svg:d="M55 7c0-3-2-7-8-7-5 0-11 5-11 11 0 3 2 7 8 7s11-5 11-11zM14 107c0 3-1 5-1 9 0 9 8 17 19 17 19 0 28-27 28-31 0-2-2-2-3-2-3 0-3 1-4 3-4 16-13 24-21 24-4 0-5-3-5-7 0-5 2-8 3-13 2-5 4-10 7-15 1-5 9-23 9-26 1-1 1-4 1-5 0-10-7-17-18-17-19 0-29 26-29 30 0 2 3 2 4 2 2 0 2-1 3-2 5-18 14-24 21-24 3 0 5 1 5 6s-1 7-6 20c-4 10-8 21-13 31z">
              <text:p/>
            </draw:path>
            <draw:path draw:style-name="gr13" draw:text-style-name="P7" draw:layer="layout" svg:width="0.064cm" svg:height="0.28cm" svg:x="11.293cm" svg:y="20.373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3" draw:text-style-name="P7" draw:layer="layout" svg:width="0.146cm" svg:height="0.178cm" svg:x="11.377cm" svg:y="20.459cm" svg:viewBox="0 0 147 179" svg:d="M22 158c-3 10-3 12-16 12-3 0-6 0-6 5 0 3 2 4 4 4 7 0 15-1 23-1 10 0 19 1 28 1 2 0 5 0 5-5 0-4-2-4-6-4-15 0-15-2-15-4 0-4 12-49 15-56 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13" draw:text-style-name="P7" draw:layer="layout" svg:width="0.065cm" svg:height="0.28cm" svg:x="11.555cm" svg:y="20.373cm" svg:viewBox="0 0 66 281" svg:d="M66 278c0-1 0-1-5-6-35-35-45-89-45-131 0-50 11-99 46-134 4-3 4-3 4-5 0-1-2-2-4-2s-28 19-44 54c-15 32-18 63-18 87 0 21 3 55 18 87 17 34 42 53 44 53s4-1 4-3z">
              <text:p/>
            </draw:path>
            <draw:path draw:style-name="gr13" draw:text-style-name="P7" draw:layer="layout" svg:width="0.133cm" svg:height="0.197cm" svg:x="11.648cm" svg:y="20.389cm" svg:viewBox="0 0 134 198" svg:d="M134 2c-1 0 0-2-4-2s-31 2-36 2c-2 1-4 3-4 6s3 3 8 3c12 0 13 3 13 5s0 4-1 6c-5 22-11 44-16 67-5-11-13-19-26-19-33 0-68 42-68 83 0 26 15 45 38 45 5 0 19-1 36-21 2 12 12 21 25 21 11 0 17-7 21-16 5-10 9-27 9-28 0-2-3-2-3-2-4 0-4 1-4 5-5 18-10 35-22 35-7 0-8-8-8-14s0-8 2-12c13-55 26-109 40-164zM75 162c-1 4-1 5-5 10-12 15-24 20-32 20-14 0-18-16-18-26 0-15 9-49 15-62 9-17 22-27 33-27 18 0 22 23 22 25 0 1 0 3 0 4-5 19-10 37-15 56z">
              <text:p/>
            </draw:path>
            <draw:path draw:style-name="gr13" draw:text-style-name="P7" draw:layer="layout" svg:width="0.05cm" svg:height="0.196cm" svg:x="11.806cm" svg:y="20.486cm" svg:viewBox="0 0 51 197" svg:d="M47 0c-37 26-47 68-47 98 0 28 8 72 47 99 2 0 4 0 4-3 0 0-1-1-1-3-27-23-36-57-36-93 0-52 20-78 36-93 0-1 1-1 1-3s-2-2-4-2z">
              <text:p/>
            </draw:path>
            <draw:path draw:style-name="gr13" draw:text-style-name="P7" draw:layer="layout" svg:width="0.059cm" svg:height="0.131cm" svg:x="11.88cm" svg:y="20.504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5-1 7-6 19-4 11-8 21-13 32z">
              <text:p/>
            </draw:path>
            <draw:path draw:style-name="gr13" draw:text-style-name="P7" draw:layer="layout" svg:width="0.144cm" svg:height="0.144cm" svg:x="11.964cm" svg:y="20.513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13" draw:text-style-name="P7" draw:layer="layout" svg:width="0.07cm" svg:height="0.129cm" svg:x="12.145cm" svg:y="20.504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13" draw:text-style-name="P7" draw:layer="layout" svg:width="0.05cm" svg:height="0.196cm" svg:x="12.249cm" svg:y="20.486cm" svg:viewBox="0 0 51 197" svg:d="M4 0c-2 0-4 0-4 2s1 2 2 4c17 15 36 42 36 92 0 42-13 72-34 92-3 4-4 4-4 4 0 1 1 3 3 3 3 0 21-13 34-38 9-16 14-37 14-61 0-27-8-70-47-98z">
              <text:p/>
            </draw:path>
            <draw:path draw:style-name="gr13" draw:text-style-name="P7" draw:layer="layout" svg:width="0.1cm" svg:height="0.086cm" svg:x="12.338cm" svg:y="20.547cm" svg:viewBox="0 0 101 87" svg:d="M35 6c0 0 0-2 0-3-1-1 0-3-3-3-4 1-11 2-13 2-4 0-7 0-11 0-3 0-6 0-6 5 0 3 4 3 6 3 10 0 10 0 10 3 0 1-2 5-3 7-3 13-6 27-9 40-5 19-6 23-6 24 0 3 2 3 3 3s2 0 3 0c18-3 43-12 64-31 27-23 31-49 31-50 0-3-3-6-7-6-7 0-8 6-10 11-8 28-34 59-67 68 6-24 12-48 18-73z">
              <text:p/>
            </draw:path>
            <draw:path draw:style-name="gr13" draw:text-style-name="P7" draw:layer="layout" svg:width="0.01cm" svg:height="0.28cm" svg:x="12.496cm" svg:y="20.373cm" svg:viewBox="0 0 11 281" svg:d="M11 10c0-5 0-10-5-10-6 0-6 5-6 10 0 87 0 174 0 261 0 5 0 10 6 10 5 0 5-5 5-10 0-87 0-174 0-261z">
              <text:p/>
            </draw:path>
            <draw:path draw:style-name="gr13" draw:text-style-name="P7" draw:layer="layout" svg:width="0.133cm" svg:height="0.197cm" svg:x="12.552cm" svg:y="20.389cm" svg:viewBox="0 0 134 198" svg:d="M134 2c-1 0 0-2-4-2s-31 2-36 2c-1 1-4 3-4 6s4 3 8 3c13 0 13 3 13 5s0 4-1 6c-5 22-11 44-16 67-5-11-13-19-26-19-33 0-68 42-68 83 0 26 16 45 38 45 5 0 20-1 36-21 3 12 12 21 26 21 10 0 16-7 21-16 5-10 8-27 8-28 0-2-3-2-3-2-3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3" draw:text-style-name="P7" draw:layer="layout" svg:width="0.058cm" svg:height="0.132cm" svg:x="12.697cm" svg:y="20.495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1 5 6s-2 7-7 20c-4 10-8 21-12 31z">
              <text:p/>
            </draw:path>
            <draw:path draw:style-name="gr13" draw:text-style-name="P7" draw:layer="layout" svg:width="0.1cm" svg:height="0.085cm" svg:x="12.782cm" svg:y="20.539cm" svg:viewBox="0 0 101 86" svg:d="M34 6c1-1 1-3 1-4-1 0 0-2-3-2-4 0-11 1-13 1-4 0-7 1-11 1-3 0-6 0-6 4 0 3 4 3 6 3 9 0 9 1 9 3 0 1-1 5-2 7-3 14-6 27-9 40-5 20-6 24-6 25 0 2 2 2 3 2s2 0 3 0c18-2 43-12 64-30 27-24 21-33 31-50 0-4-3-6-7-6-7 0-8 6-10 10-8 28-34 59-68 68 6-24 12-48 18-72z">
              <text:p/>
            </draw:path>
            <draw:path draw:style-name="gr13" draw:text-style-name="P7" draw:layer="layout" svg:width="0.065cm" svg:height="0.28cm" svg:x="12.922cm" svg:y="20.373cm" svg:viewBox="0 0 66 281" svg:d="M66 141c0-23-4-56-19-88-17-35-41-53-44-53-1 0-3 1-3 2 0 2 0 2 6 8 28 27 44 72 44 131 0 48-11 96-46 132-4 4-4 4-4 5 0 2 2 3 3 3 3 0 28-20 45-55 14-31 18-62 18-85z">
              <text:p/>
            </draw:path>
            <draw:path draw:style-name="gr13" draw:text-style-name="P7" draw:layer="layout" svg:width="0.187cm" svg:height="0.12cm" svg:x="1.578cm" svg:y="21.071cm" svg:viewBox="0 0 188 121" svg:d="M188 10c0-7-2-9-4-9s-4 1-4 7c-2 23-21 37-39 37-17 0-31-11-45-22-15-11-30-23-49-23-28 0-47 25-47 51 0 9 3 6 4 9 3 0 4-6 4-6 2-28 24-38 39-38 17 0 31 10 45 21 15 12 30 23 49 23 27 0 47-24 47-50zM10 110c-4 0-10 0-10 5 0 6 6 6 10 6 56 0 112 0 168 0 4 0 10 0 10-6 0-5-6-5-10-5-56 0-112 0-168 0z">
              <text:p/>
            </draw:path>
            <draw:path draw:style-name="gr13" draw:text-style-name="P7" draw:layer="layout" svg:width="0.145cm" svg:height="0.177cm" svg:x="1.851cm" svg:y="21.07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3" draw:text-style-name="P7" draw:layer="layout" svg:width="0.065cm" svg:height="0.28cm" svg:x="2.029cm" svg:y="20.991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3" draw:text-style-name="P7" draw:layer="layout" svg:width="0.133cm" svg:height="0.197cm" svg:x="2.122cm" svg:y="21.006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3" draw:text-style-name="P7" draw:layer="layout" svg:width="0.09cm" svg:height="0.133cm" svg:x="2.267cm" svg:y="21.113cm" svg:viewBox="0 0 91 134" svg:d="M91 68c0-22-2-38-11-51-6-9-18-17-34-17-46 0-46 54-46 68s0 66 46 66c45 0 45-52 45-66zM46 129c-9 0-21-6-25-22-3-11-3-27-3-42s0-29 3-40c4-15 17-19 25-19 10 0 20 6 24 17 3 11 4 25 4 42 0 15 0 29-3 41-4 19-17 23-25 23z">
              <text:p/>
            </draw:path>
            <draw:path draw:style-name="gr13" draw:text-style-name="P7" draw:layer="layout" svg:width="0.064cm" svg:height="0.28cm" svg:x="2.399cm" svg:y="20.991cm" svg:viewBox="0 0 65 281" svg:d="M65 140c0-22-3-55-19-87-16-35-40-53-44-53-1 0-2 1-2 2s0 2 6 7c27 28 43 73 43 131 0 49-11 97-46 133-3 4-3 4-3 5 0 2 1 3 2 3 4 0 29-20 45-55 15-31 18-62 18-86z">
              <text:p/>
            </draw:path>
            <draw:path draw:style-name="gr13" draw:text-style-name="P7" draw:layer="layout" svg:width="0.233cm" svg:height="0.28cm" svg:x="2.555cm" svg:y="20.991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3" draw:text-style-name="P7" draw:layer="layout" svg:width="0.174cm" svg:height="0.133cm" svg:x="2.818cm" svg:y="20.926cm" svg:viewBox="0 0 175 134" svg:d="M150 21c3-7 6-14 21-14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-1 4-4s-2-3-4-3c-13-1-13-5-13-9 0 0 0-1 1-4 9-34 17-68 26-101 19 39 37 78 56 117 2 4 3 4 5 4 3 0 3 0 4-4 9-37 18-73 27-109z">
              <text:p/>
            </draw:path>
            <draw:path draw:style-name="gr13" draw:text-style-name="P7" draw:layer="layout" svg:width="0.132cm" svg:height="0.009cm" svg:x="3.025cm" svg:y="21.006cm" svg:viewBox="0 0 133 10" svg:d="M125 10c3 0 8 0 8-5s-5-5-8-5c-39 0-79 0-118 0-3 0-7 0-7 5s4 5 7 5c39 0 79 0 118 0z">
              <text:p/>
            </draw:path>
            <draw:path draw:style-name="gr13" draw:text-style-name="P7" draw:layer="layout" svg:width="0.071cm" svg:height="0.13cm" svg:x="3.201cm" svg:y="20.929cm" svg:viewBox="0 0 72 131" svg:d="M45 6c0-5 0-6-6-6-13 13-31 13-39 13 0 2 0 5 0 7 5 0 18 0 29-6 0 34 0 67 0 100 0 8 0 10-20 10-3 0-5 0-7 0 0 2 0 5 0 7 4-1 28-1 35-1 6 0 31 0 35 1 0-2 0-5 0-7-2 0-5 0-7 0-20 0-20-2-20-10 0-36 0-72 0-108z">
              <text:p/>
            </draw:path>
            <draw:path draw:style-name="gr13" draw:text-style-name="P7" draw:layer="layout" svg:width="0.058cm" svg:height="0.131cm" svg:x="2.814cm" svg:y="21.156cm" svg:viewBox="0 0 59 132" svg:d="M54 7c0-3-2-7-8-7-5 0-11 5-11 10 0 4 3 8 8 8 6 0 11-5 11-11zM14 107c0 3-2 5-2 8 0 10 8 17 19 17 19 0 28-27 28-30s-2-3-3-3c-2 0-3 2-4 3-4 16-13 24-21 24-4 0-5-2-5-6 0-5 2-9 4-13 2-5 4-10 6-16 2-5 9-22 10-25 0-1 1-4 1-6 0-9-8-17-19-17-19 0-28 27-28 31 0 2 2 2 3 2 3 0 3-1 3-3 6-17 14-24 21-24 3 0 6 1 6 7 0 4-2 7-7 19-4 11-8 21-12 32z">
              <text:p/>
            </draw:path>
            <draw:path draw:style-name="gr13" draw:text-style-name="P7" draw:layer="layout" svg:width="0.144cm" svg:height="0.052cm" svg:x="2.898cm" svg:y="21.21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3" draw:text-style-name="P7" draw:layer="layout" svg:width="0.09cm" svg:height="0.134cm" svg:x="3.067cm" svg:y="21.155cm" svg:viewBox="0 0 91 135" svg:d="M91 68c0-22-2-37-11-50-6-10-18-18-34-18-46 0-46 54-46 68s0 67 46 67c45 0 45-53 45-67zM46 130c-9 0-21-6-25-22-3-12-3-28-3-42 0-15 0-30 3-40 4-16 17-20 25-20 10 0 20 6 24 18 3 10 4 25 4 42 0 14 0 28-4 41-3 18-16 23-24 23z">
              <text:p/>
            </draw:path>
            <draw:path draw:style-name="gr13" draw:text-style-name="P7" draw:layer="layout" svg:width="0.145cm" svg:height="0.177cm" svg:x="3.344cm" svg:y="21.07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3" draw:text-style-name="P7" draw:layer="layout" svg:width="0.106cm" svg:height="0.504cm" svg:x="3.591cm" svg:y="20.878cm" svg:viewBox="0 0 107 505" svg:d="M94 502c1 1 3 2 4 3 2 0 4 0 6 0 1 0 3 0 3-2s-1-2-1-2c-10-11-25-26-43-57-30-54-41-123-41-191 0-125 35-198 84-247 1-1 1-2 1-3 0-3-1-3-5-3s-4 0-7 2c-27 24-57 63-76 122-12 37-19 82-19 129 0 66 13 142 57 207 7 11 12 15 17 22 4 4 8 8 9 11 4 3 8 6 11 9z">
              <text:p/>
            </draw:path>
            <draw:path draw:style-name="gr13" draw:text-style-name="P7" draw:layer="layout" svg:width="0.154cm" svg:height="0.183cm" svg:x="3.717cm" svg:y="21.074cm" svg:viewBox="0 0 155 184" svg:d="M154 22c1-5 1-6 1-7 0-6-5-13-13-13-15 0-18 14-20 21-3 10-5 20-8 30-3 13-8 35-12 46-1 7-9 13-10 14-3 1-10 6-19 6-17 0-17-13-17-20 0-17 8-39 16-59 3-7 4-10 4-14 0-16-17-26-32-26-30 0-44 38-44 44 0 4 5 4 7 4 3 0 5 0 7-3 8-31 24-35 28-35 2 0 5 0 5 7 0 6-3 13-5 17-11 28-16 45-16 59 0 32 28 37 44 37 8 0 17-1 28-8-8 34-30 52-49 52-3 0-11 0-17-4 9-4 14-11 14-19 0-10-9-13-15-13-10 0-20 9-20 22 0 14 15 24 38 24 33 0 69-22 78-56 9-36 18-71 27-106z">
              <text:p/>
            </draw:path>
            <draw:path draw:style-name="gr13" draw:text-style-name="P7" draw:layer="layout" svg:width="0.05cm" svg:height="0.196cm" svg:x="3.908cm" svg:y="20.885cm" svg:viewBox="0 0 51 197" svg:d="M47 0c-37 26-47 68-47 98 0 28 8 71 47 99 2 0 4 0 4-3 0-1-1-1-2-3-26-24-35-57-35-93 0-53 20-79 36-93 0-1 1-2 1-3 0-2-2-2-4-2z">
              <text:p/>
            </draw:path>
            <draw:path draw:style-name="gr13" draw:text-style-name="P7" draw:layer="layout" svg:width="0.058cm" svg:height="0.132cm" svg:x="3.982cm" svg:y="20.901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13" draw:text-style-name="P7" draw:layer="layout" svg:width="0.144cm" svg:height="0.144cm" svg:x="4.066cm" svg:y="20.91cm" svg:viewBox="0 0 145 145" svg:d="M78 78c20 0 40 0 60 0 2 0 7 0 7-5s-5-5-7-5c-20 0-40 0-60 0 0-20 0-41 0-61 0-2 0-7-5-7s-5 5-5 7c0 20 0 41 0 61-20 0-41 0-61 0-2 0-7 0-7 5s5 5 7 5c20 0 41 0 61 0 0 20 0 40 0 60 0 2 0 7 5 7s5-4 5-7c0-20 0-40 0-60z">
              <text:p/>
            </draw:path>
            <draw:path draw:style-name="gr13" draw:text-style-name="P7" draw:layer="layout" svg:width="0.071cm" svg:height="0.129cm" svg:x="4.246cm" svg:y="20.901cm" svg:viewBox="0 0 72 130" svg:d="M45 6c0-6-1-6-6-6-13 13-31 13-39 13 0 2 0 5 0 7 5 0 18 0 29-6 0 34 0 67 0 100 0 7 0 9-20 9-3 0-5 0-7 0 0 3 0 5 0 7 3 0 28 0 35 0 5 0 30 0 35 0 0-2 0-4 0-7-2 0-5 0-7 0-20 0-20-2-20-9 0-36 0-72 0-108z">
              <text:p/>
            </draw:path>
            <draw:path draw:style-name="gr13" draw:text-style-name="P7" draw:layer="layout" svg:width="0.05cm" svg:height="0.196cm" svg:x="4.351cm" svg:y="20.885cm" svg:viewBox="0 0 51 197" svg:d="M4 0c-2 0-4 0-4 2 0 1 1 2 2 4 16 15 36 41 36 92 0 41-13 72-35 92-3 3-3 3-3 4 0 2 1 3 2 3 3 0 22-14 35-38 9-17 14-37 14-61 0-28-9-71-47-98z">
              <text:p/>
            </draw:path>
            <draw:path draw:style-name="gr13" draw:text-style-name="P7" draw:layer="layout" svg:width="0.101cm" svg:height="0.085cm" svg:x="4.439cm" svg:y="20.945cm" svg:viewBox="0 0 102 86" svg:d="M35 6c0-1 1-2 1-4-1 0 0-2-3-2-1 0-12 1-13 1-4 1-7 1-11 1-3 0-6 0-6 4 0 3 3 3 5 3 10 0 10 1 10 3s-1 6-2 8c-3 13-6 26-10 39-4 20-6 24-6 25 0 2 3 2 4 2s2 0 3 0c18-2 43-12 63-30 28-24 21-33 32-50 0-4-4-6-8-6-6 0-8 6-9 11-8 28-35 58-68 67 6-24 12-48 18-72z">
              <text:p/>
            </draw:path>
            <draw:path draw:style-name="gr13" draw:text-style-name="P7" draw:layer="layout" svg:width="0.144cm" svg:height="0.144cm" svg:x="4.565cm" svg:y="20.91cm" svg:viewBox="0 0 145 145" svg:d="M78 78c20 0 40 0 60 0 2 0 7 0 7-5s-5-5-7-5c-20 0-40 0-60 0 0-20 0-41 0-61 0-2 0-7-5-7s-5 5-5 7c0 20 0 41 0 61-20 0-41 0-61 0-2 0-7 0-7 5s5 5 7 5c20 0 41 0 61 0 0 20 0 40 0 60 0 2 0 7 4 7 6 0 6-4 6-7 0-20 0-40 0-60z">
              <text:p/>
            </draw:path>
            <draw:path draw:style-name="gr13" draw:text-style-name="P7" draw:layer="layout" svg:width="0.101cm" svg:height="0.137cm" svg:x="4.735cm" svg:y="20.896cm" svg:viewBox="0 0 102 138" svg:d="M101 6c0-1 0-3 1-4 0 0-1-2-4-2-4 0-20 2-25 2-2 0-4 0-4 4 0 3 2 3 5 3 9 0 9 1 9 3s0 2-1 4c-3 15-7 30-11 45-4-7-10-11-20-11-25 0-51 28-51 56 0 19 13 32 30 32 11 0 20-6 28-13 4 11 15 13 20 13 8 0 12-4 16-10 4-8 7-19 7-20 0-2-3-2-3-2-3 0-4 0-4 6-3 9-7 21-15 21-5 0-7-5-7-10 0-4 1-5 2-8 9-36 18-73 27-109zM59 112c-1 5-6 9-10 13-2 1-10 8-19 8-7 0-14-5-14-19 0-11 6-32 10-40 9-16 20-19 25-19 14 0 18 15 18 17 0 1-1 2-1 3-3 12-6 25-9 37z">
              <text:p/>
            </draw:path>
            <draw:path draw:style-name="gr13" draw:text-style-name="P7" draw:layer="layout" svg:width="0.041cm" svg:height="0.139cm" svg:x="4.861cm" svg:y="20.965cm" svg:viewBox="0 0 42 140" svg:d="M41 3l1-1c0-1-1-2-3-2-3 0-39 22-39 70s36 70 39 70c2 0 3-1 3-2 0 0-1-1-2-1-25-20-29-49-29-67 0-35 15-57 30-67z">
              <text:p/>
            </draw:path>
            <draw:path draw:style-name="gr13" draw:text-style-name="P7" draw:layer="layout" svg:width="0.049cm" svg:height="0.094cm" svg:x="4.929cm" svg:y="20.976cm" svg:viewBox="0 0 50 95" svg:d="M42 6c0-3-2-6-5-6-4 0-9 4-9 9 0 4 3 5 6 5 4 0 8-4 8-8zM50 74c0-2-3-2-4-2-2 0-2 0-3 3-2 7-9 15-16 15-3 0-4-1-4-4 0-4 1-5 2-8s2-5 3-8c1 0 6-14 8-19 1-3 2-5 2-7 0-6-7-12-16-12-14 0-22 18-22 22 0 1 2 1 3 1 3 0 3 0 3-2 3-11 10-16 16-16 3 0 4 1 4 5 0 0 0 2 0 5-2 3-8 18-10 23-1 2-1 2-3 7-1 1-2 4-2 6 0 7 7 12 15 12 16 0 24-18 24-21z">
              <text:p/>
            </draw:path>
            <draw:path draw:style-name="gr13" draw:text-style-name="P7" draw:layer="layout" svg:width="0.116cm" svg:height="0.117cm" svg:x="5.005cm" svg:y="20.976cm" svg:viewBox="0 0 117 118" svg:d="M62 62c17 0 33 0 49 0 2 0 6 0 6-4 0-3-4-3-6-3-16 0-32 0-49 0 0-16 0-33 0-49 0-2 0-6-4-6s-4 4-4 6c0 16 0 33 0 49-16 0-32 0-48 0-3 0-6 0-6 3 0 4 3 4 6 4 16 0 32 0 48 0 0 17 0 33 0 49 0 3 0 7 4 7s4-4 4-7c0-16 0-32 0-49z">
              <text:p/>
            </draw:path>
            <draw:path draw:style-name="gr13" draw:text-style-name="P7" draw:layer="layout" svg:width="0.057cm" svg:height="0.093cm" svg:x="5.156cm" svg:y="20.976cm" svg:viewBox="0 0 58 94" svg:d="M36 5c0-5 0-5-5-5-10 10-25 10-29 10 0 0-1 0-2 0 0 1 0 3 0 5 1 0 2 0 2 0 4 0 13 0 21-4 0 24 0 47 0 71 0 4 0 6-15 6-2 0-4 0-6 0 0 2 0 4 0 6 7 0 20 0 28 0s20 0 28 0c0-2 0-4 0-6-2 0-4 0-7 0-15 0-15-2-15-6 0-26 0-52 0-77z">
              <text:p/>
            </draw:path>
            <draw:path draw:style-name="gr13" draw:text-style-name="P7" draw:layer="layout" svg:width="0.041cm" svg:height="0.139cm" svg:x="5.245cm" svg:y="20.965cm" svg:viewBox="0 0 42 140" svg:d="M42 70c0-48-37-70-40-70-2 0-1 1-2 2l1 1c21 17 29 42 29 67 0 12-2 26-7 37-6 16-15 24-22 30-1 0-1 1-1 1 1 1 0 2 2 2 3 0 40-22 40-70z">
              <text:p/>
            </draw:path>
            <draw:path draw:style-name="gr13" draw:text-style-name="P7" draw:layer="layout" svg:width="0.078cm" svg:height="0.061cm" svg:x="5.325cm" svg:y="21.008cm" svg:viewBox="0 0 79 62" svg:d="M26 5c0-2 0-2 0-3 0-2-1-2-4-2-5 0-11 1-17 1-3 1-3 1-3 1-1 0-1 3-1 4 0 2 2 2 4 2 5 0 6 0 8 1-1 2-1 2-1 5-3 13-7 27-10 40-1 2-1 4-2 5 0 3 2 3 3 3s2 0 3 0c10-1 29-6 48-20 21-16 25-36 25-37 0-3-1-5-5-5-3 0-5 2-7 5-1 6-5 19-21 33-8 7-20 14-32 17 4-17 8-33 12-50z">
              <text:p/>
            </draw:path>
            <draw:path draw:style-name="gr13" draw:text-style-name="P7" draw:layer="layout" svg:width="0.132cm" svg:height="0.009cm" svg:x="5.453cm" svg:y="20.978cm" svg:viewBox="0 0 133 10" svg:d="M125 10c3 0 8 0 8-5s-5-5-8-5c-39 0-78 0-117 0-3 0-8 0-8 5s4 5 8 5c39 0 78 0 117 0z">
              <text:p/>
            </draw:path>
            <draw:path draw:style-name="gr13" draw:text-style-name="P7" draw:layer="layout" svg:width="0.07cm" svg:height="0.129cm" svg:x="5.629cm" svg:y="20.901cm" svg:viewBox="0 0 71 130" svg:d="M44 6c0-6 0-6-6-6-12 13-30 13-38 13 0 2 0 5 0 7 4 0 18 0 28-6 0 34 0 67 0 100 0 7 0 9-19 9-3 0-6 0-8 0 0 3 0 5 0 7 4 0 28 0 35 0 6 0 31 0 35 0 0-2 0-4 0-7-2 0-5 0-7 0-20 0-20-2-20-9 0-36 0-72 0-108z">
              <text:p/>
            </draw:path>
            <draw:path draw:style-name="gr13" draw:text-style-name="P7" draw:layer="layout" svg:width="0.059cm" svg:height="0.132cm" svg:x="3.884cm" svg:y="21.156cm" svg:viewBox="0 0 60 133" svg:d="M54 8c0-3-2-8-8-8-4 0-10 6-10 11 0 3 2 7 7 7 7 0 11-5 11-10zM14 107c0 3-1 6-1 9 0 9 8 17 18 17 20 0 29-27 29-31 0-2-2-1-3-2-3 0-3 1-4 3-5 16-13 24-21 24-4 0-5-2-5-7 0-4 1-8 3-13s4-10 7-15c1-5 9-22 9-25 0-2 1-5 1-6 0-10-8-17-18-17-20 0-29 26-29 30 0 3 2 2 3 3 3 0 3-2 4-3 5-17 14-24 21-24 3 0 5 1 5 6s-1 8-6 20c-4 10-8 21-13 31z">
              <text:p/>
            </draw:path>
            <draw:path draw:style-name="gr13" draw:text-style-name="P7" draw:layer="layout" svg:width="0.1cm" svg:height="0.085cm" svg:x="3.969cm" svg:y="21.2cm" svg:viewBox="0 0 101 86" svg:d="M35 6c0-1 0-3 0-4-1 0 0-2-3-2-4 0-11 1-13 1-3 1-7 1-11 1-2 0-5 0-5 4 0 3 3 3 5 3 10 0 10 1 10 3s-1 5-2 8c-3 13-7 26-10 39-5 20-6 24-6 25 0 2 3 2 4 2s2 0 3 0c17-2 43-12 63-30 27-24 21-33 31-50 0-4-3-6-7-6-7 0-8 6-10 11-7 27-34 58-67 67 6-24 12-48 18-72z">
              <text:p/>
            </draw:path>
            <draw:path draw:style-name="gr13" draw:text-style-name="P7" draw:layer="layout" svg:width="0.145cm" svg:height="0.144cm" svg:x="4.093cm" svg:y="21.165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3" draw:text-style-name="P7" draw:layer="layout" svg:width="0.1cm" svg:height="0.137cm" svg:x="4.265cm" svg:y="21.15cm" svg:viewBox="0 0 101 138" svg:d="M100 6c1-1 1-3 1-4 0 0-1-2-3-2-4 0-20 2-25 2-2 0-4 0-4 4 0 3 2 3 5 3 9 0 9 1 9 3s-1 2-1 4c-3 15-7 30-11 45-4-7-11-11-21-11-24 0-50 27-50 56 0 19 13 32 30 32 10 0 20-6 28-14 4 12 15 14 20 14 7 0 12-4 16-10 4-8 6-19 6-20 0-2-2-2-3-2-3 0-3 0-4 6-3 9-7 21-15 21-4 0-6-5-6-10 0-4 0-5 1-8 9-36 18-73 27-109zM58 112c-1 5-5 9-10 13-2 1-10 8-18 8-7 0-14-6-14-19 0-11 6-32 10-40 9-16 20-19 24-19 15 0 18 15 18 17 0 1 0 2 0 3-3 12-6 25-10 37z">
              <text:p/>
            </draw:path>
            <draw:path draw:style-name="gr13" draw:text-style-name="P7" draw:layer="layout" svg:width="0.049cm" svg:height="0.094cm" svg:x="4.382cm" svg:y="21.22cm" svg:viewBox="0 0 50 95" svg:d="M43 6c0-3-2-6-6-6s-9 4-9 9c0 4 3 5 6 5 5 0 9-4 9-8zM50 74c0-2-3-2-4-2-2 0-2 0-3 3-2 7-9 15-15 15-4 0-5-1-5-4 0-4 1-5 3-8 0-3 1-5 2-8 1 0 6-14 8-19 2-3 2-5 2-7 0-6-6-12-15-12-15 0-23 18-23 22 0 1 2 1 3 1 3 0 3 0 3-2 4-11 10-16 16-16 3 0 4 1 4 5 0 0 0 2 0 5-1 3-8 18-10 23-1 2-1 2-2 7-1 1-2 4-2 6 0 7 6 12 15 12 15 0 23-18 23-21z">
              <text:p/>
            </draw:path>
            <draw:path draw:style-name="gr13" draw:text-style-name="P7" draw:layer="layout" svg:width="0.078cm" svg:height="0.061cm" svg:x="4.461cm" svg:y="21.252cm" svg:viewBox="0 0 79 62" svg:d="M26 5c0-2 0-2 0-3 0-2-1-2-4-2-5 0-11 1-17 1-3 1-3 1-3 1-1 0-1 3-1 4 0 2 2 2 4 2 5 0 6 0 8 1-1 2-1 2-1 5-3 13-7 27-10 40-1 2-1 4-2 5 0 3 2 3 3 3s2 0 3 0c10-1 29-6 48-20 21-16 25-36 25-37 0-3-1-5-5-5-3 0-6 2-7 5-1 6-5 19-21 33-8 7-20 14-32 17 4-17 8-33 12-50z">
              <text:p/>
            </draw:path>
            <draw:path draw:style-name="gr13" draw:text-style-name="P7" draw:layer="layout" svg:width="0.011cm" svg:height="0.179cm" svg:x="5.774cm" svg:y="20.873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79cm" svg:x="5.774cm" svg:y="21.041cm" svg:viewBox="0 0 12 180" svg:d="M0 170c0 4 0 10 6 10s6-6 6-10c0-54 0-107 0-160 0-4 0-10-6-10s-6 6-6 10c0 53 0 106 0 160z">
              <text:p/>
            </draw:path>
            <draw:path draw:style-name="gr13" draw:text-style-name="P7" draw:layer="layout" svg:width="0.011cm" svg:height="0.18cm" svg:x="5.774cm" svg:y="21.209cm" svg:viewBox="0 0 12 181" svg:d="M0 170c0 5 0 11 6 11s6-6 6-11c0-53 0-106 0-160 0-4 0-10-6-10s-6 6-6 10c0 54 0 107 0 160z">
              <text:p/>
            </draw:path>
            <draw:path draw:style-name="gr13" draw:text-style-name="P7" draw:layer="layout" svg:width="0.146cm" svg:height="0.252cm" svg:x="5.841cm" svg:y="21.006cm" svg:viewBox="0 0 147 253" svg:d="M109 7c0-1 0-2 1-4-1-1 0-3-4-3-3 0-3 2-4 6-5 22-11 44-16 65-45 1-86 39-86 77 0 26 19 49 54 50-3 9-4 19-7 27-3 13-6 24-6 24 0 4 3 4 4 4s1 0 2-1 3-7 3-11c4-14 7-29 11-43 45 0 86-39 86-76 0-23-15-48-54-51 5-21 10-42 16-64zM55 193c-17-1-37-11-37-39 0-34 24-73 66-77-10 38-19 77-29 116zM91 77c22 1 38 14 38 39 0 33-24 74-67 77 10-39 20-78 29-116z">
              <text:p/>
            </draw:path>
            <draw:path draw:style-name="gr13" draw:text-style-name="P7" draw:layer="layout" svg:width="0.09cm" svg:height="0.133cm" svg:x="6.005cm" svg:y="21.113cm" svg:viewBox="0 0 91 134" svg:d="M91 68c0-22-2-38-12-51-5-9-18-17-33-17-46 0-46 54-46 68s0 66 46 66c45 0 45-52 45-66zM46 129c-10 0-22-6-25-22-3-11-3-27-3-42s0-29 3-40c4-15 17-19 25-19 10 0 20 6 24 17 3 11 3 25 3 42 0 15 0 29-3 41-4 19-16 23-24 23z">
              <text:p/>
            </draw:path>
            <draw:path draw:style-name="gr13" draw:text-style-name="P7" draw:layer="layout" svg:width="0.065cm" svg:height="0.28cm" svg:x="6.148cm" svg:y="20.991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3" draw:text-style-name="P7" draw:layer="layout" svg:width="0.144cm" svg:height="0.126cm" svg:x="6.238cm" svg:y="21.077cm" svg:viewBox="0 0 145 127" svg:d="M90 109c4 11 13 18 26 18 10 0 16-6 21-15 5-10 8-27 8-28 0-2-3-2-3-2-4 0-4 0-4 4-4 16-10 35-21 35-7 0-9-3-9-13 0-6 3-19 6-29 2-10 5-20 8-30 0-4 3-15 4-19 1-7 4-18 4-20 0-4-4-7-8-7-1 0-8 0-11 10-5 21-17 69-21 85 0 0-12 23-32 23-15 0-17-12-17-23 0-16 8-38 15-57 3-9 5-13 5-18 0-13-10-23-23-23-28 0-38 41-38 43 0 3 3 3 4 3 2 0 3 0 4-5 7-24 18-35 29-35 2 0 7 0 7 9 0 7-3 15-5 19-10 28-17 46-17 60 0 26 20 33 35 33 19 0 29-13 33-18z">
              <text:p/>
            </draw:path>
            <draw:path draw:style-name="gr13" draw:text-style-name="P7" draw:layer="layout" svg:width="0.049cm" svg:height="0.101cm" svg:x="6.4cm" svg:y="20.989cm" svg:viewBox="0 0 50 102" svg:d="M48 18c2-4 2-5 2-7 0-6-6-11-12-11-8 0-10 6-11 10-9 28-17 56-26 84 0 1-1 2-1 4s6 4 8 4 2 0 3-3c12-27 25-54 37-81z">
              <text:p/>
            </draw:path>
            <draw:path draw:style-name="gr13" draw:text-style-name="P7" draw:layer="layout" svg:width="0.059cm" svg:height="0.131cm" svg:x="6.4cm" svg:y="21.145cm" svg:viewBox="0 0 60 132" svg:d="M54 7c0-3-2-7-8-7-4 0-10 5-10 10 0 4 2 8 7 8 6 0 11-5 11-11zM14 107c0 3-1 5-1 8 0 10 8 17 18 17 20 0 29-27 29-30s-2-2-3-3c-3 0-3 2-4 4-5 15-14 23-21 23-4 0-5-2-5-6 0-5 1-9 3-13 2-5 4-10 7-16 1-5 9-22 9-25 0-1 1-4 1-6 0-9-8-17-18-17-20 0-29 27-29 31 0 2 2 2 3 2 3 0 3-1 4-3 5-17 14-24 21-24 3 0 5 1 5 7 0 4-1 7-7 19-4 11-8 21-12 32z">
              <text:p/>
            </draw:path>
            <draw:path draw:style-name="gr13" draw:text-style-name="P7" draw:layer="layout" svg:width="0.065cm" svg:height="0.28cm" svg:x="6.5cm" svg:y="20.991cm" svg:viewBox="0 0 66 281" svg:d="M66 140c0-22-4-55-19-87-17-35-41-53-44-53-1 0-3 1-3 2s0 2 6 7c28 28 44 73 44 131 0 49-11 97-46 133-4 4-4 4-4 5 0 2 2 3 3 3 3 0 28-20 45-55 14-31 18-62 18-86z">
              <text:p/>
            </draw:path>
            <draw:path draw:style-name="gr13" draw:text-style-name="P7" draw:layer="layout" svg:width="0.032cm" svg:height="0.083cm" svg:x="6.618cm" svg:y="21.172cm" svg:viewBox="0 0 33 84" svg:d="M33 30c0-19-7-30-18-30-9 0-15 7-15 15 0 7 6 15 15 15 3 0 7-1 10-4 1 0 1 0 1 0 1 1 1 0 1 4 0 20-10 38-19 47-3 3-3 3-3 4 0 2 1 3 2 3 3 0 26-22 26-54z">
              <text:p/>
            </draw:path>
            <draw:path draw:style-name="gr13" draw:text-style-name="P7" draw:layer="layout" svg:width="0.133cm" svg:height="0.197cm" svg:x="6.73cm" svg:y="21.006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3" draw:text-style-name="P7" draw:layer="layout" svg:width="0.058cm" svg:height="0.131cm" svg:x="6.875cm" svg:y="21.113cm" svg:viewBox="0 0 59 132" svg:d="M54 7c0-3-2-7-8-7-5 0-11 5-11 10 0 4 3 8 8 8 6 0 11-5 11-11zM14 107c0 3-2 5-2 9 0 9 8 16 19 16 19 0 28-27 28-30 0-2-2-2-3-2-2 0-2 1-3 3-5 15-14 24-21 24-4 0-6-3-6-7 0-5 2-8 4-13s4-10 6-15 9-23 10-26c0-1 1-4 1-6 0-9-8-16-19-16-19 0-28 26-28 30 0 2 2 2 3 2 3 0 3-1 3-3 6-17 15-24 22-24 3 0 5 1 5 7 0 5-2 7-7 20-4 10-8 21-12 31z">
              <text:p/>
            </draw:path>
            <draw:path draw:style-name="gr13" draw:text-style-name="P7" draw:layer="layout" svg:width="0.1cm" svg:height="0.085cm" svg:x="6.96cm" svg:y="21.157cm" svg:viewBox="0 0 101 86" svg:d="M34 6c1-1 1-3 1-4-1 0 0-2-3-2-4 0-11 1-13 1-4 0-7 0-11 1-3 0-6 0-6 4 0 3 4 3 6 3 9 0 9 1 9 3 0 1-1 5-2 7-3 14-6 27-9 40-5 20-6 24-6 25 0 2 2 2 3 2s2 0 3 0c18-2 43-12 64-30 27-24 31-50 31-50 0-4-3-6-7-6-7 0-8 5-10 10-8 28-34 59-68 68 6-24 12-48 18-72z">
              <text:p/>
            </draw:path>
            <draw:path draw:style-name="gr13" draw:text-style-name="P7" draw:layer="layout" svg:width="0.032cm" svg:height="0.083cm" svg:x="7.109cm" svg:y="21.172cm" svg:viewBox="0 0 33 84" svg:d="M33 30c0-19-7-30-19-30-8 0-14 7-14 15 0 7 6 15 14 15 4 0 8-1 11-4 1 0 0 0 1 0v4c0 20-9 37-19 47-3 2-3 3-3 4 0 2 2 3 3 3 3 0 26-22 26-54z">
              <text:p/>
            </draw:path>
            <draw:path draw:style-name="gr13" draw:text-style-name="P7" draw:layer="layout" svg:width="0.133cm" svg:height="0.197cm" svg:x="7.221cm" svg:y="21.006cm" svg:viewBox="0 0 134 198" svg:d="M134 3c-2-1 0-3-4-3s-31 3-36 3c-2 1-4 2-4 6 0 3 3 3 7 3 13 0 14 2 14 5 0 2 0 4-1 5-5 23-11 45-16 67-6-11-14-18-27-18-33 0-67 42-67 83 0 26 15 44 37 44 5 0 20 0 37-20 2 12 12 20 25 20 10 0 17-6 21-15 5-10 9-27 9-28 0-2-3-2-4-2-3 0-3 1-3 5-5 18-11 34-22 34-8 0-9-7-9-13s1-9 2-13c13-55 27-109 41-163zM75 162c-1 5-1 5-5 10-13 16-24 20-32 20-14 0-18-15-18-26 0-14 9-48 15-62 9-16 22-26 33-26 18 0 22 23 22 24 0 2 0 4-1 5-5 18-9 36-14 55z">
              <text:p/>
            </draw:path>
            <draw:path draw:style-name="gr13" draw:text-style-name="P7" draw:layer="layout" svg:width="0.05cm" svg:height="0.196cm" svg:x="7.379cm" svg:y="21.105cm" svg:viewBox="0 0 51 197" svg:d="M47 0c-37 26-47 68-47 98 0 28 8 72 47 99 2 0 4 0 4-3 0 0-1-1-2-3-26-23-35-57-35-93 0-52 20-79 36-93 0-1 1-2 1-3 0-2-2-2-4-2z">
              <text:p/>
            </draw:path>
            <draw:path draw:style-name="gr13" draw:text-style-name="P7" draw:layer="layout" svg:width="0.058cm" svg:height="0.131cm" svg:x="7.453cm" svg:y="21.122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1-12 32z">
              <text:p/>
            </draw:path>
            <draw:path draw:style-name="gr13" draw:text-style-name="P7" draw:layer="layout" svg:width="0.144cm" svg:height="0.145cm" svg:x="7.537cm" svg:y="21.13cm" svg:viewBox="0 0 145 146" svg:d="M78 78c20 0 40 0 60 0 2 0 7 0 7-5s-5-5-7-5c-20 0-40 0-60 0 0-20 0-40 0-60 0-3 0-8-5-8s-5 5-5 8c0 20 0 40 0 60-20 0-41 0-61 0-2 0-7 0-7 5s5 5 7 5c20 0 41 0 61 0 0 20 0 40 0 60 0 3 0 8 5 8s5-5 5-8c0-20 0-40 0-60z">
              <text:p/>
            </draw:path>
            <draw:path draw:style-name="gr13" draw:text-style-name="P7" draw:layer="layout" svg:width="0.071cm" svg:height="0.13cm" svg:x="7.717cm" svg:y="21.121cm" svg:viewBox="0 0 72 131" svg:d="M45 6c0-5-1-6-6-6-13 13-31 13-39 13 0 2 0 5 0 7 5 0 18 0 29-6 0 34 0 68 0 101 0 7 0 9-20 9-3 0-5 0-7 0 0 2 0 5 0 7 4-1 28-1 35-1 6 0 31 0 35 1 0-2 0-5 0-7-2 0-5 0-7 0-20 0-20-2-20-9 0-36 0-73 0-109z">
              <text:p/>
            </draw:path>
            <draw:path draw:style-name="gr13" draw:text-style-name="P7" draw:layer="layout" svg:width="0.05cm" svg:height="0.196cm" svg:x="7.822cm" svg:y="21.105cm" svg:viewBox="0 0 51 197" svg:d="M4 0c-2 0-4 0-4 2 0 1 1 2 2 4 16 15 36 42 36 92 0 41-13 72-34 92-4 4-4 4-4 4 0 1 1 3 2 3 3 0 22-13 35-38 9-16 14-37 14-61 0-27-9-70-47-98z">
              <text:p/>
            </draw:path>
            <draw:path draw:style-name="gr13" draw:text-style-name="P7" draw:layer="layout" svg:width="0.101cm" svg:height="0.086cm" svg:x="7.91cm" svg:y="21.165cm" svg:viewBox="0 0 102 87" svg:d="M35 6c0-1 1-2 1-3s0-3-3-3c-4 0-12 1-13 1-4 1-7 1-11 1-3 0-6 0-6 4s3 4 6 4c9 0 9 0 9 3 0 1-1 5-2 7-3 13-6 27-10 40-4 19-6 23-6 24 0 3 3 3 4 3s2 0 3 0c18-3 43-12 63-31 28-23 32-49 32-50 0-3-4-6-7-6-7 0-9 6-10 11-8 28-35 59-68 68 6-24 12-49 18-73z">
              <text:p/>
            </draw:path>
            <draw:path draw:style-name="gr13" draw:text-style-name="P7" draw:layer="layout" svg:width="0.106cm" svg:height="0.504cm" svg:x="8.046cm" svg:y="20.878cm" svg:viewBox="0 0 107 505" svg:d="M107 253c0-81-19-167-74-230-4-5-15-15-22-21-1-2-2-2-5-2-4 0-6 0-6 3 0 1 1 3 2 3 9 10 24 25 42 56 30 54 42 124 42 191 0 122-34 196-85 248 0 0-1 1-1 2 0 2 2 2 6 2 3 0 4 0 6-2 26-22 57-62 76-121 13-38 19-84 19-129z">
              <text:p/>
            </draw:path>
            <draw:path draw:style-name="gr13" draw:text-style-name="P7" draw:layer="layout" svg:width="0.145cm" svg:height="0.177cm" svg:x="8.242cm" svg:y="21.077cm" svg:viewBox="0 0 146 178" svg:d="M22 158c-3 10-4 12-16 12-4 0-6 0-6 5 0 3 1 3 3 3 8 0 16 0 24 0 9 0 19 0 27 0 2 0 6 0 6-5 0-3-3-3-7-3-14 0-14-2-14-4 0-4 11-50 14-56 4 8 11 17 25 17 33 0 68-41 68-82 0-27-16-45-37-45-14 0-27 10-37 21-2-15-14-21-25-21-13 0-18 11-21 16-5 10-8 26-8 27 0 3 2 3 3 3 2 0 3 0 5-6 4-20 10-34 20-34 4 0 8 3 8 13 0 7 0 10-1 15-11 41-21 83-31 124zM70 37c3-8 10-16 16-20 9-9 17-11 22-11 11 0 18 10 18 27 0 16-9 49-14 59-10 20-23 29-34 29-18 0-22-23-22-25 0-1 0-1 1-4 4-18 9-37 13-55z">
              <text:p/>
            </draw:path>
            <draw:path draw:style-name="gr13" draw:text-style-name="P7" draw:layer="layout" svg:width="0.064cm" svg:height="0.28cm" svg:x="8.467cm" svg:y="20.991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3" draw:text-style-name="P7" draw:layer="layout" svg:width="0.144cm" svg:height="0.126cm" svg:x="8.556cm" svg:y="21.077cm" svg:viewBox="0 0 145 127" svg:d="M90 109c4 11 13 18 25 18 10 0 16-6 21-15 5-10 9-27 9-28 0-2-3-2-4-2-3 0-3 0-3 4-4 16-10 35-22 35-6 0-9-3-9-13 0-6 3-19 6-29 2-10 5-20 8-30 1-4 4-15 5-19 1-7 4-18 4-20 0-4-4-7-8-7-2 0-9 0-12 10-4 21-17 69-20 85 0 0-12 23-32 23-15 0-18-12-18-23 0-16 8-38 15-57 3-9 5-13 5-18 0-13-9-23-23-23-27 0-37 41-37 43 0 3 2 2 3 3 3 0 3 0 5-5 7-24 18-35 28-35 3 0 7 0 7 9 0 7-3 15-5 19-10 28-16 46-16 60 0 26 20 33 35 33 18 0 29-13 33-18z">
              <text:p/>
            </draw:path>
            <draw:path draw:style-name="gr13" draw:text-style-name="P7" draw:layer="layout" svg:width="0.049cm" svg:height="0.101cm" svg:x="8.719cm" svg:y="20.989cm" svg:viewBox="0 0 50 102" svg:d="M47 18c2-4 3-5 3-7 0-6-6-11-12-11-8 0-10 6-12 10-8 28-17 56-25 84 0 1-1 2-1 4s6 4 7 4c2 0 2 0 3-3 13-27 25-54 37-81z">
              <text:p/>
            </draw:path>
            <draw:path draw:style-name="gr13" draw:text-style-name="P7" draw:layer="layout" svg:width="0.058cm" svg:height="0.131cm" svg:x="8.719cm" svg:y="21.145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1-12 32z">
              <text:p/>
            </draw:path>
            <draw:path draw:style-name="gr13" draw:text-style-name="P7" draw:layer="layout" svg:width="0.01cm" svg:height="0.28cm" svg:x="8.836cm" svg:y="20.991cm" svg:viewBox="0 0 11 281" svg:d="M11 10c0-5 0-10-5-10-6 0-6 5-6 10 0 86 0 173 0 260 0 6 0 11 6 11 5 0 5-5 5-11 0-87 0-174 0-260z">
              <text:p/>
            </draw:path>
            <draw:path draw:style-name="gr13" draw:text-style-name="P7" draw:layer="layout" svg:width="0.143cm" svg:height="0.126cm" svg:x="8.889cm" svg:y="21.077cm" svg:viewBox="0 0 144 127" svg:d="M90 109c3 11 13 18 25 18 10 0 16-6 21-15 5-10 8-27 8-28 0-2-2-2-3-2-3 0-3 0-4 4-4 16-9 35-21 35-6 0-9-3-9-13 0-6 3-19 6-29 2-10 5-20 8-30 1-4 3-15 5-19 1-7 4-18 4-20 0-4-4-7-8-7-2 0-9 0-12 10-4 21-17 69-20 85 0 0-12 23-32 23-15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3" draw:text-style-name="P7" draw:layer="layout" svg:width="0.059cm" svg:height="0.131cm" svg:x="9.051cm" svg:y="21.113cm" svg:viewBox="0 0 60 132" svg:d="M54 7c0-3-1-7-7-7-5 0-11 5-11 10 0 4 2 8 8 8s10-5 10-11zM14 107c0 3-1 5-1 9 0 9 8 16 18 16 20 0 29-27 29-30 0-2-2-2-3-2-3 0-3 1-4 3-4 15-13 24-21 24-4 0-5-3-5-7 0-5 2-8 3-13 2-5 4-10 7-15 1-5 9-23 9-26 1-1 1-4 1-6 0-9-7-16-18-16-19 0-29 26-29 30 0 2 3 2 4 2 2 0 2-1 3-3 5-17 14-24 21-24 3 0 5 1 5 7 0 5-1 7-6 20-4 10-8 21-13 31z">
              <text:p/>
            </draw:path>
            <draw:path draw:style-name="gr13" draw:text-style-name="P7" draw:layer="layout" svg:width="0.064cm" svg:height="0.28cm" svg:x="9.151cm" svg:y="20.991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3" draw:text-style-name="P7" draw:layer="layout" svg:width="0.145cm" svg:height="0.177cm" svg:x="9.283cm" svg:y="21.077cm" svg:viewBox="0 0 146 178" svg:d="M22 158c-3 10-4 12-16 12-3 0-6 0-6 5 0 3 2 3 3 3 8 0 16 0 24 0 9 0 19 0 28 0 1 0 5 0 5-5 0-3-3-3-6-3-15 0-15-2-15-4 0-4 12-50 14-56 4 8 12 17 26 17 32 0 67-41 67-82 0-27-16-45-37-45-14 0-27 10-37 21-2-15-14-21-25-21-13 0-18 11-21 16-5 10-8 26-8 27 0 3 2 3 3 3 3 0 3 0 5-6 4-20 10-34 20-34 5 0 9 3 9 13 0 7-1 10-2 15-11 41-21 83-31 124zM71 37c2-8 10-16 15-20 9-9 17-11 22-11 11 0 18 10 18 27 0 16-9 49-14 59-10 20-23 29-34 29-18 0-22-23-22-25 0-1 0-1 1-4 5-18 9-37 14-55z">
              <text:p/>
            </draw:path>
            <draw:path draw:style-name="gr13" draw:text-style-name="P7" draw:layer="layout" svg:width="0.064cm" svg:height="0.28cm" svg:x="9.461cm" svg:y="20.991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13" draw:text-style-name="P7" draw:layer="layout" svg:width="0.143cm" svg:height="0.126cm" svg:x="9.551cm" svg:y="21.077cm" svg:viewBox="0 0 144 127" svg:d="M90 109c3 11 13 18 25 18 10 0 16-6 21-15 5-10 8-27 8-28 0-2-2-2-3-2-3 0-3 0-4 4-4 16-9 35-21 35-6 0-9-3-9-13 0-6 3-19 6-29 2-10 5-20 8-30 1-4 3-15 5-19 1-7 4-18 4-20 0-4-4-7-8-7-2 0-9 0-12 10-5 21-17 69-20 85-1 0-12 23-32 23-16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3" draw:text-style-name="P7" draw:layer="layout" svg:width="0.059cm" svg:height="0.131cm" svg:x="9.712cm" svg:y="21.113cm" svg:viewBox="0 0 60 132" svg:d="M54 7c0-3-2-7-7-7s-11 5-11 10c0 4 2 8 8 8s10-5 10-11zM14 107c0 3-1 5-1 9 0 9 8 16 18 16 20 0 29-27 29-30 0-2-2-2-3-2-3 0-3 1-4 3-5 15-13 24-21 24-4 0-5-3-5-7 0-5 2-8 3-13 2-5 4-10 7-15 1-5 9-23 9-26 1-1 1-4 1-6 0-9-8-16-18-16-19 0-29 26-29 30 0 2 2 1 3 2 3 0 3-1 4-3 5-17 14-24 21-24 3 0 5 1 5 7 0 5-1 7-6 20-4 10-8 21-13 31z">
              <text:p/>
            </draw:path>
            <draw:path draw:style-name="gr13" draw:text-style-name="P7" draw:layer="layout" svg:width="0.064cm" svg:height="0.28cm" svg:x="9.813cm" svg:y="20.991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3" draw:text-style-name="P7" draw:layer="layout" svg:width="0.146cm" svg:height="0.177cm" svg:x="9.897cm" svg:y="21.077cm" svg:viewBox="0 0 147 178" svg:d="M22 158c-3 10-3 12-16 12-3 0-6 0-6 5 0 3 2 3 4 3 7 0 15 0 23 0 10 0 19 0 28 0 2 0 5 0 5-5 0-3-2-3-6-3-15 0-15-2-15-4 0-4 12-50 15-56 3 8 11 17 25 17 33 0 68-41 68-82 0-27-17-45-37-45-15 0-28 10-37 21-3-15-15-21-26-21-13 0-18 11-21 16-4 10-8 26-8 27 0 3 2 2 3 3 3 0 3 0 5-6 4-20 10-34 20-34 5 0 9 3 9 13 0 7-1 10-1 15-11 41-22 83-32 124zM71 37c2-8 10-16 15-20 10-9 18-11 23-11 11 0 17 10 17 27 0 16-8 49-14 59-10 20-23 29-34 29-18 0-21-23-21-25 0-1 0-1 1-4 4-18 9-37 13-55z">
              <text:p/>
            </draw:path>
            <draw:path draw:style-name="gr13" draw:text-style-name="P7" draw:layer="layout" svg:width="0.064cm" svg:height="0.28cm" svg:x="10.075cm" svg:y="20.991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3" draw:text-style-name="P7" draw:layer="layout" svg:width="0.133cm" svg:height="0.197cm" svg:x="10.168cm" svg:y="21.006cm" svg:viewBox="0 0 134 198" svg:d="M134 3c-1-1 0-3-4-3s-31 3-36 3c-2 1-4 2-4 6 0 3 3 3 7 3 13 0 14 2 14 5 0 2 0 4-1 5-5 23-11 45-16 67-5-11-14-18-26-18-34 0-68 42-68 83 0 26 15 44 38 44 5 0 19 0 36-20 2 12 12 20 25 20 11 0 17-6 21-15 5-10 9-27 9-28 0-2-3-2-3-2-4 0-4 1-4 5-5 18-11 34-22 34-8 0-9-7-9-13s1-9 3-13c13-55 26-109 40-163zM75 162c-1 5-1 5-5 10-12 16-24 20-32 20-14 0-18-15-18-26 0-14 9-48 15-62 9-16 22-26 33-26 18 0 22 23 22 24 0 2 0 4 0 5-5 18-10 36-15 55z">
              <text:p/>
            </draw:path>
            <draw:path draw:style-name="gr13" draw:text-style-name="P7" draw:layer="layout" svg:width="0.05cm" svg:height="0.196cm" svg:x="10.326cm" svg:y="21.105cm" svg:viewBox="0 0 51 197" svg:d="M47 0c-37 26-47 68-47 98 0 28 8 72 47 99 2 0 4 0 4-3 0 0-1-1-1-3-27-23-36-57-36-93 0-52 20-79 36-93 0-1 1-2 1-3 0-2-2-2-4-2z">
              <text:p/>
            </draw:path>
            <draw:path draw:style-name="gr13" draw:text-style-name="P7" draw:layer="layout" svg:width="0.059cm" svg:height="0.131cm" svg:x="10.4cm" svg:y="21.12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13" draw:text-style-name="P7" draw:layer="layout" svg:width="0.144cm" svg:height="0.145cm" svg:x="10.484cm" svg:y="21.13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13" draw:text-style-name="P7" draw:layer="layout" svg:width="0.07cm" svg:height="0.13cm" svg:x="10.665cm" svg:y="21.121cm" svg:viewBox="0 0 71 131" svg:d="M44 6c0-5 0-6-6-6-12 13-30 13-38 13 0 2 0 5 0 7 4 0 18 0 28-6 0 34 0 68 0 101 0 7 0 9-19 9-3 0-6 0-8 0 0 2 0 5 0 7 4-1 28-1 35-1 6 0 31 0 35 1 0-2 0-5 0-7-2 0-5 0-7 0-20 0-20-2-20-9 0-36 0-73 0-109z">
              <text:p/>
            </draw:path>
            <draw:path draw:style-name="gr13" draw:text-style-name="P7" draw:layer="layout" svg:width="0.05cm" svg:height="0.196cm" svg:x="10.769cm" svg:y="21.105cm" svg:viewBox="0 0 51 197" svg:d="M4 0c-2 0-4 0-4 2 0 1 1 2 2 4 17 15 36 42 36 92 0 41-13 72-34 92-4 4-4 4-4 4 0 1 1 3 2 3 3 0 22-13 35-38 9-16 14-37 14-61 0-27-8-70-47-98z">
              <text:p/>
            </draw:path>
            <draw:path draw:style-name="gr13" draw:text-style-name="P7" draw:layer="layout" svg:width="0.1cm" svg:height="0.086cm" svg:x="10.858cm" svg:y="21.165cm" svg:viewBox="0 0 101 87" svg:d="M34 6c1-1 1-2 1-3s0-3-3-3c-4 0-11 1-13 1-4 1-7 1-11 1-3 0-6 0-6 4s4 4 6 4c9 0 9 0 9 3 0 1-1 5-2 7-3 13-6 27-9 40-5 19-6 23-6 24 0 3 2 3 3 3s2 0 3 0c18-3 43-12 64-31 27-23 31-49 31-50 0-3-3-6-7-6-7 0-8 6-10 11-8 28-34 59-68 68 6-24 12-49 18-73z">
              <text:p/>
            </draw:path>
            <draw:path draw:style-name="gr13" draw:text-style-name="P7" draw:layer="layout" svg:width="0.01cm" svg:height="0.28cm" svg:x="11.016cm" svg:y="20.991cm" svg:viewBox="0 0 11 281" svg:d="M11 10c0-5 0-10-5-10-6 0-6 5-6 10 0 86 0 173 0 260 0 6 0 11 6 11 5 0 5-5 5-11 0-87 0-174 0-260z">
              <text:p/>
            </draw:path>
            <draw:path draw:style-name="gr13" draw:text-style-name="P7" draw:layer="layout" svg:width="0.133cm" svg:height="0.197cm" svg:x="11.072cm" svg:y="21.006cm" svg:viewBox="0 0 134 198" svg:d="M134 3c-1-1 0-3-4-3s-31 3-36 3c-2 1-4 2-4 6 0 3 3 3 8 3 13 0 13 2 13 5 0 2 0 4-1 5-5 23-11 45-16 67-5-11-13-18-26-18-33 0-68 42-68 83 0 26 15 44 38 44 5 0 19 0 36-20 2 12 12 20 26 20 10 0 16-6 21-15 5-10 8-27 8-28 0-2-3-2-3-2-4 0-4 1-4 5-5 18-10 34-22 34-7 0-8-7-8-13s0-9 2-13c13-55 26-109 40-163zM75 162c-1 5-1 5-5 10-12 16-24 20-32 20-14 0-18-15-18-26 0-14 9-48 15-62 9-16 22-26 33-26 18 0 22 23 22 24 0 2 0 4 0 5-5 18-10 36-15 55z">
              <text:p/>
            </draw:path>
            <draw:path draw:style-name="gr13" draw:text-style-name="P7" draw:layer="layout" svg:width="0.058cm" svg:height="0.131cm" svg:x="11.217cm" svg:y="21.113cm" svg:viewBox="0 0 59 132" svg:d="M54 7c0-3-2-7-8-7-5 0-11 5-11 10 0 4 3 8 8 8 6 0 11-5 11-11zM14 107c0 3-2 5-2 9 0 9 8 16 19 16 19 0 28-27 28-30 0-2-2-2-3-2-2 0-3 1-4 3-4 15-13 24-21 24-4 0-5-3-5-7 0-5 2-8 4-13s4-10 6-15 9-23 10-26c0-1 1-4 1-6 0-9-8-16-19-16-19 0-28 26-28 30 0 2 2 2 3 2 3 0 3-1 3-3 6-17 14-24 21-24 3 0 6 1 6 7 0 5-2 7-7 20-4 10-8 21-12 31z">
              <text:p/>
            </draw:path>
            <draw:path draw:style-name="gr13" draw:text-style-name="P7" draw:layer="layout" svg:width="0.101cm" svg:height="0.085cm" svg:x="11.301cm" svg:y="21.157cm" svg:viewBox="0 0 102 86" svg:d="M35 6c0-1 1-3 1-4-1 0 0-2-3-2-1 0-12 1-13 1-4 0-7 0-11 1-3 0-6 0-6 4 0 3 3 3 5 3 10 0 10 1 10 3 0 1-1 5-2 7-3 14-6 27-10 40-4 20-6 24-6 25 0 2 3 2 4 2s2 0 3 0c18-2 43-12 63-30 28-24 32-50 32-50 0-4-4-6-8-6-6 0-8 5-9 10-8 28-35 59-68 68 6-24 12-48 18-72z">
              <text:p/>
            </draw:path>
            <draw:path draw:style-name="gr13" draw:text-style-name="P7" draw:layer="layout" svg:width="0.065cm" svg:height="0.28cm" svg:x="11.443cm" svg:y="20.991cm" svg:viewBox="0 0 66 281" svg:d="M66 140c0-22-4-55-19-87-17-35-41-53-44-53-1 0-3 1-3 2s0 2 6 7c27 28 43 73 43 131 0 49-11 97-45 133-4 4-4 4-4 5 0 2 2 3 3 3 3 0 28-20 45-55 14-31 18-62 18-86z">
              <text:p/>
            </draw:path>
          </draw:g>
        </draw:g>
        <draw:line draw:style-name="gr58" draw:text-style-name="P6" draw:layer="layout" svg:x1="8.2cm" svg:y1="21.402cm" svg:x2="9.2cm" svg:y2="21.402cm">
          <text:p/>
        </draw:line>
        <draw:line draw:style-name="gr59" draw:text-style-name="P6" draw:layer="layout" svg:x1="3.3cm" svg:y1="21.402cm" svg:x2="8.1cm" svg:y2="21.402cm">
          <text:p/>
        </draw:line>
        <draw:line draw:style-name="gr59" draw:text-style-name="P6" draw:layer="layout" svg:x1="9.9cm" svg:y1="21.402cm" svg:x2="11.5cm" svg:y2="21.402cm">
          <text:p/>
        </draw:line>
        <draw:frame draw:style-name="gr69" draw:text-style-name="P16" draw:layer="layout" svg:width="1.882cm" svg:height="0.319cm" svg:x="8.205cm" svg:y="21.402cm">
          <draw:text-box>
            <text:p><text:span text:style-name="T9">ECM[uin][uout]</text:span></text:p>
          </draw:text-box>
        </draw:frame>
        <draw:frame draw:style-name="gr70" draw:text-style-name="P16" draw:layer="layout" svg:width="1.374cm" svg:height="0.319cm" svg:x="10.406cm" svg:y="21.404cm">
          <draw:text-box>
            <text:p><text:span text:style-name="T9">GD[d0][d1]</text:span></text:p>
          </draw:text-box>
        </draw:frame>
        <draw:frame draw:style-name="gr71" draw:text-style-name="P16" draw:layer="layout" svg:width="2.174cm" svg:height="0.319cm" svg:x="4.706cm" svg:y="21.404cm">
          <draw:text-box>
            <text:p><text:span text:style-name="T9">GX[Nu2][y][x]</text:span></text:p>
          </draw:text-box>
        </draw:frame>
        <draw:frame draw:style-name="gr72" draw:text-style-name="P16" draw:layer="layout" svg:width="0.599cm" svg:height="0.955cm" svg:x="4.807cm" svg:y="21.805cm">
          <draw:text-box>
            <text:p><text:span text:style-name="T9">Nu2:</text:span></text:p>
            <text:p><text:span text:style-name="T9">y:</text:span></text:p>
            <text:p><text:span text:style-name="T9">x:</text:span></text:p>
          </draw:text-box>
        </draw:frame>
        <draw:frame draw:style-name="gr73" draw:text-style-name="P16" draw:layer="layout" svg:width="1.645cm" svg:height="0.955cm" svg:x="5.507cm" svg:y="21.806cm">
          <draw:text-box>
            <text:p><text:span text:style-name="T9">0...Nu*2</text:span></text:p>
            <text:p><text:span text:style-name="T9">0...2^Nu2-1</text:span></text:p>
            <text:p><text:span text:style-name="T9">0...Q-1</text:span></text:p>
          </draw:text-box>
        </draw:frame>
        <draw:frame draw:style-name="gr74" draw:text-style-name="P16" draw:layer="layout" svg:width="0.633cm" svg:height="0.637cm" svg:x="8.305cm" svg:y="21.803cm">
          <draw:text-box>
            <text:p><text:span text:style-name="T9">uin:</text:span></text:p>
            <text:p><text:span text:style-name="T9">uout:</text:span></text:p>
          </draw:text-box>
        </draw:frame>
        <draw:frame draw:style-name="gr75" draw:text-style-name="P16" draw:layer="layout" svg:width="0.887cm" svg:height="0.637cm" svg:x="9.006cm" svg:y="21.804cm">
          <draw:text-box>
            <text:p><text:span text:style-name="T9">0...M-1</text:span></text:p>
            <text:p><text:span text:style-name="T9">0...M-1</text:span></text:p>
          </draw:text-box>
        </draw:frame>
        <draw:frame draw:style-name="gr76" draw:text-style-name="P16" draw:layer="layout" svg:width="0.396cm" svg:height="0.637cm" svg:x="10.506cm" svg:y="21.804cm">
          <draw:text-box>
            <text:p><text:span text:style-name="T9">d0:</text:span></text:p>
            <text:p><text:span text:style-name="T9">d1:</text:span></text:p>
          </draw:text-box>
        </draw:frame>
        <draw:frame draw:style-name="gr77" draw:text-style-name="P16" draw:layer="layout" svg:width="1.645cm" svg:height="0.637cm" svg:x="11.006cm" svg:y="21.805cm">
          <draw:text-box>
            <text:p><text:span text:style-name="T9">Dmin...Dmax</text:span></text:p>
            <text:p><text:span text:style-name="T9">Dmin...Dmax</text:span></text:p>
          </draw:text-box>
        </draw:frame>
        <draw:frame draw:style-name="gr78" draw:text-style-name="P16" draw:layer="layout" svg:width="3.232cm" svg:height="0.955cm" svg:x="4.807cm" svg:y="22.805cm">
          <draw:text-box>
            <text:p><text:span text:style-name="T9">(approximation)</text:span></text:p>
            <text:p><text:span text:style-name="T9">Nu2 range: Nu2min...max</text:span></text:p>
            <text:p><text:span text:style-name="T9">d range: not bounded</text:span></text:p>
          </draw:text-box>
        </draw:frame>
        <draw:g draw:style-name="gr12">
          <svg:title>TexMaths</svg:title>
          <svg:desc>8§display§\left(
\phi_0(u'_i) =
\bm{x}_{i\nu}^{(i+1)\nu-1}
\right)§svg§600§TRUE§</svg:desc>
          <draw:g>
            <draw:path draw:style-name="gr13" draw:text-style-name="P7" draw:layer="layout" svg:width="0.106cm" svg:height="0.504cm" svg:x="10.561cm" svg:y="19.173cm" svg:viewBox="0 0 107 505" svg:d="M94 502c1 0 3 2 4 3 2 0 4 0 6 0 1 0 3-1 3-3 0-1-1-2-1-3-10-10-25-25-43-55-30-55-41-124-41-191 0-125 35-198 84-247 1-2 1-2 1-3 0-3-2-3-5-3-4 0-4 0-7 2-27 24-57 63-77 122-12 37-18 82-18 129 0 66 12 141 57 206 7 11 12 15 17 23 4 3 7 8 9 9 4 4 8 7 11 11z">
              <text:p/>
            </draw:path>
            <draw:path draw:style-name="gr13" draw:text-style-name="P7" draw:layer="layout" svg:width="0.146cm" svg:height="0.252cm" svg:x="10.692cm" svg:y="19.301cm" svg:viewBox="0 0 147 253" svg:d="M109 7c0-1 0-2 1-4 0-1 0-3-4-3-2 0-3 1-4 6-5 21-10 43-16 64-44 2-86 39-86 78 0 26 20 49 54 50-2 9-4 18-7 27-3 13-5 24-5 24 0 4 1 4 3 4 1 0 1 0 2-1s3-8 3-12c4-14 8-28 12-42 44-1 85-39 85-77 0-22-14-47-53-51 5-21 10-42 15-63zM55 192c-17-1-37-11-37-39 0-33 24-72 66-76-10 38-19 76-29 115zM92 77c21 1 37 14 37 39 0 33-24 73-67 76 10-39 20-77 30-115z">
              <text:p/>
            </draw:path>
            <draw:path draw:style-name="gr13" draw:text-style-name="P7" draw:layer="layout" svg:width="0.09cm" svg:height="0.134cm" svg:x="10.856cm" svg:y="19.407cm" svg:viewBox="0 0 91 135" svg:d="M91 68c0-22-2-37-11-50-6-10-18-18-34-18-46 0-46 54-46 68s0 67 46 67c45 0 45-53 45-67zM46 129c-9 0-21-5-25-21-3-12-3-28-3-42 0-15 0-30 3-40 4-16 17-20 25-20 10 0 20 6 24 18 3 10 4 25 4 42 0 14 0 28-3 41-4 18-17 22-25 22z">
              <text:p/>
            </draw:path>
            <draw:path draw:style-name="gr13" draw:text-style-name="P7" draw:layer="layout" svg:width="0.064cm" svg:height="0.279cm" svg:x="11cm" svg:y="19.286cm" svg:viewBox="0 0 65 280" svg:d="M65 277c0-1 0-1-5-6-35-35-44-88-44-131 0-49 10-98 46-133 3-3 3-4 3-5s-1-2-3-2c-3 0-28 19-44 54-15 32-18 63-18 86 0 22 2 56 18 88 17 34 41 52 44 52 2 0 3 0 3-3z">
              <text:p/>
            </draw:path>
            <draw:path draw:style-name="gr13" draw:text-style-name="P7" draw:layer="layout" svg:width="0.143cm" svg:height="0.126cm" svg:x="11.09cm" svg:y="19.372cm" svg:viewBox="0 0 144 127" svg:d="M90 108c3 12 13 19 25 19 10 0 16-6 21-16s5-18 8-27c0-3-2-3-3-3-3 0-3 1-4 5-4 15-9 35-21 35-6 0-9-4-9-13 0-7 3-19 6-30 2-10 5-19 8-29 1-5 3-15 5-19 0-7 4-18 4-20 0-4-4-7-8-7-2 0-9 0-12 10-5 21-17 69-20 84-1 1-12 24-32 24-16 0-18-13-18-24 0-15 8-37 15-56 3-9 5-13 5-18 0-13-9-23-23-23-27 0-37 41-37 43 0 3 2 3 3 3 3 0 3 0 4-5 7-25 19-35 29-35 2 0 7 0 7 9 0 7-3 15-5 19-10 28-16 45-16 59 0 27 20 34 35 34 18 0 28-13 33-19z">
              <text:p/>
            </draw:path>
            <draw:path draw:style-name="gr13" draw:text-style-name="P7" draw:layer="layout" svg:width="0.049cm" svg:height="0.1cm" svg:x="11.251cm" svg:y="19.27cm" svg:viewBox="0 0 50 101" svg:d="M48 17c2-3 2-5 2-7 0-5-6-10-12-10-8 0-10 6-11 9-8 28-17 57-25 85-1 0-2 3-2 3 0 2 6 4 8 4s2 0 3-3c12-27 25-54 37-81z">
              <text:p/>
            </draw:path>
            <draw:path draw:style-name="gr13" draw:text-style-name="P7" draw:layer="layout" svg:width="0.059cm" svg:height="0.131cm" svg:x="11.251cm" svg:y="19.435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4-1 7-6 19-4 11-8 21-13 32z">
              <text:p/>
            </draw:path>
            <draw:path draw:style-name="gr13" draw:text-style-name="P7" draw:layer="layout" svg:width="0.064cm" svg:height="0.279cm" svg:x="11.352cm" svg:y="19.286cm" svg:viewBox="0 0 65 280" svg:d="M65 140c0-22-3-56-19-87-16-35-40-53-44-53-1 0-2 1-2 2s0 2 5 7c28 28 44 73 44 131 0 48-11 97-46 132-3 4-3 4-3 5 0 2 1 3 2 3 4 0 28-19 45-55 15-30 18-61 18-85z">
              <text:p/>
            </draw:path>
            <draw:path draw:style-name="gr13" draw:text-style-name="P7" draw:layer="layout" svg:width="0.185cm" svg:height="0.065cm" svg:x="11.539cm" svg:y="19.393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3" draw:text-style-name="P7" draw:layer="layout" svg:width="0.158cm" svg:height="0.128cm" svg:x="11.83cm" svg:y="19.369cm" svg:viewBox="0 0 159 129" svg:d="M140 14c-10 4-15 13-15 20 0 6 5 13 14 13 10 0 20-9 20-22 0-15-15-25-32-25-16 0-26 12-30 18-7-12-23-18-39-18-35 0-54 34-54 44 0 4 4 4 6 4 4 0 6 0 7-4 8-26 29-34 40-34 10 0 16 5 16 14 0 6-4 21-7 31-3 13-6 26-9 38-5 18-15 26-24 26-2 0-8 0-14-4 11-3 15-13 15-19 0-7-4-14-14-14s-20 9-20 23 15 24 32 24c16 0 26-12 30-17 8 12 23 17 39 17 36 0 54-34 54-43 0-4-4-4-6-4-3 0-6 0-7 4-8 25-28 33-40 33-10 0-16-5-16-14 0-6 4-20 7-31 2-8 9-34 9-38 5-17 15-26 24-26 2 0 8 0 14 4z">
              <text:p/>
            </draw:path>
            <draw:path draw:style-name="gr13" draw:text-style-name="P7" draw:layer="layout" svg:width="0.05cm" svg:height="0.196cm" svg:x="12.028cm" svg:y="19.203cm" svg:viewBox="0 0 51 197" svg:d="M47 0c-37 26-47 68-47 98 0 28 8 71 47 99 2 0 4 0 4-3 0-1-1-1-2-3-27-23-36-57-36-93 0-52 21-79 37-93 0-1 1-2 1-3 0-2-2-2-4-2z">
              <text:p/>
            </draw:path>
            <draw:path draw:style-name="gr13" draw:text-style-name="P7" draw:layer="layout" svg:width="0.058cm" svg:height="0.131cm" svg:x="12.102cm" svg:y="19.22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1 0 2 2 2 3 2 3 0 3-1 3-3 6-17 14-24 22-24 3 0 5 1 5 7 0 4-2 7-7 19-4 11-8 21-12 32z">
              <text:p/>
            </draw:path>
            <draw:path draw:style-name="gr13" draw:text-style-name="P7" draw:layer="layout" svg:width="0.144cm" svg:height="0.144cm" svg:x="12.186cm" svg:y="19.228cm" svg:viewBox="0 0 145 145" svg:d="M77 78c20 0 40 0 61 0 2 0 7 0 7-5s-5-5-7-5c-21 0-41 0-61 0 0-20 0-40 0-60 0-3 0-8-4-8-6 0-6 5-6 8 0 20 0 40 0 60-20 0-40 0-60 0-2 0-7 0-7 5s4 5 7 5c20 0 40 0 60 0 0 19 0 39 0 59 0 4 0 8 5 8s5-4 5-8c0-20 0-40 0-59z">
              <text:p/>
            </draw:path>
            <draw:path draw:style-name="gr13" draw:text-style-name="P7" draw:layer="layout" svg:width="0.071cm" svg:height="0.13cm" svg:x="12.366cm" svg:y="19.219cm" svg:viewBox="0 0 72 131" svg:d="M45 6c0-5-1-6-7-6-12 13-30 13-38 13 0 2 0 5 0 7 5 0 18 0 29-6 0 34 0 67 0 100 0 7 0 10-20 10-3 0-5 0-7 0 0 2 0 5 0 7 3-1 27-1 35-1 5 0 30 0 35 1 0-2 0-5 0-7-3 0-5 0-8 0-19 0-19-3-19-10 0-36 0-72 0-108z">
              <text:p/>
            </draw:path>
            <draw:path draw:style-name="gr13" draw:text-style-name="P7" draw:layer="layout" svg:width="0.049cm" svg:height="0.196cm" svg:x="12.471cm" svg:y="19.203cm" svg:viewBox="0 0 50 197" svg:d="M3 0c-1 0-3 0-3 2 0 1 0 2 2 4 16 15 36 42 36 92 0 41-13 72-35 91-3 4-3 4-3 5s0 3 2 3c3 0 21-13 35-38 8-17 13-38 13-61 0-28-8-70-47-98z">
              <text:p/>
            </draw:path>
            <draw:path draw:style-name="gr13" draw:text-style-name="P7" draw:layer="layout" svg:width="0.1cm" svg:height="0.086cm" svg:x="12.559cm" svg:y="19.263cm" svg:viewBox="0 0 101 87" svg:d="M35 6c0-1 0-2 0-3s0-3-3-3c-4 0-11 1-13 1-3 1-7 1-10 1s-6 0-6 4 3 4 5 4c10 0 10 0 10 2s-1 6-2 8c-3 13-7 27-10 40-5 19-6 23-6 24 0 3 3 3 4 3s2 0 3 0c18-3 43-12 63-31 28-23 31-49 31-50 0-3-3-6-7-6-6 0-8 6-9 11-8 28-35 58-68 68 6-24 12-49 18-73z">
              <text:p/>
            </draw:path>
            <draw:path draw:style-name="gr13" draw:text-style-name="P7" draw:layer="layout" svg:width="0.132cm" svg:height="0.009cm" svg:x="12.692cm" svg:y="19.296cm" svg:viewBox="0 0 133 10" svg:d="M125 10c3 0 8 0 8-5s-4-5-8-5c-39 0-78 0-117 0-3 0-8 0-8 5s5 5 8 5c39 0 78 0 117 0z">
              <text:p/>
            </draw:path>
            <draw:path draw:style-name="gr13" draw:text-style-name="P7" draw:layer="layout" svg:width="0.07cm" svg:height="0.13cm" svg:x="12.867cm" svg:y="19.219cm" svg:viewBox="0 0 71 131" svg:d="M44 6c0-5 0-6-6-6-12 13-30 13-38 13 0 2 0 5 0 7 5 0 18 0 28-6 0 34 0 67 0 100 0 7 0 10-19 10-3 0-5 0-7 0 0 2 0 5 0 7 3-1 27-1 34-1 6 0 31 0 35 1 0-2 0-5 0-7-2 0-5 0-7 0-20 0-20-3-20-10 0-36 0-72 0-108z">
              <text:p/>
            </draw:path>
            <draw:path draw:style-name="gr13" draw:text-style-name="P7" draw:layer="layout" svg:width="0.058cm" svg:height="0.131cm" svg:x="12.014cm" svg:y="19.444cm" svg:viewBox="0 0 59 132" svg:d="M54 7c0-3-2-7-8-7-4 0-11 5-11 10 0 4 3 8 8 8 6 0 11-5 11-11zM14 107c0 2-1 5-1 8 0 10 7 17 18 17 20 0 28-27 28-30s-2-3-3-3c-2 0-2 2-3 4-5 15-14 23-21 23-4 0-5-2-5-6 0-5 1-9 3-13 2-6 4-10 6-16 2-5 9-22 10-25 0-1 1-4 1-6 0-9-8-17-18-17-20 0-29 27-29 31 0 2 2 2 3 2 3 0 3-1 3-3 6-17 15-24 22-24 3 0 5 1 5 7 0 5-2 7-7 19-4 11-8 21-12 32z">
              <text:p/>
            </draw:path>
            <draw:path draw:style-name="gr13" draw:text-style-name="P7" draw:layer="layout" svg:width="0.1cm" svg:height="0.086cm" svg:x="12.099cm" svg:y="19.487cm" svg:viewBox="0 0 101 87" svg:d="M34 6c1 0 1-2 1-3-1-1 0-3-3-3-4 1-11 2-13 2-4 0-7 0-11 0-3 0-6 0-6 5 0 3 4 3 6 3 10 0 10 0 10 3 0 1-2 5-3 7-3 13-6 27-9 40-5 19-6 23-6 24 0 3 2 3 3 3s2 0 3 0c18-3 43-12 64-31 27-23 31-49 31-50 0-3-3-6-7-6-7 0-8 6-10 11-8 28-34 59-67 68 6-24 12-48 17-73z">
              <text:p/>
            </draw:path>
            <draw:path draw:style-name="gr13" draw:text-style-name="P7" draw:layer="layout" svg:width="0.106cm" svg:height="0.504cm" svg:x="12.982cm" svg:y="19.173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g draw:style-name="gr12">
          <svg:title>TexMaths</svg:title>
          <svg:desc>10§display§u'_i§svg§600§TRUE§</svg:desc>
          <draw:g>
            <draw:path draw:style-name="gr13" draw:text-style-name="P7" draw:layer="layout" svg:width="0.178cm" svg:height="0.158cm" svg:x="2.933cm" svg:y="22.816cm" svg:viewBox="0 0 179 159" svg:d="M112 135c4 15 16 24 31 24 12 0 20-8 25-20 6-12 8-23 11-34 0-4-3-4-4-4-4 0-4 2-5 7-5 19-12 43-26 43-7 0-10-5-10-16 0-8 4-24 6-37 4-13 7-25 10-37 1-6 4-19 5-24 2-8 6-22 6-24 0-6-5-9-10-9-2 0-11 0-13 12-7 26-22 87-26 106-1 1-15 29-40 29-18 0-22-16-22-29 0-19 10-47 19-71 4-11 6-16 6-22 0-16-11-29-29-29-33 0-46 51-46 54s3 2 4 3c4 0 4 0 6-6 9-30 22-43 35-43 3 0 9 0 9 11 0 9-4 19-6 24-13 35-20 57-20 74 0 33 24 42 43 42 23 0 35-16 41-24z">
              <text:p/>
            </draw:path>
            <draw:path draw:style-name="gr13" draw:text-style-name="P7" draw:layer="layout" svg:width="0.061cm" svg:height="0.126cm" svg:x="3.134cm" svg:y="22.689cm" svg:viewBox="0 0 62 127" svg:d="M59 21c2-4 3-6 3-8 0-7-7-13-15-13-9 0-12 8-13 12-11 35-22 70-33 106 0 1-1 3-1 4 0 3 8 5 10 5 1 0 2 0 3-4 15-34 31-68 46-102z">
              <text:p/>
            </draw:path>
            <draw:path draw:style-name="gr13" draw:text-style-name="P7" draw:layer="layout" svg:width="0.073cm" svg:height="0.164cm" svg:x="3.134cm" svg:y="22.894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 draw:style-name="gr12">
          <svg:title>TexMaths</svg:title>
          <svg:desc>8§display§(\phi_0)§svg§600§TRUE§</svg:desc>
          <draw:g>
            <draw:path draw:style-name="gr13" draw:text-style-name="P7" draw:layer="layout" svg:width="0.064cm" svg:height="0.278cm" svg:x="2.285cm" svg:y="22.329cm" svg:viewBox="0 0 65 279" svg:d="M65 276c0-1 0-1-5-6-34-35-44-87-44-130 0-49 11-98 45-133 4-3 4-3 4-5 0-1-1-2-3-2-3 0-28 19-44 54-15 31-18 62-18 86 0 21 3 55 18 86 17 35 41 53 44 53 2 0 3-1 3-3z">
              <text:p/>
            </draw:path>
            <draw:path draw:style-name="gr13" draw:text-style-name="P7" draw:layer="layout" svg:width="0.146cm" svg:height="0.249cm" svg:x="2.38cm" svg:y="22.345cm" svg:viewBox="0 0 147 250" svg:d="M109 6c0 0 0-2 0-4-1 0 0-2-3-2-2 0-3 1-4 6-5 21-11 42-17 63-43 2-85 39-85 77 0 27 20 49 53 51-1 9-4 17-6 26-3 13-5 23-5 24 0 3 1 3 3 3 1 0 1 0 2 0 1-1 2-8 3-12 4-13 8-27 11-41 45-2 86-39 86-77 0-22-15-47-54-51 5-21 11-42 16-63zM55 191c-17-1-37-11-37-39 0-33 24-72 66-76-10 38-19 76-29 115zM91 76c22 1 38 14 38 38 0 33-24 73-67 77 10-39 19-77 29-115z">
              <text:p/>
            </draw:path>
            <draw:path draw:style-name="gr13" draw:text-style-name="P7" draw:layer="layout" svg:width="0.09cm" svg:height="0.133cm" svg:x="2.544cm" svg:y="22.45cm" svg:viewBox="0 0 91 134" svg:d="M91 68c0-22-2-37-12-51-6-9-18-17-33-17-46 0-46 54-46 68s0 66 46 66c45 0 45-53 45-66zM46 128c-9 0-21-5-25-21-3-11-3-27-3-42 0-14 0-29 3-39 4-16 17-20 25-20 10 0 20 6 23 17 4 11 4 25 4 42 0 15 0 29-3 41-4 18-17 22-24 22z">
              <text:p/>
            </draw:path>
            <draw:path draw:style-name="gr13" draw:text-style-name="P7" draw:layer="layout" svg:width="0.064cm" svg:height="0.278cm" svg:x="2.675cm" svg:y="22.329cm" svg:viewBox="0 0 65 279" svg:d="M65 140c0-22-4-56-19-87-16-35-40-53-44-53-1 0-2 1-2 2 0 2 0 2 5 8 28 27 44 71 44 130 0 47-11 96-46 132-3 3-3 3-3 4 0 2 1 3 2 3 4 0 28-19 45-54 14-31 18-62 18-85z">
              <text:p/>
            </draw:path>
          </draw:g>
        </draw:g>
        <draw:line draw:style-name="gr79" draw:text-style-name="P6" draw:layer="layout" svg:x1="1.8cm" svg:y1="22.402cm" svg:x2="2.2cm" svg:y2="22.402cm">
          <text:p/>
        </draw:line>
        <draw:line draw:style-name="gr79" draw:text-style-name="P6" draw:layer="layout" svg:x1="3.8cm" svg:y1="22.402cm" svg:x2="3.4cm" svg:y2="22.402cm">
          <text:p/>
        </draw:line>
        <draw:line draw:style-name="gr79" draw:text-style-name="P6" draw:layer="layout" svg:x1="2.2cm" svg:y1="23.002cm" svg:x2="2.2cm" svg:y2="22.602cm">
          <text:p/>
        </draw:line>
        <draw:line draw:style-name="gr79" draw:text-style-name="P6" draw:layer="layout" svg:x1="3.4cm" svg:y1="22.603cm" svg:x2="3.4cm" svg:y2="23.003cm">
          <text:p/>
        </draw:line>
        <draw:line draw:style-name="gr79" draw:text-style-name="P6" draw:layer="layout" svg:x1="2.2cm" svg:y1="23.803cm" svg:x2="2.2cm" svg:y2="23.403cm">
          <text:p/>
        </draw:line>
        <draw:line draw:style-name="gr79" draw:text-style-name="P6" draw:layer="layout" svg:x1="3.4cm" svg:y1="23.404cm" svg:x2="3.4cm" svg:y2="23.804cm">
          <text:p/>
        </draw:line>
        <draw:frame draw:style-name="gr80" draw:text-style-name="P16" draw:layer="layout" svg:width="0.366cm" svg:height="0.319cm" svg:x="1.4cm" svg:y="22.305cm">
          <draw:text-box>
            <text:p><text:span text:style-name="T9">PF</text:span></text:p>
          </draw:text-box>
        </draw:frame>
        <draw:frame draw:style-name="gr81" draw:text-style-name="P16" draw:layer="layout" svg:width="0.383cm" svg:height="0.319cm" svg:x="3.8cm" svg:y="22.306cm">
          <draw:text-box>
            <text:p><text:span text:style-name="T9">PB</text:span></text:p>
          </draw:text-box>
        </draw:frame>
        <draw:frame draw:style-name="gr82" draw:text-style-name="P16" draw:layer="layout" svg:width="0.396cm" svg:height="0.319cm" svg:x="1.7cm" svg:y="22.706cm">
          <draw:text-box>
            <text:p><text:span text:style-name="T9">PU</text:span></text:p>
          </draw:text-box>
        </draw:frame>
        <draw:frame draw:style-name="gr82" draw:text-style-name="P16" draw:layer="layout" svg:width="0.396cm" svg:height="0.319cm" svg:x="3.6cm" svg:y="22.707cm">
          <draw:text-box>
            <text:p><text:span text:style-name="T9">PD</text:span></text:p>
          </draw:text-box>
        </draw:frame>
        <draw:frame draw:style-name="gr83" draw:text-style-name="P16" draw:layer="layout" svg:width="0.273cm" svg:height="0.319cm" svg:x="1.7cm" svg:y="23.506cm">
          <draw:text-box>
            <text:p><text:span text:style-name="T9">PI</text:span></text:p>
          </draw:text-box>
        </draw:frame>
        <draw:frame draw:style-name="gr84" draw:text-style-name="P16" draw:layer="layout" svg:width="0.413cm" svg:height="0.319cm" svg:x="3.6cm" svg:y="23.507cm">
          <draw:text-box>
            <text:p><text:span text:style-name="T9">PO</text:span></text:p>
          </draw:text-box>
        </draw:frame>
        <draw:line draw:style-name="gr26" draw:text-style-name="P6" draw:layer="layout" svg:x1="1cm" svg:y1="18.6cm" svg:x2="13.4cm" svg:y2="18.6cm">
          <text:p/>
        </draw:line>
        <draw:frame draw:style-name="gr20" draw:text-style-name="P8" draw:layer="layout" svg:width="1.501cm" svg:height="0.395cm" svg:x="13.602cm" svg:y="25.402cm">
          <draw:text-box>
            <text:p><text:span text:style-name="T4">Baseline</text:span></text:p>
          </draw:text-box>
        </draw:frame>
        <draw:line draw:style-name="gr85" draw:text-style-name="P6" draw:layer="layout" svg:x1="14.6cm" svg:y1="22.2cm" svg:x2="15.8cm" svg:y2="22.2cm">
          <text:p/>
        </draw:line>
        <draw:frame draw:style-name="gr86" draw:text-style-name="P3" draw:layer="layout" svg:width="0.553cm" svg:height="0.319cm" svg:x="14.001cm" svg:y="22.001cm">
          <draw:text-box>
            <text:p><text:span text:style-name="T1">6-bit</text:span></text:p>
          </draw:text-box>
        </draw:frame>
        <draw:line draw:style-name="gr11" draw:text-style-name="P6" draw:layer="layout" svg:x1="14.6cm" svg:y1="22.6cm" svg:x2="15.8cm" svg:y2="22.6cm">
          <text:p/>
        </draw:line>
        <draw:line draw:style-name="gr11" draw:text-style-name="P6" draw:layer="layout" svg:x1="14.6cm" svg:y1="23cm" svg:x2="15.8cm" svg:y2="23cm">
          <text:p/>
        </draw:line>
        <draw:line draw:style-name="gr11" draw:text-style-name="P6" draw:layer="layout" svg:x1="14.6cm" svg:y1="23.4cm" svg:x2="15.8cm" svg:y2="23.4cm">
          <text:p/>
        </draw:line>
        <draw:line draw:style-name="gr11" draw:text-style-name="P6" draw:layer="layout" svg:x1="14.6cm" svg:y1="23.8cm" svg:x2="15.8cm" svg:y2="23.8cm">
          <text:p/>
        </draw:line>
        <draw:line draw:style-name="gr11" draw:text-style-name="P6" draw:layer="layout" svg:x1="14.6cm" svg:y1="24.2cm" svg:x2="15.8cm" svg:y2="24.2cm">
          <text:p/>
        </draw:line>
        <draw:frame draw:style-name="gr5" draw:text-style-name="P3" draw:layer="layout" svg:width="0.159cm" svg:height="0.319cm" svg:x="14.002cm" svg:y="22.402cm">
          <draw:text-box>
            <text:p><text:span text:style-name="T1">5</text:span></text:p>
          </draw:text-box>
        </draw:frame>
        <draw:frame draw:style-name="gr5" draw:text-style-name="P3" draw:layer="layout" svg:width="0.159cm" svg:height="0.319cm" svg:x="14.003cm" svg:y="22.803cm">
          <draw:text-box>
            <text:p><text:span text:style-name="T1">4</text:span></text:p>
          </draw:text-box>
        </draw:frame>
        <draw:frame draw:style-name="gr5" draw:text-style-name="P3" draw:layer="layout" svg:width="0.159cm" svg:height="0.319cm" svg:x="14.004cm" svg:y="23.204cm">
          <draw:text-box>
            <text:p><text:span text:style-name="T1">3</text:span></text:p>
          </draw:text-box>
        </draw:frame>
        <draw:frame draw:style-name="gr5" draw:text-style-name="P3" draw:layer="layout" svg:width="0.159cm" svg:height="0.319cm" svg:x="14.005cm" svg:y="23.605cm">
          <draw:text-box>
            <text:p><text:span text:style-name="T1">2</text:span></text:p>
          </draw:text-box>
        </draw:frame>
        <draw:frame draw:style-name="gr5" draw:text-style-name="P3" draw:layer="layout" svg:width="0.159cm" svg:height="0.319cm" svg:x="14.006cm" svg:y="24.006cm">
          <draw:text-box>
            <text:p><text:span text:style-name="T1">1</text:span></text:p>
          </draw:text-box>
        </draw:frame>
        <draw:line draw:style-name="gr87" draw:text-style-name="P6" draw:layer="layout" svg:x1="14.8cm" svg:y1="22.2cm" svg:x2="14.8cm" svg:y2="23.9cm">
          <text:p/>
        </draw:line>
        <draw:frame draw:style-name="gr88" draw:text-style-name="P3" draw:layer="layout" svg:width="1.086cm" svg:height="0.319cm" draw:transform="rotate (-1.5707963267949) translate (15.004cm 21.018cm)">
          <draw:text-box>
            <text:p><text:span text:style-name="T1">uncoded</text:span></text:p>
          </draw:text-box>
        </draw:frame>
        <draw:frame draw:style-name="gr89" draw:text-style-name="P3" draw:layer="layout" svg:width="1.115cm" svg:height="0.319cm" draw:transform="rotate (-1.5707963267949) translate (15.405cm 21.018cm)">
          <draw:text-box>
            <text:p><text:span text:style-name="T1">high-rate</text:span></text:p>
          </draw:text-box>
        </draw:frame>
        <draw:line draw:style-name="gr87" draw:text-style-name="P6" draw:layer="layout" svg:x1="15.2cm" svg:y1="22.8cm" svg:x2="15.2cm" svg:y2="23.7cm">
          <text:p/>
        </draw:line>
        <draw:line draw:style-name="gr90" draw:text-style-name="P6" draw:layer="layout" svg:x1="15.2cm" svg:y1="22.2cm" svg:x2="15.2cm" svg:y2="22.8cm">
          <text:p/>
        </draw:line>
        <draw:frame draw:style-name="gr91" draw:text-style-name="P3" draw:layer="layout" svg:width="1.005cm" svg:height="0.319cm" draw:transform="rotate (-1.5707963267949) translate (15.806cm 21.019cm)">
          <draw:text-box>
            <text:p><text:span text:style-name="T1">low-rate</text:span></text:p>
          </draw:text-box>
        </draw:frame>
        <draw:line draw:style-name="gr90" draw:text-style-name="P6" draw:layer="layout" svg:x1="15.6cm" svg:y1="22.2cm" svg:x2="15.6cm" svg:y2="23.1cm">
          <text:p/>
        </draw:line>
        <draw:line draw:style-name="gr87" draw:text-style-name="P6" draw:layer="layout" svg:x1="15.6cm" svg:y1="23.1cm" svg:x2="15.6cm" svg:y2="23.5cm">
          <text:p/>
        </draw:line>
        <draw:frame draw:style-name="gr92" draw:text-style-name="P4" draw:layer="layout" svg:width="1.251cm" svg:height="0.395cm" svg:x="15.802cm" svg:y="22.202cm">
          <draw:text-box>
            <text:p><text:span text:style-name="T2">encode:</text:span></text:p>
          </draw:text-box>
        </draw:frame>
        <draw:frame draw:style-name="gr21" draw:text-style-name="P4" draw:layer="layout" svg:width="1.911cm" svg:height="0.395cm" svg:x="15.803cm" svg:y="23.003cm">
          <draw:text-box>
            <text:p><text:span text:style-name="T2">IDS channel</text:span></text:p>
          </draw:text-box>
        </draw:frame>
        <draw:g draw:style-name="gr12">
          <svg:title>TexMaths</svg:title>
          <svg:desc>10§display§I(U;X)§svg§600§TRUE§</svg:desc>
          <draw:g>
            <draw:path draw:style-name="gr13" draw:text-style-name="P7" draw:layer="layout" svg:width="0.162cm" svg:height="0.238cm" svg:x="17.112cm" svg:y="22.281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3" draw:text-style-name="P7" draw:layer="layout" svg:width="0.08cm" svg:height="0.348cm" svg:x="17.317cm" svg:y="22.258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243cm" svg:height="0.245cm" svg:x="17.442cm" svg:y="22.281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3" draw:text-style-name="P7" draw:layer="layout" svg:width="0.037cm" svg:height="0.216cm" svg:x="17.726cm" svg:y="22.37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3" draw:text-style-name="P7" draw:layer="layout" svg:width="0.289cm" svg:height="0.238cm" svg:x="17.861cm" svg:y="22.281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3" draw:text-style-name="P7" draw:layer="layout" svg:width="0.08cm" svg:height="0.348cm" svg:x="18.191cm" svg:y="22.2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line draw:style-name="gr85" draw:text-style-name="P6" draw:layer="layout" svg:x1="14.6cm" svg:y1="24.6cm" svg:x2="15.8cm" svg:y2="24.6cm">
          <text:p/>
        </draw:line>
        <draw:frame draw:style-name="gr5" draw:text-style-name="P3" draw:layer="layout" svg:width="0.159cm" svg:height="0.319cm" svg:x="14.007cm" svg:y="24.407cm">
          <draw:text-box>
            <text:p><text:span text:style-name="T1">0</text:span></text:p>
          </draw:text-box>
        </draw:frame>
        <draw:frame draw:style-name="gr93" draw:text-style-name="P8" draw:layer="layout" svg:width="3.689cm" svg:height="0.395cm" svg:x="13.604cm" svg:y="20.404cm">
          <draw:text-box>
            <text:p><text:span text:style-name="T4">Performance measure</text:span></text:p>
          </draw:text-box>
        </draw:frame>
        <draw:custom-shape draw:style-name="gr94" draw:text-style-name="P17" draw:layer="layout" svg:width="0.2cm" svg:height="0.7cm" svg:x="14.7cm" svg:y="23.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7" draw:layer="layout" svg:width="0.2cm" svg:height="0.9cm" svg:x="15.1cm" svg:y="23.7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7" draw:layer="layout" svg:width="0.2cm" svg:height="1.1cm" svg:x="15.5cm" svg:y="23.5cm">
          <text:p/>
          <draw:enhanced-geometry svg:viewBox="0 0 21600 21600" draw:type="rectangle" draw:enhanced-path="M 0 0 L 21600 0 21600 21600 0 21600 0 0 Z N"/>
        </draw:custom-shape>
        <draw:frame draw:style-name="gr97" draw:text-style-name="P4" draw:layer="layout" svg:width="0.84cm" svg:height="0.395cm" svg:x="15.803cm" svg:y="23.805cm">
          <draw:text-box>
            <text:p><text:span text:style-name="T2">Rate:</text:span></text:p>
          </draw:text-box>
        </draw:frame>
        <draw:g draw:style-name="gr12">
          <svg:title>TexMaths</svg:title>
          <svg:desc>10§display§\textstyle
R' = 
\frac{I(U;\tilde{U})}{\nu}§svg§600§TRUE§</svg:desc>
          <draw:g>
            <draw:path draw:style-name="gr13" draw:text-style-name="P7" draw:layer="layout" svg:width="0.25cm" svg:height="0.247cm" svg:x="16.797cm" svg:y="23.89cm" svg:viewBox="0 0 251 248" svg:d="M118 24c2-8 3-12 9-13 4 0 15 0 22 0 25 0 64 0 64 35 0 12-6 36-20 50-9 9-27 20-59 20-13 0-26 0-39 0 8-31 15-61 23-92zM168 120c36-7 77-32 77-67 0-30-31-53-77-53-33 0-67 0-100 0-7 0-11 0-11 7 0 4 4 4 10 4 1 0 8 0 14 1 6 0 9 1 9 5 0 2 0 3-1 7-16 63-31 125-47 188-4 14-5 17-32 17-7 0-10 0-10 7 0 4 4 4 5 4 10 0 34-1 44-1 9 0 35 1 45 1 3 0 7 0 7-7 0-4-3-4-10-4-13 0-23 0-23-6 0-3 1-4 1-6 8-31 16-62 24-93 14 0 27 0 41 0 32 0 39 19 39 32 0 5-3 16-5 24-3 10-6 23-6 30 0 38 42 38 47 38 30 0 42-36 42-41 0-4-3-3-4-4-3 0-4 2-5 5-8 26-24 32-32 32-11 0-14-8-14-22 0-10 2-28 4-40 0-5 1-11 1-16 0-27-23-38-33-42z">
              <text:p/>
            </draw:path>
            <draw:path draw:style-name="gr13" draw:text-style-name="P7" draw:layer="layout" svg:width="0.061cm" svg:height="0.126cm" svg:x="17.064cm" svg:y="23.865cm" svg:viewBox="0 0 62 127" svg:d="M60 22c2-5 2-7 2-8 0-8-7-14-15-14-9 0-12 8-13 12-11 35-22 71-33 106 0 1-1 2-1 4 0 3 8 5 10 5 1 0 2 0 3-4 16-34 31-67 47-101z">
              <text:p/>
            </draw:path>
            <draw:path draw:style-name="gr13" draw:text-style-name="P7" draw:layer="layout" svg:width="0.233cm" svg:height="0.081cm" svg:x="17.268cm" svg:y="2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15cm" svg:height="0.167cm" svg:x="17.676cm" svg:y="23.792cm" svg:viewBox="0 0 116 168" svg:d="M86 19c2-8 3-10 21-10 6 0 9 0 9-5 0-3-1-4-4-4-5 0-11 1-16 1-6 0-11 0-17 0s-11 0-17 0c-5 0-11-1-17-1-1 0-5 0-5 5 0 4 3 4 8 4 3 0 5 0 10 0 4 1 6 1 6 4 0 1 0 3-1 5-11 43-22 86-33 130-1 8-2 11-21 11-6 0-9 0-9 5 1 1 0 4 4 4 8 0 26-1 33-1 6 0 11 0 17 0s12 1 17 1c2 0 5 0 5-6 0-3-2-3-7-3-1 0-6 0-11-1-6 0-6-1-6-3 0-1 0-2 1-6 11-44 22-87 33-130z">
              <text:p/>
            </draw:path>
            <draw:path draw:style-name="gr13" draw:text-style-name="P7" draw:layer="layout" svg:width="0.063cm" svg:height="0.245cm" svg:x="17.832cm" svg:y="23.775cm" svg:viewBox="0 0 64 246" svg:d="M59 0c-46 33-59 85-59 123 0 35 11 88 59 123 2 0 5 0 5-3 0-2 0-2-2-4-33-29-45-71-45-116 0-66 25-99 46-117 1-1 1-1 1-3 0-3-3-3-5-3z">
              <text:p/>
            </draw:path>
            <draw:path draw:style-name="gr13" draw:text-style-name="P7" draw:layer="layout" svg:width="0.181cm" svg:height="0.172cm" svg:x="17.937cm" svg:y="23.792cm" svg:viewBox="0 0 182 173" svg:d="M151 27c2-10 6-18 26-18 1 0 5-1 5-6 0-1-1-3-4-3-8 0-17 1-25 1s-19-1-26-1c-1 0-5 0-5 5 0 3 3 4 5 4 12 0 16 4 16 10 0 1 0 2 0 3-4 16-22 90-25 98-14 31-43 44-63 44-16 0-34-9-34-33 0-6 1-12 2-17 8-32 16-63 24-95 2-8 3-10 22-10 4 0 7 0 7-6 0-1 0-3-4-3-7 0-25 1-32 1-4 0-13 0-17 0-5-1-11-1-15-1-2 0-6 0-6 5 0 4 3 4 8 4 1 0 5 0 10 0 5 1 5 1 5 4 0 1-2 11-4 16-2 7-3 15-5 22-5 19-9 37-14 56-2 10-2 12-2 17 0 30 25 49 54 49 34 0 67-28 75-60 7-29 15-57 22-86z">
              <text:p/>
            </draw:path>
            <draw:path draw:style-name="gr13" draw:text-style-name="P7" draw:layer="layout" svg:width="0.028cm" svg:height="0.152cm" svg:x="18.157cm" svg:y="23.854cm" svg:viewBox="0 0 29 153" svg:d="M29 14c0-9-7-14-14-14-9 0-15 7-15 14 0 8 7 14 14 14 9 0 15-7 15-14zM22 103c0 18-6 32-17 44-1 1-1 2-1 3s1 3 3 3c3 0 22-20 22-49 0-9-1-27-15-27-9 0-14 8-14 14 0 7 5 15 15 15 4 0 6-2 7-3z">
              <text:p/>
            </draw:path>
            <draw:path draw:style-name="gr13" draw:text-style-name="P7" draw:layer="layout" svg:width="0.09cm" svg:height="0.024cm" svg:x="18.282cm" svg:y="23.732cm" svg:viewBox="0 0 91 25" svg:d="M86 0c-7 8-14 12-21 12s-14-4-16-5c-9-5-14-7-20-7-10 0-13 4-29 20 2 2 3 3 5 5 7-8 14-12 21-12s14 4 16 5c9 5 14 7 19 7 11 0 14-4 30-20-2-2-3-3-5-5z">
              <text:p/>
            </draw:path>
            <draw:path draw:style-name="gr13" draw:text-style-name="P7" draw:layer="layout" svg:width="0.181cm" svg:height="0.172cm" svg:x="18.234cm" svg:y="23.792cm" svg:viewBox="0 0 182 173" svg:d="M151 27c3-10 6-18 26-18 1 0 5-1 5-6 0-1-1-3-4-3-7 0-17 1-25 1s-18-1-26-1c-1 0-5 0-5 5 0 3 4 4 6 4 11 0 15 4 15 10 0 1 0 2 0 3-4 16-22 90-25 98-14 31-42 44-63 44-16 0-34-9-34-33 0-6 1-12 3-17 8-32 16-63 24-95 2-8 2-10 21-10 4 0 8 0 8-6 0-1-1-3-4-3-7 0-25 1-33 1-4 0-12 0-17 0-4-1-10-1-15-1-2 0-5 0-5 5 0 4 3 4 8 4 3 0 5 0 9 0 5 1 6 1 6 4 0 1-3 11-4 16-2 7-4 15-6 22-5 19-9 37-14 56-2 10-2 12-2 17 0 30 25 49 54 49 34 0 67-28 75-60 7-29 15-57 22-86z">
              <text:p/>
            </draw:path>
            <draw:path draw:style-name="gr13" draw:text-style-name="P7" draw:layer="layout" svg:width="0.063cm" svg:height="0.245cm" svg:x="18.446cm" svg:y="23.775cm" svg:viewBox="0 0 64 246" svg:d="M5 0c-2 0-5 0-5 3 0 2 1 2 3 4 21 19 44 53 44 116 0 51-16 90-42 114-4 4-5 5-5 6s1 3 4 3 26-16 42-47c11-21 18-47 18-76 0-34-10-88-59-123z">
              <text:p/>
            </draw:path>
            <draw:path draw:style-name="gr13" draw:text-style-name="P7" draw:layer="layout" svg:width="0.878cm" svg:height="0.013cm" svg:x="17.661cm" svg:y="24.034cm" svg:viewBox="0 0 879 14" svg:d="M440 14c-147 0-293 0-440 0 0-5 0-9 0-14 293 0 586 0 879 0 0 5 0 9 0 14-147 0-293 0-439 0z">
              <text:p/>
            </draw:path>
            <draw:path draw:style-name="gr13" draw:text-style-name="P7" draw:layer="layout" svg:width="0.125cm" svg:height="0.108cm" svg:x="18.039cm" svg:y="24.141cm" svg:viewBox="0 0 126 109" svg:d="M44 8c0-1 0-3 0-4-1-1 0-4-4-4-5 1-14 2-16 2-4 0-9 0-13 1-4 0-7 0-7 6 0 3 3 3 6 3 12 0 12 1 12 4 0 1-1 6-2 9-4 17-9 33-13 50-6 24-7 29-7 30 0 4 4 4 5 4s3 0 4 0c21-4 53-15 79-39 33-29 38-61 38-62 0-4-3-8-8-8-9 0-10 7-13 14-9 35-42 73-84 85 8-30 15-61 23-91z">
              <text:p/>
            </draw:path>
          </draw:g>
        </draw:g>
        <draw:g draw:style-name="gr12">
          <svg:title>TexMaths</svg:title>
          <svg:desc>8§display§(\nu \!=\! 6)§svg§600§TRUE§</svg:desc>
          <draw:g>
            <draw:path draw:style-name="gr13" draw:text-style-name="P7" draw:layer="layout" svg:width="0.064cm" svg:height="0.278cm" svg:x="14.799cm" svg:y="24.652cm" svg:viewBox="0 0 65 279" svg:d="M65 276c0-1 0-1-4-6-35-35-45-87-45-130 0-49 11-98 46-133 3-3 3-3 3-5 0-1-1-2-3-2-3 0-28 19-44 54-15 31-18 62-18 86 0 21 3 55 18 86 17 35 41 53 44 53 2 0 3-1 3-3z">
              <text:p/>
            </draw:path>
            <draw:path draw:style-name="gr13" draw:text-style-name="P7" draw:layer="layout" svg:width="0.132cm" svg:height="0.123cm" svg:x="14.895cm" svg:y="24.738cm" svg:viewBox="0 0 133 124" svg:d="M48 3c0-1 0-3-3-3-7 0-27 2-35 2-2 1-5 1-5 6 0 4 3 4 7 4 14 0 14 2 14 4s-4 15-5 23c-6 23-12 46-18 69-1 4-2 8-3 12 0 3 3 4 5 4 1 0 2 0 4 0 20-4 50-15 79-42 37-34 45-72 45-75 0-5-4-7-8-7-3 0-9 1-12 9-18 64-60 95-92 105 9-37 18-74 27-111z">
              <text:p/>
            </draw:path>
            <draw:path draw:style-name="gr13" draw:text-style-name="P7" draw:layer="layout" svg:width="0.186cm" svg:height="0.064cm" svg:x="15.083cm" svg:y="24.759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13" draw:text-style-name="P7" draw:layer="layout" svg:width="0.115cm" svg:height="0.191cm" svg:x="15.33cm" svg:y="24.675cm" svg:viewBox="0 0 116 192" svg:d="M25 95c0-3 0-5 0-7 0-70 35-81 49-81 7 0 19 2 25 11-5 0-16 0-16 13 0 9 7 13 13 13 5 0 13-3 13-14 0-16-12-30-35-30-36 0-74 37-74 98 0 74 32 94 58 94 32 0 58-26 58-63 0-35-25-62-56-62-19 0-30 14-35 28zM58 184c-17 0-26-17-28-21-4-12-4-35-4-40 0-22 8-50 34-50 4 0 18 0 26 18 5 10 5 25 5 38 0 14 0 27-5 38-8 16-21 17-28 17z">
              <text:p/>
            </draw:path>
            <draw:path draw:style-name="gr13" draw:text-style-name="P7" draw:layer="layout" svg:width="0.064cm" svg:height="0.278cm" svg:x="15.474cm" svg:y="24.652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line draw:style-name="gr26" draw:text-style-name="P6" draw:layer="layout" svg:x1="13.4cm" svg:y1="25.2cm" svg:x2="20cm" svg:y2="25.2cm">
          <text:p/>
        </draw:line>
        <draw:frame draw:style-name="gr98" draw:text-style-name="P4" draw:layer="layout" svg:width="1.877cm" svg:height="1.183cm" svg:x="14.003cm" svg:y="25.906cm">
          <draw:text-box>
            <text:p><text:span text:style-name="T2">* marker</text:span></text:p>
            <text:p><text:span text:style-name="T2">* watermark</text:span></text:p>
            <text:p><text:span text:style-name="T2">* trivial</text:span></text:p>
          </draw:text-box>
        </draw:frame>
        <draw:custom-shape draw:style-name="gr99" draw:text-style-name="P6" draw:layer="layout" svg:width="1.2cm" svg:height="0.2cm" svg:x="16.4cm" svg:y="26.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6cm" svg:y1="26.6cm" svg:x2="16.6cm" svg:y2="26.8cm">
          <text:p/>
        </draw:line>
        <draw:line draw:style-name="gr8" draw:text-style-name="P6" draw:layer="layout" svg:x1="16.8cm" svg:y1="26.6cm" svg:x2="16.8cm" svg:y2="26.8cm">
          <text:p/>
        </draw:line>
        <draw:line draw:style-name="gr8" draw:text-style-name="P6" draw:layer="layout" svg:x1="17cm" svg:y1="26.6cm" svg:x2="17cm" svg:y2="26.8cm">
          <text:p/>
        </draw:line>
        <draw:line draw:style-name="gr8" draw:text-style-name="P6" draw:layer="layout" svg:x1="17.2cm" svg:y1="26.6cm" svg:x2="17.2cm" svg:y2="26.8cm">
          <text:p/>
        </draw:line>
        <draw:line draw:style-name="gr8" draw:text-style-name="P6" draw:layer="layout" svg:x1="17.4cm" svg:y1="26.6cm" svg:x2="17.4cm" svg:y2="26.8cm">
          <text:p/>
        </draw:line>
        <draw:custom-shape draw:style-name="gr68" draw:text-style-name="P15" draw:layer="layout" svg:width="0.2cm" svg:height="0.2cm" svg:x="17.4cm" svg:y="26.6cm">
          <text:p/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6.4cm" svg:y1="26.5cm" svg:x2="17.6cm" svg:y2="26.5cm">
          <text:p/>
        </draw:line>
        <draw:g draw:style-name="gr12">
          <svg:title>TexMaths</svg:title>
          <svg:desc>8§display§\nu \!=\! 6§svg§600§TRUE§</svg:desc>
          <draw:g>
            <draw:path draw:style-name="gr13" draw:text-style-name="P7" draw:layer="layout" svg:width="0.131cm" svg:height="0.122cm" svg:x="16.694cm" svg:y="26.317cm" svg:viewBox="0 0 132 123" svg:d="M48 3c-1-1 0-3-4-3-6 0-26 2-34 3-2 0-5 1-5 6 0 3 2 3 6 3 14 0 15 2 15 5 0 2-4 15-6 23-6 22-11 45-17 68-1 4-3 12-3 12 0 3 3 3 5 3 1 0 2 0 4 0 19-3 49-14 78-40 38-34 45-73 45-75 0-5-3-8-8-8-2 0-9 2-11 10-18 63-60 94-92 105 9-37 18-75 27-112z">
              <text:p/>
            </draw:path>
            <draw:path draw:style-name="gr13" draw:text-style-name="P7" draw:layer="layout" svg:width="0.185cm" svg:height="0.064cm" svg:x="16.883cm" svg:y="26.339cm" svg:viewBox="0 0 186 65" svg:d="M177 11c4 0 9 0 9-5 0-6-5-6-9-6-56 0-112 0-168 0-4 0-9 0-9 6 0 5 5 5 10 5 55 0 111 0 167 0zM177 65c4 0 9 0 9-5 0-6-5-6-9-6-56 0-112 0-167 0-5 0-10 0-10 6 0 5 5 5 9 5 56 0 112 0 168 0z">
              <text:p/>
            </draw:path>
            <draw:path draw:style-name="gr13" draw:text-style-name="P7" draw:layer="layout" svg:width="0.116cm" svg:height="0.191cm" svg:x="17.127cm" svg:y="26.255cm" svg:viewBox="0 0 117 192" svg:d="M26 94c0-2 0-4 0-6 0-71 35-81 48-81 8 0 20 2 25 11-4 0-15 0-15 13 0 8 6 13 13 13 5 0 13-3 13-14 0-16-12-30-36-30-36 0-74 36-74 98 0 74 33 94 59 94 31 0 58-26 58-63 0-36-25-62-56-62-19 0-30 14-35 27zM59 184c-17 0-26-17-28-21-5-13-5-36-5-40 0-22 9-50 35-50 4 0 17 0 25 17 5 10 5 25 5 38 0 14 0 28-5 38-8 16-20 18-27 18z">
              <text:p/>
            </draw:path>
          </draw:g>
        </draw:g>
        <draw:custom-shape draw:style-name="gr68" draw:text-style-name="P15" draw:layer="layout" svg:width="0.2cm" svg:height="0.2cm" svg:x="17.2cm" svg:y="26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6.8cm" svg:y="26.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.2cm" svg:height="0.2cm" svg:x="16.4cm" svg:y="26.9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6cm" svg:y1="26.9cm" svg:x2="16.6cm" svg:y2="27.1cm">
          <text:p/>
        </draw:line>
        <draw:line draw:style-name="gr8" draw:text-style-name="P6" draw:layer="layout" svg:x1="16.8cm" svg:y1="26.9cm" svg:x2="16.8cm" svg:y2="27.1cm">
          <text:p/>
        </draw:line>
        <draw:line draw:style-name="gr8" draw:text-style-name="P6" draw:layer="layout" svg:x1="17cm" svg:y1="26.9cm" svg:x2="17cm" svg:y2="27.1cm">
          <text:p/>
        </draw:line>
        <draw:line draw:style-name="gr8" draw:text-style-name="P6" draw:layer="layout" svg:x1="17.2cm" svg:y1="26.9cm" svg:x2="17.2cm" svg:y2="27.1cm">
          <text:p/>
        </draw:line>
        <draw:line draw:style-name="gr8" draw:text-style-name="P6" draw:layer="layout" svg:x1="17.4cm" svg:y1="26.9cm" svg:x2="17.4cm" svg:y2="27.1cm">
          <text:p/>
        </draw:line>
        <draw:custom-shape draw:style-name="gr68" draw:text-style-name="P15" draw:layer="layout" svg:width="0.2cm" svg:height="0.2cm" svg:x="17.4cm" svg:y="26.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7cm" svg:y="26.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6.8cm" svg:y="26.9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.2cm" svg:height="0.2cm" svg:x="17.8cm" svg:y="26.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cm" svg:y1="26.3cm" svg:x2="18cm" svg:y2="26.5cm">
          <text:p/>
        </draw:line>
        <draw:line draw:style-name="gr8" draw:text-style-name="P6" draw:layer="layout" svg:x1="18.2cm" svg:y1="26.3cm" svg:x2="18.2cm" svg:y2="26.5cm">
          <text:p/>
        </draw:line>
        <draw:line draw:style-name="gr8" draw:text-style-name="P6" draw:layer="layout" svg:x1="18.4cm" svg:y1="26.3cm" svg:x2="18.4cm" svg:y2="26.5cm">
          <text:p/>
        </draw:line>
        <draw:line draw:style-name="gr8" draw:text-style-name="P6" draw:layer="layout" svg:x1="18.6cm" svg:y1="26.3cm" svg:x2="18.6cm" svg:y2="26.5cm">
          <text:p/>
        </draw:line>
        <draw:line draw:style-name="gr8" draw:text-style-name="P6" draw:layer="layout" svg:x1="18.8cm" svg:y1="26.3cm" svg:x2="18.8cm" svg:y2="26.5cm">
          <text:p/>
        </draw:line>
        <draw:custom-shape draw:style-name="gr68" draw:text-style-name="P15" draw:layer="layout" svg:width="0.2cm" svg:height="0.2cm" svg:x="18.8cm" svg:y="26.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8.6cm" svg:y="26.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8cm" svg:y="26.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.2cm" svg:height="0.2cm" svg:x="17.8cm" svg:y="26.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cm" svg:y1="26.6cm" svg:x2="18cm" svg:y2="26.8cm">
          <text:p/>
        </draw:line>
        <draw:line draw:style-name="gr8" draw:text-style-name="P6" draw:layer="layout" svg:x1="18.2cm" svg:y1="26.6cm" svg:x2="18.2cm" svg:y2="26.8cm">
          <text:p/>
        </draw:line>
        <draw:line draw:style-name="gr8" draw:text-style-name="P6" draw:layer="layout" svg:x1="18.4cm" svg:y1="26.6cm" svg:x2="18.4cm" svg:y2="26.8cm">
          <text:p/>
        </draw:line>
        <draw:line draw:style-name="gr8" draw:text-style-name="P6" draw:layer="layout" svg:x1="18.6cm" svg:y1="26.6cm" svg:x2="18.6cm" svg:y2="26.8cm">
          <text:p/>
        </draw:line>
        <draw:line draw:style-name="gr8" draw:text-style-name="P6" draw:layer="layout" svg:x1="18.8cm" svg:y1="26.6cm" svg:x2="18.8cm" svg:y2="26.8cm">
          <text:p/>
        </draw:line>
        <draw:custom-shape draw:style-name="gr68" draw:text-style-name="P15" draw:layer="layout" svg:width="0.2cm" svg:height="0.2cm" svg:x="18.8cm" svg:y="26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8.4cm" svg:y="26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8cm" svg:y="26.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.2cm" svg:height="0.2cm" svg:x="17.8cm" svg:y="26.9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cm" svg:y1="26.9cm" svg:x2="18cm" svg:y2="27.1cm">
          <text:p/>
        </draw:line>
        <draw:line draw:style-name="gr8" draw:text-style-name="P6" draw:layer="layout" svg:x1="18.2cm" svg:y1="26.9cm" svg:x2="18.2cm" svg:y2="27.1cm">
          <text:p/>
        </draw:line>
        <draw:line draw:style-name="gr8" draw:text-style-name="P6" draw:layer="layout" svg:x1="18.4cm" svg:y1="26.9cm" svg:x2="18.4cm" svg:y2="27.1cm">
          <text:p/>
        </draw:line>
        <draw:line draw:style-name="gr8" draw:text-style-name="P6" draw:layer="layout" svg:x1="18.6cm" svg:y1="26.9cm" svg:x2="18.6cm" svg:y2="27.1cm">
          <text:p/>
        </draw:line>
        <draw:line draw:style-name="gr8" draw:text-style-name="P6" draw:layer="layout" svg:x1="18.8cm" svg:y1="26.9cm" svg:x2="18.8cm" svg:y2="27.1cm">
          <text:p/>
        </draw:line>
        <draw:custom-shape draw:style-name="gr68" draw:text-style-name="P15" draw:layer="layout" svg:width="0.2cm" svg:height="0.2cm" svg:x="18.8cm" svg:y="26.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8.2cm" svg:y="26.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8cm" svg:y="26.9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1.2cm" svg:height="0.2cm" svg:x="16.4cm" svg:y="27.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6.6cm" svg:y1="27.3cm" svg:x2="16.6cm" svg:y2="27.5cm">
          <text:p/>
        </draw:line>
        <draw:line draw:style-name="gr8" draw:text-style-name="P6" draw:layer="layout" svg:x1="16.8cm" svg:y1="27.3cm" svg:x2="16.8cm" svg:y2="27.5cm">
          <text:p/>
        </draw:line>
        <draw:line draw:style-name="gr8" draw:text-style-name="P6" draw:layer="layout" svg:x1="17cm" svg:y1="27.3cm" svg:x2="17cm" svg:y2="27.5cm">
          <text:p/>
        </draw:line>
        <draw:line draw:style-name="gr8" draw:text-style-name="P6" draw:layer="layout" svg:x1="17.2cm" svg:y1="27.3cm" svg:x2="17.2cm" svg:y2="27.5cm">
          <text:p/>
        </draw:line>
        <draw:line draw:style-name="gr8" draw:text-style-name="P6" draw:layer="layout" svg:x1="17.4cm" svg:y1="27.3cm" svg:x2="17.4cm" svg:y2="27.5cm">
          <text:p/>
        </draw:line>
        <draw:custom-shape draw:style-name="gr68" draw:text-style-name="P15" draw:layer="layout" svg:width="0.2cm" svg:height="0.2cm" svg:x="17.4cm" svg:y="27.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7.2cm" svg:y="27.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5" draw:layer="layout" svg:width="0.2cm" svg:height="0.2cm" svg:x="17cm" svg:y="27.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6" draw:layer="layout" svg:width="3cm" svg:height="1cm" svg:x="16.2cm" svg:y="26.2cm">
          <text:p/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15.2cm" svg:y1="26.9cm" svg:x2="16.2cm" svg:y2="26.9cm">
          <text:p/>
        </draw:line>
        <draw:line draw:style-name="gr26" draw:text-style-name="P6" draw:layer="layout" svg:x1="13.4cm" svg:y1="27.6cm" svg:x2="20cm" svg:y2="27.6cm">
          <text:p/>
        </draw:line>
        <draw:line draw:style-name="gr26" draw:text-style-name="P6" draw:layer="layout" svg:x1="13.4cm" svg:y1="20.2cm" svg:x2="20cm" svg:y2="20.2cm">
          <text:p/>
        </draw:line>
      </draw:page>
      <draw:page draw:name="page2" draw:style-name="dp1" draw:master-page-name="Default">
        <draw:frame draw:style-name="gr5" draw:text-style-name="P3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7" draw:text-style-name="P5" draw:layer="layout" svg:width="0.171cm" svg:height="0.323cm" svg:x="18.602cm" svg:y="0.601cm">
          <draw:text-box>
            <text:p><text:span text:style-name="T3">8</text:span></text:p>
          </draw:text-box>
        </draw:frame>
      </draw:page>
      <draw:page draw:name="page3" draw:style-name="dp1" draw:master-page-name="Default">
        <draw:custom-shape draw:style-name="gr4" draw:text-style-name="P1" draw:layer="layout" svg:width="0.8cm" svg:height="0.2cm" svg:x="3.4cm" svg:y="2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6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7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frame draw:style-name="gr101" draw:text-style-name="P10" draw:layer="layout" svg:width="1.018cm" svg:height="5.601cm" svg:x="1.902cm" svg:y="13.202cm">
          <draw:text-box>
            <text:p text:style-name="P9"><text:span text:style-name="T3">000111</text:span></text:p>
            <text:p text:style-name="P9"><text:span text:style-name="T3">001011</text:span></text:p>
            <text:p text:style-name="P9"><text:span text:style-name="T3">001101</text:span></text:p>
            <text:p text:style-name="P9"><text:span text:style-name="T3">001110</text:span></text:p>
            <text:p text:style-name="P9"><text:span text:style-name="T3">010011</text:span></text:p>
            <text:p text:style-name="P9"><text:span text:style-name="T3">010101</text:span></text:p>
            <text:p text:style-name="P9"><text:span text:style-name="T3">010110</text:span></text:p>
            <text:p text:style-name="P9"><text:span text:style-name="T3">011001</text:span></text:p>
            <text:p text:style-name="P9"><text:span text:style-name="T3">011010</text:span></text:p>
            <text:p text:style-name="P9"><text:span text:style-name="T3">011100</text:span></text:p>
            <text:p text:style-name="P9"><text:span text:style-name="T3">100011</text:span></text:p>
            <text:p text:style-name="P9"><text:span text:style-name="T3">100101</text:span></text:p>
            <text:p text:style-name="P9"><text:span text:style-name="T3">100110</text:span></text:p>
            <text:p text:style-name="P9"><text:span text:style-name="T3">101001</text:span></text:p>
            <text:p text:style-name="P9"><text:span text:style-name="T3">101010</text:span></text:p>
            <text:p text:style-name="P9"><text:span text:style-name="T3">101100</text:span></text:p>
            <text:p text:style-name="P9"><text:span text:style-name="T3">110001</text:span></text:p>
            <text:p text:style-name="P9"><text:span text:style-name="T3">110010</text:span></text:p>
            <text:p text:style-name="P9"><text:span text:style-name="T3">110100</text:span></text:p>
            <text:p text:style-name="P9"><text:span text:style-name="T3">111000</text:span></text:p>
          </draw:text-box>
        </draw:frame>
        <draw:frame draw:style-name="gr102" draw:text-style-name="P18" draw:layer="layout" svg:width="0.341cm" svg:height="5.601cm" svg:x="1.302cm" svg:y="13.202cm">
          <draw:text-box>
            <text:p text:style-name="P9"><text:span text:style-name="T3">1</text:span></text:p>
            <text:p text:style-name="P9"><text:span text:style-name="T3">2</text:span></text:p>
            <text:p text:style-name="P9"><text:span text:style-name="T3">3</text:span></text:p>
            <text:p text:style-name="P9"><text:span text:style-name="T3">4</text:span></text:p>
            <text:p text:style-name="P9"><text:span text:style-name="T3">5</text:span></text:p>
            <text:p text:style-name="P9"><text:span text:style-name="T3">6</text:span></text:p>
            <text:p text:style-name="P9"><text:span text:style-name="T3">7</text:span></text:p>
            <text:p text:style-name="P9"><text:span text:style-name="T3">8</text:span></text:p>
            <text:p text:style-name="P9"><text:span text:style-name="T3">9</text:span></text:p>
            <text:p text:style-name="P9"><text:span text:style-name="T3">10</text:span></text:p>
            <text:p text:style-name="P9"><text:span text:style-name="T3">11</text:span></text:p>
            <text:p text:style-name="P9"><text:span text:style-name="T3">12</text:span></text:p>
            <text:p text:style-name="P9"><text:span text:style-name="T3">13</text:span></text:p>
            <text:p text:style-name="P9"><text:span text:style-name="T3">14</text:span></text:p>
            <text:p text:style-name="P9"><text:span text:style-name="T3">15</text:span></text:p>
            <text:p text:style-name="P9"><text:span text:style-name="T3">16</text:span></text:p>
            <text:p text:style-name="P9"><text:span text:style-name="T3">17</text:span></text:p>
            <text:p text:style-name="P9"><text:span text:style-name="T3">18</text:span></text:p>
            <text:p text:style-name="P9"><text:span text:style-name="T3">19</text:span></text:p>
            <text:p text:style-name="P9"><text:span text:style-name="T3">20</text:span></text:p>
          </draw:text-box>
        </draw:frame>
        <draw:g draw:style-name="gr12">
          <svg:title>TexMaths</svg:title>
          <svg:desc>10§display§\mathcal{C}_0 \!\subset\! \mathbb{B}^6§svg§600§TRUE§</svg:desc>
          <draw:g>
            <draw:path draw:style-name="gr13" draw:text-style-name="P7" draw:layer="layout" svg:width="0.182cm" svg:height="0.254cm" svg:x="1.917cm" svg:y="12.779cm" svg:viewBox="0 0 183 255" svg:d="M170 192c0-2-2-2-3-2-6 0-10 3-15 5-7 4-9 6-13 12-11 16-26 28-49 28-32 0-60-22-60-74 0-32 13-73 31-101 16-23 35-41 71-41 13 0 22 5 22 18 0 12-13 37-18 44-2 4-2 5-2 6 0 2 2 2 4 2 7 0 20-8 24-13 1-2 21-36 21-54 0-19-15-22-28-22-51 0-93 33-109 53-42 50-46 105-46 123 0 50 26 79 67 79 56 0 103-55 103-63z">
              <text:p/>
            </draw:path>
            <draw:path draw:style-name="gr13" draw:text-style-name="P7" draw:layer="layout" svg:width="0.113cm" svg:height="0.167cm" svg:x="2.111cm" svg:y="12.915cm" svg:viewBox="0 0 114 168" svg:d="M114 85c0-28-4-47-15-64-7-11-23-21-42-21-57 0-57 67-57 85 0 17 0 83 57 83s57-66 57-83zM57 161c-12 0-27-7-32-27-3-14-3-35-3-53s0-36 4-50c5-19 21-24 31-24 13 0 26 8 30 22 4 13 4 31 4 52 0 18 0 37-3 52-5 23-22 28-31 28z">
              <text:p/>
            </draw:path>
            <draw:path draw:style-name="gr13" draw:text-style-name="P7" draw:layer="layout" svg:width="0.214cm" svg:height="0.201cm" svg:x="2.323cm" svg:y="12.837cm" svg:viewBox="0 0 215 202" svg:d="M203 14c6 0 12 0 12-7s-6-7-12-7c-32 0-63 0-95 0-60 0-108 44-108 101 0 56 48 101 108 101 32 0 63 0 95 0 6 0 12 0 12-6 0-7-6-7-12-7-31 0-63 0-94 0-55 0-94-41-94-88 0-48 39-87 94-87 31 0 63 0 94 0z">
              <text:p/>
            </draw:path>
            <draw:path draw:style-name="gr13" draw:text-style-name="P7" draw:layer="layout" svg:width="0.213cm" svg:height="0.238cm" svg:x="2.609cm" svg:y="12.786cm" svg:viewBox="0 0 214 239" svg:d="M46 32c0-5 0-14-4-20 13 0 26 0 39 0-5 6-5 13-5 18 0 60 0 120 0 179 0 5 0 12 5 18-13 0-26 0-39 0 4-6 4-15 4-20 0-58 0-117 0-175zM141 105c12-11 14-29 14-44 0-24-7-39-15-47 24 2 49 11 49 46 0 22-25 41-48 45zM88 31c0-7 0-11 5-15 2 0 7-4 15-4 16 0 35 12 35 49 0 40-20 48-55 49 0-27 0-53 0-79zM162 111c20-10 39-27 39-51 0-49-40-60-83-60-35 0-71 0-106 0-7 0-12 0-12 6s6 6 11 6c21 0 22 4 22 20 0 58 0 117 0 175 0 17-1 20-23 20-4 0-10 0-10 6s5 6 12 6c35 0 69 0 104 0 43 0 98-17 98-64 0-37-26-57-52-64zM88 208c0-28 0-57 0-86 28 0 40 0 51 8 14 11 15 33 15 45 0 13-1 52-45 52-21 0-21-12-21-19zM151 223c13-15 15-33 15-48 0-25-5-43-19-54 32 5 55 23 55 54 0 25-21 41-51 48z">
              <text:p/>
            </draw:path>
            <draw:path draw:style-name="gr13" draw:text-style-name="P7" draw:layer="layout" svg:width="0.112cm" svg:height="0.167cm" svg:x="2.853cm" svg:y="12.718cm" svg:viewBox="0 0 113 168" svg:d="M23 83c0-20 2-38 11-53 9-14 22-23 38-23 7 0 17 2 22 9-6 0-11 5-11 12 0 6 4 11 11 11s12-5 12-12c0-14-10-27-35-27-35 0-71 33-71 85 0 64 30 83 57 83 30 0 56-23 56-55 0-31-25-54-54-54-19 0-30 13-36 24zM57 160c-13 0-22-7-27-18-4-7-6-19-6-34 0-24 14-42 34-42 11 0 19 4 25 13 6 10 6 20 6 34s0 25-6 34-14 13-26 13z">
              <text:p/>
            </draw:path>
          </draw:g>
        </draw:g>
        <draw:g draw:style-name="gr12">
          <svg:title>TexMaths</svg:title>
          <svg:desc>10§display§\rho_{\max}§svg§600§TRUE§</svg:desc>
          <draw:g>
            <draw:path draw:style-name="gr13" draw:text-style-name="P7" draw:layer="layout" svg:width="0.165cm" svg:height="0.228cm" svg:x="3.213cm" svg:y="12.816cm" svg:viewBox="0 0 166 229" svg:d="M1 214c-1 4-1 5-1 6 0 5 4 9 10 9 7 0 11-6 12-7 2-3 13-50 23-88 7 14 18 23 34 23 41 0 87-48 87-100 0-37-24-57-49-57-34 0-71 35-82 78-11 45-23 91-34 136zM79 150c-25 0-30-28-30-31 0-2 2-8 3-12 9-40 13-52 21-66 15-26 32-33 43-33 13 0 24 10 24 34 0 19-10 58-19 74-12 22-29 34-42 34z">
              <text:p/>
            </draw:path>
            <draw:path draw:style-name="gr13" draw:text-style-name="P7" draw:layer="layout" svg:width="0.206cm" svg:height="0.107cm" svg:x="3.397cm" svg:y="12.915cm" svg:viewBox="0 0 207 108" svg:d="M189 34c0-21-11-34-37-34-20 0-33 11-39 23-5-18-19-23-37-23-20 0-33 11-40 24 0-8 0-16 0-24-12 1-24 2-36 3 0 3 0 6 0 9 17 0 18 1 18 13 0 21 0 42 0 64 0 10-2 10-18 10 0 3 0 6 0 9 1 0 18-1 28-1 9 0 26 1 28 1 0-3 0-6 0-9-16 0-18 0-18-10 0-15 0-30 0-44 0-26 20-38 36-38 18 0 20 13 20 26 0 18 0 37 0 56 0 10-3 10-19 10 0 3 0 6 0 9 1 0 18-1 28-1s26 1 29 1c0-3 0-6 0-9-16 0-19 0-19-10 0-15 0-30 0-44 0-26 21-38 37-38 17 0 19 13 19 26 0 18 0 37 0 56 0 10-2 10-18 10 0 3 0 6 0 9 9-1 18-1 28-1 9 0 26 1 28 1 0-3 0-6 0-9-16 0-18 0-18-10 0-19 0-37 0-55z">
              <text:p/>
            </draw:path>
            <draw:path draw:style-name="gr13" draw:text-style-name="P7" draw:layer="layout" svg:width="0.121cm" svg:height="0.11cm" svg:x="3.627cm" svg:y="12.914cm" svg:viewBox="0 0 122 111" svg:d="M96 43c0-13 0-22-12-31-10-8-21-12-36-12-23 0-40 9-40 24 0 7 6 12 12 12 7 0 12-5 12-12 0-4-2-9-9-11 9-6 23-6 25-6 13 0 28 9 28 29 0 2 0 5 0 8-13 0-29 1-47 8-22 8-29 21-29 32 0 21 25 27 43 27 19 0 31-11 36-20 1 10 8 19 19 19 8-8 24 0 24-23 0-5 0-10 0-14-3 0-6 0-8 0 0 4 0 9 0 14 0 2 0 14-9 14s-9-12-9-15c0-15 0-29 0-43zM76 74c0 24-20 31-31 31-13 0-25-9-25-21 0-13 12-32 56-34 0 8 0 16 0 24z">
              <text:p/>
            </draw:path>
            <draw:path draw:style-name="gr13" draw:text-style-name="P7" draw:layer="layout" svg:width="0.134cm" svg:height="0.105cm" svg:x="3.759cm" svg:y="12.917cm" svg:viewBox="0 0 135 106" svg:d="M77 51c-1-1-1-2-2-2 0-1 17-18 19-21 8-9 17-18 36-19 0-3 0-6 0-9-7 1-14 1-20 1-8 0-17 0-25-1 0 3 0 6 0 9 5 1 5 4 5 6-1 3 0 4-3 8-6 7-12 13-18 20-7-8-13-16-20-24-2-2-3-4-3-5 0-3 4-5 7-5 0-3 0-6 0-9-9 1-18 1-28 1-7 0-16 0-23-1 0 3 0 6 0 9 11 0 17 0 24 8 10 12 20 23 30 35 1 0 1 1 2 2 0 1-18 21-20 24-10 10-18 19-38 19 0 3 0 6 0 9 8-1 13-1 21-1 7 0 17 0 24 1 0-3 0-6 0-9-3 0-5-2-5-6s3-7 7-11c6-7 11-13 17-19 7 8 15 16 22 24 4 5 4 6 4 7 0 5-5 5-6 5 0 3 0 6 0 9 2 0 19-1 27-1 7 0 16 0 24 1 0-3 0-6 0-9-16 0-18-1-24-8-11-13-23-26-34-38z">
              <text:p/>
            </draw:path>
          </draw:g>
        </draw:g>
        <draw:frame draw:style-name="gr103" draw:text-style-name="P10" draw:layer="layout" svg:width="0.171cm" svg:height="5.601cm" svg:x="3.303cm" svg:y="13.203cm">
          <draw:text-box>
            <text:p text:style-name="P9"><text:span text:style-name="T7">3</text:span></text:p>
            <text:p text:style-name="P9"><text:span text:style-name="T3">2</text:span></text:p>
            <text:p text:style-name="P9"><text:span text:style-name="T3">2</text:span></text:p>
            <text:p text:style-name="P9"><text:span text:style-name="T7">3</text:span></text:p>
            <text:p text:style-name="P9"><text:span text:style-name="T3">2</text:span></text:p>
            <text:p text:style-name="P9"><text:span text:style-name="T3">1</text:span></text:p>
            <text:p text:style-name="P9"><text:span text:style-name="T3">2</text:span></text:p>
            <text:p text:style-name="P9"><text:span text:style-name="T3">2</text:span></text:p>
            <text:p text:style-name="P9"><text:span text:style-name="T3">2</text:span></text:p>
            <text:p text:style-name="P9"><text:span text:style-name="T7">3</text:span></text:p>
            <text:p text:style-name="P9"><text:span text:style-name="T7">3</text:span></text:p>
            <text:p text:style-name="P9"><text:span text:style-name="T3">2</text:span></text:p>
            <text:p text:style-name="P9"><text:span text:style-name="T3">2</text:span></text:p>
            <text:p text:style-name="P9"><text:span text:style-name="T3">2</text:span></text:p>
            <text:p text:style-name="P9"><text:span text:style-name="T3">1</text:span></text:p>
            <text:p text:style-name="P9"><text:span text:style-name="T3">2</text:span></text:p>
            <text:p text:style-name="P9"><text:span text:style-name="T7">3</text:span></text:p>
            <text:p text:style-name="P9"><text:span text:style-name="T3">2</text:span></text:p>
            <text:p text:style-name="P9"><text:span text:style-name="T3">2</text:span></text:p>
            <text:p text:style-name="P9"><text:span text:style-name="T7">3</text:span></text:p>
          </draw:text-box>
        </draw:frame>
        <draw:frame draw:style-name="gr104" draw:text-style-name="P10" draw:layer="layout" svg:width="1.019cm" svg:height="5.601cm" svg:x="4.102cm" svg:y="13.203cm">
          <draw:text-box>
            <text:p text:style-name="P9"><text:span text:style-name="T3">------</text:span></text:p>
            <text:p text:style-name="P9"><text:span text:style-name="T7">00</text:span><text:span text:style-name="T3">10</text:span><text:span text:style-name="T7">11</text:span></text:p>
            <text:p text:style-name="P9"><text:span text:style-name="T7">00</text:span><text:span text:style-name="T3">1101</text:span></text:p>
            <text:p text:style-name="P9"><text:span text:style-name="T3">------</text:span></text:p>
            <text:p text:style-name="P9"><text:span text:style-name="T3">0100</text:span><text:span text:style-name="T7">11</text:span></text:p>
            <text:p text:style-name="P9"><text:span text:style-name="T3">010101</text:span></text:p>
            <text:p text:style-name="P9"><text:span text:style-name="T3">010110</text:span></text:p>
            <text:p text:style-name="P9"><text:span text:style-name="T3">011001</text:span></text:p>
            <text:p text:style-name="P9"><text:span text:style-name="T3">011010</text:span></text:p>
            <text:p text:style-name="P9"><text:span text:style-name="T3">------</text:span></text:p>
            <text:p text:style-name="P9"><text:span text:style-name="T3">------</text:span></text:p>
            <text:p text:style-name="P9"><text:span text:style-name="T3">100101</text:span></text:p>
            <text:p text:style-name="P9"><text:span text:style-name="T3">100110</text:span></text:p>
            <text:p text:style-name="P9"><text:span text:style-name="T3">101001</text:span></text:p>
            <text:p text:style-name="P9"><text:span text:style-name="T3">101010</text:span></text:p>
            <text:p text:style-name="P9"><text:span text:style-name="T3">1011</text:span><text:span text:style-name="T7">00</text:span></text:p>
            <text:p text:style-name="P9"><text:span text:style-name="T3">------</text:span></text:p>
            <text:p text:style-name="P9"><text:span text:style-name="T7">11</text:span><text:span text:style-name="T3">0010</text:span></text:p>
            <text:p text:style-name="P9"><text:span text:style-name="T7">11</text:span><text:span text:style-name="T3">01</text:span><text:span text:style-name="T7">00</text:span></text:p>
            <text:p text:style-name="P9"><text:span text:style-name="T3">------</text:span></text:p>
          </draw:text-box>
        </draw:frame>
        <draw:g draw:style-name="gr12">
          <svg:title>TexMaths</svg:title>
          <svg:desc>10§display§\phi:
\mathbb{B}^4 \to \mathcal{C}§svg§600§TRUE§</svg:desc>
          <draw:g>
            <draw:path draw:style-name="gr13" draw:text-style-name="P7" draw:layer="layout" svg:width="0.183cm" svg:height="0.313cm" svg:x="5.9cm" svg:y="12.207cm" svg:viewBox="0 0 184 314" svg:d="M136 8c0-2 1-4 1-5-1-1 0-3-4-3-3 0-4 1-5 7-7 27-14 54-21 81-55 2-107 48-107 96 0 32 25 60 67 62-2 11-5 22-8 33-4 17-7 30-7 31 0 4 2 4 4 4s2 0 3-1 3-10 4-14c5-17 9-35 14-53 56-1 107-49 107-95 0-27-19-60-67-63 6-27 13-53 19-80zM69 239c-21-1-46-14-46-48 0-42 30-91 82-95-12 48-24 95-36 143zM114 96c27 1 47 17 47 48 0 41-30 90-83 95 12-48 24-95 36-143z">
              <text:p/>
            </draw:path>
            <draw:path draw:style-name="gr13" draw:text-style-name="P7" draw:layer="layout" svg:width="0.036cm" svg:height="0.15cm" svg:x="6.22cm" svg:y="12.299cm" svg:viewBox="0 0 37 151" svg:d="M37 19c0-11-9-19-19-19-11 0-18 8-18 19 0 10 7 18 18 18 10 0 19-8 19-18zM37 133c0-11-9-19-19-19-11 0-18 8-18 19 0 10 7 18 18 18 10 0 19-8 19-18z">
              <text:p/>
            </draw:path>
            <draw:path draw:style-name="gr13" draw:text-style-name="P7" draw:layer="layout" svg:width="0.214cm" svg:height="0.238cm" svg:x="6.388cm" svg:y="12.21cm" svg:viewBox="0 0 215 239" svg:d="M46 32c0-5 0-13-3-20 13 0 25 0 38 0-5 6-5 13-5 18 0 60 0 120 0 179 0 5 0 12 5 18-13 0-25 0-38 0 3-6 3-15 3-20 0-58 0-117 0-175zM141 106c12-12 15-30 15-45 0-24-8-39-16-47 24 2 49 11 49 46 0 22-25 41-48 46zM89 31c0-7 0-11 5-15 1 0 6-4 15-4 15 0 34 13 34 49 0 40-20 48-54 49 0-27 0-53 0-79zM162 111c20-10 39-27 39-51 0-49-40-60-83-60-35 0-71 0-106 0-7 0-12 0-12 6s6 6 11 6c21 0 23 4 23 21 0 58 0 116 0 174 0 17-2 20-24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13" draw:text-style-name="P7" draw:layer="layout" svg:width="0.12cm" svg:height="0.164cm" svg:x="6.628cm" svg:y="12.14cm" svg:viewBox="0 0 121 165" svg:d="M121 125c0-3 0-6 0-9-9 0-19 0-28 0 0-37 0-73 0-109 0-5 0-7-5-7-3 0-4 0-6 3-27 38-55 75-82 113 0 3 0 6 0 9 24 0 49 0 73 0 0 6 0 13 0 20 0 9 0 12-20 12-2 0-5 0-7 0 0 2 0 5 0 8 12 0 28-1 37-1s25 1 37 1c0-3 0-6 0-8-2 0-5 0-7 0-20 0-20-3-20-12 0-7 0-14 0-20 9 0 19 0 28 0zM74 27c0 30 0 59 0 89-22 0-43 0-65 0 22-30 43-59 65-89z">
              <text:p/>
            </draw:path>
            <draw:path draw:style-name="gr13" draw:text-style-name="P7" draw:layer="layout" svg:width="0.311cm" svg:height="0.182cm" svg:x="6.892cm" svg:y="12.271cm" svg:viewBox="0 0 312 183" svg:d="M274 99c-20 14-29 29-32 33-16 24-19 46-19 47 0 4 5 4 7 4 6 0 7-1 8-7 8-34 29-64 69-80 4-1 5-3 5-5 0-3-2-3-3-3-15-6-58-24-71-83-1-4-2-5-8-5-2 0-7 0-7 4 0 1 4 23 18 46 7 11 18 23 33 34-87 0-174 0-261 0-7 0-13-1-13 7 0 7 6 8 13 8 87 0 174 0 261 0z">
              <text:p/>
            </draw:path>
            <draw:path draw:style-name="gr13" draw:text-style-name="P7" draw:layer="layout" svg:width="0.182cm" svg:height="0.254cm" svg:x="7.326cm" svg:y="12.203cm" svg:viewBox="0 0 183 255" svg:d="M170 191c0-1-2-1-4-1-6 0-14 4-15 4-7 4-8 7-12 13-11 16-27 28-49 28-32 0-60-23-60-74 0-32 12-73 31-101 15-22 34-41 70-41 14 0 22 5 22 18 0 12-13 37-17 44-2 4-2 5-2 6 0 2 2 2 4 2 7 0 20-8 24-13 1-2 21-36 21-54 0-19-16-22-28-22-51 0-93 33-109 53-42 50-46 105-46 123 0 50 26 79 66 79 57 0 104-55 104-64z">
              <text:p/>
            </draw:path>
          </draw:g>
        </draw:g>
        <draw:custom-shape draw:style-name="gr68" draw:text-style-name="P15" draw:layer="layout" svg:width="0.2cm" svg:height="0.2cm" svg:x="6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6.50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3" draw:layer="layout" svg:width="0.315cm" svg:height="0.319cm" svg:x="6.401cm" svg:y="12.901cm">
          <draw:text-box>
            <text:p><text:span text:style-name="T1">16</text:span></text:p>
          </draw:text-box>
        </draw:frame>
        <draw:g draw:style-name="gr12">
          <svg:title>TexMaths</svg:title>
          <svg:desc>10§display§\mathcal{C}
\subseteq
\mathcal{C}_0§svg§600§TRUE§</svg:desc>
          <draw:g>
            <draw:path draw:style-name="gr13" draw:text-style-name="P7" draw:layer="layout" svg:width="0.182cm" svg:height="0.254cm" svg:x="4.117cm" svg:y="12.798cm" svg:viewBox="0 0 183 255" svg:d="M170 191c0-2-2-2-3-2-6 0-10 4-15 5-7 5-9 7-13 13-11 17-26 28-49 28-32 0-60-22-60-74 0-31 13-73 31-101 16-22 35-41 71-41 13 0 22 5 22 18s-13 38-18 45c-2 3-2 4-2 5 0 2 2 2 4 2 7 0 20-7 24-13 1-1 21-36 21-54 0-19-15-22-28-22-51 0-93 33-109 53-42 51-46 105-46 122 0 51 26 80 67 80 56 0 103-55 103-64z">
              <text:p/>
            </draw:path>
            <draw:path draw:style-name="gr13" draw:text-style-name="P7" draw:layer="layout" svg:width="0.213cm" svg:height="0.269cm" svg:x="4.445cm" svg:y="12.822cm" svg:viewBox="0 0 214 270" svg:d="M202 14c6 0 12 0 12-7s-6-7-12-7c-32 0-63 0-94 0-61 0-108 46-108 102s48 100 108 100c31 0 62 0 94 0 6 0 12 0 12-7s-6-7-12-7c-32 0-63 0-94 0-55 0-94-40-94-86 0-48 40-88 94-88 31 0 62 0 94 0zM19 256c-6 0-12 0-12 7s6 7 12 7c61 0 122 0 183 0 6 0 12 0 12-7s-6-7-12-7c-61 0-122 0-183 0z">
              <text:p/>
            </draw:path>
            <draw:path draw:style-name="gr13" draw:text-style-name="P7" draw:layer="layout" svg:width="0.183cm" svg:height="0.254cm" svg:x="4.789cm" svg:y="12.798cm" svg:viewBox="0 0 184 255" svg:d="M170 191c0-2-1-2-3-2-6 0-10 4-15 5-7 5-8 7-13 13-10 17-26 28-49 28-31 0-60-22-60-74 0-31 13-73 32-101 15-22 34-41 70-41 13 0 22 5 22 18s-13 38-17 45c-2 3-2 4-2 5 0 2 1 2 3 2 7 0 20-7 25-13 0-1 21-36 21-54 0-19-16-22-29-22-51 0-92 33-109 53-41 51-46 105-46 122 0 51 26 80 67 80 57 0 103-55 103-64z">
              <text:p/>
            </draw:path>
            <draw:path draw:style-name="gr13" draw:text-style-name="P7" draw:layer="layout" svg:width="0.113cm" svg:height="0.166cm" svg:x="4.983cm" svg:y="12.935cm" svg:viewBox="0 0 114 167" svg:d="M114 85c0-27-3-47-15-64-7-11-23-21-42-21-57 0-57 67-57 85 0 17 0 82 57 82s57-65 57-82zM57 161c-12 0-26-7-31-27-4-14-4-34-4-53 0-17 0-36 4-50 5-19 21-24 31-24 13 0 26 8 30 22 4 13 4 31 4 52 0 19 0 37-3 52-5 23-21 28-31 28z">
              <text:p/>
            </draw:path>
          </draw:g>
        </draw:g>
        <draw:g draw:style-name="gr12">
          <svg:title>TexMaths</svg:title>
          <svg:desc>8§display§\mathcal{C} \!\subset\! \mathbb{B}^6, 
|\mathcal{C}| \!=\! 14§svg§600§TRUE§</svg:desc>
          <draw:g>
            <draw:path draw:style-name="gr13" draw:text-style-name="P7" draw:layer="layout" svg:width="0.145cm" svg:height="0.203cm" svg:x="6.407cm" svg:y="12.583cm" svg:viewBox="0 0 146 204" svg:d="M136 153c0-1-2-1-2-1-5 0-8 2-12 4-6 3-8 5-11 10-9 13-21 23-39 23-26 0-48-18-48-61 0-24 10-58 25-80 13-18 28-32 57-32 10 0 17 4 17 14s-10 30-14 35c-2 4-2 4-2 4 0 2 2 2 3 2 6 0 16-6 20-10 0-1 16-29 16-43 0-16-12-18-22-18-41 0-74 27-87 42-34 41-37 84-37 98 0 41 21 64 54 64 44 0 82-44 82-51z">
              <text:p/>
            </draw:path>
            <draw:path draw:style-name="gr13" draw:text-style-name="P7" draw:layer="layout" svg:width="0.171cm" svg:height="0.161cm" svg:x="6.622cm" svg:y="12.629cm" svg:viewBox="0 0 172 162" svg:d="M162 11c5 0 10 0 10-5 0-6-5-6-10-6-25 0-50 0-76 0-48 0-86 37-86 81 0 45 38 81 86 81 26 0 51 0 76 0 5 0 10 0 10-6 0-5-5-5-10-5-25 0-50 0-75 0-44 0-75-32-75-70 0-37 31-70 75-70 25 0 50 0 75 0z">
              <text:p/>
            </draw:path>
            <draw:path draw:style-name="gr13" draw:text-style-name="P7" draw:layer="layout" svg:width="0.171cm" svg:height="0.19cm" svg:x="6.851cm" svg:y="12.588cm" svg:viewBox="0 0 172 191" svg:d="M37 26c0-4 0-11-3-16 11 0 21 0 31 0-4 4-4 10-4 15 0 47 0 95 0 142 0 5 0 11 4 15-10 0-20 0-31 0 3-5 3-12 3-15 0-47 0-94 0-141zM113 85c9-9 12-24 12-36 0-19-7-31-13-38 19 3 39 10 39 37 0 18-19 33-38 37zM71 26c0-6 0-9 4-12 1-1 5-4 12-4 12 0 28 10 28 39 0 32-16 38-44 39 0-21 0-42 0-62zM130 89c16-8 31-22 31-41 0-38-32-48-67-48-28 0-56 0-84 0-6 0-10 0-10 6 0 4 5 4 9 4 17 0 18 3 18 16 0 47 0 93 0 140 0 13-1 16-19 16-3 0-8 0-8 5 0 4 4 4 10 4 27 0 55 0 83 0 34 0 79-12 79-51 0-29-22-45-42-51zM71 167c0-23 0-47 0-70 23 0 32 0 41 7 10 8 11 27 11 36 0 11-1 42-36 42-16 0-16-10-16-15zM121 179c10-12 13-27 13-39 0-20-5-34-16-44 26 4 44 19 44 44 0 21-17 33-41 39z">
              <text:p/>
            </draw:path>
            <draw:path draw:style-name="gr13" draw:text-style-name="P7" draw:layer="layout" svg:width="0.089cm" svg:height="0.133cm" svg:x="7.047cm" svg:y="12.535cm" svg:viewBox="0 0 90 134" svg:d="M19 66c0-16 2-31 9-43 6-10 18-17 30-17 6 0 13 1 17 7-5 0-9 3-9 9 0 5 4 9 10 9s9-4 9-9c0-12-8-22-27-22-29 0-58 26-58 68 0 51 24 66 46 66 24 0 44-18 44-44 0-25-19-43-42-43-16 0-25 10-29 19zM46 128c-10 0-18-6-22-15-2-5-4-16-4-27 0-19 11-34 26-34 10 0 16 4 21 11 4 7 5 16 5 27s0 19-6 27c-4 7-11 11-20 11z">
              <text:p/>
            </draw:path>
            <draw:path draw:style-name="gr13" draw:text-style-name="P7" draw:layer="layout" svg:width="0.032cm" svg:height="0.083cm" svg:x="7.186cm" svg:y="12.75cm" svg:viewBox="0 0 33 84" svg:d="M33 30c0-19-7-30-19-30-8 0-14 7-14 15 0 7 6 15 14 15 4 0 8-1 11-4 1 0 0 0 1 0v4c0 20-9 37-19 47-3 2-3 3-3 4 0 2 2 3 3 3 3 0 26-22 26-54z">
              <text:p/>
            </draw:path>
            <draw:path draw:style-name="gr13" draw:text-style-name="P7" draw:layer="layout" svg:width="0.01cm" svg:height="0.278cm" svg:x="7.321cm" svg:y="12.571cm" svg:viewBox="0 0 11 279" svg:d="M11 10c0-5 0-10-5-10-6 0-6 5-6 10 0 86 0 172 0 259 0 5 0 10 6 10 5 0 5-5 5-10 0-87 0-173 0-259z">
              <text:p/>
            </draw:path>
            <draw:path draw:style-name="gr13" draw:text-style-name="P7" draw:layer="layout" svg:width="0.145cm" svg:height="0.203cm" svg:x="7.369cm" svg:y="12.583cm" svg:viewBox="0 0 146 204" svg:d="M136 153c0-1-2-1-3-1-5 0-11 4-12 4-6 3-7 5-10 10-9 13-21 23-40 23-25 0-48-18-48-61 0-24 11-58 26-80 12-18 27-32 56-32 11 0 17 4 17 14s-10 30-13 35c-2 4-2 4-2 4 0 2 2 2 3 2 6 0 16-6 20-10 0-1 16-29 16-43 0-16-12-18-23-18-40 0-73 27-86 42-34 41-37 84-37 98 0 41 21 64 53 64 45 0 83-44 83-51z">
              <text:p/>
            </draw:path>
            <draw:path draw:style-name="gr13" draw:text-style-name="P7" draw:layer="layout" svg:width="0.01cm" svg:height="0.278cm" svg:x="7.563cm" svg:y="12.571cm" svg:viewBox="0 0 11 279" svg:d="M11 10c0-5 0-10-5-10-6 0-6 5-6 10 0 86 0 172 0 259 0 5 0 10 6 10 5 0 5-5 5-10 0-87 0-173 0-259z">
              <text:p/>
            </draw:path>
            <draw:path draw:style-name="gr13" draw:text-style-name="P7" draw:layer="layout" svg:width="0.186cm" svg:height="0.064cm" svg:x="7.654cm" svg:y="12.678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13" draw:text-style-name="P7" draw:layer="layout" svg:width="0.092cm" svg:height="0.185cm" svg:x="7.913cm" svg:y="12.594cm" svg:viewBox="0 0 93 186" svg:d="M58 7c0-6 0-7-7-7-17 18-42 18-51 18 0 3 0 6 0 8 6 0 22 0 37-7 0 49 0 97 0 145 0 10-1 14-27 14-3 0-5 0-8 0 0 2 0 5 0 8 9-1 34-1 45-1s36 0 46 1c0-3 0-6 0-8-3 0-6 0-9 0-26 0-26-3-26-14 0-52 0-104 0-157z">
              <text:p/>
            </draw:path>
            <draw:path draw:style-name="gr13" draw:text-style-name="P7" draw:layer="layout" svg:width="0.124cm" svg:height="0.188cm" svg:x="8.036cm" svg:y="12.591cm" svg:viewBox="0 0 125 189" svg:d="M75 144c0 8 0 15 0 23 0 11-1 14-21 14-2 0-4 0-6 0 0 3 0 5 0 8 11-1 26-1 38-1s27 0 38 1c0-3 0-5 0-8-2 0-4 0-6 0-20 0-21-3-21-14 0-8 0-15 0-23 9 0 18 0 28 0 0-3 0-6 0-9-10 0-19 0-28 0 0-43 0-85 0-128 0-5 0-7-5-7-2 0-3 0-6 4-28 44-57 87-86 131 0 3 0 6 0 9 25 0 50 0 75 0zM77 135c-23 0-46 0-69 0 23-35 46-70 69-105 0 35 0 70 0 105z">
              <text:p/>
            </draw:path>
          </draw:g>
        </draw:g>
        <draw:line draw:style-name="gr8" draw:text-style-name="P6" draw:layer="layout" svg:x1="6.7cm" svg:y1="13.3cm" svg:x2="7.3cm" svg:y2="13.3cm">
          <text:p/>
        </draw:line>
        <draw:line draw:style-name="gr8" draw:text-style-name="P6" draw:layer="layout" svg:x1="6.7cm" svg:y1="13.6cm" svg:x2="7.3cm" svg:y2="13.6cm">
          <text:p/>
        </draw:line>
        <draw:line draw:style-name="gr8" draw:text-style-name="P6" draw:layer="layout" svg:x1="6.7cm" svg:y1="13.9cm" svg:x2="7.3cm" svg:y2="13.9cm">
          <text:p/>
        </draw:line>
        <draw:line draw:style-name="gr8" draw:text-style-name="P6" draw:layer="layout" svg:x1="6.7cm" svg:y1="14.2cm" svg:x2="7.3cm" svg:y2="14.2cm">
          <text:p/>
        </draw:line>
        <draw:line draw:style-name="gr8" draw:text-style-name="P6" draw:layer="layout" svg:x1="6.7cm" svg:y1="14.5cm" svg:x2="7.3cm" svg:y2="14.5cm">
          <text:p/>
        </draw:line>
        <draw:line draw:style-name="gr8" draw:text-style-name="P6" draw:layer="layout" svg:x1="6.7cm" svg:y1="14.8cm" svg:x2="7.3cm" svg:y2="14.8cm">
          <text:p/>
        </draw:line>
        <draw:line draw:style-name="gr8" draw:text-style-name="P6" draw:layer="layout" svg:x1="6.7cm" svg:y1="15.1cm" svg:x2="7.3cm" svg:y2="15.1cm">
          <text:p/>
        </draw:line>
        <draw:line draw:style-name="gr8" draw:text-style-name="P6" draw:layer="layout" svg:x1="6.7cm" svg:y1="15.4cm" svg:x2="7.3cm" svg:y2="15.1cm">
          <text:p/>
        </draw:line>
        <draw:line draw:style-name="gr8" draw:text-style-name="P6" draw:layer="layout" svg:x1="6.7cm" svg:y1="15.7cm" svg:x2="7.3cm" svg:y2="16cm">
          <text:p/>
        </draw:line>
        <draw:line draw:style-name="gr8" draw:text-style-name="P6" draw:layer="layout" svg:x1="6.7cm" svg:y1="16cm" svg:x2="7.3cm" svg:y2="16cm">
          <text:p/>
        </draw:line>
        <draw:line draw:style-name="gr8" draw:text-style-name="P6" draw:layer="layout" svg:x1="6.7cm" svg:y1="16.3cm" svg:x2="7.3cm" svg:y2="16.3cm">
          <text:p/>
        </draw:line>
        <draw:line draw:style-name="gr8" draw:text-style-name="P6" draw:layer="layout" svg:x1="6.7cm" svg:y1="16.6cm" svg:x2="7.3cm" svg:y2="16.6cm">
          <text:p/>
        </draw:line>
        <draw:line draw:style-name="gr8" draw:text-style-name="P6" draw:layer="layout" svg:x1="6.7cm" svg:y1="16.9cm" svg:x2="7.3cm" svg:y2="16.9cm">
          <text:p/>
        </draw:line>
        <draw:line draw:style-name="gr8" draw:text-style-name="P6" draw:layer="layout" svg:x1="6.7cm" svg:y1="17.2cm" svg:x2="7.3cm" svg:y2="17.2cm">
          <text:p/>
        </draw:line>
        <draw:line draw:style-name="gr8" draw:text-style-name="P6" draw:layer="layout" svg:x1="6.7cm" svg:y1="17.5cm" svg:x2="7.3cm" svg:y2="17.5cm">
          <text:p/>
        </draw:line>
        <draw:line draw:style-name="gr8" draw:text-style-name="P6" draw:layer="layout" svg:x1="6.7cm" svg:y1="17.8cm" svg:x2="7.3cm" svg:y2="17.8cm">
          <text:p/>
        </draw:line>
        <draw:frame draw:style-name="gr106" draw:text-style-name="P3" draw:layer="layout" svg:width="0.959cm" svg:height="0.319cm" svg:x="6.803cm" svg:y="15.403cm">
          <draw:text-box>
            <text:p><text:span text:style-name="T1">erasure</text:span></text:p>
          </draw:text-box>
        </draw:frame>
        <draw:frame draw:style-name="gr107" draw:text-style-name="P3" draw:layer="layout" svg:width="1.014cm" svg:height="0.319cm" svg:x="7.404cm" svg:y="18.004cm">
          <draw:text-box>
            <text:p><text:span text:style-name="T1">invert to</text:span></text:p>
          </draw:text-box>
        </draw:frame>
        <draw:line draw:style-name="gr8" draw:text-style-name="P6" draw:layer="layout" svg:x1="2.6cm" svg:y1="2.2cm" svg:x2="4.6cm" svg:y2="2.2cm">
          <text:p/>
        </draw:line>
        <draw:line draw:style-name="gr8" draw:text-style-name="P6" draw:layer="layout" svg:x1="2.6cm" svg:y1="2.4cm" svg:x2="4.6cm" svg:y2="2.4cm">
          <text:p/>
        </draw:line>
        <draw:frame draw:style-name="gr9" draw:text-style-name="P4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8" draw:text-style-name="P6" draw:layer="layout" svg:x1="3.4cm" svg:y1="2.2cm" svg:x2="3.4cm" svg:y2="2.4cm">
          <text:p/>
        </draw:line>
        <draw:line draw:style-name="gr8" draw:text-style-name="P6" draw:layer="layout" svg:x1="3.6cm" svg:y1="2.2cm" svg:x2="3.6cm" svg:y2="2.4cm">
          <text:p/>
        </draw:line>
        <draw:line draw:style-name="gr8" draw:text-style-name="P6" draw:layer="layout" svg:x1="3.8cm" svg:y1="2.2cm" svg:x2="3.8cm" svg:y2="2.4cm">
          <text:p/>
        </draw:line>
        <draw:line draw:style-name="gr8" draw:text-style-name="P6" draw:layer="layout" svg:x1="4cm" svg:y1="2.2cm" svg:x2="4cm" svg:y2="2.4cm">
          <text:p/>
        </draw:line>
        <draw:line draw:style-name="gr8" draw:text-style-name="P6" draw:layer="layout" svg:x1="4.2cm" svg:y1="2.2cm" svg:x2="4.2cm" svg:y2="2.4cm">
          <text:p/>
        </draw:line>
        <draw:custom-shape draw:style-name="gr10" draw:text-style-name="P1" draw:layer="layout" svg:width="1.2cm" svg:height="0.2cm" svg:x="3.4cm" svg:y="3.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6cm" svg:y1="3.2cm" svg:x2="5.4cm" svg:y2="3.2cm">
          <text:p/>
        </draw:line>
        <draw:line draw:style-name="gr8" draw:text-style-name="P6" draw:layer="layout" svg:x1="2.6cm" svg:y1="3.4cm" svg:x2="5.4cm" svg:y2="3.4cm">
          <text:p/>
        </draw:line>
        <draw:line draw:style-name="gr8" draw:text-style-name="P6" draw:layer="layout" svg:x1="3.4cm" svg:y1="3.2cm" svg:x2="3.4cm" svg:y2="3.4cm">
          <text:p/>
        </draw:line>
        <draw:line draw:style-name="gr8" draw:text-style-name="P6" draw:layer="layout" svg:x1="3.6cm" svg:y1="3.2cm" svg:x2="3.6cm" svg:y2="3.4cm">
          <text:p/>
        </draw:line>
        <draw:line draw:style-name="gr8" draw:text-style-name="P6" draw:layer="layout" svg:x1="3.8cm" svg:y1="3.2cm" svg:x2="3.8cm" svg:y2="3.4cm">
          <text:p/>
        </draw:line>
        <draw:line draw:style-name="gr8" draw:text-style-name="P6" draw:layer="layout" svg:x1="4cm" svg:y1="3.2cm" svg:x2="4cm" svg:y2="3.4cm">
          <text:p/>
        </draw:line>
        <draw:line draw:style-name="gr8" draw:text-style-name="P6" draw:layer="layout" svg:x1="4.2cm" svg:y1="3.2cm" svg:x2="4.2cm" svg:y2="3.4cm">
          <text:p/>
        </draw:line>
        <draw:line draw:style-name="gr8" draw:text-style-name="P6" draw:layer="layout" svg:x1="4.4cm" svg:y1="3.2cm" svg:x2="4.4cm" svg:y2="3.4cm">
          <text:p/>
        </draw:line>
        <draw:line draw:style-name="gr8" draw:text-style-name="P6" draw:layer="layout" svg:x1="4.6cm" svg:y1="3.2cm" svg:x2="4.6cm" svg:y2="3.4cm">
          <text:p/>
        </draw:line>
        <draw:line draw:style-name="gr11" draw:text-style-name="P6" draw:layer="layout" svg:x1="3.4cm" svg:y1="2.4cm" svg:x2="3.4cm" svg:y2="3.2cm">
          <text:p/>
        </draw:line>
        <draw:line draw:style-name="gr11" draw:text-style-name="P6" draw:layer="layout" svg:x1="4.2cm" svg:y1="2.4cm" svg:x2="4.6cm" svg:y2="3.2cm">
          <text:p/>
        </draw:line>
        <draw:g draw:style-name="gr12">
          <svg:title>TexMaths</svg:title>
          <svg:desc>10§display§\phi§svg§600§TRUE§</svg:desc>
          <draw:g>
            <draw:path draw:style-name="gr13" draw:text-style-name="P7" draw:layer="layout" svg:width="0.181cm" svg:height="0.313cm" svg:x="2.299cm" svg:y="2.638cm" svg:viewBox="0 0 182 314" svg:d="M135 8c1-1 1-3 1-4s0-4-5-4c-3 0-3 1-5 7-6 27-13 54-20 81-55 2-106 48-106 95 0 33 24 61 67 63-3 11-5 22-8 33-4 17-8 30-8 31 0 4 3 4 5 4 1 0 2 0 3-1s3-10 4-14c4-18 8-35 13-53 55-1 106-49 106-95 0-27-19-60-67-63 7-27 14-53 20-80zM69 239c-21-1-46-14-46-49 0-41 30-90 81-94-12 48-23 95-35 143zM113 96c26 1 46 17 46 48 0 40-30 90-81 95 12-48 23-95 35-143z">
              <text:p/>
            </draw:path>
          </draw:g>
        </draw:g>
        <draw:custom-shape draw:style-name="gr10" draw:text-style-name="P1" draw:layer="layout" svg:width="1.2cm" svg:height="0.2cm" svg:x="3.4cm" svg:y="4.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6cm" svg:y1="4.2cm" svg:x2="5.4cm" svg:y2="4.2cm">
          <text:p/>
        </draw:line>
        <draw:line draw:style-name="gr8" draw:text-style-name="P6" draw:layer="layout" svg:x1="2.6cm" svg:y1="4.4cm" svg:x2="5.4cm" svg:y2="4.4cm">
          <text:p/>
        </draw:line>
        <draw:line draw:style-name="gr8" draw:text-style-name="P6" draw:layer="layout" svg:x1="3.4cm" svg:y1="4.2cm" svg:x2="3.4cm" svg:y2="4.4cm">
          <text:p/>
        </draw:line>
        <draw:line draw:style-name="gr8" draw:text-style-name="P6" draw:layer="layout" svg:x1="3.6cm" svg:y1="4.2cm" svg:x2="3.6cm" svg:y2="4.4cm">
          <text:p/>
        </draw:line>
        <draw:line draw:style-name="gr8" draw:text-style-name="P6" draw:layer="layout" svg:x1="3.8cm" svg:y1="4.2cm" svg:x2="3.8cm" svg:y2="4.4cm">
          <text:p/>
        </draw:line>
        <draw:line draw:style-name="gr8" draw:text-style-name="P6" draw:layer="layout" svg:x1="4cm" svg:y1="4.2cm" svg:x2="4cm" svg:y2="4.4cm">
          <text:p/>
        </draw:line>
        <draw:line draw:style-name="gr8" draw:text-style-name="P6" draw:layer="layout" svg:x1="4.2cm" svg:y1="4.2cm" svg:x2="4.2cm" svg:y2="4.4cm">
          <text:p/>
        </draw:line>
        <draw:line draw:style-name="gr8" draw:text-style-name="P6" draw:layer="layout" svg:x1="4.4cm" svg:y1="4.2cm" svg:x2="4.4cm" svg:y2="4.4cm">
          <text:p/>
        </draw:line>
        <draw:line draw:style-name="gr8" draw:text-style-name="P6" draw:layer="layout" svg:x1="4.6cm" svg:y1="4.2cm" svg:x2="4.6cm" svg:y2="4.4cm">
          <text:p/>
        </draw:line>
        <draw:line draw:style-name="gr11" draw:text-style-name="P6" draw:layer="layout" svg:x1="3.4cm" svg:y1="3.4cm" svg:x2="3.4cm" svg:y2="3.8cm">
          <text:p/>
        </draw:line>
        <draw:line draw:style-name="gr11" draw:text-style-name="P6" draw:layer="layout" svg:x1="4.6cm" svg:y1="3.4cm" svg:x2="4.6cm" svg:y2="3.8cm">
          <text:p/>
        </draw:line>
        <draw:frame draw:style-name="gr108" draw:text-style-name="P3" draw:layer="layout" svg:width="0.552cm" svg:height="0.319cm" svg:x="2.301cm" svg:y="3.602cm">
          <draw:text-box>
            <text:p><text:span text:style-name="T1">(inv)</text:span></text:p>
          </draw:text-box>
        </draw:frame>
        <draw:frame draw:style-name="gr9" draw:text-style-name="P4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09" draw:text-style-name="P4" draw:layer="layout" svg:width="2.072cm" svg:height="1.183cm" svg:x="14.901cm" svg:y="11.003cm">
          <draw:text-box>
            <text:p><text:span text:style-name="T2">decoding: </text:span></text:p>
            <text:p><text:span text:style-name="T2">outer code:</text:span></text:p>
            <text:p><text:span text:style-name="T2">performance:</text:span></text:p>
          </draw:text-box>
        </draw:frame>
        <draw:frame draw:style-name="gr110" draw:text-style-name="P4" draw:layer="layout" svg:width="2.072cm" svg:height="1.577cm" svg:x="17.201cm" svg:y="11.004cm">
          <draw:text-box>
            <text:p><text:span text:style-name="T2">SL-FBA</text:span></text:p>
            <text:p><text:span text:style-name="T2">NB-LDPC (?)</text:span></text:p>
            <text:p><text:span text:style-name="T2">code rate</text:span></text:p>
            <text:p><text:span text:style-name="T2">AIR</text:span></text:p>
          </draw:text-box>
        </draw:frame>
        <draw:custom-shape draw:style-name="gr66" draw:text-style-name="P13" draw:layer="layout" svg:width="0.2cm" svg:height="0.2cm" svg:x="7.305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7.5cm" svg:y1="13.3cm" svg:x2="8.1cm" svg:y2="17.8cm">
          <text:p/>
        </draw:line>
        <draw:line draw:style-name="gr11" draw:text-style-name="P6" draw:layer="layout" svg:x1="7.5cm" svg:y1="17.8cm" svg:x2="8.1cm" svg:y2="13.3cm">
          <text:p/>
        </draw:line>
        <draw:frame draw:style-name="gr20" draw:text-style-name="P4" draw:layer="layout" svg:width="1.501cm" svg:height="0.395cm" svg:x="14.902cm" svg:y="10.202cm">
          <draw:text-box>
            <text:p><text:span text:style-name="T2">baseline:</text:span></text:p>
          </draw:text-box>
        </draw:frame>
        <draw:frame draw:style-name="gr111" draw:text-style-name="P4" draw:layer="layout" svg:width="2.5cm" svg:height="0.789cm" svg:x="16.503cm" svg:y="10.203cm">
          <draw:text-box>
            <text:p><text:span text:style-name="T2">constraint only</text:span></text:p>
            <text:p><text:span text:style-name="T2">IDS only</text:span></text:p>
          </draw:text-box>
        </draw:frame>
        <draw:custom-shape draw:style-name="gr66" draw:text-style-name="P13" draw:layer="layout" svg:width="0.2cm" svg:height="0.2cm" svg:x="7.306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7.303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3" draw:layer="layout" svg:width="0.315cm" svg:height="0.319cm" svg:x="7.302cm" svg:y="12.902cm">
          <draw:text-box>
            <text:p><text:span text:style-name="T1">14</text:span></text:p>
          </draw:text-box>
        </draw:frame>
        <draw:line draw:style-name="gr112" draw:text-style-name="P6" draw:layer="layout" svg:x1="6.8cm" svg:y1="13.1cm" svg:x2="7.2cm" svg:y2="13.1cm">
          <text:p/>
        </draw:line>
        <draw:frame draw:style-name="gr113" draw:text-style-name="P3" draw:layer="layout" svg:width="1.153cm" svg:height="0.319cm" svg:x="7.405cm" svg:y="18.205cm">
          <draw:text-box>
            <text:p><text:span text:style-name="T1">constrain</text:span></text:p>
          </draw:text-box>
        </draw:frame>
        <draw:frame draw:style-name="gr114" draw:text-style-name="P3" draw:layer="layout" svg:width="0.654cm" svg:height="0.319cm" svg:x="6.506cm" svg:y="18.006cm">
          <draw:text-box>
            <text:p><text:span text:style-name="T1">lossy</text:span></text:p>
          </draw:text-box>
        </draw:frame>
        <draw:line draw:style-name="gr85" draw:text-style-name="P6" draw:layer="layout" svg:x1="15.8cm" svg:y1="5.8cm" svg:x2="17cm" svg:y2="5.8cm">
          <text:p/>
        </draw:line>
        <draw:frame draw:style-name="gr86" draw:text-style-name="P3" draw:layer="layout" svg:width="0.553cm" svg:height="0.319cm" svg:x="15.201cm" svg:y="5.601cm">
          <draw:text-box>
            <text:p><text:span text:style-name="T1">6-bit</text:span></text:p>
          </draw:text-box>
        </draw:frame>
        <draw:line draw:style-name="gr11" draw:text-style-name="P6" draw:layer="layout" svg:x1="15.8cm" svg:y1="6.2cm" svg:x2="17cm" svg:y2="6.2cm">
          <text:p/>
        </draw:line>
        <draw:line draw:style-name="gr11" draw:text-style-name="P6" draw:layer="layout" svg:x1="15.8cm" svg:y1="6.6cm" svg:x2="17cm" svg:y2="6.6cm">
          <text:p/>
        </draw:line>
        <draw:line draw:style-name="gr11" draw:text-style-name="P6" draw:layer="layout" svg:x1="15.8cm" svg:y1="7cm" svg:x2="17cm" svg:y2="7cm">
          <text:p/>
        </draw:line>
        <draw:line draw:style-name="gr11" draw:text-style-name="P6" draw:layer="layout" svg:x1="15.8cm" svg:y1="7.4cm" svg:x2="17cm" svg:y2="7.4cm">
          <text:p/>
        </draw:line>
        <draw:line draw:style-name="gr11" draw:text-style-name="P6" draw:layer="layout" svg:x1="15.8cm" svg:y1="7.8cm" svg:x2="17cm" svg:y2="7.8cm">
          <text:p/>
        </draw:line>
        <draw:frame draw:style-name="gr5" draw:text-style-name="P3" draw:layer="layout" svg:width="0.159cm" svg:height="0.319cm" svg:x="15.202cm" svg:y="6.002cm">
          <draw:text-box>
            <text:p><text:span text:style-name="T1">5</text:span></text:p>
          </draw:text-box>
        </draw:frame>
        <draw:frame draw:style-name="gr5" draw:text-style-name="P3" draw:layer="layout" svg:width="0.159cm" svg:height="0.319cm" svg:x="15.203cm" svg:y="6.403cm">
          <draw:text-box>
            <text:p><text:span text:style-name="T1">4</text:span></text:p>
          </draw:text-box>
        </draw:frame>
        <draw:frame draw:style-name="gr5" draw:text-style-name="P3" draw:layer="layout" svg:width="0.159cm" svg:height="0.319cm" svg:x="15.204cm" svg:y="6.804cm">
          <draw:text-box>
            <text:p><text:span text:style-name="T1">3</text:span></text:p>
          </draw:text-box>
        </draw:frame>
        <draw:frame draw:style-name="gr5" draw:text-style-name="P3" draw:layer="layout" svg:width="0.159cm" svg:height="0.319cm" svg:x="15.205cm" svg:y="7.205cm">
          <draw:text-box>
            <text:p><text:span text:style-name="T1">2</text:span></text:p>
          </draw:text-box>
        </draw:frame>
        <draw:frame draw:style-name="gr5" draw:text-style-name="P3" draw:layer="layout" svg:width="0.159cm" svg:height="0.319cm" svg:x="15.206cm" svg:y="7.606cm">
          <draw:text-box>
            <text:p><text:span text:style-name="T1">1</text:span></text:p>
          </draw:text-box>
        </draw:frame>
        <draw:line draw:style-name="gr87" draw:text-style-name="P6" draw:layer="layout" svg:x1="16cm" svg:y1="5.8cm" svg:x2="16cm" svg:y2="7.5cm">
          <text:p/>
        </draw:line>
        <draw:frame draw:style-name="gr88" draw:text-style-name="P3" draw:layer="layout" svg:width="1.086cm" svg:height="0.319cm" draw:transform="rotate (-1.5707963267949) translate (16.204cm 4.618cm)">
          <draw:text-box>
            <text:p><text:span text:style-name="T1">uncoded</text:span></text:p>
          </draw:text-box>
        </draw:frame>
        <draw:frame draw:style-name="gr89" draw:text-style-name="P3" draw:layer="layout" svg:width="1.115cm" svg:height="0.319cm" draw:transform="rotate (-1.5707963267949) translate (16.605cm 4.618cm)">
          <draw:text-box>
            <text:p><text:span text:style-name="T1">high-rate</text:span></text:p>
          </draw:text-box>
        </draw:frame>
        <draw:line draw:style-name="gr87" draw:text-style-name="P6" draw:layer="layout" svg:x1="16.4cm" svg:y1="6.4cm" svg:x2="16.4cm" svg:y2="7.3cm">
          <text:p/>
        </draw:line>
        <draw:line draw:style-name="gr90" draw:text-style-name="P6" draw:layer="layout" svg:x1="16.4cm" svg:y1="5.8cm" svg:x2="16.4cm" svg:y2="6.4cm">
          <text:p/>
        </draw:line>
        <draw:frame draw:style-name="gr91" draw:text-style-name="P3" draw:layer="layout" svg:width="1.005cm" svg:height="0.319cm" draw:transform="rotate (-1.5707963267949) translate (17.006cm 4.619cm)">
          <draw:text-box>
            <text:p><text:span text:style-name="T1">low-rate</text:span></text:p>
          </draw:text-box>
        </draw:frame>
        <draw:line draw:style-name="gr90" draw:text-style-name="P6" draw:layer="layout" svg:x1="16.8cm" svg:y1="5.8cm" svg:x2="16.8cm" svg:y2="6.7cm">
          <text:p/>
        </draw:line>
        <draw:line draw:style-name="gr87" draw:text-style-name="P6" draw:layer="layout" svg:x1="16.8cm" svg:y1="6.7cm" svg:x2="16.8cm" svg:y2="7.1cm">
          <text:p/>
        </draw:line>
        <draw:frame draw:style-name="gr92" draw:text-style-name="P4" draw:layer="layout" svg:width="1.251cm" svg:height="0.395cm" svg:x="17.002cm" svg:y="5.802cm">
          <draw:text-box>
            <text:p><text:span text:style-name="T2">encode:</text:span></text:p>
          </draw:text-box>
        </draw:frame>
        <draw:frame draw:style-name="gr21" draw:text-style-name="P4" draw:layer="layout" svg:width="1.911cm" svg:height="0.395cm" svg:x="17.003cm" svg:y="6.603cm">
          <draw:text-box>
            <text:p><text:span text:style-name="T2">IDS channel</text:span></text:p>
          </draw:text-box>
        </draw:frame>
        <draw:custom-shape draw:style-name="gr68" draw:text-style-name="P15" draw:layer="layout" svg:width="0.2cm" svg:height="0.2cm" svg:x="8.103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3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4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3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5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3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4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5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4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6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7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5" draw:layer="layout" svg:width="0.2cm" svg:height="0.2cm" svg:x="8.104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3" draw:layer="layout" svg:width="0.594cm" svg:height="0.319cm" svg:x="6.506cm" svg:y="18.207cm">
          <draw:text-box>
            <text:p><text:span text:style-name="T1">enc</text:span></text:p>
          </draw:text-box>
        </draw:frame>
        <draw:line draw:style-name="gr8" draw:text-style-name="P6" draw:layer="layout" svg:x1="7.5cm" svg:y1="13.3cm" svg:x2="8.1cm" svg:y2="13.3cm">
          <text:p/>
        </draw:line>
        <draw:line draw:style-name="gr8" draw:text-style-name="P6" draw:layer="layout" svg:x1="7.5cm" svg:y1="13.6cm" svg:x2="8.1cm" svg:y2="13.6cm">
          <text:p/>
        </draw:line>
        <draw:line draw:style-name="gr8" draw:text-style-name="P6" draw:layer="layout" svg:x1="7.5cm" svg:y1="13.9cm" svg:x2="8.1cm" svg:y2="13.9cm">
          <text:p/>
        </draw:line>
        <draw:line draw:style-name="gr8" draw:text-style-name="P6" draw:layer="layout" svg:x1="7.5cm" svg:y1="14.2cm" svg:x2="8.1cm" svg:y2="14.2cm">
          <text:p/>
        </draw:line>
        <draw:line draw:style-name="gr8" draw:text-style-name="P6" draw:layer="layout" svg:x1="7.5cm" svg:y1="14.5cm" svg:x2="8.1cm" svg:y2="14.5cm">
          <text:p/>
        </draw:line>
        <draw:line draw:style-name="gr8" draw:text-style-name="P6" draw:layer="layout" svg:x1="7.5cm" svg:y1="14.8cm" svg:x2="8.1cm" svg:y2="14.8cm">
          <text:p/>
        </draw:line>
        <draw:line draw:style-name="gr8" draw:text-style-name="P6" draw:layer="layout" svg:x1="7.5cm" svg:y1="15.1cm" svg:x2="8.1cm" svg:y2="15.1cm">
          <text:p/>
        </draw:line>
        <draw:line draw:style-name="gr8" draw:text-style-name="P6" draw:layer="layout" svg:x1="7.5cm" svg:y1="16cm" svg:x2="8.1cm" svg:y2="16cm">
          <text:p/>
        </draw:line>
        <draw:line draw:style-name="gr8" draw:text-style-name="P6" draw:layer="layout" svg:x1="7.5cm" svg:y1="16.3cm" svg:x2="8.1cm" svg:y2="16.3cm">
          <text:p/>
        </draw:line>
        <draw:line draw:style-name="gr8" draw:text-style-name="P6" draw:layer="layout" svg:x1="7.5cm" svg:y1="16.6cm" svg:x2="8.1cm" svg:y2="16.6cm">
          <text:p/>
        </draw:line>
        <draw:line draw:style-name="gr8" draw:text-style-name="P6" draw:layer="layout" svg:x1="7.5cm" svg:y1="16.9cm" svg:x2="8.1cm" svg:y2="16.9cm">
          <text:p/>
        </draw:line>
        <draw:line draw:style-name="gr8" draw:text-style-name="P6" draw:layer="layout" svg:x1="7.5cm" svg:y1="17.2cm" svg:x2="8.1cm" svg:y2="17.2cm">
          <text:p/>
        </draw:line>
        <draw:line draw:style-name="gr8" draw:text-style-name="P6" draw:layer="layout" svg:x1="7.5cm" svg:y1="17.5cm" svg:x2="8.1cm" svg:y2="17.5cm">
          <text:p/>
        </draw:line>
        <draw:line draw:style-name="gr8" draw:text-style-name="P6" draw:layer="layout" svg:x1="7.5cm" svg:y1="17.8cm" svg:x2="8.1cm" svg:y2="17.8cm">
          <text:p/>
        </draw:line>
        <draw:line draw:style-name="gr11" draw:text-style-name="P6" draw:layer="layout" svg:x1="7.5cm" svg:y1="13.6cm" svg:x2="8.1cm" svg:y2="17.5cm">
          <text:p/>
        </draw:line>
        <draw:line draw:style-name="gr11" draw:text-style-name="P6" draw:layer="layout" svg:x1="7.5cm" svg:y1="13.9cm" svg:x2="8.1cm" svg:y2="17.2cm">
          <text:p/>
        </draw:line>
        <draw:line draw:style-name="gr11" draw:text-style-name="P6" draw:layer="layout" svg:x1="7.5cm" svg:y1="14.2cm" svg:x2="8.1cm" svg:y2="16.9cm">
          <text:p/>
        </draw:line>
        <draw:line draw:style-name="gr11" draw:text-style-name="P6" draw:layer="layout" svg:x1="7.5cm" svg:y1="14.5cm" svg:x2="8.1cm" svg:y2="16.6cm">
          <text:p/>
        </draw:line>
        <draw:line draw:style-name="gr11" draw:text-style-name="P6" draw:layer="layout" svg:x1="7.5cm" svg:y1="14.8cm" svg:x2="8.1cm" svg:y2="16.3cm">
          <text:p/>
        </draw:line>
        <draw:line draw:style-name="gr11" draw:text-style-name="P6" draw:layer="layout" svg:x1="7.5cm" svg:y1="16cm" svg:x2="8.1cm" svg:y2="15.1cm">
          <text:p/>
        </draw:line>
        <draw:line draw:style-name="gr11" draw:text-style-name="P6" draw:layer="layout" svg:x1="7.5cm" svg:y1="15.1cm" svg:x2="8.1cm" svg:y2="16cm">
          <text:p/>
        </draw:line>
        <draw:line draw:style-name="gr11" draw:text-style-name="P6" draw:layer="layout" svg:x1="7.5cm" svg:y1="16.3cm" svg:x2="8.1cm" svg:y2="14.8cm">
          <text:p/>
        </draw:line>
        <draw:line draw:style-name="gr11" draw:text-style-name="P6" draw:layer="layout" svg:x1="7.5cm" svg:y1="16.6cm" svg:x2="8.1cm" svg:y2="14.5cm">
          <text:p/>
        </draw:line>
        <draw:line draw:style-name="gr11" draw:text-style-name="P6" draw:layer="layout" svg:x1="7.5cm" svg:y1="16.9cm" svg:x2="8.1cm" svg:y2="14.2cm">
          <text:p/>
        </draw:line>
        <draw:line draw:style-name="gr11" draw:text-style-name="P6" draw:layer="layout" svg:x1="7.5cm" svg:y1="17.2cm" svg:x2="8.1cm" svg:y2="13.9cm">
          <text:p/>
        </draw:line>
        <draw:line draw:style-name="gr11" draw:text-style-name="P6" draw:layer="layout" svg:x1="7.5cm" svg:y1="17.5cm" svg:x2="8.1cm" svg:y2="13.6cm">
          <text:p/>
        </draw:line>
        <draw:g draw:style-name="gr12">
          <svg:title>TexMaths</svg:title>
          <svg:desc>10§display§U§svg§600§TRUE§</svg:desc>
          <draw:g>
            <draw:path draw:style-name="gr13" draw:text-style-name="P7" draw:layer="layout" svg:width="0.241cm" svg:height="0.245cm" svg:x="6.168cm" svg:y="15.408cm" svg:viewBox="0 0 242 246" svg:d="M198 37c4-15 10-25 38-26 2 0 6 0 6-7-2-1 0-4-5-4-11 0-23 1-35 1s-25-1-37-1c-2 0-6 0-6 7 0 4 3 4 6 4 20 0 24 8 24 15 0 1-1 7-1 8-10 41-21 83-32 124-11 47-51 77-86 77-24 0-43-15-43-45 0-1 0-12 4-28 11-45 22-90 34-135 3-13 4-16 30-16 9 0 12 0 12-7 0-4-4-4-5-4-10 0-35 1-45 1s-35-1-45-1c-3 0-7 0-7 7 0 4 3 4 10 4 4 0 7 0 13 1 6 0 10 1 10 5 0 2-4 17-6 25-3 10-5 20-8 31-3 14-20 79-22 85-2 10-2 15-2 21 0 42 32 67 69 67 44 0 86-40 98-86 11-41 21-82 31-123z">
              <text:p/>
            </draw:path>
          </draw:g>
        </draw:g>
        <draw:g draw:style-name="gr12">
          <svg:title>TexMaths</svg:title>
          <svg:desc>10§display§X§svg§600§TRUE§</svg:desc>
          <draw:g>
            <draw:path draw:style-name="gr13" draw:text-style-name="P7" draw:layer="layout" svg:width="0.287cm" svg:height="0.237cm" svg:x="8.27cm" svg:y="15.41cm" svg:viewBox="0 0 288 238" svg:d="M160 95c-10-23-19-46-29-69-1-3-2-3-2-5s6-9 20-10c4-1 7-1 7-7 0-4-4-4-5-4-14 0-29 1-43 1-9 0-31-1-40-1-2 0-6 0-6 7 0 4 4 4 8 4 21 0 23 3 26 11 14 32 28 65 42 98-25 26-50 52-74 78-2 1-4 3-5 4-17 19-33 24-51 25-5 1-8 1-8 7 0 1 0 4 5 4 10 0 22-1 33-1 13 0 26 1 39 1 2 0 6 0 6-7 0-3-3-4-4-4-3 0-14-1-14-11 0-5 5-11 9-15 12-12 24-25 36-38 10-11 21-23 32-35 11 28 23 56 34 84 2 4 2 4 2 5 0 3-7 9-20 10-4 1-7 1-7 7 0 4 3 4 5 4 10 0 34-1 44-1 9 0 30 1 39 1 2 0 7 0 7-7 0-4-4-4-7-4-23 0-24-1-30-15-14-33-37-87-45-107 24-25 61-67 72-76 10-9 23-17 44-18 5-1 8-1 8-7 0-1 0-4-5-4-10 0-22 1-33 1-13 0-26-1-38-1-3 0-7 0-7 7 0 2 2 3 4 4 3 0 14 1 14 11 0 5-4 9-7 12-18 20-37 40-56 61z">
              <text:p/>
            </draw:path>
          </draw:g>
        </draw:g>
        <draw:g draw:style-name="gr12">
          <svg:title>TexMaths</svg:title>
          <svg:desc>10§display§I(U;X)§svg§600§TRUE§</svg:desc>
          <draw:g>
            <draw:path draw:style-name="gr13" draw:text-style-name="P7" draw:layer="layout" svg:width="0.162cm" svg:height="0.238cm" svg:x="6.809cm" svg:y="18.579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3" draw:text-style-name="P7" draw:layer="layout" svg:width="0.08cm" svg:height="0.348cm" svg:x="7.014cm" svg:y="18.556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243cm" svg:height="0.245cm" svg:x="7.139cm" svg:y="18.579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3" draw:text-style-name="P7" draw:layer="layout" svg:width="0.037cm" svg:height="0.216cm" svg:x="7.423cm" svg:y="18.668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3" draw:text-style-name="P7" draw:layer="layout" svg:width="0.289cm" svg:height="0.238cm" svg:x="7.558cm" svg:y="18.579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3" draw:text-style-name="P7" draw:layer="layout" svg:width="0.08cm" svg:height="0.348cm" svg:x="7.888cm" svg:y="18.5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2">
          <svg:title>TexMaths</svg:title>
          <svg:desc>10§display§I(D;X)§svg§600§TRUE§</svg:desc>
          <draw:g>
            <draw:path draw:style-name="gr13" draw:text-style-name="P7" draw:layer="layout" svg:width="0.162cm" svg:height="0.237cm" svg:x="17.311cm" svg:y="6.281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3" draw:text-style-name="P7" draw:layer="layout" svg:width="0.081cm" svg:height="0.349cm" svg:x="17.516cm" svg:y="6.25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3" draw:text-style-name="P7" draw:layer="layout" svg:width="0.267cm" svg:height="0.237cm" svg:x="17.632cm" svg:y="6.281cm" svg:viewBox="0 0 268 238" svg:d="M42 211c-4 13-4 16-32 16-6 0-10 0-10 7 0 4 3 4 10 4 39 0 77 0 116 0 73 0 142-73 142-150 0-49-30-88-82-88-39 0-79 0-118 0-7 0-11 0-11 6 0 5 3 5 10 5 5 0 11 0 16 0 5 1 7 2 7 6 0 1 0 2-1 7-16 62-31 125-47 187zM118 24c3-12 3-13 19-13 12 0 25 0 37 0 35 0 64 18 64 64 0 18-7 75-37 114-10 12-38 38-81 38-13 0-27 0-40 0-5 0-6 0-8 0-3 0-4-1-4-4 0-1 0-1 2-8 16-63 32-127 48-191z">
              <text:p/>
            </draw:path>
            <draw:path draw:style-name="gr13" draw:text-style-name="P7" draw:layer="layout" svg:width="0.037cm" svg:height="0.217cm" svg:x="17.948cm" svg:y="6.369cm" svg:viewBox="0 0 38 218" svg:d="M37 19c0-11-9-19-19-19-11 0-18 8-18 19 0 10 7 18 18 18 10 0 19-8 19-18zM30 147c0 10 0 37-22 62-3 3-3 4-3 5 0 2 2 4 4 4 4 0 29-28 29-68 0-10-1-36-20-36-12 0-18 9-18 19 0 9 6 18 18 18 2 0 2 0 3 0 3-1 6-1 9-4z">
              <text:p/>
            </draw:path>
            <draw:path draw:style-name="gr13" draw:text-style-name="P7" draw:layer="layout" svg:width="0.289cm" svg:height="0.237cm" svg:x="18.083cm" svg:y="6.281cm" svg:viewBox="0 0 290 238" svg:d="M161 95c-10-24-19-47-29-70-2-3-1-3-2-4 0-2 6-9 20-10 4-1 8-1 8-7 0-4-5-4-6-4-14 0-29 1-44 1-9 0-31-1-39-1-2 0-7 0-7 7 0 4 4 4 8 4 21 0 24 3 27 11 14 33 27 65 41 98-25 26-49 52-74 78-2 2-3 3-5 4-17 19-33 24-51 25-5 1-8 1-8 7 0 1 0 4 5 4 10 0 22-1 33-1 13 0 26 1 39 1 2 0 6 0 6-7 0-3-3-4-4-4-3 0-14-1-14-11 0-5 5-11 10-15 12-12 23-25 35-37 11-12 21-24 32-35 12 28 24 56 36 83 1 4 1 4 1 5 0 3-6 9-20 10-4 1-7 1-7 7 0 4 4 4 5 4 10 0 35-1 44-1s31 1 39 1c3 0 7 0 7-7 0-4-3-4-6-4-24 0-24-1-30-15-14-32-38-86-46-107 24-25 61-67 72-77 10-8 24-16 45-17 4-1 8-1 8-7 0-1 0-4-5-4-11 0-22 1-33 1-13 0-26-1-39-1-2 0-7 0-7 7 0 2 2 3 5 4 3 0 14 1 14 10 0 5-4 10-7 13-19 20-38 40-57 61z">
              <text:p/>
            </draw:path>
            <draw:path draw:style-name="gr13" draw:text-style-name="P7" draw:layer="layout" svg:width="0.081cm" svg:height="0.349cm" svg:x="18.412cm" svg:y="6.2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16" draw:text-style-name="P4" draw:layer="layout" svg:width="1.776cm" svg:height="0.395cm" svg:x="1.401cm" svg:y="8.202cm">
          <draw:text-box>
            <text:p><text:span text:style-name="T2">[run-length]</text:span></text:p>
          </draw:text-box>
        </draw:frame>
        <draw:custom-shape draw:style-name="gr117" draw:text-style-name="P19" draw:layer="layout" svg:width="1.2cm" svg:height="0.2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0" draw:layer="layout" svg:width="1.2cm" svg:height="0.2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" draw:layer="layout" svg:width="0.6cm" svg:height="0.4cm" svg:x="2.4cm" svg:y="9cm">
          <text:p/>
          <draw:enhanced-geometry svg:viewBox="0 0 21600 21600" draw:type="rectangle" draw:enhanced-path="M 0 0 L 21600 0 21600 21600 0 21600 0 0 Z N"/>
        </draw:custom-shape>
        <draw:frame draw:style-name="gr120" draw:text-style-name="P4" draw:layer="layout" svg:width="2.241cm" svg:height="0.395cm" svg:x="4.401cm" svg:y="8.203cm">
          <draw:text-box>
            <text:p><text:span text:style-name="T2">[local balance]</text:span></text:p>
          </draw:text-box>
        </draw:frame>
        <draw:custom-shape draw:style-name="gr117" draw:text-style-name="P19" draw:layer="layout" svg:width="1.2cm" svg:height="0.2cm" svg:x="4.6cm" svg:y="9.1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1" draw:layer="layout" svg:width="1.6cm" svg:height="0.2cm" svg:x="5.8cm" svg:y="9.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0" draw:layer="layout" svg:width="1.2cm" svg:height="0.2cm" svg:x="7.4cm" svg:y="9.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6" draw:layer="layout" svg:width="2.2cm" svg:height="0.4cm" svg:x="5.6cm" svg:y="9cm">
          <text:p/>
          <draw:enhanced-geometry svg:viewBox="0 0 21600 21600" draw:type="rectangle" draw:enhanced-path="M 0 0 L 21600 0 21600 21600 0 21600 0 0 Z N"/>
        </draw:custom-shape>
        <draw:frame draw:style-name="gr123" draw:text-style-name="P16" draw:layer="layout" svg:width="1.585cm" svg:height="1.273cm" svg:x="11.704cm" svg:y="8.204cm">
          <draw:text-box>
            <text:p><text:span text:style-name="T9">RunL[cw]</text:span></text:p>
            <text:p><text:span text:style-name="T9">RunR[cw]</text:span></text:p>
            <text:p><text:span text:style-name="T9">WtL[cw][idx]</text:span></text:p>
            <text:p><text:span text:style-name="T9">WtR[cw][idx]</text:span></text:p>
          </draw:text-box>
        </draw:frame>
        <draw:line draw:style-name="gr16" draw:text-style-name="P6" draw:layer="layout" svg:x1="5.6cm" svg:y1="9.5cm" svg:x2="7.8cm" svg:y2="9.5cm">
          <text:p/>
        </draw:line>
        <draw:g draw:style-name="gr12">
          <svg:title>TexMaths</svg:title>
          <svg:desc>10§display§\ell§svg§600§TRUE§</svg:desc>
          <draw:g>
            <draw:path draw:style-name="gr13" draw:text-style-name="P7" draw:layer="layout" svg:width="0.133cm" svg:height="0.249cm" svg:x="6.628cm" svg:y="9.538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frame draw:style-name="gr14" draw:text-style-name="P8" draw:layer="layout" svg:width="6.445cm" svg:height="0.395cm" svg:x="1.202cm" svg:y="1.202cm">
          <draw:text-box>
            <text:p><text:span text:style-name="T4">Constrained coding + Synchronization</text:span></text:p>
          </draw:text-box>
        </draw:frame>
        <draw:g draw:style-name="gr12">
          <svg:title>TexMaths</svg:title>
          <svg:desc>10§display§\bm{d} \!=§svg§600§TRUE§</svg:desc>
          <draw:g>
            <draw:path draw:style-name="gr13" draw:text-style-name="P7" draw:layer="layout" svg:width="0.195cm" svg:height="0.244cm" svg:x="2.085cm" svg:y="2.178cm" svg:viewBox="0 0 196 245" svg:d="M195 12c1-5 1-5 1-6 0-4-4-6-8-6-1 0-1 0-2 0-15 1-30 1-45 2-5 1-12 1-12 11 0 6 7 6 10 6s10 0 14 1c-7 25-13 51-19 77-5-4-16-12-35-12-61 0-99 54-99 102 0 43 32 58 61 58 25 0 44-14 49-19 13 19 37 19 40 19 13 0 24-7 31-20 9-14 13-33 13-35 0-5-5-5-8-5-4 0-5 0-7 2-1 1-1 2-3 10-7 28-15 35-24 35-4 0-8-1-8-13 0-5 1-10 2-15 16-64 32-128 49-192zM107 210c-11 12-27 22-44 22-22 0-23-19-23-26 0-18 12-62 17-75 11-25 28-34 43-34 20 0 29 17 29 21-1 1-1 3-1 5-7 29-14 58-21 87z">
              <text:p/>
            </draw:path>
            <draw:path draw:style-name="gr13" draw:text-style-name="P7" draw:layer="layout" svg:width="0.232cm" svg:height="0.081cm" svg:x="2.341cm" svg:y="2.293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g draw:style-name="gr12">
          <svg:title>TexMaths</svg:title>
          <svg:desc>10§display§\bm{d}_i§svg§600§TRUE§</svg:desc>
          <draw:g>
            <draw:path draw:style-name="gr13" draw:text-style-name="P7" draw:layer="layout" svg:width="0.194cm" svg:height="0.245cm" svg:x="3.666cm" svg:y="1.821cm" svg:viewBox="0 0 195 246" svg:d="M194 12c1-4 1-3 1-5 0-5-4-7-8-7-1 0-1 0-2 1-15 1-30 1-44 2-5 0-12 0-12 10 0 7 7 7 10 7s10 0 14 0c-7 26-13 52-19 78-5-5-16-13-35-13-61 0-99 56-99 103 0 43 32 58 61 58 25 0 44-14 49-19 13 19 37 19 40 19 12 0 23-8 30-20 9-15 13-33 13-35 0-5-5-5-8-5-4 0-5 0-7 2-1 0-1 1-3 10-7 28-15 35-23 35-4 0-8-2-8-13 0-5 1-10 2-15 16-64 32-129 48-193zM107 210c-10 12-27 23-44 23-21 0-23-19-23-27 0-18 12-60 17-74 11-25 28-34 43-34 20 0 29 16 29 20-1 1-1 3-1 5-7 29-14 58-21 87z">
              <text:p/>
            </draw:path>
            <draw:path draw:style-name="gr13" draw:text-style-name="P7" draw:layer="layout" svg:width="0.073cm" svg:height="0.163cm" svg:x="3.875cm" svg:y="1.955cm" svg:viewBox="0 0 74 164" svg:d="M67 9c0-4-3-9-9-9-7 0-14 6-14 13 0 4 3 9 10 9s13-7 13-13zM17 134c-1 3-2 6-2 10 0 11 10 20 24 20 24 0 35-33 35-37 0-3-3-3-4-3-4 0-4 1-5 4-5 20-16 30-26 30-5 0-6-3-6-9 0-5 2-10 4-15 2-7 5-14 8-20 2-6 11-28 12-31s1-6 1-8c0-12-9-21-23-21-24 0-35 33-35 38 0 3 3 3 4 3 3 0 3-1 4-4 6-21 17-30 26-30 4 0 6 2 6 8s-1 10-7 25c-5 13-11 26-16 40z">
              <text:p/>
            </draw:path>
          </draw:g>
        </draw:g>
        <draw:line draw:style-name="gr16" draw:text-style-name="P6" draw:layer="layout" svg:x1="3.4cm" svg:y1="2.5cm" svg:x2="4.2cm" svg:y2="2.5cm">
          <text:p/>
        </draw:line>
        <draw:g draw:style-name="gr12">
          <svg:title>TexMaths</svg:title>
          <svg:desc>10§display§b§svg§600§TRUE§</svg:desc>
          <draw:g>
            <draw:path draw:style-name="gr13" draw:text-style-name="P7" draw:layer="layout" svg:width="0.126cm" svg:height="0.245cm" svg:x="3.726cm" svg:y="2.548cm" svg:viewBox="0 0 127 246" svg:d="M66 4c-1-1 0-4-4-4-8 0-33 3-42 4-3 0-7 0-7 7 0 4 3 4 9 4 16 0 17 2 17 6 0 2-3 14-5 21-10 38-19 76-28 114-5 17-6 23-6 35 0 33 18 55 44 55 40 0 83-52 83-103 0-31-18-55-46-55-16 0-30 10-40 21 8-35 17-70 25-105zM34 135c2-7 2-8 5-11 17-23 32-28 41-28 13 0 22 11 22 32s-12 61-18 74c-11 24-26 36-40 36-12 0-23-9-23-35 0-7 0-13 5-35 2-11 5-22 8-33z">
              <text:p/>
            </draw:path>
          </draw:g>
        </draw:g>
        <draw:g draw:style-name="gr12">
          <svg:title>TexMaths</svg:title>
          <svg:desc>10§display§\bm{u}_i§svg§600§TRUE§</svg:desc>
          <draw:g>
            <draw:path draw:style-name="gr13" draw:text-style-name="P7" draw:layer="layout" svg:width="0.214cm" svg:height="0.159cm" svg:x="3.667cm" svg:y="2.949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13" draw:text-style-name="P7" draw:layer="layout" svg:width="0.074cm" svg:height="0.163cm" svg:x="3.905cm" svg:y="2.997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 draw:style-name="gr12">
          <svg:title>TexMaths</svg:title>
          <svg:desc>10§display§\bm{u}\!=§svg§600§TRUE§</svg:desc>
          <draw:g>
            <draw:path draw:style-name="gr13" draw:text-style-name="P7" draw:layer="layout" svg:width="0.215cm" svg:height="0.16cm" svg:x="2.085cm" svg:y="3.235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3" draw:text-style-name="P7" draw:layer="layout" svg:width="0.232cm" svg:height="0.081cm" svg:x="2.372cm" svg:y="3.265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line draw:style-name="gr15" draw:text-style-name="P6" draw:layer="layout" svg:x1="2.2cm" svg:y1="2.5cm" svg:x2="2.2cm" svg:y2="3.1cm">
          <text:p/>
        </draw:line>
        <draw:line draw:style-name="gr16" draw:text-style-name="P6" draw:layer="layout" svg:x1="3.4cm" svg:y1="3.5cm" svg:x2="4.6cm" svg:y2="3.5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3.7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 draw:style-name="gr12">
          <svg:title>TexMaths</svg:title>
          <svg:desc>10§display§\bm{x}\!=§svg§600§TRUE§</svg:desc>
          <draw:g>
            <draw:path draw:style-name="gr13" draw:text-style-name="P7" draw:layer="layout" svg:width="0.198cm" svg:height="0.159cm" svg:x="2.0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3" draw:text-style-name="P7" draw:layer="layout" svg:width="0.232cm" svg:height="0.08cm" svg:x="2.3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15" draw:text-style-name="P6" draw:layer="layout" svg:x1="2.2cm" svg:y1="3.5cm" svg:x2="2.2cm" svg:y2="4.1cm">
          <text:p/>
        </draw:line>
        <draw:line draw:style-name="gr11" draw:text-style-name="P6" draw:layer="layout" svg:x1="3.4cm" svg:y1="3.4cm" svg:x2="3.4cm" svg:y2="4.2cm">
          <text:p/>
        </draw:line>
        <draw:line draw:style-name="gr11" draw:text-style-name="P6" draw:layer="layout" svg:x1="4.6cm" svg:y1="3.4cm" svg:x2="4.6cm" svg:y2="4.2cm">
          <text:p/>
        </draw:line>
        <draw:g draw:style-name="gr12">
          <svg:title>TexMaths</svg:title>
          <svg:desc>10§display§\bm{x}_i§svg§600§TRUE§</svg:desc>
          <draw:g>
            <draw:path draw:style-name="gr13" draw:text-style-name="P7" draw:layer="layout" svg:width="0.196cm" svg:height="0.159cm" svg:x="3.669cm" svg:y="3.952cm" svg:viewBox="0 0 197 160" svg:d="M173 18c-12 3-19 15-19 24 0 8 6 16 18 16s25-10 25-27c0-19-19-31-40-31-19 0-32 15-36 21-9-14-29-21-49-21-44 0-67 43-67 55 0 4 5 4 8 4 4 0 7 0 8-4 10-32 35-42 50-42 13 0 19 6 19 17 0 7-5 26-8 39-4 15-8 31-12 46-5 22-18 32-29 32-2 0-10 0-17-5 12-3 19-15 19-24 0-8-6-15-18-15s-25 9-25 26c0 19 19 31 40 31 20 0 33-15 37-21 9 14 29 21 49 21 43 0 66-43 66-54 0-5-5-5-8-5-4 0-7 0-8 5-10 31-34 41-49 41-13 0-19-6-19-17 0-8 4-25 7-38 3-9 11-42 13-48 5-21 17-31 28-31 2 0 10 0 17 5z">
              <text:p/>
            </draw:path>
            <draw:path draw:style-name="gr13" draw:text-style-name="P7" draw:layer="layout" svg:width="0.073cm" svg:height="0.163cm" svg:x="3.897cm" svg:y="4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8-30 27-30 3 0 6 2 6 9 0 6-2 9-8 24-5 13-10 26-15 39z">
              <text:p/>
            </draw:path>
          </draw:g>
        </draw:g>
        <draw:g draw:style-name="gr12">
          <svg:title>TexMaths</svg:title>
          <svg:desc>10§display§\bm{d}_i \in \mathbb{B}^b§svg§600§TRUE§</svg:desc>
          <draw:g>
            <draw:path draw:style-name="gr13" draw:text-style-name="P7" draw:layer="layout" svg:width="0.196cm" svg:height="0.245cm" svg:x="6.053cm" svg:y="3.057cm" svg:viewBox="0 0 197 246" svg:d="M195 12c2-5 2-5 2-6 0-4-4-6-8-6-2 0-2 0-3 0-15 1-30 1-45 2-5 1-11 1-11 11 0 6 6 6 9 6 4 0 10 0 15 1-6 26-13 51-19 77-6-5-17-12-36-12-61 0-99 55-99 103 0 43 33 58 62 58 25 0 43-14 49-19 13 19 36 19 40 19 13 0 23-8 30-20 9-14 14-33 14-35 0-5-5-5-9-5-3 0-5 0-7 2 0 1 0 1-2 10-7 28-16 35-24 35-4 0-8-1-8-13 0-5 0-10 2-15 16-64 32-129 48-193zM107 210c-10 12-27 23-44 23-21 0-23-19-23-27 0-18 12-61 17-74 11-26 29-35 43-35 21 0 29 17 29 20 0 2-1 3-1 5-7 29-14 59-21 88z">
              <text:p/>
            </draw:path>
            <draw:path draw:style-name="gr13" draw:text-style-name="P7" draw:layer="layout" svg:width="0.074cm" svg:height="0.164cm" svg:x="6.263cm" svg:y="3.19cm" svg:viewBox="0 0 75 165" svg:d="M68 9c0-4-3-9-10-9-6 0-13 6-13 13 0 5 3 10 9 10 8 0 14-7 14-14zM18 134c-1 3-2 6-2 10 0 12 10 21 23 21 25 0 36-34 36-38 0-3-3-2-4-3-4 0-4 2-5 4-6 20-16 30-26 30-5 0-6-3-6-9 0-5 2-10 4-15 2-7 5-14 8-20 2-6 11-28 12-31 0-2 1-5 1-8 0-11-10-21-23-21-25 0-36 34-36 38 0 3 3 2 4 3 4 0 4-1 5-4 6-21 17-30 26-30 4 0 6 2 6 9 0 5-1 9-7 24-5 13-11 27-16 40z">
              <text:p/>
            </draw:path>
            <draw:path draw:style-name="gr13" draw:text-style-name="P7" draw:layer="layout" svg:width="0.175cm" svg:height="0.202cm" svg:x="6.495cm" svg:y="3.11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3" draw:text-style-name="P7" draw:layer="layout" svg:width="0.214cm" svg:height="0.239cm" svg:x="6.801cm" svg:y="3.06cm" svg:viewBox="0 0 215 240" svg:d="M46 32c0-5 0-13-3-20 13 0 25 0 38 0-4 6-4 13-4 18 0 60 0 120 0 180 0 5 0 12 4 18-13 0-25 0-38 0 3-7 3-15 3-20 0-59 0-117 0-176zM142 105c11-11 14-29 14-44 0-24-8-39-16-47 24 2 49 11 49 46 0 22-24 40-47 45zM89 31c0-7 0-11 5-15 1 0 6-4 15-4 15 0 35 13 35 49 0 39-20 48-55 49 0-26 0-53 0-79zM163 111c19-10 39-27 39-51 0-49-41-60-84-60-35 0-71 0-106 0-6 0-12 0-12 6s6 6 12 6c21 0 22 4 22 21 0 58 0 116 0 174 0 18-2 21-24 21-4 0-10 0-10 6s6 6 12 6c35 0 69 0 104 0 43 0 99-17 99-66 0-36-27-56-52-63zM89 209c0-29 0-58 0-87 28 0 40 0 51 8 13 10 15 33 15 44 0 14-2 54-45 54-21 0-21-13-21-19zM151 223c13-14 16-33 16-49 0-24-5-42-20-54 33 6 56 24 56 54 0 27-21 42-52 49z">
              <text:p/>
            </draw:path>
            <draw:path draw:style-name="gr13" draw:text-style-name="P7" draw:layer="layout" svg:width="0.099cm" svg:height="0.172cm" svg:x="7.048cm" svg:y="2.985cm" svg:viewBox="0 0 100 173" svg:d="M49 8c0-1 1-3 1-4 0-2-1-4-4-4-5 0-25 2-32 3-2 0-5 0-5 5 0 4 3 4 6 4 12 0 12 1 12 3s-2 12-4 18c-2 7-3 15-5 22-3 8-16 62-17 65-1 6-1 9-1 12 0 25 16 41 36 41 31 0 64-34 64-70 0-29-20-41-37-41-13 0-24 7-31 14 6-23 11-45 17-68zM37 166c-12 0-19-11-19-25 0-9 2-18 9-45 1-5 1-5 6-11 9-11 20-16 29-16 10 0 18 7 18 24 0 10-5 35-13 49-6 12-18 24-30 24z">
              <text:p/>
            </draw:path>
          </draw:g>
        </draw:g>
        <draw:g draw:style-name="gr12">
          <svg:title>TexMaths</svg:title>
          <svg:desc>10§display§\bm{u}_i = \phi(\bm{d}_i)
\in \mathcal{C}§svg§600§TRUE§</svg:desc>
          <draw:g>
            <draw:path draw:style-name="gr13" draw:text-style-name="P7" draw:layer="layout" svg:width="0.215cm" svg:height="0.16cm" svg:x="6.053cm" svg:y="3.548cm" svg:viewBox="0 0 216 161" svg:d="M187 48c2-10 6-27 6-29 0-8-5-16-16-16-6 0-19 3-23 19-2 5-18 68-21 79-2 8-4 19-5 25-6 8-20 23-38 23-20 0-21-18-21-26 0-21 11-49 21-74 3-9 4-11 4-17 0-21-20-32-39-32-37 0-55 48-55 55 0 5 5 5 8 5 5 0 7 0 9-5 11-39 30-42 36-42 2 0 6 0 6 7 0 8-5 18-6 22-15 37-21 57-21 74 0 40 35 45 55 45 11 0 26-1 45-19 11 17 32 19 40 19 13 0 23-7 31-20 8-14 13-33 13-34 0-5-5-5-8-5-4 0-6 0-7 2-1 0-1 1-3 10-7 27-15 35-24 35-5 0-8-4-8-13 0-6 1-12 5-26 2-10 6-24 7-31 3-11 6-21 9-31z">
              <text:p/>
            </draw:path>
            <draw:path draw:style-name="gr13" draw:text-style-name="P7" draw:layer="layout" svg:width="0.073cm" svg:height="0.163cm" svg:x="6.293cm" svg:y="3.597cm" svg:viewBox="0 0 74 164" svg:d="M68 9c0-4-3-9-10-9s-14 6-14 13c0 4 3 9 10 9s14-7 14-13zM18 133c-1 4-3 6-3 11 0 11 10 20 24 20 24 0 35-33 35-37 0-3-3-3-4-3-3 0-4 1-5 4-5 20-16 30-26 30-5 0-6-4-6-9 0-6 2-10 4-16 3-6 5-13 8-19 2-6 11-28 12-31s2-6 2-8c0-12-10-21-24-21-24 0-35 33-35 37s3 4 4 4c3 0 3-2 4-4 7-21 17-30 26-30 4 0 7 2 7 8s-2 10-8 25c-5 13-10 26-15 39z">
              <text:p/>
            </draw:path>
            <draw:path draw:style-name="gr13" draw:text-style-name="P7" draw:layer="layout" svg:width="0.233cm" svg:height="0.081cm" svg:x="6.515cm" svg:y="3.5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83cm" svg:height="0.312cm" svg:x="6.884cm" svg:y="3.464cm" svg:viewBox="0 0 184 313" svg:d="M136 8c0-1 1-3 1-5-1-1 0-3-4-3s-4 1-6 7c-7 27-13 53-20 80-56 2-107 49-107 95 0 34 24 61 67 64-3 11-5 22-8 33-4 16-8 29-8 30 0 4 2 4 4 4 1 0 3 0 4-1s3-9 4-14c4-17 9-34 13-52 57-2 108-49 108-95 0-28-19-60-68-64 7-27 13-53 20-79zM69 238c-21-1-47-13-47-48 0-41 31-90 83-95-12 48-24 95-36 143zM114 95c27 2 47 18 47 48 0 41-30 91-83 95 12-48 24-95 36-143z">
              <text:p/>
            </draw:path>
            <draw:path draw:style-name="gr13" draw:text-style-name="P7" draw:layer="layout" svg:width="0.081cm" svg:height="0.348cm" svg:x="7.11cm" svg:y="3.444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13" draw:text-style-name="P7" draw:layer="layout" svg:width="0.195cm" svg:height="0.243cm" svg:x="7.227cm" svg:y="3.464cm" svg:viewBox="0 0 196 244" svg:d="M195 12c1-5 1-4 1-6 0-5-3-6-7-6-2 0-2 0-3 0-15 1-30 1-45 2-5 0-11 1-11 11 0 6 6 6 9 6 4 0 10 0 15 1-6 26-13 51-19 77-6-5-17-13-36-13-61 0-99 56-99 103 0 43 32 57 62 57 25 0 43-13 48-19 14 19 37 19 41 19 13 0 23-7 30-20 9-14 14-33 14-34 0-5-6-5-9-5-4 0-5 0-7 2-1 4 0 1-3 10-7 28-15 35-23 35-4 0-9-2-9-13 0-6 1-10 3-15 16-64 32-128 48-192zM107 209c-10 12-27 23-44 23-21 0-23-19-23-27 0-18 12-60 17-74 11-25 28-34 43-34 21 0 29 16 29 20 0 1-1 3-1 5-7 29-14 58-21 87z">
              <text:p/>
            </draw:path>
            <draw:path draw:style-name="gr13" draw:text-style-name="P7" draw:layer="layout" svg:width="0.074cm" svg:height="0.163cm" svg:x="7.437cm" svg:y="3.597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3" draw:text-style-name="P7" draw:layer="layout" svg:width="0.081cm" svg:height="0.348cm" svg:x="7.562cm" svg:y="3.44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13" draw:text-style-name="P7" draw:layer="layout" svg:width="0.174cm" svg:height="0.201cm" svg:x="7.806cm" svg:y="3.51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13" draw:text-style-name="P7" draw:layer="layout" svg:width="0.182cm" svg:height="0.253cm" svg:x="8.113cm" svg:y="3.46cm" svg:viewBox="0 0 183 254" svg:d="M170 191c0-3-2-3-4-3-6 0-14 5-15 5-7 5-8 7-12 13-11 17-27 29-49 29-32 0-61-23-61-75 0-31 13-73 32-100 15-23 34-41 70-41 14 0 22 5 22 18 0 12-13 37-17 44-2 4-2 4-2 5 0 3 2 3 4 3 7 0 20-8 24-14 1-1 21-35 21-53 0-19-16-22-28-22-51 0-93 33-109 53-42 50-46 104-46 122 0 51 26 79 66 79 57 0 104-55 104-63z">
              <text:p/>
            </draw:path>
          </draw:g>
        </draw:g>
        <draw:g draw:style-name="gr12">
          <svg:title>TexMaths</svg:title>
          <svg:desc>10§display§\mathcal{C} \subset \mathbb{B}^\nu
\ 
(|\mathcal{C}| \leq 2^b)§svg§600§TRUE§</svg:desc>
          <draw:g>
            <draw:path draw:style-name="gr13" draw:text-style-name="P7" draw:layer="layout" svg:width="0.182cm" svg:height="0.254cm" svg:x="6.053cm" svg:y="2.207cm" svg:viewBox="0 0 183 255" svg:d="M170 192c0-2-2-2-3-2-6 0-10 3-15 5-7 5-9 7-13 12-11 16-26 28-49 28-32 0-60-22-60-74 0-32 13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13" draw:text-style-name="P7" draw:layer="layout" svg:width="0.214cm" svg:height="0.201cm" svg:x="6.381cm" svg:y="2.265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3" draw:text-style-name="P7" draw:layer="layout" svg:width="0.214cm" svg:height="0.238cm" svg:x="6.726cm" svg:y="2.214cm" svg:viewBox="0 0 215 239" svg:d="M46 32c0-5 0-13-3-20 13 0 25 0 38 0-5 6-5 13-5 18 0 60 0 120 0 179 0 5 0 12 5 18-13 0-25 0-38 0 3-6 3-15 3-20 0-58 0-117 0-175zM141 106c12-12 15-30 15-45 0-24-8-39-16-47 24 2 49 11 49 46 0 22-24 41-48 46zM89 31c0-7 0-11 5-15 1 0 6-4 15-4 15 0 35 13 35 49 0 40-20 48-55 49 0-27 0-53 0-79zM163 112c19-11 39-28 39-52 0-49-41-60-84-60-35 0-71 0-106 0-6 0-12 0-12 6s6 6 11 6c22 0 23 4 23 21 0 58 0 116 0 174 0 17-2 20-24 20-4 0-10 0-10 6s6 6 12 6c35 0 69 0 104 0 43 0 99-17 99-64 0-37-27-56-52-63zM89 208c0-28 0-57 0-86 28 0 40 0 51 8 13 11 14 33 14 45 0 13-1 52-44 52-21 0-21-12-21-19zM151 223c13-15 16-33 16-48 0-25-5-43-20-54 33 5 56 23 56 54 0 26-21 41-52 48z">
              <text:p/>
            </draw:path>
            <draw:path draw:style-name="gr13" draw:text-style-name="P7" draw:layer="layout" svg:width="0.125cm" svg:height="0.107cm" svg:x="6.975cm" svg:y="2.201cm" svg:viewBox="0 0 126 108" svg:d="M44 7c0-1 0-2 0-3s0-4-4-4c-5 0-14 1-16 1-4 1-9 1-14 2-3 0-6 0-6 5 0 4 3 4 6 4 12 0 12 1 12 3s-1 7-2 10c-4 17-9 33-13 50-6 24-7 29-7 30 0 3 4 3 5 3s3 0 4 0c21-3 53-15 79-38 33-30 25-41 38-62 0-4-3-8-8-8-9 0-10 7-13 14-9 35-42 72-84 85 8-31 15-61 23-92z">
              <text:p/>
            </draw:path>
            <draw:path draw:style-name="gr13" draw:text-style-name="P7" draw:layer="layout" svg:width="0.08cm" svg:height="0.349cm" svg:x="7.284cm" svg:y="2.191cm" svg:viewBox="0 0 81 350" svg:d="M81 346c0-1 0-1-6-7-44-44-55-111-55-163 0-61 13-123 57-166 4-5 4-5 4-6 0-3-1-4-3-4-4 0-35 24-56 69-18 38-22 77-22 107 0 26 4 68 23 108 21 43 51 66 55 66 2 0 3-1 3-4z">
              <text:p/>
            </draw:path>
            <draw:path draw:style-name="gr13" draw:text-style-name="P7" draw:layer="layout" svg:width="0.013cm" svg:height="0.349cm" svg:x="7.426cm" svg:y="2.191cm" svg:viewBox="0 0 14 350" svg:d="M14 13c0-7 0-13-7-13s-7 6-7 13c0 108 0 216 0 324 0 7 0 13 7 13s7-6 7-13c0-108 0-216 0-324z">
              <text:p/>
            </draw:path>
            <draw:path draw:style-name="gr13" draw:text-style-name="P7" draw:layer="layout" svg:width="0.183cm" svg:height="0.254cm" svg:x="7.486cm" svg:y="2.207cm" svg:viewBox="0 0 184 255" svg:d="M170 192c0-2-1-2-3-2-6 0-10 3-15 5-7 5-8 7-13 12-10 16-26 28-49 28-31 0-60-22-60-74 0-32 13-73 31-101 16-23 35-41 71-41 13 0 22 5 22 18 0 12-13 37-17 44-2 4-2 5-2 6 0 2 1 2 3 2 7 0 20-8 25-13 0-2 21-36 21-54 0-19-16-22-29-22-51 0-92 33-109 53-41 50-46 105-46 123 0 50 26 79 67 79 57 0 103-54 103-63z">
              <text:p/>
            </draw:path>
            <draw:path draw:style-name="gr13" draw:text-style-name="P7" draw:layer="layout" svg:width="0.013cm" svg:height="0.349cm" svg:x="7.729cm" svg:y="2.191cm" svg:viewBox="0 0 14 350" svg:d="M14 13c0-7 0-13-7-13s-7 6-7 13c0 108 0 216 0 324 0 7 0 13 7 13s7-6 7-13c0-108 0-216 0-324z">
              <text:p/>
            </draw:path>
            <draw:path draw:style-name="gr13" draw:text-style-name="P7" draw:layer="layout" svg:width="0.214cm" svg:height="0.269cm" svg:x="7.912cm" svg:y="2.231cm" svg:viewBox="0 0 215 270" svg:d="M208 15c4-2 7-4 7-8s-3-7-7-7c-2 0-5 2-7 2-65 31-129 61-194 92-6 3-7 5-7 8s2 6 7 8c65 30 129 60 194 91 5 1 6 1 7 1 3 0 7-2 7-6 0-3-2-5-8-8-61-29-122-58-183-86 61-29 123-58 184-87zM202 270c6 0 13 0 13-7s-8-7-13-7c-63 0-126 0-189 0-6 0-13 0-13 7s6 7 12 7c63 0 127 0 190 0z">
              <text:p/>
            </draw:path>
            <draw:path draw:style-name="gr13" draw:text-style-name="P7" draw:layer="layout" svg:width="0.139cm" svg:height="0.231cm" svg:x="8.271cm" svg:y="2.221cm" svg:viewBox="0 0 140 232" svg:d="M27 205c13-11 25-23 38-35 54-48 75-67 75-102 0-40-31-68-74-68-40 0-66 32-66 63 0 20 18 20 19 20 6 0 18-4 18-19 0-9-6-18-18-18-3 0-4 0-5 0 8-23 27-35 47-35 32 0 47 28 47 57 0 28-17 55-36 77-23 25-45 50-68 74-4 4-4 5-4 13 44 0 87 0 131 0 3-20 6-40 9-60-3 0-5 0-8 0-2 11-5 26-8 30-3 3-26 3-33 3-21 0-43 0-64 0z">
              <text:p/>
            </draw:path>
            <draw:path draw:style-name="gr13" draw:text-style-name="P7" draw:layer="layout" svg:width="0.098cm" svg:height="0.172cm" svg:x="8.446cm" svg:y="2.139cm" svg:viewBox="0 0 99 173" svg:d="M48 7c1 0 1-3 1-4s-1-3-4-3c-5 0-25 2-31 2-2 1-6 1-6 6 0 4 4 4 7 4 12 0 12 1 12 3s-3 12-4 17c-2 8-4 15-6 23s-16 62-16 65c-1 6-1 9-1 12 0 25 15 41 36 41 30 0 63-34 63-70 0-29-20-41-37-41-13 0-23 7-31 14 6-23 11-46 17-69zM36 166c-12 0-19-11-19-25 0-9 2-17 9-45 2-5 2-5 6-11 10-11 21-16 30-16s18 7 18 24c0 10-6 35-13 49-6 12-18 24-31 24z">
              <text:p/>
            </draw:path>
            <draw:path draw:style-name="gr13" draw:text-style-name="P7" draw:layer="layout" svg:width="0.081cm" svg:height="0.349cm" svg:x="8.59cm" svg:y="2.19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 draw:style-name="gr12">
          <svg:title>TexMaths</svg:title>
          <svg:desc>10§display§\phi: \mathbb{B}^b \to \mathcal{C}§svg§600§TRUE§</svg:desc>
          <draw:g>
            <draw:path draw:style-name="gr13" draw:text-style-name="P7" draw:layer="layout" svg:width="0.183cm" svg:height="0.314cm" svg:x="6.053cm" svg:y="2.649cm" svg:viewBox="0 0 184 315" svg:d="M136 8c0-1 1-4 1-5-1-1 0-3-4-3-3 0-4 1-5 7-7 27-14 54-21 81-55 2-107 48-107 96 0 33 25 61 67 63-2 11-5 22-8 33-4 17-7 30-7 31 0 4 2 4 4 4s2 0 3-1 3-10 4-14c5-18 9-35 14-53 56-1 107-49 107-96 0-27-19-60-67-63 6-27 13-53 19-80zM69 240c-21-1-46-14-46-49 0-42 30-91 82-96-12 48-24 97-36 145zM115 95c26 2 46 18 46 49 0 41-30 91-83 96 12-48 25-97 37-145z">
              <text:p/>
            </draw:path>
            <draw:path draw:style-name="gr13" draw:text-style-name="P7" draw:layer="layout" svg:width="0.036cm" svg:height="0.15cm" svg:x="6.373cm" svg:y="2.741cm" svg:viewBox="0 0 37 151" svg:d="M37 19c0-11-8-19-19-19-10 0-18 9-18 19 0 11 8 18 18 18 11 0 19-8 19-18zM37 133c0-11-8-19-19-19-10 0-18 9-18 19 0 11 8 18 18 18 11 0 19-8 19-18z">
              <text:p/>
            </draw:path>
            <draw:path draw:style-name="gr13" draw:text-style-name="P7" draw:layer="layout" svg:width="0.214cm" svg:height="0.239cm" svg:x="6.541cm" svg:y="2.652cm" svg:viewBox="0 0 215 240" svg:d="M46 32c0-5 0-13-3-20 13 0 25 0 38 0-4 6-4 13-4 18 0 60 0 120 0 180 0 5 0 12 4 18-13 0-25 0-38 0 3-6 3-15 3-20 0-59 0-117 0-176zM142 105c11-11 14-29 14-44 0-24-8-39-16-47 24 2 49 11 49 46 0 22-24 41-47 45zM89 31c0-7 0-11 5-15 1 0 6-4 15-4 15 0 35 12 35 49 0 40-20 48-55 49 0-26 0-53 0-79zM163 111c19-10 39-27 39-51 0-49-41-60-84-60-35 0-71 0-106 0-6 0-12 0-12 6s6 6 12 6c21 0 22 4 22 21 0 58 0 117 0 175 0 17-2 20-24 20-4 0-10 0-10 6s6 6 12 6c35 0 69 0 104 0 43 0 99-17 99-65 0-37-27-57-52-64zM89 209c0-29 0-58 0-87 28 0 40 0 51 8 13 11 14 33 14 45 0 13-1 53-44 53-21 0-21-12-21-19zM151 224c13-15 16-34 16-49 0-25-5-43-20-54 33 5 56 23 56 54 0 26-21 42-52 49z">
              <text:p/>
            </draw:path>
            <draw:path draw:style-name="gr13" draw:text-style-name="P7" draw:layer="layout" svg:width="0.099cm" svg:height="0.172cm" svg:x="6.788cm" svg:y="2.577cm" svg:viewBox="0 0 100 173" svg:d="M49 7c0-1 1-3 1-4s-1-3-4-3c-5 0-25 2-32 2-2 1-5 1-5 6 0 4 3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13" draw:text-style-name="P7" draw:layer="layout" svg:width="0.311cm" svg:height="0.182cm" svg:x="7.03cm" svg:y="2.713cm" svg:viewBox="0 0 312 183" svg:d="M274 98c-20 15-29 30-32 34-16 24-19 46-19 47 0 4 5 4 7 4 6 0 7-1 8-7 8-34 29-64 69-80 4-1 5-2 5-5 0-2-2-3-3-3-15-6-58-24-71-83-1-4-2-5-8-5-2 0-7 0-7 4 0 1 3 23 18 46 7 11 17 23 33 34-87 0-174 0-261 0-7 0-13 0-13 7s6 7 13 7c87 0 174 0 261 0z">
              <text:p/>
            </draw:path>
            <draw:path draw:style-name="gr13" draw:text-style-name="P7" draw:layer="layout" svg:width="0.182cm" svg:height="0.255cm" svg:x="7.464cm" svg:y="2.645cm" svg:viewBox="0 0 183 256" svg:d="M170 192c0-2-2-2-4-2-6 0-14 5-15 5-7 4-8 7-12 13-11 16-27 28-49 28-32 0-60-23-60-75 0-32 12-73 31-101 15-23 34-41 70-41 14 0 22 5 22 18 0 12-13 37-17 44-2 4-2 5-2 6 0 2 2 2 4 2 7 0 20-8 24-13 1-2 21-36 21-54 0-19-16-22-28-22-51 0-93 33-109 53-42 50-46 105-46 123 0 51 26 80 66 80 57 0 104-55 104-64z">
              <text:p/>
            </draw:path>
          </draw:g>
        </draw:g>
        <draw:g draw:style-name="gr12">
          <svg:title>TexMaths</svg:title>
          <svg:desc>10§display§\bm{x}_i =
\begin{cases}
\bm{u}_i                  &amp; (f^0_i \!=\! 1) \\[-1mm]
\overline{\bm{u}}_i   &amp; (f^0_i \!=\! 0 \land f^1_i \!=\! 1) \\[-1mm]
\bot &amp; (f^0_i \!=\! f^1_i \!=\! 0)
\end{cases}§svg§600§TRUE§</svg:desc>
          <draw:g>
            <draw:path draw:style-name="gr13" draw:text-style-name="P7" draw:layer="layout" svg:width="0.198cm" svg:height="0.161cm" svg:x="6.054cm" svg:y="7.106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1-25 28c0 18 19 31 40 31 20 0 33-15 38-22 8 15 28 22 48 22 44 0 68-44 68-55 0-5-5-5-8-5-4 0-7 0-8 4-10 32-36 43-50 43-13 0-20-6-20-18 0-7 5-26 8-39 2-9 10-42 12-47 6-21 18-32 30-32 2 0 10 0 17 5z">
              <text:p/>
            </draw:path>
            <draw:path draw:style-name="gr13" draw:text-style-name="P7" draw:layer="layout" svg:width="0.073cm" svg:height="0.165cm" svg:x="6.284cm" svg:y="7.154cm" svg:viewBox="0 0 74 166" svg:d="M68 10c0-4-3-10-10-10s-14 7-14 14c0 4 3 9 10 9s14-7 14-13zM18 135c-1 3-3 6-3 10 0 12 10 21 24 21 24 0 35-34 35-38 0-3-3-3-4-3-3 0-3 2-4 4-6 20-17 30-26 30-5 0-7-3-7-9 0-5 2-10 4-15 3-7 6-14 8-20s11-28 12-31 2-6 2-8c0-12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1cm" svg:x="6.506cm" svg:y="7.1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16cm" svg:height="0.318cm" svg:x="6.993cm" svg:y="6.545cm" svg:viewBox="0 0 117 319" svg:d="M42 159c0-29 7-96 70-140 5-4 5-4 5-11 0-8 0-8-9-8-2 0-4 0-6 0-75 41-102 107-102 159 0 50 0 100 0 151 0 9 0 9 9 9 8 0 15 0 23 0 9 0 10 0 10-9 0-51 0-101 0-151z">
              <text:p/>
            </draw:path>
            <draw:path draw:style-name="gr13" draw:text-style-name="P7" draw:layer="layout" svg:width="0.117cm" svg:height="0.638cm" svg:x="6.917cm" svg:y="6.857cm" svg:viewBox="0 0 118 639" svg:d="M76 630c0 8 0 9 9 9 8 0 15 0 23 0 9 0 10-1 10-9 0-50 0-99 0-148 0-43-18-114-97-162 79-48 97-120 97-162 0-49 0-99 0-148 0-9-1-10-10-10-8 0-15 0-23 0-9 0-9 1-9 10 0 49 0 99 0 148 0 30-7 103-71 152-4 3-5 4-5 10s1 7 5 10c9 7 33 25 50 61 14 28 21 59 21 91 0 49 0 98 0 148z">
              <text:p/>
            </draw:path>
            <draw:path draw:style-name="gr13" draw:text-style-name="P7" draw:layer="layout" svg:width="0.116cm" svg:height="0.318cm" svg:x="6.993cm" svg:y="7.489cm" svg:viewBox="0 0 117 319" svg:d="M108 319c9 0 9 0 9-8 0-7 0-7-2-8-11-8-36-26-53-58-13-27-20-54-20-85 0-50 0-101 0-151 0-9-1-9-10-9-8 0-15 0-23 0-9 0-9 0-9 9 0 50 0 101 0 151 0 52 27 119 102 159 2 0 4 0 6 0z">
              <text:p/>
            </draw:path>
            <draw:path draw:style-name="gr13" draw:text-style-name="P7" draw:layer="layout" svg:width="0.215cm" svg:height="0.161cm" svg:x="7.181cm" svg:y="6.713cm" svg:viewBox="0 0 216 162" svg:d="M187 48c2-10 6-27 6-29 0-8-5-16-16-16-6 0-19 3-23 19-2 5-18 68-20 80-2 8-5 18-6 25-6 8-20 22-38 22-20 0-21-17-21-25 0-22 11-49 21-74 4-9 5-12 5-18 0-20-21-32-40-32-37 0-55 48-55 55 0 5 5 5 9 5s6 0 8-4c11-39 30-43 36-43 2 0 6 0 6 7 0 9-4 18-6 23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13" draw:text-style-name="P7" draw:layer="layout" svg:width="0.073cm" svg:height="0.164cm" svg:x="7.421cm" svg:y="6.762cm" svg:viewBox="0 0 74 165" svg:d="M68 9c0-4-3-9-10-9s-14 6-14 13c0 5 3 10 10 10s14-7 14-14zM18 134c-1 3-3 6-3 11 0 11 10 20 24 20 24 0 35-34 35-37s-3-3-4-3c-3 0-3 1-4 4-6 19-17 30-26 30-5 0-7-4-7-9 0-6 2-10 4-16 3-6 6-13 8-19s11-29 12-32c1-2 2-5 2-8 0-11-10-20-24-20-24 0-35 33-35 37 0 3 3 3 4 3 3 0 4-1 4-4 7-21 18-30 27-30 4 0 6 2 6 9 0 6-2 9-8 25-5 13-10 26-15 39z">
              <text:p/>
            </draw:path>
            <draw:path draw:style-name="gr13" draw:text-style-name="P7" draw:layer="layout" svg:width="0.081cm" svg:height="0.35cm" svg:x="7.912cm" svg:y="6.609cm" svg:viewBox="0 0 82 351" svg:d="M82 348c0-1 0-2-6-8-44-44-55-111-55-165 0-61 13-122 56-166 5-4 5-5 5-6 0-2-2-3-4-3-3 0-35 24-56 68-17 39-22 78-22 107 0 28 4 70 23 110 22 43 52 66 55 66 2 0 4-1 4-3z">
              <text:p/>
            </draw:path>
            <draw:path draw:style-name="gr13" draw:text-style-name="P7" draw:layer="layout" svg:width="0.174cm" svg:height="0.318cm" svg:x="8.033cm" svg:y="6.625cm" svg:viewBox="0 0 175 319" svg:d="M110 107c10 0 20 0 30 0 7 0 11 0 11-7 0-4-4-4-10-4-10 0-19 0-29 0 3-13 5-27 8-40 1-8 6-33 8-37 3-6 9-12 17-12 1 0 10 0 17 7-16 1-19 13-19 19 0 8 6 12 13 12 9 0 19-8 19-21 0-16-16-24-30-24-12 0-35 6-45 41-2 7-3 11-12 55-8 0-16 0-24 0-7 0-10 0-10 7 0 4 3 4 9 4 8 0 16 0 24 0-9 46-18 92-27 138-6 35-12 67-30 67-2 0-11 0-17-7 16-1 19-13 19-19 0-8-6-12-13-12-9 0-19 8-19 21 0 16 15 24 30 24 19 0 33-20 39-34 12-22 20-64 20-67 7-37 14-74 21-111z">
              <text:p/>
            </draw:path>
            <draw:path draw:style-name="gr13" draw:text-style-name="P7" draw:layer="layout" svg:width="0.113cm" svg:height="0.168cm" svg:x="8.236cm" svg:y="6.581cm" svg:viewBox="0 0 114 169" svg:d="M114 85c0-27-3-46-15-63-7-12-22-22-42-22-57 0-57 67-57 85 0 17 0 84 57 84s57-66 57-84zM57 162c-11 0-26-7-31-27-4-15-4-35-4-53s0-37 4-50c5-19 21-25 31-25 13 0 26 8 30 23 4 13 5 31 5 52 0 18 0 37-4 52-5 22-21 28-31 28z">
              <text:p/>
            </draw:path>
            <draw:path draw:style-name="gr13" draw:text-style-name="P7" draw:layer="layout" svg:width="0.073cm" svg:height="0.164cm" svg:x="8.197cm" svg:y="6.801cm" svg:viewBox="0 0 74 165" svg:d="M68 9c0-4-3-9-10-9s-14 6-14 13c0 4 3 10 10 10s14-7 14-14zM18 134c-1 3-3 6-3 10 0 12 10 21 24 21 24 0 35-34 35-37 0-4-3-4-4-4-3 0-3 2-4 5-6 19-17 29-26 29-5 0-7-3-7-8 0-6 2-11 4-16 3-7 6-13 8-20 2-6 11-28 12-31 1-2 2-5 2-8 0-11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2cm" svg:x="8.439cm" svg:y="6.743cm" svg:viewBox="0 0 234 83" svg:d="M222 14c5 0 12 0 12-7s-7-7-12-7c-70 0-140 0-210 0-5 0-12 0-12 7s7 7 12 7c70 0 140 0 210 0zM222 83c5 0 12 0 12-7 0-8-7-8-12-8-70 0-140 0-210 0-5 0-12 0-12 8 0 7 7 7 12 7 70 0 140 0 210 0z">
              <text:p/>
            </draw:path>
            <draw:path draw:style-name="gr13" draw:text-style-name="P7" draw:layer="layout" svg:width="0.115cm" svg:height="0.233cm" svg:x="8.763cm" svg:y="6.638cm" svg:viewBox="0 0 116 234" svg:d="M72 9c0-8 0-9-8-9-22 23-53 23-64 23 0 4 0 7 0 11 7 0 28 0 46-9 0 61 0 121 0 182 0 12-1 16-32 16-4 0-8 0-12 0 0 3 0 7 0 11 13-1 43-1 57-1s45 0 57 1c0-4 0-8 0-11-4 0-7 0-11 0-32 0-33-3-33-16 0-66 0-132 0-198z">
              <text:p/>
            </draw:path>
            <draw:path draw:style-name="gr13" draw:text-style-name="P7" draw:layer="layout" svg:width="0.08cm" svg:height="0.35cm" svg:x="8.928cm" svg:y="6.609cm" svg:viewBox="0 0 81 351" svg:d="M81 175c0-27-4-69-23-109-21-43-51-66-55-66-2 0-3 1-3 3 0 1 0 2 6 8 35 35 55 91 55 164 0 61-13 122-57 167-4 4-4 5-4 6 0 2 1 3 3 3 4 0 35-24 56-68 18-39 22-78 22-108z">
              <text:p/>
            </draw:path>
            <draw:path draw:style-name="gr13" draw:text-style-name="P7" draw:layer="layout" svg:width="0.238cm" svg:height="0.013cm" svg:x="7.17cm" svg:y="7.066cm" svg:viewBox="0 0 239 14" svg:d="M0 0c80 0 159 0 239 0 0 5 0 9 0 14-80 0-159 0-239 0 0-5 0-9 0-14z">
              <text:p/>
            </draw:path>
            <draw:path draw:style-name="gr13" draw:text-style-name="P7" draw:layer="layout" svg:width="0.215cm" svg:height="0.161cm" svg:x="7.181cm" svg:y="7.119cm" svg:viewBox="0 0 216 162" svg:d="M187 48c2-10 6-27 6-29 0-8-5-16-16-16-6 0-19 3-23 19-2 5-18 68-20 80-2 8-5 18-6 25-6 8-20 22-38 22-20 0-21-17-21-25 0-22 11-49 21-74 4-10 5-12 5-18 0-20-21-32-40-32-37 0-55 48-55 55 0 5 5 5 9 5s6 0 8-4c11-39 30-43 36-43 2 0 6 0 6 7 0 8-4 18-6 23-15 36-21 56-21 73 0 40 35 46 56 46 10 0 25-1 44-19 12 17 32 19 40 19 13 0 24-7 31-20 9-14 13-33 13-35 0-5-5-5-8-5-4 0-5 0-7 2-1 1-1 1-3 10-7 28-15 35-24 35-5 0-8-3-8-13 0-6 1-11 5-25 2-10 6-24 8-32 3-10 5-21 8-31z">
              <text:p/>
            </draw:path>
            <draw:path draw:style-name="gr13" draw:text-style-name="P7" draw:layer="layout" svg:width="0.073cm" svg:height="0.164cm" svg:x="7.421cm" svg:y="7.168cm" svg:viewBox="0 0 74 165" svg:d="M68 9c0-4-3-9-10-9s-14 6-14 13c0 5 3 10 10 10s14-7 14-14zM18 134c-1 3-3 6-3 10 0 12 10 21 24 21 24 0 35-34 35-37s-3-3-4-3c-3 0-3 1-4 4-6 19-17 29-26 29-5 0-7-3-7-8 0-6 2-10 4-16 3-7 6-13 8-20 2-5 11-28 12-31 1-2 2-5 2-8 0-11-10-21-24-21-24 0-35 34-35 38 0 3 3 3 4 3 3 0 4-1 4-4 7-21 18-30 27-30 4 0 6 2 6 9 0 6-2 9-8 25-5 13-10 26-15 39z">
              <text:p/>
            </draw:path>
            <draw:path draw:style-name="gr13" draw:text-style-name="P7" draw:layer="layout" svg:width="0.081cm" svg:height="0.35cm" svg:x="7.912cm" svg:y="7.015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3" draw:text-style-name="P7" draw:layer="layout" svg:width="0.174cm" svg:height="0.318cm" svg:x="8.033cm" svg:y="7.031cm" svg:viewBox="0 0 175 319" svg:d="M110 107c10 0 20 0 30 0 7 0 11 0 11-7 0-4-4-4-10-4-10 0-19 0-29 0 3-13 5-27 8-40 1-8 6-33 8-37 3-6 9-12 17-12 1 0 10 0 17 7-16 1-19 13-19 19 0 8 6 12 13 12 9 0 19-8 19-21 0-16-16-24-30-24-12 0-35 6-45 41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3" draw:text-style-name="P7" draw:layer="layout" svg:width="0.113cm" svg:height="0.168cm" svg:x="8.236cm" svg:y="6.987cm" svg:viewBox="0 0 114 169" svg:d="M114 85c0-27-3-46-15-63-7-12-22-22-42-22-57 0-57 67-57 85 0 17 0 84 57 84s57-66 57-84zM57 162c-11 0-26-7-31-27-4-15-4-35-4-53s0-37 4-50c5-20 21-25 31-25 13 0 26 8 30 23 4 13 5 31 5 52 0 18 0 36-4 52-5 22-21 28-31 28z">
              <text:p/>
            </draw:path>
            <draw:path draw:style-name="gr13" draw:text-style-name="P7" draw:layer="layout" svg:width="0.073cm" svg:height="0.164cm" svg:x="8.197cm" svg:y="7.206cm" svg:viewBox="0 0 74 165" svg:d="M68 9c0-4-3-9-10-9s-14 6-14 13c0 4 3 9 10 9s14-6 14-13zM18 134c-1 3-3 6-3 10 0 12 10 21 24 21 24 0 35-34 35-38 0-3-3-3-4-3-3 0-3 2-4 4-6 20-17 30-26 30-5 0-7-3-7-8 0-6 2-11 4-16 3-7 6-13 8-20 2-6 11-28 12-31s2-5 2-8c0-11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1cm" svg:x="8.439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47cm" svg:height="0.241cm" svg:x="8.746cm" svg:y="7.044cm" svg:viewBox="0 0 148 242" svg:d="M148 122c0-28-2-56-14-82-17-34-45-40-60-40-21 0-47 9-61 42-12 24-13 52-13 80 0 26 1 58 15 84 16 29 41 36 58 36 19 0 46-7 62-41 11-24 13-51 13-79zM73 234c-13 0-34-9-40-42-4-21-4-54-4-74 0-23 0-46 3-65 6-42 33-45 41-45 12 0 35 6 42 41 3 20 3 46 3 69 0 26 0 50-3 72-6 34-26 44-42 44z">
              <text:p/>
            </draw:path>
            <draw:path draw:style-name="gr13" draw:text-style-name="P7" draw:layer="layout" svg:width="0.194cm" svg:height="0.217cm" svg:x="9.005cm" svg:y="7.068cm" svg:viewBox="0 0 195 218" svg:d="M106 7c-3-5-5-7-8-7-5 0-6 3-8 7-29 66-59 131-88 197-2 4-2 5-2 7 0 4 3 7 7 7 3 0 5-1 8-7 28-62 55-125 83-187 27 62 55 125 82 187 3 7 7 7 8 7 4 0 7-3 7-7 0-1 0-2-2-6-29-66-58-132-87-198z">
              <text:p/>
            </draw:path>
            <draw:path draw:style-name="gr13" draw:text-style-name="P7" draw:layer="layout" svg:width="0.174cm" svg:height="0.318cm" svg:x="9.317cm" svg:y="7.031cm" svg:viewBox="0 0 175 319" svg:d="M110 107c10 0 20 0 30 0 7 0 11 0 11-7 0-4-4-4-10-4-10 0-19 0-29 0 2-13 5-27 7-40 2-8 7-33 9-37 3-6 9-12 16-12 2 0 11 0 18 7-16 1-19 13-19 19 0 8 6 12 13 12 9 0 19-8 19-21 0-16-16-24-31-24-12 0-34 6-44 41-2 7-3 10-12 55-8 0-16 0-24 0-7 0-11 0-11 6 0 5 4 5 10 5 8 0 15 0 23 0-9 46-17 92-26 138-6 34-12 66-31 66-1 0-10 0-16-6 16-1 19-14 19-19 0-8-6-12-13-12-9 0-19 8-19 21 0 16 15 24 29 24 20 0 34-21 40-34 11-22 20-65 20-67 7-37 14-74 21-111z">
              <text:p/>
            </draw:path>
            <draw:path draw:style-name="gr13" draw:text-style-name="P7" draw:layer="layout" svg:width="0.088cm" svg:height="0.163cm" svg:x="9.535cm" svg:y="6.987cm" svg:viewBox="0 0 89 164" svg:d="M55 7c0-6 0-7-7-7-16 16-38 16-48 16 0 3 0 6 0 9 6 0 22 0 35-7 0 42 0 84 0 126 0 8 0 11-24 11-3 0-7 0-10 0 0 3 0 6 0 9 5-1 35-1 44-1 8 0 39 0 44 1 0-3 0-6 0-9-3 0-6 0-9 0-25 0-25-3-25-11 0-46 0-91 0-137z">
              <text:p/>
            </draw:path>
            <draw:path draw:style-name="gr13" draw:text-style-name="P7" draw:layer="layout" svg:width="0.073cm" svg:height="0.164cm" svg:x="9.482cm" svg:y="7.206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13" draw:text-style-name="P7" draw:layer="layout" svg:width="0.233cm" svg:height="0.081cm" svg:x="9.724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15cm" svg:height="0.233cm" svg:x="10.048cm" svg:y="7.04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3" draw:text-style-name="P7" draw:layer="layout" svg:width="0.081cm" svg:height="0.35cm" svg:x="10.212cm" svg:y="7.015cm" svg:viewBox="0 0 82 351" svg:d="M82 175c0-27-4-70-23-109-21-43-51-66-55-66-2 0-4 1-4 3 0 1 0 2 7 8 35 35 55 91 55 164 0 60-13 122-57 167-5 4-5 4-5 5 0 3 2 4 4 4 4 0 35-24 56-69 18-38 22-77 22-107z">
              <text:p/>
            </draw:path>
            <draw:path draw:style-name="gr13" draw:text-style-name="P7" draw:layer="layout" svg:width="0.234cm" svg:height="0.234cm" svg:x="7.189cm" svg:y="7.448cm" svg:viewBox="0 0 235 235" svg:d="M125 13c0-6 0-13-7-13s-7 8-7 13c0 69 0 139 0 208-33 0-65 0-98 0-5 0-13 0-13 7s8 7 13 7c70 0 140 0 210 0 6 0 12 0 12-7s-6-7-12-7c-33 0-65 0-98 0 0-69 0-139 0-208z">
              <text:p/>
            </draw:path>
            <draw:path draw:style-name="gr13" draw:text-style-name="P7" draw:layer="layout" svg:width="0.081cm" svg:height="0.35cm" svg:x="7.912cm" svg:y="7.42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3" draw:text-style-name="P7" draw:layer="layout" svg:width="0.174cm" svg:height="0.319cm" svg:x="8.033cm" svg:y="7.435cm" svg:viewBox="0 0 175 320" svg:d="M110 108c10 0 20 0 30 0 7 0 11 0 11-7 0-4-4-4-10-4-10 0-19 0-29 0 3-13 5-27 8-40 1-8 6-33 8-37 3-7 9-12 17-12 1 0 10 0 17 6-16 2-19 14-19 19 0 9 6 13 13 13 9 0 19-8 19-21 0-16-16-25-30-25-12 0-35 7-45 42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3" draw:text-style-name="P7" draw:layer="layout" svg:width="0.113cm" svg:height="0.168cm" svg:x="8.236cm" svg:y="7.392cm" svg:viewBox="0 0 114 169" svg:d="M114 85c0-27-3-46-15-64-7-11-22-21-42-21-57 0-57 67-57 85s0 84 57 84 57-66 57-84zM57 162c-11 0-26-7-31-27-4-15-4-35-4-53s0-37 4-50c5-20 21-25 31-25 13 0 26 8 30 23 4 13 5 31 5 52 0 18 0 36-4 52-5 22-21 28-31 28z">
              <text:p/>
            </draw:path>
            <draw:path draw:style-name="gr13" draw:text-style-name="P7" draw:layer="layout" svg:width="0.073cm" svg:height="0.165cm" svg:x="8.197cm" svg:y="7.611cm" svg:viewBox="0 0 74 166" svg:d="M68 10c0-4-3-10-10-10s-14 7-14 14c0 4 3 9 10 9s14-7 14-13zM18 135c-1 3-3 6-3 10 0 12 10 21 24 21 24 0 35-34 35-38 0-3-3-3-4-3-3 0-3 2-4 4-6 20-17 30-26 30-5 0-7-3-7-8 0-6 2-11 4-16 3-7 6-14 8-20s11-28 12-31 2-6 2-8c0-12-10-21-24-21-24 0-35 34-35 38 0 3 3 3 4 3 3 0 4-1 4-4 7-21 18-30 27-30 4 0 6 2 6 9 0 5-2 9-8 24-5 13-10 27-15 40z">
              <text:p/>
            </draw:path>
            <draw:path draw:style-name="gr13" draw:text-style-name="P7" draw:layer="layout" svg:width="0.233cm" svg:height="0.081cm" svg:x="8.439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74cm" svg:height="0.319cm" svg:x="8.751cm" svg:y="7.435cm" svg:viewBox="0 0 175 320" svg:d="M110 108c10 0 20 0 30 0 7 0 11 0 11-7 0-4-4-4-10-4-10 0-19 0-29 0 2-13 5-27 7-40 2-8 7-33 9-37 3-7 9-12 16-12 2 0 11 0 18 6-16 2-19 14-19 19 0 9 6 13 13 13 9 0 19-8 19-21 0-16-16-25-31-25-12 0-34 7-44 42-2 7-3 10-12 55-8 0-16 0-24 0-7 0-11 0-11 6 0 5 3 5 10 5 8 0 15 0 23 0-9 46-17 92-26 138-6 34-12 66-31 66-1 0-10 0-16-6 16-1 19-14 19-19 0-8-6-12-13-12-9 0-19 8-19 21 0 16 15 24 29 24 20 0 34-21 40-34 11-22 19-65 20-67 7-37 14-74 21-111z">
              <text:p/>
            </draw:path>
            <draw:path draw:style-name="gr13" draw:text-style-name="P7" draw:layer="layout" svg:width="0.088cm" svg:height="0.163cm" svg:x="8.969cm" svg:y="7.392cm" svg:viewBox="0 0 89 164" svg:d="M55 7c0-6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13" draw:text-style-name="P7" draw:layer="layout" svg:width="0.073cm" svg:height="0.165cm" svg:x="8.916cm" svg:y="7.611cm" svg:viewBox="0 0 74 166" svg:d="M68 10c0-4-3-10-10-10s-14 7-14 14c0 4 3 9 10 9s14-7 14-13zM17 135c-1 3-2 6-2 10 0 12 10 21 24 21 24 0 35-34 35-38 0-3-3-3-4-3-3 0-4 2-5 4-5 20-16 30-26 30-5 0-6-3-6-8 0-6 2-11 4-16 3-7 5-14 8-20 2-6 11-28 12-31s2-6 2-8c0-12-10-21-24-21-24 0-35 34-35 38 0 3 3 3 4 3 3 0 3-1 4-4 7-21 17-30 26-30 4 0 7 2 7 9 0 5-2 9-8 24-5 13-11 27-16 40z">
              <text:p/>
            </draw:path>
            <draw:path draw:style-name="gr13" draw:text-style-name="P7" draw:layer="layout" svg:width="0.233cm" svg:height="0.081cm" svg:x="9.158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47cm" svg:height="0.241cm" svg:x="9.464cm" svg:y="7.449cm" svg:viewBox="0 0 148 242" svg:d="M148 122c0-28-1-57-14-83-16-33-45-39-59-39-22 0-47 9-62 42-11 24-13 52-13 80 0 26 2 58 16 84 15 29 41 36 58 36 19 0 46-8 61-41 12-24 13-52 13-79zM74 234c-13 0-34-9-41-42-3-21-3-54-3-75 0-22 0-45 2-64 7-42 33-45 42-45 12 0 35 6 42 41 3 20 3 46 3 68 0 27 0 51-4 73-5 34-25 44-41 44z">
              <text:p/>
            </draw:path>
            <draw:path draw:style-name="gr13" draw:text-style-name="P7" draw:layer="layout" svg:width="0.081cm" svg:height="0.35cm" svg:x="9.646cm" svg:y="7.42cm" svg:viewBox="0 0 82 351" svg:d="M82 175c0-27-4-70-23-109-21-44-52-66-55-66-2 0-4 1-4 3 0 1 0 2 7 8 35 35 55 91 55 164 0 60-13 122-57 166-5 5-5 5-5 6 0 3 2 4 4 4 3 0 35-24 56-69 18-38 22-77 22-107z">
              <text:p/>
            </draw:path>
          </draw:g>
        </draw:g>
        <draw:frame draw:style-name="gr124" draw:text-style-name="P4" draw:layer="layout" svg:width="1.759cm" svg:height="0.395cm" svg:x="9.302cm" svg:y="2.102cm">
          <draw:text-box>
            <text:p><text:span text:style-name="T2">Inner code</text:span></text:p>
          </draw:text-box>
        </draw:frame>
        <draw:line draw:style-name="gr15" draw:text-style-name="P6" draw:layer="layout" svg:x1="9.2cm" svg:y1="2.3cm" svg:x2="8.8cm" svg:y2="2.3cm">
          <text:p/>
        </draw:line>
        <draw:g draw:style-name="gr12">
          <svg:title>TexMaths</svg:title>
          <svg:desc>10§display§\nu§svg§600§TRUE§</svg:desc>
          <draw:g>
            <draw:path draw:style-name="gr13" draw:text-style-name="P7" draw:layer="layout" svg:width="0.163cm" svg:height="0.152cm" svg:x="11.209cm" svg:y="2.66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8" draw:text-style-name="P4" draw:layer="layout" svg:width="1.001cm" svg:height="0.395cm" svg:x="11.602cm" svg:y="2.503cm">
          <draw:text-box>
            <text:p><text:span text:style-name="T2">(even)</text:span></text:p>
          </draw:text-box>
        </draw:frame>
        <draw:g draw:style-name="gr12">
          <svg:title>TexMaths</svg:title>
          <svg:desc>10§display§\bm{u} \!\in\! \mathcal{C}
\to 
\overline{\bm{u}} \!\in\! \mathcal{C}§svg§600§TRUE§</svg:desc>
          <draw:g>
            <draw:path draw:style-name="gr13" draw:text-style-name="P7" draw:layer="layout" svg:width="0.215cm" svg:height="0.16cm" svg:x="11.209cm" svg:y="3.473cm" svg:viewBox="0 0 216 161" svg:d="M187 47c2-10 6-27 6-29 0-7-5-16-16-16-6 0-19 4-23 19-2 5-17 68-20 80-2 8-5 18-6 24-6 9-20 23-37 23-21 0-22-17-22-26 0-21 11-48 21-73 4-9 5-12 5-18 0-20-21-31-40-31-37 0-55 47-55 54 0 5 5 5 9 5s6 0 8-4c11-39 30-43 36-43 2 0 6 0 6 8s-4 17-6 22c-14 36-21 56-21 73 0 40 35 46 56 46 10 0 25-2 44-20 12 18 32 20 40 20 13 0 24-8 31-20 9-14 13-33 13-35 0-5-5-5-8-5-4 0-5 0-7 2-1 1-1 1-3 10-7 27-15 35-24 35-5 0-8-3-8-13 0-6 1-11 5-25 2-10 6-24 8-32 3-10 5-21 8-31z">
              <text:p/>
            </draw:path>
            <draw:path draw:style-name="gr13" draw:text-style-name="P7" draw:layer="layout" svg:width="0.175cm" svg:height="0.202cm" svg:x="11.505cm" svg:y="3.44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3" draw:text-style-name="P7" draw:layer="layout" svg:width="0.182cm" svg:height="0.254cm" svg:x="11.754cm" svg:y="3.384cm" svg:viewBox="0 0 183 255" svg:d="M170 192c0-2-2-3-4-3-6 0-9 4-14 6-7 4-9 7-13 13-11 16-26 28-49 28-32 0-60-23-60-75 0-32 12-73 31-101 15-22 34-41 71-41 13 0 21 5 21 18s-13 37-17 44c-2 4-2 5-2 6 0 2 2 2 4 2 7 0 20-8 24-13 1-2 21-36 21-54 0-19-16-22-28-22-51 0-93 33-109 53-42 50-46 105-46 123 0 51 26 79 67 79 56 0 103-54 103-63z">
              <text:p/>
            </draw:path>
            <draw:path draw:style-name="gr13" draw:text-style-name="P7" draw:layer="layout" svg:width="0.311cm" svg:height="0.182cm" svg:x="12.072cm" svg:y="3.452cm" svg:viewBox="0 0 312 183" svg:d="M274 98c-20 15-29 29-32 34-16 24-13 31-19 46 0 5 5 5 7 5 6 0 7-1 8-7 8-35 29-64 69-80 4-1 5-2 5-5 0-2-2-3-3-3-15-6-58-24-71-83-1-4-2-5-8-5-2 0-7 0-7 4 0 1 4 23 18 46 7 11 18 23 33 34-87 0-174 0-261 0-7 0-13 0-13 7s6 7 13 7c87 0 174 0 261 0z">
              <text:p/>
            </draw:path>
            <draw:path draw:style-name="gr13" draw:text-style-name="P7" draw:layer="layout" svg:width="0.238cm" svg:height="0.013cm" svg:x="12.502cm" svg:y="3.419cm" svg:viewBox="0 0 239 14" svg:d="M119 14c-40 0-79 0-119 0 0-5 0-9 0-14 80 0 159 0 239 0 0 5 0 9 0 14-40 0-80 0-120 0z">
              <text:p/>
            </draw:path>
            <draw:path draw:style-name="gr13" draw:text-style-name="P7" draw:layer="layout" svg:width="0.215cm" svg:height="0.16cm" svg:x="12.513cm" svg:y="3.473cm" svg:viewBox="0 0 216 161" svg:d="M186 47c3-10 7-27 7-29 0-7-6-16-16-16-6 0-19 4-24 19-1 5-17 68-20 80-2 8-4 18-5 24-6 9-20 23-38 23-21 0-21-17-21-26 0-21 11-48 21-73 3-9 4-12 4-18 0-20-20-31-39-31-38 0-55 47-55 54 0 5 5 5 8 5 4 0 7 0 8-4 12-39 31-43 37-43 2 0 5 0 5 8s-4 17-5 22c-15 36-22 56-22 73 0 40 36 46 56 46 10 0 26-2 45-20 11 18 32 20 40 20 13 0 23-8 31-20 8-14 13-33 13-35 0-5-5-5-9-5-3 0-5 0-7 2 0 1 0 1-2 10-7 27-15 35-24 35-6 0-8-3-8-13 0-6 1-11 5-25 2-10 6-24 7-32 3-10 5-21 8-31z">
              <text:p/>
            </draw:path>
            <draw:path draw:style-name="gr13" draw:text-style-name="P7" draw:layer="layout" svg:width="0.175cm" svg:height="0.202cm" svg:x="12.809cm" svg:y="3.4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3" draw:text-style-name="P7" draw:layer="layout" svg:width="0.183cm" svg:height="0.254cm" svg:x="13.057cm" svg:y="3.384cm" svg:viewBox="0 0 184 255" svg:d="M170 192c0-2-1-3-3-3-6 0-14 6-15 6-7 4-8 7-12 13-11 16-27 28-50 28-31 0-60-23-60-75 0-32 13-73 32-101 15-22 34-41 70-41 13 0 22 5 22 18s-13 37-17 44c-2 4-2 5-2 6 0 2 1 2 3 2 7 0 20-8 25-13 0-2 21-36 21-54 0-19-16-22-29-22-51 0-92 33-109 53-41 50-46 105-46 123 0 51 26 79 67 79 57 0 103-54 103-63z">
              <text:p/>
            </draw:path>
          </draw:g>
        </draw:g>
        <draw:frame draw:style-name="gr19" draw:text-style-name="P4" draw:layer="layout" svg:width="1.522cm" svg:height="0.395cm" svg:x="9.502cm" svg:y="2.904cm">
          <draw:text-box>
            <text:p><text:span text:style-name="T2">balanced:</text:span></text:p>
          </draw:text-box>
        </draw:frame>
        <draw:frame draw:style-name="gr20" draw:text-style-name="P4" draw:layer="layout" svg:width="1.501cm" svg:height="0.395cm" svg:x="9.502cm" svg:y="3.305cm">
          <draw:text-box>
            <text:p><text:span text:style-name="T2">invertible:</text:span></text:p>
          </draw:text-box>
        </draw:frame>
        <draw:frame draw:style-name="gr125" draw:text-style-name="P4" draw:layer="layout" svg:width="1.052cm" svg:height="0.395cm" svg:x="9.502cm" svg:y="2.505cm">
          <draw:text-box>
            <text:p><text:span text:style-name="T2">length:</text:span></text:p>
          </draw:text-box>
        </draw:frame>
        <draw:g draw:style-name="gr12">
          <svg:title>TexMaths</svg:title>
          <svg:desc>10§display§w(\bm{u}) = \nu/2§svg§600§TRUE§</svg:desc>
          <draw:g>
            <draw:path draw:style-name="gr13" draw:text-style-name="P7" draw:layer="layout" svg:width="0.232cm" svg:height="0.157cm" svg:x="11.209cm" svg:y="3.076cm" svg:viewBox="0 0 233 158" svg:d="M152 36c2-8 5-21 5-23 0-6-5-9-10-9-4 0-10 2-13 9-1 3-17 70-20 79-2 10-3 17-3 23 0 4 0 4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13" draw:text-style-name="P7" draw:layer="layout" svg:width="0.08cm" svg:height="0.348cm" svg:x="11.495cm" svg:y="2.968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13" draw:text-style-name="P7" draw:layer="layout" svg:width="0.215cm" svg:height="0.16cm" svg:x="11.608cm" svg:y="3.072cm" svg:viewBox="0 0 216 161" svg:d="M186 48c3-10 7-27 7-29 0-8-6-16-17-16-5 0-18 3-23 19-1 5-17 68-20 79-2 8-4 19-5 25-6 8-20 23-38 23-21 0-21-18-21-26 0-21 11-49 21-74 3-9 4-11 4-17 0-21-20-32-40-32-37 0-54 48-54 55 0 5 5 5 8 5 4 0 7 0 8-5 12-39 31-42 36-42 3 0 6 0 6 7 0 8-4 18-5 22-15 37-22 57-22 74 0 40 35 45 56 45 10 0 26-1 45-19 11 17 31 19 40 19 13 0 23-7 30-20 9-14 14-33 14-34 0-5-6-5-9-5-4 0-5 0-7 2-1 3 0 1-3 10-7 27-14 35-23 35-6 0-9-4-9-13 0-6 2-12 5-26 3-10 6-24 8-31 3-11 5-21 8-31z">
              <text:p/>
            </draw:path>
            <draw:path draw:style-name="gr13" draw:text-style-name="P7" draw:layer="layout" svg:width="0.08cm" svg:height="0.348cm" svg:x="11.856cm" svg:y="2.968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13" draw:text-style-name="P7" draw:layer="layout" svg:width="0.232cm" svg:height="0.081cm" svg:x="12.09cm" svg:y="3.102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3" draw:text-style-name="P7" draw:layer="layout" svg:width="0.165cm" svg:height="0.154cm" svg:x="12.458cm" svg:y="3.076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13" draw:text-style-name="P7" draw:layer="layout" svg:width="0.136cm" svg:height="0.348cm" svg:x="12.655cm" svg:y="2.968cm" svg:viewBox="0 0 137 349" svg:d="M135 13c2-4 1-4 2-6 0-4-4-7-7-7s-5 1-6 3c-41 111-81 222-122 333-2 4-1 4-2 6 0 4 3 7 7 7 5 0 6-2 8-8 40-109 80-219 120-328z">
              <text:p/>
            </draw:path>
            <draw:path draw:style-name="gr13" draw:text-style-name="P7" draw:layer="layout" svg:width="0.139cm" svg:height="0.232cm" svg:x="12.829cm" svg:y="2.997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 draw:style-name="gr12">
          <svg:title>TexMaths</svg:title>
          <svg:desc>10§display§(\forall \bm{u} \in \mathcal{C})§svg§600§TRUE§</svg:desc>
          <draw:g>
            <draw:path draw:style-name="gr13" draw:text-style-name="P7" draw:layer="layout" svg:width="0.08cm" svg:height="0.348cm" svg:x="11.954cm" svg:y="3.796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194cm" svg:height="0.248cm" svg:x="12.056cm" svg:y="3.816cm" svg:viewBox="0 0 195 249" svg:d="M193 13c2-4 2-5 2-6 0-4-3-7-7-7-5 0-7 4-8 8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13" draw:text-style-name="P7" draw:layer="layout" svg:width="0.215cm" svg:height="0.16cm" svg:x="12.262cm" svg:y="3.9cm" svg:viewBox="0 0 216 161" svg:d="M187 48c2-10 6-27 6-29 0-8-5-16-16-16-6 0-19 3-23 19-2 5-18 68-20 79-3 8-5 19-6 25-6 8-20 23-38 23-20 0-21-18-21-26 0-21 11-49 21-74 4-9 5-11 5-17 0-21-21-32-40-32-37 0-55 48-55 55 0 5 5 5 9 5s6 0 8-5c11-39 30-42 36-42 2 0 6 0 6 7 0 8-4 18-6 22-15 37-21 57-21 74 0 40 35 45 56 45 10 0 25-1 44-19 11 17 32 19 40 19 13 0 23-7 31-20 8-14 13-33 13-34 0-5-5-5-8-5-4 0-6 0-7 2-1 0-1 1-3 10-7 27-15 35-24 35-5 0-8-4-8-13 0-6 1-12 5-26 2-10 6-24 7-31 3-11 6-21 9-31z">
              <text:p/>
            </draw:path>
            <draw:path draw:style-name="gr13" draw:text-style-name="P7" draw:layer="layout" svg:width="0.174cm" svg:height="0.201cm" svg:x="12.616cm" svg:y="3.869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13" draw:text-style-name="P7" draw:layer="layout" svg:width="0.183cm" svg:height="0.253cm" svg:x="12.922cm" svg:y="3.812cm" svg:viewBox="0 0 184 254" svg:d="M170 191c0-3-1-3-3-3-6 0-10 4-15 5-7 5-8 7-13 13-10 17-26 29-49 29-31 0-60-23-60-75 0-31 13-73 31-100 16-23 35-41 71-41 13 0 22 5 22 18 0 12-13 37-17 44-2 4-2 4-2 5 0 3 1 3 3 3 7 0 20-8 25-14 0-1 21-35 21-53 0-19-16-22-29-22-51 0-92 33-109 53-41 50-46 104-46 122 0 51 26 79 67 79 57 0 103-55 103-63z">
              <text:p/>
            </draw:path>
            <draw:path draw:style-name="gr13" draw:text-style-name="P7" draw:layer="layout" svg:width="0.08cm" svg:height="0.348cm" svg:x="13.144cm" svg:y="3.79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2" draw:text-style-name="P8" draw:layer="layout" svg:width="1.763cm" svg:height="0.395cm" svg:x="14.803cm" svg:y="1.203cm">
          <draw:text-box>
            <text:p><text:span text:style-name="T4">Constraint</text:span></text:p>
          </draw:text-box>
        </draw:frame>
        <draw:frame draw:style-name="gr23" draw:text-style-name="P4" draw:layer="layout" svg:width="1.678cm" svg:height="0.395cm" svg:x="14.902cm" svg:y="1.802cm">
          <draw:text-box>
            <text:p><text:span text:style-name="T2">run-length:</text:span></text:p>
          </draw:text-box>
        </draw:frame>
        <draw:g draw:style-name="gr12">
          <svg:title>TexMaths</svg:title>
          <svg:desc>10§display§\rho§svg§600§TRUE§</svg:desc>
          <draw:g>
            <draw:path draw:style-name="gr13" draw:text-style-name="P7" draw:layer="layout" svg:width="0.164cm" svg:height="0.23cm" svg:x="17.207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24" draw:text-style-name="P4" draw:layer="layout" svg:width="2.165cm" svg:height="0.395cm" svg:x="14.902cm" svg:y="2.203cm">
          <draw:text-box>
            <text:p><text:span text:style-name="T2">local-balance:</text:span></text:p>
          </draw:text-box>
        </draw:frame>
        <draw:g draw:style-name="gr12">
          <svg:title>TexMaths</svg:title>
          <svg:desc>10§display§(\ell, \delta)§svg§600§TRUE§</svg:desc>
          <draw:g>
            <draw:path draw:style-name="gr13" draw:text-style-name="P7" draw:layer="layout" svg:width="0.08cm" svg:height="0.348cm" svg:x="17.209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3" draw:text-style-name="P7" draw:layer="layout" svg:width="0.135cm" svg:height="0.249cm" svg:x="17.315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3" draw:text-style-name="P7" draw:layer="layout" svg:width="0.04cm" svg:height="0.104cm" svg:x="17.487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3" draw:text-style-name="P7" draw:layer="layout" svg:width="0.143cm" svg:height="0.251cm" svg:x="17.627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3" draw:text-style-name="P7" draw:layer="layout" svg:width="0.08cm" svg:height="0.348cm" svg:x="17.802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 draw:style-name="gr12">
          <svg:title>TexMaths</svg:title>
          <svg:desc>10§display§\textstyle
\left|
w(\bm{x}_i^{i+\ell-1}) - \frac{\ell}{2}
\right|
\leq 
\delta§svg§600§TRUE§</svg:desc>
          <draw:g>
            <draw:path draw:style-name="gr13" draw:text-style-name="P7" draw:layer="layout" svg:width="0.014cm" svg:height="0.224cm" svg:x="15.168cm" svg:y="3.0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15.168cm" svg:y="3.2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31cm" svg:height="0.158cm" svg:x="15.2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3" draw:text-style-name="P7" draw:layer="layout" svg:width="0.081cm" svg:height="0.348cm" svg:x="15.5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3" draw:text-style-name="P7" draw:layer="layout" svg:width="0.198cm" svg:height="0.161cm" svg:x="15.6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3" draw:text-style-name="P7" draw:layer="layout" svg:width="0.074cm" svg:height="0.164cm" svg:x="15.8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3" draw:text-style-name="P7" draw:layer="layout" svg:width="0.18cm" svg:height="0.18cm" svg:x="15.9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3" draw:text-style-name="P7" draw:layer="layout" svg:width="0.102cm" svg:height="0.175cm" svg:x="16.1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3" draw:text-style-name="P7" draw:layer="layout" svg:width="0.165cm" svg:height="0.011cm" svg:x="16.323cm" svg:y="3.149cm" svg:viewBox="0 0 166 12" svg:d="M156 12c4 0 10 0 10-5 0-7-5-7-10-7-49 0-97 0-146 0-4 0-10 0-10 6s6 6 10 6c49 0 97 0 146 0z">
              <text:p/>
            </draw:path>
            <draw:path draw:style-name="gr13" draw:text-style-name="P7" draw:layer="layout" svg:width="0.088cm" svg:height="0.162cm" svg:x="16.5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3" draw:text-style-name="P7" draw:layer="layout" svg:width="0.074cm" svg:height="0.164cm" svg:x="15.8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3" draw:text-style-name="P7" draw:layer="layout" svg:width="0.08cm" svg:height="0.348cm" svg:x="16.6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3" draw:text-style-name="P7" draw:layer="layout" svg:width="0.213cm" svg:height="0.013cm" svg:x="16.917cm" svg:y="3.271cm" svg:viewBox="0 0 214 14" svg:d="M202 14c6 0 12 0 12-7s-6-7-12-7c-63 0-127 0-190 0-6 0-12 0-12 7s6 7 12 7c63 0 127 0 190 0z">
              <text:p/>
            </draw:path>
            <draw:path draw:style-name="gr13" draw:text-style-name="P7" draw:layer="layout" svg:width="0.101cm" svg:height="0.175cm" svg:x="17.2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3" draw:text-style-name="P7" draw:layer="layout" svg:width="0.139cm" svg:height="0.013cm" svg:x="17.281cm" svg:y="3.271cm" svg:viewBox="0 0 140 14" svg:d="M70 14c-23 0-47 0-70 0 0-5 0-9 0-14 47 0 93 0 140 0 0 5 0 9 0 14-23 0-47 0-70 0z">
              <text:p/>
            </draw:path>
            <draw:path draw:style-name="gr13" draw:text-style-name="P7" draw:layer="layout" svg:width="0.107cm" svg:height="0.162cm" svg:x="17.2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3" draw:text-style-name="P7" draw:layer="layout" svg:width="0.014cm" svg:height="0.224cm" svg:x="17.514cm" svg:y="3.062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014cm" svg:height="0.224cm" svg:x="17.514cm" svg:y="3.271cm" svg:viewBox="0 0 15 225" svg:d="M0 212c0 5 0 13 8 13 7 0 7-7 7-13 0-67 0-133 0-199 0-6 0-13-7-13-8 0-8 7-8 13 0 66 0 132 0 199z">
              <text:p/>
            </draw:path>
            <draw:path draw:style-name="gr13" draw:text-style-name="P7" draw:layer="layout" svg:width="0.214cm" svg:height="0.269cm" svg:x="17.7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3" draw:text-style-name="P7" draw:layer="layout" svg:width="0.143cm" svg:height="0.251cm" svg:x="18.0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 draw:style-name="gr12">
          <svg:title>TexMaths</svg:title>
          <svg:desc>10§display§\ell:§svg§600§TRUE§</svg:desc>
          <draw:g>
            <draw:path draw:style-name="gr13" draw:text-style-name="P7" draw:layer="layout" svg:width="0.135cm" svg:height="0.249cm" svg:x="15.192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3" draw:text-style-name="P7" draw:layer="layout" svg:width="0.036cm" svg:height="0.149cm" svg:x="15.461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25" draw:text-style-name="P4" draw:layer="layout" svg:width="0.764cm" svg:height="0.395cm" svg:x="15.602cm" svg:y="2.602cm">
          <draw:text-box>
            <text:p><text:span text:style-name="T2">even</text:span></text:p>
          </draw:text-box>
        </draw:frame>
        <draw:g draw:style-name="gr12">
          <svg:title>TexMaths</svg:title>
          <svg:desc>10§display§f^0_i =
\begin{cases}
1 &amp; ( (\bm{x}_{i-l_0}^{i-1}, \bm{u}_i) \mbox{\rm ~satisfy the constraints} ) \\[-0.5mm]
0 &amp; ( \mbox{\rm otherwise} ) 
\end{cases}§svg§600§TRUE§</svg:desc>
          <draw:g>
            <draw:path draw:style-name="gr13" draw:text-style-name="P7" draw:layer="layout" svg:width="0.175cm" svg:height="0.318cm" svg:x="6.031cm" svg:y="4.6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3" draw:text-style-name="P7" draw:layer="layout" svg:width="0.113cm" svg:height="0.167cm" svg:x="6.235cm" svg:y="4.614cm" svg:viewBox="0 0 114 168" svg:d="M114 85c0-27-3-46-14-63-8-12-23-22-43-22-57 0-57 67-57 85s0 83 57 83 57-65 57-83zM57 162c-11 0-26-7-31-27-3-15-3-35-3-53s0-37 3-50c6-20 21-25 31-25 14 0 26 8 31 23 4 13 4 31 4 52 0 18 0 36-3 52-5 22-22 28-32 28z">
              <text:p/>
            </draw:path>
            <draw:path draw:style-name="gr13" draw:text-style-name="P7" draw:layer="layout" svg:width="0.074cm" svg:height="0.165cm" svg:x="6.196cm" svg:y="4.845cm" svg:viewBox="0 0 75 166" svg:d="M68 10c0-4-3-10-9-10-7 0-14 7-14 14 0 4 3 9 10 9s13-7 13-13zM18 134c-1 4-2 7-2 11 0 11 10 21 23 21 25 0 36-34 36-38 0-3-3-3-4-3-4 0-4 1-5 4-6 20-16 30-26 30-5 0-6-3-6-9 0-5 2-10 4-16s5-13 8-19c2-6 11-28 12-31s1-6 1-8c0-12-10-21-23-21-24 0-36 33-36 37s3 3 4 4c4 0 4-2 5-4 6-21 17-30 26-30 4 0 6 2 6 8s-1 10-7 25c-5 13-11 26-16 39z">
              <text:p/>
            </draw:path>
            <draw:path draw:style-name="gr13" draw:text-style-name="P7" draw:layer="layout" svg:width="0.233cm" svg:height="0.081cm" svg:x="6.497cm" svg:y="4.79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3" draw:text-style-name="P7" draw:layer="layout" svg:width="0.181cm" svg:height="1.051cm" svg:x="6.899cm" svg:y="4.30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5 123 9 5 9 5 15 5 8 0 8-1 8-8s0-7-2-8c-15-9-61-37-70-98-2-9-2-10-2-14 0-90 0-180 0-270z">
              <text:p/>
            </draw:path>
            <draw:path draw:style-name="gr13" draw:text-style-name="P7" draw:layer="layout" svg:width="0.115cm" svg:height="0.233cm" svg:x="7.163cm" svg:y="4.47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3" draw:text-style-name="P7" draw:layer="layout" svg:width="0.08cm" svg:height="0.35cm" svg:x="7.694cm" svg:y="4.4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3" draw:text-style-name="P7" draw:layer="layout" svg:width="0.081cm" svg:height="0.35cm" svg:x="7.83cm" svg:y="4.445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13" draw:text-style-name="P7" draw:layer="layout" svg:width="0.197cm" svg:height="0.161cm" svg:x="7.946cm" svg:y="4.549cm" svg:viewBox="0 0 198 162" svg:d="M175 18c-13 4-19 16-19 24s6 17 17 17c12 0 25-11 25-28 0-18-18-31-40-31-20 0-33 15-37 22-9-15-29-22-49-22-44 0-68 44-68 55 0 5 5 5 9 5s6 0 8-5c10-31 35-42 50-42 13 0 19 6 19 18 0 6-5 26-8 38-4 16-8 32-12 48-5 22-18 32-30 32-1 0-10 0-17-5 13-4 19-16 19-24s-6-16-17-16c-12 0-25 10-25 27 0 19 18 31 40 31 20 0 33-15 37-22 9 15 29 22 49 22 44 0 68-43 68-55 0-5-5-5-9-5s-6 0-8 5c-10 32-35 42-50 42-13 0-19-6-19-17 0-8 4-26 8-39 2-9 10-42 12-48 5-21 17-32 30-32 1 0 10 0 17 5z">
              <text:p/>
            </draw:path>
            <draw:path draw:style-name="gr13" draw:text-style-name="P7" draw:layer="layout" svg:width="0.074cm" svg:height="0.164cm" svg:x="8.175cm" svg:y="4.395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3" draw:text-style-name="P7" draw:layer="layout" svg:width="0.165cm" svg:height="0.011cm" svg:x="8.29cm" svg:y="4.49cm" svg:viewBox="0 0 166 12" svg:d="M156 12c4 0 10 0 10-6s-6-6-10-6c-49 0-97 0-146 0-4 0-10 0-10 6s5 6 10 6c49 0 97 0 146 0z">
              <text:p/>
            </draw:path>
            <draw:path draw:style-name="gr13" draw:text-style-name="P7" draw:layer="layout" svg:width="0.088cm" svg:height="0.162cm" svg:x="8.51cm" svg:y="4.39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13" draw:text-style-name="P7" draw:layer="layout" svg:width="0.074cm" svg:height="0.164cm" svg:x="8.175cm" svg:y="4.651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3" draw:text-style-name="P7" draw:layer="layout" svg:width="0.165cm" svg:height="0.011cm" svg:x="8.29cm" svg:y="4.746cm" svg:viewBox="0 0 166 12" svg:d="M156 12c4 0 10 0 10-6s-6-6-10-6c-49 0-97 0-146 0-4 0-10 0-10 6s5 6 10 6c49 0 97 0 146 0z">
              <text:p/>
            </draw:path>
            <draw:path draw:style-name="gr13" draw:text-style-name="P7" draw:layer="layout" svg:width="0.054cm" svg:height="0.172cm" svg:x="8.498cm" svg:y="4.643cm" svg:viewBox="0 0 55 173" svg:d="M54 8c0-1 1-3 1-4s-1-4-4-4c-5 0-25 2-31 3-2 0-5 0-5 6 0 3 3 3 6 3 12 0 12 2 12 4 0 1-1 3-1 5-10 40-21 81-31 121-1 3-1 6-1 8 0 16 14 23 26 23 6 0 13-2 20-13 5-9 8-23 8-24 0-3-3-3-4-3-3 0-4 1-5 5-3 13-8 28-18 28-7 0-8-6-8-12 0-2 0-7 1-10 11-45 23-91 34-136z">
              <text:p/>
            </draw:path>
            <draw:path draw:style-name="gr13" draw:text-style-name="P7" draw:layer="layout" svg:width="0.09cm" svg:height="0.12cm" svg:x="8.586cm" svg:y="4.732cm" svg:viewBox="0 0 91 121" svg:d="M91 61c0-13-1-61-46-61s-45 48-45 61 0 60 45 60 46-47 46-60zM45 115c-6 0-21-2-25-20-3-9-3-22-3-36 0-13 0-25 3-35 4-15 18-18 25-18 13 0 23 7 26 19 3 9 3 23 3 34 0 12 0 26-3 36-4 17-19 20-26 20z">
              <text:p/>
            </draw:path>
            <draw:path draw:style-name="gr13" draw:text-style-name="P7" draw:layer="layout" svg:width="0.04cm" svg:height="0.104cm" svg:x="8.757cm" svg:y="4.671cm" svg:viewBox="0 0 41 105" svg:d="M41 37c0-23-9-37-23-37-11 0-18 9-18 18 0 10 7 19 18 19 4 0 9-1 13-5 1 0 1-1 1-1 1 0 1 1 1 6 0 26-12 47-24 58-4 4-4 5-4 6 0 2 2 4 4 4 4 0 32-27 32-68z">
              <text:p/>
            </draw:path>
            <draw:path draw:style-name="gr13" draw:text-style-name="P7" draw:layer="layout" svg:width="0.215cm" svg:height="0.161cm" svg:x="8.894cm" svg:y="4.549cm" svg:viewBox="0 0 216 162" svg:d="M186 48c3-10 7-27 7-29 0-8-5-16-16-16-6 0-19 3-24 19-1 5-17 68-20 80-2 8-4 18-5 24-6 9-20 23-38 23-21 0-21-17-21-25 0-22 11-49 21-74 3-10 4-12 4-18 0-20-20-32-39-32-38 0-55 48-55 55 0 5 5 5 8 5 5 0 7 0 8-5 12-38 31-42 37-42 2 0 6 0 6 7 0 8-5 18-6 22-15 37-22 57-22 74 0 40 36 46 56 46 11 0 26-2 45-19 11 17 32 19 40 19 13 0 23-8 31-20 8-14 13-33 13-35 0-5-5-5-8-5-4 0-6 0-7 2-1 1-1 1-3 10-7 27-15 35-24 35-5 0-8-3-8-13 0-6 1-11 5-25 2-10 6-24 7-32 3-10 5-21 8-31z">
              <text:p/>
            </draw:path>
            <draw:path draw:style-name="gr13" draw:text-style-name="P7" draw:layer="layout" svg:width="0.074cm" svg:height="0.164cm" svg:x="9.133cm" svg:y="4.598cm" svg:viewBox="0 0 75 165" svg:d="M69 9c0-4-3-9-10-9s-14 6-14 13c0 4 3 10 10 10s14-7 14-14zM18 134c-1 3-2 6-2 10 0 12 10 21 24 21 24 0 35-34 35-37 0-4-3-4-4-4-3 0-4 2-5 5-5 19-16 29-26 29-5 0-6-3-6-8 0-6 2-11 4-16 3-7 5-13 8-20 2-6 11-28 12-31 1-2 2-5 2-8 0-11-10-21-24-21-24 0-36 34-36 38 0 3 4 3 5 3 3 0 3-1 4-4 6-21 17-30 26-30 4 0 7 2 7 9 0 5-2 9-8 24-5 13-11 27-16 40z">
              <text:p/>
            </draw:path>
            <draw:path draw:style-name="gr13" draw:text-style-name="P7" draw:layer="layout" svg:width="0.08cm" svg:height="0.35cm" svg:x="9.259cm" svg:y="4.445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13" draw:text-style-name="P7" draw:layer="layout" svg:width="0.114cm" svg:height="0.16cm" svg:x="9.503cm" svg:y="4.551cm" svg:viewBox="0 0 115 161" svg:d="M62 89c8 1 36 7 36 32 0 18-12 32-39 32-30 0-43-20-49-50-1-4-2-6-5-6-5 0-5 3-5 9 0 15 0 31 0 46 0 6 0 9 4 9 2 0 2 0 9-7 1-1 1-2 7-8 15 15 31 15 39 15 40 0 56-24 56-49 0-19-10-29-15-33-11-11-25-14-40-17-19-4-43-9-43-29 0-12 9-27 40-27 38 0 40 32 41 43 0 3 3 3 4 3 4 0 4-2 4-8 0-12 0-24 0-36 0-6 0-8-3-8-2 0-3 0-7 4-2 1-5 5-6 6-14-10-28-10-33-10-43 0-57 23-57 43 0 12 6 22 15 30 12 9 22 11 47 16z">
              <text:p/>
            </draw:path>
            <draw:path draw:style-name="gr13" draw:text-style-name="P7" draw:layer="layout" svg:width="0.158cm" svg:height="0.16cm" svg:x="9.645cm" svg:y="4.551cm" svg:viewBox="0 0 159 161" svg:d="M102 130c2 14 11 29 28 29 7 0 29-5 29-33 0-7 0-13 0-20-3 0-6 0-9 0 0 7 0 13 0 20 0 20-9 22-13 22-11 0-13-16-13-17 0-23 0-47 0-70 0-15 0-29-13-42-13-14-31-19-48-19-28 0-53 16-53 39 0 11 7 17 16 17 10 0 17-7 17-16 0-4-2-16-18-16 9-13 26-16 38-16 17 0 37 13 37 44 0 4 0 9 0 13-18 1-43 3-65 13-26 12-35 30-35 46 0 28 34 37 56 37 24 0 40-14 46-31zM100 73c0 12 0 23 0 35 0 33-25 45-41 45-17 0-32-12-32-30 0-19 15-48 73-50z">
              <text:p/>
            </draw:path>
            <draw:path draw:style-name="gr13" draw:text-style-name="P7" draw:layer="layout" svg:width="0.109cm" svg:height="0.219cm" svg:x="9.813cm" svg:y="4.4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3" draw:text-style-name="P7" draw:layer="layout" svg:width="0.075cm" svg:height="0.234cm" svg:x="9.954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14cm" svg:height="0.16cm" svg:x="10.052cm" svg:y="4.551cm" svg:viewBox="0 0 115 161" svg:d="M61 89c8 1 37 7 37 32 0 18-12 32-40 32-29 0-42-20-49-50-1-4-1-6-5-6s-4 3-4 9c0 15 0 31 0 46 0 6 0 9 4 9 2 0 2 0 9-7 0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3" draw:text-style-name="P7" draw:layer="layout" svg:width="0.112cm" svg:height="0.246cm" svg:x="10.191cm" svg:y="4.461cm" svg:viewBox="0 0 113 247" svg:d="M49 96c0-14 0-27 0-41 0-31 17-48 33-48 1 0 6 0 11 3-4 1-10 6-10 15 0 8 5 15 15 15s15-7 15-16c0-13-13-24-31-24-25 0-55 18-55 55 0 14 0 27 0 41-9 0-18 0-27 0 0 4 0 7 0 11 9 0 18 0 27 0 0 38 0 75 0 113 0 16-4 16-27 16 0 3 0 7 0 11 14 0 30-1 40-1 14 0 31 0 45 1 0-4 0-8 0-11-3 0-5 0-8 0-26 0-27-4-27-16 0-38 0-75 0-113 14 0 27 0 41 0 0-4 0-7 0-11-14 0-28 0-42 0z">
              <text:p/>
            </draw:path>
            <draw:path draw:style-name="gr13" draw:text-style-name="P7" draw:layer="layout" svg:width="0.171cm" svg:height="0.222cm" svg:x="10.293cm" svg:y="4.557cm" svg:viewBox="0 0 172 223" svg:d="M139 33c9-22 27-22 33-22 0-4 0-7 0-11-8 0-18 1-27 1-6 0-22-1-30-1 0 4 0 7 0 11 11 0 16 6 16 15 0 3 0 4-2 8-12 29-23 57-35 86-13-31-26-63-39-94-2-3-2-5-2-6 0-9 13-9 19-9 0-4 0-7 0-11-9 0-32 1-38 1-9 0-23-1-34-1 0 4 0 7 0 11 17 0 24 0 28 12 18 43 35 85 53 128-2 5-7 16-9 21-7 19-17 43-40 43-1 0-10 0-16-6 11-1 14-9 14-15 0-9-7-15-15-15-7 0-15 5-15 16 0 15 15 28 32 28 22 0 37-20 45-40 21-50 41-100 62-150z">
              <text:p/>
            </draw:path>
            <draw:path draw:style-name="gr13" draw:text-style-name="P7" draw:layer="layout" svg:width="0.109cm" svg:height="0.219cm" svg:x="10.59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76cm" svg:height="0.243cm" svg:x="10.737cm" svg:y="4.464cm" svg:viewBox="0 0 177 244" svg:d="M27 217c0 16-4 16-27 16 0 3 0 7 0 11 12 0 30-1 40-1 9 0 27 1 39 1 0-4 0-8 0-11-24 0-28 0-28-16 0-22 0-43 0-64 0-37 25-56 48-56 22 0 26 19 26 39 0 27 0 54 0 81 0 16-4 16-27 16 0 3 0 7 0 11 12 0 30-1 39-1s28 1 40 1c0-4 0-8 0-11-19 0-27 0-28-10 0-23 0-45 0-67 0-31 0-41-11-54-5-6-16-13-37-13-29 0-45 21-51 34 0-41 0-82 0-123-17 1-33 3-50 4 0 4 0 7 0 11 24 0 27 3 27 20 0 61 0 121 0 182z">
              <text:p/>
            </draw:path>
            <draw:path draw:style-name="gr13" draw:text-style-name="P7" draw:layer="layout" svg:width="0.135cm" svg:height="0.16cm" svg:x="10.931cm" svg:y="4.551cm" svg:viewBox="0 0 136 161" svg:d="M29 69c2-53 32-61 44-61 36 0 39 47 39 61-28 0-55 0-83 0zM29 76c33 0 65 0 98 0 8 0 9 0 9-7 0-35-19-69-63-69-41 0-73 36-73 80 0 47 37 81 77 81 43 0 59-39 59-46 0-3-3-4-5-4-3 0-4 2-4 5-13 36-44 36-48 36-18 0-32-10-40-23-10-17-10-40-10-53z">
              <text:p/>
            </draw:path>
            <draw:path draw:style-name="gr13" draw:text-style-name="P7" draw:layer="layout" svg:width="0.133cm" svg:height="0.16cm" svg:x="11.206cm" svg:y="4.551cm" svg:viewBox="0 0 134 161" svg:d="M29 81c0-58 29-72 48-72 3 0 25 0 37 13-14 1-16 11-16 16 0 9 6 16 16 16 9 0 16-6 16-17 0-24-27-37-54-37-44 0-76 38-76 81 0 45 35 80 76 80 47 0 58-43 58-46 0-4-4-3-5-3-3 0-3 1-4 3-10 33-33 37-46 37-19 0-50-15-50-71z">
              <text:p/>
            </draw:path>
            <draw:path draw:style-name="gr13" draw:text-style-name="P7" draw:layer="layout" svg:width="0.155cm" svg:height="0.16cm" svg:x="11.36cm" svg:y="4.5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3" draw:text-style-name="P7" draw:layer="layout" svg:width="0.176cm" svg:height="0.154cm" svg:x="11.537cm" svg:y="4.553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3" draw:text-style-name="P7" draw:layer="layout" svg:width="0.114cm" svg:height="0.16cm" svg:x="11.733cm" svg:y="4.551cm" svg:viewBox="0 0 115 161" svg:d="M61 89c8 1 37 7 37 32 0 18-12 32-40 32-29 0-42-20-49-50-1-4-1-6-5-6s-4 3-4 9c0 15 0 31 0 46 0 6 0 9 4 9 1 0 2 0 8-7 1-1 1-2 8-8 15 15 31 15 38 15 41 0 57-24 57-49 0-19-11-29-15-33-12-11-25-14-40-17-20-4-43-9-43-29 0-12 9-27 39-27 39 0 40 32 41 43 1 3 3 2 4 3 5 0 5-2 5-8 0-12 0-24 0-36 0-6 0-8-4-8-2 0-2 0-7 4-1 1-4 5-6 6-13-10-28-10-33-10-43 0-56 23-56 43 0 12 5 22 15 30 11 9 21 11 46 16z">
              <text:p/>
            </draw:path>
            <draw:path draw:style-name="gr13" draw:text-style-name="P7" draw:layer="layout" svg:width="0.109cm" svg:height="0.219cm" svg:x="11.867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17cm" svg:height="0.154cm" svg:x="12.006cm" svg:y="4.553cm" svg:viewBox="0 0 118 155" svg:d="M49 38c0-13 0-25 0-38-16 1-33 3-49 4 0 4 0 7 0 11 25 0 28 2 28 19 0 31 0 63 0 94 0 16-4 16-28 16 0 4 0 7 0 11 14 0 31-1 40-1 14 0 31 0 45 1 0-4 0-7 0-11-2 0-5 0-7 0-26 0-27-4-27-16 0-18 0-36 0-54 0-35 15-66 41-66 3 0 3 0 4 0-1 0-8 5-8 14s8 15 15 15 15-5 15-16c0-12-10-21-26-21-25 0-38 23-43 38z">
              <text:p/>
            </draw:path>
            <draw:path draw:style-name="gr13" draw:text-style-name="P7" draw:layer="layout" svg:width="0.157cm" svg:height="0.16cm" svg:x="12.149cm" svg:y="4.5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39-14 46-31zM100 73c0 12 0 23 0 35 0 33-26 45-41 45-18 0-32-12-32-30 0-19 15-48 73-50z">
              <text:p/>
            </draw:path>
            <draw:path draw:style-name="gr13" draw:text-style-name="P7" draw:layer="layout" svg:width="0.075cm" svg:height="0.234cm" svg:x="12.321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75cm" svg:height="0.154cm" svg:x="12.419cm" svg:y="4.5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3" draw:text-style-name="P7" draw:layer="layout" svg:width="0.109cm" svg:height="0.219cm" svg:x="12.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14cm" svg:height="0.16cm" svg:x="12.741cm" svg:y="4.5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3" draw:text-style-name="P7" draw:layer="layout" svg:width="0.081cm" svg:height="0.35cm" svg:x="12.888cm" svg:y="4.4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3" draw:text-style-name="P7" draw:layer="layout" svg:width="0.147cm" svg:height="0.24cm" svg:x="7.145cm" svg:y="4.929cm" svg:viewBox="0 0 148 241" svg:d="M148 121c0-28-1-56-14-82-16-34-45-39-59-39-21 0-47 9-62 42-11 24-13 51-13 79 0 27 2 58 16 85 15 28 41 35 58 35 19 0 46-7 61-40 12-25 13-52 13-80zM74 233c-13 0-34-8-41-42-3-21-3-53-3-74 0-22 0-46 2-65 7-41 33-45 42-45 12 0 35 7 42 42 3 19 3 46 3 68 0 26 0 50-4 73-5 33-25 43-41 43z">
              <text:p/>
            </draw:path>
            <draw:path draw:style-name="gr13" draw:text-style-name="P7" draw:layer="layout" svg:width="0.08cm" svg:height="0.35cm" svg:x="7.694cm" svg:y="4.899cm" svg:viewBox="0 0 81 351" svg:d="M81 348c0-1 0-2-6-8-44-44-55-111-55-164 0-61 13-122 57-166 4-4 4-5 4-6 0-3-1-4-3-4-4 0-35 24-56 69-18 38-22 77-22 107 0 27 4 70 23 109 21 43 51 66 55 66 2 0 3-1 3-3z">
              <text:p/>
            </draw:path>
            <draw:path draw:style-name="gr13" draw:text-style-name="P7" draw:layer="layout" svg:width="0.155cm" svg:height="0.16cm" svg:x="7.805cm" svg:y="5.005cm" svg:viewBox="0 0 156 161" svg:d="M156 82c0-45-35-82-78-82-44 0-78 39-78 82 0 46 37 79 78 79 43 0 78-34 78-79zM78 153c-15 0-30-8-40-24-8-15-8-37-8-49 0-14 0-33 8-49 9-16 26-23 40-23 15 0 31 8 40 23s9 35 9 49c0 12 0 31-8 47-8 15-23 26-41 26z">
              <text:p/>
            </draw:path>
            <draw:path draw:style-name="gr13" draw:text-style-name="P7" draw:layer="layout" svg:width="0.109cm" svg:height="0.218cm" svg:x="7.978cm" svg:y="4.947cm" svg:viewBox="0 0 110 219" svg:d="M54 75c17 0 33 0 50 0 0-4 0-7 0-11-17 0-33 0-50 0 0-21 0-43 0-64-3 0-6 0-9 0 0 28-11 66-45 67 0 3 0 5 0 8 10 0 20 0 30 0 0 32 0 65 0 97 0 43 32 47 45 47 25 0 35-25 35-47 0-7 0-13 0-20-3 0-6 0-9 0 0 6 0 13 0 19 0 26-10 40-23 40-24 0-24-32-24-38 0-33 0-65 0-98z">
              <text:p/>
            </draw:path>
            <draw:path draw:style-name="gr13" draw:text-style-name="P7" draw:layer="layout" svg:width="0.176cm" svg:height="0.242cm" svg:x="8.119cm" svg:y="4.919cm" svg:viewBox="0 0 177 243" svg:d="M28 217c0 16-4 16-28 16 0 3 0 6 0 10 12 0 30-1 40-1 9 0 27 1 39 1 0-4 0-7 0-10-23 0-27 0-27-16 0-22 0-43 0-65 0-36 25-56 47-56s26 19 26 39c0 27 0 54 0 82 0 16-4 16-27 16 0 3 0 6 0 10 12 0 30-1 40-1 9 0 27 1 39 1 0-4 0-7 0-10-18 0-27 0-28-11 0-23 0-45 0-67 0-30 0-41-10-54-5-6-17-13-37-13-30 0-45 21-51 35 0-41 0-82 0-123-17 1-34 3-51 4 0 4 0 7 0 11 25 0 28 2 28 19 0 61 0 122 0 183z">
              <text:p/>
            </draw:path>
            <draw:path draw:style-name="gr13" draw:text-style-name="P7" draw:layer="layout" svg:width="0.135cm" svg:height="0.16cm" svg:x="8.313cm" svg:y="5.005cm" svg:viewBox="0 0 136 161" svg:d="M29 69c3-52 32-61 44-61 36 0 40 47 40 61-28 0-56 0-84 0zM29 76c33 0 65 0 98 0 8 0 9 0 9-7 0-35-19-69-63-69-41 0-73 36-73 80 0 47 37 81 77 81 43 0 59-39 59-45 0-4-3-4-5-4-3 0-3 2-4 4-12 37-44 37-48 37-17 0-31-11-39-24-11-17-11-40-11-53z">
              <text:p/>
            </draw:path>
            <draw:path draw:style-name="gr13" draw:text-style-name="P7" draw:layer="layout" svg:width="0.117cm" svg:height="0.154cm" svg:x="8.469cm" svg:y="5.007cm" svg:viewBox="0 0 118 155" svg:d="M49 39c0-13 0-26 0-39-16 1-33 3-49 4 0 4 0 7 0 11 25 0 28 3 28 20 0 31 0 63 0 94 0 16-4 16-28 16 0 3 0 7 0 10 14 0 30-1 40-1 14 0 31 0 45 1 0-3 0-7 0-10-3 0-5 0-8 0-26 0-26-4-26-17 0-18 0-36 0-54 0-35 15-66 41-66 3 0 3 0 4 0-1 1-8 5-8 14 0 10 7 15 15 15 6 0 15-4 15-15s-11-22-26-22c-25 0-38 24-43 39z">
              <text:p/>
            </draw:path>
            <draw:path draw:style-name="gr13" draw:text-style-name="P7" draw:layer="layout" svg:width="0.24cm" svg:height="0.154cm" svg:x="8.603cm" svg:y="5.011cm" svg:viewBox="0 0 241 155" svg:d="M211 34c7-18 18-23 30-23 0-4 0-7 0-11-8 1-18 1-26 1-10 0-26 0-32-1 0 4 0 7 0 11 12 0 20 7 20 17 0 2 0 3-2 7-11 30-21 60-32 90-11-33-23-65-34-98-2-4-2-5-2-6 0-10 13-10 20-10 0-4 0-7 0-11-10 1-28 1-36 1-11 0-21 0-31-1 0 4 0 7 0 11 13 0 18 1 22 5 2 2 5 13 8 20-10 28-20 57-30 85-11-31-23-63-34-94-1-4-1-5-1-6 0-10 13-10 20-10 0-4 0-7 0-11-10 1-30 1-38 1-1 0-20 0-33-1 0 4 0 7 0 11 18 0 22 1 26 12 15 42 30 83 45 125 1 5 2 7 7 7s5-2 7-7c12-33 23-66 35-99 12 33 24 67 36 100 2 4 2 6 7 6 4 0 6-3 7-6 14-38 27-77 41-115z">
              <text:p/>
            </draw:path>
            <draw:path draw:style-name="gr13" draw:text-style-name="P7" draw:layer="layout" svg:width="0.075cm" svg:height="0.233cm" svg:x="8.862cm" svg:y="4.928cm" svg:viewBox="0 0 76 234" svg:d="M51 79c-16 1-33 3-49 4 0 4 0 7 0 11 23 0 26 2 26 19 0 32 0 63 0 95 0 16-4 16-28 16 0 3 0 6 0 10 12 0 31-1 39-1 12 0 25 1 37 1 0-4 0-7 0-10-24 0-25-2-25-16 0-43 0-86 0-129zM52 18c0-11-8-18-18-18-11 0-19 9-19 18 0 10 8 19 19 19 10 0 18-7 18-19z">
              <text:p/>
            </draw:path>
            <draw:path draw:style-name="gr13" draw:text-style-name="P7" draw:layer="layout" svg:width="0.114cm" svg:height="0.16cm" svg:x="8.96cm" svg:y="5.005cm" svg:viewBox="0 0 115 161" svg:d="M61 89c8 2 37 7 37 33 0 18-12 32-40 32-29 0-42-20-49-50-1-5-1-6-4-6-5 0-5 2-5 9 0 15 0 31 0 46 0 6 0 8 4 8 2 0 2 0 9-7 2-3 0-1 7-8 15 15 31 15 38 15 41 0 57-23 57-48 0-19-11-30-15-34-11-11-25-14-40-17-20-3-43-8-43-28 0-13 9-27 39-27 39 0 41 32 41 42 1 4 4 4 5 4 4 0 4-2 4-9 0-12 0-23 0-35 0-6 0-9-4-9-2 0-2 0-7 4-1 2-4 5-6 6-13-10-28-10-33-10-43 0-56 24-56 43 0 13 6 23 15 30 11 9 21 11 46 16z">
              <text:p/>
            </draw:path>
            <draw:path draw:style-name="gr13" draw:text-style-name="P7" draw:layer="layout" svg:width="0.135cm" svg:height="0.16cm" svg:x="9.097cm" svg:y="5.005cm" svg:viewBox="0 0 136 161" svg:d="M29 69c2-52 32-61 44-61 36 0 40 47 40 61-28 0-56 0-84 0zM29 76c33 0 65 0 98 0 8 0 9 0 9-7 0-35-19-69-63-69-41 0-73 36-73 80 0 47 37 81 77 81 43 0 59-39 59-45 0-4-3-4-5-4-3 0-4 2-4 4-13 37-44 37-48 37-17 0-31-11-39-24-11-17-11-40-11-53z">
              <text:p/>
            </draw:path>
            <draw:path draw:style-name="gr13" draw:text-style-name="P7" draw:layer="layout" svg:width="0.081cm" svg:height="0.35cm" svg:x="9.263cm" svg:y="4.899cm" svg:viewBox="0 0 82 351" svg:d="M82 176c0-28-4-70-23-110-22-43-52-66-55-66-2 0-4 2-4 4 0 1 0 2 7 8 34 35 54 90 54 164 0 60-13 122-56 166-5 4-5 5-5 6 0 2 2 3 4 3 3 0 35-24 56-68 17-39 22-78 22-107z">
              <text:p/>
            </draw:path>
          </draw:g>
        </draw:g>
        <draw:line draw:style-name="gr26" draw:text-style-name="P6" draw:layer="layout" svg:x1="14.6cm" svg:y1="3.8cm" svg:x2="20cm" svg:y2="3.8cm">
          <text:p/>
        </draw:line>
        <draw:line draw:style-name="gr26" draw:text-style-name="P6" draw:layer="layout" svg:x1="14.6cm" svg:y1="1cm" svg:x2="14.6cm" svg:y2="8.6cm">
          <text:p/>
        </draw:line>
        <draw:line draw:style-name="gr8" draw:text-style-name="P6" draw:layer="layout" svg:x1="2.601cm" svg:y1="5.201cm" svg:x2="5.401cm" svg:y2="5.201cm">
          <text:p/>
        </draw:line>
        <draw:line draw:style-name="gr8" draw:text-style-name="P6" draw:layer="layout" svg:x1="2.601cm" svg:y1="5.401cm" svg:x2="5.401cm" svg:y2="5.401cm">
          <text:p/>
        </draw:line>
        <draw:line draw:style-name="gr8" draw:text-style-name="P6" draw:layer="layout" svg:x1="3.401cm" svg:y1="5.201cm" svg:x2="3.401cm" svg:y2="5.401cm">
          <text:p/>
        </draw:line>
        <draw:line draw:style-name="gr8" draw:text-style-name="P6" draw:layer="layout" svg:x1="3.601cm" svg:y1="5.201cm" svg:x2="3.601cm" svg:y2="5.401cm">
          <text:p/>
        </draw:line>
        <draw:line draw:style-name="gr8" draw:text-style-name="P6" draw:layer="layout" svg:x1="3.801cm" svg:y1="5.201cm" svg:x2="3.801cm" svg:y2="5.401cm">
          <text:p/>
        </draw:line>
        <draw:line draw:style-name="gr8" draw:text-style-name="P6" draw:layer="layout" svg:x1="4.001cm" svg:y1="5.201cm" svg:x2="4.001cm" svg:y2="5.401cm">
          <text:p/>
        </draw:line>
        <draw:line draw:style-name="gr8" draw:text-style-name="P6" draw:layer="layout" svg:x1="4.201cm" svg:y1="5.201cm" svg:x2="4.201cm" svg:y2="5.401cm">
          <text:p/>
        </draw:line>
        <draw:line draw:style-name="gr8" draw:text-style-name="P6" draw:layer="layout" svg:x1="4.401cm" svg:y1="5.201cm" svg:x2="4.401cm" svg:y2="5.401cm">
          <text:p/>
        </draw:line>
        <draw:line draw:style-name="gr8" draw:text-style-name="P6" draw:layer="layout" svg:x1="4.601cm" svg:y1="5.201cm" svg:x2="4.601cm" svg:y2="5.401cm">
          <text:p/>
        </draw:line>
        <draw:frame draw:style-name="gr9" draw:text-style-name="P4" draw:layer="layout" svg:width="0.586cm" svg:height="0.395cm" svg:x="1.402cm" svg:y="5.103cm">
          <draw:text-box>
            <text:p><text:span text:style-name="T2">RW</text:span></text:p>
          </draw:text-box>
        </draw:frame>
        <draw:g draw:style-name="gr12">
          <svg:title>TexMaths</svg:title>
          <svg:desc>10§display§\bm{y}\!=§svg§600§TRUE§</svg:desc>
          <draw:g>
            <draw:path draw:style-name="gr13" draw:text-style-name="P7" draw:layer="layout" svg:width="0.192cm" svg:height="0.228cm" svg:x="2.0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3" draw:text-style-name="P7" draw:layer="layout" svg:width="0.232cm" svg:height="0.081cm" svg:x="2.3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15" draw:text-style-name="P6" draw:layer="layout" svg:x1="2.2cm" svg:y1="4.5cm" svg:x2="2.2cm" svg:y2="5.1cm">
          <text:p/>
        </draw:line>
        <draw:frame draw:style-name="gr28" draw:text-style-name="P3" draw:layer="layout" svg:width="0.499cm" svg:height="0.319cm" svg:x="2.301cm" svg:y="4.603cm">
          <draw:text-box>
            <text:p><text:span text:style-name="T1">IDS</text:span></text:p>
          </draw:text-box>
        </draw:frame>
        <draw:line draw:style-name="gr8" draw:text-style-name="P6" draw:layer="layout" svg:x1="2.801cm" svg:y1="5.201cm" svg:x2="2.801cm" svg:y2="5.401cm">
          <text:p/>
        </draw:line>
        <draw:line draw:style-name="gr8" draw:text-style-name="P6" draw:layer="layout" svg:x1="3.001cm" svg:y1="5.201cm" svg:x2="3.001cm" svg:y2="5.401cm">
          <text:p/>
        </draw:line>
        <draw:line draw:style-name="gr8" draw:text-style-name="P6" draw:layer="layout" svg:x1="3.201cm" svg:y1="5.201cm" svg:x2="3.201cm" svg:y2="5.401cm">
          <text:p/>
        </draw:line>
        <draw:line draw:style-name="gr8" draw:text-style-name="P6" draw:layer="layout" svg:x1="4.801cm" svg:y1="5.201cm" svg:x2="4.801cm" svg:y2="5.401cm">
          <text:p/>
        </draw:line>
        <draw:line draw:style-name="gr8" draw:text-style-name="P6" draw:layer="layout" svg:x1="5.001cm" svg:y1="5.201cm" svg:x2="5.001cm" svg:y2="5.401cm">
          <text:p/>
        </draw:line>
        <draw:line draw:style-name="gr8" draw:text-style-name="P6" draw:layer="layout" svg:x1="5.201cm" svg:y1="5.201cm" svg:x2="5.201cm" svg:y2="5.401cm">
          <text:p/>
        </draw:line>
        <draw:custom-shape draw:style-name="gr29" draw:text-style-name="P1" draw:layer="layout" svg:width="0.799cm" svg:height="0.2cm" svg:x="3.401cm" svg:y="6.2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.601cm" svg:y1="6.201cm" svg:x2="5.401cm" svg:y2="6.201cm">
          <text:p/>
        </draw:line>
        <draw:line draw:style-name="gr8" draw:text-style-name="P6" draw:layer="layout" svg:x1="2.601cm" svg:y1="6.401cm" svg:x2="5.401cm" svg:y2="6.401cm">
          <text:p/>
        </draw:line>
        <draw:line draw:style-name="gr8" draw:text-style-name="P6" draw:layer="layout" svg:x1="3.401cm" svg:y1="6.201cm" svg:x2="3.401cm" svg:y2="6.401cm">
          <text:p/>
        </draw:line>
        <draw:line draw:style-name="gr8" draw:text-style-name="P6" draw:layer="layout" svg:x1="4.201cm" svg:y1="6.201cm" svg:x2="4.201cm" svg:y2="6.401cm">
          <text:p/>
        </draw:line>
        <draw:frame draw:style-name="gr9" draw:text-style-name="P4" draw:layer="layout" svg:width="0.586cm" svg:height="0.395cm" svg:x="1.402cm" svg:y="6.103cm">
          <draw:text-box>
            <text:p><text:span text:style-name="T2">Prb</text:span></text:p>
          </draw:text-box>
        </draw:frame>
        <draw:g draw:style-name="gr12">
          <svg:title>TexMaths</svg:title>
          <svg:desc>10§display§\bm{r}\!=§svg§600§TRUE§</svg:desc>
          <draw:g>
            <draw:path draw:style-name="gr13" draw:text-style-name="P7" draw:layer="layout" svg:width="0.165cm" svg:height="0.159cm" svg:x="2.0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3" draw:text-style-name="P7" draw:layer="layout" svg:width="0.232cm" svg:height="0.08cm" svg:x="2.3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 draw:style-name="gr12">
          <svg:title>TexMaths</svg:title>
          <svg:desc>10§display§\bm{r}_i§svg§600§TRUE§</svg:desc>
          <draw:g>
            <draw:path draw:style-name="gr13" draw:text-style-name="P7" draw:layer="layout" svg:width="0.164cm" svg:height="0.159cm" svg:x="3.7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3" draw:text-style-name="P7" draw:layer="layout" svg:width="0.073cm" svg:height="0.163cm" svg:x="3.8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15" draw:text-style-name="P6" draw:layer="layout" svg:x1="2.2cm" svg:y1="5.5cm" svg:x2="2.2cm" svg:y2="6.1cm">
          <text:p/>
        </draw:line>
        <draw:line draw:style-name="gr11" draw:text-style-name="P6" draw:layer="layout" svg:x1="3.4cm" svg:y1="4.4cm" svg:x2="3.4cm" svg:y2="5.2cm">
          <text:p/>
        </draw:line>
        <draw:line draw:style-name="gr11" draw:text-style-name="P6" draw:layer="layout" svg:x1="4.6cm" svg:y1="4.4cm" svg:x2="4.6cm" svg:y2="5.2cm">
          <text:p/>
        </draw:line>
        <draw:line draw:style-name="gr11" draw:text-style-name="P6" draw:layer="layout" svg:x1="3.4cm" svg:y1="5.4cm" svg:x2="3.4cm" svg:y2="6.2cm">
          <text:p/>
        </draw:line>
        <draw:line draw:style-name="gr11" draw:text-style-name="P6" draw:layer="layout" svg:x1="4.6cm" svg:y1="5.4cm" svg:x2="4.2cm" svg:y2="6.2cm">
          <text:p/>
        </draw:line>
        <draw:g draw:style-name="gr12">
          <svg:title>TexMaths</svg:title>
          <svg:desc>10§display§D \!\to\! X \!\to\! R§svg§600§TRUE§</svg:desc>
          <draw:g>
            <draw:path draw:style-name="gr13" draw:text-style-name="P7" draw:layer="layout" svg:width="0.267cm" svg:height="0.237cm" svg:x="17.736cm" svg:y="7.504cm" svg:viewBox="0 0 268 238" svg:d="M42 211c-4 14-4 16-32 16-6 0-10 0-10 7 0 4 3 4 10 4 39 0 77 0 116 0 73 0 142-74 142-149 0-50-29-89-82-89-39 0-79 0-118 0-7 0-11 0-11 7 0 4 3 4 10 4 5 0 11 0 16 1 5 0 7 1 7 5 0 2 0 3-1 7-16 62-31 125-47 187zM118 24c3-12 4-13 19-13 12 0 25 0 37 0 35 0 64 18 64 65 0 17-7 73-37 112-10 13-38 39-81 39-13 0-27 0-40 0-5 0-6 0-8 0-3 0-4-1-4-3 0-1 0-2 2-8 16-64 32-128 48-192z">
              <text:p/>
            </draw:path>
            <draw:path draw:style-name="gr13" draw:text-style-name="P7" draw:layer="layout" svg:width="0.311cm" svg:height="0.181cm" svg:x="18.081cm" svg:y="7.564cm" svg:viewBox="0 0 312 182" svg:d="M274 99c-20 14-29 28-32 32-16 25-13 32-19 47 0 4 5 4 7 4 6 0 7-1 8-7 8-34 29-63 69-79 4-1 5-2 5-4 0-3-2-4-3-4-15-6-58-24-71-82-1-5-2-6-8-6-2 0-7 0-7 4 0 1 3 23 18 47 7 10 17 22 33 34-87 0-174 0-261 0-7 0-13 0-13 7s6 7 13 7c87 0 174 0 261 0z">
              <text:p/>
            </draw:path>
            <draw:path draw:style-name="gr13" draw:text-style-name="P7" draw:layer="layout" svg:width="0.289cm" svg:height="0.237cm" svg:x="18.461cm" svg:y="7.504cm" svg:viewBox="0 0 290 238" svg:d="M161 95c-10-23-19-46-29-69-1-3-1-3-2-5 0-2 6-9 21-10 3 0 7-1 7-7 0-4-4-4-6-4-14 0-29 1-44 1-9 0-30-1-39-1-2 0-6 0-6 7 0 4 3 4 8 4 21 0 23 3 26 11 14 32 27 65 41 98-25 26-49 52-74 78-1 2-3 3-4 4-17 19-34 24-52 25-4 1-8 1-8 7 0 1 0 4 5 4 10 0 22-1 33-1 13 0 27 1 39 1 2 0 7 0 7-7 0-3-4-4-5-4-3 0-14-1-14-10 0-6 6-12 10-16 12-12 24-25 36-38 10-11 21-22 31-34 12 28 24 56 36 83 1 4 1 3 2 5 0 3-7 9-21 10-4 1-7 1-7 7 0 4 4 4 5 4 10 0 35-1 45-1 8 0 30 1 39 1 2 0 6 0 6-6 0-5-3-5-6-5-24 0-24-1-30-15-14-33-37-87-46-107 24-25 61-66 72-76 11-9 24-17 45-18 5 0 8 0 8-7-2-1 0-4-5-4-10 0-22 1-33 1-13 0-26-1-39-1-2 0-6 0-6 7 0 2 1 4 4 4s14 1 14 11c0 5-4 9-7 12-19 20-38 40-57 61z">
              <text:p/>
            </draw:path>
            <draw:path draw:style-name="gr13" draw:text-style-name="P7" draw:layer="layout" svg:width="0.311cm" svg:height="0.181cm" svg:x="18.828cm" svg:y="7.564cm" svg:viewBox="0 0 312 182" svg:d="M273 99c-19 14-28 28-31 32-16 25-13 32-19 47 0 4 4 4 7 4 6 0 7-1 8-7 8-34 29-63 68-79 5-1 6-2 6-4 0-3-2-4-3-4-16-6-58-24-71-82-1-5-2-6-8-6-3 0-7 0-7 4 0 1 3 23 18 47 7 10 17 22 32 34-87 0-174 0-261 0-6 0-12 0-12 7s6 7 12 7c87 0 174 0 261 0z">
              <text:p/>
            </draw:path>
            <draw:path draw:style-name="gr13" draw:text-style-name="P7" draw:layer="layout" svg:width="0.25cm" svg:height="0.245cm" svg:x="19.213cm" svg:y="7.504cm" svg:viewBox="0 0 251 246" svg:d="M118 24c2-8 3-12 9-13 4 0 15 0 22 0 25 0 64 0 64 35 0 11-6 35-20 49-9 8-27 21-59 21-13 0-26 0-39 0 8-31 15-62 23-92zM168 120c36-8 77-32 77-67 0-31-31-53-77-53-33 0-67 0-100 0-7 0-11 0-11 7 0 4 4 4 10 4 1 0 8 0 14 1 6 0 9 1 9 5 0 2 0 3-1 7-16 62-31 125-47 187-4 14-5 16-32 16-7 0-10 0-10 7 0 4 4 4 5 4 10 0 34-1 44-1 9 0 35 1 45 1 3 0 7 0 7-7 0-4-3-4-10-4-13 0-23 0-23-6 0-2 1-4 1-6 8-31 16-62 24-92 14 0 27 0 41 0 32 0 39 19 39 31 0 5-3 16-5 24-3 10-6 23-6 30 0 38 42 38 47 38 30 0 42-35 42-40 0-4-3-2-4-4-3 0-4 2-5 4-9 26-24 32-32 32-11 0-14-7-14-21 0-11 2-29 4-40 0-5 1-12 1-16 0-27-23-37-33-41z">
              <text:p/>
            </draw:path>
          </draw:g>
        </draw:g>
        <draw:g draw:style-name="gr12">
          <svg:title>TexMaths</svg:title>
          <svg:desc>10§display§w_{\rm R}§svg§600§TRUE§</svg:desc>
          <draw:g>
            <draw:path draw:style-name="gr13" draw:text-style-name="P7" draw:layer="layout" svg:width="0.23cm" svg:height="0.156cm" svg:x="5.615cm" svg:y="8.747cm" svg:viewBox="0 0 231 157" svg:d="M152 36c1-8 5-21 5-23 0-6-5-9-10-9-4 0-11 3-13 10-1 2-18 69-20 78-3 11-3 16-3 22 0 4 0 5 0 6-8 19-19 30-32 30-28 0-28-26-28-32 0-11 2-24 18-67 4-10 6-15 6-22 0-16-12-29-29-29-33 0-46 51-46 54s3 2 4 3c4 0 4 0 6-6 9-32 23-43 35-43 3 0 9 0 9 11 0 9-4 19-6 25-16 41-20 57-20 69 0 32 23 44 50 44 6 0 22 0 36-24 9 22 33 24 44 24 26 0 42-22 51-43 11-26 22-73 22-90 0-19-10-24-14-24-9 0-18 9-18 17 0 4 2 6 5 9 4 4 13 13 13 30 0 12-10 46-19 63-10 19-22 31-39 31-16 0-26-11-26-31 0-9 3-19 4-24 5-20 10-40 15-59z">
              <text:p/>
            </draw:path>
            <draw:path draw:style-name="gr13" draw:text-style-name="P7" draw:layer="layout" svg:width="0.185cm" svg:height="0.17cm" svg:x="5.869cm" svg:y="8.787cm" svg:viewBox="0 0 186 171" svg:d="M109 84c22-6 44-20 44-40 0-24-32-44-70-44-28 0-55 0-83 0 0 3 0 6 0 9 2 0 4 0 6 0 19 0 19 2 19 11 0 42 0 84 0 126 0 9 0 11-19 11-2 0-4 0-6 0 0 3 0 6 0 9 12 0 26-1 36-1s24 1 37 1c0-3 0-6 0-9-2 0-4 0-6 0-19 0-20-2-20-11 0-20 0-40 0-59 11 0 22 0 33 0 4 0 17 0 28 10 9 7 9 13 9 29s0 26 11 35c10 9 25 10 32 10 21 0 26-20 26-27 0-2 0-5-4-5s-4 2-4 5c-2 14-10 20-17 20-14 0-16-14-19-37-3-19-4-22-11-30-2-3-9-9-22-13zM79 80c-11 0-21 0-32 0 0-21 0-42 0-62 0-7 1-8 7-9 2 0 10 0 16 0 23 0 57 0 57 35 0 28-22 36-48 36z">
              <text:p/>
            </draw:path>
          </draw:g>
        </draw:g>
        <draw:g draw:style-name="gr12">
          <svg:title>TexMaths</svg:title>
          <svg:desc>10§display§w_{\rm L}§svg§600§TRUE§</svg:desc>
          <draw:g>
            <draw:path draw:style-name="gr13" draw:text-style-name="P7" draw:layer="layout" svg:width="0.23cm" svg:height="0.156cm" svg:x="7.465cm" svg:y="8.749cm" svg:viewBox="0 0 231 157" svg:d="M152 36c2-8 5-21 5-23 0-6-5-9-10-9-4 0-10 3-13 10-1 2-17 69-20 78-2 10-3 16-3 22 0 4 0 5 0 6-8 19-18 30-32 30-28 0-28-26-28-32 0-11 2-24 18-67 4-10 6-15 6-22 0-16-11-29-29-29-33 0-46 51-46 54s3 2 4 3c4 0 4 0 6-6 9-32 23-43 35-43 3 0 9 0 9 11 0 9-4 19-6 25-16 41-20 57-20 69 0 32 24 44 50 44 6 0 22 0 36-24 10 22 34 24 44 24 27 0 42-22 50-43 12-26 23-73 23-90 0-19-9-24-15-24-9 0-17 9-17 17 0 4 1 6 5 9 3 4 12 13 12 30 0 12-10 46-18 63-9 18-21 31-39 31-16 0-26-11-26-31 0-10 3-19 4-24 5-20 10-40 15-59z">
              <text:p/>
            </draw:path>
            <draw:path draw:style-name="gr13" draw:text-style-name="P7" draw:layer="layout" svg:width="0.145cm" svg:height="0.165cm" svg:x="7.719cm" svg:y="8.789cm" svg:viewBox="0 0 146 166" svg:d="M146 103c-3 0-6 0-8 0-3 23-7 54-53 54-9 0-17 0-25 0-11 0-12-2-12-9 0-43 0-85 0-128 0-8 0-11 24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85" draw:text-style-name="P6" draw:layer="layout" svg:x1="15.8cm" svg:y1="8.2cm" svg:x2="17cm" svg:y2="8.2cm">
          <text:p/>
        </draw:line>
        <draw:frame draw:style-name="gr5" draw:text-style-name="P3" draw:layer="layout" svg:width="0.159cm" svg:height="0.319cm" svg:x="15.207cm" svg:y="8.007cm">
          <draw:text-box>
            <text:p><text:span text:style-name="T1">0</text:span></text:p>
          </draw:text-box>
        </draw:frame>
        <draw:frame draw:style-name="gr25" draw:text-style-name="P8" draw:layer="layout" svg:width="0.764cm" svg:height="0.395cm" svg:x="14.804cm" svg:y="4.004cm">
          <draw:text-box>
            <text:p><text:span text:style-name="T4">Rate</text:span></text:p>
          </draw:text-box>
        </draw:frame>
        <draw:custom-shape draw:style-name="gr94" draw:text-style-name="P17" draw:layer="layout" svg:width="0.2cm" svg:height="0.7cm" svg:x="15.9cm" svg:y="7.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7" draw:layer="layout" svg:width="0.2cm" svg:height="0.9cm" svg:x="16.3cm" svg:y="7.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7" draw:layer="layout" svg:width="0.2cm" svg:height="1.1cm" svg:x="16.7cm" svg:y="7.1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586cm" svg:height="0.395cm" svg:x="17.003cm" svg:y="7.405cm">
          <draw:text-box>
            <text:p><text:span text:style-name="T2">AIR</text:span></text:p>
          </draw:text-box>
        </draw:frame>
        <draw:g draw:style-name="gr12">
          <svg:title>TexMaths</svg:title>
          <svg:desc>10§display§l_0 = 
\textstyle
\left\lceil
\frac{\ell-1}{\nu}
\right\rceil§svg§600§TRUE§</svg:desc>
          <draw:g>
            <draw:path draw:style-name="gr13" draw:text-style-name="P7" draw:layer="layout" svg:width="0.074cm" svg:height="0.245cm" svg:x="6.08cm" svg:y="3.912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3" draw:text-style-name="P7" draw:layer="layout" svg:width="0.113cm" svg:height="0.167cm" svg:x="6.182cm" svg:y="4.045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3" draw:text-style-name="P7" draw:layer="layout" svg:width="0.233cm" svg:height="0.081cm" svg:x="6.444cm" svg:y="4.0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086cm" svg:height="0.419cm" svg:x="6.865cm" svg:y="3.857cm" svg:viewBox="0 0 87 420" svg:d="M0 420c5 0 9 0 14 0 0-135 0-271 0-406 24 0 49 0 73 0 0-5 0-9 0-14-29 0-58 0-87 0 0 140 0 280 0 420z">
              <text:p/>
            </draw:path>
            <draw:path draw:style-name="gr13" draw:text-style-name="P7" draw:layer="layout" svg:width="0.101cm" svg:height="0.175cm" svg:x="7.008cm" svg:y="3.844cm" svg:viewBox="0 0 102 176" svg:d="M23 139c3 16 11 37 32 37 8 0 17-3 25-9 5-2 17-11 17-14 0-2-1-5-3-5s-2 0-6 4c-10 9-22 17-33 17-17 0-17-29-17-33 0-3 0-4 1-9 0-2 0-2 3-5 14-13 60-58 60-100 0-4 0-22-16-22-21 0-37 32-41 39-11 21-16 41-19 54-4 16-4 25-4 37-1 1-15 14-18 16-4 3-4 4-4 5 0 2 2 4 4 4s8-6 10-7c3-3 6-6 9-9zM41 111c5-25 24-104 45-104 5 0 8 4 8 13 0 3 0 25-21 55-12 18-26 31-32 36z">
              <text:p/>
            </draw:path>
            <draw:path draw:style-name="gr13" draw:text-style-name="P7" draw:layer="layout" svg:width="0.165cm" svg:height="0.011cm" svg:x="7.146cm" svg:y="3.95cm" svg:viewBox="0 0 166 12" svg:d="M157 12c4 0 9 0 9-6s-5-6-9-6c-49 0-98 0-147 0-4 0-10 0-10 5 0 7 6 7 10 7 49 0 98 0 147 0z">
              <text:p/>
            </draw:path>
            <draw:path draw:style-name="gr13" draw:text-style-name="P7" draw:layer="layout" svg:width="0.088cm" svg:height="0.162cm" svg:x="7.366cm" svg:y="3.854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3" draw:text-style-name="P7" draw:layer="layout" svg:width="0.476cm" svg:height="0.013cm" svg:x="7.002cm" svg:y="4.061cm" svg:viewBox="0 0 477 14" svg:d="M239 14c-80 0-159 0-239 0 0-5 0-9 0-14 159 0 318 0 477 0 0 5 0 9 0 14-80 0-159 0-238 0z">
              <text:p/>
            </draw:path>
            <draw:path draw:style-name="gr13" draw:text-style-name="P7" draw:layer="layout" svg:width="0.125cm" svg:height="0.107cm" svg:x="7.18cm" svg:y="4.167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3" draw:text-style-name="P7" draw:layer="layout" svg:width="0.086cm" svg:height="0.419cm" svg:x="7.529cm" svg:y="3.857cm" svg:viewBox="0 0 87 420" svg:d="M73 420c5 0 9 0 14 0 0-140 0-280 0-420-29 0-58 0-87 0 0 5 0 9 0 14 24 0 49 0 73 0 0 135 0 271 0 406z">
              <text:p/>
            </draw:path>
          </draw:g>
        </draw:g>
        <draw:g draw:style-name="gr12">
          <svg:title>TexMaths</svg:title>
          <svg:desc>10§display§i§svg§600§TRUE§</svg:desc>
          <draw:g>
            <draw:path draw:style-name="gr13" draw:text-style-name="P7" draw:layer="layout" svg:width="0.09cm" svg:height="0.233cm" svg:x="8.004cm" svg:y="9.344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12">
          <svg:title>TexMaths</svg:title>
          <svg:desc>10§display§i§svg§600§TRUE§</svg:desc>
          <draw:g>
            <draw:path draw:style-name="gr13" draw:text-style-name="P7" draw:layer="layout" svg:width="0.09cm" svg:height="0.233cm" svg:x="3.405cm" svg:y="9.34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 draw:style-name="gr12">
          <svg:title>TexMaths</svg:title>
          <svg:desc>10§display§i\!-\!1§svg§600§TRUE§</svg:desc>
          <draw:g>
            <draw:path draw:style-name="gr13" draw:text-style-name="P7" draw:layer="layout" svg:width="0.092cm" svg:height="0.233cm" svg:x="1.707cm" svg:y="9.349cm" svg:viewBox="0 0 93 234" svg:d="M90 12c0-7-5-12-13-12-10 0-19 9-19 18 0 7 4 13 13 13 8 0 19-8 19-19zM63 143c4-10 4-11 8-20 2-6 4-11 4-18 0-16-11-29-29-29-33 0-46 50-46 53 0 4 3 3 4 4 4 0 4-1 6-6 9-32 23-43 35-43 3 0 9 0 9 11 0 8-2 15-4 19-3 8-18 48-24 63-4 9-8 21-8 28 0 17 12 29 29 29 33 0 46-51 46-54s-3-3-5-3c-3 0-3 1-5 6-6 22-18 43-36 43-6 0-8-3-8-11 0-9 2-14 10-35 5-12 9-24 14-37z">
              <text:p/>
            </draw:path>
            <draw:path draw:style-name="gr13" draw:text-style-name="P7" draw:layer="layout" svg:width="0.214cm" svg:height="0.013cm" svg:x="1.866cm" svg:y="9.485cm" svg:viewBox="0 0 215 14" svg:d="M203 14c6 0 12 0 12-7s-6-7-12-7c-64 0-127 0-190 0-6 0-13 0-13 7s7 7 13 7c63 0 126 0 190 0z">
              <text:p/>
            </draw:path>
            <draw:path draw:style-name="gr13" draw:text-style-name="P7" draw:layer="layout" svg:width="0.115cm" svg:height="0.231cm" svg:x="2.16cm" svg:y="9.347cm" svg:viewBox="0 0 116 232" svg:d="M72 9c0-8 0-9-8-9-22 22-53 22-64 22 0 4 0 7 0 11 7 0 28 0 46-9 0 60 0 120 0 180 0 13-1 17-33 17-4 0-7 0-11 0 0 4 0 7 0 11 13-1 43-1 57-1s45 0 57 1c0-4 0-7 0-11-4 0-8 0-11 0-32 0-33-4-33-17 0-65 0-130 0-195z">
              <text:p/>
            </draw:path>
          </draw:g>
        </draw:g>
        <draw:g draw:style-name="gr12">
          <svg:title>TexMaths</svg:title>
          <svg:desc>10§display§i \!-\! l_0§svg§600§TRUE§</svg:desc>
          <draw:g>
            <draw:path draw:style-name="gr13" draw:text-style-name="P7" draw:layer="layout" svg:width="0.092cm" svg:height="0.233cm" svg:x="4.706cm" svg:y="9.358cm" svg:viewBox="0 0 93 234" svg:d="M90 12c0-7-5-12-13-12-10 0-19 9-19 18 0 7 5 13 13 13s19-8 19-19zM63 144c4-10 4-11 8-20 3-7 4-12 4-19 0-16-11-29-28-29-33 0-47 51-47 54 0 4 3 2 4 4 4 0 4-1 6-6 10-33 24-44 36-44 2 0 8 0 8 11 0 8-2 15-4 19-2 9-18 49-24 63-3 10-8 21-8 28 0 17 12 29 29 29 33 0 46-51 46-54s-3-3-4-3c-4 0-4 1-6 6-6 22-17 43-35 43-6 0-9-3-9-11 0-9 2-14 10-35 5-12 9-24 14-36z">
              <text:p/>
            </draw:path>
            <draw:path draw:style-name="gr13" draw:text-style-name="P7" draw:layer="layout" svg:width="0.213cm" svg:height="0.013cm" svg:x="4.866cm" svg:y="9.495cm" svg:viewBox="0 0 214 14" svg:d="M202 14c6 0 12 0 12-7s-6-7-12-7c-64 0-127 0-190 0-6 0-12 0-12 7s6 7 12 7c63 0 126 0 190 0z">
              <text:p/>
            </draw:path>
            <draw:path draw:style-name="gr13" draw:text-style-name="P7" draw:layer="layout" svg:width="0.074cm" svg:height="0.245cm" svg:x="5.144cm" svg:y="9.346cm" svg:viewBox="0 0 75 246" svg:d="M75 4c-2-1 0-4-5-4-8 0-34 3-43 4-2 0-6 0-6 7 0 4 3 4 8 4 17 0 18 3 18 6 0 2-1 5-1 7-15 58-30 116-45 174-1 4-1 6-1 12 0 20 15 32 32 32 11 0 20-7 26-19 6-14 10-34 10-35 0-3-3-3-4-3-3 0-4 1-5 6-6 23-12 43-26 43-11 0-11-11-11-16 0-8 0-10 2-16 17-67 34-135 51-202z">
              <text:p/>
            </draw:path>
            <draw:path draw:style-name="gr13" draw:text-style-name="P7" draw:layer="layout" svg:width="0.113cm" svg:height="0.166cm" svg:x="5.246cm" svg:y="9.479cm" svg:viewBox="0 0 114 167" svg:d="M114 85c0-27-3-47-15-64-7-11-23-21-42-21-57 0-57 67-57 85 0 17 0 82 57 82s57-65 57-82zM57 161c-12 0-27-7-31-27-4-14-4-34-4-53 0-17 0-36 4-50 5-19 21-24 31-24 13 0 26 8 30 22 4 13 4 31 4 52 0 19 0 37-3 52-5 23-21 28-31 28z">
              <text:p/>
            </draw:path>
          </draw:g>
        </draw:g>
        <draw:g draw:style-name="gr12">
          <svg:title>TexMaths</svg:title>
          <svg:desc>10§display§\rho_{\rm R}§svg§600§TRUE§</svg:desc>
          <draw:g>
            <draw:path draw:style-name="gr13" draw:text-style-name="P7" draw:layer="layout" svg:width="0.164cm" svg:height="0.228cm" svg:x="2.364cm" svg:y="8.746cm" svg:viewBox="0 0 165 229" svg:d="M1 214c-1 4-1 5-1 6 0 5 4 9 10 9 7 0 11-6 12-7 2-3 13-50 22-88 8 14 19 23 35 23 41 0 86-48 86-100 0-37-23-57-48-57-34 0-71 35-82 78-11 45-23 91-34 136zM79 150c-25 0-30-28-30-31 0-2 1-8 3-12 9-40 13-52 21-66 15-26 32-33 43-33 13 0 24 10 24 34 0 19-10 58-19 74-12 22-29 34-42 34z">
              <text:p/>
            </draw:path>
            <draw:path draw:style-name="gr13" draw:text-style-name="P7" draw:layer="layout" svg:width="0.185cm" svg:height="0.17cm" svg:x="2.549cm" svg:y="8.786cm" svg:viewBox="0 0 186 171" svg:d="M109 83c22-5 44-19 44-39 0-24-32-44-70-44-28 0-55 0-83 0 0 3 0 6 0 9 2 0 4 0 6 0 19 0 19 2 19 11 0 42 0 84 0 126 0 8 0 11-19 11-2 0-4 0-6 0 0 3 0 6 0 9 12 0 26-1 36-1s24 0 37 1c0-3 0-6 0-9-2 0-4 0-6 0-19 0-20-2-20-11 0-20 0-39 0-59 11 0 22 0 33 0 4 0 17 0 28 10 9 7 9 13 9 29s0 26 11 35c10 9 25 10 32 10 21 0 26-20 26-27 0-2 0-5-4-5s-4 2-4 5c-2 14-10 20-17 20-14 0-16-14-19-37-3-18-4-22-11-30-2-3-9-9-22-14zM79 80c-11 0-21 0-32 0 0-21 0-42 0-62 0-7 1-8 7-9 2 0 10 0 16 0 23 0 57 0 57 35 0 28-22 36-48 36z">
              <text:p/>
            </draw:path>
          </draw:g>
        </draw:g>
        <draw:g draw:style-name="gr12">
          <svg:title>TexMaths</svg:title>
          <svg:desc>10§display§\rho_{\rm L}§svg§600§TRUE§</svg:desc>
          <draw:g>
            <draw:path draw:style-name="gr13" draw:text-style-name="P7" draw:layer="layout" svg:width="0.165cm" svg:height="0.229cm" svg:x="2.865cm" svg:y="8.747cm" svg:viewBox="0 0 166 230" svg:d="M1 215c-1 4-1 3-1 5 0 6 4 10 10 10 7 0 12-7 12-8 2-3 13-50 23-88 7 14 18 24 34 24 41 0 87-48 87-101 0-37-23-57-49-57-34 0-71 35-81 78-12 46-23 91-35 137zM79 150c-24 0-30-27-30-30 0-1 2-8 3-13 10-39 13-52 21-66 15-25 32-33 43-33 13 0 24 10 24 34 0 20-10 59-19 76-12 21-29 32-42 32z">
              <text:p/>
            </draw:path>
            <draw:path draw:style-name="gr13" draw:text-style-name="P7" draw:layer="layout" svg:width="0.145cm" svg:height="0.166cm" svg:x="3.049cm" svg:y="8.787cm" svg:viewBox="0 0 146 167" svg:d="M146 103c-3 0-6 0-9 0-2 24-6 55-52 55-9 0-17 0-25 0-11 0-12-2-12-10 0-42 0-85 0-128 0-8 0-11 23-11 3 0 6 0 9 0 0-3 0-6 0-9-5 0-37 1-43 1-9 0-25-1-37-1 0 3 0 6 0 9 2 0 4 0 6 0 19 0 19 2 19 11 0 42 0 85 0 127 0 8 0 11-19 11-2 0-4 0-6 0 0 3 0 6 0 9 46 0 92 0 138 0 2-21 5-43 8-64z">
              <text:p/>
            </draw:path>
          </draw:g>
        </draw:g>
        <draw:frame draw:style-name="gr126" draw:text-style-name="P3" draw:layer="layout" svg:width="0.557cm" svg:height="0.319cm" svg:x="2.302cm" svg:y="5.604cm">
          <draw:text-box>
            <text:p><text:span text:style-name="T1">FBA</text:span></text:p>
          </draw:text-box>
        </draw:frame>
        <draw:g draw:style-name="gr12">
          <svg:title>TexMaths</svg:title>
          <svg:desc>8§display§\Pr(\bm{d}_i)§svg§600§TRUE§</svg:desc>
          <draw:g>
            <draw:path draw:style-name="gr13" draw:text-style-name="P7" draw:layer="layout" svg:width="0.164cm" svg:height="0.19cm" svg:x="3.278cm" svg:y="6.491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3" draw:text-style-name="P7" draw:layer="layout" svg:width="0.093cm" svg:height="0.123cm" svg:x="3.467cm" svg:y="6.558cm" svg:viewBox="0 0 94 124" svg:d="M39 31c0-10 0-21 0-31-13 1-26 2-39 3 0 3 0 6 0 9 19 0 22 2 22 16 0 25 0 50 0 75 0 12-4 12-22 12 0 3 0 6 0 9 11 0 24-1 32-1 11 0 24 0 35 1 0-3 0-6 0-9-2 0-4 0-5 0-21 0-22-3-22-13 0-14 0-29 0-43 0-28 12-53 33-53 2 0 3 0 4 0-1 1-7 4-7 12s6 12 12 12c5 0 12-3 12-12 0-10-9-18-21-18-20 0-30 19-34 31z">
              <text:p/>
            </draw:path>
            <draw:path draw:style-name="gr13" draw:text-style-name="P7" draw:layer="layout" svg:width="0.064cm" svg:height="0.279cm" svg:x="3.597cm" svg:y="6.472cm" svg:viewBox="0 0 65 280" svg:d="M65 277c0-1 0-1-4-6-35-36-44-88-44-131 0-49 10-98 45-132 3-4 3-4 3-5 0-2-1-3-3-3s-28 19-44 55c-14 30-18 61-18 85 0 22 3 55 19 87 17 35 41 53 43 53s3-1 3-3z">
              <text:p/>
            </draw:path>
            <draw:path draw:style-name="gr13" draw:text-style-name="P7" draw:layer="layout" svg:width="0.156cm" svg:height="0.195cm" svg:x="3.691cm" svg:y="6.488cm" svg:viewBox="0 0 157 196" svg:d="M156 10c1-4 0-4 1-5 0-3-4-5-6-5s-2 0-2 0c-12 1-24 1-36 2-4 0-9 0-9 8 0 5 5 5 7 5 3 0 8 0 11 1-5 20-10 41-15 61-4-4-13-9-28-9-49 0-79 44-79 82 0 34 26 46 49 46 20 0 35-11 39-15 11 15 29 15 33 15 10 0 18-5 24-16 7-11 11-26 11-28 0-4-5-4-7-4-4 0-4 0-6 2-1 1-1 2-2 8-6 22-12 28-20 28-2 0-6-1-6-10 0-4 1-8 2-12 13-52 26-103 39-154zM85 168c-8 9-21 18-35 18-17 0-18-15-18-21 0-15 10-49 14-60 8-20 22-28 34-28 16 0 23 14 23 17 0 1 0 3-1 4-5 24-11 47-17 70z">
              <text:p/>
            </draw:path>
            <draw:path draw:style-name="gr13" draw:text-style-name="P7" draw:layer="layout" svg:width="0.058cm" svg:height="0.131cm" svg:x="3.859cm" svg:y="6.594cm" svg:viewBox="0 0 59 132" svg:d="M54 7c0-3-2-7-8-7-4 0-11 5-11 11 0 3 3 7 8 7 6 0 11-5 11-11zM14 107c0 2-1 5-1 8 0 9 7 17 18 17 20 0 28-27 28-30s-2-3-3-3c-2 0-2 2-3 4-5 15-14 23-21 23-4 0-5-2-5-6 0-5 1-9 3-13 2-6 4-10 6-16 2-4 9-22 10-25 0-1 1-4 1-6 0-9-8-16-18-16-20 0-29 26-29 29s2 3 3 3c3 0 3-1 3-3 6-17 15-24 22-24 3 0 5 1 5 7 0 5-2 7-7 20-4 10-8 21-12 31z">
              <text:p/>
            </draw:path>
            <draw:path draw:style-name="gr13" draw:text-style-name="P7" draw:layer="layout" svg:width="0.064cm" svg:height="0.279cm" svg:x="3.959cm" svg:y="6.47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frame draw:style-name="gr32" draw:text-style-name="P3" draw:layer="layout" svg:width="0.574cm" svg:height="0.319cm" svg:x="4.103cm" svg:y="6.405cm">
          <draw:text-box>
            <text:p><text:span text:style-name="T1">APP</text:span></text:p>
          </draw:text-box>
        </draw:frame>
        <draw:frame draw:style-name="gr127" draw:text-style-name="P3" draw:layer="layout" svg:width="1.691cm" svg:height="0.319cm" svg:x="11.101cm" svg:y="2.201cm">
          <draw:text-box>
            <text:p><text:span text:style-name="T1">(not bijective)</text:span></text:p>
          </draw:text-box>
        </draw:frame>
        <draw:g draw:style-name="gr12">
          <svg:title>TexMaths</svg:title>
          <svg:desc>10§display§f^1_i =
\begin{cases}
1 &amp; ( (\bm{x}_{i-l_0}^{i-1}, \overline{\bm{u}}_i) \mbox{\rm ~satisfy the constraints} ) \\[-0.5mm]
0 &amp; ( \mbox{\rm otherwise} ) 
\end{cases}§svg§600§TRUE§</svg:desc>
          <draw:g>
            <draw:path draw:style-name="gr13" draw:text-style-name="P7" draw:layer="layout" svg:width="0.174cm" svg:height="0.318cm" svg:x="6.031cm" svg:y="5.776cm" svg:viewBox="0 0 175 319" svg:d="M110 107c10 0 21 0 31 0 7 0 10 0 10-7 0-4-3-4-9-4-10 0-20 0-30 0 3-13 5-27 8-40 1-7 6-32 8-36 3-7 9-12 17-12 1 0 10 0 17 6-15 1-19 14-19 19 0 8 6 12 13 12 9 0 19-8 19-21 0-16-16-24-30-24-12 0-34 6-45 41-2 7-3 11-11 55-8 0-17 0-25 0-6 0-10 0-10 7 0 4 3 4 10 4 8 0 15 0 23 0-9 46-18 92-27 139-6 34-12 66-30 66-2 0-10 0-17-7 16-1 19-13 19-19 0-8-6-12-13-12-9 0-19 8-19 21 0 16 15 24 30 24 19 0 33-20 40-34 11-22 19-64 19-67 7-37 14-74 21-111z">
              <text:p/>
            </draw:path>
            <draw:path draw:style-name="gr13" draw:text-style-name="P7" draw:layer="layout" svg:width="0.089cm" svg:height="0.162cm" svg:x="6.249cm" svg:y="5.715cm" svg:viewBox="0 0 90 163" svg:d="M56 7c0-6-1-7-8-7-15 16-38 16-48 16 0 3 0 6 0 9 6 0 22 0 36-7 0 42 0 83 0 125 0 8 0 12-25 12-3 0-6 0-9 0 0 3 0 5 0 8 4 0 34 0 44 0 7 0 38 0 44 0 0-3 0-5 0-8-3 0-7 0-10 0-24 0-24-4-24-12 0-45 0-91 0-136z">
              <text:p/>
            </draw:path>
            <draw:path draw:style-name="gr13" draw:text-style-name="P7" draw:layer="layout" svg:width="0.073cm" svg:height="0.165cm" svg:x="6.196cm" svg:y="5.946cm" svg:viewBox="0 0 74 166" svg:d="M68 10c0-4-3-10-10-10-6 0-14 7-14 14 0 4 4 9 10 9 7 0 14-7 14-13zM18 135c-1 3-2 6-2 10 0 11 10 21 23 21 25 0 35-34 35-38 0-3-2-2-3-3-4 0-4 1-5 4-6 20-17 30-26 30-5 0-6-3-6-9 0-5 1-10 4-15 2-7 5-14 7-20 3-6 12-28 13-31 0-3 1-6 1-8 0-12-10-21-23-21-25 0-36 33-36 37s3 4 4 4c4 0 4-2 5-4 6-21 17-30 26-30 4 0 6 2 6 8s-1 10-8 25c-5 13-10 27-15 40z">
              <text:p/>
            </draw:path>
            <draw:path draw:style-name="gr13" draw:text-style-name="P7" draw:layer="layout" svg:width="0.233cm" svg:height="0.081cm" svg:x="6.497cm" svg:y="5.8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3" draw:text-style-name="P7" draw:layer="layout" svg:width="0.181cm" svg:height="1.051cm" svg:x="6.899cm" svg:y="5.409cm" svg:viewBox="0 0 182 1052" svg:d="M108 655c0-39-27-98-88-128 38-21 83-62 88-127 0-1 0-2 0-3 0-81 0-162 0-243 0-29 0-35 3-48 6-28 23-63 67-89 3-2 4-3 4-9 0-8-1-8-8-8s-7 0-17 6c-79 44-83 110-83 122 0 83 0 166 0 249 0 26 0 54-19 86-16 29-35 44-50 54-5 3-5 3-5 9s0 6 3 8c30 19 62 51 70 108 1 8 1 8 1 13 0 90 0 180 0 269 0 29 17 88 85 123 8 5 9 5 15 5 7 0 8 0 8-8 0-6-1-7-2-7-15-10-61-38-71-99-1-9-1-10-1-14 0-89 0-179 0-269z">
              <text:p/>
            </draw:path>
            <draw:path draw:style-name="gr13" draw:text-style-name="P7" draw:layer="layout" svg:width="0.115cm" svg:height="0.233cm" svg:x="7.163cm" svg:y="5.575cm" svg:viewBox="0 0 116 234" svg:d="M72 9c0-8 0-9-8-9-22 23-53 23-64 23 0 3 0 7 0 10 7 0 27 0 46-9 0 61 0 121 0 182 0 13-1 17-33 17-4 0-7 0-11 0 0 3 0 7 0 11 12-1 43-1 57-1s44 0 57 1c0-4 0-8 0-11-4 0-8 0-12 0-31 0-32-4-32-17 0-66 0-131 0-197z">
              <text:p/>
            </draw:path>
            <draw:path draw:style-name="gr13" draw:text-style-name="P7" draw:layer="layout" svg:width="0.081cm" svg:height="0.35cm" svg:x="7.693cm" svg:y="5.546cm" svg:viewBox="0 0 82 351" svg:d="M82 347c0-1 0-2-6-7-44-45-55-111-55-165 0-61 13-122 56-166 5-4 5-5 5-6 0-2-2-3-4-3-3 0-35 24-56 68-17 39-22 78-22 107 0 28 4 70 23 110 22 43 52 66 55 66 2 0 4-1 4-4z">
              <text:p/>
            </draw:path>
            <draw:path draw:style-name="gr13" draw:text-style-name="P7" draw:layer="layout" svg:width="0.08cm" svg:height="0.35cm" svg:x="7.83cm" svg:y="5.546cm" svg:viewBox="0 0 81 351" svg:d="M81 347c0-1 0-2-5-7-44-45-56-111-56-165 0-61 14-122 57-166 4-4 4-5 4-6 0-2-1-3-3-3-4 0-35 24-56 68-18 39-22 78-22 107 0 28 4 70 23 110 21 43 51 66 55 66 2 0 3-1 3-4z">
              <text:p/>
            </draw:path>
            <draw:path draw:style-name="gr13" draw:text-style-name="P7" draw:layer="layout" svg:width="0.198cm" svg:height="0.161cm" svg:x="7.945cm" svg:y="5.65cm" svg:viewBox="0 0 199 162" svg:d="M175 18c-12 4-19 16-19 24s6 17 18 17 25-11 25-28c0-18-19-31-40-31-20 0-33 15-38 22-8-15-28-22-48-22-44 0-68 43-68 55 0 5 5 5 8 5 4 0 7 0 8-5 10-32 36-42 50-42s20 6 20 17c0 7-5 26-8 39-4 16-8 32-12 48-5 22-18 32-30 32-2 0-10 0-17-5 13-4 19-16 19-24s-6-17-18-17-25 11-25 28c0 18 19 31 40 31 20 0 33-15 38-22 9 15 28 22 48 22 45 0 68-43 68-55 0-5-5-5-8-5-4 0-7 0-8 5-10 32-36 42-50 42-13 0-20-6-20-17 0-8 5-26 8-39 3-10 11-43 12-48 6-21 18-32 30-32 2 0 10 0 17 5z">
              <text:p/>
            </draw:path>
            <draw:path draw:style-name="gr13" draw:text-style-name="P7" draw:layer="layout" svg:width="0.073cm" svg:height="0.164cm" svg:x="8.175cm" svg:y="5.496cm" svg:viewBox="0 0 74 165" svg:d="M68 9c0-4-3-9-10-9-6 0-14 6-14 13 0 5 4 10 10 10 7 0 14-7 14-14zM18 134c-1 3-2 6-2 10 0 12 10 21 23 21 25 0 35-34 35-37 0-4-2-3-3-4-4 0-4 2-5 5-6 19-17 29-26 29-5 0-6-3-6-8 0-6 1-11 4-16 2-7 5-13 7-20 3-6 12-28 13-31 0-2 1-5 1-8 0-11-10-21-23-21-25 0-36 34-36 38 0 3 3 3 4 3 4 0 4-1 5-4 6-21 17-30 26-30 4 0 6 2 6 9 0 6-1 9-8 24-5 13-10 27-15 40z">
              <text:p/>
            </draw:path>
            <draw:path draw:style-name="gr13" draw:text-style-name="P7" draw:layer="layout" svg:width="0.166cm" svg:height="0.011cm" svg:x="8.289cm" svg:y="5.591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89cm" svg:height="0.162cm" svg:x="8.509cm" svg:y="5.49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13" draw:text-style-name="P7" draw:layer="layout" svg:width="0.073cm" svg:height="0.164cm" svg:x="8.175cm" svg:y="5.752cm" svg:viewBox="0 0 74 165" svg:d="M68 9c0-4-3-9-10-9-6 0-14 6-14 13 0 5 4 10 10 10 7 0 14-7 14-14zM18 134c-1 3-2 6-2 10 0 12 10 21 23 21 25 0 35-34 35-37s-2-2-3-3c-4 0-4 1-5 4-6 19-17 29-26 29-5 0-6-3-6-8 0-6 1-10 4-16 2-7 5-13 7-20 3-5 12-28 13-31 0-2 1-5 1-8 0-11-10-20-23-20-25 0-36 33-36 37 0 3 3 3 4 3 4 0 4-1 5-4 6-21 17-30 26-30 4 0 6 2 6 9 0 6-1 9-8 25-5 13-10 26-15 39z">
              <text:p/>
            </draw:path>
            <draw:path draw:style-name="gr13" draw:text-style-name="P7" draw:layer="layout" svg:width="0.166cm" svg:height="0.011cm" svg:x="8.289cm" svg:y="5.847cm" svg:viewBox="0 0 167 12" svg:d="M157 12c4 0 10 0 10-6s-6-6-10-6c-49 0-98 0-147 0-4 0-10 0-10 6s6 6 10 6c49 0 98 0 147 0z">
              <text:p/>
            </draw:path>
            <draw:path draw:style-name="gr13" draw:text-style-name="P7" draw:layer="layout" svg:width="0.054cm" svg:height="0.172cm" svg:x="8.498cm" svg:y="5.744cm" svg:viewBox="0 0 55 173" svg:d="M54 8c0-1 1-3 1-4s-1-4-4-4c-5 0-26 2-32 3-1 0-5 0-5 5 0 4 4 4 6 4 12 0 12 2 12 4 0 1 0 3-1 5-10 40-20 81-30 121-1 3-1 6-1 8 0 16 14 23 25 23 6 0 14-2 20-13 5-9 9-23 9-24 0-3-3-3-4-3-4 0-4 1-5 5-3 13-8 28-19 28-6 0-8-6-8-12 0-2 1-7 2-10 11-45 23-91 34-136z">
              <text:p/>
            </draw:path>
            <draw:path draw:style-name="gr13" draw:text-style-name="P7" draw:layer="layout" svg:width="0.091cm" svg:height="0.12cm" svg:x="8.585cm" svg:y="5.833cm" svg:viewBox="0 0 92 121" svg:d="M92 61c0-13 0-61-46-61s-46 48-46 61 0 60 46 60 46-47 46-60zM46 115c-6 0-21-2-26-20-2-9-2-22-2-36 0-13 0-25 3-35 4-15 17-18 25-18 13 0 22 7 26 19 2 9 2 23 2 34 0 12 0 26-2 36-5 17-19 20-26 20z">
              <text:p/>
            </draw:path>
            <draw:path draw:style-name="gr13" draw:text-style-name="P7" draw:layer="layout" svg:width="0.04cm" svg:height="0.104cm" svg:x="8.756cm" svg:y="5.772cm" svg:viewBox="0 0 41 105" svg:d="M41 37c0-24-8-37-22-37-12 0-19 9-19 18 0 10 7 19 19 19 4 0 9-1 12-5 1 0 1-1 2-1 0 2 1 1 1 6 0 26-13 47-24 58-4 4-4 5-4 6 0 2 2 4 3 4 4 0 32-27 32-68z">
              <text:p/>
            </draw:path>
            <draw:path draw:style-name="gr13" draw:text-style-name="P7" draw:layer="layout" svg:width="0.238cm" svg:height="0.013cm" svg:x="8.882cm" svg:y="5.597cm" svg:viewBox="0 0 239 14" svg:d="M0 0c80 0 159 0 239 0 0 5 0 9 0 14-80 0-159 0-239 0 0-5 0-9 0-14z">
              <text:p/>
            </draw:path>
            <draw:path draw:style-name="gr13" draw:text-style-name="P7" draw:layer="layout" svg:width="0.216cm" svg:height="0.161cm" svg:x="8.893cm" svg:y="5.65cm" svg:viewBox="0 0 217 162" svg:d="M187 48c2-10 7-27 7-29 0-8-6-16-17-16-5 0-18 3-23 19-1 5-17 68-20 80-2 8-5 18-5 24-7 9-20 23-38 23-21 0-21-17-21-25 0-22 11-49 20-75 4-9 5-11 5-17 0-20-20-32-40-32-37 0-55 48-55 55 0 5 6 5 9 5 4 0 7 0 8-5 12-39 30-42 36-42 3 0 6 0 6 7 0 8-4 18-6 22-14 37-21 57-21 74 0 40 35 46 56 46 10 0 26-2 45-20 11 18 31 20 40 20 13 0 23-8 30-20 9-14 14-33 14-35 0-5-6-5-9-5-4 0-5 0-7 2-1 1-1 1-3 10-7 27-15 35-24 35-5 0-8-3-8-13 0-6 2-11 5-25 3-10 6-24 8-32 3-10 5-21 8-31z">
              <text:p/>
            </draw:path>
            <draw:path draw:style-name="gr13" draw:text-style-name="P7" draw:layer="layout" svg:width="0.074cm" svg:height="0.164cm" svg:x="9.133cm" svg:y="5.699cm" svg:viewBox="0 0 75 165" svg:d="M68 9c0-4-3-9-10-9-6 0-13 6-13 13 0 4 3 10 9 10 8 0 14-7 14-14zM18 134c-1 3-2 6-2 10 0 12 10 21 23 21 25 0 36-34 36-38 0-3-3-2-4-3-4 0-4 2-5 4-6 20-17 30-26 30-5 0-6-3-6-8 0-6 1-11 4-16 2-7 5-13 8-20 2-6 11-28 12-31 0-2 1-5 1-8 0-11-10-21-23-21-25 0-36 34-36 38 0 3 3 3 4 3 4 0 4-1 5-4 6-21 17-30 26-30 4 0 6 2 6 9 0 5-1 9-8 24-5 13-10 27-15 40z">
              <text:p/>
            </draw:path>
            <draw:path draw:style-name="gr13" draw:text-style-name="P7" draw:layer="layout" svg:width="0.081cm" svg:height="0.35cm" svg:x="9.258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3" draw:text-style-name="P7" draw:layer="layout" svg:width="0.114cm" svg:height="0.16cm" svg:x="9.503cm" svg:y="5.652cm" svg:viewBox="0 0 115 161" svg:d="M61 89c8 1 37 7 37 32 0 18-12 32-40 32-29 0-42-20-49-50-1-4-1-6-5-6s-4 3-4 9c0 15 0 31 0 46 0 6 0 9 4 9 1 0 2-1 8-7 1-1 1-2 7-8 16 14 32 15 39 15 41 0 57-24 57-49 0-19-11-29-15-33-12-12-25-14-40-17-20-4-43-9-43-29 0-12 9-27 39-27 39 0 40 32 41 43 1 3 3 2 4 3 5 0 5-2 5-8 0-12 0-24 0-36 0-6 0-8-4-8-2 0-2 0-7 4-1 1-5 4-6 6-13-10-28-10-33-10-43 0-56 23-56 43 0 12 5 22 15 30 11 9 21 11 46 16z">
              <text:p/>
            </draw:path>
            <draw:path draw:style-name="gr13" draw:text-style-name="P7" draw:layer="layout" svg:width="0.157cm" svg:height="0.16cm" svg:x="9.645cm" svg:y="5.652cm" svg:viewBox="0 0 158 161" svg:d="M102 130c1 14 11 29 27 29 8 0 29-5 29-33 0-7 0-13 0-20-3 0-6 0-9 0 0 7 0 13 0 20 0 20-9 22-12 22-12 0-13-16-13-17 0-24 0-47 0-71 0-14 0-28-13-41-14-14-31-19-48-19-29 0-53 16-53 39 0 11 7 17 16 17 10 0 16-7 16-16 0-5-2-16-18-16 10-13 27-17 38-17 17 0 37 14 37 45 0 4 0 9 0 13-18 1-42 2-64 13-27 12-35 30-35 46 0 28 34 37 56 37 23 0 39-14 46-31zM99 73c0 12 0 23 0 35 0 33-25 45-41 45-17 0-31-12-31-30 0-19 14-48 72-50z">
              <text:p/>
            </draw:path>
            <draw:path draw:style-name="gr13" draw:text-style-name="P7" draw:layer="layout" svg:width="0.109cm" svg:height="0.219cm" svg:x="9.812cm" svg:y="5.593cm" svg:viewBox="0 0 110 220" svg:d="M54 76c17 0 34 0 51 0 0-4 0-7 0-11-17 0-34 0-51 0 0-22 0-43 0-65-3 0-5 0-8 0-1 29-11 66-46 68 0 3 0 5 0 8 10 0 20 0 30 0 0 32 0 64 0 96 0 44 33 48 45 48 25 0 35-25 35-48 0-7 0-13 0-20-3 0-6 0-9 0 0 7 0 13 0 20 0 26-10 39-23 39-24 0-24-32-24-38 0-32 0-65 0-97z">
              <text:p/>
            </draw:path>
            <draw:path draw:style-name="gr13" draw:text-style-name="P7" draw:layer="layout" svg:width="0.074cm" svg:height="0.234cm" svg:x="9.954cm" svg:y="5.574cm" svg:viewBox="0 0 75 235" svg:d="M50 80c-16 1-33 3-49 4 0 4 0 7 0 11 23 0 26 2 26 19 0 31 0 62 0 94 0 16-4 16-27 16 0 3 0 7 0 11 11 0 30-1 38-1 13 0 25 1 37 1 0-4 0-8 0-11-23 0-25-2-25-15 0-43 0-86 0-129zM52 19c0-12-9-19-19-19-11 0-18 10-18 19s7 18 18 18c10 0 19-7 19-18z">
              <text:p/>
            </draw:path>
            <draw:path draw:style-name="gr13" draw:text-style-name="P7" draw:layer="layout" svg:width="0.114cm" svg:height="0.16cm" svg:x="10.051cm" svg:y="5.652cm" svg:viewBox="0 0 115 161" svg:d="M62 89c8 1 36 7 36 32 0 18-12 32-39 32-30 0-42-20-49-50-1-4-2-6-5-6-5 0-5 3-5 9 0 15 0 31 0 46 0 6 0 9 4 9 2 0 2-1 9-7 1-1 1-2 7-8 16 14 31 15 39 15 40 0 56-24 56-49 0-19-10-29-14-33-12-12-26-14-41-17-19-4-43-9-43-29 0-12 9-27 40-27 38 0 40 32 41 43 0 3 3 3 4 3 4 0 4-2 4-8 0-12 0-24 0-36 0-6 0-8-3-8-2 0-3 0-7 4-1 1-5 4-6 6-14-10-28-10-33-10-43 0-57 23-57 43 0 12 6 22 15 30 12 9 22 11 47 16z">
              <text:p/>
            </draw:path>
            <draw:path draw:style-name="gr13" draw:text-style-name="P7" draw:layer="layout" svg:width="0.113cm" svg:height="0.247cm" svg:x="10.19cm" svg:y="5.561cm" svg:viewBox="0 0 114 248" svg:d="M50 97c0-14 0-27 0-41 0-31 17-48 32-48 1 0 7 0 12 3-4 1-11 6-11 14s6 15 15 15c11 0 16-7 16-15 0-13-13-25-32-25-24 0-54 19-54 56 0 14 0 27 0 41-9 0-19 0-28 0 0 4 0 7 0 11 9 0 19 0 28 0 0 38 0 75 0 113 0 16-4 16-28 16 0 3 0 7 0 11 14 0 31-1 40-1 14 0 31 0 45 1 0-4 0-8 0-11-2 0-5 0-7 0-26 0-27-4-27-16 0-38 0-75 0-113 13 0 27 0 40 0 0-4 0-7 0-11-14 0-27 0-41 0z">
              <text:p/>
            </draw:path>
            <draw:path draw:style-name="gr13" draw:text-style-name="P7" draw:layer="layout" svg:width="0.171cm" svg:height="0.222cm" svg:x="10.292cm" svg:y="5.658cm" svg:viewBox="0 0 172 223" svg:d="M140 33c9-22 27-22 32-22 0-4 0-7 0-11-8 0-18 1-26 1-6 0-23-1-31-1 0 4 0 7 0 11 11 0 17 6 17 15 0 3-1 4-2 8-12 29-24 57-36 86-13-31-26-63-39-94-1-4-2-5-2-6 0-9 13-9 20-9 0-4 0-7 0-11-9 0-33 1-38 1-10 0-24-1-35-1 0 4 0 7 0 11 17 0 24 0 29 12 18 43 35 85 53 128-2 5-7 16-9 21-8 19-18 43-40 43-2 0-10 0-17-6 11-1 14-9 14-15 0-9-7-15-15-15-7 0-15 5-15 16 0 15 15 28 33 28 22 0 36-20 45-40 21-50 41-100 62-150z">
              <text:p/>
            </draw:path>
            <draw:path draw:style-name="gr13" draw:text-style-name="P7" draw:layer="layout" svg:width="0.109cm" svg:height="0.219cm" svg:x="10.595cm" svg:y="5.593cm" svg:viewBox="0 0 110 220" svg:d="M54 76c17 0 33 0 50 0 0-4 0-7 0-11-17 0-33 0-50 0 0-22 0-43 0-65-3 0-6 0-9 0 0 29-11 66-45 68 0 3 0 5 0 8 10 0 20 0 30 0 0 32 0 64 0 96 0 44 33 48 45 48 25 0 35-25 35-48 0-7 0-13 0-20-3 0-6 0-9 0 0 7 0 13 0 20 0 26-10 39-23 39-24 0-24-32-24-38 0-32 0-65 0-97z">
              <text:p/>
            </draw:path>
            <draw:path draw:style-name="gr13" draw:text-style-name="P7" draw:layer="layout" svg:width="0.176cm" svg:height="0.243cm" svg:x="10.736cm" svg:y="5.565cm" svg:viewBox="0 0 177 244" svg:d="M28 217c0 16-4 16-28 16 0 3 0 7 0 11 13 0 30-1 40-1 9 0 27 1 39 1 0-4 0-8 0-11-23 0-27 0-27-16 0-22 0-43 0-64 0-37 25-56 47-56s26 18 26 38c0 27 0 54 0 82 0 16-4 16-27 16 0 3 0 7 0 11 12 0 30-1 40-1 9 0 27 1 39 1 0-4 0-8 0-11-18 0-27 0-27-10 0-23 0-46 0-68 0-30 0-41-11-53-5-6-17-13-37-13-30 0-45 21-51 34 0-41 0-82 0-123-17 1-34 3-51 4 0 4 0 7 0 11 25 0 28 3 28 20 0 61 0 121 0 182z">
              <text:p/>
            </draw:path>
            <draw:path draw:style-name="gr13" draw:text-style-name="P7" draw:layer="layout" svg:width="0.135cm" svg:height="0.16cm" svg:x="10.93cm" svg:y="5.652cm" svg:viewBox="0 0 136 161" svg:d="M30 68c2-52 31-61 43-61 36 0 40 48 40 61-28 0-55 0-83 0zM29 76c33 0 65 0 98 0 8 0 9 0 9-8 0-34-19-68-63-68-41 0-73 36-73 80 0 47 37 81 77 81 43 0 59-39 59-46 0-3-3-4-5-4-3 0-3 2-4 5-12 36-44 36-48 36-17 0-31-10-39-23-11-17-11-40-11-53z">
              <text:p/>
            </draw:path>
            <draw:path draw:style-name="gr13" draw:text-style-name="P7" draw:layer="layout" svg:width="0.133cm" svg:height="0.16cm" svg:x="11.205cm" svg:y="5.652cm" svg:viewBox="0 0 134 161" svg:d="M30 80c0-57 28-72 47-72 3 0 25 1 38 13-15 1-17 12-17 17 0 9 6 16 16 16 9 0 16-6 16-17 0-24-26-37-53-37-44 0-77 38-77 81 0 45 35 80 76 80 47 0 58-43 58-46 0-4-3-3-4-3-3 0-4 1-5 3-10 33-33 37-46 37-18 0-49-15-49-72z">
              <text:p/>
            </draw:path>
            <draw:path draw:style-name="gr13" draw:text-style-name="P7" draw:layer="layout" svg:width="0.154cm" svg:height="0.16cm" svg:x="11.36cm" svg:y="5.652cm" svg:viewBox="0 0 155 161" svg:d="M155 82c0-45-35-82-77-82-44 0-78 38-78 82 0 45 36 79 77 79 43 0 78-35 78-79zM78 152c-16 0-31-7-41-23-8-16-8-37-8-50 0-14 0-33 8-48 10-16 26-24 40-24 16 0 31 8 40 23s9 36 9 49 0 32-8 47c-7 16-23 26-40 26z">
              <text:p/>
            </draw:path>
            <draw:path draw:style-name="gr13" draw:text-style-name="P7" draw:layer="layout" svg:width="0.175cm" svg:height="0.154cm" svg:x="11.537cm" svg:y="5.654cm" svg:viewBox="0 0 176 155" svg:d="M27 34c0 31 0 63 0 94 0 16-4 16-27 16 0 4 0 7 0 11 12 0 30-1 39-1s28 1 40 1c0-4 0-7 0-11-24 0-28 0-28-16 0-21 0-43 0-64 0-37 25-56 48-56 22 0 26 18 26 38 0 27 0 55 0 82 0 16-4 16-28 16 0 4 0 7 0 11 13 0 31-1 40-1s27 1 39 1c0-4 0-7 0-11-18 0-27 0-27-10 0-23 0-45 0-68 0-30 0-41-11-53-5-6-16-13-37-13-26 0-42 15-52 37 0-12 0-25 0-37-16 1-33 3-49 4 0 4 0 7 0 11 24 0 27 2 27 19z">
              <text:p/>
            </draw:path>
            <draw:path draw:style-name="gr13" draw:text-style-name="P7" draw:layer="layout" svg:width="0.114cm" svg:height="0.16cm" svg:x="11.732cm" svg:y="5.652cm" svg:viewBox="0 0 115 161" svg:d="M62 89c7 1 36 7 36 32 0 18-12 32-40 32-29 0-42-20-48-50-1-4-2-6-5-6-5 0-5 3-5 9 0 15 0 31 0 46 0 6 0 9 4 9 2 0 2-1 9-7 1-1 1-2 7-8 15 14 31 15 38 15 41 0 57-24 57-49 0-19-10-29-15-33-11-12-25-14-40-17-19-4-43-9-43-29 0-12 9-27 39-27 39 0 41 32 41 43 1 3 4 3 5 3 4 0 4-2 4-8 0-12 0-24 0-36 0-6 0-8-4-8-1 0-2 0-7 4-1 1-4 4-6 6-13-10-27-10-33-10-42 0-56 23-56 43 0 12 6 22 15 30 12 9 21 11 47 16z">
              <text:p/>
            </draw:path>
            <draw:path draw:style-name="gr13" draw:text-style-name="P7" draw:layer="layout" svg:width="0.109cm" svg:height="0.219cm" svg:x="11.866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3" draw:text-style-name="P7" draw:layer="layout" svg:width="0.117cm" svg:height="0.154cm" svg:x="12.006cm" svg:y="5.654cm" svg:viewBox="0 0 118 155" svg:d="M49 38c0-13 0-25 0-38-16 1-33 3-49 4 0 4 0 7 0 11 24 0 27 2 27 19 0 31 0 63 0 94 0 16-4 16-27 16 0 4 0 7 0 11 13 0 30-1 40-1 14 0 30 0 44 1 0-4 0-7 0-11-2 0-5 0-7 0-26 0-27-4-27-16 0-18 0-36 0-54 0-35 15-66 42-66 2 0 3 0 4 0-1 0-8 4-8 14 0 9 7 15 15 15 6 0 15-5 15-16s-11-21-26-21c-26 0-39 23-43 38z">
              <text:p/>
            </draw:path>
            <draw:path draw:style-name="gr13" draw:text-style-name="P7" draw:layer="layout" svg:width="0.158cm" svg:height="0.16cm" svg:x="12.148cm" svg:y="5.652cm" svg:viewBox="0 0 159 161" svg:d="M102 130c2 14 11 29 28 29 7 0 29-5 29-33 0-7 0-13 0-20-3 0-6 0-9 0 0 7 0 13 0 20 0 20-9 22-13 22-11 0-13-16-13-17 0-24 0-47 0-71 0-14 0-28-12-41-14-14-32-19-49-19-28 0-53 16-53 39 0 11 7 17 17 17 9 0 16-7 16-16 0-5-2-16-18-16 9-13 27-17 38-17 17 0 37 14 37 45 0 4 0 9 0 13-18 1-43 2-65 13-26 12-35 30-35 46 0 28 34 37 56 37 24 0 40-14 46-31zM100 73c0 12 0 23 0 35 0 33-25 45-41 45-17 0-32-12-32-30 0-19 15-48 73-50z">
              <text:p/>
            </draw:path>
            <draw:path draw:style-name="gr13" draw:text-style-name="P7" draw:layer="layout" svg:width="0.074cm" svg:height="0.234cm" svg:x="12.321cm" svg:y="5.574cm" svg:viewBox="0 0 75 235" svg:d="M50 80c-16 1-33 3-49 4 0 4 0 7 0 11 23 0 26 2 26 19 0 31 0 62 0 94 0 16-4 16-27 16 0 3 0 7 0 11 11 0 30-1 38-1 13 0 25 1 37 1 0-4 0-8 0-11-23 0-25-2-25-15 0-43 0-86 0-129zM52 19c0-12-9-19-19-19-11 0-19 10-19 19s8 18 19 18c10 0 19-7 19-18z">
              <text:p/>
            </draw:path>
            <draw:path draw:style-name="gr13" draw:text-style-name="P7" draw:layer="layout" svg:width="0.176cm" svg:height="0.154cm" svg:x="12.418cm" svg:y="5.654cm" svg:viewBox="0 0 177 155" svg:d="M27 34c0 31 0 63 0 94 0 16-3 16-27 16 0 4 0 7 0 11 12 0 30-1 40-1 9 0 27 1 39 1 0-4 0-7 0-11-23 0-27 0-27-16 0-21 0-43 0-64 0-37 25-56 47-56s26 18 26 38c0 27 0 55 0 82 0 16-4 16-27 16 0 4 0 7 0 11 12 0 30-1 39-1 10 0 28 1 40 1 0-4 0-7 0-11-19 0-27 0-28-10 0-23 0-45 0-68 0-30 0-41-11-53-4-6-16-13-36-13-26 0-43 15-52 37 0-12 0-25 0-37-17 1-33 3-50 4 0 4 0 7 0 11 25 0 27 2 27 19z">
              <text:p/>
            </draw:path>
            <draw:path draw:style-name="gr13" draw:text-style-name="P7" draw:layer="layout" svg:width="0.109cm" svg:height="0.219cm" svg:x="12.599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3" draw:text-style-name="P7" draw:layer="layout" svg:width="0.114cm" svg:height="0.16cm" svg:x="12.74cm" svg:y="5.652cm" svg:viewBox="0 0 115 161" svg:d="M62 89c8 1 36 7 36 32 0 18-12 32-39 32-30 0-42-20-49-50-1-4-1-6-5-6-5 0-5 3-5 9 0 15 0 31 0 46 0 6 0 9 4 9 2 0 2-1 9-7 1-1 1-2 7-8 16 14 31 15 39 15 40 0 56-24 56-49 0-19-10-29-14-33-12-12-26-14-40-17-20-4-44-9-44-29 0-12 9-27 40-27 38 0 40 32 41 43 0 3 3 3 4 3 5 0 5-2 5-8 0-12 0-24 0-36 0-6 0-8-4-8-2 0-3 0-7 4-1 1-5 4-6 6-14-10-28-10-33-10-43 0-57 23-57 43 0 12 6 22 16 30 11 9 21 11 46 16z">
              <text:p/>
            </draw:path>
            <draw:path draw:style-name="gr13" draw:text-style-name="P7" draw:layer="layout" svg:width="0.081cm" svg:height="0.35cm" svg:x="12.887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3" draw:text-style-name="P7" draw:layer="layout" svg:width="0.147cm" svg:height="0.24cm" svg:x="7.145cm" svg:y="6.03cm" svg:viewBox="0 0 148 241" svg:d="M148 121c0-28-2-56-14-82-16-34-45-39-60-39-21 0-46 9-61 42-11 24-13 51-13 79 0 27 2 58 16 85 15 28 41 35 58 35 19 0 46-7 61-40 11-25 13-52 13-80zM74 234c-14 0-35-9-41-43-4-21-4-53-4-74 0-22 0-46 3-65 7-41 33-44 42-44 12 0 35 6 41 41 4 19 4 46 4 68 0 26 0 50-4 73-5 33-25 44-41 44z">
              <text:p/>
            </draw:path>
            <draw:path draw:style-name="gr13" draw:text-style-name="P7" draw:layer="layout" svg:width="0.081cm" svg:height="0.35cm" svg:x="7.693cm" svg:y="6cm" svg:viewBox="0 0 82 351" svg:d="M82 348c0-1 0-2-6-8-44-44-55-110-55-164 0-61 13-122 56-166 5-4 5-5 5-6 0-3-2-4-4-4-3 0-35 24-56 69-17 38-22 77-22 107 0 27 4 70 23 109 22 44 52 66 55 66 2 0 4-1 4-3z">
              <text:p/>
            </draw:path>
            <draw:path draw:style-name="gr13" draw:text-style-name="P7" draw:layer="layout" svg:width="0.155cm" svg:height="0.16cm" svg:x="7.805cm" svg:y="6.106cm" svg:viewBox="0 0 156 161" svg:d="M156 82c0-44-35-82-78-82-44 0-78 39-78 82 0 46 37 79 78 79 42 0 78-34 78-79zM78 153c-15 0-31-8-40-24-9-15-9-37-9-49 0-14 0-33 9-48 9-17 26-24 40-24 15 0 29 8 39 23 9 15 10 35 10 49 0 12 0 31-8 47s-23 26-41 26z">
              <text:p/>
            </draw:path>
            <draw:path draw:style-name="gr13" draw:text-style-name="P7" draw:layer="layout" svg:width="0.109cm" svg:height="0.218cm" svg:x="7.978cm" svg:y="6.048cm" svg:viewBox="0 0 110 219" svg:d="M54 75c17 0 33 0 50 0 0-4 0-7 0-11-17 0-33 0-50 0 0-21 0-43 0-64-3 0-6 0-9 0 0 28-11 66-45 67 0 3 0 5 0 8 10 0 19 0 29 0 0 32 0 65 0 97 0 43 33 47 46 47 25 0 35-24 35-47 0-7 0-13 0-20-3 0-6 0-9 0 0 6 0 13 0 19 0 26-11 40-24 40-23 0-23-32-23-38 0-33 0-65 0-98z">
              <text:p/>
            </draw:path>
            <draw:path draw:style-name="gr13" draw:text-style-name="P7" draw:layer="layout" svg:width="0.175cm" svg:height="0.243cm" svg:x="8.119cm" svg:y="6.02cm" svg:viewBox="0 0 176 244" svg:d="M27 217c0 16-4 16-27 16 0 3 0 7 0 11 12-1 30-1 39-1 10 0 28 0 40 1 0-4 0-8 0-11-24 0-28 0-28-16 0-22 0-43 0-65 0-36 25-56 48-56 22 0 26 19 26 39 0 27 0 54 0 82 0 16-4 16-28 16 0 3 0 7 0 11 13-1 31-1 40-1s28 0 39 1c0-4 0-8 0-11-18 0-27 0-27-11 0-23 0-45 0-67 0-30 0-41-11-54-5-6-16-13-37-13-29 0-45 22-51 35 0-41 0-82 0-123-17 1-33 3-50 4 0 4 0 7 0 11 24 0 27 2 27 19 0 61 0 122 0 183z">
              <text:p/>
            </draw:path>
            <draw:path draw:style-name="gr13" draw:text-style-name="P7" draw:layer="layout" svg:width="0.135cm" svg:height="0.16cm" svg:x="8.313cm" svg:y="6.106cm" svg:viewBox="0 0 136 161" svg:d="M29 69c2-52 32-61 44-61 36 0 39 47 39 61-28 0-55 0-83 0zM29 77c33 0 65 0 98 0 7 0 9 0 9-8 0-35-19-69-63-69-41 0-73 36-73 80 0 47 36 81 77 81 43 0 59-38 59-45 0-4-3-4-5-4-3 0-4 2-5 5-12 36-44 36-47 36-18 0-32-11-40-24-10-17-10-40-10-52z">
              <text:p/>
            </draw:path>
            <draw:path draw:style-name="gr13" draw:text-style-name="P7" draw:layer="layout" svg:width="0.117cm" svg:height="0.155cm" svg:x="8.469cm" svg:y="6.108cm" svg:viewBox="0 0 118 156" svg:d="M49 39c0-13 0-26 0-39-16 1-33 3-49 4 0 4 0 7 0 11 24 0 27 3 27 20 0 31 0 63 0 94 0 16-4 16-27 16 0 4 0 7 0 11 13-1 30-1 40-1 14 0 30 0 44 1 0-4 0-7 0-11-2 0-5 0-7 0-26 0-27-4-27-17 0-18 0-36 0-54 0-35 15-66 42-66 2 0 3 0 4 1-1 0-8 4-8 13 0 10 7 15 15 15 6 0 15-4 15-15s-11-22-26-22c-26 0-39 24-43 39z">
              <text:p/>
            </draw:path>
            <draw:path draw:style-name="gr13" draw:text-style-name="P7" draw:layer="layout" svg:width="0.24cm" svg:height="0.154cm" svg:x="8.603cm" svg:y="6.112cm" svg:viewBox="0 0 241 155" svg:d="M211 34c6-18 17-22 30-23 0-4 0-7 0-11-8 1-18 1-26 1-10 0-26 0-33-1 0 4 0 7 0 11 13 1 21 7 21 17 0 2 0 3-2 7-11 30-21 60-32 90-12-33-23-65-35-98-1-4-2-5-2-6 0-10 14-10 21-10 0-4 0-7 0-11-10 1-28 1-36 1-11 0-21 0-32-1 0 4 0 7 0 11 13 0 19 1 22 5 2 3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13" draw:text-style-name="P7" draw:layer="layout" svg:width="0.074cm" svg:height="0.234cm" svg:x="8.862cm" svg:y="6.029cm" svg:viewBox="0 0 75 235" svg:d="M50 79c-16 1-33 3-49 4 0 4 0 7 0 11 23 0 26 2 26 19 0 32 0 63 0 95 0 16-4 16-27 16 0 3 0 7 0 11 11-1 30-1 39-1 12 0 24 0 36 1 0-4 0-8 0-11-23 0-25-2-25-16 0-43 0-86 0-129zM52 18c0-11-9-18-19-18-11 0-18 9-18 18 0 10 7 19 18 19 10 0 19-7 19-19z">
              <text:p/>
            </draw:path>
            <draw:path draw:style-name="gr13" draw:text-style-name="P7" draw:layer="layout" svg:width="0.113cm" svg:height="0.16cm" svg:x="8.96cm" svg:y="6.106cm" svg:viewBox="0 0 114 161" svg:d="M61 90c8 1 37 7 37 32 0 18-13 32-40 32-30 0-42-20-49-50-1-5-1-6-5-6s-4 2-4 9c0 15 0 31 0 46 0 6 0 8 3 8 2 0 2 0 9-7 1 0 1-1 7-8 16 15 31 15 39 15 40 0 56-23 56-48 0-19-10-29-14-34-12-11-26-14-40-17-20-3-44-8-44-28 0-13 10-27 40-27 38 0 40 32 41 42 0 4 3 4 4 4 5 0 5-2 5-9 0-12 0-23 0-35 0-6 0-9-4-9-2 0-3 0-7 5-1 1-5 4-6 5-14-10-28-10-33-10-43 0-56 24-56 44 0 12 5 22 15 29 11 9 21 12 46 17z">
              <text:p/>
            </draw:path>
            <draw:path draw:style-name="gr13" draw:text-style-name="P7" draw:layer="layout" svg:width="0.135cm" svg:height="0.16cm" svg:x="9.096cm" svg:y="6.106cm" svg:viewBox="0 0 136 161" svg:d="M30 69c2-52 31-61 43-61 37 0 40 47 40 61-28 0-55 0-83 0zM30 77c33 0 65 0 98 0 7 0 8 0 8-8 0-35-19-69-63-69-40 0-73 36-73 80 0 47 37 81 78 81 43 0 58-38 58-45 0-4-2-4-4-4-3 0-4 2-5 5-12 36-44 36-47 36-18 0-32-11-40-24-10-17-10-40-10-52z">
              <text:p/>
            </draw:path>
            <draw:path draw:style-name="gr13" draw:text-style-name="P7" draw:layer="layout" svg:width="0.08cm" svg:height="0.35cm" svg:x="9.263cm" svg:y="6cm" svg:viewBox="0 0 81 351" svg:d="M81 176c0-28-4-70-23-110-21-43-51-66-55-66-2 0-3 2-3 4 0 1 0 2 6 8 35 35 55 90 55 164 0 60-13 122-57 166-4 4-4 5-4 6 0 2 1 3 3 3 4 0 35-23 56-68 18-39 22-78 22-107z">
              <text:p/>
            </draw:path>
          </draw:g>
        </draw:g>
        <draw:frame draw:style-name="gr128" draw:text-style-name="P4" draw:layer="layout" svg:width="2.474cm" svg:height="0.395cm" svg:x="9.903cm" svg:y="7.403cm">
          <draw:text-box>
            <text:p><text:span text:style-name="T10">en</text:span><text:span text:style-name="T2">coding failure</text:span></text:p>
          </draw:text-box>
        </draw:frame>
        <draw:g draw:style-name="gr12">
          <svg:title>TexMaths</svg:title>
          <svg:desc>10§display§f^0(\bm{v}) =
\begin{cases}
1 &amp; ( (\bm{x}_{i-l_0}^{i-1}, \bm{v}) \mbox{\rm ~satisfy the constraints} ) \\[-0.5mm]
0 &amp; ( \mbox{\rm otherwise} ) 
\end{cases}§svg§600§TRUE§</svg:desc>
          <draw:g>
            <draw:path draw:style-name="gr13" draw:text-style-name="P7" draw:layer="layout" svg:width="0.175cm" svg:height="0.318cm" svg:x="6.032cm" svg:y="10.5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3" draw:text-style-name="P7" draw:layer="layout" svg:width="0.113cm" svg:height="0.167cm" svg:x="6.236cm" svg:y="10.514cm" svg:viewBox="0 0 114 168" svg:d="M114 85c0-27-3-46-14-63-8-12-23-22-43-22-57 0-57 67-57 85s0 83 57 83 57-65 57-83zM57 162c-11 0-26-7-31-27-3-15-3-35-3-53s0-37 3-50c5-20 21-25 31-25 14 0 26 8 31 23 4 13 4 31 4 52 0 18 0 36-3 52-5 22-22 28-32 28z">
              <text:p/>
            </draw:path>
            <draw:path draw:style-name="gr13" draw:text-style-name="P7" draw:layer="layout" svg:width="0.08cm" svg:height="0.35cm" svg:x="6.416cm" svg:y="10.559cm" svg:viewBox="0 0 81 351" svg:d="M81 348c0-1 0-2-6-8-43-44-55-111-55-164 0-61 14-122 57-166 4-5 4-5 4-6 0-3-1-4-3-4-4 0-35 24-56 69-18 38-22 77-22 107 0 27 4 70 23 109 21 43 51 66 55 66 2 0 3-1 3-3z">
              <text:p/>
            </draw:path>
            <draw:path draw:style-name="gr13" draw:text-style-name="P7" draw:layer="layout" svg:width="0.178cm" svg:height="0.161cm" svg:x="6.529cm" svg:y="10.663cm" svg:viewBox="0 0 179 162" svg:d="M179 32c0-32-16-21-24-32-14 0-27 15-27 27 0 10 8 14 11 16 15 9 17 15 17 22 0 8-20 85-61 85-25 0-25-21-25-28 0-20 9-46 21-74 2-7 4-10 4-16 0-20-21-31-40-31-37 0-55 48-55 55 0 4 5 4 8 4 5 0 7 0 9-4 11-38 29-43 36-43 2 0 6 0 6 8s-5 18-6 21c-16 41-21 56-21 73 0 37 30 47 61 47 60 0 86-99 86-130z">
              <text:p/>
            </draw:path>
            <draw:path draw:style-name="gr13" draw:text-style-name="P7" draw:layer="layout" svg:width="0.08cm" svg:height="0.35cm" svg:x="6.75cm" svg:y="10.559cm" svg:viewBox="0 0 81 351" svg:d="M81 176c0-28-3-70-23-110-21-43-51-66-55-66-2 0-3 2-3 4 0 1 0 1 7 8 34 35 54 90 54 164 0 60-13 121-57 166-4 4-4 5-4 6 0 2 1 3 3 3 4 0 36-24 56-68 18-39 22-78 22-107z">
              <text:p/>
            </draw:path>
            <draw:path draw:style-name="gr13" draw:text-style-name="P7" draw:layer="layout" svg:width="0.233cm" svg:height="0.081cm" svg:x="6.984cm" svg:y="10.69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3" draw:text-style-name="P7" draw:layer="layout" svg:width="0.18cm" svg:height="1.051cm" svg:x="7.386cm" svg:y="10.208cm" svg:viewBox="0 0 181 1052" svg:d="M108 654c0-38-27-97-88-127 38-21 83-62 87-127 0-1 1-2 1-2 0-82 0-163 0-244 0-28 0-35 2-48 7-28 24-63 68-89 3-2 3-2 3-9s0-8-8-8c-6 0-7 0-16 6-79 44-84 110-84 122 0 83 0 166 0 250 0 25 0 53-18 85-16 29-35 44-50 54-5 3-5 3-5 9 0 7 0 7 3 9 30 18 62 50 69 107 1 8 1 8 1 12 0 90 0 180 0 270 0 28 18 87 86 123 8 5 9 5 14 5 8 0 8-1 8-8s0-7-1-8c-16-9-62-37-71-98-1-9-1-10-1-14 0-90 0-180 0-270z">
              <text:p/>
            </draw:path>
            <draw:path draw:style-name="gr13" draw:text-style-name="P7" draw:layer="layout" svg:width="0.115cm" svg:height="0.233cm" svg:x="7.649cm" svg:y="10.374cm" svg:viewBox="0 0 116 234" svg:d="M72 9c0-8 0-9-8-9-21 23-52 23-64 23 0 4 0 7 0 11 7 0 28 0 46-10 0 61 0 121 0 182 0 13-1 17-32 17-4 0-7 0-11 0 0 3 0 7 0 11 12-1 41-1 56-1 14 0 45 0 57 1 0-4 0-8 0-11-4 0-7 0-11 0-31 0-33-4-33-17 0-66 0-131 0-197z">
              <text:p/>
            </draw:path>
            <draw:path draw:style-name="gr13" draw:text-style-name="P7" draw:layer="layout" svg:width="0.081cm" svg:height="0.35cm" svg:x="8.18cm" svg:y="10.345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13" draw:text-style-name="P7" draw:layer="layout" svg:width="0.08cm" svg:height="0.35cm" svg:x="8.317cm" svg:y="10.3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3" draw:text-style-name="P7" draw:layer="layout" svg:width="0.198cm" svg:height="0.161cm" svg:x="8.432cm" svg:y="10.449cm" svg:viewBox="0 0 199 162" svg:d="M175 18c-13 4-19 16-19 24s6 17 18 17 25-11 25-28c0-18-19-31-40-31-20 0-33 15-38 22-9-15-28-22-48-22-45 0-69 44-69 55 0 5 6 5 9 5 4 0 7 0 8-5 10-31 35-42 50-42 13 0 20 6 20 18 0 6-5 26-9 38-4 16-7 32-11 48-6 22-18 32-30 32-2 0-10 0-17-5 12-4 19-16 19-24s-6-16-18-16-25 10-25 27c0 19 19 31 40 31 20 0 33-15 38-22 8 15 28 22 48 22 44 0 68-43 68-55 0-5-5-5-8-5-4 0-7 0-8 5-10 32-36 42-50 42s-20-6-20-17c0-8 5-26 8-39 2-9 10-42 12-48 5-21 18-32 30-32 2 0 10 0 17 5z">
              <text:p/>
            </draw:path>
            <draw:path draw:style-name="gr13" draw:text-style-name="P7" draw:layer="layout" svg:width="0.073cm" svg:height="0.164cm" svg:x="8.662cm" svg:y="10.295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3" draw:text-style-name="P7" draw:layer="layout" svg:width="0.165cm" svg:height="0.011cm" svg:x="8.776cm" svg:y="10.39cm" svg:viewBox="0 0 166 12" svg:d="M157 12c4 0 9 0 9-6s-5-6-9-6c-49 0-98 0-147 0-4 0-10 0-10 6s6 6 10 6c49 0 98 0 147 0z">
              <text:p/>
            </draw:path>
            <draw:path draw:style-name="gr13" draw:text-style-name="P7" draw:layer="layout" svg:width="0.089cm" svg:height="0.162cm" svg:x="8.996cm" svg:y="10.295cm" svg:viewBox="0 0 90 163" svg:d="M56 7c0-7-1-7-8-7-16 15-38 15-48 15 0 3 0 6 0 9 6 0 22 0 36-7 0 42 0 84 0 126 0 8 0 11-25 11-3 0-6 0-9 0 0 3 0 6 0 9 4 0 34-1 44-1 7 0 38 1 44 1 0-3 0-6 0-9-3 0-7 0-10 0-24 0-24-3-24-11 0-45 0-91 0-136z">
              <text:p/>
            </draw:path>
            <draw:path draw:style-name="gr13" draw:text-style-name="P7" draw:layer="layout" svg:width="0.073cm" svg:height="0.164cm" svg:x="8.662cm" svg:y="10.551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3" draw:text-style-name="P7" draw:layer="layout" svg:width="0.165cm" svg:height="0.011cm" svg:x="8.776cm" svg:y="10.646cm" svg:viewBox="0 0 166 12" svg:d="M157 12c4 0 9 0 9-6s-5-6-9-6c-49 0-98 0-147 0-4 0-10 0-10 6s6 6 10 6c49 0 98 0 147 0z">
              <text:p/>
            </draw:path>
            <draw:path draw:style-name="gr13" draw:text-style-name="P7" draw:layer="layout" svg:width="0.055cm" svg:height="0.172cm" svg:x="8.984cm" svg:y="10.543cm" svg:viewBox="0 0 56 173" svg:d="M55 8c0-1 1-3 1-4s-1-4-4-4c-5 0-26 2-32 3-2 0-5 0-5 6 0 3 3 3 6 3 12 0 12 2 12 4 0 1-1 3-1 5-10 40-21 81-31 121 0 3-1 6-1 8 0 16 14 23 26 23 6 0 14-2 20-13 5-9 9-23 9-24 0-3-3-2-4-3-4 0-4 1-5 5-3 13-8 28-19 28-6 0-8-6-8-12 0-2 1-7 1-10 12-45 23-91 35-136z">
              <text:p/>
            </draw:path>
            <draw:path draw:style-name="gr13" draw:text-style-name="P7" draw:layer="layout" svg:width="0.091cm" svg:height="0.12cm" svg:x="9.072cm" svg:y="10.632cm" svg:viewBox="0 0 92 121" svg:d="M92 61c0-13 0-61-46-61s-46 48-46 61 0 60 46 60 46-47 46-60zM46 115c-7 0-21-2-26-20-2-9-2-22-2-36 0-13 0-25 2-35 5-15 18-18 26-18 13 0 22 7 26 19 2 9 2 23 2 34 0 12 0 26-3 36-4 17-18 20-25 20z">
              <text:p/>
            </draw:path>
            <draw:path draw:style-name="gr13" draw:text-style-name="P7" draw:layer="layout" svg:width="0.04cm" svg:height="0.104cm" svg:x="9.243cm" svg:y="10.571cm" svg:viewBox="0 0 41 105" svg:d="M41 37c0-23-9-37-22-37-12 0-19 9-19 18 0 10 7 19 19 19 4 0 8-1 12-5 1 0 1-1 2-1 0 2 0 1 0 6 0 26-12 47-24 58-3 4-3 5-3 6 0 2 1 4 3 4 4 0 32-27 32-68z">
              <text:p/>
            </draw:path>
            <draw:path draw:style-name="gr13" draw:text-style-name="P7" draw:layer="layout" svg:width="0.178cm" svg:height="0.161cm" svg:x="9.38cm" svg:y="10.449cm" svg:viewBox="0 0 179 162" svg:d="M179 32c0-32-23-32-24-32-14 0-27 15-27 27 0 10 8 14 11 15 15 9 18 16 18 23s-21 84-62 84c-25 0-25-21-25-27 0-21 10-46 21-74 3-7 4-10 4-16 0-20-21-32-40-32-37 0-55 48-55 55 0 5 5 5 9 5s6 0 8-5c11-37 30-42 36-42 2 0 6 0 6 7 0 8-4 19-5 21-17 41-22 57-22 74 0 37 30 47 61 47 60 0 86-100 86-130z">
              <text:p/>
            </draw:path>
            <draw:path draw:style-name="gr13" draw:text-style-name="P7" draw:layer="layout" svg:width="0.081cm" svg:height="0.35cm" svg:x="9.601cm" svg:y="10.345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13" draw:text-style-name="P7" draw:layer="layout" svg:width="0.114cm" svg:height="0.16cm" svg:x="9.845cm" svg:y="10.451cm" svg:viewBox="0 0 115 161" svg:d="M62 89c8 1 37 7 37 32 0 18-13 32-40 32-30 0-42-20-49-50-1-4-1-6-5-6-5 0-5 3-5 9 0 15 0 31 0 46 0 6 0 9 4 9 2 0 2 0 9-7 1-1 1-2 7-8 16 15 31 15 39 15 40 0 56-24 56-49 0-19-10-29-14-33-12-11-26-14-40-17-20-4-44-9-44-29 0-12 9-27 40-27 38 0 40 32 41 43 0 3 3 3 4 3 5 0 5-2 5-8 0-12 0-24 0-36 0-6 0-8-4-8-2 0-3 0-7 4-1 1-5 5-6 6-14-10-28-10-33-10-43 0-57 23-57 43 0 12 6 22 16 30 11 9 21 11 46 16z">
              <text:p/>
            </draw:path>
            <draw:path draw:style-name="gr13" draw:text-style-name="P7" draw:layer="layout" svg:width="0.158cm" svg:height="0.16cm" svg:x="9.987cm" svg:y="10.451cm" svg:viewBox="0 0 159 161" svg:d="M102 130c2 14 11 29 28 29 7 0 29-5 29-33 0-7 0-13 0-20-3 0-6 0-9 0 0 7 0 13 0 20 0 20-9 22-13 22-11 0-13-16-13-17 0-23 0-47 0-70 0-15 0-29-12-42-14-14-32-19-49-19-28 0-53 16-53 39 0 11 7 17 17 17 9 0 16-7 16-16 0-4-2-16-18-16 9-13 27-16 38-16 17 0 37 13 37 44 0 4 0 9 0 13-18 1-42 3-65 13-26 12-35 30-35 46 0 28 34 37 56 37 24 0 40-14 46-31zM100 73c0 12 0 23 0 35 0 33-25 45-41 45-17 0-32-12-32-30 0-19 15-48 73-50z">
              <text:p/>
            </draw:path>
            <draw:path draw:style-name="gr13" draw:text-style-name="P7" draw:layer="layout" svg:width="0.109cm" svg:height="0.219cm" svg:x="10.155cm" svg:y="10.392cm" svg:viewBox="0 0 110 220" svg:d="M54 76c17 0 33 0 50 0 0-4 0-7 0-11-17 0-33 0-50 0 0-22 0-43 0-65-3 0-6 0-9 0 0 29-11 67-45 68 0 3 0 5 0 8 10 0 20 0 30 0 0 32 0 65 0 97 0 43 32 47 45 47 25 0 35-25 35-47 0-7 0-14 0-21-3 0-6 0-9 0 0 7 0 13 0 20 0 26-10 39-23 39-24 0-24-32-24-38 0-32 0-65 0-97z">
              <text:p/>
            </draw:path>
            <draw:path draw:style-name="gr13" draw:text-style-name="P7" draw:layer="layout" svg:width="0.075cm" svg:height="0.234cm" svg:x="10.296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14cm" svg:height="0.16cm" svg:x="10.394cm" svg:y="10.451cm" svg:viewBox="0 0 115 161" svg:d="M62 89c7 1 36 7 36 32 0 18-12 32-40 32-29 0-42-20-48-50-2-4-2-6-5-6-5 0-5 3-5 9 0 15 0 31 0 46 0 6 0 9 4 9 2 0 2 0 9-7 0-1 0-2 7-8 15 15 31 15 38 15 41 0 57-24 57-49 0-19-11-29-15-33-11-11-25-14-40-17-20-4-43-9-43-29 0-12 9-27 39-27 39 0 41 32 41 43 1 3 4 3 5 3 4 0 4-2 4-8 0-12 0-24 0-36 0-6 0-8-4-8-1 0-2 0-7 4-1 1-4 5-6 6-13-10-27-10-33-10-43 0-56 23-56 43 0 12 6 22 15 30 11 9 21 11 47 16z">
              <text:p/>
            </draw:path>
            <draw:path draw:style-name="gr13" draw:text-style-name="P7" draw:layer="layout" svg:width="0.112cm" svg:height="0.246cm" svg:x="10.533cm" svg:y="10.361cm" svg:viewBox="0 0 113 247" svg:d="M50 96c0-14 0-27 0-41 0-31 16-48 32-48 1 0 6 0 11 3-4 1-10 6-10 15 0 8 6 15 15 15 10 0 15-7 15-16 0-13-13-24-31-24-25 0-55 18-55 55 0 14 0 27 0 41-9 0-18 0-27 0 0 4 0 7 0 11 9 0 18 0 27 0 0 38 0 75 0 113 0 16-3 16-27 16 0 3 0 7 0 11 14 0 30-1 40-1 14 0 31 0 45 1 0-4 0-8 0-11-3 0-5 0-8 0-26 0-26-4-26-16 0-38 0-75 0-113 13 0 27 0 40 0 0-4 0-7 0-11-14 0-27 0-41 0z">
              <text:p/>
            </draw:path>
            <draw:path draw:style-name="gr13" draw:text-style-name="P7" draw:layer="layout" svg:width="0.171cm" svg:height="0.222cm" svg:x="10.635cm" svg:y="10.457cm" svg:viewBox="0 0 172 223" svg:d="M139 33c9-22 27-22 33-22 0-4 0-7 0-11-8 0-18 1-26 1-7 0-23-1-31-1 0 4 0 7 0 11 11 0 17 6 17 15 0 3-1 4-3 8-12 29-23 57-35 86-13-31-26-63-39-94-1-3-2-5-2-6 0-9 13-9 19-9 0-4 0-7 0-11-9 0-32 1-38 1-9 0-23-1-34-1 0 4 0 7 0 11 17 0 24 0 29 12 17 43 35 85 52 128-1 5-6 16-9 21-7 19-17 43-40 43-1 0-9 0-16-6 11-1 14-9 14-15 0-9-7-15-15-15-7 0-15 5-15 16 0 15 15 28 32 28 23 0 37-20 45-40 21-50 41-100 62-150z">
              <text:p/>
            </draw:path>
            <draw:path draw:style-name="gr13" draw:text-style-name="P7" draw:layer="layout" svg:width="0.109cm" svg:height="0.219cm" svg:x="10.938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3" draw:text-style-name="P7" draw:layer="layout" svg:width="0.176cm" svg:height="0.243cm" svg:x="11.079cm" svg:y="10.364cm" svg:viewBox="0 0 177 244" svg:d="M27 217c0 16-4 16-27 16 0 3 0 7 0 11 12 0 30-1 40-1 9 0 27 1 39 1 0-4 0-8 0-11-24 0-27 0-27-16 0-22 0-43 0-64 0-37 25-56 47-56s26 19 26 39c0 27 0 54 0 81 0 16-4 16-27 16 0 3 0 7 0 11 12 0 30-1 39-1s28 1 40 1c0-4 0-8 0-11-19 0-27 0-28-10 0-23 0-45 0-67 0-31 0-41-11-54-5-6-16-13-37-13-29 0-45 21-50 34 0-41 0-82 0-123-17 1-34 3-51 4 0 4 0 7 0 11 25 0 27 3 27 20 0 61 0 121 0 182z">
              <text:p/>
            </draw:path>
            <draw:path draw:style-name="gr13" draw:text-style-name="P7" draw:layer="layout" svg:width="0.135cm" svg:height="0.16cm" svg:x="11.273cm" svg:y="10.451cm" svg:viewBox="0 0 136 161" svg:d="M29 69c2-53 32-61 44-61 36 0 40 47 40 61-28 0-56 0-84 0zM29 76c33 0 65 0 98 0 8 0 9 0 9-7 0-35-19-69-63-69-41 0-73 36-73 80 0 47 37 81 77 81 43 0 59-39 59-46 0-3-3-4-5-4-3 0-4 2-4 5-13 36-44 36-48 36-17 0-31-10-40-23-10-17-10-40-10-53z">
              <text:p/>
            </draw:path>
            <draw:path draw:style-name="gr13" draw:text-style-name="P7" draw:layer="layout" svg:width="0.133cm" svg:height="0.16cm" svg:x="11.548cm" svg:y="10.451cm" svg:viewBox="0 0 134 161" svg:d="M29 81c0-58 29-72 48-72 3 0 25 0 37 13-14 1-16 11-16 16 0 9 6 16 16 16 9 0 16-6 16-17 0-24-27-37-54-37-44 0-76 38-76 81 0 45 35 80 76 80 47 0 58-43 58-46 0-4-3-3-5-3-3 0-3 1-4 3-10 33-33 37-46 37-19 0-50-15-50-71z">
              <text:p/>
            </draw:path>
            <draw:path draw:style-name="gr13" draw:text-style-name="P7" draw:layer="layout" svg:width="0.155cm" svg:height="0.16cm" svg:x="11.702cm" svg:y="10.4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3" draw:text-style-name="P7" draw:layer="layout" svg:width="0.176cm" svg:height="0.154cm" svg:x="11.879cm" svg:y="10.453cm" svg:viewBox="0 0 177 155" svg:d="M28 34c0 31 0 63 0 94 0 16-4 16-28 16 0 4 0 7 0 11 13 0 31-1 40-1s27 1 39 1c0-4 0-7 0-11-23 0-27 0-27-16 0-21 0-43 0-64 0-37 25-56 47-56 23 0 26 19 26 39 0 27 0 54 0 81 0 16-3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3" draw:text-style-name="P7" draw:layer="layout" svg:width="0.114cm" svg:height="0.16cm" svg:x="12.075cm" svg:y="10.451cm" svg:viewBox="0 0 115 161" svg:d="M61 89c8 1 37 7 37 32 0 18-12 32-40 32-29 0-42-20-49-50-1-4-1-6-5-6s-4 3-4 9c0 15 0 31 0 46 0 6 0 9 4 9 2 0 2 0 9-7 1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3" draw:text-style-name="P7" draw:layer="layout" svg:width="0.109cm" svg:height="0.219cm" svg:x="12.209cm" svg:y="10.3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3" draw:text-style-name="P7" draw:layer="layout" svg:width="0.117cm" svg:height="0.154cm" svg:x="12.348cm" svg:y="10.453cm" svg:viewBox="0 0 118 155" svg:d="M49 38c0-13 0-25 0-38-16 1-33 3-49 4 0 4 0 7 0 11 25 0 28 2 28 19 0 31 0 63 0 94 0 16-4 16-28 16 0 4 0 7 0 11 14 0 31-1 40-1 15 0 31 0 45 1 0-4 0-7 0-11-2 0-5 0-7 0-26 0-27-4-27-16 0-18 0-36 0-54 0-35 15-66 41-66 3 0 3 0 4 0-1 0-8 5-8 14s8 15 15 15 15-5 15-16c0-12-10-21-26-21-25 0-38 23-43 38z">
              <text:p/>
            </draw:path>
            <draw:path draw:style-name="gr13" draw:text-style-name="P7" draw:layer="layout" svg:width="0.157cm" svg:height="0.16cm" svg:x="12.491cm" svg:y="10.4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40-14 46-31zM100 73c0 12 0 23 0 35 0 33-26 45-41 45-18 0-32-12-32-30 0-19 15-48 73-50z">
              <text:p/>
            </draw:path>
            <draw:path draw:style-name="gr13" draw:text-style-name="P7" draw:layer="layout" svg:width="0.075cm" svg:height="0.234cm" svg:x="12.663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3" draw:text-style-name="P7" draw:layer="layout" svg:width="0.175cm" svg:height="0.154cm" svg:x="12.761cm" svg:y="10.4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3" draw:text-style-name="P7" draw:layer="layout" svg:width="0.109cm" svg:height="0.219cm" svg:x="12.942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3" draw:text-style-name="P7" draw:layer="layout" svg:width="0.114cm" svg:height="0.16cm" svg:x="13.083cm" svg:y="10.4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3" draw:text-style-name="P7" draw:layer="layout" svg:width="0.081cm" svg:height="0.35cm" svg:x="13.23cm" svg:y="10.3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3" draw:text-style-name="P7" draw:layer="layout" svg:width="0.147cm" svg:height="0.24cm" svg:x="7.632cm" svg:y="10.829cm" svg:viewBox="0 0 148 241" svg:d="M148 121c0-28-2-56-14-82-16-34-45-39-60-39-21 0-47 9-61 42-11 24-13 51-13 79 0 27 1 58 16 85 15 28 40 35 58 35 19 0 45-7 61-40 11-25 13-52 13-80zM74 233c-14 0-35-8-41-42-4-21-4-53-4-74 0-22 0-46 3-65 7-41 33-45 42-45 11 0 34 7 41 42 4 19 4 46 4 68 0 26 0 50-4 73-6 33-26 43-41 43z">
              <text:p/>
            </draw:path>
            <draw:path draw:style-name="gr13" draw:text-style-name="P7" draw:layer="layout" svg:width="0.081cm" svg:height="0.35cm" svg:x="8.18cm" svg:y="10.799cm" svg:viewBox="0 0 82 351" svg:d="M82 348c0-1 0-2-6-8-44-44-56-111-56-164 0-61 14-122 57-166 5-4 5-5 5-6 0-3-2-4-4-4-3 0-35 24-56 69-18 38-22 77-22 107 0 27 4 70 23 109 21 43 52 66 55 66 2 0 4-1 4-3z">
              <text:p/>
            </draw:path>
            <draw:path draw:style-name="gr13" draw:text-style-name="P7" draw:layer="layout" svg:width="0.154cm" svg:height="0.16cm" svg:x="8.292cm" svg:y="10.905cm" svg:viewBox="0 0 155 161" svg:d="M155 82c0-45-35-82-77-82-44 0-78 39-78 82 0 46 36 79 77 79 43 0 78-34 78-79zM78 153c-15 0-31-8-40-24-9-15-9-37-9-49 0-14 0-33 8-49 10-16 26-23 40-23 16 0 31 8 40 23s9 35 9 49c0 12 0 31-7 47-8 15-24 26-41 26z">
              <text:p/>
            </draw:path>
            <draw:path draw:style-name="gr13" draw:text-style-name="P7" draw:layer="layout" svg:width="0.109cm" svg:height="0.218cm" svg:x="8.464cm" svg:y="10.847cm" svg:viewBox="0 0 110 219" svg:d="M54 75c17 0 34 0 51 0 0-4 0-7 0-11-17 0-34 0-51 0 0-21 0-43 0-64-3 0-5 0-8 0-1 28-11 66-46 67 0 3 0 5 0 8 10 0 20 0 30 0 0 32 0 65 0 97 0 43 33 47 45 47 25 0 35-25 35-47 0-7 0-13 0-20-3 0-6 0-9 0 0 6 0 13 0 19 0 26-10 40-23 40-24 0-24-32-24-38 0-33 0-65 0-98z">
              <text:p/>
            </draw:path>
            <draw:path draw:style-name="gr13" draw:text-style-name="P7" draw:layer="layout" svg:width="0.175cm" svg:height="0.242cm" svg:x="8.606cm" svg:y="10.819cm" svg:viewBox="0 0 176 243" svg:d="M27 217c0 16-4 16-27 16 0 3 0 6 0 10 12 0 30-1 39-1s28 1 40 1c0-4 0-7 0-10-24 0-28 0-28-16 0-22 0-43 0-65 0-36 25-56 48-56 22 0 26 19 26 39 0 27 0 54 0 82 0 16-4 16-28 16 0 3 0 6 0 10 12 0 30-1 40-1 9 0 27 1 39 1 0-4 0-7 0-10-18 0-27 0-27-11 0-23 0-45 0-67 0-30 0-41-11-54-5-6-17-13-37-13-29 0-45 21-51 35 0-41 0-82 0-123-17 1-33 3-50 4 0 4 0 7 0 11 24 0 27 2 27 19 0 61 0 122 0 183z">
              <text:p/>
            </draw:path>
            <draw:path draw:style-name="gr13" draw:text-style-name="P7" draw:layer="layout" svg:width="0.135cm" svg:height="0.16cm" svg:x="8.799cm" svg:y="10.905cm" svg:viewBox="0 0 136 161" svg:d="M30 69c2-52 31-61 43-61 37 0 40 47 40 61-28 0-55 0-83 0zM29 76c33 0 66 0 99 0 7 0 8 0 8-7 0-35-19-69-63-69-40 0-73 36-73 80 0 47 37 81 78 81 42 0 58-39 58-45 0-4-2-4-4-4-3 0-4 2-5 4-12 37-44 37-47 37-18 0-32-11-40-24-11-17-11-40-11-53z">
              <text:p/>
            </draw:path>
            <draw:path draw:style-name="gr13" draw:text-style-name="P7" draw:layer="layout" svg:width="0.118cm" svg:height="0.154cm" svg:x="8.955cm" svg:y="10.907cm" svg:viewBox="0 0 119 155" svg:d="M49 39c0-13 0-26 0-39-16 1-33 3-49 4 0 4 0 7 0 11 25 0 28 3 28 20 0 31 0 63 0 94 0 16-4 16-28 16 0 3 0 7 0 10 14 0 31-1 41-1 14 0 30 0 44 1 0-3 0-7 0-10-2 0-5 0-7 0-26 0-27-4-27-17 0-18 0-36 0-54 0-35 15-66 42-66 2 0 2 0 3 0-1 1-8 5-8 14 0 10 8 15 15 15s16-4 16-15-11-22-26-22c-26 0-39 24-44 39z">
              <text:p/>
            </draw:path>
            <draw:path draw:style-name="gr13" draw:text-style-name="P7" draw:layer="layout" svg:width="0.239cm" svg:height="0.154cm" svg:x="9.09cm" svg:y="10.911cm" svg:viewBox="0 0 240 155" svg:d="M211 34c6-18 17-23 29-23 0-4 0-7 0-11-7 1-18 1-25 1-11 0-26 0-33-1 0 4 0 7 0 11 13 0 20 7 20 17 0 2 0 3-1 7-11 30-21 60-32 90-12-33-23-65-35-98-2-4-2-5-2-6 0-10 14-10 21-10 0-4 0-7 0-11-10 1-28 1-37 1-10 0-20 0-31-1 0 4 0 7 0 11 13 0 19 1 22 5 2 2 6 13 8 20-10 28-20 57-30 85-11-31-22-63-33-94-2-4-2-5-2-6 0-10 14-10 21-10 0-4 0-7 0-11-11 1-31 1-39 1-1 0-20 0-32-1 0 4 0 7 0 11 17 0 21 1 26 12 15 42 29 83 44 125 2 5 2 7 7 7 4 0 6-2 7-7 12-33 24-66 36-99 12 33 24 67 36 100 1 4 2 6 7 6 4 0 5-3 7-6 14-38 27-77 41-115z">
              <text:p/>
            </draw:path>
            <draw:path draw:style-name="gr13" draw:text-style-name="P7" draw:layer="layout" svg:width="0.074cm" svg:height="0.233cm" svg:x="9.349cm" svg:y="10.828cm" svg:viewBox="0 0 75 234" svg:d="M50 79c-16 1-33 3-49 4 0 4 0 7 0 11 23 0 26 2 26 19 0 32 0 63 0 95 0 16-4 16-27 16 0 3 0 6 0 10 11 0 30-1 38-1 13 0 25 1 37 1 0-4 0-7 0-10-23 0-25-2-25-16 0-43 0-86 0-129zM52 18c0-11-9-18-19-18-11 0-19 9-19 18 0 10 8 19 19 19 10 0 19-7 19-19z">
              <text:p/>
            </draw:path>
            <draw:path draw:style-name="gr13" draw:text-style-name="P7" draw:layer="layout" svg:width="0.114cm" svg:height="0.16cm" svg:x="9.446cm" svg:y="10.905cm" svg:viewBox="0 0 115 161" svg:d="M62 89c8 2 36 7 36 33 0 18-12 32-39 32-30 0-43-20-49-50-1-5-2-6-5-6-5 0-5 2-5 9 0 15 0 31 0 46 0 6 0 8 4 8 2 0 2 0 9-7 1 0 1-1 7-8 15 15 31 15 39 15 40 0 56-23 56-48 0-19-10-30-15-34-11-11-25-14-40-17-19-3-43-8-43-28 0-13 9-27 40-27 38 0 40 32 41 42 0 4 3 4 4 4 4 0 4-2 4-9 0-12 0-23 0-35 0-6 0-9-3-9-2 0-3 0-7 4-2 2-5 5-6 6-14-10-28-10-33-10-43 0-57 24-57 43 0 13 6 23 15 30 12 9 21 11 47 16z">
              <text:p/>
            </draw:path>
            <draw:path draw:style-name="gr13" draw:text-style-name="P7" draw:layer="layout" svg:width="0.135cm" svg:height="0.16cm" svg:x="9.583cm" svg:y="10.905cm" svg:viewBox="0 0 136 161" svg:d="M30 69c2-52 31-61 43-61 36 0 40 47 40 61-28 0-55 0-83 0zM29 76c33 0 65 0 98 0 8 0 9 0 9-7 0-35-19-69-63-69-41 0-73 36-73 80 0 47 37 81 77 81 43 0 59-39 59-45 0-4-3-4-4-4-4 0-4 2-5 4-12 37-44 37-47 37-18 0-32-11-40-24-11-17-11-40-11-53z">
              <text:p/>
            </draw:path>
            <draw:path draw:style-name="gr13" draw:text-style-name="P7" draw:layer="layout" svg:width="0.08cm" svg:height="0.35cm" svg:x="9.749cm" svg:y="10.799cm" svg:viewBox="0 0 81 351" svg:d="M81 176c0-28-4-70-23-110-21-43-51-66-55-66-2 0-3 2-3 4 0 1 0 2 6 8 35 35 55 90 55 164 0 60-13 122-57 166-4 4-4 5-4 6 0 2 1 3 3 3 4 0 35-24 56-68 18-39 22-78 22-10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eeeeee" draw:end-color="#b2b2b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836 110" svg:d="M0 0h278 278 280v36 36 38h-278-278-280v-36-36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20:47.100785586</meta:creation-date>
    <dc:date>2024-08-01T18:45:45.941809419</dc:date>
    <meta:editing-duration>P4DT29M21S</meta:editing-duration>
    <meta:editing-cycles>426</meta:editing-cycles>
    <meta:generator>LibreOffice/7.5.3.2$MacOSX_X86_64 LibreOffice_project/9f56dff12ba03b9acd7730a5a481eea045e468f3</meta:generator>
    <meta:document-statistic meta:object-count="2162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